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style:font-name="Times New Roman" fo:font-size="12pt" fo:language="en" fo:country="CA" fo:font-weight="normal" officeooo:rsid="00b9097d" officeooo:paragraph-rsid="00b9097d" style:font-size-asian="10.5pt" style:font-weight-asian="normal" style:font-size-complex="12pt" style:font-weight-complex="normal"/>
    </style:style>
    <style:style style:name="P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reak-before="page" fo:background-color="transparent"/>
      <style:text-properties style:font-name="Times New Roman" fo:font-size="12pt" fo:language="en" fo:country="CA" fo:font-weight="normal" officeooo:rsid="0070cd29" officeooo:paragraph-rsid="00b083df" style:font-size-asian="10.5pt" style:font-weight-asian="normal" style:font-size-complex="12pt" style:font-weight-complex="normal"/>
    </style:style>
    <style:style style:name="P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reak-before="page" fo:background-color="transparent"/>
      <style:text-properties style:text-position="0% 100%" style:font-name="Times New Roman" fo:font-size="12pt" fo:language="en" fo:country="CA" fo:font-weight="normal" officeooo:rsid="0070cd29" officeooo:paragraph-rsid="00b083df" style:font-size-asian="10.5pt" style:font-weight-asian="normal" style:font-size-complex="12pt" style:font-weight-complex="normal"/>
    </style:style>
    <style:style style:name="P4"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reak-before="page" fo:background-color="transparent"/>
      <style:text-properties style:font-name="Times New Roman" fo:font-size="12pt" fo:language="en" fo:country="CA" fo:font-weight="normal" officeooo:rsid="006dc4af" officeooo:paragraph-rsid="00b083df" style:font-size-asian="10.5pt" style:font-weight-asian="normal" style:font-size-complex="12pt" style:font-weight-complex="normal"/>
    </style:style>
    <style:style style:name="P5"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reak-before="page" fo:background-color="transparent"/>
      <style:text-properties style:text-position="0% 100%" style:font-name="Times New Roman" fo:font-size="12pt" fo:language="en" fo:country="CA" fo:font-weight="normal" officeooo:rsid="00bacc4d" officeooo:paragraph-rsid="00b083df" style:font-size-asian="10.5pt" style:font-weight-asian="normal" style:font-size-complex="12pt" style:font-weight-complex="normal"/>
    </style:style>
    <style:style style:name="P6"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weight="normal" officeooo:rsid="0071ee25" officeooo:paragraph-rsid="01333440" style:font-size-asian="10.5pt" style:font-weight-asian="normal" style:font-size-complex="12pt" style:font-weight-complex="normal"/>
    </style:style>
    <style:style style:name="P7"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weight="normal" officeooo:rsid="0071ee25" officeooo:paragraph-rsid="01333440" style:font-size-asian="10.5pt" style:font-weight-asian="normal" style:font-size-complex="12pt" style:font-weight-complex="normal"/>
    </style:style>
    <style:style style:name="P8"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b083df" officeooo:paragraph-rsid="013a1f3c" style:font-size-asian="10.5pt" style:font-style-asian="normal" style:font-weight-asian="normal" style:font-size-complex="12pt" style:font-style-complex="normal" style:font-weight-complex="normal"/>
    </style:style>
    <style:style style:name="P9"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1396b29" officeooo:paragraph-rsid="013a1f3c" style:font-size-asian="10.5pt" style:font-style-asian="normal" style:font-weight-asian="normal" style:font-size-complex="12pt" style:font-style-complex="normal" style:font-weight-complex="normal"/>
    </style:style>
    <style:style style:name="P10"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text-position="0% 100%" style:font-name="Times New Roman" fo:font-size="12pt" fo:language="en" fo:country="CA" fo:font-style="normal" fo:font-weight="normal" officeooo:rsid="00b5090e" officeooo:paragraph-rsid="014462d0" style:font-size-asian="10.5pt" style:font-style-asian="normal" style:font-weight-asian="normal" style:font-size-complex="12pt" style:font-style-complex="normal" style:font-weight-complex="normal"/>
    </style:style>
    <style:style style:name="P11"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text-position="0% 100%" style:font-name="Times New Roman" fo:font-size="12pt" fo:language="en" fo:country="CA" fo:font-style="normal" fo:font-weight="normal" officeooo:rsid="013c40c6" officeooo:paragraph-rsid="014462d0" style:font-size-asian="10.5pt" style:font-style-asian="normal" style:font-weight-asian="normal" style:font-size-complex="12pt" style:font-style-complex="normal" style:font-weight-complex="normal"/>
    </style:style>
    <style:style style:name="P1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7b6b16" officeooo:paragraph-rsid="014462d0" style:font-size-asian="10.5pt" style:font-style-asian="normal" style:font-weight-asian="normal" style:font-size-complex="12pt" style:font-style-complex="normal" style:font-weight-complex="normal"/>
    </style:style>
    <style:style style:name="P1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13bedbb" officeooo:paragraph-rsid="014462d0" style:font-size-asian="10.5pt" style:font-style-asian="normal" style:font-weight-asian="normal" style:font-size-complex="12pt" style:font-style-complex="normal" style:font-weight-complex="normal"/>
    </style:style>
    <style:style style:name="P14"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8143ac" officeooo:paragraph-rsid="014462d0" style:font-size-asian="10.5pt" style:font-style-asian="normal" style:font-weight-asian="normal" style:font-size-complex="12pt" style:font-style-complex="normal" style:font-weight-complex="normal"/>
    </style:style>
    <style:style style:name="P15"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13db096" officeooo:paragraph-rsid="014462d0" style:font-size-asian="10.5pt" style:font-style-asian="normal" style:font-weight-asian="normal" style:font-size-complex="12pt" style:font-style-complex="normal" style:font-weight-complex="normal"/>
    </style:style>
    <style:style style:name="P16"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7d894e" officeooo:paragraph-rsid="014462d0" style:font-size-asian="10.5pt" style:font-style-asian="normal" style:font-weight-asian="normal" style:font-size-complex="12pt" style:font-style-complex="normal" style:font-weight-complex="normal"/>
    </style:style>
    <style:style style:name="P17"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b291eb" officeooo:paragraph-rsid="014462d0" style:font-size-asian="10.5pt" style:font-style-asian="normal" style:font-weight-asian="normal" style:font-size-complex="12pt" style:font-style-complex="normal" style:font-weight-complex="normal"/>
    </style:style>
    <style:style style:name="P18"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text-position="0% 100%" style:font-name="Times New Roman" fo:font-size="12pt" fo:language="en" fo:country="CA" fo:font-style="normal" fo:font-weight="normal" officeooo:rsid="008940d0" officeooo:paragraph-rsid="01463c24" style:font-size-asian="10.5pt" style:font-style-asian="normal" style:font-weight-asian="normal" style:font-size-complex="12pt" style:font-style-complex="normal" style:font-weight-complex="normal"/>
    </style:style>
    <style:style style:name="P19"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line-through-style="none" style:text-line-through-type="none" style:text-position="0% 100%" style:font-name="Times New Roman" fo:font-size="12pt" fo:language="en" fo:country="CA" fo:font-style="normal" fo:font-weight="normal" officeooo:rsid="00945407" officeooo:paragraph-rsid="01476ed1" style:font-size-asian="10.5pt" style:font-style-asian="normal" style:font-weight-asian="normal" style:font-size-complex="12pt" style:font-style-complex="normal" style:font-weight-complex="normal"/>
    </style:style>
    <style:style style:name="P20"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line-through-style="none" style:text-line-through-type="none" style:text-position="0% 100%" style:font-name="Times New Roman" fo:font-size="12pt" fo:language="en" fo:country="CA" fo:font-style="normal" fo:font-weight="normal" officeooo:rsid="00c285b0" officeooo:paragraph-rsid="01476ed1" style:font-size-asian="10.5pt" style:font-style-asian="normal" style:font-weight-asian="normal" style:font-size-complex="12pt" style:font-style-complex="normal" style:font-weight-complex="normal"/>
    </style:style>
    <style:style style:name="P21"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8b4e9b" officeooo:paragraph-rsid="00c5276e" style:font-size-asian="10.5pt" style:font-style-asian="normal" style:font-weight-asian="normal" style:font-size-complex="12pt" style:font-style-complex="normal" style:font-weight-complex="normal"/>
    </style:style>
    <style:style style:name="P2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8d4dc5" officeooo:paragraph-rsid="00c5276e" style:font-size-asian="10.5pt" style:font-style-asian="normal" style:font-weight-asian="normal" style:font-size-complex="12pt" style:font-style-complex="normal" style:font-weight-complex="normal"/>
    </style:style>
    <style:style style:name="P2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969f9f" officeooo:paragraph-rsid="014a782a" style:font-size-asian="10.5pt" style:font-style-asian="normal" style:font-weight-asian="normal" style:font-size-complex="12pt" style:font-style-complex="normal" style:font-weight-complex="normal"/>
    </style:style>
    <style:style style:name="P24"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97bf97" officeooo:paragraph-rsid="014a782a" style:font-size-asian="10.5pt" style:font-style-asian="normal" style:font-weight-asian="normal" style:font-size-complex="12pt" style:font-style-complex="normal" style:font-weight-complex="normal"/>
    </style:style>
    <style:style style:name="P25"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text-position="0% 100%" style:font-name="Times New Roman" fo:font-size="12pt" fo:language="en" fo:country="CA" fo:font-style="normal" fo:font-weight="normal" officeooo:rsid="00a0477a" officeooo:paragraph-rsid="00a0477a" style:font-size-asian="10.5pt" style:font-style-asian="normal" style:font-weight-asian="normal" style:font-size-complex="12pt" style:font-style-complex="normal" style:font-weight-complex="normal"/>
    </style:style>
    <style:style style:name="P26"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cceab0" officeooo:paragraph-rsid="014cd7dc" style:font-size-asian="10.5pt" style:font-style-asian="normal" style:font-weight-asian="normal" style:font-size-complex="12pt" style:font-style-complex="normal" style:font-weight-complex="normal"/>
    </style:style>
    <style:style style:name="P27"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d034f8" officeooo:paragraph-rsid="00f42dfd" style:font-size-asian="10.5pt" style:font-style-asian="normal" style:font-weight-asian="normal" style:font-size-complex="12pt" style:font-style-complex="normal" style:font-weight-complex="normal"/>
    </style:style>
    <style:style style:name="P28"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ddb04a" officeooo:paragraph-rsid="00f42dfd" style:font-size-asian="10.5pt" style:font-style-asian="normal" style:font-weight-asian="normal" style:font-size-complex="12pt" style:font-style-complex="normal" style:font-weight-complex="normal"/>
    </style:style>
    <style:style style:name="P29"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ddb04a" officeooo:paragraph-rsid="00f42dfd" style:font-size-asian="10.5pt" style:font-style-asian="normal" style:font-weight-asian="normal" style:font-size-complex="12pt" style:font-style-complex="normal" style:font-weight-complex="normal"/>
    </style:style>
    <style:style style:name="P30"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d034f8" officeooo:paragraph-rsid="00f42dfd" style:font-size-asian="10.5pt" style:font-style-asian="normal" style:font-weight-asian="normal" style:font-size-complex="12pt" style:font-style-complex="normal" style:font-weight-complex="normal"/>
    </style:style>
    <style:style style:name="P31"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d034f8" officeooo:paragraph-rsid="00fc57c0" style:font-size-asian="10.5pt" style:font-style-asian="normal" style:font-weight-asian="normal" style:font-size-complex="12pt" style:font-style-complex="normal" style:font-weight-complex="normal"/>
    </style:style>
    <style:style style:name="P3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ddb04a" officeooo:paragraph-rsid="00fc57c0" style:font-size-asian="10.5pt" style:font-style-asian="normal" style:font-weight-asian="normal" style:font-size-complex="12pt" style:font-style-complex="normal" style:font-weight-complex="normal"/>
    </style:style>
    <style:style style:name="P3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ddb04a" officeooo:paragraph-rsid="00fc57c0" style:font-size-asian="10.5pt" style:font-style-asian="normal" style:font-weight-asian="normal" style:font-size-complex="12pt" style:font-style-complex="normal" style:font-weight-complex="normal"/>
    </style:style>
    <style:style style:name="P34"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 fo:font-size="12pt" fo:language="en" fo:country="CA" fo:font-style="normal" fo:font-weight="bold" officeooo:rsid="00983029" officeooo:paragraph-rsid="00983029" style:font-size-asian="10.5pt" style:font-style-asian="normal" style:font-weight-asian="bold" style:font-size-complex="12pt" style:font-style-complex="normal" style:font-weight-complex="bold"/>
    </style:style>
    <style:style style:name="P35"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font-name="Times New Roman" fo:font-size="12pt" fo:language="en" fo:country="CA" fo:font-style="normal" fo:font-weight="normal" officeooo:rsid="00a5453f" officeooo:paragraph-rsid="01582b72" style:font-size-asian="10.5pt" style:font-style-asian="normal" style:font-weight-asian="normal" style:font-size-complex="12pt" style:font-style-complex="normal" style:font-weight-complex="normal"/>
    </style:style>
    <style:style style:name="P36"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text-position="0% 100%" style:font-name="Times New Roman" fo:font-size="12pt" fo:language="en" fo:country="CA" fo:font-style="normal" fo:font-weight="normal" officeooo:rsid="00a5453f" officeooo:paragraph-rsid="01582b72" style:font-size-asian="10.5pt" style:font-style-asian="normal" style:font-weight-asian="normal" style:font-size-complex="12pt" style:font-style-complex="normal" style:font-weight-complex="normal"/>
    </style:style>
    <style:style style:name="P37"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a5453f" officeooo:paragraph-rsid="01582b72" style:font-size-asian="10.5pt" style:font-style-asian="normal" style:font-weight-asian="normal" style:font-size-complex="12pt" style:font-style-complex="normal" style:font-weight-complex="normal"/>
    </style:style>
    <style:style style:name="P38"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a5a477" officeooo:paragraph-rsid="01582b72" style:font-size-asian="10.5pt" style:font-style-asian="normal" style:font-weight-asian="normal" style:font-size-complex="12pt" style:font-style-complex="normal" style:font-weight-complex="normal"/>
    </style:style>
    <style:style style:name="P39"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e57382" officeooo:paragraph-rsid="01582b72" style:font-size-asian="10.5pt" style:font-style-asian="normal" style:font-weight-asian="normal" style:font-size-complex="12pt" style:font-style-complex="normal" style:font-weight-complex="normal"/>
    </style:style>
    <style:style style:name="P40"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e57382" officeooo:paragraph-rsid="01582b72" style:font-size-asian="10.5pt" style:font-style-asian="normal" style:font-weight-asian="normal" style:font-size-complex="12pt" style:font-style-complex="normal" style:font-weight-complex="normal"/>
    </style:style>
    <style:style style:name="P41"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e68f43" officeooo:paragraph-rsid="01582b72" style:font-size-asian="10.5pt" style:font-style-asian="normal" style:font-weight-asian="normal" style:font-size-complex="12pt" style:font-style-complex="normal" style:font-weight-complex="normal"/>
    </style:style>
    <style:style style:name="P4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 fo:font-size="12pt" fo:language="en" fo:country="CA" fo:font-style="normal" fo:font-weight="bold" officeooo:rsid="011d4a4a" officeooo:paragraph-rsid="011d4a4a" style:font-size-asian="10.5pt" style:font-style-asian="normal" style:font-weight-asian="bold" style:font-size-complex="12pt" style:font-style-complex="normal" style:font-weight-complex="bold"/>
    </style:style>
    <style:style style:name="P43"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6299in" style:auto-text-indent="false" style:page-number="auto" fo:background-color="transparent"/>
      <style:text-properties style:font-name="Times New Roman" fo:font-size="12pt" fo:language="en" fo:country="CA" fo:font-style="normal" fo:font-weight="normal" officeooo:rsid="00a6cc34" officeooo:paragraph-rsid="015d3779" style:font-size-asian="10.5pt" style:font-style-asian="normal" style:font-weight-asian="normal" style:font-size-complex="12pt" style:font-style-complex="normal" style:font-weight-complex="normal"/>
    </style:style>
    <style:style style:name="P44"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6299in" style:auto-text-indent="false" style:page-number="auto" fo:background-color="transparent"/>
      <style:text-properties style:font-name="Times New Roman" fo:font-size="12pt" fo:language="en" fo:country="CA" fo:font-style="normal" fo:font-weight="normal" officeooo:rsid="01329bc4" officeooo:paragraph-rsid="015d3779" style:font-size-asian="10.5pt" style:font-style-asian="normal" style:font-weight-asian="normal" style:font-size-complex="12pt" style:font-style-complex="normal" style:font-weight-complex="normal"/>
    </style:style>
    <style:style style:name="P45"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6299in" style:auto-text-indent="false" style:page-number="auto" fo:background-color="transparent"/>
      <style:text-properties style:text-position="0% 100%" style:font-name="Times New Roman" fo:font-size="12pt" fo:language="en" fo:country="CA" fo:font-style="normal" fo:font-weight="normal" officeooo:rsid="00a987f2" officeooo:paragraph-rsid="015d3779" style:font-size-asian="10.5pt" style:font-style-asian="normal" style:font-weight-asian="normal" style:font-size-complex="12pt" style:font-style-complex="normal" style:font-weight-complex="normal"/>
    </style:style>
    <style:style style:name="P46"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style:font-name="Times New Roman" fo:font-size="12pt" fo:language="en" fo:country="CA" fo:font-style="normal" fo:font-weight="normal" officeooo:rsid="00a6cc34" officeooo:paragraph-rsid="015d3779" style:font-size-asian="10.5pt" style:font-style-asian="normal" style:font-weight-asian="normal" style:font-size-complex="12pt" style:font-style-complex="normal" style:font-weight-complex="normal"/>
    </style:style>
    <style:style style:name="P47"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style:font-name="Times New Roman" fo:font-size="12pt" fo:language="en" fo:country="CA" fo:font-style="normal" fo:font-weight="normal" officeooo:rsid="00a987f2" officeooo:paragraph-rsid="015d3779" style:font-size-asian="10.5pt" style:font-style-asian="normal" style:font-weight-asian="normal" style:font-size-complex="12pt" style:font-style-complex="normal" style:font-weight-complex="normal"/>
    </style:style>
    <style:style style:name="P48"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style:font-name="Times New Roman" fo:font-size="12pt" fo:language="en" fo:country="CA" fo:font-style="normal" fo:font-weight="normal" officeooo:rsid="00ad2984" officeooo:paragraph-rsid="015c263b" style:font-size-asian="10.5pt" style:font-style-asian="normal" style:font-weight-asian="normal" style:font-size-complex="12pt" style:font-style-complex="normal" style:font-weight-complex="normal"/>
    </style:style>
    <style:style style:name="P49"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style:text-position="0% 100%" style:font-name="Times New Roman" fo:font-size="12pt" fo:language="en" fo:country="CA" fo:font-style="normal" fo:font-weight="normal" officeooo:rsid="00ad2984" officeooo:paragraph-rsid="010b2e78" style:font-size-asian="10.5pt" style:font-style-asian="normal" style:font-weight-asian="normal" style:font-size-complex="12pt" style:font-style-complex="normal" style:font-weight-complex="normal"/>
    </style:style>
    <style:style style:name="P50"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style:text-position="0% 100%" style:font-name="Times New Roman" fo:font-size="12pt" fo:language="en" fo:country="CA" fo:font-style="normal" fo:font-weight="normal" officeooo:rsid="00ffb2dd" officeooo:paragraph-rsid="010b2e78" style:font-size-asian="10.5pt" style:font-style-asian="normal" style:font-weight-asian="normal" style:font-size-complex="12pt" style:font-style-complex="normal" style:font-weight-complex="normal"/>
    </style:style>
    <style:style style:name="P51"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6299in" style:auto-text-indent="false" style:page-number="auto" fo:background-color="transparent">
        <style:tab-stops>
          <style:tab-stop style:position="0.6319in"/>
        </style:tab-stops>
      </style:paragraph-properties>
      <style:text-properties style:text-position="0% 100%" style:font-name="Times New Roman" fo:font-size="12pt" fo:language="en" fo:country="CA" fo:font-style="normal" fo:font-weight="normal" officeooo:rsid="010eb548" officeooo:paragraph-rsid="010b847b" style:font-size-asian="10.5pt" style:font-style-asian="normal" style:font-weight-asian="normal" style:font-size-complex="12pt" style:font-style-complex="normal" style:font-weight-complex="normal"/>
    </style:style>
    <style:style style:name="P52" style:family="paragraph" style:parent-style-name="Standard">
      <style:text-properties style:font-name="Liberation Serif" fo:font-size="12pt"/>
    </style:style>
    <style:style style:name="P53" style:family="paragraph" style:parent-style-name="Standard">
      <style:paragraph-properties fo:margin-left="0in" fo:margin-right="0in" fo:margin-top="0in" fo:margin-bottom="0.0972in" loext:contextual-spacing="false" fo:line-height="120%" fo:text-indent="0in" style:auto-text-indent="false"/>
      <style:text-properties style:font-name="Liberation Serif" fo:font-size="12pt"/>
    </style:style>
    <style:style style:name="P54" style:family="paragraph" style:parent-style-name="Header">
      <style:paragraph-properties fo:text-align="end" style:justify-single-word="false"/>
    </style:style>
    <style:style style:name="P55"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style:font-name="Times New Roman" fo:font-size="12pt" fo:language="en" fo:country="CA" fo:font-weight="normal" officeooo:rsid="00b9097d" officeooo:paragraph-rsid="00b9097d" style:font-size-asian="10.5pt" style:font-weight-asian="normal" style:font-size-complex="12pt" style:font-weight-complex="normal"/>
    </style:style>
    <style:style style:name="P56"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style:font-name="Times New Roman" fo:font-size="12pt" fo:language="en" fo:country="CA" fo:font-weight="normal" officeooo:rsid="006dc4af" officeooo:paragraph-rsid="00b083df" style:font-size-asian="10.5pt" style:font-weight-asian="normal" style:font-size-complex="12pt" style:font-weight-complex="normal"/>
    </style:style>
    <style:style style:name="P57"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style:font-name="Times New Roman" fo:font-size="12pt" fo:language="en" fo:country="CA" fo:font-weight="normal" officeooo:rsid="00ba48d3" officeooo:paragraph-rsid="00ba48d3" style:font-size-asian="10.5pt" style:font-weight-asian="normal" style:font-size-complex="12pt" style:font-weight-complex="normal"/>
    </style:style>
    <style:style style:name="P58"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 fo:font-size="12pt" fo:language="en" fo:country="CA" fo:font-style="normal" fo:font-weight="bold" officeooo:rsid="00983029" officeooo:paragraph-rsid="00983029" style:font-size-asian="10.5pt" style:font-style-asian="normal" style:font-weight-asian="bold" style:font-size-complex="12pt" style:font-style-complex="normal" style:font-weight-complex="bold"/>
    </style:style>
    <style:style style:name="P59"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 fo:font-size="12pt" fo:language="en" fo:country="CA" fo:font-style="normal" fo:font-weight="bold" officeooo:rsid="011d4a4a" officeooo:paragraph-rsid="011d4a4a" style:font-size-asian="10.5pt" style:font-style-asian="normal" style:font-weight-asian="bold" style:font-size-complex="12pt" style:font-style-complex="normal" style:font-weight-complex="bold"/>
    </style:style>
    <style:style style:name="P60"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 fo:font-size="12pt" fo:language="en" fo:country="CA" fo:font-style="normal" fo:font-weight="bold" officeooo:rsid="00b79fad" officeooo:paragraph-rsid="00b79fad" style:font-size-asian="10.5pt" style:font-style-asian="normal" style:font-weight-asian="bold" style:font-size-complex="12pt" style:font-style-complex="normal" style:font-weight-complex="bold"/>
    </style:style>
    <style:style style:name="P61"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 fo:font-size="12pt" fo:language="en" fo:country="CA" fo:font-style="normal" fo:font-weight="bold" officeooo:rsid="0098d270" officeooo:paragraph-rsid="0098d270" style:font-size-asian="10.5pt" style:font-style-asian="normal" style:font-weight-asian="bold" style:font-size-complex="12pt" style:font-style-complex="normal" style:font-weight-complex="bold"/>
    </style:style>
    <style:style style:name="P6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 fo:font-size="12pt" fo:language="en" fo:country="CA" fo:font-style="normal" fo:font-weight="bold" officeooo:rsid="0103b0b9" officeooo:paragraph-rsid="0103b0b9" style:font-size-asian="10.5pt" style:font-style-asian="normal" style:font-weight-asian="bold" style:font-size-complex="12pt" style:font-style-complex="normal" style:font-weight-complex="bold"/>
    </style:style>
    <style:style style:name="P6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 fo:font-size="12pt" fo:language="en" fo:country="CA" fo:font-style="normal" fo:font-weight="bold" officeooo:rsid="00b647f2" officeooo:paragraph-rsid="01396b29" style:font-size-asian="10.5pt" style:font-style-asian="normal" style:font-weight-asian="bold" style:font-size-complex="12pt" style:font-style-complex="normal" style:font-weight-complex="bold"/>
    </style:style>
    <style:style style:name="P64" style:family="paragraph" style:parent-style-name="Standard">
      <style:paragraph-properties fo:margin-left="0in" fo:margin-right="0in" fo:margin-top="0in" fo:margin-bottom="0.0972in" loext:contextual-spacing="false" fo:line-height="120%" fo:text-indent="0in" style:auto-text-indent="false"/>
      <style:text-properties style:font-name="Liberation Serif" fo:font-size="12pt"/>
    </style:style>
    <style:style style:name="P65"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reak-before="page" fo:background-color="transparent"/>
      <style:text-properties style:font-name="Times New Roman" fo:font-size="12pt" fo:language="en" fo:country="CA" fo:font-weight="normal" officeooo:rsid="0070cd29" officeooo:paragraph-rsid="00b083df" style:font-size-asian="10.5pt" style:font-weight-asian="normal" style:font-size-complex="12pt" style:font-weight-complex="normal"/>
    </style:style>
    <style:style style:name="P66"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reak-before="page" fo:background-color="transparent"/>
      <style:text-properties style:font-name="Times New Roman" fo:font-size="12pt" fo:language="en" fo:country="CA" fo:font-weight="normal" officeooo:rsid="006dc4af" officeooo:paragraph-rsid="00b083df" style:font-size-asian="10.5pt" style:font-weight-asian="normal" style:font-size-complex="12pt" style:font-weight-complex="normal"/>
    </style:style>
    <style:style style:name="P67"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reak-before="page" fo:background-color="transparent"/>
      <style:text-properties style:text-position="0% 100%" style:font-name="Times New Roman" fo:font-size="12pt" fo:language="en" fo:country="CA" fo:font-weight="normal" officeooo:rsid="0070cd29" officeooo:paragraph-rsid="00b083df" style:font-size-asian="10.5pt" style:font-weight-asian="normal" style:font-size-complex="12pt" style:font-weight-complex="normal"/>
    </style:style>
    <style:style style:name="P68"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reak-before="page" fo:background-color="transparent"/>
      <style:text-properties style:text-position="0% 100%" style:font-name="Times New Roman" fo:font-size="12pt" fo:language="en" fo:country="CA" fo:font-weight="normal" officeooo:rsid="00bacc4d" officeooo:paragraph-rsid="00b083df" style:font-size-asian="10.5pt" style:font-weight-asian="normal" style:font-size-complex="12pt" style:font-weight-complex="normal"/>
    </style:style>
    <style:style style:name="P69"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weight="normal" officeooo:rsid="0071ee25" officeooo:paragraph-rsid="01333440" style:font-size-asian="10.5pt" style:font-weight-asian="normal" style:font-size-complex="12pt" style:font-weight-complex="normal"/>
    </style:style>
    <style:style style:name="P70"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b083df" officeooo:paragraph-rsid="013a1f3c" style:font-size-asian="10.5pt" style:font-style-asian="normal" style:font-weight-asian="normal" style:font-size-complex="12pt" style:font-style-complex="normal" style:font-weight-complex="normal"/>
    </style:style>
    <style:style style:name="P71"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7b6b16" officeooo:paragraph-rsid="014462d0" style:font-size-asian="10.5pt" style:font-style-asian="normal" style:font-weight-asian="normal" style:font-size-complex="12pt" style:font-style-complex="normal" style:font-weight-complex="normal"/>
    </style:style>
    <style:style style:name="P7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13bedbb" officeooo:paragraph-rsid="014462d0" style:font-size-asian="10.5pt" style:font-style-asian="normal" style:font-weight-asian="normal" style:font-size-complex="12pt" style:font-style-complex="normal" style:font-weight-complex="normal"/>
    </style:style>
    <style:style style:name="P7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8143ac" officeooo:paragraph-rsid="014462d0" style:font-size-asian="10.5pt" style:font-style-asian="normal" style:font-weight-asian="normal" style:font-size-complex="12pt" style:font-style-complex="normal" style:font-weight-complex="normal"/>
    </style:style>
    <style:style style:name="P74"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7d894e" officeooo:paragraph-rsid="014462d0" style:font-size-asian="10.5pt" style:font-style-asian="normal" style:font-weight-asian="normal" style:font-size-complex="12pt" style:font-style-complex="normal" style:font-weight-complex="normal"/>
    </style:style>
    <style:style style:name="P75"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b291eb" officeooo:paragraph-rsid="014462d0" style:font-size-asian="10.5pt" style:font-style-asian="normal" style:font-weight-asian="normal" style:font-size-complex="12pt" style:font-style-complex="normal" style:font-weight-complex="normal"/>
    </style:style>
    <style:style style:name="P76"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8b4e9b" officeooo:paragraph-rsid="00c5276e" style:font-size-asian="10.5pt" style:font-style-asian="normal" style:font-weight-asian="normal" style:font-size-complex="12pt" style:font-style-complex="normal" style:font-weight-complex="normal"/>
    </style:style>
    <style:style style:name="P77"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8d4dc5" officeooo:paragraph-rsid="00c5276e" style:font-size-asian="10.5pt" style:font-style-asian="normal" style:font-weight-asian="normal" style:font-size-complex="12pt" style:font-style-complex="normal" style:font-weight-complex="normal"/>
    </style:style>
    <style:style style:name="P78"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969f9f" officeooo:paragraph-rsid="014a782a" style:font-size-asian="10.5pt" style:font-style-asian="normal" style:font-weight-asian="normal" style:font-size-complex="12pt" style:font-style-complex="normal" style:font-weight-complex="normal"/>
    </style:style>
    <style:style style:name="P79"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cceab0" officeooo:paragraph-rsid="014cd7dc" style:font-size-asian="10.5pt" style:font-style-asian="normal" style:font-weight-asian="normal" style:font-size-complex="12pt" style:font-style-complex="normal" style:font-weight-complex="normal"/>
    </style:style>
    <style:style style:name="P80"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d034f8" officeooo:paragraph-rsid="00f42dfd" style:font-size-asian="10.5pt" style:font-style-asian="normal" style:font-weight-asian="normal" style:font-size-complex="12pt" style:font-style-complex="normal" style:font-weight-complex="normal"/>
    </style:style>
    <style:style style:name="P81"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ddb04a" officeooo:paragraph-rsid="00f42dfd" style:font-size-asian="10.5pt" style:font-style-asian="normal" style:font-weight-asian="normal" style:font-size-complex="12pt" style:font-style-complex="normal" style:font-weight-complex="normal"/>
    </style:style>
    <style:style style:name="P8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ddb04a" officeooo:paragraph-rsid="00fc57c0" style:font-size-asian="10.5pt" style:font-style-asian="normal" style:font-weight-asian="normal" style:font-size-complex="12pt" style:font-style-complex="normal" style:font-weight-complex="normal"/>
    </style:style>
    <style:style style:name="P8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e57382" officeooo:paragraph-rsid="01582b72" style:font-size-asian="10.5pt" style:font-style-asian="normal" style:font-weight-asian="normal" style:font-size-complex="12pt" style:font-style-complex="normal" style:font-weight-complex="normal"/>
    </style:style>
    <style:style style:name="P84"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position="0% 100%" style:font-name="Times New Roman" fo:font-size="12pt" fo:language="en" fo:country="CA" fo:font-style="normal" fo:font-weight="normal" officeooo:rsid="00e68f43" officeooo:paragraph-rsid="01582b72" style:font-size-asian="10.5pt" style:font-style-asian="normal" style:font-weight-asian="normal" style:font-size-complex="12pt" style:font-style-complex="normal" style:font-weight-complex="normal"/>
    </style:style>
    <style:style style:name="P85"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weight="normal" officeooo:rsid="0071ee25" officeooo:paragraph-rsid="01333440" style:font-size-asian="10.5pt" style:font-weight-asian="normal" style:font-size-complex="12pt" style:font-weight-complex="normal"/>
    </style:style>
    <style:style style:name="P86"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weight="normal" officeooo:rsid="006ee93d" officeooo:paragraph-rsid="01333440" style:font-size-asian="10.5pt" style:font-weight-asian="normal" style:font-size-complex="12pt" style:font-weight-complex="normal"/>
    </style:style>
    <style:style style:name="P87"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weight="normal" officeooo:rsid="006ee93d" officeooo:paragraph-rsid="013a1f3c" style:font-size-asian="10.5pt" style:font-weight-asian="normal" style:font-size-complex="12pt" style:font-weight-complex="normal"/>
    </style:style>
    <style:style style:name="P88"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1396b29" officeooo:paragraph-rsid="013a1f3c" style:font-size-asian="10.5pt" style:font-style-asian="normal" style:font-weight-asian="normal" style:font-size-complex="12pt" style:font-style-complex="normal" style:font-weight-complex="normal"/>
    </style:style>
    <style:style style:name="P89"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13db096" officeooo:paragraph-rsid="014462d0" style:font-size-asian="10.5pt" style:font-style-asian="normal" style:font-weight-asian="normal" style:font-size-complex="12pt" style:font-style-complex="normal" style:font-weight-complex="normal"/>
    </style:style>
    <style:style style:name="P90"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97bf97" officeooo:paragraph-rsid="014a782a" style:font-size-asian="10.5pt" style:font-style-asian="normal" style:font-weight-asian="normal" style:font-size-complex="12pt" style:font-style-complex="normal" style:font-weight-complex="normal"/>
    </style:style>
    <style:style style:name="P91"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ddb04a" officeooo:paragraph-rsid="00f42dfd" style:font-size-asian="10.5pt" style:font-style-asian="normal" style:font-weight-asian="normal" style:font-size-complex="12pt" style:font-style-complex="normal" style:font-weight-complex="normal"/>
    </style:style>
    <style:style style:name="P9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ddb04a" officeooo:paragraph-rsid="00fc57c0" style:font-size-asian="10.5pt" style:font-style-asian="normal" style:font-weight-asian="normal" style:font-size-complex="12pt" style:font-style-complex="normal" style:font-weight-complex="normal"/>
    </style:style>
    <style:style style:name="P9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d034f8" officeooo:paragraph-rsid="00f42dfd" style:font-size-asian="10.5pt" style:font-style-asian="normal" style:font-weight-asian="normal" style:font-size-complex="12pt" style:font-style-complex="normal" style:font-weight-complex="normal"/>
    </style:style>
    <style:style style:name="P94"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d034f8" officeooo:paragraph-rsid="00fc57c0" style:font-size-asian="10.5pt" style:font-style-asian="normal" style:font-weight-asian="normal" style:font-size-complex="12pt" style:font-style-complex="normal" style:font-weight-complex="normal"/>
    </style:style>
    <style:style style:name="P95"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a5453f" officeooo:paragraph-rsid="01582b72" style:font-size-asian="10.5pt" style:font-style-asian="normal" style:font-weight-asian="normal" style:font-size-complex="12pt" style:font-style-complex="normal" style:font-weight-complex="normal"/>
    </style:style>
    <style:style style:name="P96"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a5a477" officeooo:paragraph-rsid="01582b72" style:font-size-asian="10.5pt" style:font-style-asian="normal" style:font-weight-asian="normal" style:font-size-complex="12pt" style:font-style-complex="normal" style:font-weight-complex="normal"/>
    </style:style>
    <style:style style:name="P97"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e57382" officeooo:paragraph-rsid="01582b72" style:font-size-asian="10.5pt" style:font-style-asian="normal" style:font-weight-asian="normal" style:font-size-complex="12pt" style:font-style-complex="normal" style:font-weight-complex="normal"/>
    </style:style>
    <style:style style:name="P98"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8940d0" officeooo:paragraph-rsid="01476ed1" style:font-size-asian="10.5pt" style:font-style-asian="normal" style:font-weight-asian="normal" style:font-size-complex="12pt" style:font-style-complex="normal" style:font-weight-complex="normal"/>
    </style:style>
    <style:style style:name="P99"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8a9637" officeooo:paragraph-rsid="00c5276e" style:font-size-asian="10.5pt" style:font-style-asian="normal" style:font-weight-asian="normal" style:font-size-complex="12pt" style:font-style-complex="normal" style:font-weight-complex="normal"/>
    </style:style>
    <style:style style:name="P100"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969f9f" officeooo:paragraph-rsid="014a782a" style:font-size-asian="10.5pt" style:font-style-asian="normal" style:font-weight-asian="normal" style:font-size-complex="12pt" style:font-style-complex="normal" style:font-weight-complex="normal"/>
    </style:style>
    <style:style style:name="P101"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cceab0" officeooo:paragraph-rsid="014cd7dc" style:font-size-asian="10.5pt" style:font-style-asian="normal" style:font-weight-asian="normal" style:font-size-complex="12pt" style:font-style-complex="normal" style:font-weight-complex="normal"/>
    </style:style>
    <style:style style:name="P10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officeooo:rsid="007a0387" officeooo:paragraph-rsid="014462d0"/>
    </style:style>
    <style:style style:name="P10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line-through-style="none" style:text-line-through-type="none" style:text-position="0% 100%" style:font-name="Times New Roman" fo:font-size="12pt" fo:language="en" fo:country="CA" fo:font-style="normal" fo:font-weight="normal" officeooo:rsid="00945407" officeooo:paragraph-rsid="01476ed1" style:font-size-asian="10.5pt" style:font-style-asian="normal" style:font-weight-asian="normal" style:font-size-complex="12pt" style:font-style-complex="normal" style:font-weight-complex="normal"/>
    </style:style>
    <style:style style:name="P104"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text-line-through-style="none" style:text-line-through-type="none" style:text-position="0% 100%" style:font-name="Times New Roman" fo:font-size="12pt" fo:language="en" fo:country="CA" fo:font-style="normal" fo:font-weight="normal" officeooo:rsid="00c285b0" officeooo:paragraph-rsid="01476ed1" style:font-size-asian="10.5pt" style:font-style-asian="normal" style:font-weight-asian="normal" style:font-size-complex="12pt" style:font-style-complex="normal" style:font-weight-complex="normal"/>
    </style:style>
    <style:style style:name="P105"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text-position="0% 100%" style:font-name="Times New Roman" fo:font-size="12pt" fo:language="en" fo:country="CA" fo:font-style="normal" fo:font-weight="normal" officeooo:rsid="00b5090e" officeooo:paragraph-rsid="014462d0" style:font-size-asian="10.5pt" style:font-style-asian="normal" style:font-weight-asian="normal" style:font-size-complex="12pt" style:font-style-complex="normal" style:font-weight-complex="normal"/>
    </style:style>
    <style:style style:name="P106"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text-position="0% 100%" style:font-name="Times New Roman" fo:font-size="12pt" fo:language="en" fo:country="CA" fo:font-style="normal" fo:font-weight="normal" officeooo:rsid="013c40c6" officeooo:paragraph-rsid="014462d0" style:font-size-asian="10.5pt" style:font-style-asian="normal" style:font-weight-asian="normal" style:font-size-complex="12pt" style:font-style-complex="normal" style:font-weight-complex="normal"/>
    </style:style>
    <style:style style:name="P107"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text-position="0% 100%" style:font-name="Times New Roman" fo:font-size="12pt" fo:language="en" fo:country="CA" fo:font-style="normal" fo:font-weight="normal" officeooo:rsid="008940d0" officeooo:paragraph-rsid="01463c24" style:font-size-asian="10.5pt" style:font-style-asian="normal" style:font-weight-asian="normal" style:font-size-complex="12pt" style:font-style-complex="normal" style:font-weight-complex="normal"/>
    </style:style>
    <style:style style:name="P108"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text-position="0% 100%" style:font-name="Times New Roman" fo:font-size="12pt" fo:language="en" fo:country="CA" fo:font-style="normal" fo:font-weight="normal" officeooo:rsid="00a0477a" officeooo:paragraph-rsid="00a0477a" style:font-size-asian="10.5pt" style:font-style-asian="normal" style:font-weight-asian="normal" style:font-size-complex="12pt" style:font-style-complex="normal" style:font-weight-complex="normal"/>
    </style:style>
    <style:style style:name="P109"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text-position="0% 100%" style:font-name="Times New Roman" fo:font-size="12pt" fo:language="en" fo:country="CA" fo:font-style="normal" fo:font-weight="normal" officeooo:rsid="00a5453f" officeooo:paragraph-rsid="01582b72" style:font-size-asian="10.5pt" style:font-style-asian="normal" style:font-weight-asian="normal" style:font-size-complex="12pt" style:font-style-complex="normal" style:font-weight-complex="normal"/>
    </style:style>
    <style:style style:name="P110"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font-name="Times New Roman" fo:font-size="12pt" fo:language="en" fo:country="CA" fo:font-style="normal" fo:font-weight="normal" officeooo:rsid="00a5453f" officeooo:paragraph-rsid="01582b72" style:font-size-asian="10.5pt" style:font-style-asian="normal" style:font-weight-asian="normal" style:font-size-complex="12pt" style:font-style-complex="normal" style:font-weight-complex="normal"/>
    </style:style>
    <style:style style:name="P111"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font-name="Times New Roman" fo:font-size="12pt" fo:language="en" fo:country="CA" fo:font-style="normal" fo:font-weight="normal" officeooo:rsid="008940d0" officeooo:paragraph-rsid="01463c24" style:font-size-asian="10.5pt" style:font-style-asian="normal" style:font-weight-asian="normal" style:font-size-complex="12pt" style:font-style-complex="normal" style:font-weight-complex="normal"/>
    </style:style>
    <style:style style:name="P112"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font-name="Times New Roman" fo:font-size="12pt" fo:language="en" fo:country="CA" fo:font-style="normal" fo:font-weight="normal" officeooo:rsid="009f8436" officeooo:paragraph-rsid="00a0477a" style:font-size-asian="10.5pt" style:font-style-asian="normal" style:font-weight-asian="normal" style:font-size-complex="12pt" style:font-style-complex="normal" style:font-weight-complex="normal"/>
    </style:style>
    <style:style style:name="P113"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font-name="Times New Roman" fo:font-size="12pt" fo:language="en" fo:country="CA" fo:font-weight="bold" officeooo:rsid="007a0387" officeooo:paragraph-rsid="014462d0" style:font-size-asian="10.5pt" style:font-weight-asian="bold" style:font-size-complex="12pt" style:font-weight-complex="bold"/>
    </style:style>
    <style:style style:name="P114"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6299in" style:auto-text-indent="false" style:page-number="auto" fo:background-color="transparent"/>
      <style:text-properties style:font-name="Times New Roman" fo:font-size="12pt" fo:language="en" fo:country="CA" fo:font-style="normal" fo:font-weight="normal" officeooo:rsid="00a6cc34" officeooo:paragraph-rsid="015d3779" style:font-size-asian="10.5pt" style:font-style-asian="normal" style:font-weight-asian="normal" style:font-size-complex="12pt" style:font-style-complex="normal" style:font-weight-complex="normal"/>
    </style:style>
    <style:style style:name="P115"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6299in" style:auto-text-indent="false" style:page-number="auto" fo:background-color="transparent"/>
      <style:text-properties style:font-name="Times New Roman" fo:font-size="12pt" fo:language="en" fo:country="CA" fo:font-style="normal" fo:font-weight="normal" officeooo:rsid="01329bc4" officeooo:paragraph-rsid="015d3779" style:font-size-asian="10.5pt" style:font-style-asian="normal" style:font-weight-asian="normal" style:font-size-complex="12pt" style:font-style-complex="normal" style:font-weight-complex="normal"/>
    </style:style>
    <style:style style:name="P116"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6299in" style:auto-text-indent="false" style:page-number="auto" fo:background-color="transparent">
        <style:tab-stops>
          <style:tab-stop style:position="0.6319in"/>
        </style:tab-stops>
      </style:paragraph-properties>
      <style:text-properties style:font-name="Times New Roman" fo:font-size="12pt" officeooo:paragraph-rsid="010b847b"/>
    </style:style>
    <style:style style:name="P117"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6299in" style:auto-text-indent="false" style:page-number="auto" fo:background-color="transparent"/>
      <style:text-properties style:text-position="0% 100%" style:font-name="Times New Roman" fo:font-size="12pt" fo:language="en" fo:country="CA" fo:font-style="normal" fo:font-weight="normal" officeooo:rsid="00a987f2" officeooo:paragraph-rsid="015d3779" style:font-size-asian="10.5pt" style:font-style-asian="normal" style:font-weight-asian="normal" style:font-size-complex="12pt" style:font-style-complex="normal" style:font-weight-complex="normal"/>
    </style:style>
    <style:style style:name="P118"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6299in" style:auto-text-indent="false" style:page-number="auto" fo:background-color="transparent">
        <style:tab-stops>
          <style:tab-stop style:position="0.6319in"/>
        </style:tab-stops>
      </style:paragraph-properties>
      <style:text-properties style:text-position="0% 100%" style:font-name="Times New Roman" fo:font-size="12pt" fo:language="en" fo:country="CA" fo:font-style="normal" fo:font-weight="normal" officeooo:rsid="010eb548" officeooo:paragraph-rsid="010b847b" style:font-size-asian="10.5pt" style:font-style-asian="normal" style:font-weight-asian="normal" style:font-size-complex="12pt" style:font-style-complex="normal" style:font-weight-complex="normal"/>
    </style:style>
    <style:style style:name="P119"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style:font-name="Times New Roman" fo:font-size="12pt" fo:language="en" fo:country="CA" fo:font-style="normal" fo:font-weight="normal" officeooo:rsid="00a6cc34" officeooo:paragraph-rsid="015d3779" style:font-size-asian="10.5pt" style:font-style-asian="normal" style:font-weight-asian="normal" style:font-size-complex="12pt" style:font-style-complex="normal" style:font-weight-complex="normal"/>
    </style:style>
    <style:style style:name="P120"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style:font-name="Times New Roman" fo:font-size="12pt" fo:language="en" fo:country="CA" fo:font-style="normal" fo:font-weight="normal" officeooo:rsid="00a987f2" officeooo:paragraph-rsid="015d3779" style:font-size-asian="10.5pt" style:font-style-asian="normal" style:font-weight-asian="normal" style:font-size-complex="12pt" style:font-style-complex="normal" style:font-weight-complex="normal"/>
    </style:style>
    <style:style style:name="P121"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style:font-name="Times New Roman" fo:font-size="12pt" fo:language="en" fo:country="CA" fo:font-style="normal" fo:font-weight="normal" officeooo:rsid="00ad2984" officeooo:paragraph-rsid="015c263b" style:font-size-asian="10.5pt" style:font-style-asian="normal" style:font-weight-asian="normal" style:font-size-complex="12pt" style:font-style-complex="normal" style:font-weight-complex="normal"/>
    </style:style>
    <style:style style:name="P12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style:font-name="Times New Roman" fo:font-size="12pt" fo:language="en" fo:country="CA" fo:font-style="normal" fo:font-weight="normal" officeooo:rsid="00ad2984" officeooo:paragraph-rsid="010b2e78" style:font-size-asian="10.5pt" style:font-style-asian="normal" style:font-weight-asian="normal" style:font-size-complex="12pt" style:font-style-complex="normal" style:font-weight-complex="normal"/>
    </style:style>
    <style:style style:name="P12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style:font-name="Times New Roman" fo:font-size="12pt" fo:language="en" fo:country="CA" fo:font-style="normal" fo:font-weight="normal" officeooo:rsid="010094e3" officeooo:paragraph-rsid="010b2e78" style:font-size-asian="10.5pt" style:font-style-asian="normal" style:font-weight-asian="normal" style:font-size-complex="12pt" style:font-style-complex="normal" style:font-weight-complex="normal"/>
    </style:style>
    <style:style style:name="P124"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ab-stops>
          <style:tab-stop style:position="0.6319in"/>
        </style:tab-stops>
      </style:paragraph-properties>
      <style:text-properties style:font-name="Times New Roman" fo:font-size="12pt" officeooo:paragraph-rsid="011f7c04"/>
    </style:style>
    <style:style style:name="P125"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style:text-position="0% 100%" style:font-name="Times New Roman" fo:font-size="12pt" fo:language="en" fo:country="CA" fo:font-style="normal" fo:font-weight="normal" officeooo:rsid="00ad2984" officeooo:paragraph-rsid="010b2e78" style:font-size-asian="10.5pt" style:font-style-asian="normal" style:font-weight-asian="normal" style:font-size-complex="12pt" style:font-style-complex="normal" style:font-weight-complex="normal"/>
    </style:style>
    <style:style style:name="P126"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style:text-position="0% 100%" style:font-name="Times New Roman" fo:font-size="12pt" fo:language="en" fo:country="CA" fo:font-style="normal" fo:font-weight="normal" officeooo:rsid="00ffb2dd" officeooo:paragraph-rsid="010b2e78" style:font-size-asian="10.5pt" style:font-style-asian="normal" style:font-weight-asian="normal" style:font-size-complex="12pt" style:font-style-complex="normal" style:font-weight-complex="normal"/>
    </style:style>
    <style:style style:name="P127" style:family="paragraph" style:parent-style-name="Standard">
      <style:text-properties style:font-name="Liberation Serif" fo:font-size="12pt"/>
    </style:style>
    <style:style style:name="P128" style:family="paragraph" style:parent-style-name="Text_20_body" style:master-page-name="First_20_Pag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style:font-name="Times New Roman" fo:font-size="12pt" fo:language="en" fo:country="CA" fo:font-weight="normal" officeooo:rsid="00cbbda7" officeooo:paragraph-rsid="00b083df" style:font-size-asian="10.5pt" style:font-weight-asian="normal" style:font-size-complex="12pt" style:font-weight-complex="normal"/>
    </style:style>
    <style:style style:name="P129"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officeooo:paragraph-rsid="015d3779"/>
    </style:style>
    <style:style style:name="P1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0% 100%" officeooo:rsid="0070cd29"/>
    </style:style>
    <style:style style:name="T2" style:family="text">
      <style:text-properties style:text-position="0% 100%" fo:font-style="italic" officeooo:rsid="0070cd29"/>
    </style:style>
    <style:style style:name="T3" style:family="text">
      <style:text-properties officeooo:rsid="00ddb04a"/>
    </style:style>
    <style:style style:name="T4" style:family="text">
      <style:text-properties officeooo:rsid="00e066ed"/>
    </style:style>
    <style:style style:name="T5" style:family="text">
      <style:text-properties officeooo:rsid="01329bc4"/>
    </style:style>
    <style:style style:name="T6" style:family="text">
      <style:text-properties fo:font-style="italic" style:font-style-asian="italic"/>
    </style:style>
    <style:style style:name="T7" style:family="text">
      <style:text-properties style:text-position="0% 100%"/>
    </style:style>
    <style:style style:name="T8" style:family="text">
      <style:text-properties style:text-position="0% 100%" officeooo:rsid="0070cd29"/>
    </style:style>
    <style:style style:name="T9" style:family="text">
      <style:text-properties style:text-position="0% 100%" fo:font-style="italic" officeooo:rsid="0070cd29"/>
    </style:style>
    <style:style style:name="T10" style:family="text">
      <style:text-properties style:text-position="0% 100%" officeooo:rsid="00bacc4d"/>
    </style:style>
    <style:style style:name="T11" style:family="text">
      <style:text-properties style:text-position="0% 100%" officeooo:rsid="0071ee25"/>
    </style:style>
    <style:style style:name="T12" style:family="text">
      <style:text-properties style:text-position="0% 100%" fo:font-style="normal" officeooo:rsid="00b083df" style:font-style-asian="normal" style:font-style-complex="normal"/>
    </style:style>
    <style:style style:name="T13" style:family="text">
      <style:text-properties style:text-position="0% 100%" fo:font-style="normal" fo:font-weight="normal" officeooo:rsid="00b5090e" style:font-style-asian="normal" style:font-weight-asian="normal" style:font-style-complex="normal" style:font-weight-complex="normal"/>
    </style:style>
    <style:style style:name="T14" style:family="text">
      <style:text-properties style:text-position="0% 100%" fo:font-style="normal" fo:font-weight="normal" officeooo:rsid="013c40c6" style:font-style-asian="normal" style:font-weight-asian="normal" style:font-style-complex="normal" style:font-weight-complex="normal"/>
    </style:style>
    <style:style style:name="T15" style:family="text">
      <style:text-properties style:text-position="0% 100%" fo:font-style="normal" fo:font-weight="normal" officeooo:rsid="00b335de" style:font-style-asian="normal" style:font-weight-asian="normal" style:font-style-complex="normal" style:font-weight-complex="normal"/>
    </style:style>
    <style:style style:name="T16" style:family="text">
      <style:text-properties style:text-position="0% 100%" fo:font-style="normal" fo:font-weight="normal" officeooo:rsid="013e17ad" style:font-style-asian="normal" style:font-weight-asian="normal" style:font-style-complex="normal" style:font-weight-complex="normal"/>
    </style:style>
    <style:style style:name="T17" style:family="text">
      <style:text-properties style:text-position="0% 100%" fo:font-style="normal" fo:font-weight="normal" officeooo:rsid="013f9f5d" style:font-style-asian="normal" style:font-weight-asian="normal" style:font-style-complex="normal" style:font-weight-complex="normal"/>
    </style:style>
    <style:style style:name="T18" style:family="text">
      <style:text-properties style:text-position="0% 100%" fo:font-size="12pt" fo:language="en" fo:country="CA" fo:font-style="normal" fo:font-weight="normal" officeooo:rsid="007b6b16" style:font-size-asian="10.5pt" style:font-style-asian="normal" style:font-weight-asian="normal" style:font-size-complex="12pt" style:font-style-complex="normal" style:font-weight-complex="normal"/>
    </style:style>
    <style:style style:name="T19" style:family="text">
      <style:text-properties style:text-position="0% 100%" fo:font-size="12pt" fo:language="en" fo:country="CA" fo:font-style="normal" fo:font-weight="normal" officeooo:rsid="013bedbb" style:font-size-asian="10.5pt" style:font-style-asian="normal" style:font-weight-asian="normal" style:font-size-complex="12pt" style:font-style-complex="normal" style:font-weight-complex="normal"/>
    </style:style>
    <style:style style:name="T20" style:family="text">
      <style:text-properties style:text-position="0% 100%" fo:font-size="12pt" fo:language="en" fo:country="CA" fo:font-style="normal" fo:font-weight="normal" officeooo:rsid="008143ac" style:font-size-asian="10.5pt" style:font-style-asian="normal" style:font-weight-asian="normal" style:font-size-complex="12pt" style:font-style-complex="normal" style:font-weight-complex="normal"/>
    </style:style>
    <style:style style:name="T21" style:family="text">
      <style:text-properties style:text-position="0% 100%" fo:font-size="12pt" fo:language="en" fo:country="CA" fo:font-style="normal" fo:font-weight="normal" officeooo:rsid="007d894e" style:font-size-asian="10.5pt" style:font-style-asian="normal" style:font-weight-asian="normal" style:font-size-complex="12pt" style:font-style-complex="normal" style:font-weight-complex="normal"/>
    </style:style>
    <style:style style:name="T22" style:family="text">
      <style:text-properties style:text-position="0% 100%" fo:font-size="12pt" fo:language="en" fo:country="CA" fo:font-style="normal" fo:font-weight="normal" officeooo:rsid="00b291eb" style:font-size-asian="10.5pt" style:font-style-asian="normal" style:font-weight-asian="normal" style:font-size-complex="12pt" style:font-style-complex="normal" style:font-weight-complex="normal"/>
    </style:style>
    <style:style style:name="T23" style:family="text">
      <style:text-properties style:text-position="0% 100%" fo:font-size="12pt" fo:language="en" fo:country="CA" fo:font-style="normal" fo:font-weight="normal" officeooo:rsid="013db096" style:font-size-asian="10.5pt" style:font-style-asian="normal" style:font-weight-asian="normal" style:font-size-complex="12pt" style:font-style-complex="normal" style:font-weight-complex="normal"/>
    </style:style>
    <style:style style:name="T24" style:family="text">
      <style:text-properties style:text-position="0% 100%" fo:font-size="12pt" fo:language="en" fo:country="CA" fo:font-style="normal" fo:font-weight="normal" officeooo:rsid="013c40c6" style:font-size-asian="10.5pt" style:font-style-asian="normal" style:font-weight-asian="normal" style:font-size-complex="12pt" style:font-style-complex="normal" style:font-weight-complex="normal"/>
    </style:style>
    <style:style style:name="T25" style:family="text">
      <style:text-properties style:text-position="0% 100%" fo:font-size="12pt" fo:language="en" fo:country="CA" fo:font-style="normal" fo:font-weight="normal" officeooo:rsid="012fd93f" style:font-size-asian="10.5pt" style:font-style-asian="normal" style:font-weight-asian="normal" style:font-size-complex="12pt" style:font-style-complex="normal" style:font-weight-complex="normal"/>
    </style:style>
    <style:style style:name="T26" style:family="text">
      <style:text-properties style:text-position="0% 100%" fo:font-size="12pt" fo:language="en" fo:country="CA" fo:font-style="normal" fo:font-weight="normal" officeooo:rsid="00bff16e" style:font-size-asian="10.5pt" style:font-style-asian="normal" style:font-weight-asian="normal" style:font-size-complex="12pt" style:font-style-complex="normal" style:font-weight-complex="normal"/>
    </style:style>
    <style:style style:name="T27" style:family="text">
      <style:text-properties style:text-position="0% 100%" fo:font-size="12pt" fo:language="en" fo:country="CA" fo:font-style="normal" fo:font-weight="normal" officeooo:rsid="0116031c" style:font-size-asian="10.5pt" style:font-style-asian="normal" style:font-weight-asian="normal" style:font-size-complex="12pt" style:font-style-complex="normal" style:font-weight-complex="normal"/>
    </style:style>
    <style:style style:name="T28" style:family="text">
      <style:text-properties style:text-position="0% 100%" fo:font-size="12pt" fo:language="en" fo:country="CA" fo:font-style="normal" fo:font-weight="normal" officeooo:rsid="00b5090e" style:font-size-asian="10.5pt" style:font-style-asian="normal" style:font-weight-asian="normal" style:font-size-complex="12pt" style:font-style-complex="normal" style:font-weight-complex="normal"/>
    </style:style>
    <style:style style:name="T29" style:family="text">
      <style:text-properties style:text-position="0% 100%" fo:font-size="12pt" fo:language="en" fo:country="CA" fo:font-style="normal" fo:font-weight="normal" officeooo:rsid="00b5c7a6" style:font-size-asian="10.5pt" style:font-style-asian="normal" style:font-weight-asian="normal" style:font-size-complex="12pt" style:font-style-complex="normal" style:font-weight-complex="normal"/>
    </style:style>
    <style:style style:name="T30" style:family="text">
      <style:text-properties style:text-position="0% 100%" fo:font-size="12pt" fo:language="en" fo:country="CA" fo:font-style="normal" fo:font-weight="normal" officeooo:rsid="01230ffc" style:font-size-asian="10.5pt" style:font-style-asian="normal" style:font-weight-asian="normal" style:font-size-complex="12pt" style:font-style-complex="normal" style:font-weight-complex="normal"/>
    </style:style>
    <style:style style:name="T31" style:family="text">
      <style:text-properties style:text-position="0% 100%" fo:font-size="12pt" fo:language="en" fo:country="CA" fo:font-style="normal" fo:font-weight="normal" officeooo:rsid="01162a29" style:font-size-asian="10.5pt" style:font-style-asian="normal" style:font-weight-asian="normal" style:font-size-complex="12pt" style:font-style-complex="normal" style:font-weight-complex="normal"/>
    </style:style>
    <style:style style:name="T32" style:family="text">
      <style:text-properties style:text-position="0% 100%" fo:font-size="12pt" fo:language="en" fo:country="CA" fo:font-style="normal" fo:font-weight="normal" officeooo:rsid="014415f5" style:font-size-asian="10.5pt" style:font-style-asian="normal" style:font-weight-asian="normal" style:font-size-complex="12pt" style:font-style-complex="normal" style:font-weight-complex="normal"/>
    </style:style>
    <style:style style:name="T33" style:family="text">
      <style:text-properties style:text-position="0% 100%" fo:font-size="12pt" fo:language="en" fo:country="CA" fo:font-style="normal" fo:font-weight="normal" officeooo:rsid="014462d0" style:font-size-asian="10.5pt" style:font-style-asian="normal" style:font-weight-asian="normal" style:font-size-complex="12pt" style:font-style-complex="normal" style:font-weight-complex="normal"/>
    </style:style>
    <style:style style:name="T34" style:family="text">
      <style:text-properties style:text-position="0% 100%" fo:font-size="12pt" fo:language="en" fo:country="CA" fo:font-style="normal" fo:font-weight="normal" officeooo:rsid="0140d5a8" style:font-size-asian="10.5pt" style:font-style-asian="normal" style:font-weight-asian="normal" style:font-size-complex="12pt" style:font-style-complex="normal" style:font-weight-complex="normal"/>
    </style:style>
    <style:style style:name="T35" style:family="text">
      <style:text-properties style:text-position="0% 100%" fo:font-size="12pt" fo:language="en" fo:country="CA" fo:font-style="normal" fo:font-weight="normal" officeooo:rsid="01463c24" style:font-size-asian="10.5pt" style:font-style-asian="normal" style:font-weight-asian="normal" style:font-size-complex="12pt" style:font-style-complex="normal" style:font-weight-complex="normal"/>
    </style:style>
    <style:style style:name="T36" style:family="text">
      <style:text-properties style:text-position="0% 100%" officeooo:rsid="008b4e9b"/>
    </style:style>
    <style:style style:name="T37" style:family="text">
      <style:text-properties style:text-position="0% 100%" officeooo:rsid="008d4dc5"/>
    </style:style>
    <style:style style:name="T38" style:family="text">
      <style:text-properties style:text-position="0% 100%" officeooo:rsid="00a0477a"/>
    </style:style>
    <style:style style:name="T39" style:family="text">
      <style:text-properties style:text-position="0% 100%" officeooo:rsid="00ddb04a"/>
    </style:style>
    <style:style style:name="T40" style:family="text">
      <style:text-properties style:text-position="0% 100%" officeooo:rsid="00e57382"/>
    </style:style>
    <style:style style:name="T41" style:family="text">
      <style:text-properties style:text-position="0% 100%" officeooo:rsid="00e68f43"/>
    </style:style>
    <style:style style:name="T42" style:family="text">
      <style:text-properties style:text-position="0% 100%" officeooo:rsid="00a987f2"/>
    </style:style>
    <style:style style:name="T43" style:family="text">
      <style:text-properties style:text-position="0% 100%" officeooo:rsid="00ffb2dd"/>
    </style:style>
    <style:style style:name="T44" style:family="text">
      <style:text-properties style:text-position="0% 100%" fo:language="en" fo:country="CA" fo:font-style="normal" fo:font-weight="normal" officeooo:rsid="010eb548" style:font-size-asian="10.5pt" style:font-style-asian="normal" style:font-weight-asian="normal" style:font-size-complex="12pt" style:font-style-complex="normal" style:font-weight-complex="normal"/>
    </style:style>
    <style:style style:name="T45" style:family="text">
      <style:text-properties style:text-position="0% 100%" officeooo:rsid="00a5a477"/>
    </style:style>
    <style:style style:name="T46" style:family="text">
      <style:text-properties officeooo:rsid="00ddb04a"/>
    </style:style>
    <style:style style:name="T47" style:family="text">
      <style:text-properties officeooo:rsid="00e066ed"/>
    </style:style>
    <style:style style:name="T48" style:family="text">
      <style:text-properties officeooo:rsid="01329bc4"/>
    </style:style>
    <style:style style:name="T49" style:family="text">
      <style:text-properties fo:font-style="italic" style:font-style-asian="italic"/>
    </style:style>
    <style:style style:name="T50" style:family="text">
      <style:text-properties fo:font-style="italic" officeooo:rsid="00759c04" style:font-style-asian="italic" style:font-style-complex="italic"/>
    </style:style>
    <style:style style:name="T51" style:family="text">
      <style:text-properties officeooo:rsid="0070cd29"/>
    </style:style>
    <style:style style:name="T52" style:family="text">
      <style:text-properties officeooo:rsid="0071ee25"/>
    </style:style>
    <style:style style:name="T53" style:family="text">
      <style:text-properties fo:font-style="normal" style:font-style-asian="normal" style:font-style-complex="normal"/>
    </style:style>
    <style:style style:name="T54" style:family="text">
      <style:text-properties fo:font-style="normal" officeooo:rsid="01396b29" style:font-style-asian="normal" style:font-style-complex="normal"/>
    </style:style>
    <style:style style:name="T55" style:family="text">
      <style:text-properties fo:font-style="normal" officeooo:rsid="0073c21a" style:font-style-asian="normal" style:font-style-complex="normal"/>
    </style:style>
    <style:style style:name="T56" style:family="text">
      <style:text-properties fo:font-style="normal" officeooo:rsid="00759c04" style:font-style-asian="normal" style:font-style-complex="normal"/>
    </style:style>
    <style:style style:name="T57" style:family="text">
      <style:text-properties fo:font-style="normal" officeooo:rsid="007751d6" style:font-style-asian="normal" style:font-style-complex="normal"/>
    </style:style>
    <style:style style:name="T58" style:family="text">
      <style:text-properties fo:font-style="normal" officeooo:rsid="007830bc" style:font-style-asian="normal" style:font-style-complex="normal"/>
    </style:style>
    <style:style style:name="T59" style:family="text">
      <style:text-properties fo:font-style="normal" officeooo:rsid="0086bf9f" style:font-style-asian="normal" style:font-style-complex="normal"/>
    </style:style>
    <style:style style:name="T60" style:family="text">
      <style:text-properties fo:font-style="normal" officeooo:rsid="00b083df" style:font-style-asian="normal" style:font-style-complex="normal"/>
    </style:style>
    <style:style style:name="T61" style:family="text">
      <style:text-properties fo:font-style="normal" officeooo:rsid="00b0a986" style:font-style-asian="normal" style:font-style-complex="normal"/>
    </style:style>
    <style:style style:name="T62" style:family="text">
      <style:text-properties fo:font-style="normal" officeooo:rsid="00bb226d" style:font-style-asian="normal" style:font-style-complex="normal"/>
    </style:style>
    <style:style style:name="T63" style:family="text">
      <style:text-properties fo:font-style="normal" officeooo:rsid="0114fc6e" style:font-style-asian="normal" style:font-style-complex="normal"/>
    </style:style>
    <style:style style:name="T64" style:family="text">
      <style:text-properties fo:font-style="normal" officeooo:rsid="012cc604" style:font-style-asian="normal" style:font-style-complex="normal"/>
    </style:style>
    <style:style style:name="T65" style:family="text">
      <style:text-properties fo:font-style="normal" officeooo:rsid="0136a540" style:font-style-asian="normal" style:font-style-complex="normal"/>
    </style:style>
    <style:style style:name="T66" style:family="text">
      <style:text-properties fo:font-style="normal" officeooo:rsid="0137bc7c" style:font-style-asian="normal" style:font-style-complex="normal"/>
    </style:style>
    <style:style style:name="T67" style:family="text">
      <style:text-properties fo:font-style="normal" officeooo:rsid="013a1f3c" style:font-style-asian="normal" style:font-style-complex="normal"/>
    </style:style>
    <style:style style:name="T68" style:family="text">
      <style:text-properties fo:font-style="normal" officeooo:rsid="013a3821" style:font-style-asian="normal" style:font-style-complex="normal"/>
    </style:style>
    <style:style style:name="T69" style:family="text">
      <style:text-properties fo:font-style="normal" officeooo:rsid="015d3779"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7b6b16" style:font-style-asian="normal" style:font-weight-asian="normal" style:font-style-complex="normal" style:font-weight-complex="normal"/>
    </style:style>
    <style:style style:name="T72" style:family="text">
      <style:text-properties fo:font-style="normal" fo:font-weight="normal" officeooo:rsid="0086bf9f" style:font-style-asian="normal" style:font-weight-asian="normal" style:font-style-complex="normal" style:font-weight-complex="normal"/>
    </style:style>
    <style:style style:name="T73" style:family="text">
      <style:text-properties fo:font-style="normal" fo:font-weight="normal" officeooo:rsid="00b291eb" style:font-style-asian="normal" style:font-weight-asian="normal" style:font-style-complex="normal" style:font-weight-complex="normal"/>
    </style:style>
    <style:style style:name="T74" style:family="text">
      <style:text-properties fo:font-style="normal" fo:font-weight="normal" officeooo:rsid="00b5090e" style:font-style-asian="normal" style:font-weight-asian="normal" style:font-style-complex="normal" style:font-weight-complex="normal"/>
    </style:style>
    <style:style style:name="T75" style:family="text">
      <style:text-properties fo:font-style="normal" fo:font-weight="normal" officeooo:rsid="00bc7ded" style:font-style-asian="normal" style:font-weight-asian="normal" style:font-style-complex="normal" style:font-weight-complex="normal"/>
    </style:style>
    <style:style style:name="T76" style:family="text">
      <style:text-properties fo:font-style="normal" fo:font-weight="normal" officeooo:rsid="012cc604" style:font-style-asian="normal" style:font-weight-asian="normal" style:font-style-complex="normal" style:font-weight-complex="normal"/>
    </style:style>
    <style:style style:name="T77" style:family="text">
      <style:text-properties fo:font-style="normal" fo:font-weight="normal" officeooo:rsid="012d6988" style:font-style-asian="normal" style:font-weight-asian="normal" style:font-style-complex="normal" style:font-weight-complex="normal"/>
    </style:style>
    <style:style style:name="T78" style:family="text">
      <style:text-properties fo:font-style="normal" fo:font-weight="normal" officeooo:rsid="013bedbb" style:font-style-asian="normal" style:font-weight-asian="normal" style:font-style-complex="normal" style:font-weight-complex="normal"/>
    </style:style>
    <style:style style:name="T79" style:family="text">
      <style:text-properties fo:font-style="normal" fo:font-weight="normal" officeooo:rsid="013c40c6" style:font-style-asian="normal" style:font-weight-asian="normal" style:font-style-complex="normal" style:font-weight-complex="normal"/>
    </style:style>
    <style:style style:name="T80" style:family="text">
      <style:text-properties fo:font-size="12pt" fo:language="en" fo:country="CA" fo:font-style="normal" fo:font-weight="normal" style:font-size-asian="10.5pt" style:font-style-asian="normal" style:font-weight-asian="normal" style:font-size-complex="12pt" style:font-style-complex="normal" style:font-weight-complex="normal"/>
    </style:style>
    <style:style style:name="T81" style:family="text">
      <style:text-properties fo:font-size="12pt" fo:language="en" fo:country="CA" fo:font-style="normal" fo:font-weight="normal" officeooo:rsid="013db096" style:font-size-asian="10.5pt" style:font-style-asian="normal" style:font-weight-asian="normal" style:font-size-complex="12pt" style:font-style-complex="normal" style:font-weight-complex="normal"/>
    </style:style>
    <style:style style:name="T82" style:family="text">
      <style:text-properties fo:font-size="12pt" fo:language="en" fo:country="CA" fo:font-style="normal" fo:font-weight="normal" officeooo:rsid="007b6b16" style:font-size-asian="10.5pt" style:font-style-asian="normal" style:font-weight-asian="normal" style:font-size-complex="12pt" style:font-style-complex="normal" style:font-weight-complex="normal"/>
    </style:style>
    <style:style style:name="T83" style:family="text">
      <style:text-properties fo:font-size="12pt" fo:language="en" fo:country="CA" fo:font-style="normal" fo:font-weight="normal" officeooo:rsid="00bc7ded" style:font-size-asian="10.5pt" style:font-style-asian="normal" style:font-weight-asian="normal" style:font-size-complex="12pt" style:font-style-complex="normal" style:font-weight-complex="normal"/>
    </style:style>
    <style:style style:name="T84" style:family="text">
      <style:text-properties fo:font-size="12pt" fo:language="en" fo:country="CA" fo:font-style="normal" fo:font-weight="normal" officeooo:rsid="013bedbb" style:font-size-asian="10.5pt" style:font-style-asian="normal" style:font-weight-asian="normal" style:font-size-complex="12pt" style:font-style-complex="normal" style:font-weight-complex="normal"/>
    </style:style>
    <style:style style:name="T85" style:family="text">
      <style:text-properties fo:font-size="12pt" fo:language="en" fo:country="CA" fo:font-style="normal" fo:font-weight="normal" officeooo:rsid="00be6f5f" style:font-size-asian="10.5pt" style:font-style-asian="normal" style:font-weight-asian="normal" style:font-size-complex="12pt" style:font-style-complex="normal" style:font-weight-complex="normal"/>
    </style:style>
    <style:style style:name="T86" style:family="text">
      <style:text-properties fo:font-size="12pt" fo:language="en" fo:country="CA" fo:font-style="normal" fo:font-weight="normal" officeooo:rsid="012d6988" style:font-size-asian="10.5pt" style:font-style-asian="normal" style:font-weight-asian="normal" style:font-size-complex="12pt" style:font-style-complex="normal" style:font-weight-complex="normal"/>
    </style:style>
    <style:style style:name="T87" style:family="text">
      <style:text-properties fo:font-size="12pt" fo:language="en" fo:country="CA" fo:font-style="normal" fo:font-weight="normal" officeooo:rsid="008143ac" style:font-size-asian="10.5pt" style:font-style-asian="normal" style:font-weight-asian="normal" style:font-size-complex="12pt" style:font-style-complex="normal" style:font-weight-complex="normal"/>
    </style:style>
    <style:style style:name="T88" style:family="text">
      <style:text-properties fo:font-size="12pt" fo:language="en" fo:country="CA" fo:font-style="normal" fo:font-weight="normal" officeooo:rsid="014415f5" style:font-size-asian="10.5pt" style:font-style-asian="normal" style:font-weight-asian="normal" style:font-size-complex="12pt" style:font-style-complex="normal" style:font-weight-complex="normal"/>
    </style:style>
    <style:style style:name="T89" style:family="text">
      <style:text-properties fo:font-size="12pt" fo:language="en" fo:country="CA" fo:font-style="normal" fo:font-weight="normal" officeooo:rsid="013c40c6" style:font-size-asian="10.5pt" style:font-style-asian="normal" style:font-weight-asian="normal" style:font-size-complex="12pt" style:font-style-complex="normal" style:font-weight-complex="normal"/>
    </style:style>
    <style:style style:name="T90" style:family="text">
      <style:text-properties fo:font-size="12pt" fo:language="en" fo:country="CA" fo:font-style="normal" fo:font-weight="normal" officeooo:rsid="007e5046" style:font-size-asian="10.5pt" style:font-style-asian="normal" style:font-weight-asian="normal" style:font-size-complex="12pt" style:font-style-complex="normal" style:font-weight-complex="normal"/>
    </style:style>
    <style:style style:name="T91" style:family="text">
      <style:text-properties fo:font-size="12pt" fo:language="en" fo:country="CA" fo:font-style="normal" fo:font-weight="normal" officeooo:rsid="0084c561" style:font-size-asian="10.5pt" style:font-style-asian="normal" style:font-weight-asian="normal" style:font-size-complex="12pt" style:font-style-complex="normal" style:font-weight-complex="normal"/>
    </style:style>
    <style:style style:name="T92" style:family="text">
      <style:text-properties fo:font-size="12pt" fo:language="en" fo:country="CA" fo:font-style="normal" fo:font-weight="normal" officeooo:rsid="013f9f5d" style:font-size-asian="10.5pt" style:font-style-asian="normal" style:font-weight-asian="normal" style:font-size-complex="12pt" style:font-style-complex="normal" style:font-weight-complex="normal"/>
    </style:style>
    <style:style style:name="T93" style:family="text">
      <style:text-properties fo:font-size="12pt" fo:language="en" fo:country="CA" fo:font-style="normal" fo:font-weight="normal" officeooo:rsid="0116031c" style:font-size-asian="10.5pt" style:font-style-asian="normal" style:font-weight-asian="normal" style:font-size-complex="12pt" style:font-style-complex="normal" style:font-weight-complex="normal"/>
    </style:style>
    <style:style style:name="T94" style:family="text">
      <style:text-properties fo:font-size="12pt" fo:language="en" fo:country="CA" fo:font-style="normal" fo:font-weight="normal" officeooo:rsid="007d894e" style:font-size-asian="10.5pt" style:font-style-asian="normal" style:font-weight-asian="normal" style:font-size-complex="12pt" style:font-style-complex="normal" style:font-weight-complex="normal"/>
    </style:style>
    <style:style style:name="T95" style:family="text">
      <style:text-properties fo:font-size="12pt" fo:language="en" fo:country="CA" fo:font-style="normal" fo:font-weight="normal" officeooo:rsid="00b291eb" style:font-size-asian="10.5pt" style:font-style-asian="normal" style:font-weight-asian="normal" style:font-size-complex="12pt" style:font-style-complex="normal" style:font-weight-complex="normal"/>
    </style:style>
    <style:style style:name="T96" style:family="text">
      <style:text-properties fo:font-size="12pt" fo:language="en" fo:country="CA" fo:font-style="normal" fo:font-weight="normal" officeooo:rsid="01230ffc" style:font-size-asian="10.5pt" style:font-style-asian="normal" style:font-weight-asian="normal" style:font-size-complex="12pt" style:font-style-complex="normal" style:font-weight-complex="normal"/>
    </style:style>
    <style:style style:name="T97" style:family="text">
      <style:text-properties fo:font-size="12pt" fo:language="en" fo:country="CA" fo:font-style="normal" fo:font-weight="normal" officeooo:rsid="015d3779" style:font-size-asian="10.5pt" style:font-style-asian="normal" style:font-weight-asian="normal" style:font-size-complex="12pt" style:font-style-complex="normal" style:font-weight-complex="normal"/>
    </style:style>
    <style:style style:name="T98" style:family="text">
      <style:text-properties style:text-line-through-style="none" style:text-line-through-type="none"/>
    </style:style>
    <style:style style:name="T99" style:family="text">
      <style:text-properties style:text-line-through-style="none" style:text-line-through-type="none" style:text-position="0% 100%" officeooo:rsid="00945407"/>
    </style:style>
    <style:style style:name="T100" style:family="text">
      <style:text-properties style:text-line-through-style="none" style:text-line-through-type="none" style:text-position="0% 100%" officeooo:rsid="00c285b0"/>
    </style:style>
    <style:style style:name="T101" style:family="text">
      <style:text-properties style:text-line-through-style="none" style:text-line-through-type="none" officeooo:rsid="008fc9e5"/>
    </style:style>
    <style:style style:name="T102" style:family="text">
      <style:text-properties style:text-line-through-style="none" style:text-line-through-type="none" officeooo:rsid="009139f3"/>
    </style:style>
    <style:style style:name="T103" style:family="text">
      <style:text-properties style:text-line-through-style="none" style:text-line-through-type="none" officeooo:rsid="00945407"/>
    </style:style>
    <style:style style:name="T104" style:family="text">
      <style:text-properties style:text-line-through-style="none" style:text-line-through-type="none" officeooo:rsid="0097bf97"/>
    </style:style>
    <style:style style:name="T105" style:family="text">
      <style:text-properties style:text-line-through-style="none" style:text-line-through-type="none" officeooo:rsid="00c0d165"/>
    </style:style>
    <style:style style:name="T106" style:family="text">
      <style:text-properties style:text-line-through-style="none" style:text-line-through-type="none" officeooo:rsid="00c285b0"/>
    </style:style>
    <style:style style:name="T107" style:family="text">
      <style:text-properties style:text-line-through-style="none" style:text-line-through-type="none" officeooo:rsid="00c29dbb"/>
    </style:style>
    <style:style style:name="T108" style:family="text">
      <style:text-properties style:text-line-through-style="none" style:text-line-through-type="none" officeooo:rsid="01162a29"/>
    </style:style>
    <style:style style:name="T109" style:family="text">
      <style:text-properties style:text-line-through-style="none" style:text-line-through-type="none" officeooo:rsid="011997ba"/>
    </style:style>
    <style:style style:name="T110" style:family="text">
      <style:text-properties style:text-line-through-style="none" style:text-line-through-type="none" officeooo:rsid="012578d0"/>
    </style:style>
    <style:style style:name="T111" style:family="text">
      <style:text-properties style:text-line-through-style="none" style:text-line-through-type="none" officeooo:rsid="01307bae"/>
    </style:style>
    <style:style style:name="T112" style:family="text">
      <style:text-properties style:text-line-through-style="none" style:text-line-through-type="none" officeooo:rsid="01463c24"/>
    </style:style>
    <style:style style:name="T113" style:family="text">
      <style:text-properties style:text-line-through-style="none" style:text-line-through-type="none" officeooo:rsid="01464104"/>
    </style:style>
    <style:style style:name="T114" style:family="text">
      <style:text-properties style:text-line-through-style="none" style:text-line-through-type="none" officeooo:rsid="01476ed1"/>
    </style:style>
    <style:style style:name="T115" style:family="text">
      <style:text-properties style:text-line-through-style="none" style:text-line-through-type="none" officeooo:rsid="0148ae68"/>
    </style:style>
    <style:style style:name="T116" style:family="text">
      <style:text-properties officeooo:rsid="0097bf97"/>
    </style:style>
    <style:style style:name="T117" style:family="text">
      <style:text-properties officeooo:rsid="00a5a477"/>
    </style:style>
    <style:style style:name="T118" style:family="text">
      <style:text-properties officeooo:rsid="00e57382"/>
    </style:style>
    <style:style style:name="T119" style:family="text">
      <style:text-properties officeooo:rsid="00a987f2"/>
    </style:style>
    <style:style style:name="T120" style:family="text">
      <style:text-properties officeooo:rsid="006ee93d"/>
    </style:style>
    <style:style style:name="T121" style:family="text">
      <style:text-properties officeooo:rsid="00896e95"/>
    </style:style>
    <style:style style:name="T122" style:family="text">
      <style:text-properties officeooo:rsid="008b4e9b"/>
    </style:style>
    <style:style style:name="T123" style:family="text">
      <style:text-properties officeooo:rsid="00969f9f"/>
    </style:style>
    <style:style style:name="T124" style:family="text">
      <style:text-properties officeooo:rsid="00a0477a"/>
    </style:style>
    <style:style style:name="T125" style:family="text">
      <style:text-properties officeooo:rsid="00bacc4d"/>
    </style:style>
    <style:style style:name="T126" style:family="text">
      <style:text-properties officeooo:rsid="00cbbda7"/>
    </style:style>
    <style:style style:name="T127" style:family="text">
      <style:text-properties officeooo:rsid="00d6ff8c"/>
    </style:style>
    <style:style style:name="T128" style:family="text">
      <style:text-properties officeooo:rsid="00db16b7"/>
    </style:style>
    <style:style style:name="T129" style:family="text">
      <style:text-properties officeooo:rsid="00e9d4f6"/>
    </style:style>
    <style:style style:name="T130" style:family="text">
      <style:text-properties officeooo:rsid="00ffb2dd"/>
    </style:style>
    <style:style style:name="T131" style:family="text">
      <style:text-properties fo:language="en" fo:country="CA"/>
    </style:style>
    <style:style style:name="T132" style:family="text">
      <style:text-properties fo:language="en" fo:country="CA" fo:font-style="normal" fo:font-weight="normal" officeooo:rsid="010eb548" style:font-size-asian="10.5pt" style:font-style-asian="normal" style:font-weight-asian="normal" style:font-size-complex="12pt" style:font-style-complex="normal" style:font-weight-complex="normal"/>
    </style:style>
    <style:style style:name="T133" style:family="text">
      <style:text-properties fo:language="en" fo:country="CA" fo:font-style="normal" fo:font-weight="normal" officeooo:rsid="010b847b" style:font-size-asian="10.5pt" style:font-style-asian="normal" style:font-weight-asian="normal" style:font-size-complex="12pt" style:font-style-complex="normal" style:font-weight-complex="normal"/>
    </style:style>
    <style:style style:name="T134" style:family="text">
      <style:text-properties fo:language="en" fo:country="CA" fo:font-style="normal" fo:font-weight="normal" officeooo:rsid="0110444f" style:font-size-asian="10.5pt" style:font-style-asian="normal" style:font-weight-asian="normal" style:font-size-complex="12pt" style:font-style-complex="normal" style:font-weight-complex="normal"/>
    </style:style>
    <style:style style:name="T135" style:family="text">
      <style:text-properties fo:language="en" fo:country="CA" fo:font-style="normal" fo:font-weight="normal" officeooo:rsid="010db656" style:font-size-asian="10.5pt" style:font-style-asian="normal" style:font-weight-asian="normal" style:font-size-complex="12pt" style:font-style-complex="normal" style:font-weight-complex="normal"/>
    </style:style>
    <style:style style:name="T136" style:family="text">
      <style:text-properties fo:language="en" fo:country="CA" fo:font-style="normal" fo:font-weight="normal" officeooo:rsid="010c727c" style:font-size-asian="10.5pt" style:font-style-asian="normal" style:font-weight-asian="normal" style:font-size-complex="12pt" style:font-style-complex="normal" style:font-weight-complex="normal"/>
    </style:style>
    <style:style style:name="T137" style:family="text">
      <style:text-properties fo:language="en" fo:country="CA" fo:font-style="normal" fo:font-weight="normal" officeooo:rsid="011e4b71" style:font-size-asian="10.5pt" style:font-style-asian="normal" style:font-weight-asian="normal" style:font-size-complex="12pt" style:font-style-complex="normal" style:font-weight-complex="normal"/>
    </style:style>
    <style:style style:name="T138" style:family="text">
      <style:text-properties fo:language="en" fo:country="CA" fo:font-style="normal" fo:font-weight="normal" officeooo:rsid="011fadd9" style:font-size-asian="10.5pt" style:font-style-asian="normal" style:font-weight-asian="normal" style:font-size-complex="12pt" style:font-style-complex="normal" style:font-weight-complex="normal"/>
    </style:style>
    <style:style style:name="T139" style:family="text">
      <style:text-properties fo:language="en" fo:country="CA" fo:font-style="normal" fo:font-weight="normal" officeooo:rsid="011fb69b" style:font-size-asian="10.5pt" style:font-style-asian="normal" style:font-weight-asian="normal" style:font-size-complex="12pt" style:font-style-complex="normal" style:font-weight-complex="normal"/>
    </style:style>
    <style:style style:name="T140" style:family="text">
      <style:text-properties fo:language="en" fo:country="CA" fo:font-style="normal" fo:font-weight="normal" officeooo:rsid="01207660" style:font-size-asian="10.5pt" style:font-style-asian="normal" style:font-weight-asian="normal" style:font-size-complex="12pt" style:font-style-complex="normal" style:font-weight-complex="normal"/>
    </style:style>
    <style:style style:name="T141" style:family="text">
      <style:text-properties fo:language="en" fo:country="CA" fo:font-style="normal" fo:font-weight="normal" officeooo:rsid="011f7c04" style:font-size-asian="10.5pt" style:font-style-asian="normal" style:font-weight-asian="normal" style:font-size-complex="12pt" style:font-style-complex="normal" style:font-weight-complex="normal"/>
    </style:style>
    <style:style style:name="T142" style:family="text">
      <style:text-properties officeooo:rsid="0114fc6e"/>
    </style:style>
    <style:style style:name="T143" style:family="text">
      <style:text-properties officeooo:rsid="01212a71"/>
    </style:style>
    <style:style style:name="T144" style:family="text">
      <style:text-properties officeooo:rsid="012404d5"/>
    </style:style>
    <style:style style:name="T145" style:family="text">
      <style:text-properties officeooo:rsid="012578d0"/>
    </style:style>
    <style:style style:name="T146" style:family="text">
      <style:text-properties officeooo:rsid="012686f3"/>
    </style:style>
    <style:style style:name="T147" style:family="text">
      <style:text-properties officeooo:rsid="01273364"/>
    </style:style>
    <style:style style:name="T148" style:family="text">
      <style:text-properties officeooo:rsid="012b7bdf"/>
    </style:style>
    <style:style style:name="T149" style:family="text">
      <style:text-properties officeooo:rsid="01310a3a"/>
    </style:style>
    <style:style style:name="T150" style:family="text">
      <style:text-properties officeooo:rsid="0148ae68"/>
    </style:style>
    <style:style style:name="T151" style:family="text">
      <style:text-properties officeooo:rsid="014c77d5"/>
    </style:style>
    <style:style style:name="T152" style:family="text">
      <style:text-properties officeooo:rsid="014cd7dc"/>
    </style:style>
    <style:style style:name="T153" style:family="text">
      <style:text-properties officeooo:rsid="014e82cd"/>
    </style:style>
    <style:style style:name="T154" style:family="text">
      <style:text-properties officeooo:rsid="01582b72"/>
    </style:style>
    <style:style style:name="T155" style:family="text">
      <style:text-properties officeooo:rsid="015aa876"/>
    </style:style>
    <style:style style:name="T156" style:family="text">
      <style:text-properties officeooo:rsid="015c68cc"/>
    </style:style>
    <style:style style:name="T157" style:family="text">
      <style:text-properties officeooo:rsid="015d3779"/>
    </style:style>
    <style:style style:name="T158" style:family="text">
      <style:text-properties officeooo:rsid="016013e3"/>
    </style:style>
    <style:style style:name="T159" style:family="text">
      <style:text-properties style:font-name="Times New Roman" fo:font-size="12pt" fo:language="en" fo:country="CA" fo:font-style="normal" fo:font-weight="normal" officeooo:rsid="00a987f2" style:font-size-asian="10.5pt" style:font-style-asian="normal" style:font-weight-asian="normal" style:font-size-complex="12pt" style:font-style-complex="normal" style:font-weight-complex="normal"/>
    </style:style>
    <style:style style:name="T1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false">
        <text:changed-region xml:id="ct140227819788816" text:id="ct140227819788816">
          <text:deletion>
            <office:change-info>
              <dc:creator>A Sternin</dc:creator>
              <dc:date>2017-04-19T09:30:00</dc:date>
            </office:change-info>
            <text:p text:style-name="P1">7</text:p>
          </text:deletion>
        </text:changed-region>
        <text:changed-region xml:id="ct140227819794208" text:id="ct140227819794208">
          <text:insertion>
            <office:change-info>
              <dc:creator>A Sternin</dc:creator>
              <dc:date>2017-04-19T09:30:00</dc:date>
            </office:change-info>
          </text:insertion>
        </text:changed-region>
        <text:changed-region xml:id="ct140227819795376" text:id="ct140227819795376">
          <text:deletion>
            <office:change-info>
              <dc:creator>A Sternin</dc:creator>
              <dc:date>2017-04-19T09:30:00</dc:date>
            </office:change-info>
            <text:p text:style-name="P2">p</text:p>
          </text:deletion>
        </text:changed-region>
        <text:changed-region xml:id="ct140227819796480" text:id="ct140227819796480">
          <text:insertion>
            <office:change-info>
              <dc:creator>A Sternin</dc:creator>
              <dc:date>2017-04-19T09:30:00</dc:date>
            </office:change-info>
          </text:insertion>
        </text:changed-region>
        <text:changed-region xml:id="ct140227819797568" text:id="ct140227819797568">
          <text:deletion>
            <office:change-info>
              <dc:creator>A Sternin</dc:creator>
              <dc:date>2017-04-11T14:40:00</dc:date>
            </office:change-info>
            <text:p text:style-name="P3"><text:reference-mark-start text:name="ADDIN CSL_CITATION {&quot;schema&quot;: &quot;https://github.com/citation-style-language/schema/raw/master/csl-citation.json&quot;, &quot;citationItems&quot;: [{&quot;uris&quot;: [&quot;http://www.mendeley.com/documents/?uuid=135446a7-c7eb-4297-a06b-8b70ef7149a5&quot;, &quot;http://www.mendeley.com/documents/?uuid=76ff57ab-4b10-4dc9-99d7-f7b49b10351a&quot;], &quot;itemData&quot;: {&quot;author&quot;: [{&quot;dropping-particle&quot;: &quot;&quot;, &quot;family&quot;: &quot;Areni&quot;, &quot;given&quot;: &quot;Charles S.&quot;, &quot;suffix&quot;: &quot;&quot;, &quot;non-dropping-particle&quot;: &quot;&quot;, &quot;parse-names&quot;: false}, {&quot;dropping-particle&quot;: &quot;&quot;, &quot;family&quot;: &quot;Kim&quot;, &quot;given&quot;: &quot;David&quot;, &quot;suffix&quot;: &quot;&quot;, &quot;non-dropping-particle&quot;: &quot;&quot;, &quot;parse-names&quot;: false}], &quot;container-title&quot;: &quot;NA - Advances in Consumer Research Volume 20&quot;, &quot;type&quot;: &quot;chapter&quot;, &quot;page&quot;: &quot;336-340&quot;, &quot;publisher&quot;: &quot;Provo, UT : Association for Consumer Research&quot;, &quot;editor&quot;: [{&quot;dropping-particle&quot;: &quot;&quot;, &quot;family&quot;: &quot;McAlister&quot;, &quot;given&quot;: &quot;Leigh&quot;, &quot;suffix&quot;: &quot;&quot;, &quot;non-dropping-particle&quot;: &quot;&quot;, &quot;parse-names&quot;: false}, {&quot;dropping-particle&quot;: &quot;&quot;, &quot;family&quot;: &quot;Rothschild&quot;, &quot;given&quot;: &quot;Michael L.&quot;, &quot;suffix&quot;: &quot;&quot;, &quot;non-dropping-particle&quot;: &quot;&quot;, &quot;parse-names&quot;: false}], &quot;title&quot;: &quot;The Influence of Background Music on Shopping Behavior: Classical Versus Top-Forty Music in a Wine Store&quot;, &quot;note&quot;: &quot;NULL&quot;, &quot;issued&quot;: {&quot;date-parts&quot;: [[&quot;1993&quot;]]}, &quot;id&quot;: &quot;ITEM-1&quot;}, &quot;id&quot;: &quot;ITEM-1&quot;}, {&quot;uris&quot;: [&quot;http://www.mendeley.com/documents/?uuid=f16baadf-7377-4f46-8ef4-d3de68a872ff&quot;, &quot;http://www.mendeley.com/documents/?uuid=2a055db0-1297-4684-861a-58679dbf78e9&quot;], &quot;itemData&quot;: {&quot;volume&quot;: &quot;84&quot;, &quot;page&quot;: &quot;271-276&quot;, &quot;id&quot;: &quot;ITEM-2&quot;, &quot;DOI&quot;: &quot;10.1037/0021-9010.84.2.271&quot;, &quot;issue&quot;: &quot;2&quot;, &quot;note&quot;: &quot;NULL&quot;, &quot;ISSN&quot;: &quot;0021-9010&quot;, &quot;author&quot;: [{&quot;dropping-particle&quot;: &quot;&quot;, &quot;family&quot;: &quot;North&quot;, &quot;given&quot;: &quot;Adrian C&quot;, &quot;suffix&quot;: &quot;&quot;, &quot;non-dropping-particle&quot;: &quot;&quot;, &quot;parse-names&quot;: false}], &quot;container-title&quot;: &quot;Journal of applied psychology&quot;, &quot;publisher&quot;: &quot;American Psychological Association&quot;, &quot;type&quot;: &quot;article-journal&quot;, &quot;issued&quot;: {&quot;date-parts&quot;: [[&quot;1999&quot;]]}, &quot;title&quot;: &quot;The influence of in-store music on wine selections.&quot;}, &quot;id&quot;: &quot;ITEM-2&quot;}], &quot;mendeley&quot;: {&quot;plainTextFormattedCitation&quot;: &quot;(Areni &amp; Kim, 1993; North, 1999)&quot;, &quot;previouslyFormattedCitation&quot;: &quot;(Areni &amp; Kim, 1993; North, 1999)&quot;, &quot;formattedCitation&quot;: &quot;(Areni &amp; Kim, 1993; North, 1999)&quot;}, &quot;properties&quot;: {&quot;noteIndex&quot;: 0}} RND7GO8MP1RyI"/>(Areni &amp; Kim, 1993; North, 1999)<text:reference-mark-end text:name="ADDIN CSL_CITATION {&quot;schema&quot;: &quot;https://github.com/citation-style-language/schema/raw/master/csl-citation.json&quot;, &quot;citationItems&quot;: [{&quot;uris&quot;: [&quot;http://www.mendeley.com/documents/?uuid=135446a7-c7eb-4297-a06b-8b70ef7149a5&quot;, &quot;http://www.mendeley.com/documents/?uuid=76ff57ab-4b10-4dc9-99d7-f7b49b10351a&quot;], &quot;itemData&quot;: {&quot;author&quot;: [{&quot;dropping-particle&quot;: &quot;&quot;, &quot;family&quot;: &quot;Areni&quot;, &quot;given&quot;: &quot;Charles S.&quot;, &quot;suffix&quot;: &quot;&quot;, &quot;non-dropping-particle&quot;: &quot;&quot;, &quot;parse-names&quot;: false}, {&quot;dropping-particle&quot;: &quot;&quot;, &quot;family&quot;: &quot;Kim&quot;, &quot;given&quot;: &quot;David&quot;, &quot;suffix&quot;: &quot;&quot;, &quot;non-dropping-particle&quot;: &quot;&quot;, &quot;parse-names&quot;: false}], &quot;container-title&quot;: &quot;NA - Advances in Consumer Research Volume 20&quot;, &quot;type&quot;: &quot;chapter&quot;, &quot;page&quot;: &quot;336-340&quot;, &quot;publisher&quot;: &quot;Provo, UT : Association for Consumer Research&quot;, &quot;editor&quot;: [{&quot;dropping-particle&quot;: &quot;&quot;, &quot;family&quot;: &quot;McAlister&quot;, &quot;given&quot;: &quot;Leigh&quot;, &quot;suffix&quot;: &quot;&quot;, &quot;non-dropping-particle&quot;: &quot;&quot;, &quot;parse-names&quot;: false}, {&quot;dropping-particle&quot;: &quot;&quot;, &quot;family&quot;: &quot;Rothschild&quot;, &quot;given&quot;: &quot;Michael L.&quot;, &quot;suffix&quot;: &quot;&quot;, &quot;non-dropping-particle&quot;: &quot;&quot;, &quot;parse-names&quot;: false}], &quot;title&quot;: &quot;The Influence of Background Music on Shopping Behavior: Classical Versus Top-Forty Music in a Wine Store&quot;, &quot;note&quot;: &quot;NULL&quot;, &quot;issued&quot;: {&quot;date-parts&quot;: [[&quot;1993&quot;]]}, &quot;id&quot;: &quot;ITEM-1&quot;}, &quot;id&quot;: &quot;ITEM-1&quot;}, {&quot;uris&quot;: [&quot;http://www.mendeley.com/documents/?uuid=f16baadf-7377-4f46-8ef4-d3de68a872ff&quot;, &quot;http://www.mendeley.com/documents/?uuid=2a055db0-1297-4684-861a-58679dbf78e9&quot;], &quot;itemData&quot;: {&quot;volume&quot;: &quot;84&quot;, &quot;page&quot;: &quot;271-276&quot;, &quot;id&quot;: &quot;ITEM-2&quot;, &quot;DOI&quot;: &quot;10.1037/0021-9010.84.2.271&quot;, &quot;issue&quot;: &quot;2&quot;, &quot;note&quot;: &quot;NULL&quot;, &quot;ISSN&quot;: &quot;0021-9010&quot;, &quot;author&quot;: [{&quot;dropping-particle&quot;: &quot;&quot;, &quot;family&quot;: &quot;North&quot;, &quot;given&quot;: &quot;Adrian C&quot;, &quot;suffix&quot;: &quot;&quot;, &quot;non-dropping-particle&quot;: &quot;&quot;, &quot;parse-names&quot;: false}], &quot;container-title&quot;: &quot;Journal of applied psychology&quot;, &quot;publisher&quot;: &quot;American Psychological Association&quot;, &quot;type&quot;: &quot;article-journal&quot;, &quot;issued&quot;: {&quot;date-parts&quot;: [[&quot;1999&quot;]]}, &quot;title&quot;: &quot;The influence of in-store music on wine selections.&quot;}, &quot;id&quot;: &quot;ITEM-2&quot;}], &quot;mendeley&quot;: {&quot;plainTextFormattedCitation&quot;: &quot;(Areni &amp; Kim, 1993; North, 1999)&quot;, &quot;previouslyFormattedCitation&quot;: &quot;(Areni &amp; Kim, 1993; North, 1999)&quot;, &quot;formattedCitation&quot;: &quot;(Areni &amp; Kim, 1993; North, 1999)&quot;}, &quot;properties&quot;: {&quot;noteIndex&quot;: 0}} RND7GO8MP1RyI"/></text:p>
          </text:deletion>
        </text:changed-region>
        <text:changed-region xml:id="ct140227819799440" text:id="ct140227819799440">
          <text:insertion>
            <office:change-info>
              <dc:creator>A Sternin</dc:creator>
              <dc:date>2017-04-11T14:40:00</dc:date>
            </office:change-info>
          </text:insertion>
        </text:changed-region>
        <text:changed-region xml:id="ct140227819800464" text:id="ct140227819800464">
          <text:deletion>
            <office:change-info>
              <dc:creator>A Sternin</dc:creator>
              <dc:date>2017-04-11T14:40:00</dc:date>
            </office:change-info>
            <text:p text:style-name="P3"><text:reference-mark-start text:name="ADDIN CSL_CITATION {&quot;schema&quot;: &quot;https://github.com/citation-style-language/schema/raw/master/csl-citation.json&quot;, &quot;citationItems&quot;: [{&quot;uris&quot;: [&quot;http://www.mendeley.com/documents/?uuid=e1ea0ef5-75c4-45a9-aaf2-0ce377bcfd83&quot;, &quot;http://www.mendeley.com/documents/?uuid=87f88d28-45b8-41a2-a0c9-3fe9969ba09b&quot;], &quot;itemData&quot;: {&quot;volume&quot;: &quot;28&quot;, &quot;page&quot;: &quot;2254-2273&quot;, &quot;id&quot;: &quot;ITEM-1&quot;, &quot;DOI&quot;: &quot;10.1111/j.1559-1816.1998.tb01370.x&quot;, &quot;issue&quot;: &quot;24&quot;, &quot;note&quot;: &quot;NULL&quot;, &quot;ISSN&quot;: &quot;0021-9029&quot;, &quot;author&quot;: [{&quot;dropping-particle&quot;: &quot;&quot;, &quot;family&quot;: &quot;North&quot;, &quot;given&quot;: &quot;Adrian C&quot;, &quot;suffix&quot;: &quot;&quot;, &quot;non-dropping-particle&quot;: &quot;&quot;, &quot;parse-names&quot;: false}], &quot;container-title&quot;: &quot;Journal of applied social psychology&quot;, &quot;publisher&quot;: &quot;Bellwether Publishing Ltd&quot;, &quot;type&quot;: &quot;article-journal&quot;, &quot;issued&quot;: {&quot;date-parts&quot;: [[&quot;1998&quot;, &quot;12&quot;]]}, &quot;title&quot;: &quot;The Effect of Music on Atmosphere and Purchase Intentions in a Cafeteria1&quot;}, &quot;id&quot;: &quot;ITEM-1&quot;}], &quot;mendeley&quot;: {&quot;plainTextFormattedCitation&quot;: &quot;(North, 1998)&quot;, &quot;previouslyFormattedCitation&quot;: &quot;(North, 1998)&quot;, &quot;formattedCitation&quot;: &quot;(North, 1998)&quot;}, &quot;properties&quot;: {&quot;noteIndex&quot;: 0}} RNDyIegiMIO2y"/>(North, 1998)<text:reference-mark-end text:name="ADDIN CSL_CITATION {&quot;schema&quot;: &quot;https://github.com/citation-style-language/schema/raw/master/csl-citation.json&quot;, &quot;citationItems&quot;: [{&quot;uris&quot;: [&quot;http://www.mendeley.com/documents/?uuid=e1ea0ef5-75c4-45a9-aaf2-0ce377bcfd83&quot;, &quot;http://www.mendeley.com/documents/?uuid=87f88d28-45b8-41a2-a0c9-3fe9969ba09b&quot;], &quot;itemData&quot;: {&quot;volume&quot;: &quot;28&quot;, &quot;page&quot;: &quot;2254-2273&quot;, &quot;id&quot;: &quot;ITEM-1&quot;, &quot;DOI&quot;: &quot;10.1111/j.1559-1816.1998.tb01370.x&quot;, &quot;issue&quot;: &quot;24&quot;, &quot;note&quot;: &quot;NULL&quot;, &quot;ISSN&quot;: &quot;0021-9029&quot;, &quot;author&quot;: [{&quot;dropping-particle&quot;: &quot;&quot;, &quot;family&quot;: &quot;North&quot;, &quot;given&quot;: &quot;Adrian C&quot;, &quot;suffix&quot;: &quot;&quot;, &quot;non-dropping-particle&quot;: &quot;&quot;, &quot;parse-names&quot;: false}], &quot;container-title&quot;: &quot;Journal of applied social psychology&quot;, &quot;publisher&quot;: &quot;Bellwether Publishing Ltd&quot;, &quot;type&quot;: &quot;article-journal&quot;, &quot;issued&quot;: {&quot;date-parts&quot;: [[&quot;1998&quot;, &quot;12&quot;]]}, &quot;title&quot;: &quot;The Effect of Music on Atmosphere and Purchase Intentions in a Cafeteria1&quot;}, &quot;id&quot;: &quot;ITEM-1&quot;}], &quot;mendeley&quot;: {&quot;plainTextFormattedCitation&quot;: &quot;(North, 1998)&quot;, &quot;previouslyFormattedCitation&quot;: &quot;(North, 1998)&quot;, &quot;formattedCitation&quot;: &quot;(North, 1998)&quot;}, &quot;properties&quot;: {&quot;noteIndex&quot;: 0}} RNDyIegiMIO2y"/></text:p>
          </text:deletion>
        </text:changed-region>
        <text:changed-region xml:id="ct140227819802768" text:id="ct140227819802768">
          <text:insertion>
            <office:change-info>
              <dc:creator>A Sternin</dc:creator>
              <dc:date>2017-04-11T14:40:00</dc:date>
            </office:change-info>
          </text:insertion>
        </text:changed-region>
        <text:changed-region xml:id="ct140227819803888" text:id="ct140227819803888">
          <text:deletion>
            <office:change-info>
              <dc:creator>A Sternin</dc:creator>
              <dc:date>2017-04-11T14:40:00</dc:date>
            </office:change-info>
            <text:p text:style-name="P3"><text:reference-mark-start text:name="ADDIN CSL_CITATION {&quot;schema&quot;: &quot;https://github.com/citation-style-language/schema/raw/master/csl-citation.json&quot;, &quot;citationItems&quot;: [{&quot;uris&quot;: [&quot;http://www.mendeley.com/documents/?uuid=88bbc788-3763-483e-8812-1888bebce080&quot;], &quot;itemData&quot;: {&quot;volume&quot;: &quot;70&quot;, &quot;page&quot;: &quot;283-294&quot;, &quot;issue&quot;: &quot;3&quot;, &quot;DOI&quot;: &quot;10.1016/0022-4359(94)90037-X&quot;, &quot;ISBN&quot;: &quot;00224359&quot;, &quot;author&quot;: [{&quot;dropping-particle&quot;: &quot;&quot;, &quot;family&quot;: &quot;Donovan&quot;, &quot;given&quot;: &quot;Robert J&quot;, &quot;suffix&quot;: &quot;&quot;, &quot;non-dropping-particle&quot;: &quot;&quot;, &quot;parse-names&quot;: false}, {&quot;dropping-particle&quot;: &quot;&quot;, &quot;family&quot;: &quot;Rossiter&quot;, &quot;given&quot;: &quot;John R&quot;, &quot;suffix&quot;: &quot;&quot;, &quot;non-dropping-particle&quot;: &quot;&quot;, &quot;parse-names&quot;: false}], &quot;container-title&quot;: &quot;Journal of Retailing&quot;, &quot;title&quot;: &quot;Store Atmosphere and Purchasing Behavior&quot;, &quot;abstract&quot;: &quot;Presents a study which aims to measure customers' emotions during shopping experience and record the effects on actual shopping behavior. Mehrabian-Russell (M-R) environmental psychology model proposed by Donovan and Rossiter in their 1982 study; Effects of pleasure and arousal on extra time spent in store and actual incremental spending; Significance to retailers.&quot;, &quot;type&quot;: &quot;article-journal&quot;, &quot;PMID&quot;: &quot;9503160770&quot;, &quot;id&quot;: &quot;ITEM-1&quot;, &quot;issued&quot;: {&quot;date-parts&quot;: [[&quot;1994&quot;]]}}, &quot;id&quot;: &quot;ITEM-1&quot;}], &quot;mendeley&quot;: {&quot;plainTextFormattedCitation&quot;: &quot;(Donovan &amp; Rossiter, 1994)&quot;, &quot;previouslyFormattedCitation&quot;: &quot;(Donovan &amp; Rossiter, 1994)&quot;, &quot;formattedCitation&quot;: &quot;(Donovan &amp; Rossiter, 1994)&quot;}, &quot;properties&quot;: {&quot;noteIndex&quot;: 0}} RNDFvRGjV4cTw"/>(Donovan &amp; Rossiter, 1994)<text:reference-mark-end text:name="ADDIN CSL_CITATION {&quot;schema&quot;: &quot;https://github.com/citation-style-language/schema/raw/master/csl-citation.json&quot;, &quot;citationItems&quot;: [{&quot;uris&quot;: [&quot;http://www.mendeley.com/documents/?uuid=88bbc788-3763-483e-8812-1888bebce080&quot;], &quot;itemData&quot;: {&quot;volume&quot;: &quot;70&quot;, &quot;page&quot;: &quot;283-294&quot;, &quot;issue&quot;: &quot;3&quot;, &quot;DOI&quot;: &quot;10.1016/0022-4359(94)90037-X&quot;, &quot;ISBN&quot;: &quot;00224359&quot;, &quot;author&quot;: [{&quot;dropping-particle&quot;: &quot;&quot;, &quot;family&quot;: &quot;Donovan&quot;, &quot;given&quot;: &quot;Robert J&quot;, &quot;suffix&quot;: &quot;&quot;, &quot;non-dropping-particle&quot;: &quot;&quot;, &quot;parse-names&quot;: false}, {&quot;dropping-particle&quot;: &quot;&quot;, &quot;family&quot;: &quot;Rossiter&quot;, &quot;given&quot;: &quot;John R&quot;, &quot;suffix&quot;: &quot;&quot;, &quot;non-dropping-particle&quot;: &quot;&quot;, &quot;parse-names&quot;: false}], &quot;container-title&quot;: &quot;Journal of Retailing&quot;, &quot;title&quot;: &quot;Store Atmosphere and Purchasing Behavior&quot;, &quot;abstract&quot;: &quot;Presents a study which aims to measure customers' emotions during shopping experience and record the effects on actual shopping behavior. Mehrabian-Russell (M-R) environmental psychology model proposed by Donovan and Rossiter in their 1982 study; Effects of pleasure and arousal on extra time spent in store and actual incremental spending; Significance to retailers.&quot;, &quot;type&quot;: &quot;article-journal&quot;, &quot;PMID&quot;: &quot;9503160770&quot;, &quot;id&quot;: &quot;ITEM-1&quot;, &quot;issued&quot;: {&quot;date-parts&quot;: [[&quot;1994&quot;]]}}, &quot;id&quot;: &quot;ITEM-1&quot;}], &quot;mendeley&quot;: {&quot;plainTextFormattedCitation&quot;: &quot;(Donovan &amp; Rossiter, 1994)&quot;, &quot;previouslyFormattedCitation&quot;: &quot;(Donovan &amp; Rossiter, 1994)&quot;, &quot;formattedCitation&quot;: &quot;(Donovan &amp; Rossiter, 1994)&quot;}, &quot;properties&quot;: {&quot;noteIndex&quot;: 0}} RNDFvRGjV4cTw"/></text:p>
          </text:deletion>
        </text:changed-region>
        <text:changed-region xml:id="ct140227819806128" text:id="ct140227819806128">
          <text:insertion>
            <office:change-info>
              <dc:creator>A Sternin</dc:creator>
              <dc:date>2017-04-11T14:40:00</dc:date>
            </office:change-info>
          </text:insertion>
        </text:changed-region>
        <text:changed-region xml:id="ct140227819807216" text:id="ct140227819807216">
          <text:deletion>
            <office:change-info>
              <dc:creator>A Sternin</dc:creator>
              <dc:date>2017-04-11T14:40:00</dc:date>
            </office:change-info>
            <text:p text:style-name="P4"><text:reference-mark-start text:name="ADDIN CSL_CITATION {&quot;schema&quot;: &quot;https://github.com/citation-style-language/schema/raw/master/csl-citation.json&quot;, &quot;citationItems&quot;: [{&quot;uris&quot;: [&quot;http://www.mendeley.com/documents/?uuid=b0a39bf1-34b2-46bc-9d06-90d910128538&quot;, &quot;http://www.mendeley.com/documents/?uuid=ff605f75-ce82-4f95-996e-1ba71da6c2c9&quot;], &quot;itemData&quot;: {&quot;type&quot;: &quot;report&quot;, &quot;note&quot;: &quot;NULL&quot;, &quot;issued&quot;: {&quot;date-parts&quot;: [[&quot;2014&quot;]]}, &quot;title&quot;: &quot;Share of Ear&quot;, &quot;id&quot;: &quot;ITEM-1&quot;}, &quot;id&quot;: &quot;ITEM-1&quot;}], &quot;mendeley&quot;: {&quot;plainTextFormattedCitation&quot;: &quot;(Share of Ear, 2014)&quot;, &quot;previouslyFormattedCitation&quot;: &quot;(&lt;i&gt;Share of Ear&lt;/i&gt;, 2014)&quot;, &quot;formattedCitation&quot;: &quot;(&lt;i&gt;Share of Ear&lt;/i&gt;, 2014)&quot;}, &quot;properties&quot;: {&quot;noteIndex&quot;: 0}} RNDweAff1lWrn"/><text:span text:style-name="T1">(</text:span><text:span text:style-name="T2">Share of Ear</text:span><text:span text:style-name="T1">, 2014)</text:span><text:reference-mark-end text:name="ADDIN CSL_CITATION {&quot;schema&quot;: &quot;https://github.com/citation-style-language/schema/raw/master/csl-citation.json&quot;, &quot;citationItems&quot;: [{&quot;uris&quot;: [&quot;http://www.mendeley.com/documents/?uuid=b0a39bf1-34b2-46bc-9d06-90d910128538&quot;, &quot;http://www.mendeley.com/documents/?uuid=ff605f75-ce82-4f95-996e-1ba71da6c2c9&quot;], &quot;itemData&quot;: {&quot;type&quot;: &quot;report&quot;, &quot;note&quot;: &quot;NULL&quot;, &quot;issued&quot;: {&quot;date-parts&quot;: [[&quot;2014&quot;]]}, &quot;title&quot;: &quot;Share of Ear&quot;, &quot;id&quot;: &quot;ITEM-1&quot;}, &quot;id&quot;: &quot;ITEM-1&quot;}], &quot;mendeley&quot;: {&quot;plainTextFormattedCitation&quot;: &quot;(Share of Ear, 2014)&quot;, &quot;previouslyFormattedCitation&quot;: &quot;(&lt;i&gt;Share of Ear&lt;/i&gt;, 2014)&quot;, &quot;formattedCitation&quot;: &quot;(&lt;i&gt;Share of Ear&lt;/i&gt;, 2014)&quot;}, &quot;properties&quot;: {&quot;noteIndex&quot;: 0}} RNDweAff1lWrn"/></text:p>
          </text:deletion>
        </text:changed-region>
        <text:changed-region xml:id="ct140227819810000" text:id="ct140227819810000">
          <text:insertion>
            <office:change-info>
              <dc:creator>A Sternin</dc:creator>
              <dc:date>2017-04-11T14:40:00</dc:date>
            </office:change-info>
          </text:insertion>
        </text:changed-region>
        <text:changed-region xml:id="ct140227819814208" text:id="ct140227819814208">
          <text:deletion>
            <office:change-info>
              <dc:creator>A Sternin</dc:creator>
              <dc:date>2017-04-11T14:40:00</dc:date>
            </office:change-info>
            <text:p text:style-name="P5"><text:reference-mark-start text:name="ADDIN CSL_CITATION {&quot;schema&quot;: &quot;https://github.com/citation-style-language/schema/raw/master/csl-citation.json&quot;, &quot;citationItems&quot;: [{&quot;uris&quot;: [&quot;http://www.mendeley.com/documents/?uuid=176e6100-e245-4a65-88ed-b63f0adad83f&quot;, &quot;http://www.mendeley.com/documents/?uuid=39a42d41-0573-43d3-b36f-259c3eb18a85&quot;], &quot;itemData&quot;: {&quot;volume&quot;: &quot;59&quot;, &quot;page&quot;: &quot;382-393&quot;, &quot;id&quot;: &quot;ITEM-1&quot;, &quot;DOI&quot;: &quot;10.1016/j.aap.2013.06.022&quot;, &quot;note&quot;: &quot;NULL&quot;, &quot;ISSN&quot;: &quot;0001-4575&quot;, &quot;author&quot;: [{&quot;dropping-particle&quot;: &quot;&quot;, &quot;family&quot;: &quot;Brodsky&quot;, &quot;given&quot;: &quot;Warren&quot;, &quot;suffix&quot;: &quot;&quot;, &quot;non-dropping-particle&quot;: &quot;&quot;, &quot;parse-names&quot;: false}], &quot;container-title&quot;: &quot;Accident analysis and prevention&quot;, &quot;publisher&quot;: &quot;Elsevier&quot;, &quot;type&quot;: &quot;article-journal&quot;, &quot;issued&quot;: {&quot;date-parts&quot;: [[&quot;2013&quot;, &quot;10&quot;]]}, &quot;title&quot;: &quot;Background music as a risk factor for distraction among young-novice drivers&quot;}, &quot;id&quot;: &quot;ITEM-1&quot;}, {&quot;uris&quot;: [&quot;http://www.mendeley.com/documents/?uuid=d17279a2-864e-428b-9153-67a7f3211a49&quot;, &quot;http://www.mendeley.com/documents/?uuid=4f28ff26-56ce-4391-ae44-72d638df2253&quot;], &quot;itemData&quot;: {&quot;volume&quot;: &quot;4&quot;, &quot;page&quot;: &quot;219-241&quot;, &quot;id&quot;: &quot;ITEM-2&quot;, &quot;DOI&quot;: &quot;10.1016/S1369-8478(01)00025-0&quot;, &quot;issue&quot;: &quot;4&quot;, &quot;note&quot;: &quot;NULL&quot;, &quot;ISSN&quot;: &quot;1369-8478&quot;, &quot;author&quot;: [{&quot;dropping-particle&quot;: &quot;&quot;, &quot;family&quot;: &quot;Brodsky&quot;, &quot;given&quot;: &quot;Warren&quot;, &quot;suffix&quot;: &quot;&quot;, &quot;non-dropping-particle&quot;: &quot;&quot;, &quot;parse-names&quot;: false}], &quot;container-title&quot;: &quot;Transportation research. Part F, Traffic psychology and behaviour&quot;, &quot;publisher&quot;: &quot;Pergamon&quot;, &quot;type&quot;: &quot;article-journal&quot;, &quot;issued&quot;: {&quot;date-parts&quot;: [[&quot;2002&quot;, &quot;12&quot;]]}, &quot;title&quot;: &quot;The effects of music tempo on simulated driving performance and vehicular control&quot;}, &quot;id&quot;: &quot;ITEM-2&quot;}, {&quot;uris&quot;: [&quot;http://www.mendeley.com/documents/?uuid=1a8f3b86-98f4-41ac-8b5c-fab1505868e5&quot;, &quot;http://www.mendeley.com/documents/?uuid=a44366be-5c6e-4adf-8bed-38200a79c772&quot;], &quot;itemData&quot;: {&quot;volume&quot;: &quot;10&quot;, &quot;page&quot;: &quot;233-243&quot;, &quot;issue&quot;: &quot;3&quot;, &quot;DOI&quot;: &quot;10.1177/001872086801000305&quot;, &quot;note&quot;: &quot;PMID: 5674359&quot;, &quot;author&quot;: [{&quot;dropping-particle&quot;: &quot;&quot;, &quot;family&quot;: &quot;Konz&quot;, &quot;given&quot;: &quot;Stephan&quot;, &quot;suffix&quot;: &quot;&quot;, &quot;non-dropping-particle&quot;: &quot;&quot;, &quot;parse-names&quot;: false}, {&quot;dropping-particle&quot;: &quot;&quot;, &quot;family&quot;: &quot;Mcdougal&quot;, &quot;given&quot;: &quot;David&quot;, &quot;suffix&quot;: &quot;&quot;, &quot;non-dropping-particle&quot;: &quot;&quot;, &quot;parse-names&quot;: false}], &quot;container-title&quot;: &quot;Human Factors&quot;, &quot;title&quot;: &quot;The Effect of Background Music on the Control Activity of an Automobile Driver&quot;, &quot;abstract&quot;: &quot; The effect of silence, slow music, and Tijuana Brass music on the control activity of twenty four automotive drivers was recorded on a Greensfield's Driveometer. Control activity was affected by the music but the effects of slow and Tijuana Brass music were not the same; speed was faster during music and weaving was less. &quot;, &quot;type&quot;: &quot;article-journal&quot;, &quot;id&quot;: &quot;ITEM-3&quot;, &quot;issued&quot;: {&quot;date-parts&quot;: [[&quot;1968&quot;]]}}, &quot;id&quot;: &quot;ITEM-3&quot;}], &quot;mendeley&quot;: {&quot;plainTextFormattedCitation&quot;: &quot;(Brodsky, 2002, 2013; Konz &amp; Mcdougal, 1968)&quot;, &quot;previouslyFormattedCitation&quot;: &quot;(Brodsky, 2002, 2013; Konz &amp; Mcdougal, 1968)&quot;, &quot;formattedCitation&quot;: &quot;(Brodsky, 2002, 2013; Konz &amp; Mcdougal, 1968)&quot;}, &quot;properties&quot;: {&quot;noteIndex&quot;: 0}} RND9fIh8nCdPN"/>(Brodsky, 2002, 2013; Konz &amp; Mcdougal, 1968)<text:reference-mark-end text:name="ADDIN CSL_CITATION {&quot;schema&quot;: &quot;https://github.com/citation-style-language/schema/raw/master/csl-citation.json&quot;, &quot;citationItems&quot;: [{&quot;uris&quot;: [&quot;http://www.mendeley.com/documents/?uuid=176e6100-e245-4a65-88ed-b63f0adad83f&quot;, &quot;http://www.mendeley.com/documents/?uuid=39a42d41-0573-43d3-b36f-259c3eb18a85&quot;], &quot;itemData&quot;: {&quot;volume&quot;: &quot;59&quot;, &quot;page&quot;: &quot;382-393&quot;, &quot;id&quot;: &quot;ITEM-1&quot;, &quot;DOI&quot;: &quot;10.1016/j.aap.2013.06.022&quot;, &quot;note&quot;: &quot;NULL&quot;, &quot;ISSN&quot;: &quot;0001-4575&quot;, &quot;author&quot;: [{&quot;dropping-particle&quot;: &quot;&quot;, &quot;family&quot;: &quot;Brodsky&quot;, &quot;given&quot;: &quot;Warren&quot;, &quot;suffix&quot;: &quot;&quot;, &quot;non-dropping-particle&quot;: &quot;&quot;, &quot;parse-names&quot;: false}], &quot;container-title&quot;: &quot;Accident analysis and prevention&quot;, &quot;publisher&quot;: &quot;Elsevier&quot;, &quot;type&quot;: &quot;article-journal&quot;, &quot;issued&quot;: {&quot;date-parts&quot;: [[&quot;2013&quot;, &quot;10&quot;]]}, &quot;title&quot;: &quot;Background music as a risk factor for distraction among young-novice drivers&quot;}, &quot;id&quot;: &quot;ITEM-1&quot;}, {&quot;uris&quot;: [&quot;http://www.mendeley.com/documents/?uuid=d17279a2-864e-428b-9153-67a7f3211a49&quot;, &quot;http://www.mendeley.com/documents/?uuid=4f28ff26-56ce-4391-ae44-72d638df2253&quot;], &quot;itemData&quot;: {&quot;volume&quot;: &quot;4&quot;, &quot;page&quot;: &quot;219-241&quot;, &quot;id&quot;: &quot;ITEM-2&quot;, &quot;DOI&quot;: &quot;10.1016/S1369-8478(01)00025-0&quot;, &quot;issue&quot;: &quot;4&quot;, &quot;note&quot;: &quot;NULL&quot;, &quot;ISSN&quot;: &quot;1369-8478&quot;, &quot;author&quot;: [{&quot;dropping-particle&quot;: &quot;&quot;, &quot;family&quot;: &quot;Brodsky&quot;, &quot;given&quot;: &quot;Warren&quot;, &quot;suffix&quot;: &quot;&quot;, &quot;non-dropping-particle&quot;: &quot;&quot;, &quot;parse-names&quot;: false}], &quot;container-title&quot;: &quot;Transportation research. Part F, Traffic psychology and behaviour&quot;, &quot;publisher&quot;: &quot;Pergamon&quot;, &quot;type&quot;: &quot;article-journal&quot;, &quot;issued&quot;: {&quot;date-parts&quot;: [[&quot;2002&quot;, &quot;12&quot;]]}, &quot;title&quot;: &quot;The effects of music tempo on simulated driving performance and vehicular control&quot;}, &quot;id&quot;: &quot;ITEM-2&quot;}, {&quot;uris&quot;: [&quot;http://www.mendeley.com/documents/?uuid=1a8f3b86-98f4-41ac-8b5c-fab1505868e5&quot;, &quot;http://www.mendeley.com/documents/?uuid=a44366be-5c6e-4adf-8bed-38200a79c772&quot;], &quot;itemData&quot;: {&quot;volume&quot;: &quot;10&quot;, &quot;page&quot;: &quot;233-243&quot;, &quot;issue&quot;: &quot;3&quot;, &quot;DOI&quot;: &quot;10.1177/001872086801000305&quot;, &quot;note&quot;: &quot;PMID: 5674359&quot;, &quot;author&quot;: [{&quot;dropping-particle&quot;: &quot;&quot;, &quot;family&quot;: &quot;Konz&quot;, &quot;given&quot;: &quot;Stephan&quot;, &quot;suffix&quot;: &quot;&quot;, &quot;non-dropping-particle&quot;: &quot;&quot;, &quot;parse-names&quot;: false}, {&quot;dropping-particle&quot;: &quot;&quot;, &quot;family&quot;: &quot;Mcdougal&quot;, &quot;given&quot;: &quot;David&quot;, &quot;suffix&quot;: &quot;&quot;, &quot;non-dropping-particle&quot;: &quot;&quot;, &quot;parse-names&quot;: false}], &quot;container-title&quot;: &quot;Human Factors&quot;, &quot;title&quot;: &quot;The Effect of Background Music on the Control Activity of an Automobile Driver&quot;, &quot;abstract&quot;: &quot; The effect of silence, slow music, and Tijuana Brass music on the control activity of twenty four automotive drivers was recorded on a Greensfield's Driveometer. Control activity was affected by the music but the effects of slow and Tijuana Brass music were not the same; speed was faster during music and weaving was less. &quot;, &quot;type&quot;: &quot;article-journal&quot;, &quot;id&quot;: &quot;ITEM-3&quot;, &quot;issued&quot;: {&quot;date-parts&quot;: [[&quot;1968&quot;]]}}, &quot;id&quot;: &quot;ITEM-3&quot;}], &quot;mendeley&quot;: {&quot;plainTextFormattedCitation&quot;: &quot;(Brodsky, 2002, 2013; Konz &amp; Mcdougal, 1968)&quot;, &quot;previouslyFormattedCitation&quot;: &quot;(Brodsky, 2002, 2013; Konz &amp; Mcdougal, 1968)&quot;, &quot;formattedCitation&quot;: &quot;(Brodsky, 2002, 2013; Konz &amp; Mcdougal, 1968)&quot;}, &quot;properties&quot;: {&quot;noteIndex&quot;: 0}} RND9fIh8nCdPN"/></text:p>
          </text:deletion>
        </text:changed-region>
        <text:changed-region xml:id="ct140227819816560" text:id="ct140227819816560">
          <text:insertion>
            <office:change-info>
              <dc:creator>A Sternin</dc:creator>
              <dc:date>2017-04-11T14:40:00</dc:date>
            </office:change-info>
          </text:insertion>
        </text:changed-region>
        <text:changed-region xml:id="ct140227819789136" text:id="ct140227819789136">
          <text:deletion>
            <office:change-info>
              <dc:creator>A Sternin</dc:creator>
              <dc:date>2017-04-11T14:40:00</dc:date>
            </office:change-info>
            <text:p text:style-name="P6"><text:reference-mark-start text:name="ADDIN CSL_CITATION {&quot;schema&quot;: &quot;https://github.com/citation-style-language/schema/raw/master/csl-citation.json&quot;, &quot;citationItems&quot;: [{&quot;uris&quot;: [&quot;http://www.mendeley.com/documents/?uuid=a60dfe14-0ca9-4266-b204-764ac081a264&quot;], &quot;itemData&quot;: {&quot;volume&quot;: &quot;43&quot;, &quot;page&quot;: &quot;101-109&quot;, &quot;issue&quot;: &quot;2&quot;, &quot;DOI&quot;: &quot;10.1037/h0054219&quot;, &quot;ISSN&quot;: &quot;0022-0663&quot;, &quot;author&quot;: [{&quot;dropping-particle&quot;: &quot;&quot;, &quot;family&quot;: &quot;Freeburne&quot;, &quot;given&quot;: &quot;Cecil M.&quot;, &quot;suffix&quot;: &quot;&quot;, &quot;non-dropping-particle&quot;: &quot;&quot;, &quot;parse-names&quot;: false}, {&quot;dropping-particle&quot;: &quot;&quot;, &quot;family&quot;: &quot;Fleischer&quot;, &quot;given&quot;: &quot;Murray S.&quot;, &quot;suffix&quot;: &quot;&quot;, &quot;non-dropping-particle&quot;: &quot;&quot;, &quot;parse-names&quot;: false}], &quot;container-title&quot;: &quot;Journal of Educational Psychology&quot;, &quot;title&quot;: &quot;The effect of music distraction upon reading rate and comprehension.&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type&quot;: &quot;article-journal&quot;, &quot;id&quot;: &quot;ITEM-1&quot;, &quot;issued&quot;: {&quot;date-parts&quot;: [[&quot;1952&quot;]]}}, &quot;id&quot;: &quot;ITEM-1&quot;}], &quot;mendeley&quot;: {&quot;plainTextFormattedCitation&quot;: &quot;(Freeburne &amp; Fleischer, 1952)&quot;, &quot;previouslyFormattedCitation&quot;: &quot;(Freeburne &amp; Fleischer, 1952)&quot;, &quot;formattedCitation&quot;: &quot;(Freeburne &amp; Fleischer, 1952)&quot;}, &quot;properties&quot;: {&quot;noteIndex&quot;: 0}} RNDvwLARRJvQ9"/>(Freeburne &amp; Fleischer, 1952)<text:reference-mark-end text:name="ADDIN CSL_CITATION {&quot;schema&quot;: &quot;https://github.com/citation-style-language/schema/raw/master/csl-citation.json&quot;, &quot;citationItems&quot;: [{&quot;uris&quot;: [&quot;http://www.mendeley.com/documents/?uuid=a60dfe14-0ca9-4266-b204-764ac081a264&quot;], &quot;itemData&quot;: {&quot;volume&quot;: &quot;43&quot;, &quot;page&quot;: &quot;101-109&quot;, &quot;issue&quot;: &quot;2&quot;, &quot;DOI&quot;: &quot;10.1037/h0054219&quot;, &quot;ISSN&quot;: &quot;0022-0663&quot;, &quot;author&quot;: [{&quot;dropping-particle&quot;: &quot;&quot;, &quot;family&quot;: &quot;Freeburne&quot;, &quot;given&quot;: &quot;Cecil M.&quot;, &quot;suffix&quot;: &quot;&quot;, &quot;non-dropping-particle&quot;: &quot;&quot;, &quot;parse-names&quot;: false}, {&quot;dropping-particle&quot;: &quot;&quot;, &quot;family&quot;: &quot;Fleischer&quot;, &quot;given&quot;: &quot;Murray S.&quot;, &quot;suffix&quot;: &quot;&quot;, &quot;non-dropping-particle&quot;: &quot;&quot;, &quot;parse-names&quot;: false}], &quot;container-title&quot;: &quot;Journal of Educational Psychology&quot;, &quot;title&quot;: &quot;The effect of music distraction upon reading rate and comprehension.&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type&quot;: &quot;article-journal&quot;, &quot;id&quot;: &quot;ITEM-1&quot;, &quot;issued&quot;: {&quot;date-parts&quot;: [[&quot;1952&quot;]]}}, &quot;id&quot;: &quot;ITEM-1&quot;}], &quot;mendeley&quot;: {&quot;plainTextFormattedCitation&quot;: &quot;(Freeburne &amp; Fleischer, 1952)&quot;, &quot;previouslyFormattedCitation&quot;: &quot;(Freeburne &amp; Fleischer, 1952)&quot;, &quot;formattedCitation&quot;: &quot;(Freeburne &amp; Fleischer, 1952)&quot;}, &quot;properties&quot;: {&quot;noteIndex&quot;: 0}} RNDvwLARRJvQ9"/></text:p>
          </text:deletion>
        </text:changed-region>
        <text:changed-region xml:id="ct140227819819136" text:id="ct140227819819136">
          <text:insertion>
            <office:change-info>
              <dc:creator>A Sternin</dc:creator>
              <dc:date>2017-04-11T14:40:00</dc:date>
            </office:change-info>
          </text:insertion>
        </text:changed-region>
        <text:changed-region xml:id="ct140227819805776" text:id="ct140227819805776">
          <text:deletion>
            <office:change-info>
              <dc:creator>A Sternin</dc:creator>
              <dc:date>2017-04-11T14:40:00</dc:date>
            </office:change-info>
            <text:p text:style-name="P6"><text:reference-mark-start text:name="ADDIN CSL_CITATION {&quot;schema&quot;: &quot;https://github.com/citation-style-language/schema/raw/master/csl-citation.json&quot;, &quot;citationItems&quot;: [{&quot;uris&quot;: [&quot;http://www.mendeley.com/documents/?uuid=2e8a1e9b-df85-4bb1-9d54-8546a1391bf2&quot;], &quot;itemData&quot;: {&quot;volume&quot;: &quot;41&quot;, &quot;page&quot;: &quot;107-122&quot;, &quot;issue&quot;: &quot;1&quot;, &quot;DOI&quot;: &quot;10.1080/14640748908402355&quot;, &quot;ISBN&quot;: &quot;1464-0740 0272-4987&quot;, &quot;ISSN&quot;: &quot;0272-4987&quot;, &quot;author&quot;: [{&quot;dropping-particle&quot;: &quot;&quot;, &quot;family&quot;: &quot;Salam\u00e9&quot;, &quot;given&quot;: &quot;Pierre&quot;, &quot;suffix&quot;: &quot;&quot;, &quot;non-dropping-particle&quot;: &quot;&quot;, &quot;parse-names&quot;: false}, {&quot;dropping-particle&quot;: &quot;&quot;, &quot;family&quot;: &quot;Baddeley&quot;, &quot;given&quot;: &quot;Alan&quot;, &quot;suffix&quot;: &quot;&quot;, &quot;non-dropping-particle&quot;: &quot;&quot;, &quot;parse-names&quot;: false}], &quot;container-title&quot;: &quot;The Quarterly Journal of Experimental Psychology Section A&quot;, &quot;title&quot;: &quot;Effects of background music on phonological short-term memory&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type&quot;: &quot;article-journal&quot;, &quot;id&quot;: &quot;ITEM-1&quot;, &quot;issued&quot;: {&quot;date-parts&quot;: [[&quot;1989&quot;, &quot;2&quot;]]}}, &quot;id&quot;: &quot;ITEM-1&quot;}], &quot;mendeley&quot;: {&quot;plainTextFormattedCitation&quot;: &quot;(Salam\u00e9 &amp; Baddeley, 1989)&quot;, &quot;previouslyFormattedCitation&quot;: &quot;(Salam\u00e9 &amp; Baddeley, 1989)&quot;, &quot;formattedCitation&quot;: &quot;(Salam\u00e9 &amp; Baddeley, 1989)&quot;}, &quot;properties&quot;: {&quot;noteIndex&quot;: 0}} RNDfwDzduagy8"/>(Salamé &amp; Baddeley, 1989)<text:reference-mark-end text:name="ADDIN CSL_CITATION {&quot;schema&quot;: &quot;https://github.com/citation-style-language/schema/raw/master/csl-citation.json&quot;, &quot;citationItems&quot;: [{&quot;uris&quot;: [&quot;http://www.mendeley.com/documents/?uuid=2e8a1e9b-df85-4bb1-9d54-8546a1391bf2&quot;], &quot;itemData&quot;: {&quot;volume&quot;: &quot;41&quot;, &quot;page&quot;: &quot;107-122&quot;, &quot;issue&quot;: &quot;1&quot;, &quot;DOI&quot;: &quot;10.1080/14640748908402355&quot;, &quot;ISBN&quot;: &quot;1464-0740 0272-4987&quot;, &quot;ISSN&quot;: &quot;0272-4987&quot;, &quot;author&quot;: [{&quot;dropping-particle&quot;: &quot;&quot;, &quot;family&quot;: &quot;Salam\u00e9&quot;, &quot;given&quot;: &quot;Pierre&quot;, &quot;suffix&quot;: &quot;&quot;, &quot;non-dropping-particle&quot;: &quot;&quot;, &quot;parse-names&quot;: false}, {&quot;dropping-particle&quot;: &quot;&quot;, &quot;family&quot;: &quot;Baddeley&quot;, &quot;given&quot;: &quot;Alan&quot;, &quot;suffix&quot;: &quot;&quot;, &quot;non-dropping-particle&quot;: &quot;&quot;, &quot;parse-names&quot;: false}], &quot;container-title&quot;: &quot;The Quarterly Journal of Experimental Psychology Section A&quot;, &quot;title&quot;: &quot;Effects of background music on phonological short-term memory&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type&quot;: &quot;article-journal&quot;, &quot;id&quot;: &quot;ITEM-1&quot;, &quot;issued&quot;: {&quot;date-parts&quot;: [[&quot;1989&quot;, &quot;2&quot;]]}}, &quot;id&quot;: &quot;ITEM-1&quot;}], &quot;mendeley&quot;: {&quot;plainTextFormattedCitation&quot;: &quot;(Salam\u00e9 &amp; Baddeley, 1989)&quot;, &quot;previouslyFormattedCitation&quot;: &quot;(Salam\u00e9 &amp; Baddeley, 1989)&quot;, &quot;formattedCitation&quot;: &quot;(Salam\u00e9 &amp; Baddeley, 1989)&quot;}, &quot;properties&quot;: {&quot;noteIndex&quot;: 0}} RNDfwDzduagy8"/></text:p>
          </text:deletion>
        </text:changed-region>
        <text:changed-region xml:id="ct140227819806352" text:id="ct140227819806352">
          <text:insertion>
            <office:change-info>
              <dc:creator>A Sternin</dc:creator>
              <dc:date>2017-04-11T14:40:00</dc:date>
            </office:change-info>
          </text:insertion>
        </text:changed-region>
        <text:changed-region xml:id="ct140227819796784" text:id="ct140227819796784">
          <text:deletion>
            <office:change-info>
              <dc:creator>A Sternin</dc:creator>
              <dc:date>2017-04-11T14:40:00</dc:date>
            </office:change-info>
            <text:p text:style-name="P6"><text:reference-mark-start text:name="ADDIN CSL_CITATION {&quot;schema&quot;: &quot;https://github.com/citation-style-language/schema/raw/master/csl-citation.json&quot;, &quot;citationItems&quot;: [{&quot;uris&quot;: [&quot;http://www.mendeley.com/documents/?uuid=90709e96-9b35-4592-8008-a14b99f35bad&quot;], &quot;itemData&quot;: {&quot;volume&quot;: &quot;29&quot;, &quot;page&quot;: &quot;173-183&quot;, &quot;DOI&quot;: &quot;10.1525/mp.2011.29.2.173&quot;, &quot;issue&quot;: &quot;2&quot;, &quot;ISBN&quot;: &quot;0520057295&quot;, &quot;ISSN&quot;: &quot;07307829&quot;, &quot;author&quot;: [{&quot;dropping-particle&quot;: &quot;&quot;, &quot;family&quot;: &quot;Patston&quot;, &quot;given&quot;: &quot;Lucy L. M.&quot;, &quot;suffix&quot;: &quot;&quot;, &quot;non-dropping-particle&quot;: &quot;&quot;, &quot;parse-names&quot;: false}, {&quot;dropping-particle&quot;: &quot;&quot;, &quot;family&quot;: &quot;Tippett&quot;, &quot;given&quot;: &quot;Lynette J.&quot;, &quot;suffix&quot;: &quot;&quot;, &quot;non-dropping-particle&quot;: &quot;&quot;, &quot;parse-names&quot;: false}], &quot;container-title&quot;: &quot;Music Perception: An Interdisciplinary Journal&quot;, &quot;title&quot;: &quot;The Effect of Background Music on Cognitive Performance in Musicians and Nonmusicians&quot;, &quot;type&quot;: &quot;article-journal&quot;, &quot;id&quot;: &quot;ITEM-1&quot;, &quot;issued&quot;: {&quot;date-parts&quot;: [[&quot;2011&quot;, &quot;12&quot;]]}}, &quot;id&quot;: &quot;ITEM-1&quot;}], &quot;mendeley&quot;: {&quot;plainTextFormattedCitation&quot;: &quot;(Patston &amp; Tippett, 2011)&quot;, &quot;previouslyFormattedCitation&quot;: &quot;(Patston &amp; Tippett, 2011)&quot;, &quot;formattedCitation&quot;: &quot;(Patston &amp; Tippett, 2011)&quot;}, &quot;properties&quot;: {&quot;noteIndex&quot;: 0}} RNDPAt7BMuDnX"/>(Patston &amp; Tippett, 2011)<text:reference-mark-end text:name="ADDIN CSL_CITATION {&quot;schema&quot;: &quot;https://github.com/citation-style-language/schema/raw/master/csl-citation.json&quot;, &quot;citationItems&quot;: [{&quot;uris&quot;: [&quot;http://www.mendeley.com/documents/?uuid=90709e96-9b35-4592-8008-a14b99f35bad&quot;], &quot;itemData&quot;: {&quot;volume&quot;: &quot;29&quot;, &quot;page&quot;: &quot;173-183&quot;, &quot;DOI&quot;: &quot;10.1525/mp.2011.29.2.173&quot;, &quot;issue&quot;: &quot;2&quot;, &quot;ISBN&quot;: &quot;0520057295&quot;, &quot;ISSN&quot;: &quot;07307829&quot;, &quot;author&quot;: [{&quot;dropping-particle&quot;: &quot;&quot;, &quot;family&quot;: &quot;Patston&quot;, &quot;given&quot;: &quot;Lucy L. M.&quot;, &quot;suffix&quot;: &quot;&quot;, &quot;non-dropping-particle&quot;: &quot;&quot;, &quot;parse-names&quot;: false}, {&quot;dropping-particle&quot;: &quot;&quot;, &quot;family&quot;: &quot;Tippett&quot;, &quot;given&quot;: &quot;Lynette J.&quot;, &quot;suffix&quot;: &quot;&quot;, &quot;non-dropping-particle&quot;: &quot;&quot;, &quot;parse-names&quot;: false}], &quot;container-title&quot;: &quot;Music Perception: An Interdisciplinary Journal&quot;, &quot;title&quot;: &quot;The Effect of Background Music on Cognitive Performance in Musicians and Nonmusicians&quot;, &quot;type&quot;: &quot;article-journal&quot;, &quot;id&quot;: &quot;ITEM-1&quot;, &quot;issued&quot;: {&quot;date-parts&quot;: [[&quot;2011&quot;, &quot;12&quot;]]}}, &quot;id&quot;: &quot;ITEM-1&quot;}], &quot;mendeley&quot;: {&quot;plainTextFormattedCitation&quot;: &quot;(Patston &amp; Tippett, 2011)&quot;, &quot;previouslyFormattedCitation&quot;: &quot;(Patston &amp; Tippett, 2011)&quot;, &quot;formattedCitation&quot;: &quot;(Patston &amp; Tippett, 2011)&quot;}, &quot;properties&quot;: {&quot;noteIndex&quot;: 0}} RNDPAt7BMuDnX"/></text:p>
          </text:deletion>
        </text:changed-region>
        <text:changed-region xml:id="ct140227819795696" text:id="ct140227819795696">
          <text:insertion>
            <office:change-info>
              <dc:creator>A Sternin</dc:creator>
              <dc:date>2017-04-11T14:40:00</dc:date>
            </office:change-info>
          </text:insertion>
        </text:changed-region>
        <text:changed-region xml:id="ct140227819798720" text:id="ct140227819798720">
          <text:deletion>
            <office:change-info>
              <dc:creator>A Sternin</dc:creator>
              <dc:date>2017-04-19T09:30:00</dc:date>
            </office:change-info>
            <text:p text:style-name="P7">h</text:p>
          </text:deletion>
        </text:changed-region>
        <text:changed-region xml:id="ct140227819803136" text:id="ct140227819803136">
          <text:insertion>
            <office:change-info>
              <dc:creator>A Sternin</dc:creator>
              <dc:date>2017-04-19T09:30:00</dc:date>
            </office:change-info>
          </text:insertion>
        </text:changed-region>
        <text:changed-region xml:id="ct140227819800944" text:id="ct140227819800944">
          <text:deletion>
            <office:change-info>
              <dc:creator>A Sternin</dc:creator>
              <dc:date>2017-04-11T14:40:00</dc:date>
            </office:change-info>
            <text:p text:style-name="P6"><text:reference-mark-start text:name="ADDIN CSL_CITATION {&quot;schema&quot;: &quot;https://github.com/citation-style-language/schema/raw/master/csl-citation.json&quot;, &quot;citationItems&quot;: [{&quot;uris&quot;: [&quot;http://www.mendeley.com/documents/?uuid=e91ed3ba-5f13-4254-bd68-3b43bf4341ec&quot;], &quot;itemData&quot;: {&quot;volume&quot;: &quot;365&quot;, &quot;page&quot;: &quot;611&quot;, &quot;issue&quot;: &quot;6447&quot;, &quot;DOI&quot;: &quot;10.1038/365611a0&quot;, &quot;ISBN&quot;: &quot;0028-0836&quot;, &quot;ISSN&quot;: &quot;0028-0836&quot;, &quot;author&quot;: [{&quot;dropping-particle&quot;: &quot;&quot;, &quot;family&quot;: &quot;Rauscher&quot;, &quot;given&quot;: &quot;F. H.&quot;, &quot;suffix&quot;: &quot;&quot;, &quot;non-dropping-particle&quot;: &quot;&quot;, &quot;parse-names&quot;: false}, {&quot;dropping-particle&quot;: &quot;&quot;, &quot;family&quot;: &quot;Shaw&quot;, &quot;given&quot;: &quot;Gordon L.&quot;, &quot;suffix&quot;: &quot;&quot;, &quot;non-dropping-particle&quot;: &quot;&quot;, &quot;parse-names&quot;: false}, {&quot;dropping-particle&quot;: &quot;&quot;, &quot;family&quot;: &quot;Ky&quot;, &quot;given&quot;: &quot;Katherine N.&quot;, &quot;suffix&quot;: &quot;&quot;, &quot;non-dropping-particle&quot;: &quot;&quot;, &quot;parse-names&quot;: false}], &quot;container-title&quot;: &quot;Nature&quot;, &quot;title&quot;: &quot;Music and spatial task performance&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PMID&quot;: &quot;8413624&quot;, &quot;id&quot;: &quot;ITEM-1&quot;, &quot;issued&quot;: {&quot;date-parts&quot;: [[&quot;1993&quot;, &quot;10&quot;, &quot;14&quot;]]}}, &quot;id&quot;: &quot;ITEM-1&quot;}], &quot;mendeley&quot;: {&quot;plainTextFormattedCitation&quot;: &quot;(Rauscher, Shaw, &amp; Ky, 1993)&quot;, &quot;previouslyFormattedCitation&quot;: &quot;(Rauscher, Shaw, &amp; Ky, 1993)&quot;, &quot;manualFormatting&quot;: &quot;Rauscher et al. 1993)&quot;, &quot;formattedCitation&quot;: &quot;(Rauscher, Shaw, &amp; Ky, 1993)&quot;}, &quot;properties&quot;: {&quot;noteIndex&quot;: 0}} RNDCf0XQ0ucDs"/>Rauscher et al. 1993)<text:reference-mark-end text:name="ADDIN CSL_CITATION {&quot;schema&quot;: &quot;https://github.com/citation-style-language/schema/raw/master/csl-citation.json&quot;, &quot;citationItems&quot;: [{&quot;uris&quot;: [&quot;http://www.mendeley.com/documents/?uuid=e91ed3ba-5f13-4254-bd68-3b43bf4341ec&quot;], &quot;itemData&quot;: {&quot;volume&quot;: &quot;365&quot;, &quot;page&quot;: &quot;611&quot;, &quot;issue&quot;: &quot;6447&quot;, &quot;DOI&quot;: &quot;10.1038/365611a0&quot;, &quot;ISBN&quot;: &quot;0028-0836&quot;, &quot;ISSN&quot;: &quot;0028-0836&quot;, &quot;author&quot;: [{&quot;dropping-particle&quot;: &quot;&quot;, &quot;family&quot;: &quot;Rauscher&quot;, &quot;given&quot;: &quot;F. H.&quot;, &quot;suffix&quot;: &quot;&quot;, &quot;non-dropping-particle&quot;: &quot;&quot;, &quot;parse-names&quot;: false}, {&quot;dropping-particle&quot;: &quot;&quot;, &quot;family&quot;: &quot;Shaw&quot;, &quot;given&quot;: &quot;Gordon L.&quot;, &quot;suffix&quot;: &quot;&quot;, &quot;non-dropping-particle&quot;: &quot;&quot;, &quot;parse-names&quot;: false}, {&quot;dropping-particle&quot;: &quot;&quot;, &quot;family&quot;: &quot;Ky&quot;, &quot;given&quot;: &quot;Katherine N.&quot;, &quot;suffix&quot;: &quot;&quot;, &quot;non-dropping-particle&quot;: &quot;&quot;, &quot;parse-names&quot;: false}], &quot;container-title&quot;: &quot;Nature&quot;, &quot;title&quot;: &quot;Music and spatial task performance&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PMID&quot;: &quot;8413624&quot;, &quot;id&quot;: &quot;ITEM-1&quot;, &quot;issued&quot;: {&quot;date-parts&quot;: [[&quot;1993&quot;, &quot;10&quot;, &quot;14&quot;]]}}, &quot;id&quot;: &quot;ITEM-1&quot;}], &quot;mendeley&quot;: {&quot;plainTextFormattedCitation&quot;: &quot;(Rauscher, Shaw, &amp; Ky, 1993)&quot;, &quot;previouslyFormattedCitation&quot;: &quot;(Rauscher, Shaw, &amp; Ky, 1993)&quot;, &quot;manualFormatting&quot;: &quot;Rauscher et al. 1993)&quot;, &quot;formattedCitation&quot;: &quot;(Rauscher, Shaw, &amp; Ky, 1993)&quot;}, &quot;properties&quot;: {&quot;noteIndex&quot;: 0}} RNDCf0XQ0ucDs"/></text:p>
          </text:deletion>
        </text:changed-region>
        <text:changed-region xml:id="ct140227820749104" text:id="ct140227820749104">
          <text:insertion>
            <office:change-info>
              <dc:creator>A Sternin</dc:creator>
              <dc:date>2017-04-11T14:40:00</dc:date>
            </office:change-info>
          </text:insertion>
        </text:changed-region>
        <text:changed-region xml:id="ct140227819505360" text:id="ct140227819505360">
          <text:deletion>
            <office:change-info>
              <dc:creator>A Sternin</dc:creator>
              <dc:date>2017-04-11T14:40:00</dc:date>
            </office:change-info>
            <text:p text:style-name="P8"><text:reference-mark-start text:name="ADDIN CSL_CITATION {&quot;schema&quot;: &quot;https://github.com/citation-style-language/schema/raw/master/csl-citation.json&quot;, &quot;citationItems&quot;: [{&quot;uris&quot;: [&quot;http://www.mendeley.com/documents/?uuid=af223491-b6d2-4368-9157-647adaf744f8&quot;], &quot;itemData&quot;: {&quot;issue&quot;: &quot;September 2016&quot;, &quot;DOI&quot;: &quot;10.1016/B978-0-12-381460-9.00012-2&quot;, &quot;note&quot;: &quot;NULL&quot;, &quot;number-of-pages&quot;: &quot;499-550&quot;, &quot;ISSN&quot;: &quot;0963-7214&quot;, &quot;ISBN&quot;: &quot;9780123814609&quot;, &quot;author&quot;: [{&quot;dropping-particle&quot;: &quot;&quot;, &quot;family&quot;: &quot;Schellenberg&quot;, &quot;given&quot;: &quot;E. Glenn&quot;, &quot;suffix&quot;: &quot;&quot;, &quot;non-dropping-particle&quot;: &quot;&quot;, &quot;parse-names&quot;: false}, {&quot;dropping-particle&quot;: &quot;&quot;, &quot;family&quot;: &quot;Weiss&quot;, &quot;given&quot;: &quot;Michael W.&quot;, &quot;suffix&quot;: &quot;&quot;, &quot;non-dropping-particle&quot;: &quot;&quot;, &quot;parse-names&quot;: false}], &quot;container-title&quot;: &quot;The Psychology of Music (Third Edition)&quot;, &quot;title&quot;: &quot;Music and Cognitive Abilities&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type&quot;: &quot;book&quot;, &quot;id&quot;: &quot;ITEM-1&quot;, &quot;issued&quot;: {&quot;date-parts&quot;: [[&quot;2013&quot;]]}}, &quot;id&quot;: &quot;ITEM-1&quot;}], &quot;mendeley&quot;: {&quot;plainTextFormattedCitation&quot;: &quot;(Schellenberg &amp; Weiss, 2013)&quot;, &quot;previouslyFormattedCitation&quot;: &quot;(Schellenberg &amp; Weiss, 2013)&quot;, &quot;formattedCitation&quot;: &quot;(Schellenberg &amp; Weiss, 2013)&quot;}, &quot;properties&quot;: {&quot;noteIndex&quot;: 0}} RNDoysYudfyzb"/>(Schellenberg &amp; Weiss, 2013)<text:reference-mark-end text:name="ADDIN CSL_CITATION {&quot;schema&quot;: &quot;https://github.com/citation-style-language/schema/raw/master/csl-citation.json&quot;, &quot;citationItems&quot;: [{&quot;uris&quot;: [&quot;http://www.mendeley.com/documents/?uuid=af223491-b6d2-4368-9157-647adaf744f8&quot;], &quot;itemData&quot;: {&quot;issue&quot;: &quot;September 2016&quot;, &quot;DOI&quot;: &quot;10.1016/B978-0-12-381460-9.00012-2&quot;, &quot;note&quot;: &quot;NULL&quot;, &quot;number-of-pages&quot;: &quot;499-550&quot;, &quot;ISSN&quot;: &quot;0963-7214&quot;, &quot;ISBN&quot;: &quot;9780123814609&quot;, &quot;author&quot;: [{&quot;dropping-particle&quot;: &quot;&quot;, &quot;family&quot;: &quot;Schellenberg&quot;, &quot;given&quot;: &quot;E. Glenn&quot;, &quot;suffix&quot;: &quot;&quot;, &quot;non-dropping-particle&quot;: &quot;&quot;, &quot;parse-names&quot;: false}, {&quot;dropping-particle&quot;: &quot;&quot;, &quot;family&quot;: &quot;Weiss&quot;, &quot;given&quot;: &quot;Michael W.&quot;, &quot;suffix&quot;: &quot;&quot;, &quot;non-dropping-particle&quot;: &quot;&quot;, &quot;parse-names&quot;: false}], &quot;container-title&quot;: &quot;The Psychology of Music (Third Edition)&quot;, &quot;title&quot;: &quot;Music and Cognitive Abilities&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type&quot;: &quot;book&quot;, &quot;id&quot;: &quot;ITEM-1&quot;, &quot;issued&quot;: {&quot;date-parts&quot;: [[&quot;2013&quot;]]}}, &quot;id&quot;: &quot;ITEM-1&quot;}], &quot;mendeley&quot;: {&quot;plainTextFormattedCitation&quot;: &quot;(Schellenberg &amp; Weiss, 2013)&quot;, &quot;previouslyFormattedCitation&quot;: &quot;(Schellenberg &amp; Weiss, 2013)&quot;, &quot;formattedCitation&quot;: &quot;(Schellenberg &amp; Weiss, 2013)&quot;}, &quot;properties&quot;: {&quot;noteIndex&quot;: 0}} RNDoysYudfyzb"/></text:p>
          </text:deletion>
        </text:changed-region>
        <text:changed-region xml:id="ct140227819547824" text:id="ct140227819547824">
          <text:insertion>
            <office:change-info>
              <dc:creator>A Sternin</dc:creator>
              <dc:date>2017-04-11T14:40:00</dc:date>
            </office:change-info>
          </text:insertion>
        </text:changed-region>
        <text:changed-region xml:id="ct140227820820400" text:id="ct140227820820400">
          <text:deletion>
            <office:change-info>
              <dc:creator>A Sternin</dc:creator>
              <dc:date>2017-04-19T09:30:00</dc:date>
            </office:change-info>
            <text:p text:style-name="P9">r</text:p>
          </text:deletion>
        </text:changed-region>
        <text:changed-region xml:id="ct140227820821472" text:id="ct140227820821472">
          <text:insertion>
            <office:change-info>
              <dc:creator>A Sternin</dc:creator>
              <dc:date>2017-04-19T09:30:00</dc:date>
            </office:change-info>
          </text:insertion>
        </text:changed-region>
        <text:changed-region xml:id="ct140227820782496" text:id="ct140227820782496">
          <text:deletion>
            <office:change-info>
              <dc:creator>A Sternin</dc:creator>
              <dc:date>2017-04-11T14:40:00</dc:date>
            </office:change-info>
            <text:p text:style-name="P10"><text:reference-mark-start text:name="ADDIN CSL_CITATION {&quot;schema&quot;: &quot;https://github.com/citation-style-language/schema/raw/master/csl-citation.json&quot;, &quot;citationItems&quot;: [{&quot;uris&quot;: [&quot;http://www.mendeley.com/documents/?uuid=55770216-413d-448f-8469-7654342b267f&quot;], &quot;itemData&quot;: {&quot;volume&quot;: &quot;31&quot;, &quot;page&quot;: &quot;559&quot;, &quot;id&quot;: &quot;ITEM-1&quot;, &quot;DOI&quot;: &quot;10.1017/S0140525X08005293&quot;, &quot;issue&quot;: &quot;05&quot;, &quot;note&quot;: &quot;NULL&quot;, &quot;ISSN&quot;: &quot;0140-525X&quot;, &quot;author&quot;: [{&quot;dropping-particle&quot;: &quot;&quot;, &quot;family&quot;: &quot;Juslin&quot;, &quot;given&quot;: &quot;Patrik N&quot;, &quot;suffix&quot;: &quot;&quot;, &quot;non-dropping-particle&quot;: &quot;&quot;, &quot;parse-names&quot;: false}, {&quot;dropping-particle&quot;: &quot;&quot;, &quot;family&quot;: &quot;V\u00e4stfj\u00e4ll&quot;, &quot;given&quot;: &quot;Daniel&quot;, &quot;suffix&quot;: &quot;&quot;, &quot;non-dropping-particle&quot;: &quot;&quot;, &quot;parse-names&quot;: false}], &quot;container-title&quot;: &quot;The Behavioral and brain sciences&quot;, &quot;publisher&quot;: &quot;Cambridge University Press&quot;, &quot;type&quot;: &quot;article-journal&quot;, &quot;issued&quot;: {&quot;date-parts&quot;: [[&quot;2008&quot;, &quot;10&quot;]]}, &quot;title&quot;: &quot;Emotional responses to music: The need to consider underlying mechanisms&quot;}, &quot;id&quot;: &quot;ITEM-1&quot;}, {&quot;uris&quot;: [&quot;http://www.mendeley.com/documents/?uuid=b625186e-6a9b-4ac5-9c34-0dbdcfc774c0&quot;], &quot;itemData&quot;: {&quot;volume&quot;: &quot;102&quot;, &quot;page&quot;: &quot;108-134&quot;, &quot;id&quot;: &quot;ITEM-2&quot;, &quot;DOI&quot;: &quot;10.1348/000712610X506831&quot;, &quot;issue&quot;: &quot;1&quot;, &quot;ISSN&quot;: &quot;0007-1269&quot;, &quot;author&quot;: [{&quot;dropping-particle&quot;: &quot;&quot;, &quot;family&quot;: &quot;Lonsdale&quot;, &quot;given&quot;: &quot;Adam J&quot;, &quot;suffix&quot;: &quot;&quot;, &quot;non-dropping-particle&quot;: &quot;&quot;, &quot;parse-names&quot;: false}, {&quot;dropping-particle&quot;: &quot;&quot;, &quot;family&quot;: &quot;North&quot;, &quot;given&quot;: &quot;Adrian C.&quot;, &quot;suffix&quot;: &quot;&quot;, &quot;non-dropping-particle&quot;: &quot;&quot;, &quot;parse-names&quot;: false}], &quot;container-title&quot;: &quot;The British journal of psychology&quot;, &quot;title&quot;: &quot;Why do we listen to music? A uses and gratifications analysis Music uses and gratifications&quot;, &quot;type&quot;: &quot;article-journal&quot;, &quot;issued&quot;: {&quot;date-parts&quot;: [[&quot;2011&quot;, &quot;2&quot;]]}, &quot;publisher&quot;: &quot;British Psychological Society&quot;}, &quot;id&quot;: &quot;ITEM-2&quot;}, {&quot;uris&quot;: [&quot;http://www.mendeley.com/documents/?uuid=d2a2734f-6e2e-4263-8dd6-3f6b434a35de&quot;], &quot;itemData&quot;: {&quot;author&quot;: [{&quot;dropping-particle&quot;: &quot;&quot;, &quot;family&quot;: &quot;Sloboda&quot;, &quot;given&quot;: &quot;John A&quot;, &quot;suffix&quot;: &quot;&quot;, &quot;non-dropping-particle&quot;: &quot;&quot;, &quot;parse-names&quot;: false}], &quot;type&quot;: &quot;article-journal&quot;, &quot;publisher&quot;: &quot;American Psychological Association&quot;, &quot;title&quot;: &quot;Empirical studies of emotional response to music.&quot;, &quot;id&quot;: &quot;ITEM-3&quot;, &quot;ISSN&quot;: &quot;1557981272&quot;, &quot;issued&quot;: {&quot;date-parts&quot;: [[&quot;1992&quot;]]}}, &quot;id&quot;: &quot;ITEM-3&quot;}], &quot;mendeley&quot;: {&quot;plainTextFormattedCitation&quot;: &quot;(Juslin &amp; V\u00e4stfj\u00e4ll, 2008; Lonsdale &amp; North, 2011; Sloboda, 1992)&quot;, &quot;previouslyFormattedCitation&quot;: &quot;(Juslin &amp; V\u00e4stfj\u00e4ll, 2008; Lonsdale &amp; North, 2011; Sloboda, 1992)&quot;, &quot;formattedCitation&quot;: &quot;(Juslin &amp; V\u00e4stfj\u00e4ll, 2008; Lonsdale &amp; North, 2011; Sloboda, 1992)&quot;}, &quot;properties&quot;: {&quot;noteIndex&quot;: 0}} RNDLJc0TFTDZq"/>(Juslin &amp; Västfjäll, 2008; Lonsdale &amp; North, 2011; Sloboda, 1992)<text:reference-mark-end text:name="ADDIN CSL_CITATION {&quot;schema&quot;: &quot;https://github.com/citation-style-language/schema/raw/master/csl-citation.json&quot;, &quot;citationItems&quot;: [{&quot;uris&quot;: [&quot;http://www.mendeley.com/documents/?uuid=55770216-413d-448f-8469-7654342b267f&quot;], &quot;itemData&quot;: {&quot;volume&quot;: &quot;31&quot;, &quot;page&quot;: &quot;559&quot;, &quot;id&quot;: &quot;ITEM-1&quot;, &quot;DOI&quot;: &quot;10.1017/S0140525X08005293&quot;, &quot;issue&quot;: &quot;05&quot;, &quot;note&quot;: &quot;NULL&quot;, &quot;ISSN&quot;: &quot;0140-525X&quot;, &quot;author&quot;: [{&quot;dropping-particle&quot;: &quot;&quot;, &quot;family&quot;: &quot;Juslin&quot;, &quot;given&quot;: &quot;Patrik N&quot;, &quot;suffix&quot;: &quot;&quot;, &quot;non-dropping-particle&quot;: &quot;&quot;, &quot;parse-names&quot;: false}, {&quot;dropping-particle&quot;: &quot;&quot;, &quot;family&quot;: &quot;V\u00e4stfj\u00e4ll&quot;, &quot;given&quot;: &quot;Daniel&quot;, &quot;suffix&quot;: &quot;&quot;, &quot;non-dropping-particle&quot;: &quot;&quot;, &quot;parse-names&quot;: false}], &quot;container-title&quot;: &quot;The Behavioral and brain sciences&quot;, &quot;publisher&quot;: &quot;Cambridge University Press&quot;, &quot;type&quot;: &quot;article-journal&quot;, &quot;issued&quot;: {&quot;date-parts&quot;: [[&quot;2008&quot;, &quot;10&quot;]]}, &quot;title&quot;: &quot;Emotional responses to music: The need to consider underlying mechanisms&quot;}, &quot;id&quot;: &quot;ITEM-1&quot;}, {&quot;uris&quot;: [&quot;http://www.mendeley.com/documents/?uuid=b625186e-6a9b-4ac5-9c34-0dbdcfc774c0&quot;], &quot;itemData&quot;: {&quot;volume&quot;: &quot;102&quot;, &quot;page&quot;: &quot;108-134&quot;, &quot;id&quot;: &quot;ITEM-2&quot;, &quot;DOI&quot;: &quot;10.1348/000712610X506831&quot;, &quot;issue&quot;: &quot;1&quot;, &quot;ISSN&quot;: &quot;0007-1269&quot;, &quot;author&quot;: [{&quot;dropping-particle&quot;: &quot;&quot;, &quot;family&quot;: &quot;Lonsdale&quot;, &quot;given&quot;: &quot;Adam J&quot;, &quot;suffix&quot;: &quot;&quot;, &quot;non-dropping-particle&quot;: &quot;&quot;, &quot;parse-names&quot;: false}, {&quot;dropping-particle&quot;: &quot;&quot;, &quot;family&quot;: &quot;North&quot;, &quot;given&quot;: &quot;Adrian C.&quot;, &quot;suffix&quot;: &quot;&quot;, &quot;non-dropping-particle&quot;: &quot;&quot;, &quot;parse-names&quot;: false}], &quot;container-title&quot;: &quot;The British journal of psychology&quot;, &quot;title&quot;: &quot;Why do we listen to music? A uses and gratifications analysis Music uses and gratifications&quot;, &quot;type&quot;: &quot;article-journal&quot;, &quot;issued&quot;: {&quot;date-parts&quot;: [[&quot;2011&quot;, &quot;2&quot;]]}, &quot;publisher&quot;: &quot;British Psychological Society&quot;}, &quot;id&quot;: &quot;ITEM-2&quot;}, {&quot;uris&quot;: [&quot;http://www.mendeley.com/documents/?uuid=d2a2734f-6e2e-4263-8dd6-3f6b434a35de&quot;], &quot;itemData&quot;: {&quot;author&quot;: [{&quot;dropping-particle&quot;: &quot;&quot;, &quot;family&quot;: &quot;Sloboda&quot;, &quot;given&quot;: &quot;John A&quot;, &quot;suffix&quot;: &quot;&quot;, &quot;non-dropping-particle&quot;: &quot;&quot;, &quot;parse-names&quot;: false}], &quot;type&quot;: &quot;article-journal&quot;, &quot;publisher&quot;: &quot;American Psychological Association&quot;, &quot;title&quot;: &quot;Empirical studies of emotional response to music.&quot;, &quot;id&quot;: &quot;ITEM-3&quot;, &quot;ISSN&quot;: &quot;1557981272&quot;, &quot;issued&quot;: {&quot;date-parts&quot;: [[&quot;1992&quot;]]}}, &quot;id&quot;: &quot;ITEM-3&quot;}], &quot;mendeley&quot;: {&quot;plainTextFormattedCitation&quot;: &quot;(Juslin &amp; V\u00e4stfj\u00e4ll, 2008; Lonsdale &amp; North, 2011; Sloboda, 1992)&quot;, &quot;previouslyFormattedCitation&quot;: &quot;(Juslin &amp; V\u00e4stfj\u00e4ll, 2008; Lonsdale &amp; North, 2011; Sloboda, 1992)&quot;, &quot;formattedCitation&quot;: &quot;(Juslin &amp; V\u00e4stfj\u00e4ll, 2008; Lonsdale &amp; North, 2011; Sloboda, 1992)&quot;}, &quot;properties&quot;: {&quot;noteIndex&quot;: 0}} RNDLJc0TFTDZq"/></text:p>
          </text:deletion>
        </text:changed-region>
        <text:changed-region xml:id="ct140227820787216" text:id="ct140227820787216">
          <text:insertion>
            <office:change-info>
              <dc:creator>A Sternin</dc:creator>
              <dc:date>2017-04-11T14:40:00</dc:date>
            </office:change-info>
          </text:insertion>
        </text:changed-region>
        <text:changed-region xml:id="ct140227820811616" text:id="ct140227820811616">
          <text:deletion>
            <office:change-info>
              <dc:creator>A Sternin</dc:creator>
              <dc:date>2017-04-11T14:40:00</dc:date>
            </office:change-info>
            <text:p text:style-name="P11"><text:reference-mark-start text:name="ADDIN CSL_CITATION {&quot;schema&quot;: &quot;https://github.com/citation-style-language/schema/raw/master/csl-citation.json&quot;, &quot;citationItems&quot;: [{&quot;uris&quot;: [&quot;http://www.mendeley.com/documents/?uuid=316bf791-0105-4b85-a3ec-3101d4d765ab&quot;], &quot;itemData&quot;: {&quot;author&quot;: [{&quot;dropping-particle&quot;: &quot;&quot;, &quot;family&quot;: &quot;Husain&quot;, &quot;given&quot;: &quot;Gabriela&quot;, &quot;suffix&quot;: &quot;&quot;, &quot;non-dropping-particle&quot;: &quot;&quot;, &quot;parse-names&quot;: false}, {&quot;dropping-particle&quot;: &quot;&quot;, &quot;family&quot;: &quot;Thompson&quot;, &quot;given&quot;: &quot;William Forde&quot;, &quot;suffix&quot;: &quot;&quot;, &quot;non-dropping-particle&quot;: &quot;&quot;, &quot;parse-names&quot;: false}, {&quot;dropping-particle&quot;: &quot;&quot;, &quot;family&quot;: &quot;Schellenberg&quot;, &quot;given&quot;: &quot;E. Glenn&quot;, &quot;suffix&quot;: &quot;&quot;, &quot;non-dropping-particle&quot;: &quot;&quot;, &quot;parse-names&quot;: false}], &quot;container-title&quot;: &quot;Music Perception: An Interdisciplinary Journal&quot;, &quot;page&quot;: &quot;151-171&quot;, &quot;title&quot;: &quot;Effects of Musical Tempo and Mode on Arousal, Mood, and Spatial Abilities&quot;, &quot;issue&quot;: &quot;2&quot;, &quot;volume&quot;: &quot;20&quot;, &quot;type&quot;: &quot;article-journal&quot;, &quot;id&quot;: &quot;ITEM-1&quot;, &quot;issued&quot;: {&quot;date-parts&quot;: [[&quot;2002&quot;]]}}, &quot;id&quot;: &quot;ITEM-1&quot;}, {&quot;uris&quot;: [&quot;http://www.mendeley.com/documents/?uuid=aa71f269-3c47-4cf0-96fe-b6bf631314bc&quot;], &quot;itemData&quot;: {&quot;volume&quot;: &quot;12&quot;, &quot;page&quot;: &quot;248-251&quot;, &quot;issue&quot;: &quot;3&quot;, &quot;DOI&quot;: &quot;10.1111/1467-9280.00345&quot;, &quot;ISBN&quot;: &quot;1467-9280&quot;, &quot;ISSN&quot;: &quot;0956-7976&quot;, &quot;author&quot;: [{&quot;dropping-particle&quot;: &quot;&quot;, &quot;family&quot;: &quot;Thompson&quot;, &quot;given&quot;: &quot;William Forde&quot;, &quot;suffix&quot;: &quot;&quot;, &quot;non-dropping-particle&quot;: &quot;&quot;, &quot;parse-names&quot;: false}, {&quot;dropping-particle&quot;: &quot;&quot;, &quot;family&quot;: &quot;Schellenberg&quot;, &quot;given&quot;: &quot;E. Glenn&quot;, &quot;suffix&quot;: &quot;&quot;, &quot;non-dropping-particle&quot;: &quot;&quot;, &quot;parse-names&quot;: false}, {&quot;dropping-particle&quot;: &quot;&quot;, &quot;family&quot;: &quot;Husain&quot;, &quot;given&quot;: &quot;Gabriela&quot;, &quot;suffix&quot;: &quot;&quot;, &quot;non-dropping-particle&quot;: &quot;&quot;, &quot;parse-names&quot;: false}], &quot;container-title&quot;: &quot;Psychological Science&quot;, &quot;title&quot;: &quot;Arousal, Mood, and The Mozart Effect&quot;, &quot;abstract&quot;: &quot;The \u201cMozart effect\u201d refers to claims that people perform better on tests of spatial abilities after listening to music composed by Mozart. We examined whether the Mozart effect is a consequence of between-condition differences in arousal and mood. Participants completed a test of spatial abilities after listening to music or sitting in silence. The music was a Mozart sonata (a pleasant and energetic piece) for some participants and an Albinoni adagio (a slow, sad piece) for others. We also measured enjoyment, arousal, and mood. Performance on the spatial task was better following the music than the silence condition, but only for participants who heard Mozart. The two music selections also induced differential responding on the enjoyment, arousal, and mood measures. Moreover, when such differences were held constant by statistical means, the Mozart effect disappeared. These findings provide compelling evidence that the Mozart effect is an artifact of arousal and mood.&quot;, &quot;type&quot;: &quot;article-journal&quot;, &quot;PMID&quot;: &quot;11437309&quot;, &quot;id&quot;: &quot;ITEM-2&quot;, &quot;issued&quot;: {&quot;date-parts&quot;: [[&quot;2001&quot;, &quot;5&quot;, &quot;1&quot;]]}}, &quot;id&quot;: &quot;ITEM-2&quot;}], &quot;mendeley&quot;: {&quot;plainTextFormattedCitation&quot;: &quot;(Husain, Thompson, &amp; Schellenberg, 2002; W. F. Thompson, Schellenberg, &amp; Husain, 2001)&quot;, &quot;previouslyFormattedCitation&quot;: &quot;(Husain, Thompson, &amp; Schellenberg, 2002; W. F. Thompson, Schellenberg, &amp; Husain, 2001)&quot;, &quot;formattedCitation&quot;: &quot;(Husain, Thompson, &amp; Schellenberg, 2002; W. F. Thompson, Schellenberg, &amp; Husain, 2001)&quot;}, &quot;properties&quot;: {&quot;noteIndex&quot;: 0}} RNDahYhDHI18A"/>(Husain, Thompson, &amp; Schellenberg, 2002; W. F. Thompson, Schellenberg, &amp; Husain, 2001)<text:reference-mark-end text:name="ADDIN CSL_CITATION {&quot;schema&quot;: &quot;https://github.com/citation-style-language/schema/raw/master/csl-citation.json&quot;, &quot;citationItems&quot;: [{&quot;uris&quot;: [&quot;http://www.mendeley.com/documents/?uuid=316bf791-0105-4b85-a3ec-3101d4d765ab&quot;], &quot;itemData&quot;: {&quot;author&quot;: [{&quot;dropping-particle&quot;: &quot;&quot;, &quot;family&quot;: &quot;Husain&quot;, &quot;given&quot;: &quot;Gabriela&quot;, &quot;suffix&quot;: &quot;&quot;, &quot;non-dropping-particle&quot;: &quot;&quot;, &quot;parse-names&quot;: false}, {&quot;dropping-particle&quot;: &quot;&quot;, &quot;family&quot;: &quot;Thompson&quot;, &quot;given&quot;: &quot;William Forde&quot;, &quot;suffix&quot;: &quot;&quot;, &quot;non-dropping-particle&quot;: &quot;&quot;, &quot;parse-names&quot;: false}, {&quot;dropping-particle&quot;: &quot;&quot;, &quot;family&quot;: &quot;Schellenberg&quot;, &quot;given&quot;: &quot;E. Glenn&quot;, &quot;suffix&quot;: &quot;&quot;, &quot;non-dropping-particle&quot;: &quot;&quot;, &quot;parse-names&quot;: false}], &quot;container-title&quot;: &quot;Music Perception: An Interdisciplinary Journal&quot;, &quot;page&quot;: &quot;151-171&quot;, &quot;title&quot;: &quot;Effects of Musical Tempo and Mode on Arousal, Mood, and Spatial Abilities&quot;, &quot;issue&quot;: &quot;2&quot;, &quot;volume&quot;: &quot;20&quot;, &quot;type&quot;: &quot;article-journal&quot;, &quot;id&quot;: &quot;ITEM-1&quot;, &quot;issued&quot;: {&quot;date-parts&quot;: [[&quot;2002&quot;]]}}, &quot;id&quot;: &quot;ITEM-1&quot;}, {&quot;uris&quot;: [&quot;http://www.mendeley.com/documents/?uuid=aa71f269-3c47-4cf0-96fe-b6bf631314bc&quot;], &quot;itemData&quot;: {&quot;volume&quot;: &quot;12&quot;, &quot;page&quot;: &quot;248-251&quot;, &quot;issue&quot;: &quot;3&quot;, &quot;DOI&quot;: &quot;10.1111/1467-9280.00345&quot;, &quot;ISBN&quot;: &quot;1467-9280&quot;, &quot;ISSN&quot;: &quot;0956-7976&quot;, &quot;author&quot;: [{&quot;dropping-particle&quot;: &quot;&quot;, &quot;family&quot;: &quot;Thompson&quot;, &quot;given&quot;: &quot;William Forde&quot;, &quot;suffix&quot;: &quot;&quot;, &quot;non-dropping-particle&quot;: &quot;&quot;, &quot;parse-names&quot;: false}, {&quot;dropping-particle&quot;: &quot;&quot;, &quot;family&quot;: &quot;Schellenberg&quot;, &quot;given&quot;: &quot;E. Glenn&quot;, &quot;suffix&quot;: &quot;&quot;, &quot;non-dropping-particle&quot;: &quot;&quot;, &quot;parse-names&quot;: false}, {&quot;dropping-particle&quot;: &quot;&quot;, &quot;family&quot;: &quot;Husain&quot;, &quot;given&quot;: &quot;Gabriela&quot;, &quot;suffix&quot;: &quot;&quot;, &quot;non-dropping-particle&quot;: &quot;&quot;, &quot;parse-names&quot;: false}], &quot;container-title&quot;: &quot;Psychological Science&quot;, &quot;title&quot;: &quot;Arousal, Mood, and The Mozart Effect&quot;, &quot;abstract&quot;: &quot;The \u201cMozart effect\u201d refers to claims that people perform better on tests of spatial abilities after listening to music composed by Mozart. We examined whether the Mozart effect is a consequence of between-condition differences in arousal and mood. Participants completed a test of spatial abilities after listening to music or sitting in silence. The music was a Mozart sonata (a pleasant and energetic piece) for some participants and an Albinoni adagio (a slow, sad piece) for others. We also measured enjoyment, arousal, and mood. Performance on the spatial task was better following the music than the silence condition, but only for participants who heard Mozart. The two music selections also induced differential responding on the enjoyment, arousal, and mood measures. Moreover, when such differences were held constant by statistical means, the Mozart effect disappeared. These findings provide compelling evidence that the Mozart effect is an artifact of arousal and mood.&quot;, &quot;type&quot;: &quot;article-journal&quot;, &quot;PMID&quot;: &quot;11437309&quot;, &quot;id&quot;: &quot;ITEM-2&quot;, &quot;issued&quot;: {&quot;date-parts&quot;: [[&quot;2001&quot;, &quot;5&quot;, &quot;1&quot;]]}}, &quot;id&quot;: &quot;ITEM-2&quot;}], &quot;mendeley&quot;: {&quot;plainTextFormattedCitation&quot;: &quot;(Husain, Thompson, &amp; Schellenberg, 2002; W. F. Thompson, Schellenberg, &amp; Husain, 2001)&quot;, &quot;previouslyFormattedCitation&quot;: &quot;(Husain, Thompson, &amp; Schellenberg, 2002; W. F. Thompson, Schellenberg, &amp; Husain, 2001)&quot;, &quot;formattedCitation&quot;: &quot;(Husain, Thompson, &amp; Schellenberg, 2002; W. F. Thompson, Schellenberg, &amp; Husain, 2001)&quot;}, &quot;properties&quot;: {&quot;noteIndex&quot;: 0}} RNDahYhDHI18A"/></text:p>
          </text:deletion>
        </text:changed-region>
        <text:changed-region xml:id="ct140227820812480" text:id="ct140227820812480">
          <text:insertion>
            <office:change-info>
              <dc:creator>A Sternin</dc:creator>
              <dc:date>2017-04-11T14:40:00</dc:date>
            </office:change-info>
          </text:insertion>
        </text:changed-region>
        <text:changed-region xml:id="ct140227820826992" text:id="ct140227820826992">
          <text:deletion>
            <office:change-info>
              <dc:creator>A Sternin</dc:creator>
              <dc:date>2017-04-11T14:40:00</dc:date>
            </office:change-info>
            <text:p text:style-name="P12"><text:reference-mark-start text:name="ADDIN CSL_CITATION {&quot;schema&quot;: &quot;https://github.com/citation-style-language/schema/raw/master/csl-citation.json&quot;, &quot;citationItems&quot;: [{&quot;uris&quot;: [&quot;http://www.mendeley.com/documents/?uuid=9555a093-5844-44f0-b729-e80d91c30f6e&quot;], &quot;itemData&quot;: {&quot;volume&quot;: &quot;10&quot;, &quot;page&quot;: &quot;370-373&quot;, &quot;DOI&quot;: &quot;10.1111/1467-9280.00170&quot;, &quot;issue&quot;: &quot;4&quot;, &quot;note&quot;: &quot;NULL&quot;, &quot;ISSN&quot;: &quot;0956-7976&quot;, &quot;author&quot;: [{&quot;dropping-particle&quot;: &quot;&quot;, &quot;family&quot;: &quot;Nantais&quot;, &quot;given&quot;: &quot;Kristin M&quot;, &quot;suffix&quot;: &quot;&quot;, &quot;non-dropping-particle&quot;: &quot;&quot;, &quot;parse-names&quot;: false}, {&quot;dropping-particle&quot;: &quot;&quot;, &quot;family&quot;: &quot;Schellenberg&quot;, &quot;given&quot;: &quot;E. Glenn&quot;, &quot;suffix&quot;: &quot;&quot;, &quot;non-dropping-particle&quot;: &quot;&quot;, &quot;parse-names&quot;: false}], &quot;container-title&quot;: &quot;Psychological Science&quot;, &quot;title&quot;: &quot;The Mozart Effect: An Artifact of Preference&quot;, &quot;type&quot;: &quot;article-journal&quot;, &quot;id&quot;: &quot;ITEM-1&quot;, &quot;issued&quot;: {&quot;date-parts&quot;: [[&quot;1999&quot;, &quot;7&quot;, &quot;1&quot;]]}}, &quot;id&quot;: &quot;ITEM-1&quot;}], &quot;mendeley&quot;: {&quot;plainTextFormattedCitation&quot;: &quot;(Nantais &amp; Schellenberg, 1999)&quot;, &quot;previouslyFormattedCitation&quot;: &quot;(Nantais &amp; Schellenberg, 1999)&quot;, &quot;manualFormatting&quot;: &quot;Nantais and Schellenberg (1999)&quot;, &quot;formattedCitation&quot;: &quot;(Nantais &amp; Schellenberg, 1999)&quot;}, &quot;properties&quot;: {&quot;noteIndex&quot;: 0}} RNDkSsL8kW3x2"/>Nantais and Schellenberg (1999)<text:reference-mark-end text:name="ADDIN CSL_CITATION {&quot;schema&quot;: &quot;https://github.com/citation-style-language/schema/raw/master/csl-citation.json&quot;, &quot;citationItems&quot;: [{&quot;uris&quot;: [&quot;http://www.mendeley.com/documents/?uuid=9555a093-5844-44f0-b729-e80d91c30f6e&quot;], &quot;itemData&quot;: {&quot;volume&quot;: &quot;10&quot;, &quot;page&quot;: &quot;370-373&quot;, &quot;DOI&quot;: &quot;10.1111/1467-9280.00170&quot;, &quot;issue&quot;: &quot;4&quot;, &quot;note&quot;: &quot;NULL&quot;, &quot;ISSN&quot;: &quot;0956-7976&quot;, &quot;author&quot;: [{&quot;dropping-particle&quot;: &quot;&quot;, &quot;family&quot;: &quot;Nantais&quot;, &quot;given&quot;: &quot;Kristin M&quot;, &quot;suffix&quot;: &quot;&quot;, &quot;non-dropping-particle&quot;: &quot;&quot;, &quot;parse-names&quot;: false}, {&quot;dropping-particle&quot;: &quot;&quot;, &quot;family&quot;: &quot;Schellenberg&quot;, &quot;given&quot;: &quot;E. Glenn&quot;, &quot;suffix&quot;: &quot;&quot;, &quot;non-dropping-particle&quot;: &quot;&quot;, &quot;parse-names&quot;: false}], &quot;container-title&quot;: &quot;Psychological Science&quot;, &quot;title&quot;: &quot;The Mozart Effect: An Artifact of Preference&quot;, &quot;type&quot;: &quot;article-journal&quot;, &quot;id&quot;: &quot;ITEM-1&quot;, &quot;issued&quot;: {&quot;date-parts&quot;: [[&quot;1999&quot;, &quot;7&quot;, &quot;1&quot;]]}}, &quot;id&quot;: &quot;ITEM-1&quot;}], &quot;mendeley&quot;: {&quot;plainTextFormattedCitation&quot;: &quot;(Nantais &amp; Schellenberg, 1999)&quot;, &quot;previouslyFormattedCitation&quot;: &quot;(Nantais &amp; Schellenberg, 1999)&quot;, &quot;manualFormatting&quot;: &quot;Nantais and Schellenberg (1999)&quot;, &quot;formattedCitation&quot;: &quot;(Nantais &amp; Schellenberg, 1999)&quot;}, &quot;properties&quot;: {&quot;noteIndex&quot;: 0}} RNDkSsL8kW3x2"/></text:p>
          </text:deletion>
        </text:changed-region>
        <text:changed-region xml:id="ct140227820804752" text:id="ct140227820804752">
          <text:insertion>
            <office:change-info>
              <dc:creator>A Sternin</dc:creator>
              <dc:date>2017-04-11T14:40:00</dc:date>
            </office:change-info>
          </text:insertion>
        </text:changed-region>
        <text:changed-region xml:id="ct140227820809264" text:id="ct140227820809264">
          <text:deletion>
            <office:change-info>
              <dc:creator>A Sternin</dc:creator>
              <dc:date>2017-04-11T14:40:00</dc:date>
            </office:change-info>
            <text:p text:style-name="P13"><text:reference-mark-start text:name="ADDIN CSL_CITATION {&quot;schema&quot;: &quot;https://github.com/citation-style-language/schema/raw/master/csl-citation.json&quot;, &quot;citationItems&quot;: [{&quot;uris&quot;: [&quot;http://www.mendeley.com/documents/?uuid=e91ed3ba-5f13-4254-bd68-3b43bf4341ec&quot;], &quot;itemData&quot;: {&quot;volume&quot;: &quot;365&quot;, &quot;page&quot;: &quot;611&quot;, &quot;issue&quot;: &quot;6447&quot;, &quot;DOI&quot;: &quot;10.1038/365611a0&quot;, &quot;ISBN&quot;: &quot;0028-0836&quot;, &quot;ISSN&quot;: &quot;0028-0836&quot;, &quot;author&quot;: [{&quot;dropping-particle&quot;: &quot;&quot;, &quot;family&quot;: &quot;Rauscher&quot;, &quot;given&quot;: &quot;F. H.&quot;, &quot;suffix&quot;: &quot;&quot;, &quot;non-dropping-particle&quot;: &quot;&quot;, &quot;parse-names&quot;: false}, {&quot;dropping-particle&quot;: &quot;&quot;, &quot;family&quot;: &quot;Shaw&quot;, &quot;given&quot;: &quot;Gordon L.&quot;, &quot;suffix&quot;: &quot;&quot;, &quot;non-dropping-particle&quot;: &quot;&quot;, &quot;parse-names&quot;: false}, {&quot;dropping-particle&quot;: &quot;&quot;, &quot;family&quot;: &quot;Ky&quot;, &quot;given&quot;: &quot;Katherine N.&quot;, &quot;suffix&quot;: &quot;&quot;, &quot;non-dropping-particle&quot;: &quot;&quot;, &quot;parse-names&quot;: false}], &quot;container-title&quot;: &quot;Nature&quot;, &quot;title&quot;: &quot;Music and spatial task performance&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PMID&quot;: &quot;8413624&quot;, &quot;id&quot;: &quot;ITEM-1&quot;, &quot;issued&quot;: {&quot;date-parts&quot;: [[&quot;1993&quot;, &quot;10&quot;, &quot;14&quot;]]}}, &quot;id&quot;: &quot;ITEM-1&quot;}], &quot;mendeley&quot;: {&quot;plainTextFormattedCitation&quot;: &quot;(Rauscher et al., 1993)&quot;, &quot;previouslyFormattedCitation&quot;: &quot;(Rauscher et al., 1993)&quot;, &quot;manualFormatting&quot;: &quot;Rauscher et al., (1993)&quot;, &quot;formattedCitation&quot;: &quot;(Rauscher et al., 1993)&quot;}, &quot;properties&quot;: {&quot;noteIndex&quot;: 0}} RND4ExKobzFa9"/>Rauscher et al., (1993)<text:reference-mark-end text:name="ADDIN CSL_CITATION {&quot;schema&quot;: &quot;https://github.com/citation-style-language/schema/raw/master/csl-citation.json&quot;, &quot;citationItems&quot;: [{&quot;uris&quot;: [&quot;http://www.mendeley.com/documents/?uuid=e91ed3ba-5f13-4254-bd68-3b43bf4341ec&quot;], &quot;itemData&quot;: {&quot;volume&quot;: &quot;365&quot;, &quot;page&quot;: &quot;611&quot;, &quot;issue&quot;: &quot;6447&quot;, &quot;DOI&quot;: &quot;10.1038/365611a0&quot;, &quot;ISBN&quot;: &quot;0028-0836&quot;, &quot;ISSN&quot;: &quot;0028-0836&quot;, &quot;author&quot;: [{&quot;dropping-particle&quot;: &quot;&quot;, &quot;family&quot;: &quot;Rauscher&quot;, &quot;given&quot;: &quot;F. H.&quot;, &quot;suffix&quot;: &quot;&quot;, &quot;non-dropping-particle&quot;: &quot;&quot;, &quot;parse-names&quot;: false}, {&quot;dropping-particle&quot;: &quot;&quot;, &quot;family&quot;: &quot;Shaw&quot;, &quot;given&quot;: &quot;Gordon L.&quot;, &quot;suffix&quot;: &quot;&quot;, &quot;non-dropping-particle&quot;: &quot;&quot;, &quot;parse-names&quot;: false}, {&quot;dropping-particle&quot;: &quot;&quot;, &quot;family&quot;: &quot;Ky&quot;, &quot;given&quot;: &quot;Katherine N.&quot;, &quot;suffix&quot;: &quot;&quot;, &quot;non-dropping-particle&quot;: &quot;&quot;, &quot;parse-names&quot;: false}], &quot;container-title&quot;: &quot;Nature&quot;, &quot;title&quot;: &quot;Music and spatial task performance&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PMID&quot;: &quot;8413624&quot;, &quot;id&quot;: &quot;ITEM-1&quot;, &quot;issued&quot;: {&quot;date-parts&quot;: [[&quot;1993&quot;, &quot;10&quot;, &quot;14&quot;]]}}, &quot;id&quot;: &quot;ITEM-1&quot;}], &quot;mendeley&quot;: {&quot;plainTextFormattedCitation&quot;: &quot;(Rauscher et al., 1993)&quot;, &quot;previouslyFormattedCitation&quot;: &quot;(Rauscher et al., 1993)&quot;, &quot;manualFormatting&quot;: &quot;Rauscher et al., (1993)&quot;, &quot;formattedCitation&quot;: &quot;(Rauscher et al., 1993)&quot;}, &quot;properties&quot;: {&quot;noteIndex&quot;: 0}} RND4ExKobzFa9"/></text:p>
          </text:deletion>
        </text:changed-region>
        <text:changed-region xml:id="ct140227820840720" text:id="ct140227820840720">
          <text:insertion>
            <office:change-info>
              <dc:creator>A Sternin</dc:creator>
              <dc:date>2017-04-11T14:40:00</dc:date>
            </office:change-info>
          </text:insertion>
        </text:changed-region>
        <text:changed-region xml:id="ct140227820781376" text:id="ct140227820781376">
          <text:deletion>
            <office:change-info>
              <dc:creator>A Sternin</dc:creator>
              <dc:date>2017-04-11T14:40:00</dc:date>
            </office:change-info>
            <text:p text:style-name="P14"><text:reference-mark-start text:name="ADDIN CSL_CITATION {&quot;schema&quot;: &quot;https://github.com/citation-style-language/schema/raw/master/csl-citation.json&quot;, &quot;citationItems&quot;: [{&quot;uris&quot;: [&quot;http://www.mendeley.com/documents/?uuid=66725fa3-2246-49f4-8ceb-2dd534352e39&quot;], &quot;itemData&quot;: {&quot;volume&quot;: &quot;31&quot;, &quot;page&quot;: &quot;168-181&quot;, &quot;issue&quot;: &quot;2&quot;, &quot;DOI&quot;: &quot;10.1007/s12144-012-9141-6&quot;, &quot;ISSN&quot;: &quot;10461310&quot;, &quot;author&quot;: [{&quot;dropping-particle&quot;: &quot;&quot;, &quot;family&quot;: &quot;Perham&quot;, &quot;given&quot;: &quot;Nick&quot;, &quot;suffix&quot;: &quot;&quot;, &quot;non-dropping-particle&quot;: &quot;&quot;, &quot;parse-names&quot;: false}, {&quot;dropping-particle&quot;: &quot;&quot;, &quot;family&quot;: &quot;Withey&quot;, &quot;given&quot;: &quot;Tom&quot;, &quot;suffix&quot;: &quot;&quot;, &quot;non-dropping-particle&quot;: &quot;&quot;, &quot;parse-names&quot;: false}], &quot;container-title&quot;: &quot;Current Psychology&quot;, &quot;title&quot;: &quot;Liked Music Increases Spatial Rotation Performance Regardless of Tempo&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type&quot;: &quot;article-journal&quot;, &quot;id&quot;: &quot;ITEM-1&quot;, &quot;issued&quot;: {&quot;date-parts&quot;: [[&quot;2012&quot;]]}}, &quot;id&quot;: &quot;ITEM-1&quot;}], &quot;mendeley&quot;: {&quot;plainTextFormattedCitation&quot;: &quot;(Perham &amp; Withey, 2012)&quot;, &quot;previouslyFormattedCitation&quot;: &quot;(Perham &amp; Withey, 2012)&quot;, &quot;formattedCitation&quot;: &quot;(Perham &amp; Withey, 2012)&quot;}, &quot;properties&quot;: {&quot;noteIndex&quot;: 0}} RND4z7nMOig0K"/>(Perham &amp; Withey, 2012)<text:reference-mark-end text:name="ADDIN CSL_CITATION {&quot;schema&quot;: &quot;https://github.com/citation-style-language/schema/raw/master/csl-citation.json&quot;, &quot;citationItems&quot;: [{&quot;uris&quot;: [&quot;http://www.mendeley.com/documents/?uuid=66725fa3-2246-49f4-8ceb-2dd534352e39&quot;], &quot;itemData&quot;: {&quot;volume&quot;: &quot;31&quot;, &quot;page&quot;: &quot;168-181&quot;, &quot;issue&quot;: &quot;2&quot;, &quot;DOI&quot;: &quot;10.1007/s12144-012-9141-6&quot;, &quot;ISSN&quot;: &quot;10461310&quot;, &quot;author&quot;: [{&quot;dropping-particle&quot;: &quot;&quot;, &quot;family&quot;: &quot;Perham&quot;, &quot;given&quot;: &quot;Nick&quot;, &quot;suffix&quot;: &quot;&quot;, &quot;non-dropping-particle&quot;: &quot;&quot;, &quot;parse-names&quot;: false}, {&quot;dropping-particle&quot;: &quot;&quot;, &quot;family&quot;: &quot;Withey&quot;, &quot;given&quot;: &quot;Tom&quot;, &quot;suffix&quot;: &quot;&quot;, &quot;non-dropping-particle&quot;: &quot;&quot;, &quot;parse-names&quot;: false}], &quot;container-title&quot;: &quot;Current Psychology&quot;, &quot;title&quot;: &quot;Liked Music Increases Spatial Rotation Performance Regardless of Tempo&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type&quot;: &quot;article-journal&quot;, &quot;id&quot;: &quot;ITEM-1&quot;, &quot;issued&quot;: {&quot;date-parts&quot;: [[&quot;2012&quot;]]}}, &quot;id&quot;: &quot;ITEM-1&quot;}], &quot;mendeley&quot;: {&quot;plainTextFormattedCitation&quot;: &quot;(Perham &amp; Withey, 2012)&quot;, &quot;previouslyFormattedCitation&quot;: &quot;(Perham &amp; Withey, 2012)&quot;, &quot;formattedCitation&quot;: &quot;(Perham &amp; Withey, 2012)&quot;}, &quot;properties&quot;: {&quot;noteIndex&quot;: 0}} RND4z7nMOig0K"/></text:p>
          </text:deletion>
        </text:changed-region>
        <text:changed-region xml:id="ct140227820802784" text:id="ct140227820802784">
          <text:insertion>
            <office:change-info>
              <dc:creator>A Sternin</dc:creator>
              <dc:date>2017-04-11T14:40:00</dc:date>
            </office:change-info>
          </text:insertion>
        </text:changed-region>
        <text:changed-region xml:id="ct140227820859104" text:id="ct140227820859104">
          <text:deletion>
            <office:change-info>
              <dc:creator>A Sternin</dc:creator>
              <dc:date>2017-04-11T14:40:00</dc:date>
            </office:change-info>
            <text:p text:style-name="P14"><text:reference-mark-start text:name="ADDIN CSL_CITATION {&quot;schema&quot;: &quot;https://github.com/citation-style-language/schema/raw/master/csl-citation.json&quot;, &quot;citationItems&quot;: [{&quot;uris&quot;: [&quot;http://www.mendeley.com/documents/?uuid=519f6d17-e8c0-41ab-9c86-0928c5eb392e&quot;], &quot;itemData&quot;: {&quot;volume&quot;: &quot;28&quot;, &quot;page&quot;: &quot;279-284&quot;, &quot;issue&quot;: &quot;2&quot;, &quot;DOI&quot;: &quot;10.1002/acp.2994&quot;, &quot;ISSN&quot;: &quot;08884080&quot;, &quot;author&quot;: [{&quot;dropping-particle&quot;: &quot;&quot;, &quot;family&quot;: &quot;Perham&quot;, &quot;given&quot;: &quot;Nick&quot;, &quot;suffix&quot;: &quot;&quot;, &quot;non-dropping-particle&quot;: &quot;&quot;, &quot;parse-names&quot;: false}, {&quot;dropping-particle&quot;: &quot;&quot;, &quot;family&quot;: &quot;Currie&quot;, &quot;given&quot;: &quot;Harriet&quot;, &quot;suffix&quot;: &quot;&quot;, &quot;non-dropping-particle&quot;: &quot;&quot;, &quot;parse-names&quot;: false}], &quot;container-title&quot;: &quot;Applied Cognitive Psychology&quot;, &quot;title&quot;: &quot;Does listening to preferred music improve reading comprehension performance?&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d&quot;: &quot;ITEM-1&quot;, &quot;issued&quot;: {&quot;date-parts&quot;: [[&quot;2014&quot;, &quot;3&quot;]]}}, &quot;id&quot;: &quot;ITEM-1&quot;}], &quot;mendeley&quot;: {&quot;plainTextFormattedCitation&quot;: &quot;(Perham &amp; Currie, 2014)&quot;, &quot;previouslyFormattedCitation&quot;: &quot;(Perham &amp; Currie, 2014)&quot;, &quot;formattedCitation&quot;: &quot;(Perham &amp; Currie, 2014)&quot;}, &quot;properties&quot;: {&quot;noteIndex&quot;: 0}} RNDY3XZrR8ZkS"/>(Perham &amp; Currie, 2014)<text:reference-mark-end text:name="ADDIN CSL_CITATION {&quot;schema&quot;: &quot;https://github.com/citation-style-language/schema/raw/master/csl-citation.json&quot;, &quot;citationItems&quot;: [{&quot;uris&quot;: [&quot;http://www.mendeley.com/documents/?uuid=519f6d17-e8c0-41ab-9c86-0928c5eb392e&quot;], &quot;itemData&quot;: {&quot;volume&quot;: &quot;28&quot;, &quot;page&quot;: &quot;279-284&quot;, &quot;issue&quot;: &quot;2&quot;, &quot;DOI&quot;: &quot;10.1002/acp.2994&quot;, &quot;ISSN&quot;: &quot;08884080&quot;, &quot;author&quot;: [{&quot;dropping-particle&quot;: &quot;&quot;, &quot;family&quot;: &quot;Perham&quot;, &quot;given&quot;: &quot;Nick&quot;, &quot;suffix&quot;: &quot;&quot;, &quot;non-dropping-particle&quot;: &quot;&quot;, &quot;parse-names&quot;: false}, {&quot;dropping-particle&quot;: &quot;&quot;, &quot;family&quot;: &quot;Currie&quot;, &quot;given&quot;: &quot;Harriet&quot;, &quot;suffix&quot;: &quot;&quot;, &quot;non-dropping-particle&quot;: &quot;&quot;, &quot;parse-names&quot;: false}], &quot;container-title&quot;: &quot;Applied Cognitive Psychology&quot;, &quot;title&quot;: &quot;Does listening to preferred music improve reading comprehension performance?&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d&quot;: &quot;ITEM-1&quot;, &quot;issued&quot;: {&quot;date-parts&quot;: [[&quot;2014&quot;, &quot;3&quot;]]}}, &quot;id&quot;: &quot;ITEM-1&quot;}], &quot;mendeley&quot;: {&quot;plainTextFormattedCitation&quot;: &quot;(Perham &amp; Currie, 2014)&quot;, &quot;previouslyFormattedCitation&quot;: &quot;(Perham &amp; Currie, 2014)&quot;, &quot;formattedCitation&quot;: &quot;(Perham &amp; Currie, 2014)&quot;}, &quot;properties&quot;: {&quot;noteIndex&quot;: 0}} RNDY3XZrR8ZkS"/></text:p>
          </text:deletion>
        </text:changed-region>
        <text:changed-region xml:id="ct140227820827632" text:id="ct140227820827632">
          <text:insertion>
            <office:change-info>
              <dc:creator>A Sternin</dc:creator>
              <dc:date>2017-04-11T14:40:00</dc:date>
            </office:change-info>
          </text:insertion>
        </text:changed-region>
        <text:changed-region xml:id="ct140227818531872" text:id="ct140227818531872">
          <text:deletion>
            <office:change-info>
              <dc:creator>A Sternin</dc:creator>
              <dc:date>2017-04-19T09:30:00</dc:date>
            </office:change-info>
            <text:p text:style-name="P15">c</text:p>
          </text:deletion>
        </text:changed-region>
        <text:changed-region xml:id="ct140227819795088" text:id="ct140227819795088">
          <text:insertion>
            <office:change-info>
              <dc:creator>A Sternin</dc:creator>
              <dc:date>2017-04-19T09:31:00</dc:date>
            </office:change-info>
          </text:insertion>
        </text:changed-region>
        <text:changed-region xml:id="ct140227819806672" text:id="ct140227819806672">
          <text:deletion>
            <office:change-info>
              <dc:creator>A Sternin</dc:creator>
              <dc:date>2017-04-11T14:40:00</dc:date>
            </office:change-info>
            <text:p text:style-name="P16"><text:reference-mark-start text:name="ADDIN CSL_CITATION {&quot;schema&quot;: &quot;https://github.com/citation-style-language/schema/raw/master/csl-citation.json&quot;, &quot;citationItems&quot;: [{&quot;uris&quot;: [&quot;http://www.mendeley.com/documents/?uuid=bea94f48-e532-4829-8fe4-6c6f0e879664&quot;], &quot;itemData&quot;: {&quot;volume&quot;: &quot;25&quot;, &quot;page&quot;: &quot;625-631&quot;, &quot;issue&quot;: &quot;4&quot;, &quot;DOI&quot;: &quot;10.1002/acp.1731&quot;, &quot;ISBN&quot;: &quot;1099-0720&quot;, &quot;ISSN&quot;: &quot;08884080&quot;, &quot;author&quot;: [{&quot;dropping-particle&quot;: &quot;&quot;, &quot;family&quot;: &quot;Perham&quot;, &quot;given&quot;: &quot;Nick&quot;, &quot;suffix&quot;: &quot;&quot;, &quot;non-dropping-particle&quot;: &quot;&quot;, &quot;parse-names&quot;: false}, {&quot;dropping-particle&quot;: &quot;&quot;, &quot;family&quot;: &quot;Vizard&quot;, &quot;given&quot;: &quot;Joanne&quot;, &quot;suffix&quot;: &quot;&quot;, &quot;non-dropping-particle&quot;: &quot;&quot;, &quot;parse-names&quot;: false}], &quot;container-title&quot;: &quot;Applied Cognitive Psychology&quot;, &quot;title&quot;: &quot;Can preference for background music mediate the irrelevant sound effect?&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type&quot;: &quot;article-journal&quot;, &quot;id&quot;: &quot;ITEM-1&quot;, &quot;issued&quot;: {&quot;date-parts&quot;: [[&quot;2011&quot;, &quot;7&quot;]]}}, &quot;id&quot;: &quot;ITEM-1&quot;}], &quot;mendeley&quot;: {&quot;plainTextFormattedCitation&quot;: &quot;(Perham &amp; Vizard, 2011)&quot;, &quot;previouslyFormattedCitation&quot;: &quot;(Perham &amp; Vizard, 2011)&quot;, &quot;manualFormatting&quot;: &quot;(Perham &amp; Vizard, 2011).&quot;, &quot;formattedCitation&quot;: &quot;(Perham &amp; Vizard, 2011)&quot;}, &quot;properties&quot;: {&quot;noteIndex&quot;: 0}} RNDWxB6MSwPSR"/>(Perham &amp; Vizard, 2011).<text:reference-mark-end text:name="ADDIN CSL_CITATION {&quot;schema&quot;: &quot;https://github.com/citation-style-language/schema/raw/master/csl-citation.json&quot;, &quot;citationItems&quot;: [{&quot;uris&quot;: [&quot;http://www.mendeley.com/documents/?uuid=bea94f48-e532-4829-8fe4-6c6f0e879664&quot;], &quot;itemData&quot;: {&quot;volume&quot;: &quot;25&quot;, &quot;page&quot;: &quot;625-631&quot;, &quot;issue&quot;: &quot;4&quot;, &quot;DOI&quot;: &quot;10.1002/acp.1731&quot;, &quot;ISBN&quot;: &quot;1099-0720&quot;, &quot;ISSN&quot;: &quot;08884080&quot;, &quot;author&quot;: [{&quot;dropping-particle&quot;: &quot;&quot;, &quot;family&quot;: &quot;Perham&quot;, &quot;given&quot;: &quot;Nick&quot;, &quot;suffix&quot;: &quot;&quot;, &quot;non-dropping-particle&quot;: &quot;&quot;, &quot;parse-names&quot;: false}, {&quot;dropping-particle&quot;: &quot;&quot;, &quot;family&quot;: &quot;Vizard&quot;, &quot;given&quot;: &quot;Joanne&quot;, &quot;suffix&quot;: &quot;&quot;, &quot;non-dropping-particle&quot;: &quot;&quot;, &quot;parse-names&quot;: false}], &quot;container-title&quot;: &quot;Applied Cognitive Psychology&quot;, &quot;title&quot;: &quot;Can preference for background music mediate the irrelevant sound effect?&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type&quot;: &quot;article-journal&quot;, &quot;id&quot;: &quot;ITEM-1&quot;, &quot;issued&quot;: {&quot;date-parts&quot;: [[&quot;2011&quot;, &quot;7&quot;]]}}, &quot;id&quot;: &quot;ITEM-1&quot;}], &quot;mendeley&quot;: {&quot;plainTextFormattedCitation&quot;: &quot;(Perham &amp; Vizard, 2011)&quot;, &quot;previouslyFormattedCitation&quot;: &quot;(Perham &amp; Vizard, 2011)&quot;, &quot;manualFormatting&quot;: &quot;(Perham &amp; Vizard, 2011).&quot;, &quot;formattedCitation&quot;: &quot;(Perham &amp; Vizard, 2011)&quot;}, &quot;properties&quot;: {&quot;noteIndex&quot;: 0}} RNDWxB6MSwPSR"/></text:p>
          </text:deletion>
        </text:changed-region>
        <text:changed-region xml:id="ct140227819798208" text:id="ct140227819798208">
          <text:insertion>
            <office:change-info>
              <dc:creator>A Sternin</dc:creator>
              <dc:date>2017-04-11T14:40:00</dc:date>
            </office:change-info>
          </text:insertion>
        </text:changed-region>
        <text:changed-region xml:id="ct140227819822688" text:id="ct140227819822688">
          <text:deletion>
            <office:change-info>
              <dc:creator>A Sternin</dc:creator>
              <dc:date>2017-04-11T14:40:00</dc:date>
            </office:change-info>
            <text:p text:style-name="P17"><text:reference-mark-start text:name="ADDIN CSL_CITATION {&quot;schema&quot;: &quot;https://github.com/citation-style-language/schema/raw/master/csl-citation.json&quot;, &quot;citationItems&quot;: [{&quot;uris&quot;: [&quot;http://www.mendeley.com/documents/?uuid=a1c2630b-ad30-49f0-b703-db86ce61dfa9&quot;], &quot;itemData&quot;: {&quot;volume&quot;: &quot;26&quot;, &quot;page&quot;: &quot;550-555&quot;, &quot;issue&quot;: &quot;4&quot;, &quot;DOI&quot;: &quot;10.1002/acp.2826&quot;, &quot;ISSN&quot;: &quot;08884080&quot;, &quot;author&quot;: [{&quot;dropping-particle&quot;: &quot;&quot;, &quot;family&quot;: &quot;Perham&quot;, &quot;given&quot;: &quot;Nick&quot;, &quot;suffix&quot;: &quot;&quot;, &quot;non-dropping-particle&quot;: &quot;&quot;, &quot;parse-names&quot;: false}, {&quot;dropping-particle&quot;: &quot;&quot;, &quot;family&quot;: &quot;Sykora&quot;, &quot;given&quot;: &quot;Martinne&quot;, &quot;suffix&quot;: &quot;&quot;, &quot;non-dropping-particle&quot;: &quot;&quot;, &quot;parse-names&quot;: false}], &quot;container-title&quot;: &quot;Applied Cognitive Psychology&quot;, &quot;title&quot;: &quot;Disliked Music can be Better for Performance than Liked Music&quot;, &quot;abstract&quot;: &quot;Although liked music is known to improve performance through boosting one's mood and arousal, both liked music and disliked music impair serial recall performance. Given that the key acoustical feature of this impairment is the acoustical variation, it is possible that some music may contain less acoustical variation and so produce less impairment. In this situation, unliked, unfamiliar music could be better for performance than liked, familiar music. This study tested this by asking participants to serially recall eight-item lists in either quiet, liked or disliked music conditions. Results showed that performance was significantly poorer in both music conditions compared with quiet. More importantly, performance in the liked music condition was significantly poorer than in the disliked music condition. These findings provide further illustration of the irrelevant sound effect and limitations of the impact of liked music on cognition.&quot;, &quot;type&quot;: &quot;article-journal&quot;, &quot;id&quot;: &quot;ITEM-1&quot;, &quot;issued&quot;: {&quot;date-parts&quot;: [[&quot;2012&quot;, &quot;7&quot;]]}}, &quot;id&quot;: &quot;ITEM-1&quot;}], &quot;mendeley&quot;: {&quot;plainTextFormattedCitation&quot;: &quot;(Perham &amp; Sykora, 2012)&quot;, &quot;previouslyFormattedCitation&quot;: &quot;(Perham &amp; Sykora, 2012)&quot;, &quot;formattedCitation&quot;: &quot;(Perham &amp; Sykora, 2012)&quot;}, &quot;properties&quot;: {&quot;noteIndex&quot;: 0}} RND3grr9DkzjR"/>(Perham &amp; Sykora, 2012)<text:reference-mark-end text:name="ADDIN CSL_CITATION {&quot;schema&quot;: &quot;https://github.com/citation-style-language/schema/raw/master/csl-citation.json&quot;, &quot;citationItems&quot;: [{&quot;uris&quot;: [&quot;http://www.mendeley.com/documents/?uuid=a1c2630b-ad30-49f0-b703-db86ce61dfa9&quot;], &quot;itemData&quot;: {&quot;volume&quot;: &quot;26&quot;, &quot;page&quot;: &quot;550-555&quot;, &quot;issue&quot;: &quot;4&quot;, &quot;DOI&quot;: &quot;10.1002/acp.2826&quot;, &quot;ISSN&quot;: &quot;08884080&quot;, &quot;author&quot;: [{&quot;dropping-particle&quot;: &quot;&quot;, &quot;family&quot;: &quot;Perham&quot;, &quot;given&quot;: &quot;Nick&quot;, &quot;suffix&quot;: &quot;&quot;, &quot;non-dropping-particle&quot;: &quot;&quot;, &quot;parse-names&quot;: false}, {&quot;dropping-particle&quot;: &quot;&quot;, &quot;family&quot;: &quot;Sykora&quot;, &quot;given&quot;: &quot;Martinne&quot;, &quot;suffix&quot;: &quot;&quot;, &quot;non-dropping-particle&quot;: &quot;&quot;, &quot;parse-names&quot;: false}], &quot;container-title&quot;: &quot;Applied Cognitive Psychology&quot;, &quot;title&quot;: &quot;Disliked Music can be Better for Performance than Liked Music&quot;, &quot;abstract&quot;: &quot;Although liked music is known to improve performance through boosting one's mood and arousal, both liked music and disliked music impair serial recall performance. Given that the key acoustical feature of this impairment is the acoustical variation, it is possible that some music may contain less acoustical variation and so produce less impairment. In this situation, unliked, unfamiliar music could be better for performance than liked, familiar music. This study tested this by asking participants to serially recall eight-item lists in either quiet, liked or disliked music conditions. Results showed that performance was significantly poorer in both music conditions compared with quiet. More importantly, performance in the liked music condition was significantly poorer than in the disliked music condition. These findings provide further illustration of the irrelevant sound effect and limitations of the impact of liked music on cognition.&quot;, &quot;type&quot;: &quot;article-journal&quot;, &quot;id&quot;: &quot;ITEM-1&quot;, &quot;issued&quot;: {&quot;date-parts&quot;: [[&quot;2012&quot;, &quot;7&quot;]]}}, &quot;id&quot;: &quot;ITEM-1&quot;}], &quot;mendeley&quot;: {&quot;plainTextFormattedCitation&quot;: &quot;(Perham &amp; Sykora, 2012)&quot;, &quot;previouslyFormattedCitation&quot;: &quot;(Perham &amp; Sykora, 2012)&quot;, &quot;formattedCitation&quot;: &quot;(Perham &amp; Sykora, 2012)&quot;}, &quot;properties&quot;: {&quot;noteIndex&quot;: 0}} RND3grr9DkzjR"/></text:p>
          </text:deletion>
        </text:changed-region>
        <text:changed-region xml:id="ct140227819807472" text:id="ct140227819807472">
          <text:insertion>
            <office:change-info>
              <dc:creator>A Sternin</dc:creator>
              <dc:date>2017-04-11T14:40:00</dc:date>
            </office:change-info>
          </text:insertion>
        </text:changed-region>
        <text:changed-region xml:id="ct140227819801632" text:id="ct140227819801632">
          <text:deletion>
            <office:change-info>
              <dc:creator>A Sternin</dc:creator>
              <dc:date>2017-04-11T14:40:00</dc:date>
            </office:change-info>
            <text:p text:style-name="P18"><text:reference-mark-start text:name="ADDIN CSL_CITATION {&quot;schema&quot;: &quot;https://github.com/citation-style-language/schema/raw/master/csl-citation.json&quot;, &quot;citationItems&quot;: [{&quot;uris&quot;: [&quot;http://www.mendeley.com/documents/?uuid=5e8d54d4-e8eb-4050-a013-261005338a61&quot;], &quot;itemData&quot;: {&quot;author&quot;: [{&quot;dropping-particle&quot;: &quot;&quot;, &quot;family&quot;: &quot;Rauscher&quot;, &quot;given&quot;: &quot;F. H.&quot;, &quot;suffix&quot;: &quot;&quot;, &quot;non-dropping-particle&quot;: &quot;&quot;, &quot;parse-names&quot;: false}, {&quot;dropping-particle&quot;: &quot;&quot;, &quot;family&quot;: &quot;Shaw&quot;, &quot;given&quot;: &quot;Gordon L&quot;, &quot;suffix&quot;: &quot;&quot;, &quot;non-dropping-particle&quot;: &quot;&quot;, &quot;parse-names&quot;: false}], &quot;container-title&quot;: &quot;Perceptual and Motor Skills&quot;, &quot;type&quot;: &quot;article-journal&quot;, &quot;page&quot;: &quot;835-841&quot;, &quot;issue&quot;: &quot;3&quot;, &quot;DOI&quot;: &quot;10.2466/pms.1998.86.3.835&quot;, &quot;volume&quot;: &quot;86&quot;, &quot;title&quot;: &quot;Key components of the Mozart effect&quot;, &quot;issued&quot;: {&quot;date-parts&quot;: [[&quot;1998&quot;, &quot;6&quot;]]}, &quot;ISSN&quot;: &quot;0031-5125&quot;, &quot;id&quot;: &quot;ITEM-1&quot;}, &quot;id&quot;: &quot;ITEM-1&quot;}, {&quot;uris&quot;: [&quot;http://www.mendeley.com/documents/?uuid=a60dfe14-0ca9-4266-b204-764ac081a264&quot;], &quot;itemData&quot;: {&quot;volume&quot;: &quot;43&quot;, &quot;page&quot;: &quot;101-109&quot;, &quot;issue&quot;: &quot;2&quot;, &quot;DOI&quot;: &quot;10.1037/h0054219&quot;, &quot;ISSN&quot;: &quot;0022-0663&quot;, &quot;author&quot;: [{&quot;dropping-particle&quot;: &quot;&quot;, &quot;family&quot;: &quot;Freeburne&quot;, &quot;given&quot;: &quot;Cecil M.&quot;, &quot;suffix&quot;: &quot;&quot;, &quot;non-dropping-particle&quot;: &quot;&quot;, &quot;parse-names&quot;: false}, {&quot;dropping-particle&quot;: &quot;&quot;, &quot;family&quot;: &quot;Fleischer&quot;, &quot;given&quot;: &quot;Murray S.&quot;, &quot;suffix&quot;: &quot;&quot;, &quot;non-dropping-particle&quot;: &quot;&quot;, &quot;parse-names&quot;: false}], &quot;container-title&quot;: &quot;Journal of Educational Psychology&quot;, &quot;title&quot;: &quot;The effect of music distraction upon reading rate and comprehension.&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type&quot;: &quot;article-journal&quot;, &quot;id&quot;: &quot;ITEM-2&quot;, &quot;issued&quot;: {&quot;date-parts&quot;: [[&quot;1952&quot;]]}}, &quot;id&quot;: &quot;ITEM-2&quot;}, {&quot;uris&quot;: [&quot;http://www.mendeley.com/documents/?uuid=228a164f-7ce6-49be-8063-0aa758ae724b&quot;], &quot;itemData&quot;: {&quot;author&quot;: [{&quot;dropping-particle&quot;: &quot;&quot;, &quot;family&quot;: &quot;Sogin&quot;, &quot;given&quot;: &quot;David W&quot;, &quot;suffix&quot;: &quot;&quot;, &quot;non-dropping-particle&quot;: &quot;&quot;, &quot;parse-names&quot;: false}], &quot;container-title&quot;: &quot;Perceptual and Motor Skills&quot;, &quot;type&quot;: &quot;article-journal&quot;, &quot;page&quot;: &quot;275-280&quot;, &quot;issue&quot;: &quot;1&quot;, &quot;DOI&quot;: &quot;10.2466/pms.1988.67.1.275&quot;, &quot;volume&quot;: &quot;67&quot;, &quot;title&quot;: &quot;Effects of three different musical styles of background music on coding by college-age students&quot;, &quot;issued&quot;: {&quot;date-parts&quot;: [[&quot;1988&quot;, &quot;8&quot;]]}, &quot;ISSN&quot;: &quot;0031-5125&quot;, &quot;id&quot;: &quot;ITEM-3&quot;}, &quot;id&quot;: &quot;ITEM-3&quot;}, {&quot;uris&quot;: [&quot;http://www.mendeley.com/documents/?uuid=e91ed3ba-5f13-4254-bd68-3b43bf4341ec&quot;], &quot;itemData&quot;: {&quot;volume&quot;: &quot;365&quot;, &quot;page&quot;: &quot;611&quot;, &quot;issue&quot;: &quot;6447&quot;, &quot;DOI&quot;: &quot;10.1038/365611a0&quot;, &quot;ISBN&quot;: &quot;0028-0836&quot;, &quot;ISSN&quot;: &quot;0028-0836&quot;, &quot;author&quot;: [{&quot;dropping-particle&quot;: &quot;&quot;, &quot;family&quot;: &quot;Rauscher&quot;, &quot;given&quot;: &quot;F. H.&quot;, &quot;suffix&quot;: &quot;&quot;, &quot;non-dropping-particle&quot;: &quot;&quot;, &quot;parse-names&quot;: false}, {&quot;dropping-particle&quot;: &quot;&quot;, &quot;family&quot;: &quot;Shaw&quot;, &quot;given&quot;: &quot;Gordon L.&quot;, &quot;suffix&quot;: &quot;&quot;, &quot;non-dropping-particle&quot;: &quot;&quot;, &quot;parse-names&quot;: false}, {&quot;dropping-particle&quot;: &quot;&quot;, &quot;family&quot;: &quot;Ky&quot;, &quot;given&quot;: &quot;Katherine N.&quot;, &quot;suffix&quot;: &quot;&quot;, &quot;non-dropping-particle&quot;: &quot;&quot;, &quot;parse-names&quot;: false}], &quot;container-title&quot;: &quot;Nature&quot;, &quot;title&quot;: &quot;Music and spatial task performance&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PMID&quot;: &quot;8413624&quot;, &quot;id&quot;: &quot;ITEM-4&quot;, &quot;issued&quot;: {&quot;date-parts&quot;: [[&quot;1993&quot;, &quot;10&quot;, &quot;14&quot;]]}}, &quot;id&quot;: &quot;ITEM-4&quot;}], &quot;mendeley&quot;: {&quot;plainTextFormattedCitation&quot;: &quot;(Freeburne &amp; Fleischer, 1952; Rauscher &amp; Shaw, 1998; Rauscher et al., 1993; Sogin, 1988)&quot;, &quot;previouslyFormattedCitation&quot;: &quot;(Freeburne &amp; Fleischer, 1952; Rauscher &amp; Shaw, 1998; Rauscher et al., 1993; Sogin, 1988)&quot;, &quot;formattedCitation&quot;: &quot;(Freeburne &amp; Fleischer, 1952; Rauscher &amp; Shaw, 1998; Rauscher et al., 1993; Sogin, 1988)&quot;}, &quot;properties&quot;: {&quot;noteIndex&quot;: 0}} RNDIvWFlXd0T5"/>(Freeburne &amp; Fleischer, 1952; Rauscher &amp; Shaw, 1998; Rauscher et al., 1993; Sogin, 1988)<text:reference-mark-end text:name="ADDIN CSL_CITATION {&quot;schema&quot;: &quot;https://github.com/citation-style-language/schema/raw/master/csl-citation.json&quot;, &quot;citationItems&quot;: [{&quot;uris&quot;: [&quot;http://www.mendeley.com/documents/?uuid=5e8d54d4-e8eb-4050-a013-261005338a61&quot;], &quot;itemData&quot;: {&quot;author&quot;: [{&quot;dropping-particle&quot;: &quot;&quot;, &quot;family&quot;: &quot;Rauscher&quot;, &quot;given&quot;: &quot;F. H.&quot;, &quot;suffix&quot;: &quot;&quot;, &quot;non-dropping-particle&quot;: &quot;&quot;, &quot;parse-names&quot;: false}, {&quot;dropping-particle&quot;: &quot;&quot;, &quot;family&quot;: &quot;Shaw&quot;, &quot;given&quot;: &quot;Gordon L&quot;, &quot;suffix&quot;: &quot;&quot;, &quot;non-dropping-particle&quot;: &quot;&quot;, &quot;parse-names&quot;: false}], &quot;container-title&quot;: &quot;Perceptual and Motor Skills&quot;, &quot;type&quot;: &quot;article-journal&quot;, &quot;page&quot;: &quot;835-841&quot;, &quot;issue&quot;: &quot;3&quot;, &quot;DOI&quot;: &quot;10.2466/pms.1998.86.3.835&quot;, &quot;volume&quot;: &quot;86&quot;, &quot;title&quot;: &quot;Key components of the Mozart effect&quot;, &quot;issued&quot;: {&quot;date-parts&quot;: [[&quot;1998&quot;, &quot;6&quot;]]}, &quot;ISSN&quot;: &quot;0031-5125&quot;, &quot;id&quot;: &quot;ITEM-1&quot;}, &quot;id&quot;: &quot;ITEM-1&quot;}, {&quot;uris&quot;: [&quot;http://www.mendeley.com/documents/?uuid=a60dfe14-0ca9-4266-b204-764ac081a264&quot;], &quot;itemData&quot;: {&quot;volume&quot;: &quot;43&quot;, &quot;page&quot;: &quot;101-109&quot;, &quot;issue&quot;: &quot;2&quot;, &quot;DOI&quot;: &quot;10.1037/h0054219&quot;, &quot;ISSN&quot;: &quot;0022-0663&quot;, &quot;author&quot;: [{&quot;dropping-particle&quot;: &quot;&quot;, &quot;family&quot;: &quot;Freeburne&quot;, &quot;given&quot;: &quot;Cecil M.&quot;, &quot;suffix&quot;: &quot;&quot;, &quot;non-dropping-particle&quot;: &quot;&quot;, &quot;parse-names&quot;: false}, {&quot;dropping-particle&quot;: &quot;&quot;, &quot;family&quot;: &quot;Fleischer&quot;, &quot;given&quot;: &quot;Murray S.&quot;, &quot;suffix&quot;: &quot;&quot;, &quot;non-dropping-particle&quot;: &quot;&quot;, &quot;parse-names&quot;: false}], &quot;container-title&quot;: &quot;Journal of Educational Psychology&quot;, &quot;title&quot;: &quot;The effect of music distraction upon reading rate and comprehension.&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type&quot;: &quot;article-journal&quot;, &quot;id&quot;: &quot;ITEM-2&quot;, &quot;issued&quot;: {&quot;date-parts&quot;: [[&quot;1952&quot;]]}}, &quot;id&quot;: &quot;ITEM-2&quot;}, {&quot;uris&quot;: [&quot;http://www.mendeley.com/documents/?uuid=228a164f-7ce6-49be-8063-0aa758ae724b&quot;], &quot;itemData&quot;: {&quot;author&quot;: [{&quot;dropping-particle&quot;: &quot;&quot;, &quot;family&quot;: &quot;Sogin&quot;, &quot;given&quot;: &quot;David W&quot;, &quot;suffix&quot;: &quot;&quot;, &quot;non-dropping-particle&quot;: &quot;&quot;, &quot;parse-names&quot;: false}], &quot;container-title&quot;: &quot;Perceptual and Motor Skills&quot;, &quot;type&quot;: &quot;article-journal&quot;, &quot;page&quot;: &quot;275-280&quot;, &quot;issue&quot;: &quot;1&quot;, &quot;DOI&quot;: &quot;10.2466/pms.1988.67.1.275&quot;, &quot;volume&quot;: &quot;67&quot;, &quot;title&quot;: &quot;Effects of three different musical styles of background music on coding by college-age students&quot;, &quot;issued&quot;: {&quot;date-parts&quot;: [[&quot;1988&quot;, &quot;8&quot;]]}, &quot;ISSN&quot;: &quot;0031-5125&quot;, &quot;id&quot;: &quot;ITEM-3&quot;}, &quot;id&quot;: &quot;ITEM-3&quot;}, {&quot;uris&quot;: [&quot;http://www.mendeley.com/documents/?uuid=e91ed3ba-5f13-4254-bd68-3b43bf4341ec&quot;], &quot;itemData&quot;: {&quot;volume&quot;: &quot;365&quot;, &quot;page&quot;: &quot;611&quot;, &quot;issue&quot;: &quot;6447&quot;, &quot;DOI&quot;: &quot;10.1038/365611a0&quot;, &quot;ISBN&quot;: &quot;0028-0836&quot;, &quot;ISSN&quot;: &quot;0028-0836&quot;, &quot;author&quot;: [{&quot;dropping-particle&quot;: &quot;&quot;, &quot;family&quot;: &quot;Rauscher&quot;, &quot;given&quot;: &quot;F. H.&quot;, &quot;suffix&quot;: &quot;&quot;, &quot;non-dropping-particle&quot;: &quot;&quot;, &quot;parse-names&quot;: false}, {&quot;dropping-particle&quot;: &quot;&quot;, &quot;family&quot;: &quot;Shaw&quot;, &quot;given&quot;: &quot;Gordon L.&quot;, &quot;suffix&quot;: &quot;&quot;, &quot;non-dropping-particle&quot;: &quot;&quot;, &quot;parse-names&quot;: false}, {&quot;dropping-particle&quot;: &quot;&quot;, &quot;family&quot;: &quot;Ky&quot;, &quot;given&quot;: &quot;Katherine N.&quot;, &quot;suffix&quot;: &quot;&quot;, &quot;non-dropping-particle&quot;: &quot;&quot;, &quot;parse-names&quot;: false}], &quot;container-title&quot;: &quot;Nature&quot;, &quot;title&quot;: &quot;Music and spatial task performance&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PMID&quot;: &quot;8413624&quot;, &quot;id&quot;: &quot;ITEM-4&quot;, &quot;issued&quot;: {&quot;date-parts&quot;: [[&quot;1993&quot;, &quot;10&quot;, &quot;14&quot;]]}}, &quot;id&quot;: &quot;ITEM-4&quot;}], &quot;mendeley&quot;: {&quot;plainTextFormattedCitation&quot;: &quot;(Freeburne &amp; Fleischer, 1952; Rauscher &amp; Shaw, 1998; Rauscher et al., 1993; Sogin, 1988)&quot;, &quot;previouslyFormattedCitation&quot;: &quot;(Freeburne &amp; Fleischer, 1952; Rauscher &amp; Shaw, 1998; Rauscher et al., 1993; Sogin, 1988)&quot;, &quot;formattedCitation&quot;: &quot;(Freeburne &amp; Fleischer, 1952; Rauscher &amp; Shaw, 1998; Rauscher et al., 1993; Sogin, 1988)&quot;}, &quot;properties&quot;: {&quot;noteIndex&quot;: 0}} RNDIvWFlXd0T5"/></text:p>
          </text:deletion>
        </text:changed-region>
        <text:changed-region xml:id="ct140227819819360" text:id="ct140227819819360">
          <text:insertion>
            <office:change-info>
              <dc:creator>A Sternin</dc:creator>
              <dc:date>2017-04-11T14:40:00</dc:date>
            </office:change-info>
          </text:insertion>
        </text:changed-region>
        <text:changed-region xml:id="ct140227819746656" text:id="ct140227819746656">
          <text:deletion>
            <office:change-info>
              <dc:creator>A Sternin</dc:creator>
              <dc:date>2017-04-11T14:40:00</dc:date>
            </office:change-info>
            <text:p text:style-name="P19"><text:reference-mark-start text:name="ADDIN CSL_CITATION {&quot;schema&quot;: &quot;https://github.com/citation-style-language/schema/raw/master/csl-citation.json&quot;, &quot;citationItems&quot;: [{&quot;uris&quot;: [&quot;http://www.mendeley.com/documents/?uuid=ad931289-bbdd-49d9-bf1e-3621e1a771d8&quot;], &quot;itemData&quot;: {&quot;volume&quot;: &quot;43&quot;, &quot;page&quot;: &quot;12-29&quot;, &quot;issue&quot;: &quot;1&quot;, &quot;DOI&quot;: &quot;10.1518/001872001775992462&quot;, &quot;ISBN&quot;: &quot;0018-7208&quot;, &quot;ISSN&quot;: &quot;00187208&quot;, &quot;author&quot;: [{&quot;dropping-particle&quot;: &quot;&quot;, &quot;family&quot;: &quot;Banbury&quot;, &quot;given&quot;: &quot;Simon P.&quot;, &quot;suffix&quot;: &quot;&quot;, &quot;non-dropping-particle&quot;: &quot;&quot;, &quot;parse-names&quot;: false}, {&quot;dropping-particle&quot;: &quot;&quot;, &quot;family&quot;: &quot;Macken&quot;, &quot;given&quot;: &quot;William J.&quot;, &quot;suffix&quot;: &quot;&quot;, &quot;non-dropping-particle&quot;: &quot;&quot;, &quot;parse-names&quot;: false}, {&quot;dropping-particle&quot;: &quot;&quot;, &quot;family&quot;: &quot;Tremblay&quot;, &quot;given&quot;: &quot;S\u00e9bastien&quot;, &quot;suffix&quot;: &quot;&quot;, &quot;non-dropping-particle&quot;: &quot;&quot;, &quot;parse-names&quot;: false}, {&quot;dropping-particle&quot;: &quot;&quot;, &quot;family&quot;: &quot;Jones&quot;, &quot;given&quot;: &quot;Dylan M.&quot;, &quot;suffix&quot;: &quot;&quot;, &quot;non-dropping-particle&quot;: &quot;&quot;, &quot;parse-names&quot;: false}], &quot;container-title&quot;: &quot;Human Factors: The Journal of the Human Factors and Ergonomics Society&quot;, &quot;title&quot;: &quot;Auditory Distraction and Short-Term Memory: Phenomena and Practical Implications&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PMID&quot;: &quot;11474757&quot;, &quot;id&quot;: &quot;ITEM-1&quot;, &quot;issued&quot;: {&quot;date-parts&quot;: [[&quot;2001&quot;]]}}, &quot;id&quot;: &quot;ITEM-1&quot;}], &quot;mendeley&quot;: {&quot;plainTextFormattedCitation&quot;: &quot;(Banbury, Macken, Tremblay, &amp; Jones, 2001)&quot;, &quot;previouslyFormattedCitation&quot;: &quot;(Banbury, Macken, Tremblay, &amp; Jones, 2001)&quot;, &quot;manualFormatting&quot;: &quot;Banbury, Macken, Tremblay, &amp; Jones (2001)&quot;, &quot;formattedCitation&quot;: &quot;(Banbury, Macken, Tremblay, &amp; Jones, 2001)&quot;}, &quot;properties&quot;: {&quot;noteIndex&quot;: 0}} RND33YcfCqpte"/>Banbury, Macken, Tremblay, &amp; Jones (2001)<text:reference-mark-end text:name="ADDIN CSL_CITATION {&quot;schema&quot;: &quot;https://github.com/citation-style-language/schema/raw/master/csl-citation.json&quot;, &quot;citationItems&quot;: [{&quot;uris&quot;: [&quot;http://www.mendeley.com/documents/?uuid=ad931289-bbdd-49d9-bf1e-3621e1a771d8&quot;], &quot;itemData&quot;: {&quot;volume&quot;: &quot;43&quot;, &quot;page&quot;: &quot;12-29&quot;, &quot;issue&quot;: &quot;1&quot;, &quot;DOI&quot;: &quot;10.1518/001872001775992462&quot;, &quot;ISBN&quot;: &quot;0018-7208&quot;, &quot;ISSN&quot;: &quot;00187208&quot;, &quot;author&quot;: [{&quot;dropping-particle&quot;: &quot;&quot;, &quot;family&quot;: &quot;Banbury&quot;, &quot;given&quot;: &quot;Simon P.&quot;, &quot;suffix&quot;: &quot;&quot;, &quot;non-dropping-particle&quot;: &quot;&quot;, &quot;parse-names&quot;: false}, {&quot;dropping-particle&quot;: &quot;&quot;, &quot;family&quot;: &quot;Macken&quot;, &quot;given&quot;: &quot;William J.&quot;, &quot;suffix&quot;: &quot;&quot;, &quot;non-dropping-particle&quot;: &quot;&quot;, &quot;parse-names&quot;: false}, {&quot;dropping-particle&quot;: &quot;&quot;, &quot;family&quot;: &quot;Tremblay&quot;, &quot;given&quot;: &quot;S\u00e9bastien&quot;, &quot;suffix&quot;: &quot;&quot;, &quot;non-dropping-particle&quot;: &quot;&quot;, &quot;parse-names&quot;: false}, {&quot;dropping-particle&quot;: &quot;&quot;, &quot;family&quot;: &quot;Jones&quot;, &quot;given&quot;: &quot;Dylan M.&quot;, &quot;suffix&quot;: &quot;&quot;, &quot;non-dropping-particle&quot;: &quot;&quot;, &quot;parse-names&quot;: false}], &quot;container-title&quot;: &quot;Human Factors: The Journal of the Human Factors and Ergonomics Society&quot;, &quot;title&quot;: &quot;Auditory Distraction and Short-Term Memory: Phenomena and Practical Implications&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PMID&quot;: &quot;11474757&quot;, &quot;id&quot;: &quot;ITEM-1&quot;, &quot;issued&quot;: {&quot;date-parts&quot;: [[&quot;2001&quot;]]}}, &quot;id&quot;: &quot;ITEM-1&quot;}], &quot;mendeley&quot;: {&quot;plainTextFormattedCitation&quot;: &quot;(Banbury, Macken, Tremblay, &amp; Jones, 2001)&quot;, &quot;previouslyFormattedCitation&quot;: &quot;(Banbury, Macken, Tremblay, &amp; Jones, 2001)&quot;, &quot;manualFormatting&quot;: &quot;Banbury, Macken, Tremblay, &amp; Jones (2001)&quot;, &quot;formattedCitation&quot;: &quot;(Banbury, Macken, Tremblay, &amp; Jones, 2001)&quot;}, &quot;properties&quot;: {&quot;noteIndex&quot;: 0}} RND33YcfCqpte"/></text:p>
          </text:deletion>
        </text:changed-region>
        <text:changed-region xml:id="ct140227819806896" text:id="ct140227819806896">
          <text:insertion>
            <office:change-info>
              <dc:creator>A Sternin</dc:creator>
              <dc:date>2017-04-11T14:40:00</dc:date>
            </office:change-info>
          </text:insertion>
        </text:changed-region>
        <text:changed-region xml:id="ct140227819869968" text:id="ct140227819869968">
          <text:deletion>
            <office:change-info>
              <dc:creator>A Sternin</dc:creator>
              <dc:date>2017-04-11T14:40:00</dc:date>
            </office:change-info>
            <text:p text:style-name="P20"><text:reference-mark-start text:name="ADDIN CSL_CITATION {&quot;schema&quot;: &quot;https://github.com/citation-style-language/schema/raw/master/csl-citation.json&quot;, &quot;citationItems&quot;: [{&quot;uris&quot;: [&quot;http://www.mendeley.com/documents/?uuid=ad931289-bbdd-49d9-bf1e-3621e1a771d8&quot;], &quot;itemData&quot;: {&quot;volume&quot;: &quot;43&quot;, &quot;page&quot;: &quot;12-29&quot;, &quot;issue&quot;: &quot;1&quot;, &quot;DOI&quot;: &quot;10.1518/001872001775992462&quot;, &quot;ISBN&quot;: &quot;0018-7208&quot;, &quot;ISSN&quot;: &quot;00187208&quot;, &quot;author&quot;: [{&quot;dropping-particle&quot;: &quot;&quot;, &quot;family&quot;: &quot;Banbury&quot;, &quot;given&quot;: &quot;Simon P.&quot;, &quot;suffix&quot;: &quot;&quot;, &quot;non-dropping-particle&quot;: &quot;&quot;, &quot;parse-names&quot;: false}, {&quot;dropping-particle&quot;: &quot;&quot;, &quot;family&quot;: &quot;Macken&quot;, &quot;given&quot;: &quot;William J.&quot;, &quot;suffix&quot;: &quot;&quot;, &quot;non-dropping-particle&quot;: &quot;&quot;, &quot;parse-names&quot;: false}, {&quot;dropping-particle&quot;: &quot;&quot;, &quot;family&quot;: &quot;Tremblay&quot;, &quot;given&quot;: &quot;S\u00e9bastien&quot;, &quot;suffix&quot;: &quot;&quot;, &quot;non-dropping-particle&quot;: &quot;&quot;, &quot;parse-names&quot;: false}, {&quot;dropping-particle&quot;: &quot;&quot;, &quot;family&quot;: &quot;Jones&quot;, &quot;given&quot;: &quot;Dylan M.&quot;, &quot;suffix&quot;: &quot;&quot;, &quot;non-dropping-particle&quot;: &quot;&quot;, &quot;parse-names&quot;: false}], &quot;container-title&quot;: &quot;Human Factors: The Journal of the Human Factors and Ergonomics Society&quot;, &quot;title&quot;: &quot;Auditory Distraction and Short-Term Memory: Phenomena and Practical Implications&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PMID&quot;: &quot;11474757&quot;, &quot;id&quot;: &quot;ITEM-1&quot;, &quot;issued&quot;: {&quot;date-parts&quot;: [[&quot;2001&quot;]]}}, &quot;id&quot;: &quot;ITEM-1&quot;}], &quot;mendeley&quot;: {&quot;plainTextFormattedCitation&quot;: &quot;(Banbury et al., 2001)&quot;, &quot;previouslyFormattedCitation&quot;: &quot;(Banbury et al., 2001)&quot;, &quot;manualFormatting&quot;: &quot;Banbury et al. (2001)&quot;, &quot;formattedCitation&quot;: &quot;(Banbury et al., 2001)&quot;}, &quot;properties&quot;: {&quot;noteIndex&quot;: 0}} RNDMT3cdLsScd"/>Banbury et al. (2001)<text:reference-mark-end text:name="ADDIN CSL_CITATION {&quot;schema&quot;: &quot;https://github.com/citation-style-language/schema/raw/master/csl-citation.json&quot;, &quot;citationItems&quot;: [{&quot;uris&quot;: [&quot;http://www.mendeley.com/documents/?uuid=ad931289-bbdd-49d9-bf1e-3621e1a771d8&quot;], &quot;itemData&quot;: {&quot;volume&quot;: &quot;43&quot;, &quot;page&quot;: &quot;12-29&quot;, &quot;issue&quot;: &quot;1&quot;, &quot;DOI&quot;: &quot;10.1518/001872001775992462&quot;, &quot;ISBN&quot;: &quot;0018-7208&quot;, &quot;ISSN&quot;: &quot;00187208&quot;, &quot;author&quot;: [{&quot;dropping-particle&quot;: &quot;&quot;, &quot;family&quot;: &quot;Banbury&quot;, &quot;given&quot;: &quot;Simon P.&quot;, &quot;suffix&quot;: &quot;&quot;, &quot;non-dropping-particle&quot;: &quot;&quot;, &quot;parse-names&quot;: false}, {&quot;dropping-particle&quot;: &quot;&quot;, &quot;family&quot;: &quot;Macken&quot;, &quot;given&quot;: &quot;William J.&quot;, &quot;suffix&quot;: &quot;&quot;, &quot;non-dropping-particle&quot;: &quot;&quot;, &quot;parse-names&quot;: false}, {&quot;dropping-particle&quot;: &quot;&quot;, &quot;family&quot;: &quot;Tremblay&quot;, &quot;given&quot;: &quot;S\u00e9bastien&quot;, &quot;suffix&quot;: &quot;&quot;, &quot;non-dropping-particle&quot;: &quot;&quot;, &quot;parse-names&quot;: false}, {&quot;dropping-particle&quot;: &quot;&quot;, &quot;family&quot;: &quot;Jones&quot;, &quot;given&quot;: &quot;Dylan M.&quot;, &quot;suffix&quot;: &quot;&quot;, &quot;non-dropping-particle&quot;: &quot;&quot;, &quot;parse-names&quot;: false}], &quot;container-title&quot;: &quot;Human Factors: The Journal of the Human Factors and Ergonomics Society&quot;, &quot;title&quot;: &quot;Auditory Distraction and Short-Term Memory: Phenomena and Practical Implications&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PMID&quot;: &quot;11474757&quot;, &quot;id&quot;: &quot;ITEM-1&quot;, &quot;issued&quot;: {&quot;date-parts&quot;: [[&quot;2001&quot;]]}}, &quot;id&quot;: &quot;ITEM-1&quot;}], &quot;mendeley&quot;: {&quot;plainTextFormattedCitation&quot;: &quot;(Banbury et al., 2001)&quot;, &quot;previouslyFormattedCitation&quot;: &quot;(Banbury et al., 2001)&quot;, &quot;manualFormatting&quot;: &quot;Banbury et al. (2001)&quot;, &quot;formattedCitation&quot;: &quot;(Banbury et al., 2001)&quot;}, &quot;properties&quot;: {&quot;noteIndex&quot;: 0}} RNDMT3cdLsScd"/></text:p>
          </text:deletion>
        </text:changed-region>
        <text:changed-region xml:id="ct140227819875856" text:id="ct140227819875856">
          <text:insertion>
            <office:change-info>
              <dc:creator>A Sternin</dc:creator>
              <dc:date>2017-04-11T14:40:00</dc:date>
            </office:change-info>
          </text:insertion>
        </text:changed-region>
        <text:changed-region xml:id="ct140227820817648" text:id="ct140227820817648">
          <text:deletion>
            <office:change-info>
              <dc:creator>A Sternin</dc:creator>
              <dc:date>2017-04-11T14:40:00</dc:date>
            </office:change-info>
            <text:p text:style-name="P21"><text:reference-mark-start text:name="ADDIN CSL_CITATION {&quot;schema&quot;: &quot;https://github.com/citation-style-language/schema/raw/master/csl-citation.json&quot;, &quot;citationItems&quot;: [{&quot;uris&quot;: [&quot;http://www.mendeley.com/documents/?uuid=2e8a1e9b-df85-4bb1-9d54-8546a1391bf2&quot;], &quot;itemData&quot;: {&quot;volume&quot;: &quot;41&quot;, &quot;page&quot;: &quot;107-122&quot;, &quot;issue&quot;: &quot;1&quot;, &quot;DOI&quot;: &quot;10.1080/14640748908402355&quot;, &quot;ISBN&quot;: &quot;1464-0740 0272-4987&quot;, &quot;ISSN&quot;: &quot;0272-4987&quot;, &quot;author&quot;: [{&quot;dropping-particle&quot;: &quot;&quot;, &quot;family&quot;: &quot;Salam\u00e9&quot;, &quot;given&quot;: &quot;Pierre&quot;, &quot;suffix&quot;: &quot;&quot;, &quot;non-dropping-particle&quot;: &quot;&quot;, &quot;parse-names&quot;: false}, {&quot;dropping-particle&quot;: &quot;&quot;, &quot;family&quot;: &quot;Baddeley&quot;, &quot;given&quot;: &quot;Alan&quot;, &quot;suffix&quot;: &quot;&quot;, &quot;non-dropping-particle&quot;: &quot;&quot;, &quot;parse-names&quot;: false}], &quot;container-title&quot;: &quot;The Quarterly Journal of Experimental Psychology Section A&quot;, &quot;title&quot;: &quot;Effects of background music on phonological short-term memory&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type&quot;: &quot;article-journal&quot;, &quot;id&quot;: &quot;ITEM-1&quot;, &quot;issued&quot;: {&quot;date-parts&quot;: [[&quot;1989&quot;, &quot;2&quot;]]}}, &quot;id&quot;: &quot;ITEM-1&quot;}], &quot;mendeley&quot;: {&quot;plainTextFormattedCitation&quot;: &quot;(Salam\u00e9 &amp; Baddeley, 1989)&quot;, &quot;previouslyFormattedCitation&quot;: &quot;(Salam\u00e9 &amp; Baddeley, 1989)&quot;, &quot;formattedCitation&quot;: &quot;(Salam\u00e9 &amp; Baddeley, 1989)&quot;}, &quot;properties&quot;: {&quot;noteIndex&quot;: 0}} RNDAjVn1zLw6U"/>(Salamé &amp; Baddeley, 1989)<text:reference-mark-end text:name="ADDIN CSL_CITATION {&quot;schema&quot;: &quot;https://github.com/citation-style-language/schema/raw/master/csl-citation.json&quot;, &quot;citationItems&quot;: [{&quot;uris&quot;: [&quot;http://www.mendeley.com/documents/?uuid=2e8a1e9b-df85-4bb1-9d54-8546a1391bf2&quot;], &quot;itemData&quot;: {&quot;volume&quot;: &quot;41&quot;, &quot;page&quot;: &quot;107-122&quot;, &quot;issue&quot;: &quot;1&quot;, &quot;DOI&quot;: &quot;10.1080/14640748908402355&quot;, &quot;ISBN&quot;: &quot;1464-0740 0272-4987&quot;, &quot;ISSN&quot;: &quot;0272-4987&quot;, &quot;author&quot;: [{&quot;dropping-particle&quot;: &quot;&quot;, &quot;family&quot;: &quot;Salam\u00e9&quot;, &quot;given&quot;: &quot;Pierre&quot;, &quot;suffix&quot;: &quot;&quot;, &quot;non-dropping-particle&quot;: &quot;&quot;, &quot;parse-names&quot;: false}, {&quot;dropping-particle&quot;: &quot;&quot;, &quot;family&quot;: &quot;Baddeley&quot;, &quot;given&quot;: &quot;Alan&quot;, &quot;suffix&quot;: &quot;&quot;, &quot;non-dropping-particle&quot;: &quot;&quot;, &quot;parse-names&quot;: false}], &quot;container-title&quot;: &quot;The Quarterly Journal of Experimental Psychology Section A&quot;, &quot;title&quot;: &quot;Effects of background music on phonological short-term memory&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type&quot;: &quot;article-journal&quot;, &quot;id&quot;: &quot;ITEM-1&quot;, &quot;issued&quot;: {&quot;date-parts&quot;: [[&quot;1989&quot;, &quot;2&quot;]]}}, &quot;id&quot;: &quot;ITEM-1&quot;}], &quot;mendeley&quot;: {&quot;plainTextFormattedCitation&quot;: &quot;(Salam\u00e9 &amp; Baddeley, 1989)&quot;, &quot;previouslyFormattedCitation&quot;: &quot;(Salam\u00e9 &amp; Baddeley, 1989)&quot;, &quot;formattedCitation&quot;: &quot;(Salam\u00e9 &amp; Baddeley, 1989)&quot;}, &quot;properties&quot;: {&quot;noteIndex&quot;: 0}} RNDAjVn1zLw6U"/></text:p>
          </text:deletion>
        </text:changed-region>
        <text:changed-region xml:id="ct140227819627776" text:id="ct140227819627776">
          <text:insertion>
            <office:change-info>
              <dc:creator>A Sternin</dc:creator>
              <dc:date>2017-04-11T14:40:00</dc:date>
            </office:change-info>
          </text:insertion>
        </text:changed-region>
        <text:changed-region xml:id="ct140227819782256" text:id="ct140227819782256">
          <text:deletion>
            <office:change-info>
              <dc:creator>A Sternin</dc:creator>
              <dc:date>2017-04-11T14:40:00</dc:date>
            </office:change-info>
            <text:p text:style-name="P21"><text:reference-mark-start text:name="ADDIN CSL_CITATION {&quot;schema&quot;: &quot;https://github.com/citation-style-language/schema/raw/master/csl-citation.json&quot;, &quot;citationItems&quot;: [{&quot;uris&quot;: [&quot;http://www.mendeley.com/documents/?uuid=ad931289-bbdd-49d9-bf1e-3621e1a771d8&quot;], &quot;itemData&quot;: {&quot;volume&quot;: &quot;43&quot;, &quot;page&quot;: &quot;12-29&quot;, &quot;issue&quot;: &quot;1&quot;, &quot;DOI&quot;: &quot;10.1518/001872001775992462&quot;, &quot;ISBN&quot;: &quot;0018-7208&quot;, &quot;ISSN&quot;: &quot;00187208&quot;, &quot;author&quot;: [{&quot;dropping-particle&quot;: &quot;&quot;, &quot;family&quot;: &quot;Banbury&quot;, &quot;given&quot;: &quot;Simon P.&quot;, &quot;suffix&quot;: &quot;&quot;, &quot;non-dropping-particle&quot;: &quot;&quot;, &quot;parse-names&quot;: false}, {&quot;dropping-particle&quot;: &quot;&quot;, &quot;family&quot;: &quot;Macken&quot;, &quot;given&quot;: &quot;William J.&quot;, &quot;suffix&quot;: &quot;&quot;, &quot;non-dropping-particle&quot;: &quot;&quot;, &quot;parse-names&quot;: false}, {&quot;dropping-particle&quot;: &quot;&quot;, &quot;family&quot;: &quot;Tremblay&quot;, &quot;given&quot;: &quot;S\u00e9bastien&quot;, &quot;suffix&quot;: &quot;&quot;, &quot;non-dropping-particle&quot;: &quot;&quot;, &quot;parse-names&quot;: false}, {&quot;dropping-particle&quot;: &quot;&quot;, &quot;family&quot;: &quot;Jones&quot;, &quot;given&quot;: &quot;Dylan M.&quot;, &quot;suffix&quot;: &quot;&quot;, &quot;non-dropping-particle&quot;: &quot;&quot;, &quot;parse-names&quot;: false}], &quot;container-title&quot;: &quot;Human Factors: The Journal of the Human Factors and Ergonomics Society&quot;, &quot;title&quot;: &quot;Auditory Distraction and Short-Term Memory: Phenomena and Practical Implications&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PMID&quot;: &quot;11474757&quot;, &quot;id&quot;: &quot;ITEM-1&quot;, &quot;issued&quot;: {&quot;date-parts&quot;: [[&quot;2001&quot;]]}}, &quot;id&quot;: &quot;ITEM-1&quot;}], &quot;mendeley&quot;: {&quot;plainTextFormattedCitation&quot;: &quot;(Banbury et al., 2001)&quot;, &quot;previouslyFormattedCitation&quot;: &quot;(Banbury et al., 2001)&quot;, &quot;manualFormatting&quot;: &quot;Banbury et al. (2001)&quot;, &quot;formattedCitation&quot;: &quot;(Banbury et al., 2001)&quot;}, &quot;properties&quot;: {&quot;noteIndex&quot;: 0}} RNDLVvKR5boyY"/>Banbury et al. (2001)<text:reference-mark-end text:name="ADDIN CSL_CITATION {&quot;schema&quot;: &quot;https://github.com/citation-style-language/schema/raw/master/csl-citation.json&quot;, &quot;citationItems&quot;: [{&quot;uris&quot;: [&quot;http://www.mendeley.com/documents/?uuid=ad931289-bbdd-49d9-bf1e-3621e1a771d8&quot;], &quot;itemData&quot;: {&quot;volume&quot;: &quot;43&quot;, &quot;page&quot;: &quot;12-29&quot;, &quot;issue&quot;: &quot;1&quot;, &quot;DOI&quot;: &quot;10.1518/001872001775992462&quot;, &quot;ISBN&quot;: &quot;0018-7208&quot;, &quot;ISSN&quot;: &quot;00187208&quot;, &quot;author&quot;: [{&quot;dropping-particle&quot;: &quot;&quot;, &quot;family&quot;: &quot;Banbury&quot;, &quot;given&quot;: &quot;Simon P.&quot;, &quot;suffix&quot;: &quot;&quot;, &quot;non-dropping-particle&quot;: &quot;&quot;, &quot;parse-names&quot;: false}, {&quot;dropping-particle&quot;: &quot;&quot;, &quot;family&quot;: &quot;Macken&quot;, &quot;given&quot;: &quot;William J.&quot;, &quot;suffix&quot;: &quot;&quot;, &quot;non-dropping-particle&quot;: &quot;&quot;, &quot;parse-names&quot;: false}, {&quot;dropping-particle&quot;: &quot;&quot;, &quot;family&quot;: &quot;Tremblay&quot;, &quot;given&quot;: &quot;S\u00e9bastien&quot;, &quot;suffix&quot;: &quot;&quot;, &quot;non-dropping-particle&quot;: &quot;&quot;, &quot;parse-names&quot;: false}, {&quot;dropping-particle&quot;: &quot;&quot;, &quot;family&quot;: &quot;Jones&quot;, &quot;given&quot;: &quot;Dylan M.&quot;, &quot;suffix&quot;: &quot;&quot;, &quot;non-dropping-particle&quot;: &quot;&quot;, &quot;parse-names&quot;: false}], &quot;container-title&quot;: &quot;Human Factors: The Journal of the Human Factors and Ergonomics Society&quot;, &quot;title&quot;: &quot;Auditory Distraction and Short-Term Memory: Phenomena and Practical Implications&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PMID&quot;: &quot;11474757&quot;, &quot;id&quot;: &quot;ITEM-1&quot;, &quot;issued&quot;: {&quot;date-parts&quot;: [[&quot;2001&quot;]]}}, &quot;id&quot;: &quot;ITEM-1&quot;}], &quot;mendeley&quot;: {&quot;plainTextFormattedCitation&quot;: &quot;(Banbury et al., 2001)&quot;, &quot;previouslyFormattedCitation&quot;: &quot;(Banbury et al., 2001)&quot;, &quot;manualFormatting&quot;: &quot;Banbury et al. (2001)&quot;, &quot;formattedCitation&quot;: &quot;(Banbury et al., 2001)&quot;}, &quot;properties&quot;: {&quot;noteIndex&quot;: 0}} RNDLVvKR5boyY"/></text:p>
          </text:deletion>
        </text:changed-region>
        <text:changed-region xml:id="ct140227819805488" text:id="ct140227819805488">
          <text:insertion>
            <office:change-info>
              <dc:creator>A Sternin</dc:creator>
              <dc:date>2017-04-11T14:40:00</dc:date>
            </office:change-info>
          </text:insertion>
        </text:changed-region>
        <text:changed-region xml:id="ct140227819785312" text:id="ct140227819785312">
          <text:deletion>
            <office:change-info>
              <dc:creator>A Sternin</dc:creator>
              <dc:date>2017-04-11T14:40:00</dc:date>
            </office:change-info>
            <text:p text:style-name="P21"><text:reference-mark-start text:name="ADDIN CSL_CITATION {&quot;schema&quot;: &quot;https://github.com/citation-style-language/schema/raw/master/csl-citation.json&quot;, &quot;citationItems&quot;: [{&quot;uris&quot;: [&quot;http://www.mendeley.com/documents/?uuid=4f4f44bf-3729-4ded-87ef-5c8d290edab1&quot;], &quot;itemData&quot;: {&quot;volume&quot;: &quot;23&quot;, &quot;page&quot;: &quot;459-471&quot;, &quot;issue&quot;: &quot;2&quot;, &quot;DOI&quot;: &quot;10.1037/0278-7393.23.2.459&quot;, &quot;ISBN&quot;: &quot;0278-7393 1939-1285&quot;, &quot;ISSN&quot;: &quot;1939-1285&quot;, &quot;author&quot;: [{&quot;dropping-particle&quot;: &quot;&quot;, &quot;family&quot;: &quot;Beaman&quot;, &quot;given&quot;: &quot;C. Philip&quot;, &quot;suffix&quot;: &quot;&quot;, &quot;non-dropping-particle&quot;: &quot;&quot;, &quot;parse-names&quot;: false}, {&quot;dropping-particle&quot;: &quot;&quot;, &quot;family&quot;: &quot;Jones&quot;, &quot;given&quot;: &quot;Dylan Marc&quot;, &quot;suffix&quot;: &quot;&quot;, &quot;non-dropping-particle&quot;: &quot;&quot;, &quot;parse-names&quot;: false}], &quot;container-title&quot;: &quot;Journal of Experimental Psychology: Learning, Memory, and Cognition&quot;, &quot;title&quot;: &quot;Role of serial order in the irrelevant speech effect: Tests of the changing-state hypothesis.&quot;, &quot;abstract&quot;: &quot;The effects of irrelevant speech were examined on a range of memory tasks. A missing-item task, which relied on a nonserial strategy for recall, proved less sensitive to the effects of irrelevant speech than one calling on memory for serial order. The finding that the effect of irrelevant speech both on a recognition task and on a paired-associates task was modified significantly by articulatory suppression further suggested that memory for serial order is the dominant feature of these tasks and that it renders them vulnerable to disruption by irrelevant speech. Taken together, the results of the experimental series support the notion that tasks involving memory for serial order are particularly susceptible to disruption by irrelevant speech. These and other findings converge on the notion that interference with information processing by irrelevant sound is based on similarity of process rather than similarity of content.&quot;, &quot;type&quot;: &quot;article-journal&quot;, &quot;id&quot;: &quot;ITEM-1&quot;, &quot;issued&quot;: {&quot;date-parts&quot;: [[&quot;1997&quot;]]}}, &quot;id&quot;: &quot;ITEM-1&quot;}, {&quot;uris&quot;: [&quot;http://www.mendeley.com/documents/?uuid=4a5f7a51-5057-44f7-afa6-e815a15b1881&quot;], &quot;itemData&quot;: {&quot;author&quot;: [{&quot;dropping-particle&quot;: &quot;&quot;, &quot;family&quot;: &quot;Kantner&quot;, &quot;given&quot;: &quot;Justin&quot;, &quot;suffix&quot;: &quot;&quot;, &quot;non-dropping-particle&quot;: &quot;&quot;, &quot;parse-names&quot;: false}], &quot;container-title&quot;: &quot;Applied Memory&quot;, &quot;type&quot;: &quot;article-journal&quot;, &quot;page&quot;: &quot;19-40&quot;, &quot;issue&quot;: &quot;May&quot;, &quot;abstract&quot;: &quot;The detrimental impact of background speech on short-term serial recall, known as the irrelevant speech effect, has a long history as a valuable theoretical tool, but its applications have received less attention. Two experiments attempted to determine whether the effect would extend to the practice of studying for an exam in the presence of background music containing lyrics. In Experiment 1, participants listened to vocal or instrumental music while studying for a serial recall test under conditions designed to mimic a realistic study-test experience. Despite several methodological departures from the traditional irrelevant speech paradigm, the results were consistent with a classic irrelevant speech effect. In Experiment 2, highly naturalistic study materials and test questions were used to determine the generality of the irrelevant speech effect beyond short-term serial recall. Vocal music hurt test performance relative to instrumental music under these conditions, but only when the study materials consisted of a chart; when the materials were prose paragraphs, no irrelevant speech effect was found. Explanations for this pattern of results are considered in terms of processing strategies at study, and further aspects of a realistic examination of studying with background music are discussed.&quot;, &quot;title&quot;: &quot;Studying with music: Is the irrelevant speech effect relevant?&quot;, &quot;issued&quot;: {&quot;date-parts&quot;: [[&quot;2009&quot;]]}, &quot;ISBN&quot;: &quot;978-1-60692-143-2&quot;, &quot;id&quot;: &quot;ITEM-2&quot;}, &quot;id&quot;: &quot;ITEM-2&quot;}, {&quot;uris&quot;: [&quot;http://www.mendeley.com/documents/?uuid=76daa14c-2d10-43f5-b89e-03cf3228b045&quot;, &quot;http://www.mendeley.com/documents/?uuid=7e42e36d-0fc0-4eec-b241-797c1b321dc8&quot;], &quot;itemData&quot;: {&quot;volume&quot;: &quot;19&quot;, &quot;page&quot;: &quot;369-381&quot;, &quot;DOI&quot;: &quot;10.1037/0278-7393.19.2.369&quot;, &quot;issue&quot;: &quot;2&quot;, &quot;note&quot;: &quot;NULL&quot;, &quot;ISSN&quot;: &quot;0278-7393&quot;, &quot;author&quot;: [{&quot;dropping-particle&quot;: &quot;&quot;, &quot;family&quot;: &quot;Jones&quot;, &quot;given&quot;: &quot;Dylan M.&quot;, &quot;suffix&quot;: &quot;&quot;, &quot;non-dropping-particle&quot;: &quot;&quot;, &quot;parse-names&quot;: false}, {&quot;dropping-particle&quot;: &quot;&quot;, &quot;family&quot;: &quot;Macken&quot;, &quot;given&quot;: &quot;William J.&quot;, &quot;suffix&quot;: &quot;&quot;, &quot;non-dropping-particle&quot;: &quot;&quot;, &quot;parse-names&quot;: false}], &quot;container-title&quot;: &quot;Journal of Experimental Psychology: Learning, Memory, and Cognition&quot;, &quot;title&quot;: &quot;Irrelevant tones produce an irrelevant speech effect: Implications for phonological coding in working memory.&quot;, &quot;type&quot;: &quot;article-journal&quot;, &quot;id&quot;: &quot;ITEM-3&quot;, &quot;issued&quot;: {&quot;date-parts&quot;: [[&quot;1993&quot;]]}}, &quot;id&quot;: &quot;ITEM-3&quot;}, {&quot;uris&quot;: [&quot;http://www.mendeley.com/documents/?uuid=40593dff-0b2e-4b2e-a639-7c390ce76d63&quot;, &quot;http://www.mendeley.com/documents/?uuid=c7948447-07f4-449a-a38e-b2b8374965ff&quot;], &quot;itemData&quot;: {&quot;volume&quot;: &quot;29&quot;, &quot;page&quot;: &quot;43-51&quot;, &quot;issue&quot;: &quot;1&quot;, &quot;DOI&quot;: &quot;10.1037/0096-1523.29.1.43&quot;, &quot;note&quot;: &quot;NULL&quot;, &quot;ISBN&quot;: &quot;0096-1523&quot;, &quot;ISSN&quot;: &quot;0096-1523&quot;, &quot;author&quot;: [{&quot;dropping-particle&quot;: &quot;&quot;, &quot;family&quot;: &quot;Macken&quot;, &quot;given&quot;: &quot;William J&quot;, &quot;suffix&quot;: &quot;&quot;, &quot;non-dropping-particle&quot;: &quot;&quot;, &quot;parse-names&quot;: false}, {&quot;dropping-particle&quot;: &quot;&quot;, &quot;family&quot;: &quot;Tremblay&quot;, &quot;given&quot;: &quot;S\u00e9bastien&quot;, &quot;suffix&quot;: &quot;&quot;, &quot;non-dropping-particle&quot;: &quot;&quot;, &quot;parse-names&quot;: false}, {&quot;dropping-particle&quot;: &quot;&quot;, &quot;family&quot;: &quot;Houghton&quot;, &quot;given&quot;: &quot;Robert J&quot;, &quot;suffix&quot;: &quot;&quot;, &quot;non-dropping-particle&quot;: &quot;&quot;, &quot;parse-names&quot;: false}, {&quot;dropping-particle&quot;: &quot;&quot;, &quot;family&quot;: &quot;Nicholls&quot;, &quot;given&quot;: &quot;Alastair P&quot;, &quot;suffix&quot;: &quot;&quot;, &quot;non-dropping-particle&quot;: &quot;&quot;, &quot;parse-names&quot;: false}, {&quot;dropping-particle&quot;: &quot;&quot;, &quot;family&quot;: &quot;Jones&quot;, &quot;given&quot;: &quot;Dylan M&quot;, &quot;suffix&quot;: &quot;&quot;, &quot;non-dropping-particle&quot;: &quot;&quot;, &quot;parse-names&quot;: false}], &quot;container-title&quot;: &quot;Journal of Experimental Psychology: Human Perception and Performance&quot;, &quot;title&quot;: &quot;Does auditory streaming require attention? Evidence from attentional selectivity in short-term memory.&quot;, &quot;abstract&quot;: &quot;R. P. Carlyon, R. Cusack, J. M. Foxton, and I. H. Robertson (2001) have argued that attention is crucial for auditory streaming. The authors review R. P. Carlyon et al.'s (2001) arguments and suggest that a pertinent literature, the irrelevant sound paradigm--demonstrating preattentive auditory streaming--has been overlooked. In illustration of this alternative approach, the authors include a novel single experiment demonstrating the impact of preattentive auditory streaming on short-term serial memory. It is concluded that R. P. Carlyon et al.'s (2001) results do not definitively demonstrate that auditory streaming processes are dependent on attention; indeed, they are compatible with alternative accounts of the relationship between perceptual organization and attention.&quot;, &quot;type&quot;: &quot;article-journal&quot;, &quot;PMID&quot;: &quot;12669746&quot;, &quot;id&quot;: &quot;ITEM-4&quot;, &quot;issued&quot;: {&quot;date-parts&quot;: [[&quot;2003&quot;]]}}, &quot;id&quot;: &quot;ITEM-4&quot;}], &quot;mendeley&quot;: {&quot;plainTextFormattedCitation&quot;: &quot;(Beaman &amp; Jones, 1997; Jones &amp; Macken, 1993; Kantner, 2009; Macken, Tremblay, Houghton, Nicholls, &amp; Jones, 2003)&quot;, &quot;previouslyFormattedCitation&quot;: &quot;(Beaman &amp; Jones, 1997; Jones &amp; Macken, 1993; Kantner, 2009; Macken, Tremblay, Houghton, Nicholls, &amp; Jones, 2003)&quot;, &quot;formattedCitation&quot;: &quot;(Beaman &amp; Jones, 1997; Jones &amp; Macken, 1993; Kantner, 2009; Macken, Tremblay, Houghton, Nicholls, &amp; Jones, 2003)&quot;}, &quot;properties&quot;: {&quot;noteIndex&quot;: 0}} RNDdEYziAUkJd"/>(Beaman &amp; Jones, 1997; Jones &amp; Macken, 1993; Kantner, 2009; Macken, Tremblay, Houghton, Nicholls, &amp; Jones, 2003)<text:reference-mark-end text:name="ADDIN CSL_CITATION {&quot;schema&quot;: &quot;https://github.com/citation-style-language/schema/raw/master/csl-citation.json&quot;, &quot;citationItems&quot;: [{&quot;uris&quot;: [&quot;http://www.mendeley.com/documents/?uuid=4f4f44bf-3729-4ded-87ef-5c8d290edab1&quot;], &quot;itemData&quot;: {&quot;volume&quot;: &quot;23&quot;, &quot;page&quot;: &quot;459-471&quot;, &quot;issue&quot;: &quot;2&quot;, &quot;DOI&quot;: &quot;10.1037/0278-7393.23.2.459&quot;, &quot;ISBN&quot;: &quot;0278-7393 1939-1285&quot;, &quot;ISSN&quot;: &quot;1939-1285&quot;, &quot;author&quot;: [{&quot;dropping-particle&quot;: &quot;&quot;, &quot;family&quot;: &quot;Beaman&quot;, &quot;given&quot;: &quot;C. Philip&quot;, &quot;suffix&quot;: &quot;&quot;, &quot;non-dropping-particle&quot;: &quot;&quot;, &quot;parse-names&quot;: false}, {&quot;dropping-particle&quot;: &quot;&quot;, &quot;family&quot;: &quot;Jones&quot;, &quot;given&quot;: &quot;Dylan Marc&quot;, &quot;suffix&quot;: &quot;&quot;, &quot;non-dropping-particle&quot;: &quot;&quot;, &quot;parse-names&quot;: false}], &quot;container-title&quot;: &quot;Journal of Experimental Psychology: Learning, Memory, and Cognition&quot;, &quot;title&quot;: &quot;Role of serial order in the irrelevant speech effect: Tests of the changing-state hypothesis.&quot;, &quot;abstract&quot;: &quot;The effects of irrelevant speech were examined on a range of memory tasks. A missing-item task, which relied on a nonserial strategy for recall, proved less sensitive to the effects of irrelevant speech than one calling on memory for serial order. The finding that the effect of irrelevant speech both on a recognition task and on a paired-associates task was modified significantly by articulatory suppression further suggested that memory for serial order is the dominant feature of these tasks and that it renders them vulnerable to disruption by irrelevant speech. Taken together, the results of the experimental series support the notion that tasks involving memory for serial order are particularly susceptible to disruption by irrelevant speech. These and other findings converge on the notion that interference with information processing by irrelevant sound is based on similarity of process rather than similarity of content.&quot;, &quot;type&quot;: &quot;article-journal&quot;, &quot;id&quot;: &quot;ITEM-1&quot;, &quot;issued&quot;: {&quot;date-parts&quot;: [[&quot;1997&quot;]]}}, &quot;id&quot;: &quot;ITEM-1&quot;}, {&quot;uris&quot;: [&quot;http://www.mendeley.com/documents/?uuid=4a5f7a51-5057-44f7-afa6-e815a15b1881&quot;], &quot;itemData&quot;: {&quot;author&quot;: [{&quot;dropping-particle&quot;: &quot;&quot;, &quot;family&quot;: &quot;Kantner&quot;, &quot;given&quot;: &quot;Justin&quot;, &quot;suffix&quot;: &quot;&quot;, &quot;non-dropping-particle&quot;: &quot;&quot;, &quot;parse-names&quot;: false}], &quot;container-title&quot;: &quot;Applied Memory&quot;, &quot;type&quot;: &quot;article-journal&quot;, &quot;page&quot;: &quot;19-40&quot;, &quot;issue&quot;: &quot;May&quot;, &quot;abstract&quot;: &quot;The detrimental impact of background speech on short-term serial recall, known as the irrelevant speech effect, has a long history as a valuable theoretical tool, but its applications have received less attention. Two experiments attempted to determine whether the effect would extend to the practice of studying for an exam in the presence of background music containing lyrics. In Experiment 1, participants listened to vocal or instrumental music while studying for a serial recall test under conditions designed to mimic a realistic study-test experience. Despite several methodological departures from the traditional irrelevant speech paradigm, the results were consistent with a classic irrelevant speech effect. In Experiment 2, highly naturalistic study materials and test questions were used to determine the generality of the irrelevant speech effect beyond short-term serial recall. Vocal music hurt test performance relative to instrumental music under these conditions, but only when the study materials consisted of a chart; when the materials were prose paragraphs, no irrelevant speech effect was found. Explanations for this pattern of results are considered in terms of processing strategies at study, and further aspects of a realistic examination of studying with background music are discussed.&quot;, &quot;title&quot;: &quot;Studying with music: Is the irrelevant speech effect relevant?&quot;, &quot;issued&quot;: {&quot;date-parts&quot;: [[&quot;2009&quot;]]}, &quot;ISBN&quot;: &quot;978-1-60692-143-2&quot;, &quot;id&quot;: &quot;ITEM-2&quot;}, &quot;id&quot;: &quot;ITEM-2&quot;}, {&quot;uris&quot;: [&quot;http://www.mendeley.com/documents/?uuid=76daa14c-2d10-43f5-b89e-03cf3228b045&quot;, &quot;http://www.mendeley.com/documents/?uuid=7e42e36d-0fc0-4eec-b241-797c1b321dc8&quot;], &quot;itemData&quot;: {&quot;volume&quot;: &quot;19&quot;, &quot;page&quot;: &quot;369-381&quot;, &quot;DOI&quot;: &quot;10.1037/0278-7393.19.2.369&quot;, &quot;issue&quot;: &quot;2&quot;, &quot;note&quot;: &quot;NULL&quot;, &quot;ISSN&quot;: &quot;0278-7393&quot;, &quot;author&quot;: [{&quot;dropping-particle&quot;: &quot;&quot;, &quot;family&quot;: &quot;Jones&quot;, &quot;given&quot;: &quot;Dylan M.&quot;, &quot;suffix&quot;: &quot;&quot;, &quot;non-dropping-particle&quot;: &quot;&quot;, &quot;parse-names&quot;: false}, {&quot;dropping-particle&quot;: &quot;&quot;, &quot;family&quot;: &quot;Macken&quot;, &quot;given&quot;: &quot;William J.&quot;, &quot;suffix&quot;: &quot;&quot;, &quot;non-dropping-particle&quot;: &quot;&quot;, &quot;parse-names&quot;: false}], &quot;container-title&quot;: &quot;Journal of Experimental Psychology: Learning, Memory, and Cognition&quot;, &quot;title&quot;: &quot;Irrelevant tones produce an irrelevant speech effect: Implications for phonological coding in working memory.&quot;, &quot;type&quot;: &quot;article-journal&quot;, &quot;id&quot;: &quot;ITEM-3&quot;, &quot;issued&quot;: {&quot;date-parts&quot;: [[&quot;1993&quot;]]}}, &quot;id&quot;: &quot;ITEM-3&quot;}, {&quot;uris&quot;: [&quot;http://www.mendeley.com/documents/?uuid=40593dff-0b2e-4b2e-a639-7c390ce76d63&quot;, &quot;http://www.mendeley.com/documents/?uuid=c7948447-07f4-449a-a38e-b2b8374965ff&quot;], &quot;itemData&quot;: {&quot;volume&quot;: &quot;29&quot;, &quot;page&quot;: &quot;43-51&quot;, &quot;issue&quot;: &quot;1&quot;, &quot;DOI&quot;: &quot;10.1037/0096-1523.29.1.43&quot;, &quot;note&quot;: &quot;NULL&quot;, &quot;ISBN&quot;: &quot;0096-1523&quot;, &quot;ISSN&quot;: &quot;0096-1523&quot;, &quot;author&quot;: [{&quot;dropping-particle&quot;: &quot;&quot;, &quot;family&quot;: &quot;Macken&quot;, &quot;given&quot;: &quot;William J&quot;, &quot;suffix&quot;: &quot;&quot;, &quot;non-dropping-particle&quot;: &quot;&quot;, &quot;parse-names&quot;: false}, {&quot;dropping-particle&quot;: &quot;&quot;, &quot;family&quot;: &quot;Tremblay&quot;, &quot;given&quot;: &quot;S\u00e9bastien&quot;, &quot;suffix&quot;: &quot;&quot;, &quot;non-dropping-particle&quot;: &quot;&quot;, &quot;parse-names&quot;: false}, {&quot;dropping-particle&quot;: &quot;&quot;, &quot;family&quot;: &quot;Houghton&quot;, &quot;given&quot;: &quot;Robert J&quot;, &quot;suffix&quot;: &quot;&quot;, &quot;non-dropping-particle&quot;: &quot;&quot;, &quot;parse-names&quot;: false}, {&quot;dropping-particle&quot;: &quot;&quot;, &quot;family&quot;: &quot;Nicholls&quot;, &quot;given&quot;: &quot;Alastair P&quot;, &quot;suffix&quot;: &quot;&quot;, &quot;non-dropping-particle&quot;: &quot;&quot;, &quot;parse-names&quot;: false}, {&quot;dropping-particle&quot;: &quot;&quot;, &quot;family&quot;: &quot;Jones&quot;, &quot;given&quot;: &quot;Dylan M&quot;, &quot;suffix&quot;: &quot;&quot;, &quot;non-dropping-particle&quot;: &quot;&quot;, &quot;parse-names&quot;: false}], &quot;container-title&quot;: &quot;Journal of Experimental Psychology: Human Perception and Performance&quot;, &quot;title&quot;: &quot;Does auditory streaming require attention? Evidence from attentional selectivity in short-term memory.&quot;, &quot;abstract&quot;: &quot;R. P. Carlyon, R. Cusack, J. M. Foxton, and I. H. Robertson (2001) have argued that attention is crucial for auditory streaming. The authors review R. P. Carlyon et al.'s (2001) arguments and suggest that a pertinent literature, the irrelevant sound paradigm--demonstrating preattentive auditory streaming--has been overlooked. In illustration of this alternative approach, the authors include a novel single experiment demonstrating the impact of preattentive auditory streaming on short-term serial memory. It is concluded that R. P. Carlyon et al.'s (2001) results do not definitively demonstrate that auditory streaming processes are dependent on attention; indeed, they are compatible with alternative accounts of the relationship between perceptual organization and attention.&quot;, &quot;type&quot;: &quot;article-journal&quot;, &quot;PMID&quot;: &quot;12669746&quot;, &quot;id&quot;: &quot;ITEM-4&quot;, &quot;issued&quot;: {&quot;date-parts&quot;: [[&quot;2003&quot;]]}}, &quot;id&quot;: &quot;ITEM-4&quot;}], &quot;mendeley&quot;: {&quot;plainTextFormattedCitation&quot;: &quot;(Beaman &amp; Jones, 1997; Jones &amp; Macken, 1993; Kantner, 2009; Macken, Tremblay, Houghton, Nicholls, &amp; Jones, 2003)&quot;, &quot;previouslyFormattedCitation&quot;: &quot;(Beaman &amp; Jones, 1997; Jones &amp; Macken, 1993; Kantner, 2009; Macken, Tremblay, Houghton, Nicholls, &amp; Jones, 2003)&quot;, &quot;formattedCitation&quot;: &quot;(Beaman &amp; Jones, 1997; Jones &amp; Macken, 1993; Kantner, 2009; Macken, Tremblay, Houghton, Nicholls, &amp; Jones, 2003)&quot;}, &quot;properties&quot;: {&quot;noteIndex&quot;: 0}} RNDdEYziAUkJd"/></text:p>
          </text:deletion>
        </text:changed-region>
        <text:changed-region xml:id="ct140227819805120" text:id="ct140227819805120">
          <text:insertion>
            <office:change-info>
              <dc:creator>A Sternin</dc:creator>
              <dc:date>2017-04-11T14:40:00</dc:date>
            </office:change-info>
          </text:insertion>
        </text:changed-region>
        <text:changed-region xml:id="ct140227819794512" text:id="ct140227819794512">
          <text:deletion>
            <office:change-info>
              <dc:creator>A Sternin</dc:creator>
              <dc:date>2017-04-11T14:40:00</dc:date>
            </office:change-info>
            <text:p text:style-name="P21"><text:reference-mark-start text:name="ADDIN CSL_CITATION {&quot;schema&quot;: &quot;https://github.com/citation-style-language/schema/raw/master/csl-citation.json&quot;, &quot;citationItems&quot;: [{&quot;uris&quot;: [&quot;http://www.mendeley.com/documents/?uuid=15ed9aa0-65f8-4fbb-81ad-723ec62bd645&quot;], &quot;itemData&quot;: {&quot;author&quot;: [{&quot;dropping-particle&quot;: &quot;&quot;, &quot;family&quot;: &quot;Jones&quot;, &quot;given&quot;: &quot;Dylan M.&quot;, &quot;suffix&quot;: &quot;&quot;, &quot;non-dropping-particle&quot;: &quot;&quot;, &quot;parse-names&quot;: false}, {&quot;dropping-particle&quot;: &quot;&quot;, &quot;family&quot;: &quot;Miles&quot;, &quot;given&quot;: &quot;Christopher&quot;, &quot;suffix&quot;: &quot;&quot;, &quot;non-dropping-particle&quot;: &quot;&quot;, &quot;parse-names&quot;: false}, {&quot;dropping-particle&quot;: &quot;&quot;, &quot;family&quot;: &quot;Page&quot;, &quot;given&quot;: &quot;Jean&quot;, &quot;suffix&quot;: &quot;&quot;, &quot;non-dropping-particle&quot;: &quot;&quot;, &quot;parse-names&quot;: false}], &quot;container-title&quot;: &quot;Applied Cognitive Psychology&quot;, &quot;type&quot;: &quot;article-journal&quot;, &quot;page&quot;: &quot;89-108&quot;, &quot;issue&quot;: &quot;2&quot;, &quot;DOI&quot;: &quot;10.1002/acp.2350040203&quot;, &quot;volume&quot;: &quot;4&quot;, &quot;title&quot;: &quot;Disruption of proofreading by irrelevant speech: Effects of attention, arousal or memory?&quot;, &quot;issued&quot;: {&quot;date-parts&quot;: [[&quot;1990&quot;, &quot;3&quot;]]}, &quot;ISSN&quot;: &quot;08884080&quot;, &quot;id&quot;: &quot;ITEM-1&quot;}, &quot;id&quot;: &quot;ITEM-1&quot;}], &quot;mendeley&quot;: {&quot;plainTextFormattedCitation&quot;: &quot;(Jones, Miles, &amp; Page, 1990)&quot;, &quot;previouslyFormattedCitation&quot;: &quot;(Jones, Miles, &amp; Page, 1990)&quot;, &quot;manualFormatting&quot;: &quot;Jones, Miles, &amp; Page&quot;, &quot;formattedCitation&quot;: &quot;(Jones, Miles, &amp; Page, 1990)&quot;}, &quot;properties&quot;: {&quot;noteIndex&quot;: 0}} RNDs9FXmjn2O7"/>Jones, Miles, &amp; Page<text:reference-mark-end text:name="ADDIN CSL_CITATION {&quot;schema&quot;: &quot;https://github.com/citation-style-language/schema/raw/master/csl-citation.json&quot;, &quot;citationItems&quot;: [{&quot;uris&quot;: [&quot;http://www.mendeley.com/documents/?uuid=15ed9aa0-65f8-4fbb-81ad-723ec62bd645&quot;], &quot;itemData&quot;: {&quot;author&quot;: [{&quot;dropping-particle&quot;: &quot;&quot;, &quot;family&quot;: &quot;Jones&quot;, &quot;given&quot;: &quot;Dylan M.&quot;, &quot;suffix&quot;: &quot;&quot;, &quot;non-dropping-particle&quot;: &quot;&quot;, &quot;parse-names&quot;: false}, {&quot;dropping-particle&quot;: &quot;&quot;, &quot;family&quot;: &quot;Miles&quot;, &quot;given&quot;: &quot;Christopher&quot;, &quot;suffix&quot;: &quot;&quot;, &quot;non-dropping-particle&quot;: &quot;&quot;, &quot;parse-names&quot;: false}, {&quot;dropping-particle&quot;: &quot;&quot;, &quot;family&quot;: &quot;Page&quot;, &quot;given&quot;: &quot;Jean&quot;, &quot;suffix&quot;: &quot;&quot;, &quot;non-dropping-particle&quot;: &quot;&quot;, &quot;parse-names&quot;: false}], &quot;container-title&quot;: &quot;Applied Cognitive Psychology&quot;, &quot;type&quot;: &quot;article-journal&quot;, &quot;page&quot;: &quot;89-108&quot;, &quot;issue&quot;: &quot;2&quot;, &quot;DOI&quot;: &quot;10.1002/acp.2350040203&quot;, &quot;volume&quot;: &quot;4&quot;, &quot;title&quot;: &quot;Disruption of proofreading by irrelevant speech: Effects of attention, arousal or memory?&quot;, &quot;issued&quot;: {&quot;date-parts&quot;: [[&quot;1990&quot;, &quot;3&quot;]]}, &quot;ISSN&quot;: &quot;08884080&quot;, &quot;id&quot;: &quot;ITEM-1&quot;}, &quot;id&quot;: &quot;ITEM-1&quot;}], &quot;mendeley&quot;: {&quot;plainTextFormattedCitation&quot;: &quot;(Jones, Miles, &amp; Page, 1990)&quot;, &quot;previouslyFormattedCitation&quot;: &quot;(Jones, Miles, &amp; Page, 1990)&quot;, &quot;manualFormatting&quot;: &quot;Jones, Miles, &amp; Page&quot;, &quot;formattedCitation&quot;: &quot;(Jones, Miles, &amp; Page, 1990)&quot;}, &quot;properties&quot;: {&quot;noteIndex&quot;: 0}} RNDs9FXmjn2O7"/></text:p>
          </text:deletion>
        </text:changed-region>
        <text:changed-region xml:id="ct140227819795920" text:id="ct140227819795920">
          <text:insertion>
            <office:change-info>
              <dc:creator>A Sternin</dc:creator>
              <dc:date>2017-04-11T14:40:00</dc:date>
            </office:change-info>
          </text:insertion>
        </text:changed-region>
        <text:changed-region xml:id="ct140227819840144" text:id="ct140227819840144">
          <text:deletion>
            <office:change-info>
              <dc:creator>A Sternin</dc:creator>
              <dc:date>2017-04-11T14:40:00</dc:date>
            </office:change-info>
            <text:p text:style-name="P21"><text:reference-mark-start text:name="ADDIN CSL_CITATION {&quot;schema&quot;: &quot;https://github.com/citation-style-language/schema/raw/master/csl-citation.json&quot;, &quot;citationItems&quot;: [{&quot;uris&quot;: [&quot;http://www.mendeley.com/documents/?uuid=8b28bcc6-c488-4dc6-95ab-5046eeaf591f&quot;], &quot;itemData&quot;: {&quot;volume&quot;: &quot;27&quot;, &quot;page&quot;: &quot;382-398&quot;, &quot;issue&quot;: &quot;4&quot;, &quot;DOI&quot;: &quot;10.1016/0749-596X(88)90063-0&quot;, &quot;ISBN&quot;: &quot;0749-596X&quot;, &quot;ISSN&quot;: &quot;0749596X&quot;, &quot;author&quot;: [{&quot;dropping-particle&quot;: &quot;&quot;, &quot;family&quot;: &quot;Martin&quot;, &quot;given&quot;: &quot;Randi C.&quot;, &quot;suffix&quot;: &quot;&quot;, &quot;non-dropping-particle&quot;: &quot;&quot;, &quot;parse-names&quot;: false}, {&quot;dropping-particle&quot;: &quot;&quot;, &quot;family&quot;: &quot;Wogalter&quot;, &quot;given&quot;: &quot;Michael S.&quot;, &quot;suffix&quot;: &quot;&quot;, &quot;non-dropping-particle&quot;: &quot;&quot;, &quot;parse-names&quot;: false}, {&quot;dropping-particle&quot;: &quot;&quot;, &quot;family&quot;: &quot;Forlano&quot;, &quot;given&quot;: &quot;Janice G.&quot;, &quot;suffix&quot;: &quot;&quot;, &quot;non-dropping-particle&quot;: &quot;&quot;, &quot;parse-names&quot;: false}], &quot;container-title&quot;: &quot;Journal of Memory and Language&quot;, &quot;title&quot;: &quot;Reading comprehension in the presence of unattended speech and music&quot;, &quot;abstract&quot;: &quot;This series of experiments investigated whether the detrimental effects of unattended speech that have been obtained in short-term memory tasks would be obtained in reading comprehension. Such effects would be expected if reading comprehension depends on the maintenance of phonological information in short-term memory. The first three experiments demonstrated that unattended speech but not music interfered with reading comprehension while unattended music had a greater interfering effect than speech on a music identification task. Experiments 4 and 5 showed that the detrimental effect of the speech backgrounds on reading was due to their semantic rather than their phonological properties. The failure to find a phonological interference effect argues against a role for phonological short-term memory in reading comprehension. \u00a9 1988.&quot;, &quot;type&quot;: &quot;article-journal&quot;, &quot;id&quot;: &quot;ITEM-1&quot;, &quot;issued&quot;: {&quot;date-parts&quot;: [[&quot;1988&quot;]]}}, &quot;id&quot;: &quot;ITEM-1&quot;}], &quot;mendeley&quot;: {&quot;plainTextFormattedCitation&quot;: &quot;(Martin, Wogalter, &amp; Forlano, 1988)&quot;, &quot;previouslyFormattedCitation&quot;: &quot;(Martin, Wogalter, &amp; Forlano, 1988)&quot;, &quot;formattedCitation&quot;: &quot;(Martin, Wogalter, &amp; Forlano, 1988)&quot;}, &quot;properties&quot;: {&quot;noteIndex&quot;: 0}} RNDQm2GsfYG1i"/>(Martin, Wogalter, &amp; Forlano, 1988)<text:reference-mark-end text:name="ADDIN CSL_CITATION {&quot;schema&quot;: &quot;https://github.com/citation-style-language/schema/raw/master/csl-citation.json&quot;, &quot;citationItems&quot;: [{&quot;uris&quot;: [&quot;http://www.mendeley.com/documents/?uuid=8b28bcc6-c488-4dc6-95ab-5046eeaf591f&quot;], &quot;itemData&quot;: {&quot;volume&quot;: &quot;27&quot;, &quot;page&quot;: &quot;382-398&quot;, &quot;issue&quot;: &quot;4&quot;, &quot;DOI&quot;: &quot;10.1016/0749-596X(88)90063-0&quot;, &quot;ISBN&quot;: &quot;0749-596X&quot;, &quot;ISSN&quot;: &quot;0749596X&quot;, &quot;author&quot;: [{&quot;dropping-particle&quot;: &quot;&quot;, &quot;family&quot;: &quot;Martin&quot;, &quot;given&quot;: &quot;Randi C.&quot;, &quot;suffix&quot;: &quot;&quot;, &quot;non-dropping-particle&quot;: &quot;&quot;, &quot;parse-names&quot;: false}, {&quot;dropping-particle&quot;: &quot;&quot;, &quot;family&quot;: &quot;Wogalter&quot;, &quot;given&quot;: &quot;Michael S.&quot;, &quot;suffix&quot;: &quot;&quot;, &quot;non-dropping-particle&quot;: &quot;&quot;, &quot;parse-names&quot;: false}, {&quot;dropping-particle&quot;: &quot;&quot;, &quot;family&quot;: &quot;Forlano&quot;, &quot;given&quot;: &quot;Janice G.&quot;, &quot;suffix&quot;: &quot;&quot;, &quot;non-dropping-particle&quot;: &quot;&quot;, &quot;parse-names&quot;: false}], &quot;container-title&quot;: &quot;Journal of Memory and Language&quot;, &quot;title&quot;: &quot;Reading comprehension in the presence of unattended speech and music&quot;, &quot;abstract&quot;: &quot;This series of experiments investigated whether the detrimental effects of unattended speech that have been obtained in short-term memory tasks would be obtained in reading comprehension. Such effects would be expected if reading comprehension depends on the maintenance of phonological information in short-term memory. The first three experiments demonstrated that unattended speech but not music interfered with reading comprehension while unattended music had a greater interfering effect than speech on a music identification task. Experiments 4 and 5 showed that the detrimental effect of the speech backgrounds on reading was due to their semantic rather than their phonological properties. The failure to find a phonological interference effect argues against a role for phonological short-term memory in reading comprehension. \u00a9 1988.&quot;, &quot;type&quot;: &quot;article-journal&quot;, &quot;id&quot;: &quot;ITEM-1&quot;, &quot;issued&quot;: {&quot;date-parts&quot;: [[&quot;1988&quot;]]}}, &quot;id&quot;: &quot;ITEM-1&quot;}], &quot;mendeley&quot;: {&quot;plainTextFormattedCitation&quot;: &quot;(Martin, Wogalter, &amp; Forlano, 1988)&quot;, &quot;previouslyFormattedCitation&quot;: &quot;(Martin, Wogalter, &amp; Forlano, 1988)&quot;, &quot;formattedCitation&quot;: &quot;(Martin, Wogalter, &amp; Forlano, 1988)&quot;}, &quot;properties&quot;: {&quot;noteIndex&quot;: 0}} RNDQm2GsfYG1i"/></text:p>
          </text:deletion>
        </text:changed-region>
        <text:changed-region xml:id="ct140227819882960" text:id="ct140227819882960">
          <text:insertion>
            <office:change-info>
              <dc:creator>A Sternin</dc:creator>
              <dc:date>2017-04-11T14:40:00</dc:date>
            </office:change-info>
          </text:insertion>
        </text:changed-region>
        <text:changed-region xml:id="ct140227819875392" text:id="ct140227819875392">
          <text:deletion>
            <office:change-info>
              <dc:creator>A Sternin</dc:creator>
              <dc:date>2017-04-11T14:40:00</dc:date>
            </office:change-info>
            <text:p text:style-name="P22"><text:reference-mark-start text:name="ADDIN CSL_CITATION {&quot;schema&quot;: &quot;https://github.com/citation-style-language/schema/raw/master/csl-citation.json&quot;, &quot;citationItems&quot;: [{&quot;uris&quot;: [&quot;http://www.mendeley.com/documents/?uuid=b3c70566-54b2-49f6-b75e-29b346a766cf&quot;], &quot;itemData&quot;: {&quot;volume&quot;: &quot;16&quot;, &quot;page&quot;: &quot;237-245&quot;, &quot;issue&quot;: &quot;2&quot;, &quot;DOI&quot;: &quot;10.1016/0191-8869(94)90162-7&quot;, &quot;ISSN&quot;: &quot;01918869&quot;, &quot;author&quot;: [{&quot;dropping-particle&quot;: &quot;&quot;, &quot;family&quot;: &quot;Crawford&quot;, &quot;given&quot;: &quot;Helen J.&quot;, &quot;suffix&quot;: &quot;&quot;, &quot;non-dropping-particle&quot;: &quot;&quot;, &quot;parse-names&quot;: false}, {&quot;dropping-particle&quot;: &quot;&quot;, &quot;family&quot;: &quot;Strapp&quot;, &quot;given&quot;: &quot;Chehalis M.&quot;, &quot;suffix&quot;: &quot;&quot;, &quot;non-dropping-particle&quot;: &quot;&quot;, &quot;parse-names&quot;: false}], &quot;container-title&quot;: &quot;Personality and Individual Differences&quot;, &quot;title&quot;: &quot;Effects of vocal and instrumental music on visuospatial and verbal performance as moderated by studying preference and personality&quot;, &quot;abstract&quot;: &quot;Cognitive performance as a function of 75 dB vocal or instrumental music was investigated in 61 university students. Three timed visuospatial and verbal tests were used. Vocal music disrupted performance significantly more than instrumental music on the Maze Tracing Speed (scanning speed) and Deciphering of Languages (logical reasoning) tests. Both vocal music and instrumental music disturbed performance more than no music on the Object-Number Test (associative learning and long-term memory), but this was moderated by studying preference. On the Object-Number Test those who typically did not study with music showed deterioration across conditions (no music &gt; instrumental &gt; vocal), while those who typically studied with music performed no better in the no music condition than either music condition. Extraversion was not a significant covariate of performance. In comparison to those who did not study with music, subjects who typically studied with music were more extraverted as assessed by the Eysenck Personality Questionnaire, reported greater skills in focusing attention during distracting situations on the Differential Attentional Processes Inventory, and reported less sensitivity to noise in general on the Weinstein Noise Sensitivity Scale. ?? 1994.&quot;, &quot;type&quot;: &quot;article-journal&quot;, &quot;id&quot;: &quot;ITEM-1&quot;, &quot;issued&quot;: {&quot;date-parts&quot;: [[&quot;1994&quot;]]}}, &quot;id&quot;: &quot;ITEM-1&quot;}], &quot;mendeley&quot;: {&quot;plainTextFormattedCitation&quot;: &quot;(Crawford &amp; Strapp, 1994)&quot;, &quot;previouslyFormattedCitation&quot;: &quot;(Crawford &amp; Strapp, 1994)&quot;, &quot;formattedCitation&quot;: &quot;(Crawford &amp; Strapp, 1994)&quot;}, &quot;properties&quot;: {&quot;noteIndex&quot;: 0}} RNDpNJ6exqQgG"/>(Crawford &amp; Strapp, 1994)<text:reference-mark-end text:name="ADDIN CSL_CITATION {&quot;schema&quot;: &quot;https://github.com/citation-style-language/schema/raw/master/csl-citation.json&quot;, &quot;citationItems&quot;: [{&quot;uris&quot;: [&quot;http://www.mendeley.com/documents/?uuid=b3c70566-54b2-49f6-b75e-29b346a766cf&quot;], &quot;itemData&quot;: {&quot;volume&quot;: &quot;16&quot;, &quot;page&quot;: &quot;237-245&quot;, &quot;issue&quot;: &quot;2&quot;, &quot;DOI&quot;: &quot;10.1016/0191-8869(94)90162-7&quot;, &quot;ISSN&quot;: &quot;01918869&quot;, &quot;author&quot;: [{&quot;dropping-particle&quot;: &quot;&quot;, &quot;family&quot;: &quot;Crawford&quot;, &quot;given&quot;: &quot;Helen J.&quot;, &quot;suffix&quot;: &quot;&quot;, &quot;non-dropping-particle&quot;: &quot;&quot;, &quot;parse-names&quot;: false}, {&quot;dropping-particle&quot;: &quot;&quot;, &quot;family&quot;: &quot;Strapp&quot;, &quot;given&quot;: &quot;Chehalis M.&quot;, &quot;suffix&quot;: &quot;&quot;, &quot;non-dropping-particle&quot;: &quot;&quot;, &quot;parse-names&quot;: false}], &quot;container-title&quot;: &quot;Personality and Individual Differences&quot;, &quot;title&quot;: &quot;Effects of vocal and instrumental music on visuospatial and verbal performance as moderated by studying preference and personality&quot;, &quot;abstract&quot;: &quot;Cognitive performance as a function of 75 dB vocal or instrumental music was investigated in 61 university students. Three timed visuospatial and verbal tests were used. Vocal music disrupted performance significantly more than instrumental music on the Maze Tracing Speed (scanning speed) and Deciphering of Languages (logical reasoning) tests. Both vocal music and instrumental music disturbed performance more than no music on the Object-Number Test (associative learning and long-term memory), but this was moderated by studying preference. On the Object-Number Test those who typically did not study with music showed deterioration across conditions (no music &gt; instrumental &gt; vocal), while those who typically studied with music performed no better in the no music condition than either music condition. Extraversion was not a significant covariate of performance. In comparison to those who did not study with music, subjects who typically studied with music were more extraverted as assessed by the Eysenck Personality Questionnaire, reported greater skills in focusing attention during distracting situations on the Differential Attentional Processes Inventory, and reported less sensitivity to noise in general on the Weinstein Noise Sensitivity Scale. ?? 1994.&quot;, &quot;type&quot;: &quot;article-journal&quot;, &quot;id&quot;: &quot;ITEM-1&quot;, &quot;issued&quot;: {&quot;date-parts&quot;: [[&quot;1994&quot;]]}}, &quot;id&quot;: &quot;ITEM-1&quot;}], &quot;mendeley&quot;: {&quot;plainTextFormattedCitation&quot;: &quot;(Crawford &amp; Strapp, 1994)&quot;, &quot;previouslyFormattedCitation&quot;: &quot;(Crawford &amp; Strapp, 1994)&quot;, &quot;formattedCitation&quot;: &quot;(Crawford &amp; Strapp, 1994)&quot;}, &quot;properties&quot;: {&quot;noteIndex&quot;: 0}} RNDpNJ6exqQgG"/></text:p>
          </text:deletion>
        </text:changed-region>
        <text:changed-region xml:id="ct140227819816288" text:id="ct140227819816288">
          <text:insertion>
            <office:change-info>
              <dc:creator>A Sternin</dc:creator>
              <dc:date>2017-04-11T14:40:00</dc:date>
            </office:change-info>
          </text:insertion>
        </text:changed-region>
        <text:changed-region xml:id="ct140227819875616" text:id="ct140227819875616">
          <text:deletion>
            <office:change-info>
              <dc:creator>A Sternin</dc:creator>
              <dc:date>2017-04-11T14:40:00</dc:date>
            </office:change-info>
            <text:p text:style-name="P23"><text:reference-mark-start text:name="ADDIN CSL_CITATION {&quot;schema&quot;: &quot;https://github.com/citation-style-language/schema/raw/master/csl-citation.json&quot;, &quot;citationItems&quot;: [{&quot;uris&quot;: [&quot;http://www.mendeley.com/documents/?uuid=bea94f48-e532-4829-8fe4-6c6f0e879664&quot;], &quot;itemData&quot;: {&quot;volume&quot;: &quot;25&quot;, &quot;page&quot;: &quot;625-631&quot;, &quot;issue&quot;: &quot;4&quot;, &quot;DOI&quot;: &quot;10.1002/acp.1731&quot;, &quot;ISBN&quot;: &quot;1099-0720&quot;, &quot;ISSN&quot;: &quot;08884080&quot;, &quot;author&quot;: [{&quot;dropping-particle&quot;: &quot;&quot;, &quot;family&quot;: &quot;Perham&quot;, &quot;given&quot;: &quot;Nick&quot;, &quot;suffix&quot;: &quot;&quot;, &quot;non-dropping-particle&quot;: &quot;&quot;, &quot;parse-names&quot;: false}, {&quot;dropping-particle&quot;: &quot;&quot;, &quot;family&quot;: &quot;Vizard&quot;, &quot;given&quot;: &quot;Joanne&quot;, &quot;suffix&quot;: &quot;&quot;, &quot;non-dropping-particle&quot;: &quot;&quot;, &quot;parse-names&quot;: false}], &quot;container-title&quot;: &quot;Applied Cognitive Psychology&quot;, &quot;title&quot;: &quot;Can preference for background music mediate the irrelevant sound effect?&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type&quot;: &quot;article-journal&quot;, &quot;id&quot;: &quot;ITEM-1&quot;, &quot;issued&quot;: {&quot;date-parts&quot;: [[&quot;2011&quot;, &quot;7&quot;]]}}, &quot;id&quot;: &quot;ITEM-1&quot;}], &quot;mendeley&quot;: {&quot;plainTextFormattedCitation&quot;: &quot;(Perham &amp; Vizard, 2011)&quot;, &quot;previouslyFormattedCitation&quot;: &quot;(Perham &amp; Vizard, 2011)&quot;, &quot;manualFormatting&quot;: &quot;Perham and Vizard (2011)&quot;, &quot;formattedCitation&quot;: &quot;(Perham &amp; Vizard, 2011)&quot;}, &quot;properties&quot;: {&quot;noteIndex&quot;: 0}} RND90NikTsqJm"/>Perham and Vizard (2011)<text:reference-mark-end text:name="ADDIN CSL_CITATION {&quot;schema&quot;: &quot;https://github.com/citation-style-language/schema/raw/master/csl-citation.json&quot;, &quot;citationItems&quot;: [{&quot;uris&quot;: [&quot;http://www.mendeley.com/documents/?uuid=bea94f48-e532-4829-8fe4-6c6f0e879664&quot;], &quot;itemData&quot;: {&quot;volume&quot;: &quot;25&quot;, &quot;page&quot;: &quot;625-631&quot;, &quot;issue&quot;: &quot;4&quot;, &quot;DOI&quot;: &quot;10.1002/acp.1731&quot;, &quot;ISBN&quot;: &quot;1099-0720&quot;, &quot;ISSN&quot;: &quot;08884080&quot;, &quot;author&quot;: [{&quot;dropping-particle&quot;: &quot;&quot;, &quot;family&quot;: &quot;Perham&quot;, &quot;given&quot;: &quot;Nick&quot;, &quot;suffix&quot;: &quot;&quot;, &quot;non-dropping-particle&quot;: &quot;&quot;, &quot;parse-names&quot;: false}, {&quot;dropping-particle&quot;: &quot;&quot;, &quot;family&quot;: &quot;Vizard&quot;, &quot;given&quot;: &quot;Joanne&quot;, &quot;suffix&quot;: &quot;&quot;, &quot;non-dropping-particle&quot;: &quot;&quot;, &quot;parse-names&quot;: false}], &quot;container-title&quot;: &quot;Applied Cognitive Psychology&quot;, &quot;title&quot;: &quot;Can preference for background music mediate the irrelevant sound effect?&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type&quot;: &quot;article-journal&quot;, &quot;id&quot;: &quot;ITEM-1&quot;, &quot;issued&quot;: {&quot;date-parts&quot;: [[&quot;2011&quot;, &quot;7&quot;]]}}, &quot;id&quot;: &quot;ITEM-1&quot;}], &quot;mendeley&quot;: {&quot;plainTextFormattedCitation&quot;: &quot;(Perham &amp; Vizard, 2011)&quot;, &quot;previouslyFormattedCitation&quot;: &quot;(Perham &amp; Vizard, 2011)&quot;, &quot;manualFormatting&quot;: &quot;Perham and Vizard (2011)&quot;, &quot;formattedCitation&quot;: &quot;(Perham &amp; Vizard, 2011)&quot;}, &quot;properties&quot;: {&quot;noteIndex&quot;: 0}} RND90NikTsqJm"/></text:p>
          </text:deletion>
        </text:changed-region>
        <text:changed-region xml:id="ct140227819877680" text:id="ct140227819877680">
          <text:insertion>
            <office:change-info>
              <dc:creator>A Sternin</dc:creator>
              <dc:date>2017-04-11T14:40:00</dc:date>
            </office:change-info>
          </text:insertion>
        </text:changed-region>
        <text:changed-region xml:id="ct140227819883184" text:id="ct140227819883184">
          <text:deletion>
            <office:change-info>
              <dc:creator>A Sternin</dc:creator>
              <dc:date>2017-04-19T09:31:00</dc:date>
            </office:change-info>
            <text:p text:style-name="P24"><text:s/></text:p>
          </text:deletion>
        </text:changed-region>
        <text:changed-region xml:id="ct140227819798976" text:id="ct140227819798976">
          <text:insertion>
            <office:change-info>
              <dc:creator>A Sternin</dc:creator>
              <dc:date>2017-04-19T09:31:00</dc:date>
            </office:change-info>
          </text:insertion>
        </text:changed-region>
        <text:changed-region xml:id="ct140227819823040" text:id="ct140227819823040">
          <text:deletion>
            <office:change-info>
              <dc:creator>A Sternin</dc:creator>
              <dc:date>2017-04-11T14:40:00</dc:date>
            </office:change-info>
            <text:p text:style-name="P25"><text:reference-mark-start text:name="ADDIN CSL_CITATION {&quot;schema&quot;: &quot;https://github.com/citation-style-language/schema/raw/master/csl-citation.json&quot;, &quot;citationItems&quot;: [{&quot;uris&quot;: [&quot;http://www.mendeley.com/documents/?uuid=d5c67354-9bcd-4bbc-b300-3fdf9332e72c&quot;], &quot;itemData&quot;: {&quot;volume&quot;: &quot;38&quot;, &quot;page&quot;: &quot;107-117&quot;, &quot;issue&quot;: &quot;1&quot;, &quot;DOI&quot;: &quot;10.1177/0305735609336057&quot;, &quot;ISBN&quot;: &quot;0305-7356&quot;, &quot;ISSN&quot;: &quot;0305-7356&quot;, &quot;author&quot;: [{&quot;dropping-particle&quot;: &quot;&quot;, &quot;family&quot;: &quot;Aheadi&quot;, &quot;given&quot;: &quot;A.a&quot;, &quot;suffix&quot;: &quot;&quot;, &quot;non-dropping-particle&quot;: &quot;&quot;, &quot;parse-names&quot;: false}, {&quot;dropping-particle&quot;: &quot;&quot;, &quot;family&quot;: &quot;Dixon&quot;, &quot;given&quot;: &quot;P.b&quot;, &quot;suffix&quot;: &quot;&quot;, &quot;non-dropping-particle&quot;: &quot;&quot;, &quot;parse-names&quot;: false}, {&quot;dropping-particle&quot;: &quot;&quot;, &quot;family&quot;: &quot;Glover&quot;, &quot;given&quot;: &quot;S.a&quot;, &quot;suffix&quot;: &quot;&quot;, &quot;non-dropping-particle&quot;: &quot;&quot;, &quot;parse-names&quot;: false}], &quot;container-title&quot;: &quot;Psychology of Music&quot;, &quot;title&quot;: &quot;A limiting feature of the Mozart effect: Listening enhances mental rotation abilities in non-musicians but not musicians&quot;, &quot;abstract&quot;: &quot;The 'Mozart effect' occurs when performance on spatial cognitive tasks improves following exposure to Mozart. It is hypothesized that the Mozart effect arises because listening to complex music activates similar regions of the right cerebral hemisphere as are involved in spatial cognition. A counter-intuitive prediction of this hypothesis (and one that may explain at least some of the null results reported previously) is that Mozart should only improve spatial cognition in non-musicians, who process melodic information exclusively in the right hemisphere, but not in musicians, who process melodic information in both hemispheres. This hypothesis was tested by comparing performance of musicians and non-musicians on a mental rotation task before and after exposure to either Mozart or silence. It was found that performance on the mental rotation task improved only in non-musicians after listening to Mozart. Performance did not improve for non-musicians after exposure to silence, or for musicians after exposure to either Mozart or silence. These results support the hypothesis that the benefits of listening to Mozart arise because of activation of right hemispheric structures involved in spatial cognition. Copyright \u00a9 2009 Society for Education, Music and Psychology Research.&quot;, &quot;type&quot;: &quot;article-journal&quot;, &quot;id&quot;: &quot;ITEM-1&quot;, &quot;issued&quot;: {&quot;date-parts&quot;: [[&quot;2010&quot;]]}}, &quot;id&quot;: &quot;ITEM-1&quot;}], &quot;mendeley&quot;: {&quot;plainTextFormattedCitation&quot;: &quot;(Aheadi, Dixon, &amp; Glover, 2010)&quot;, &quot;previouslyFormattedCitation&quot;: &quot;(Aheadi, Dixon, &amp; Glover, 2010)&quot;, &quot;manualFormatting&quot;: &quot;Aheadi, et al (2010)&quot;, &quot;formattedCitation&quot;: &quot;(Aheadi, Dixon, &amp; Glover, 2010)&quot;}, &quot;properties&quot;: {&quot;noteIndex&quot;: 0}} RNDO7N2dPmOIF"/>Aheadi, et al (2010)<text:reference-mark-end text:name="ADDIN CSL_CITATION {&quot;schema&quot;: &quot;https://github.com/citation-style-language/schema/raw/master/csl-citation.json&quot;, &quot;citationItems&quot;: [{&quot;uris&quot;: [&quot;http://www.mendeley.com/documents/?uuid=d5c67354-9bcd-4bbc-b300-3fdf9332e72c&quot;], &quot;itemData&quot;: {&quot;volume&quot;: &quot;38&quot;, &quot;page&quot;: &quot;107-117&quot;, &quot;issue&quot;: &quot;1&quot;, &quot;DOI&quot;: &quot;10.1177/0305735609336057&quot;, &quot;ISBN&quot;: &quot;0305-7356&quot;, &quot;ISSN&quot;: &quot;0305-7356&quot;, &quot;author&quot;: [{&quot;dropping-particle&quot;: &quot;&quot;, &quot;family&quot;: &quot;Aheadi&quot;, &quot;given&quot;: &quot;A.a&quot;, &quot;suffix&quot;: &quot;&quot;, &quot;non-dropping-particle&quot;: &quot;&quot;, &quot;parse-names&quot;: false}, {&quot;dropping-particle&quot;: &quot;&quot;, &quot;family&quot;: &quot;Dixon&quot;, &quot;given&quot;: &quot;P.b&quot;, &quot;suffix&quot;: &quot;&quot;, &quot;non-dropping-particle&quot;: &quot;&quot;, &quot;parse-names&quot;: false}, {&quot;dropping-particle&quot;: &quot;&quot;, &quot;family&quot;: &quot;Glover&quot;, &quot;given&quot;: &quot;S.a&quot;, &quot;suffix&quot;: &quot;&quot;, &quot;non-dropping-particle&quot;: &quot;&quot;, &quot;parse-names&quot;: false}], &quot;container-title&quot;: &quot;Psychology of Music&quot;, &quot;title&quot;: &quot;A limiting feature of the Mozart effect: Listening enhances mental rotation abilities in non-musicians but not musicians&quot;, &quot;abstract&quot;: &quot;The 'Mozart effect' occurs when performance on spatial cognitive tasks improves following exposure to Mozart. It is hypothesized that the Mozart effect arises because listening to complex music activates similar regions of the right cerebral hemisphere as are involved in spatial cognition. A counter-intuitive prediction of this hypothesis (and one that may explain at least some of the null results reported previously) is that Mozart should only improve spatial cognition in non-musicians, who process melodic information exclusively in the right hemisphere, but not in musicians, who process melodic information in both hemispheres. This hypothesis was tested by comparing performance of musicians and non-musicians on a mental rotation task before and after exposure to either Mozart or silence. It was found that performance on the mental rotation task improved only in non-musicians after listening to Mozart. Performance did not improve for non-musicians after exposure to silence, or for musicians after exposure to either Mozart or silence. These results support the hypothesis that the benefits of listening to Mozart arise because of activation of right hemispheric structures involved in spatial cognition. Copyright \u00a9 2009 Society for Education, Music and Psychology Research.&quot;, &quot;type&quot;: &quot;article-journal&quot;, &quot;id&quot;: &quot;ITEM-1&quot;, &quot;issued&quot;: {&quot;date-parts&quot;: [[&quot;2010&quot;]]}}, &quot;id&quot;: &quot;ITEM-1&quot;}], &quot;mendeley&quot;: {&quot;plainTextFormattedCitation&quot;: &quot;(Aheadi, Dixon, &amp; Glover, 2010)&quot;, &quot;previouslyFormattedCitation&quot;: &quot;(Aheadi, Dixon, &amp; Glover, 2010)&quot;, &quot;manualFormatting&quot;: &quot;Aheadi, et al (2010)&quot;, &quot;formattedCitation&quot;: &quot;(Aheadi, Dixon, &amp; Glover, 2010)&quot;}, &quot;properties&quot;: {&quot;noteIndex&quot;: 0}} RNDO7N2dPmOIF"/></text:p>
          </text:deletion>
        </text:changed-region>
        <text:changed-region xml:id="ct140227819801200" text:id="ct140227819801200">
          <text:insertion>
            <office:change-info>
              <dc:creator>A Sternin</dc:creator>
              <dc:date>2017-04-11T14:40:00</dc:date>
            </office:change-info>
          </text:insertion>
        </text:changed-region>
        <text:changed-region xml:id="ct140227819797824" text:id="ct140227819797824">
          <text:deletion>
            <office:change-info>
              <dc:creator>A Sternin</dc:creator>
              <dc:date>2017-04-11T14:40:00</dc:date>
            </office:change-info>
            <text:p text:style-name="P25"><text:reference-mark-start text:name="ADDIN CSL_CITATION {&quot;schema&quot;: &quot;https://github.com/citation-style-language/schema/raw/master/csl-citation.json&quot;, &quot;citationItems&quot;: [{&quot;uris&quot;: [&quot;http://www.mendeley.com/documents/?uuid=90709e96-9b35-4592-8008-a14b99f35bad&quot;], &quot;itemData&quot;: {&quot;volume&quot;: &quot;29&quot;, &quot;page&quot;: &quot;173-183&quot;, &quot;DOI&quot;: &quot;10.1525/mp.2011.29.2.173&quot;, &quot;issue&quot;: &quot;2&quot;, &quot;ISBN&quot;: &quot;0520057295&quot;, &quot;ISSN&quot;: &quot;07307829&quot;, &quot;author&quot;: [{&quot;dropping-particle&quot;: &quot;&quot;, &quot;family&quot;: &quot;Patston&quot;, &quot;given&quot;: &quot;Lucy L. M.&quot;, &quot;suffix&quot;: &quot;&quot;, &quot;non-dropping-particle&quot;: &quot;&quot;, &quot;parse-names&quot;: false}, {&quot;dropping-particle&quot;: &quot;&quot;, &quot;family&quot;: &quot;Tippett&quot;, &quot;given&quot;: &quot;Lynette J.&quot;, &quot;suffix&quot;: &quot;&quot;, &quot;non-dropping-particle&quot;: &quot;&quot;, &quot;parse-names&quot;: false}], &quot;container-title&quot;: &quot;Music Perception: An Interdisciplinary Journal&quot;, &quot;title&quot;: &quot;The Effect of Background Music on Cognitive Performance in Musicians and Nonmusicians&quot;, &quot;type&quot;: &quot;article-journal&quot;, &quot;id&quot;: &quot;ITEM-1&quot;, &quot;issued&quot;: {&quot;date-parts&quot;: [[&quot;2011&quot;, &quot;12&quot;]]}}, &quot;id&quot;: &quot;ITEM-1&quot;}], &quot;mendeley&quot;: {&quot;plainTextFormattedCitation&quot;: &quot;(Patston &amp; Tippett, 2011)&quot;, &quot;previouslyFormattedCitation&quot;: &quot;(Patston &amp; Tippett, 2011)&quot;, &quot;manualFormatting&quot;: &quot;Patston and Tippett (2011)&quot;, &quot;formattedCitation&quot;: &quot;(Patston &amp; Tippett, 2011)&quot;}, &quot;properties&quot;: {&quot;noteIndex&quot;: 0}} RNDz1OPIcECO6"/>Patston and Tippett (2011)<text:reference-mark-end text:name="ADDIN CSL_CITATION {&quot;schema&quot;: &quot;https://github.com/citation-style-language/schema/raw/master/csl-citation.json&quot;, &quot;citationItems&quot;: [{&quot;uris&quot;: [&quot;http://www.mendeley.com/documents/?uuid=90709e96-9b35-4592-8008-a14b99f35bad&quot;], &quot;itemData&quot;: {&quot;volume&quot;: &quot;29&quot;, &quot;page&quot;: &quot;173-183&quot;, &quot;DOI&quot;: &quot;10.1525/mp.2011.29.2.173&quot;, &quot;issue&quot;: &quot;2&quot;, &quot;ISBN&quot;: &quot;0520057295&quot;, &quot;ISSN&quot;: &quot;07307829&quot;, &quot;author&quot;: [{&quot;dropping-particle&quot;: &quot;&quot;, &quot;family&quot;: &quot;Patston&quot;, &quot;given&quot;: &quot;Lucy L. M.&quot;, &quot;suffix&quot;: &quot;&quot;, &quot;non-dropping-particle&quot;: &quot;&quot;, &quot;parse-names&quot;: false}, {&quot;dropping-particle&quot;: &quot;&quot;, &quot;family&quot;: &quot;Tippett&quot;, &quot;given&quot;: &quot;Lynette J.&quot;, &quot;suffix&quot;: &quot;&quot;, &quot;non-dropping-particle&quot;: &quot;&quot;, &quot;parse-names&quot;: false}], &quot;container-title&quot;: &quot;Music Perception: An Interdisciplinary Journal&quot;, &quot;title&quot;: &quot;The Effect of Background Music on Cognitive Performance in Musicians and Nonmusicians&quot;, &quot;type&quot;: &quot;article-journal&quot;, &quot;id&quot;: &quot;ITEM-1&quot;, &quot;issued&quot;: {&quot;date-parts&quot;: [[&quot;2011&quot;, &quot;12&quot;]]}}, &quot;id&quot;: &quot;ITEM-1&quot;}], &quot;mendeley&quot;: {&quot;plainTextFormattedCitation&quot;: &quot;(Patston &amp; Tippett, 2011)&quot;, &quot;previouslyFormattedCitation&quot;: &quot;(Patston &amp; Tippett, 2011)&quot;, &quot;manualFormatting&quot;: &quot;Patston and Tippett (2011)&quot;, &quot;formattedCitation&quot;: &quot;(Patston &amp; Tippett, 2011)&quot;}, &quot;properties&quot;: {&quot;noteIndex&quot;: 0}} RNDz1OPIcECO6"/></text:p>
          </text:deletion>
        </text:changed-region>
        <text:changed-region xml:id="ct140227819882080" text:id="ct140227819882080">
          <text:insertion>
            <office:change-info>
              <dc:creator>A Sternin</dc:creator>
              <dc:date>2017-04-11T14:40:00</dc:date>
            </office:change-info>
          </text:insertion>
        </text:changed-region>
        <text:changed-region xml:id="ct140227819823616" text:id="ct140227819823616">
          <text:deletion>
            <office:change-info>
              <dc:creator>A Sternin</dc:creator>
              <dc:date>2017-04-11T14:40:00</dc:date>
            </office:change-info>
            <text:p text:style-name="P25"><text:reference-mark-start text:name="ADDIN CSL_CITATION {&quot;schema&quot;: &quot;https://github.com/citation-style-language/schema/raw/master/csl-citation.json&quot;, &quot;citationItems&quot;: [{&quot;uris&quot;: [&quot;http://www.mendeley.com/documents/?uuid=aee03297-3c8e-44ca-bb60-fbd39c318854&quot;], &quot;itemData&quot;: {&quot;volume&quot;: &quot;44&quot;, &quot;page&quot;: &quot;1202-1208&quot;, &quot;issue&quot;: &quot;5&quot;, &quot;DOI&quot;: &quot;10.1177/0305735615592265&quot;, &quot;note&quot;: &quot;NULL&quot;, &quot;ISBN&quot;: &quot;1532-8759&quot;, &quot;ISSN&quot;: &quot;0305-7356&quot;, &quot;author&quot;: [{&quot;dropping-particle&quot;: &quot;&quot;, &quot;family&quot;: &quot;Yang&quot;, &quot;given&quot;: &quot;J.&quot;, &quot;suffix&quot;: &quot;&quot;, &quot;non-dropping-particle&quot;: &quot;&quot;, &quot;parse-names&quot;: false}, {&quot;dropping-particle&quot;: &quot;&quot;, &quot;family&quot;: &quot;McClelland&quot;, &quot;given&quot;: &quot;A.&quot;, &quot;suffix&quot;: &quot;&quot;, &quot;non-dropping-particle&quot;: &quot;&quot;, &quot;parse-names&quot;: false}, {&quot;dropping-particle&quot;: &quot;&quot;, &quot;family&quot;: &quot;Furnham&quot;, &quot;given&quot;: &quot;A.&quot;, &quot;suffix&quot;: &quot;&quot;, &quot;non-dropping-particle&quot;: &quot;&quot;, &quot;parse-names&quot;: false}], &quot;container-title&quot;: &quot;Psychology of Music&quot;, &quot;title&quot;: &quot;The effect of background music on the cognitive performance of musicians: A pilot study&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type&quot;: &quot;article-journal&quot;, &quot;id&quot;: &quot;ITEM-1&quot;, &quot;issued&quot;: {&quot;date-parts&quot;: [[&quot;2016&quot;, &quot;9&quot;, &quot;1&quot;]]}}, &quot;id&quot;: &quot;ITEM-1&quot;}], &quot;mendeley&quot;: {&quot;plainTextFormattedCitation&quot;: &quot;(Yang, McClelland, &amp; Furnham, 2016)&quot;, &quot;previouslyFormattedCitation&quot;: &quot;(Yang, McClelland, &amp; Furnham, 2016)&quot;, &quot;manualFormatting&quot;: &quot;Yang, et al (2016)&quot;, &quot;formattedCitation&quot;: &quot;(Yang, McClelland, &amp; Furnham, 2016)&quot;}, &quot;properties&quot;: {&quot;noteIndex&quot;: 0}} RNDS923dEXR7Z"/>Yang, et al (2016)<text:reference-mark-end text:name="ADDIN CSL_CITATION {&quot;schema&quot;: &quot;https://github.com/citation-style-language/schema/raw/master/csl-citation.json&quot;, &quot;citationItems&quot;: [{&quot;uris&quot;: [&quot;http://www.mendeley.com/documents/?uuid=aee03297-3c8e-44ca-bb60-fbd39c318854&quot;], &quot;itemData&quot;: {&quot;volume&quot;: &quot;44&quot;, &quot;page&quot;: &quot;1202-1208&quot;, &quot;issue&quot;: &quot;5&quot;, &quot;DOI&quot;: &quot;10.1177/0305735615592265&quot;, &quot;note&quot;: &quot;NULL&quot;, &quot;ISBN&quot;: &quot;1532-8759&quot;, &quot;ISSN&quot;: &quot;0305-7356&quot;, &quot;author&quot;: [{&quot;dropping-particle&quot;: &quot;&quot;, &quot;family&quot;: &quot;Yang&quot;, &quot;given&quot;: &quot;J.&quot;, &quot;suffix&quot;: &quot;&quot;, &quot;non-dropping-particle&quot;: &quot;&quot;, &quot;parse-names&quot;: false}, {&quot;dropping-particle&quot;: &quot;&quot;, &quot;family&quot;: &quot;McClelland&quot;, &quot;given&quot;: &quot;A.&quot;, &quot;suffix&quot;: &quot;&quot;, &quot;non-dropping-particle&quot;: &quot;&quot;, &quot;parse-names&quot;: false}, {&quot;dropping-particle&quot;: &quot;&quot;, &quot;family&quot;: &quot;Furnham&quot;, &quot;given&quot;: &quot;A.&quot;, &quot;suffix&quot;: &quot;&quot;, &quot;non-dropping-particle&quot;: &quot;&quot;, &quot;parse-names&quot;: false}], &quot;container-title&quot;: &quot;Psychology of Music&quot;, &quot;title&quot;: &quot;The effect of background music on the cognitive performance of musicians: A pilot study&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type&quot;: &quot;article-journal&quot;, &quot;id&quot;: &quot;ITEM-1&quot;, &quot;issued&quot;: {&quot;date-parts&quot;: [[&quot;2016&quot;, &quot;9&quot;, &quot;1&quot;]]}}, &quot;id&quot;: &quot;ITEM-1&quot;}], &quot;mendeley&quot;: {&quot;plainTextFormattedCitation&quot;: &quot;(Yang, McClelland, &amp; Furnham, 2016)&quot;, &quot;previouslyFormattedCitation&quot;: &quot;(Yang, McClelland, &amp; Furnham, 2016)&quot;, &quot;manualFormatting&quot;: &quot;Yang, et al (2016)&quot;, &quot;formattedCitation&quot;: &quot;(Yang, McClelland, &amp; Furnham, 2016)&quot;}, &quot;properties&quot;: {&quot;noteIndex&quot;: 0}} RNDS923dEXR7Z"/></text:p>
          </text:deletion>
        </text:changed-region>
        <text:changed-region xml:id="ct140227819804496" text:id="ct140227819804496">
          <text:insertion>
            <office:change-info>
              <dc:creator>A Sternin</dc:creator>
              <dc:date>2017-04-11T14:40:00</dc:date>
            </office:change-info>
          </text:insertion>
        </text:changed-region>
        <text:changed-region xml:id="ct140227819559296" text:id="ct140227819559296">
          <text:deletion>
            <office:change-info>
              <dc:creator>A Sternin</dc:creator>
              <dc:date>2017-04-11T14:40:00</dc:date>
            </office:change-info>
            <text:p text:style-name="P26"><text:reference-mark-start text:name="ADDIN CSL_CITATION {&quot;schema&quot;: &quot;https://github.com/citation-style-language/schema/raw/master/csl-citation.json&quot;, &quot;citationItems&quot;: [{&quot;uris&quot;: [&quot;http://www.mendeley.com/documents/?uuid=ad931289-bbdd-49d9-bf1e-3621e1a771d8&quot;], &quot;itemData&quot;: {&quot;volume&quot;: &quot;43&quot;, &quot;page&quot;: &quot;12-29&quot;, &quot;issue&quot;: &quot;1&quot;, &quot;DOI&quot;: &quot;10.1518/001872001775992462&quot;, &quot;ISBN&quot;: &quot;0018-7208&quot;, &quot;ISSN&quot;: &quot;00187208&quot;, &quot;author&quot;: [{&quot;dropping-particle&quot;: &quot;&quot;, &quot;family&quot;: &quot;Banbury&quot;, &quot;given&quot;: &quot;Simon P.&quot;, &quot;suffix&quot;: &quot;&quot;, &quot;non-dropping-particle&quot;: &quot;&quot;, &quot;parse-names&quot;: false}, {&quot;dropping-particle&quot;: &quot;&quot;, &quot;family&quot;: &quot;Macken&quot;, &quot;given&quot;: &quot;William J.&quot;, &quot;suffix&quot;: &quot;&quot;, &quot;non-dropping-particle&quot;: &quot;&quot;, &quot;parse-names&quot;: false}, {&quot;dropping-particle&quot;: &quot;&quot;, &quot;family&quot;: &quot;Tremblay&quot;, &quot;given&quot;: &quot;S\u00e9bastien&quot;, &quot;suffix&quot;: &quot;&quot;, &quot;non-dropping-particle&quot;: &quot;&quot;, &quot;parse-names&quot;: false}, {&quot;dropping-particle&quot;: &quot;&quot;, &quot;family&quot;: &quot;Jones&quot;, &quot;given&quot;: &quot;Dylan M.&quot;, &quot;suffix&quot;: &quot;&quot;, &quot;non-dropping-particle&quot;: &quot;&quot;, &quot;parse-names&quot;: false}], &quot;container-title&quot;: &quot;Human Factors: The Journal of the Human Factors and Ergonomics Society&quot;, &quot;title&quot;: &quot;Auditory Distraction and Short-Term Memory: Phenomena and Practical Implications&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PMID&quot;: &quot;11474757&quot;, &quot;id&quot;: &quot;ITEM-1&quot;, &quot;issued&quot;: {&quot;date-parts&quot;: [[&quot;2001&quot;]]}}, &quot;id&quot;: &quot;ITEM-1&quot;}], &quot;mendeley&quot;: {&quot;plainTextFormattedCitation&quot;: &quot;(Banbury et al., 2001)&quot;, &quot;previouslyFormattedCitation&quot;: &quot;(Banbury et al., 2001)&quot;, &quot;formattedCitation&quot;: &quot;(Banbury et al., 2001)&quot;}, &quot;properties&quot;: {&quot;noteIndex&quot;: 0}} RNDlDurjzZy8c"/>(Banbury et al., 2001)<text:reference-mark-end text:name="ADDIN CSL_CITATION {&quot;schema&quot;: &quot;https://github.com/citation-style-language/schema/raw/master/csl-citation.json&quot;, &quot;citationItems&quot;: [{&quot;uris&quot;: [&quot;http://www.mendeley.com/documents/?uuid=ad931289-bbdd-49d9-bf1e-3621e1a771d8&quot;], &quot;itemData&quot;: {&quot;volume&quot;: &quot;43&quot;, &quot;page&quot;: &quot;12-29&quot;, &quot;issue&quot;: &quot;1&quot;, &quot;DOI&quot;: &quot;10.1518/001872001775992462&quot;, &quot;ISBN&quot;: &quot;0018-7208&quot;, &quot;ISSN&quot;: &quot;00187208&quot;, &quot;author&quot;: [{&quot;dropping-particle&quot;: &quot;&quot;, &quot;family&quot;: &quot;Banbury&quot;, &quot;given&quot;: &quot;Simon P.&quot;, &quot;suffix&quot;: &quot;&quot;, &quot;non-dropping-particle&quot;: &quot;&quot;, &quot;parse-names&quot;: false}, {&quot;dropping-particle&quot;: &quot;&quot;, &quot;family&quot;: &quot;Macken&quot;, &quot;given&quot;: &quot;William J.&quot;, &quot;suffix&quot;: &quot;&quot;, &quot;non-dropping-particle&quot;: &quot;&quot;, &quot;parse-names&quot;: false}, {&quot;dropping-particle&quot;: &quot;&quot;, &quot;family&quot;: &quot;Tremblay&quot;, &quot;given&quot;: &quot;S\u00e9bastien&quot;, &quot;suffix&quot;: &quot;&quot;, &quot;non-dropping-particle&quot;: &quot;&quot;, &quot;parse-names&quot;: false}, {&quot;dropping-particle&quot;: &quot;&quot;, &quot;family&quot;: &quot;Jones&quot;, &quot;given&quot;: &quot;Dylan M.&quot;, &quot;suffix&quot;: &quot;&quot;, &quot;non-dropping-particle&quot;: &quot;&quot;, &quot;parse-names&quot;: false}], &quot;container-title&quot;: &quot;Human Factors: The Journal of the Human Factors and Ergonomics Society&quot;, &quot;title&quot;: &quot;Auditory Distraction and Short-Term Memory: Phenomena and Practical Implications&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PMID&quot;: &quot;11474757&quot;, &quot;id&quot;: &quot;ITEM-1&quot;, &quot;issued&quot;: {&quot;date-parts&quot;: [[&quot;2001&quot;]]}}, &quot;id&quot;: &quot;ITEM-1&quot;}], &quot;mendeley&quot;: {&quot;plainTextFormattedCitation&quot;: &quot;(Banbury et al., 2001)&quot;, &quot;previouslyFormattedCitation&quot;: &quot;(Banbury et al., 2001)&quot;, &quot;formattedCitation&quot;: &quot;(Banbury et al., 2001)&quot;}, &quot;properties&quot;: {&quot;noteIndex&quot;: 0}} RNDlDurjzZy8c"/></text:p>
          </text:deletion>
        </text:changed-region>
        <text:changed-region xml:id="ct140227820809488" text:id="ct140227820809488">
          <text:insertion>
            <office:change-info>
              <dc:creator>A Sternin</dc:creator>
              <dc:date>2017-04-11T14:40:00</dc:date>
            </office:change-info>
          </text:insertion>
        </text:changed-region>
        <text:changed-region xml:id="ct140227819567568" text:id="ct140227819567568">
          <text:deletion>
            <office:change-info>
              <dc:creator>A Sternin</dc:creator>
              <dc:date>2017-04-11T14:40:00</dc:date>
            </office:change-info>
            <text:p text:style-name="P26"><text:reference-mark-start text:name="ADDIN CSL_CITATION {&quot;schema&quot;: &quot;https://github.com/citation-style-language/schema/raw/master/csl-citation.json&quot;, &quot;citationItems&quot;: [{&quot;uris&quot;: [&quot;http://www.mendeley.com/documents/?uuid=5db27922-dfdc-4e35-b05c-42b20e8fa872&quot;], &quot;itemData&quot;: {&quot;author&quot;: [{&quot;dropping-particle&quot;: &quot;&quot;, &quot;family&quot;: &quot;Bever&quot;, &quot;given&quot;: &quot;Thomas G .&quot;, &quot;suffix&quot;: &quot;&quot;, &quot;non-dropping-particle&quot;: &quot;&quot;, &quot;parse-names&quot;: false}, {&quot;dropping-particle&quot;: &quot;&quot;, &quot;family&quot;: &quot;Chiarello&quot;, &quot;given&quot;: &quot;Robert J .&quot;, &quot;suffix&quot;: &quot;&quot;, &quot;non-dropping-particle&quot;: &quot;&quot;, &quot;parse-names&quot;: false}], &quot;container-title&quot;: &quot;American Association for the Advancement of Science&quot;, &quot;page&quot;: &quot;537-539&quot;, &quot;title&quot;: &quot;Cerebral Dominance in Musicians and Nonmusicians&quot;, &quot;issue&quot;: &quot;4150&quot;, &quot;volume&quot;: &quot;185&quot;, &quot;type&quot;: &quot;article-journal&quot;, &quot;id&quot;: &quot;ITEM-1&quot;, &quot;issued&quot;: {&quot;date-parts&quot;: [[&quot;2016&quot;]]}}, &quot;id&quot;: &quot;ITEM-1&quot;}], &quot;mendeley&quot;: {&quot;plainTextFormattedCitation&quot;: &quot;(Bever &amp; Chiarello, 2016)&quot;, &quot;formattedCitation&quot;: &quot;(Bever &amp; Chiarello, 2016)&quot;}, &quot;properties&quot;: {&quot;noteIndex&quot;: 0}} RNDPAIj4ix9TC"/>(Bever &amp; Chiarello, 2016)<text:reference-mark-end text:name="ADDIN CSL_CITATION {&quot;schema&quot;: &quot;https://github.com/citation-style-language/schema/raw/master/csl-citation.json&quot;, &quot;citationItems&quot;: [{&quot;uris&quot;: [&quot;http://www.mendeley.com/documents/?uuid=5db27922-dfdc-4e35-b05c-42b20e8fa872&quot;], &quot;itemData&quot;: {&quot;author&quot;: [{&quot;dropping-particle&quot;: &quot;&quot;, &quot;family&quot;: &quot;Bever&quot;, &quot;given&quot;: &quot;Thomas G .&quot;, &quot;suffix&quot;: &quot;&quot;, &quot;non-dropping-particle&quot;: &quot;&quot;, &quot;parse-names&quot;: false}, {&quot;dropping-particle&quot;: &quot;&quot;, &quot;family&quot;: &quot;Chiarello&quot;, &quot;given&quot;: &quot;Robert J .&quot;, &quot;suffix&quot;: &quot;&quot;, &quot;non-dropping-particle&quot;: &quot;&quot;, &quot;parse-names&quot;: false}], &quot;container-title&quot;: &quot;American Association for the Advancement of Science&quot;, &quot;page&quot;: &quot;537-539&quot;, &quot;title&quot;: &quot;Cerebral Dominance in Musicians and Nonmusicians&quot;, &quot;issue&quot;: &quot;4150&quot;, &quot;volume&quot;: &quot;185&quot;, &quot;type&quot;: &quot;article-journal&quot;, &quot;id&quot;: &quot;ITEM-1&quot;, &quot;issued&quot;: {&quot;date-parts&quot;: [[&quot;2016&quot;]]}}, &quot;id&quot;: &quot;ITEM-1&quot;}], &quot;mendeley&quot;: {&quot;plainTextFormattedCitation&quot;: &quot;(Bever &amp; Chiarello, 2016)&quot;, &quot;formattedCitation&quot;: &quot;(Bever &amp; Chiarello, 2016)&quot;}, &quot;properties&quot;: {&quot;noteIndex&quot;: 0}} RNDPAIj4ix9TC"/></text:p>
          </text:deletion>
        </text:changed-region>
        <text:changed-region xml:id="ct140227820815984" text:id="ct140227820815984">
          <text:insertion>
            <office:change-info>
              <dc:creator>A Sternin</dc:creator>
              <dc:date>2017-04-11T14:40:00</dc:date>
            </office:change-info>
          </text:insertion>
        </text:changed-region>
        <text:changed-region xml:id="ct140227820804400" text:id="ct140227820804400">
          <text:deletion>
            <office:change-info>
              <dc:creator>A Sternin</dc:creator>
              <dc:date>2017-04-11T14:40:00</dc:date>
            </office:change-info>
            <text:p text:style-name="P27"><text:reference-mark-start text:name="ADDIN CSL_CITATION {&quot;schema&quot;: &quot;https://github.com/citation-style-language/schema/raw/master/csl-citation.json&quot;, &quot;citationItems&quot;: [{&quot;uris&quot;: [&quot;http://www.mendeley.com/documents/?uuid=fa3fe697-5b61-451a-bf15-f80e3f84bc9a&quot;, &quot;http://www.mendeley.com/documents/?uuid=778c3502-8d0d-4360-83a9-850243c186a9&quot;], &quot;itemData&quot;: {&quot;volume&quot;: &quot;17&quot;, &quot;page&quot;: &quot;467-467&quot;, &quot;issue&quot;: &quot;6&quot;, &quot;DOI&quot;: &quot;10.1037/h0051916&quot;, &quot;ISBN&quot;: &quot;9780393002027&quot;, &quot;ISSN&quot;: &quot;0095-8891&quot;, &quot;author&quot;: [{&quot;dropping-particle&quot;: &quot;&quot;, &quot;family&quot;: &quot;Piaget&quot;, &quot;given&quot;: &quot;Jean&quot;, &quot;suffix&quot;: &quot;&quot;, &quot;non-dropping-particle&quot;: &quot;&quot;, &quot;parse-names&quot;: false}], &quot;container-title&quot;: &quot;Journal of Consulting Psychology&quot;, &quot;title&quot;: &quot;The origins of intelligence in children.&quot;, &quot;abstract&quot;: &quot;This work, a second edition of which has very kindly been requested, was followed by La Construction du r\u00e9el chez l'enfant and was to have been completed by a study of the genesis of imitation in the child. The latter piece of research, whose publication we have postponed because it is so closely connected with the analysis of play and representational symbolism, appeared in 1945, inserted in a third work, La formation du symbole chez l'enfant. Together these three works form one entity dedicated to the beginnings of intelligence, that is to say, to the various manifestations of sensorimotor intelligence and to the most elementary forms of expression. The theses developed in this volume, which concern in particular the formation of the sensorimotor schemata and the mechanism of mental assimilation, have given rise to much discussion which pleases us and prompts us to thank both our opponents and our sympathizers for their kind interest in our work.&quot;, &quot;type&quot;: &quot;article-journal&quot;, &quot;PMID&quot;: &quot;2161&quot;, &quot;id&quot;: &quot;ITEM-1&quot;, &quot;issued&quot;: {&quot;date-parts&quot;: [[&quot;1952&quot;]]}}, &quot;id&quot;: &quot;ITEM-1&quot;}], &quot;mendeley&quot;: {&quot;plainTextFormattedCitation&quot;: &quot;(Piaget, 1952)&quot;, &quot;previouslyFormattedCitation&quot;: &quot;(Piaget, 1952)&quot;, &quot;manualFormatting&quot;: &quot;Piaget (1953)&quot;, &quot;formattedCitation&quot;: &quot;(Piaget, 1952)&quot;}, &quot;properties&quot;: {&quot;noteIndex&quot;: 0}} RNDUGf46ROHaG"/>Piaget (1953)<text:reference-mark-end text:name="ADDIN CSL_CITATION {&quot;schema&quot;: &quot;https://github.com/citation-style-language/schema/raw/master/csl-citation.json&quot;, &quot;citationItems&quot;: [{&quot;uris&quot;: [&quot;http://www.mendeley.com/documents/?uuid=fa3fe697-5b61-451a-bf15-f80e3f84bc9a&quot;, &quot;http://www.mendeley.com/documents/?uuid=778c3502-8d0d-4360-83a9-850243c186a9&quot;], &quot;itemData&quot;: {&quot;volume&quot;: &quot;17&quot;, &quot;page&quot;: &quot;467-467&quot;, &quot;issue&quot;: &quot;6&quot;, &quot;DOI&quot;: &quot;10.1037/h0051916&quot;, &quot;ISBN&quot;: &quot;9780393002027&quot;, &quot;ISSN&quot;: &quot;0095-8891&quot;, &quot;author&quot;: [{&quot;dropping-particle&quot;: &quot;&quot;, &quot;family&quot;: &quot;Piaget&quot;, &quot;given&quot;: &quot;Jean&quot;, &quot;suffix&quot;: &quot;&quot;, &quot;non-dropping-particle&quot;: &quot;&quot;, &quot;parse-names&quot;: false}], &quot;container-title&quot;: &quot;Journal of Consulting Psychology&quot;, &quot;title&quot;: &quot;The origins of intelligence in children.&quot;, &quot;abstract&quot;: &quot;This work, a second edition of which has very kindly been requested, was followed by La Construction du r\u00e9el chez l'enfant and was to have been completed by a study of the genesis of imitation in the child. The latter piece of research, whose publication we have postponed because it is so closely connected with the analysis of play and representational symbolism, appeared in 1945, inserted in a third work, La formation du symbole chez l'enfant. Together these three works form one entity dedicated to the beginnings of intelligence, that is to say, to the various manifestations of sensorimotor intelligence and to the most elementary forms of expression. The theses developed in this volume, which concern in particular the formation of the sensorimotor schemata and the mechanism of mental assimilation, have given rise to much discussion which pleases us and prompts us to thank both our opponents and our sympathizers for their kind interest in our work.&quot;, &quot;type&quot;: &quot;article-journal&quot;, &quot;PMID&quot;: &quot;2161&quot;, &quot;id&quot;: &quot;ITEM-1&quot;, &quot;issued&quot;: {&quot;date-parts&quot;: [[&quot;1952&quot;]]}}, &quot;id&quot;: &quot;ITEM-1&quot;}], &quot;mendeley&quot;: {&quot;plainTextFormattedCitation&quot;: &quot;(Piaget, 1952)&quot;, &quot;previouslyFormattedCitation&quot;: &quot;(Piaget, 1952)&quot;, &quot;manualFormatting&quot;: &quot;Piaget (1953)&quot;, &quot;formattedCitation&quot;: &quot;(Piaget, 1952)&quot;}, &quot;properties&quot;: {&quot;noteIndex&quot;: 0}} RNDUGf46ROHaG"/></text:p>
          </text:deletion>
        </text:changed-region>
        <text:changed-region xml:id="ct140227820802464" text:id="ct140227820802464">
          <text:insertion>
            <office:change-info>
              <dc:creator>A Sternin</dc:creator>
              <dc:date>2017-04-11T14:40:00</dc:date>
            </office:change-info>
          </text:insertion>
        </text:changed-region>
        <text:changed-region xml:id="ct140227820780928" text:id="ct140227820780928">
          <text:deletion>
            <office:change-info>
              <dc:creator>A Sternin</dc:creator>
              <dc:date>2017-04-11T14:40:00</dc:date>
            </office:change-info>
            <text:p text:style-name="P28"><text:reference-mark-start text:name="ADDIN CSL_CITATION {&quot;schema&quot;: &quot;https://github.com/citation-style-language/schema/raw/master/csl-citation.json&quot;, &quot;citationItems&quot;: [{&quot;uris&quot;: [&quot;http://www.mendeley.com/documents/?uuid=e4f7971d-271a-480e-a067-e3a12ee9e3f5&quot;, &quot;http://www.mendeley.com/documents/?uuid=32a22fcf-6a91-4fbd-b773-56fc59900433&quot;], &quot;itemData&quot;: {&quot;author&quot;: [{&quot;dropping-particle&quot;: &quot;&quot;, &quot;family&quot;: &quot;Anderson&quot;, &quot;given&quot;: &quot;Richard C&quot;, &quot;suffix&quot;: &quot;&quot;, &quot;non-dropping-particle&quot;: &quot;&quot;, &quot;parse-names&quot;: false}], &quot;container-title&quot;: &quot;Learning to read in American schools: Basal readers and content texts&quot;, &quot;type&quot;: &quot;article-journal&quot;, &quot;page&quot;: &quot;243-257&quot;, &quot;publisher&quot;: &quot;Erlbaum Hillsdale, NJ&quot;, &quot;volume&quot;: &quot;29&quot;, &quot;title&quot;: &quot;Role of the reader\u2019s schema in comprehension, learning, and memory&quot;, &quot;id&quot;: &quot;ITEM-1&quot;, &quot;issued&quot;: {&quot;date-parts&quot;: [[&quot;1984&quot;]]}}, &quot;id&quot;: &quot;ITEM-1&quot;}], &quot;mendeley&quot;: {&quot;plainTextFormattedCitation&quot;: &quot;(Anderson, 1984a)&quot;, &quot;previouslyFormattedCitation&quot;: &quot;(Anderson, 1984a)&quot;, &quot;formattedCitation&quot;: &quot;(Anderson, 1984a)&quot;}, &quot;properties&quot;: {&quot;noteIndex&quot;: 0}} RNDIraEAai70J"/>(Anderson, 1984a)<text:reference-mark-end text:name="ADDIN CSL_CITATION {&quot;schema&quot;: &quot;https://github.com/citation-style-language/schema/raw/master/csl-citation.json&quot;, &quot;citationItems&quot;: [{&quot;uris&quot;: [&quot;http://www.mendeley.com/documents/?uuid=e4f7971d-271a-480e-a067-e3a12ee9e3f5&quot;, &quot;http://www.mendeley.com/documents/?uuid=32a22fcf-6a91-4fbd-b773-56fc59900433&quot;], &quot;itemData&quot;: {&quot;author&quot;: [{&quot;dropping-particle&quot;: &quot;&quot;, &quot;family&quot;: &quot;Anderson&quot;, &quot;given&quot;: &quot;Richard C&quot;, &quot;suffix&quot;: &quot;&quot;, &quot;non-dropping-particle&quot;: &quot;&quot;, &quot;parse-names&quot;: false}], &quot;container-title&quot;: &quot;Learning to read in American schools: Basal readers and content texts&quot;, &quot;type&quot;: &quot;article-journal&quot;, &quot;page&quot;: &quot;243-257&quot;, &quot;publisher&quot;: &quot;Erlbaum Hillsdale, NJ&quot;, &quot;volume&quot;: &quot;29&quot;, &quot;title&quot;: &quot;Role of the reader\u2019s schema in comprehension, learning, and memory&quot;, &quot;id&quot;: &quot;ITEM-1&quot;, &quot;issued&quot;: {&quot;date-parts&quot;: [[&quot;1984&quot;]]}}, &quot;id&quot;: &quot;ITEM-1&quot;}], &quot;mendeley&quot;: {&quot;plainTextFormattedCitation&quot;: &quot;(Anderson, 1984a)&quot;, &quot;previouslyFormattedCitation&quot;: &quot;(Anderson, 1984a)&quot;, &quot;formattedCitation&quot;: &quot;(Anderson, 1984a)&quot;}, &quot;properties&quot;: {&quot;noteIndex&quot;: 0}} RNDIraEAai70J"/></text:p>
          </text:deletion>
        </text:changed-region>
        <text:changed-region xml:id="ct140227820771936" text:id="ct140227820771936">
          <text:insertion>
            <office:change-info>
              <dc:creator>A Sternin</dc:creator>
              <dc:date>2017-04-11T14:40:00</dc:date>
            </office:change-info>
          </text:insertion>
        </text:changed-region>
        <text:changed-region xml:id="ct140227820812064" text:id="ct140227820812064">
          <text:deletion>
            <office:change-info>
              <dc:creator>A Sternin</dc:creator>
              <dc:date>2017-04-11T14:40:00</dc:date>
            </office:change-info>
            <text:p text:style-name="P28"><text:reference-mark-start text:name="ADDIN CSL_CITATION {&quot;schema&quot;: &quot;https://github.com/citation-style-language/schema/raw/master/csl-citation.json&quot;, &quot;citationItems&quot;: [{&quot;uris&quot;: [&quot;http://www.mendeley.com/documents/?uuid=32a22fcf-6a91-4fbd-b773-56fc59900433&quot;], &quot;itemData&quot;: {&quot;author&quot;: [{&quot;dropping-particle&quot;: &quot;&quot;, &quot;family&quot;: &quot;Anderson&quot;, &quot;given&quot;: &quot;Richard C&quot;, &quot;suffix&quot;: &quot;&quot;, &quot;non-dropping-particle&quot;: &quot;&quot;, &quot;parse-names&quot;: false}], &quot;container-title&quot;: &quot;Learning to read in American schools: Basal readers and content texts&quot;, &quot;type&quot;: &quot;article-journal&quot;, &quot;page&quot;: &quot;243-257&quot;, &quot;publisher&quot;: &quot;Erlbaum Hillsdale, NJ&quot;, &quot;volume&quot;: &quot;29&quot;, &quot;title&quot;: &quot;Role of the reader\u2019s schema in comprehension, learning, and memory&quot;, &quot;note&quot;: &quot;NULL&quot;, &quot;id&quot;: &quot;ITEM-1&quot;, &quot;issued&quot;: {&quot;date-parts&quot;: [[&quot;1984&quot;]]}}, &quot;id&quot;: &quot;ITEM-1&quot;}], &quot;mendeley&quot;: {&quot;plainTextFormattedCitation&quot;: &quot;(Anderson, 1984b)&quot;, &quot;previouslyFormattedCitation&quot;: &quot;(Anderson, 1984b)&quot;, &quot;formattedCitation&quot;: &quot;(Anderson, 1984b)&quot;}, &quot;properties&quot;: {&quot;noteIndex&quot;: 0}} RNDzNdAzagLbi"/>(Anderson, 1984b)<text:reference-mark-end text:name="ADDIN CSL_CITATION {&quot;schema&quot;: &quot;https://github.com/citation-style-language/schema/raw/master/csl-citation.json&quot;, &quot;citationItems&quot;: [{&quot;uris&quot;: [&quot;http://www.mendeley.com/documents/?uuid=32a22fcf-6a91-4fbd-b773-56fc59900433&quot;], &quot;itemData&quot;: {&quot;author&quot;: [{&quot;dropping-particle&quot;: &quot;&quot;, &quot;family&quot;: &quot;Anderson&quot;, &quot;given&quot;: &quot;Richard C&quot;, &quot;suffix&quot;: &quot;&quot;, &quot;non-dropping-particle&quot;: &quot;&quot;, &quot;parse-names&quot;: false}], &quot;container-title&quot;: &quot;Learning to read in American schools: Basal readers and content texts&quot;, &quot;type&quot;: &quot;article-journal&quot;, &quot;page&quot;: &quot;243-257&quot;, &quot;publisher&quot;: &quot;Erlbaum Hillsdale, NJ&quot;, &quot;volume&quot;: &quot;29&quot;, &quot;title&quot;: &quot;Role of the reader\u2019s schema in comprehension, learning, and memory&quot;, &quot;note&quot;: &quot;NULL&quot;, &quot;id&quot;: &quot;ITEM-1&quot;, &quot;issued&quot;: {&quot;date-parts&quot;: [[&quot;1984&quot;]]}}, &quot;id&quot;: &quot;ITEM-1&quot;}], &quot;mendeley&quot;: {&quot;plainTextFormattedCitation&quot;: &quot;(Anderson, 1984b)&quot;, &quot;previouslyFormattedCitation&quot;: &quot;(Anderson, 1984b)&quot;, &quot;formattedCitation&quot;: &quot;(Anderson, 1984b)&quot;}, &quot;properties&quot;: {&quot;noteIndex&quot;: 0}} RNDzNdAzagLbi"/></text:p>
          </text:deletion>
        </text:changed-region>
        <text:changed-region xml:id="ct140227820820800" text:id="ct140227820820800">
          <text:insertion>
            <office:change-info>
              <dc:creator>A Sternin</dc:creator>
              <dc:date>2017-04-11T14:40:00</dc:date>
            </office:change-info>
          </text:insertion>
        </text:changed-region>
        <text:changed-region xml:id="ct140227820785696" text:id="ct140227820785696">
          <text:deletion>
            <office:change-info>
              <dc:creator>A Sternin</dc:creator>
              <dc:date>2017-04-11T14:40:00</dc:date>
            </office:change-info>
            <text:p text:style-name="P28"><text:reference-mark-start text:name="ADDIN CSL_CITATION {&quot;schema&quot;: &quot;https://github.com/citation-style-language/schema/raw/master/csl-citation.json&quot;, &quot;citationItems&quot;: [{&quot;uris&quot;: [&quot;http://www.mendeley.com/documents/?uuid=9d84ed40-953c-4eea-9779-27e78ac2997e&quot;], &quot;itemData&quot;: {&quot;author&quot;: [{&quot;dropping-particle&quot;: &quot;&quot;, &quot;family&quot;: &quot;Leman&quot;, &quot;given&quot;: &quot;Marc&quot;, &quot;suffix&quot;: &quot;&quot;, &quot;non-dropping-particle&quot;: &quot;&quot;, &quot;parse-names&quot;: false}], &quot;type&quot;: &quot;book&quot;, &quot;number-of-pages&quot;: &quot;61-70&quot;, &quot;publisher&quot;: &quot;Springer Science &amp; Business Media&quot;, &quot;volume&quot;: &quot;31&quot;, &quot;title&quot;: &quot;Music and schema theory: Cognitive foundations of systematic musicology&quot;, &quot;note&quot;: &quot;NULL&quot;, &quot;id&quot;: &quot;ITEM-1&quot;, &quot;ISBN&quot;: &quot;3642852130&quot;, &quot;issued&quot;: {&quot;date-parts&quot;: [[&quot;2012&quot;]]}}, &quot;id&quot;: &quot;ITEM-1&quot;}], &quot;mendeley&quot;: {&quot;plainTextFormattedCitation&quot;: &quot;(Leman, 2012)&quot;, &quot;previouslyFormattedCitation&quot;: &quot;(Leman, 2012)&quot;, &quot;formattedCitation&quot;: &quot;(Leman, 2012)&quot;}, &quot;properties&quot;: {&quot;noteIndex&quot;: 0}} RNDqexYB6TJE1"/>(Leman, 2012)<text:reference-mark-end text:name="ADDIN CSL_CITATION {&quot;schema&quot;: &quot;https://github.com/citation-style-language/schema/raw/master/csl-citation.json&quot;, &quot;citationItems&quot;: [{&quot;uris&quot;: [&quot;http://www.mendeley.com/documents/?uuid=9d84ed40-953c-4eea-9779-27e78ac2997e&quot;], &quot;itemData&quot;: {&quot;author&quot;: [{&quot;dropping-particle&quot;: &quot;&quot;, &quot;family&quot;: &quot;Leman&quot;, &quot;given&quot;: &quot;Marc&quot;, &quot;suffix&quot;: &quot;&quot;, &quot;non-dropping-particle&quot;: &quot;&quot;, &quot;parse-names&quot;: false}], &quot;type&quot;: &quot;book&quot;, &quot;number-of-pages&quot;: &quot;61-70&quot;, &quot;publisher&quot;: &quot;Springer Science &amp; Business Media&quot;, &quot;volume&quot;: &quot;31&quot;, &quot;title&quot;: &quot;Music and schema theory: Cognitive foundations of systematic musicology&quot;, &quot;note&quot;: &quot;NULL&quot;, &quot;id&quot;: &quot;ITEM-1&quot;, &quot;ISBN&quot;: &quot;3642852130&quot;, &quot;issued&quot;: {&quot;date-parts&quot;: [[&quot;2012&quot;]]}}, &quot;id&quot;: &quot;ITEM-1&quot;}], &quot;mendeley&quot;: {&quot;plainTextFormattedCitation&quot;: &quot;(Leman, 2012)&quot;, &quot;previouslyFormattedCitation&quot;: &quot;(Leman, 2012)&quot;, &quot;formattedCitation&quot;: &quot;(Leman, 2012)&quot;}, &quot;properties&quot;: {&quot;noteIndex&quot;: 0}} RNDqexYB6TJE1"/></text:p>
          </text:deletion>
        </text:changed-region>
        <text:changed-region xml:id="ct140227820893184" text:id="ct140227820893184">
          <text:insertion>
            <office:change-info>
              <dc:creator>A Sternin</dc:creator>
              <dc:date>2017-04-11T14:40:00</dc:date>
            </office:change-info>
          </text:insertion>
        </text:changed-region>
        <text:changed-region xml:id="ct140227820818816" text:id="ct140227820818816">
          <text:deletion>
            <office:change-info>
              <dc:creator>A Sternin</dc:creator>
              <dc:date>2017-04-11T13:13:00</dc:date>
            </office:change-info>
            <text:p text:style-name="P29"><text:s/></text:p>
          </text:deletion>
        </text:changed-region>
        <text:changed-region xml:id="ct140227820818512" text:id="ct140227820818512">
          <text:deletion>
            <office:change-info>
              <dc:creator>A Sternin</dc:creator>
              <dc:date>2017-04-11T13:12:00</dc:date>
            </office:change-info>
            <text:p text:style-name="P29">Because of the complexity of the information involved in processing different levels of music, these schemas may call on the participation of cognitively demanding processes.</text:p>
          </text:deletion>
        </text:changed-region>
        <text:changed-region xml:id="ct140227819629632" text:id="ct140227819629632">
          <text:insertion>
            <office:change-info>
              <dc:creator>A Sternin</dc:creator>
              <dc:date>2017-04-11T13:13:00</dc:date>
            </office:change-info>
          </text:insertion>
        </text:changed-region>
        <text:changed-region xml:id="ct140227819874656" text:id="ct140227819874656">
          <text:insertion>
            <office:change-info>
              <dc:creator>A Sternin</dc:creator>
              <dc:date>2017-04-11T13:14:00</dc:date>
            </office:change-info>
          </text:insertion>
        </text:changed-region>
        <text:changed-region xml:id="ct140227819874960" text:id="ct140227819874960">
          <text:deletion>
            <office:change-info>
              <dc:creator>A Sternin</dc:creator>
              <dc:date>2017-04-11T13:13:00</dc:date>
            </office:change-info>
            <text:p text:style-name="P30"><office:annotation><dc:creator>A Sternin</dc:creator><dc:date>2017-04-06T16:28:20</dc:date><loext:sender-initials>AS</loext:sender-initials><text:p text:style-name="P130"><text:span text:style-name="T160">How do these manifest in music?</text:span></text:p></office:annotation></text:p>
          </text:deletion>
        </text:changed-region>
        <text:changed-region xml:id="ct140227819842208" text:id="ct140227819842208">
          <text:deletion>
            <office:change-info>
              <dc:creator>A Sternin</dc:creator>
              <dc:date>2017-04-11T13:14:00</dc:date>
            </office:change-info>
            <text:p text:style-name="P29">and include the use of short term and working memory, reading comprehension, contextual interpretation, and access to a pre-existing lexicon</text:p>
          </text:deletion>
        </text:changed-region>
        <text:changed-region xml:id="ct140227819804720" text:id="ct140227819804720">
          <text:deletion>
            <office:change-info>
              <dc:creator>A Sternin</dc:creator>
              <dc:date>2017-04-11T13:13:00</dc:date>
            </office:change-info>
            <text:p text:style-name="P29"><text:s/></text:p>
          </text:deletion>
        </text:changed-region>
        <text:changed-region xml:id="ct140227819820320" text:id="ct140227819820320">
          <text:deletion>
            <office:change-info>
              <dc:creator>A Sternin</dc:creator>
              <dc:date>2017-04-11T14:40:00</dc:date>
            </office:change-info>
            <text:p text:style-name="P28"><text:reference-mark-start text:name="ADDIN CSL_CITATION {&quot;schema&quot;: &quot;https://github.com/citation-style-language/schema/raw/master/csl-citation.json&quot;, &quot;citationItems&quot;: [{&quot;uris&quot;: [&quot;http://www.mendeley.com/documents/?uuid=56965fa4-f881-4ed3-b959-33c77662af75&quot;], &quot;itemData&quot;: {&quot;volume&quot;: &quot;15&quot;, &quot;page&quot;: &quot;485-493&quot;, &quot;issue&quot;: &quot;8&quot;, &quot;DOI&quot;: &quot;10.1177/002221948201500809&quot;, &quot;note&quot;: &quot;NULL&quot;, &quot;ISBN&quot;: &quot;00222194&quot;, &quot;ISSN&quot;: &quot;0022-2194&quot;, &quot;author&quot;: [{&quot;dropping-particle&quot;: &quot;&quot;, &quot;family&quot;: &quot;Stanovich&quot;, &quot;given&quot;: &quot;K. E.&quot;, &quot;suffix&quot;: &quot;&quot;, &quot;non-dropping-particle&quot;: &quot;&quot;, &quot;parse-names&quot;: false}], &quot;container-title&quot;: &quot;Journal of Learning Disabilities&quot;, &quot;title&quot;: &quot;Individual Differences in the Cognitive Processes of Reading: I. Word Decoding&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type&quot;: &quot;article-journal&quot;, &quot;id&quot;: &quot;ITEM-1&quot;, &quot;issued&quot;: {&quot;date-parts&quot;: [[&quot;1982&quot;, &quot;10&quot;, &quot;1&quot;]]}}, &quot;id&quot;: &quot;ITEM-1&quot;}, {&quot;uris&quot;: [&quot;http://www.mendeley.com/documents/?uuid=e409a59c-9d45-4be0-bd98-2e005e4a0f51&quot;], &quot;itemData&quot;: {&quot;volume&quot;: &quot;15&quot;, &quot;page&quot;: &quot;549-554&quot;, &quot;issue&quot;: &quot;9&quot;, &quot;DOI&quot;: &quot;10.1177/002221948201500908&quot;, &quot;note&quot;: &quot;NULL&quot;, &quot;ISBN&quot;: &quot;00222194&quot;, &quot;ISSN&quot;: &quot;0022-2194&quot;, &quot;author&quot;: [{&quot;dropping-particle&quot;: &quot;&quot;, &quot;family&quot;: &quot;Stanovich&quot;, &quot;given&quot;: &quot;K. E.&quot;, &quot;suffix&quot;: &quot;&quot;, &quot;non-dropping-particle&quot;: &quot;&quot;, &quot;parse-names&quot;: false}], &quot;container-title&quot;: &quot;Journal of Learning Disabilities&quot;, &quot;title&quot;: &quot;Individual differences in the cognitive processes of reading: II. Text-level processes&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type&quot;: &quot;article-journal&quot;, &quot;id&quot;: &quot;ITEM-2&quot;, &quot;issued&quot;: {&quot;date-parts&quot;: [[&quot;1982&quot;]]}}, &quot;id&quot;: &quot;ITEM-2&quot;}, {&quot;uris&quot;: [&quot;http://www.mendeley.com/documents/?uuid=0ba559d6-35d2-4b85-a325-c4bc7c17968b&quot;], &quot;itemData&quot;: {&quot;volume&quot;: &quot;24&quot;, &quot;page&quot;: &quot;119-131&quot;, &quot;DOI&quot;: &quot;10.1016/0749-596X(85)90019-1&quot;, &quot;issue&quot;: &quot;1&quot;, &quot;note&quot;: &quot;NULL&quot;, &quot;ISSN&quot;: &quot;0749596X&quot;, &quot;author&quot;: [{&quot;dropping-particle&quot;: &quot;&quot;, &quot;family&quot;: &quot;Baddeley&quot;, &quot;given&quot;: &quot;Alan&quot;, &quot;suffix&quot;: &quot;&quot;, &quot;non-dropping-particle&quot;: &quot;&quot;, &quot;parse-names&quot;: false}, {&quot;dropping-particle&quot;: &quot;&quot;, &quot;family&quot;: &quot;Logie&quot;, &quot;given&quot;: &quot;Robert&quot;, &quot;suffix&quot;: &quot;&quot;, &quot;non-dropping-particle&quot;: &quot;&quot;, &quot;parse-names&quot;: false}, {&quot;dropping-particle&quot;: &quot;&quot;, &quot;family&quot;: &quot;Nimmo-Smith&quot;, &quot;given&quot;: &quot;Ian&quot;, &quot;suffix&quot;: &quot;&quot;, &quot;non-dropping-particle&quot;: &quot;&quot;, &quot;parse-names&quot;: false}, {&quot;dropping-particle&quot;: &quot;&quot;, &quot;family&quot;: &quot;Brereton&quot;, &quot;given&quot;: &quot;Neil&quot;, &quot;suffix&quot;: &quot;&quot;, &quot;non-dropping-particle&quot;: &quot;&quot;, &quot;parse-names&quot;: false}], &quot;container-title&quot;: &quot;Journal of Memory and Language&quot;, &quot;title&quot;: &quot;Components of fluent reading&quot;, &quot;type&quot;: &quot;article-journal&quot;, &quot;id&quot;: &quot;ITEM-3&quot;, &quot;issued&quot;: {&quot;date-parts&quot;: [[&quot;1985&quot;, &quot;2&quot;]]}}, &quot;id&quot;: &quot;ITEM-3&quot;}], &quot;mendeley&quot;: {&quot;plainTextFormattedCitation&quot;: &quot;(Baddeley, Logie, Nimmo-Smith, &amp; Brereton, 1985; Stanovich, 1982a, 1982b)&quot;, &quot;previouslyFormattedCitation&quot;: &quot;(Baddeley, Logie, Nimmo-Smith, &amp; Brereton, 1985; Stanovich, 1982a, 1982b)&quot;, &quot;formattedCitation&quot;: &quot;(Baddeley, Logie, Nimmo-Smith, &amp; Brereton, 1985; Stanovich, 1982a, 1982b)&quot;}, &quot;properties&quot;: {&quot;noteIndex&quot;: 0}} RNDMDEt5TvJ3O"/>(Baddeley, Logie, Nimmo-Smith, &amp; Brereton, 1985; Stanovich, 1982a, 1982b)<text:reference-mark-end text:name="ADDIN CSL_CITATION {&quot;schema&quot;: &quot;https://github.com/citation-style-language/schema/raw/master/csl-citation.json&quot;, &quot;citationItems&quot;: [{&quot;uris&quot;: [&quot;http://www.mendeley.com/documents/?uuid=56965fa4-f881-4ed3-b959-33c77662af75&quot;], &quot;itemData&quot;: {&quot;volume&quot;: &quot;15&quot;, &quot;page&quot;: &quot;485-493&quot;, &quot;issue&quot;: &quot;8&quot;, &quot;DOI&quot;: &quot;10.1177/002221948201500809&quot;, &quot;note&quot;: &quot;NULL&quot;, &quot;ISBN&quot;: &quot;00222194&quot;, &quot;ISSN&quot;: &quot;0022-2194&quot;, &quot;author&quot;: [{&quot;dropping-particle&quot;: &quot;&quot;, &quot;family&quot;: &quot;Stanovich&quot;, &quot;given&quot;: &quot;K. E.&quot;, &quot;suffix&quot;: &quot;&quot;, &quot;non-dropping-particle&quot;: &quot;&quot;, &quot;parse-names&quot;: false}], &quot;container-title&quot;: &quot;Journal of Learning Disabilities&quot;, &quot;title&quot;: &quot;Individual Differences in the Cognitive Processes of Reading: I. Word Decoding&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type&quot;: &quot;article-journal&quot;, &quot;id&quot;: &quot;ITEM-1&quot;, &quot;issued&quot;: {&quot;date-parts&quot;: [[&quot;1982&quot;, &quot;10&quot;, &quot;1&quot;]]}}, &quot;id&quot;: &quot;ITEM-1&quot;}, {&quot;uris&quot;: [&quot;http://www.mendeley.com/documents/?uuid=e409a59c-9d45-4be0-bd98-2e005e4a0f51&quot;], &quot;itemData&quot;: {&quot;volume&quot;: &quot;15&quot;, &quot;page&quot;: &quot;549-554&quot;, &quot;issue&quot;: &quot;9&quot;, &quot;DOI&quot;: &quot;10.1177/002221948201500908&quot;, &quot;note&quot;: &quot;NULL&quot;, &quot;ISBN&quot;: &quot;00222194&quot;, &quot;ISSN&quot;: &quot;0022-2194&quot;, &quot;author&quot;: [{&quot;dropping-particle&quot;: &quot;&quot;, &quot;family&quot;: &quot;Stanovich&quot;, &quot;given&quot;: &quot;K. E.&quot;, &quot;suffix&quot;: &quot;&quot;, &quot;non-dropping-particle&quot;: &quot;&quot;, &quot;parse-names&quot;: false}], &quot;container-title&quot;: &quot;Journal of Learning Disabilities&quot;, &quot;title&quot;: &quot;Individual differences in the cognitive processes of reading: II. Text-level processes&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type&quot;: &quot;article-journal&quot;, &quot;id&quot;: &quot;ITEM-2&quot;, &quot;issued&quot;: {&quot;date-parts&quot;: [[&quot;1982&quot;]]}}, &quot;id&quot;: &quot;ITEM-2&quot;}, {&quot;uris&quot;: [&quot;http://www.mendeley.com/documents/?uuid=0ba559d6-35d2-4b85-a325-c4bc7c17968b&quot;], &quot;itemData&quot;: {&quot;volume&quot;: &quot;24&quot;, &quot;page&quot;: &quot;119-131&quot;, &quot;DOI&quot;: &quot;10.1016/0749-596X(85)90019-1&quot;, &quot;issue&quot;: &quot;1&quot;, &quot;note&quot;: &quot;NULL&quot;, &quot;ISSN&quot;: &quot;0749596X&quot;, &quot;author&quot;: [{&quot;dropping-particle&quot;: &quot;&quot;, &quot;family&quot;: &quot;Baddeley&quot;, &quot;given&quot;: &quot;Alan&quot;, &quot;suffix&quot;: &quot;&quot;, &quot;non-dropping-particle&quot;: &quot;&quot;, &quot;parse-names&quot;: false}, {&quot;dropping-particle&quot;: &quot;&quot;, &quot;family&quot;: &quot;Logie&quot;, &quot;given&quot;: &quot;Robert&quot;, &quot;suffix&quot;: &quot;&quot;, &quot;non-dropping-particle&quot;: &quot;&quot;, &quot;parse-names&quot;: false}, {&quot;dropping-particle&quot;: &quot;&quot;, &quot;family&quot;: &quot;Nimmo-Smith&quot;, &quot;given&quot;: &quot;Ian&quot;, &quot;suffix&quot;: &quot;&quot;, &quot;non-dropping-particle&quot;: &quot;&quot;, &quot;parse-names&quot;: false}, {&quot;dropping-particle&quot;: &quot;&quot;, &quot;family&quot;: &quot;Brereton&quot;, &quot;given&quot;: &quot;Neil&quot;, &quot;suffix&quot;: &quot;&quot;, &quot;non-dropping-particle&quot;: &quot;&quot;, &quot;parse-names&quot;: false}], &quot;container-title&quot;: &quot;Journal of Memory and Language&quot;, &quot;title&quot;: &quot;Components of fluent reading&quot;, &quot;type&quot;: &quot;article-journal&quot;, &quot;id&quot;: &quot;ITEM-3&quot;, &quot;issued&quot;: {&quot;date-parts&quot;: [[&quot;1985&quot;, &quot;2&quot;]]}}, &quot;id&quot;: &quot;ITEM-3&quot;}], &quot;mendeley&quot;: {&quot;plainTextFormattedCitation&quot;: &quot;(Baddeley, Logie, Nimmo-Smith, &amp; Brereton, 1985; Stanovich, 1982a, 1982b)&quot;, &quot;previouslyFormattedCitation&quot;: &quot;(Baddeley, Logie, Nimmo-Smith, &amp; Brereton, 1985; Stanovich, 1982a, 1982b)&quot;, &quot;formattedCitation&quot;: &quot;(Baddeley, Logie, Nimmo-Smith, &amp; Brereton, 1985; Stanovich, 1982a, 1982b)&quot;}, &quot;properties&quot;: {&quot;noteIndex&quot;: 0}} RNDMDEt5TvJ3O"/></text:p>
          </text:deletion>
        </text:changed-region>
        <text:changed-region xml:id="ct140227819844176" text:id="ct140227819844176">
          <text:insertion>
            <office:change-info>
              <dc:creator>A Sternin</dc:creator>
              <dc:date>2017-04-11T14:40:00</dc:date>
            </office:change-info>
          </text:insertion>
        </text:changed-region>
        <text:changed-region xml:id="ct140227820802176" text:id="ct140227820802176">
          <text:deletion>
            <office:change-info>
              <dc:creator>A Sternin</dc:creator>
              <dc:date>2017-04-11T13:15:00</dc:date>
            </office:change-info>
            <text:p text:style-name="P31"><text:span text:style-name="T3">this competition for resources</text:span><office:annotation><dc:creator>A Sternin</dc:creator><dc:date>2017-04-06T16:28:49</dc:date><loext:sender-initials>AS</loext:sender-initials><text:p text:style-name="P130"><text:span text:style-name="T160">vague</text:span></text:p></office:annotation><text:span text:style-name="T3"> </text:span></text:p>
          </text:deletion>
        </text:changed-region>
        <text:changed-region xml:id="ct140227768661712" text:id="ct140227768661712">
          <text:insertion>
            <office:change-info>
              <dc:creator>A Sternin</dc:creator>
              <dc:date>2017-04-11T13:15:00</dc:date>
            </office:change-info>
          </text:insertion>
        </text:changed-region>
        <text:changed-region xml:id="ct140227813535344" text:id="ct140227813535344">
          <text:deletion>
            <office:change-info>
              <dc:creator>A Sternin</dc:creator>
              <dc:date>2017-04-11T14:40:00</dc:date>
            </office:change-info>
            <text:p text:style-name="P32"><text:reference-mark-start text:name="ADDIN CSL_CITATION {&quot;schema&quot;: &quot;https://github.com/citation-style-language/schema/raw/master/csl-citation.json&quot;, &quot;citationItems&quot;: [{&quot;uris&quot;: [&quot;http://www.mendeley.com/documents/?uuid=aee03297-3c8e-44ca-bb60-fbd39c318854&quot;], &quot;itemData&quot;: {&quot;volume&quot;: &quot;44&quot;, &quot;page&quot;: &quot;1202-1208&quot;, &quot;issue&quot;: &quot;5&quot;, &quot;DOI&quot;: &quot;10.1177/0305735615592265&quot;, &quot;note&quot;: &quot;NULL&quot;, &quot;ISBN&quot;: &quot;1532-8759&quot;, &quot;ISSN&quot;: &quot;0305-7356&quot;, &quot;author&quot;: [{&quot;dropping-particle&quot;: &quot;&quot;, &quot;family&quot;: &quot;Yang&quot;, &quot;given&quot;: &quot;J.&quot;, &quot;suffix&quot;: &quot;&quot;, &quot;non-dropping-particle&quot;: &quot;&quot;, &quot;parse-names&quot;: false}, {&quot;dropping-particle&quot;: &quot;&quot;, &quot;family&quot;: &quot;McClelland&quot;, &quot;given&quot;: &quot;A.&quot;, &quot;suffix&quot;: &quot;&quot;, &quot;non-dropping-particle&quot;: &quot;&quot;, &quot;parse-names&quot;: false}, {&quot;dropping-particle&quot;: &quot;&quot;, &quot;family&quot;: &quot;Furnham&quot;, &quot;given&quot;: &quot;A.&quot;, &quot;suffix&quot;: &quot;&quot;, &quot;non-dropping-particle&quot;: &quot;&quot;, &quot;parse-names&quot;: false}], &quot;container-title&quot;: &quot;Psychology of Music&quot;, &quot;title&quot;: &quot;The effect of background music on the cognitive performance of musicians: A pilot study&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type&quot;: &quot;article-journal&quot;, &quot;id&quot;: &quot;ITEM-1&quot;, &quot;issued&quot;: {&quot;date-parts&quot;: [[&quot;2016&quot;, &quot;9&quot;, &quot;1&quot;]]}}, &quot;id&quot;: &quot;ITEM-1&quot;}], &quot;mendeley&quot;: {&quot;plainTextFormattedCitation&quot;: &quot;(Yang et al., 2016)&quot;, &quot;previouslyFormattedCitation&quot;: &quot;(Yang et al., 2016)&quot;, &quot;formattedCitation&quot;: &quot;(Yang et al., 2016)&quot;}, &quot;properties&quot;: {&quot;noteIndex&quot;: 0}} RNDRh7ppxpsQX"/>(Yang et al., 2016)<text:reference-mark-end text:name="ADDIN CSL_CITATION {&quot;schema&quot;: &quot;https://github.com/citation-style-language/schema/raw/master/csl-citation.json&quot;, &quot;citationItems&quot;: [{&quot;uris&quot;: [&quot;http://www.mendeley.com/documents/?uuid=aee03297-3c8e-44ca-bb60-fbd39c318854&quot;], &quot;itemData&quot;: {&quot;volume&quot;: &quot;44&quot;, &quot;page&quot;: &quot;1202-1208&quot;, &quot;issue&quot;: &quot;5&quot;, &quot;DOI&quot;: &quot;10.1177/0305735615592265&quot;, &quot;note&quot;: &quot;NULL&quot;, &quot;ISBN&quot;: &quot;1532-8759&quot;, &quot;ISSN&quot;: &quot;0305-7356&quot;, &quot;author&quot;: [{&quot;dropping-particle&quot;: &quot;&quot;, &quot;family&quot;: &quot;Yang&quot;, &quot;given&quot;: &quot;J.&quot;, &quot;suffix&quot;: &quot;&quot;, &quot;non-dropping-particle&quot;: &quot;&quot;, &quot;parse-names&quot;: false}, {&quot;dropping-particle&quot;: &quot;&quot;, &quot;family&quot;: &quot;McClelland&quot;, &quot;given&quot;: &quot;A.&quot;, &quot;suffix&quot;: &quot;&quot;, &quot;non-dropping-particle&quot;: &quot;&quot;, &quot;parse-names&quot;: false}, {&quot;dropping-particle&quot;: &quot;&quot;, &quot;family&quot;: &quot;Furnham&quot;, &quot;given&quot;: &quot;A.&quot;, &quot;suffix&quot;: &quot;&quot;, &quot;non-dropping-particle&quot;: &quot;&quot;, &quot;parse-names&quot;: false}], &quot;container-title&quot;: &quot;Psychology of Music&quot;, &quot;title&quot;: &quot;The effect of background music on the cognitive performance of musicians: A pilot study&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type&quot;: &quot;article-journal&quot;, &quot;id&quot;: &quot;ITEM-1&quot;, &quot;issued&quot;: {&quot;date-parts&quot;: [[&quot;2016&quot;, &quot;9&quot;, &quot;1&quot;]]}}, &quot;id&quot;: &quot;ITEM-1&quot;}], &quot;mendeley&quot;: {&quot;plainTextFormattedCitation&quot;: &quot;(Yang et al., 2016)&quot;, &quot;previouslyFormattedCitation&quot;: &quot;(Yang et al., 2016)&quot;, &quot;formattedCitation&quot;: &quot;(Yang et al., 2016)&quot;}, &quot;properties&quot;: {&quot;noteIndex&quot;: 0}} RNDRh7ppxpsQX"/></text:p>
          </text:deletion>
        </text:changed-region>
        <text:changed-region xml:id="ct140227813541552" text:id="ct140227813541552">
          <text:insertion>
            <office:change-info>
              <dc:creator>A Sternin</dc:creator>
              <dc:date>2017-04-11T14:40:00</dc:date>
            </office:change-info>
          </text:insertion>
        </text:changed-region>
        <text:changed-region xml:id="ct140227813548160" text:id="ct140227813548160">
          <text:deletion>
            <office:change-info>
              <dc:creator>A Sternin</dc:creator>
              <dc:date>2017-04-19T09:31:00</dc:date>
            </office:change-info>
            <text:p text:style-name="P33">.</text:p>
          </text:deletion>
        </text:changed-region>
        <text:changed-region xml:id="ct140227813549280" text:id="ct140227813549280">
          <text:insertion>
            <office:change-info>
              <dc:creator>A Sternin</dc:creator>
              <dc:date>2017-04-19T09:31:00</dc:date>
            </office:change-info>
          </text:insertion>
        </text:changed-region>
        <text:changed-region xml:id="ct140227813549504" text:id="ct140227813549504">
          <text:deletion>
            <office:change-info>
              <dc:creator>A Sternin</dc:creator>
              <dc:date>2017-04-19T09:31:00</dc:date>
            </office:change-info>
            <text:p text:style-name="P34"><text:s/></text:p>
          </text:deletion>
        </text:changed-region>
        <text:changed-region xml:id="ct140227813534896" text:id="ct140227813534896">
          <text:insertion>
            <office:change-info>
              <dc:creator>A Sternin</dc:creator>
              <dc:date>2017-04-19T09:31:00</dc:date>
            </office:change-info>
          </text:insertion>
        </text:changed-region>
        <text:changed-region xml:id="ct140227771088928" text:id="ct140227771088928">
          <text:deletion>
            <office:change-info>
              <dc:creator>A Sternin</dc:creator>
              <dc:date>2017-04-11T14:42:00</dc:date>
            </office:change-info>
            <text:p text:style-name="P35">The first <text:span text:style-name="T4">studies that investigated</text:span> the effects of <text:span text:style-name="T4">background</text:span> music on cogniti<text:span text:style-name="T4">ve functions were</text:span> done <text:span text:style-name="T4">with</text:span> university aged participants. <text:span text:style-name="T4">When researchers realized</text:span> that music could have a positive effect on learning,</text:p>
          </text:deletion>
        </text:changed-region>
        <text:changed-region xml:id="ct140227771083968" text:id="ct140227771083968">
          <text:deletion>
            <office:change-info>
              <dc:creator>A Sternin</dc:creator>
              <dc:date>2017-04-11T14:39:00</dc:date>
            </office:change-info>
            <text:p text:style-name="P35"><office:annotation><dc:creator>A Sternin</dc:creator><dc:date>2017-04-06T16:29:52</dc:date><loext:sender-initials>AS</loext:sender-initials><text:p text:style-name="P130"><text:span text:style-name="T160">Is that what is shown?</text:span></text:p></office:annotation></text:p>
          </text:deletion>
        </text:changed-region>
        <text:changed-region xml:id="ct140227819568240" text:id="ct140227819568240">
          <text:deletion>
            <office:change-info>
              <dc:creator>A Sternin</dc:creator>
              <dc:date>2017-04-11T14:42:00</dc:date>
            </office:change-info>
            <text:p text:style-name="P35"><text:s/><text:span text:style-name="T4">the research</text:span> <text:span text:style-name="T4">shifted to look at the </text:span></text:p>
          </text:deletion>
        </text:changed-region>
        <text:changed-region xml:id="ct140227771089312" text:id="ct140227771089312">
          <text:insertion>
            <office:change-info>
              <dc:creator>A Sternin</dc:creator>
              <dc:date>2017-04-11T14:42:00</dc:date>
            </office:change-info>
          </text:insertion>
        </text:changed-region>
        <text:changed-region xml:id="ct140227771118304" text:id="ct140227771118304">
          <text:insertion>
            <office:change-info>
              <dc:creator>A Sternin</dc:creator>
              <dc:date>2017-04-11T14:42:00</dc:date>
            </office:change-info>
          </text:insertion>
        </text:changed-region>
        <text:changed-region xml:id="ct140227771115552" text:id="ct140227771115552">
          <text:deletion>
            <office:change-info>
              <dc:creator>A Sternin</dc:creator>
              <dc:date>2017-04-11T14:42:00</dc:date>
            </office:change-info>
            <text:p text:style-name="P35">. T</text:p>
          </text:deletion>
        </text:changed-region>
        <text:changed-region xml:id="ct140227771121184" text:id="ct140227771121184">
          <text:insertion>
            <office:change-info>
              <dc:creator>A Sternin</dc:creator>
              <dc:date>2017-04-11T14:42:00</dc:date>
            </office:change-info>
          </text:insertion>
        </text:changed-region>
        <text:changed-region xml:id="ct140227771121456" text:id="ct140227771121456">
          <text:deletion>
            <office:change-info>
              <dc:creator>A Sternin</dc:creator>
              <dc:date>2017-04-11T14:42:00</dc:date>
            </office:change-info>
            <text:p text:style-name="P35">hese experiments showed that</text:p>
          </text:deletion>
        </text:changed-region>
        <text:changed-region xml:id="ct140227771117504" text:id="ct140227771117504">
          <text:deletion>
            <office:change-info>
              <dc:creator>A Sternin</dc:creator>
              <dc:date>2017-04-11T14:40:00</dc:date>
            </office:change-info>
            <text:p text:style-name="P36"><text:reference-mark-start text:name="ADDIN CSL_CITATION {&quot;schema&quot;: &quot;https://github.com/citation-style-language/schema/raw/master/csl-citation.json&quot;, &quot;citationItems&quot;: [{&quot;uris&quot;: [&quot;http://www.mendeley.com/documents/?uuid=75e478ac-3f89-406d-9d5e-6a46ae063ac9&quot;], &quot;itemData&quot;: {&quot;volume&quot;: &quot;28&quot;, &quot;page&quot;: &quot;111-122&quot;, &quot;issue&quot;: &quot;2&quot;, &quot;DOI&quot;: &quot;10.1080/03055690220124551&quot;, &quot;ISSN&quot;: &quot;0305-5698&quot;, &quot;author&quot;: [{&quot;dropping-particle&quot;: &quot;&quot;, &quot;family&quot;: &quot;Hallam&quot;, &quot;given&quot;: &quot;Susan&quot;, &quot;suffix&quot;: &quot;&quot;, &quot;non-dropping-particle&quot;: &quot;&quot;, &quot;parse-names&quot;: false}, {&quot;dropping-particle&quot;: &quot;&quot;, &quot;family&quot;: &quot;Price&quot;, &quot;given&quot;: &quot;John&quot;, &quot;suffix&quot;: &quot;&quot;, &quot;non-dropping-particle&quot;: &quot;&quot;, &quot;parse-names&quot;: false}, {&quot;dropping-particle&quot;: &quot;&quot;, &quot;family&quot;: &quot;Katsarou&quot;, &quot;given&quot;: &quot;Georgia&quot;, &quot;suffix&quot;: &quot;&quot;, &quot;non-dropping-particle&quot;: &quot;&quot;, &quot;parse-names&quot;: false}], &quot;container-title&quot;: &quot;Educational Studies&quot;, &quot;title&quot;: &quot;The Effects of Background Music on Primary School Pupils' Task Performance&quot;, &quot;abstract&quot;: &quot;Research on the effects of background music has a long history. Early work was not embedded within a theoretical framework, was often poorly conceptualised and produced equivocal findings. This paper reports two studies exploring the effects of music, perceived to be calming and relaxing, on performance in arithmetic and on a memory task in children aged 10\u201312. The calming music led to better performance on both tasks when compared with a no-music condition. Music perceived as arousing, aggressive and unpleasant disrupted perform- ance on the memory task and led to a lower level of reported altruistic behaviour by the children. This suggests that the effects of music on task performance are mediated by arousal and mood rather than affecting cognition directly. The findings are discussed in relation to possible practical applications in the primary school and the home.&quot;, &quot;type&quot;: &quot;article-journal&quot;, &quot;id&quot;: &quot;ITEM-1&quot;, &quot;issued&quot;: {&quot;date-parts&quot;: [[&quot;2002&quot;, &quot;6&quot;]]}}, &quot;id&quot;: &quot;ITEM-1&quot;}], &quot;mendeley&quot;: {&quot;plainTextFormattedCitation&quot;: &quot;(Hallam, Price, &amp; Katsarou, 2002)&quot;, &quot;previouslyFormattedCitation&quot;: &quot;(Hallam, Price, &amp; Katsarou, 2002)&quot;, &quot;formattedCitation&quot;: &quot;(Hallam, Price, &amp; Katsarou, 2002)&quot;}, &quot;properties&quot;: {&quot;noteIndex&quot;: 0}} RNDloUGqX6hf6"/>(Hallam, Price, &amp; Katsarou, 2002)<text:reference-mark-end text:name="ADDIN CSL_CITATION {&quot;schema&quot;: &quot;https://github.com/citation-style-language/schema/raw/master/csl-citation.json&quot;, &quot;citationItems&quot;: [{&quot;uris&quot;: [&quot;http://www.mendeley.com/documents/?uuid=75e478ac-3f89-406d-9d5e-6a46ae063ac9&quot;], &quot;itemData&quot;: {&quot;volume&quot;: &quot;28&quot;, &quot;page&quot;: &quot;111-122&quot;, &quot;issue&quot;: &quot;2&quot;, &quot;DOI&quot;: &quot;10.1080/03055690220124551&quot;, &quot;ISSN&quot;: &quot;0305-5698&quot;, &quot;author&quot;: [{&quot;dropping-particle&quot;: &quot;&quot;, &quot;family&quot;: &quot;Hallam&quot;, &quot;given&quot;: &quot;Susan&quot;, &quot;suffix&quot;: &quot;&quot;, &quot;non-dropping-particle&quot;: &quot;&quot;, &quot;parse-names&quot;: false}, {&quot;dropping-particle&quot;: &quot;&quot;, &quot;family&quot;: &quot;Price&quot;, &quot;given&quot;: &quot;John&quot;, &quot;suffix&quot;: &quot;&quot;, &quot;non-dropping-particle&quot;: &quot;&quot;, &quot;parse-names&quot;: false}, {&quot;dropping-particle&quot;: &quot;&quot;, &quot;family&quot;: &quot;Katsarou&quot;, &quot;given&quot;: &quot;Georgia&quot;, &quot;suffix&quot;: &quot;&quot;, &quot;non-dropping-particle&quot;: &quot;&quot;, &quot;parse-names&quot;: false}], &quot;container-title&quot;: &quot;Educational Studies&quot;, &quot;title&quot;: &quot;The Effects of Background Music on Primary School Pupils' Task Performance&quot;, &quot;abstract&quot;: &quot;Research on the effects of background music has a long history. Early work was not embedded within a theoretical framework, was often poorly conceptualised and produced equivocal findings. This paper reports two studies exploring the effects of music, perceived to be calming and relaxing, on performance in arithmetic and on a memory task in children aged 10\u201312. The calming music led to better performance on both tasks when compared with a no-music condition. Music perceived as arousing, aggressive and unpleasant disrupted perform- ance on the memory task and led to a lower level of reported altruistic behaviour by the children. This suggests that the effects of music on task performance are mediated by arousal and mood rather than affecting cognition directly. The findings are discussed in relation to possible practical applications in the primary school and the home.&quot;, &quot;type&quot;: &quot;article-journal&quot;, &quot;id&quot;: &quot;ITEM-1&quot;, &quot;issued&quot;: {&quot;date-parts&quot;: [[&quot;2002&quot;, &quot;6&quot;]]}}, &quot;id&quot;: &quot;ITEM-1&quot;}], &quot;mendeley&quot;: {&quot;plainTextFormattedCitation&quot;: &quot;(Hallam, Price, &amp; Katsarou, 2002)&quot;, &quot;previouslyFormattedCitation&quot;: &quot;(Hallam, Price, &amp; Katsarou, 2002)&quot;, &quot;formattedCitation&quot;: &quot;(Hallam, Price, &amp; Katsarou, 2002)&quot;}, &quot;properties&quot;: {&quot;noteIndex&quot;: 0}} RNDloUGqX6hf6"/></text:p>
          </text:deletion>
        </text:changed-region>
        <text:changed-region xml:id="ct140227771123584" text:id="ct140227771123584">
          <text:insertion>
            <office:change-info>
              <dc:creator>A Sternin</dc:creator>
              <dc:date>2017-04-11T14:40:00</dc:date>
            </office:change-info>
          </text:insertion>
        </text:changed-region>
        <text:changed-region xml:id="ct140227771125520" text:id="ct140227771125520">
          <text:deletion>
            <office:change-info>
              <dc:creator>A Sternin</dc:creator>
              <dc:date>2017-04-11T14:40:00</dc:date>
            </office:change-info>
            <text:p text:style-name="P36"><text:reference-mark-start text:name="ADDIN CSL_CITATION {&quot;schema&quot;: &quot;https://github.com/citation-style-language/schema/raw/master/csl-citation.json&quot;, &quot;citationItems&quot;: [{&quot;uris&quot;: [&quot;http://www.mendeley.com/documents/?uuid=0dbd31af-2876-49d4-bd78-3b165500ed15&quot;], &quot;itemData&quot;: {&quot;volume&quot;: &quot;1060&quot;, &quot;page&quot;: &quot;202-209&quot;, &quot;issue&quot;: &quot;The Neurosciences and Music II: From Perception to Performance&quot;, &quot;DOI&quot;: &quot;10.1196/annals.1360.013&quot;, &quot;note&quot;: &quot;NULL&quot;, &quot;author&quot;: [{&quot;dropping-particle&quot;: &quot;&quot;, &quot;family&quot;: &quot;Schellenberg&quot;, &quot;given&quot;: &quot;E. Glenn&quot;, &quot;suffix&quot;: &quot;&quot;, &quot;non-dropping-particle&quot;: &quot;&quot;, &quot;parse-names&quot;: false}, {&quot;dropping-particle&quot;: &quot;&quot;, &quot;family&quot;: &quot;Hallam&quot;, &quot;given&quot;: &quot;Susan&quot;, &quot;suffix&quot;: &quot;&quot;, &quot;non-dropping-particle&quot;: &quot;&quot;, &quot;parse-names&quot;: false}], &quot;container-title&quot;: &quot;Neurosciences and Music Ii From Perception to Performance&quot;, &quot;title&quot;: &quot;Music listening and cognitive abilities in 10 and 11 year-olds: The Blur effect&quot;, &quot;abstract&quot;: &quot;The spatial abilities of a large sample of 10- and 11-year-olds were tested after they listened to contemporary pop music, music composed by Mozart, or a discussion about the present experiment. After being assigned at random to one of the three listening experiences, each child completed two tests of spatial abilities. Performance on one of the tests (square completion) did not differ as a function of the listening experience, but performance on the other test (paper folding) was superior for children who listened to popular music compared to the other two groups. These findings are consistent with the view that positive benefits of music listening on cognitive abilities are most likely to be evident when the music is enjoyed by the listener.&quot;, &quot;type&quot;: &quot;article-journal&quot;, &quot;id&quot;: &quot;ITEM-1&quot;, &quot;issued&quot;: {&quot;date-parts&quot;: [[&quot;2005&quot;]]}}, &quot;id&quot;: &quot;ITEM-1&quot;}], &quot;mendeley&quot;: {&quot;plainTextFormattedCitation&quot;: &quot;(Schellenberg &amp; Hallam, 2005)&quot;, &quot;previouslyFormattedCitation&quot;: &quot;(Schellenberg &amp; Hallam, 2005)&quot;, &quot;formattedCitation&quot;: &quot;(Schellenberg &amp; Hallam, 2005)&quot;}, &quot;properties&quot;: {&quot;noteIndex&quot;: 0}} RND2oubITF81N"/>(Schellenberg &amp; Hallam, 2005)<text:reference-mark-end text:name="ADDIN CSL_CITATION {&quot;schema&quot;: &quot;https://github.com/citation-style-language/schema/raw/master/csl-citation.json&quot;, &quot;citationItems&quot;: [{&quot;uris&quot;: [&quot;http://www.mendeley.com/documents/?uuid=0dbd31af-2876-49d4-bd78-3b165500ed15&quot;], &quot;itemData&quot;: {&quot;volume&quot;: &quot;1060&quot;, &quot;page&quot;: &quot;202-209&quot;, &quot;issue&quot;: &quot;The Neurosciences and Music II: From Perception to Performance&quot;, &quot;DOI&quot;: &quot;10.1196/annals.1360.013&quot;, &quot;note&quot;: &quot;NULL&quot;, &quot;author&quot;: [{&quot;dropping-particle&quot;: &quot;&quot;, &quot;family&quot;: &quot;Schellenberg&quot;, &quot;given&quot;: &quot;E. Glenn&quot;, &quot;suffix&quot;: &quot;&quot;, &quot;non-dropping-particle&quot;: &quot;&quot;, &quot;parse-names&quot;: false}, {&quot;dropping-particle&quot;: &quot;&quot;, &quot;family&quot;: &quot;Hallam&quot;, &quot;given&quot;: &quot;Susan&quot;, &quot;suffix&quot;: &quot;&quot;, &quot;non-dropping-particle&quot;: &quot;&quot;, &quot;parse-names&quot;: false}], &quot;container-title&quot;: &quot;Neurosciences and Music Ii From Perception to Performance&quot;, &quot;title&quot;: &quot;Music listening and cognitive abilities in 10 and 11 year-olds: The Blur effect&quot;, &quot;abstract&quot;: &quot;The spatial abilities of a large sample of 10- and 11-year-olds were tested after they listened to contemporary pop music, music composed by Mozart, or a discussion about the present experiment. After being assigned at random to one of the three listening experiences, each child completed two tests of spatial abilities. Performance on one of the tests (square completion) did not differ as a function of the listening experience, but performance on the other test (paper folding) was superior for children who listened to popular music compared to the other two groups. These findings are consistent with the view that positive benefits of music listening on cognitive abilities are most likely to be evident when the music is enjoyed by the listener.&quot;, &quot;type&quot;: &quot;article-journal&quot;, &quot;id&quot;: &quot;ITEM-1&quot;, &quot;issued&quot;: {&quot;date-parts&quot;: [[&quot;2005&quot;]]}}, &quot;id&quot;: &quot;ITEM-1&quot;}], &quot;mendeley&quot;: {&quot;plainTextFormattedCitation&quot;: &quot;(Schellenberg &amp; Hallam, 2005)&quot;, &quot;previouslyFormattedCitation&quot;: &quot;(Schellenberg &amp; Hallam, 2005)&quot;, &quot;formattedCitation&quot;: &quot;(Schellenberg &amp; Hallam, 2005)&quot;}, &quot;properties&quot;: {&quot;noteIndex&quot;: 0}} RND2oubITF81N"/></text:p>
          </text:deletion>
        </text:changed-region>
        <text:changed-region xml:id="ct140227771127408" text:id="ct140227771127408">
          <text:insertion>
            <office:change-info>
              <dc:creator>A Sternin</dc:creator>
              <dc:date>2017-04-11T14:40:00</dc:date>
            </office:change-info>
          </text:insertion>
        </text:changed-region>
        <text:changed-region xml:id="ct140227771127104" text:id="ct140227771127104">
          <text:deletion>
            <office:change-info>
              <dc:creator>A Sternin</dc:creator>
              <dc:date>2017-04-11T14:40:00</dc:date>
            </office:change-info>
            <text:p text:style-name="P36"><text:reference-mark-start text:name="ADDIN CSL_CITATION {&quot;schema&quot;: &quot;https://github.com/citation-style-language/schema/raw/master/csl-citation.json&quot;, &quot;citationItems&quot;: [{&quot;uris&quot;: [&quot;http://www.mendeley.com/documents/?uuid=5776d73e-1b19-422f-969d-c98b42e1eaac&quot;], &quot;itemData&quot;: {&quot;volume&quot;: &quot;35&quot;, &quot;page&quot;: &quot;5-19&quot;, &quot;issue&quot;: &quot;1&quot;, &quot;DOI&quot;: &quot;10.1177/0305735607068885&quot;, &quot;ISBN&quot;: &quot;0305735607068&quot;, &quot;ISSN&quot;: &quot;0305-7356&quot;, &quot;author&quot;: [{&quot;dropping-particle&quot;: &quot;&quot;, &quot;family&quot;: &quot;Schellenberg&quot;, &quot;given&quot;: &quot;E. Glenn&quot;, &quot;suffix&quot;: &quot;&quot;, &quot;non-dropping-particle&quot;: &quot;&quot;, &quot;parse-names&quot;: false}, {&quot;dropping-particle&quot;: &quot;&quot;, &quot;family&quot;: &quot;Nakata&quot;, &quot;given&quot;: &quot;Takayuki&quot;, &quot;suffix&quot;: &quot;&quot;, &quot;non-dropping-particle&quot;: &quot;&quot;, &quot;parse-names&quot;: false}, {&quot;dropping-particle&quot;: &quot;&quot;, &quot;family&quot;: &quot;Hunter&quot;, &quot;given&quot;: &quot;Patrick G.&quot;, &quot;suffix&quot;: &quot;&quot;, &quot;non-dropping-particle&quot;: &quot;&quot;, &quot;parse-names&quot;: false}, {&quot;dropping-particle&quot;: &quot;&quot;, &quot;family&quot;: &quot;Tamoto&quot;, &quot;given&quot;: &quot;Sachiko&quot;, &quot;suffix&quot;: &quot;&quot;, &quot;non-dropping-particle&quot;: &quot;&quot;, &quot;parse-names&quot;: false}], &quot;container-title&quot;: &quot;Psychology of Music&quot;, &quot;title&quot;: &quot;Exposure to music and cognitive performance: tests of children and adults&quot;, &quot;abstract&quot;: &quot;This article reports on two experiments of exposure to music and cognitive performance. In Experiment 1, Canadian undergraduates performed better on an IQ subtest (Symbol Search) after listening to an up-tempo piece of music composed by Mozart in comparison to a slow piece by Albinoni. The effect was evident, however, only when the two pieces also induced reliable differences in arousal and mood. In Experiment 2, Japanese 5-year-olds drew for longer periods of time after singing or hearing familiar children's songs than after hearing Mozart or Albinoni, and their drawings were judged by adults to be more creative, energetic, and technically proficient. These results indicate that (1) exposure to different types of music can enhance performance on a variety of cognitive tests, (2) these effects are mediated by changes in emotional state, and (3) the effects generalize across cultures and age groups.&quot;, &quot;type&quot;: &quot;article-journal&quot;, &quot;PMID&quot;: &quot;25246403&quot;, &quot;id&quot;: &quot;ITEM-1&quot;, &quot;issued&quot;: {&quot;date-parts&quot;: [[&quot;2007&quot;]]}}, &quot;id&quot;: &quot;ITEM-1&quot;}], &quot;mendeley&quot;: {&quot;plainTextFormattedCitation&quot;: &quot;(Schellenberg, Nakata, Hunter, &amp; Tamoto, 2007)&quot;, &quot;previouslyFormattedCitation&quot;: &quot;(Schellenberg, Nakata, Hunter, &amp; Tamoto, 2007)&quot;, &quot;formattedCitation&quot;: &quot;(Schellenberg, Nakata, Hunter, &amp; Tamoto, 2007)&quot;}, &quot;properties&quot;: {&quot;noteIndex&quot;: 0}} RNDtn6itQxjOt"/>(Schellenberg, Nakata, Hunter, &amp; Tamoto, 2007)<text:reference-mark-end text:name="ADDIN CSL_CITATION {&quot;schema&quot;: &quot;https://github.com/citation-style-language/schema/raw/master/csl-citation.json&quot;, &quot;citationItems&quot;: [{&quot;uris&quot;: [&quot;http://www.mendeley.com/documents/?uuid=5776d73e-1b19-422f-969d-c98b42e1eaac&quot;], &quot;itemData&quot;: {&quot;volume&quot;: &quot;35&quot;, &quot;page&quot;: &quot;5-19&quot;, &quot;issue&quot;: &quot;1&quot;, &quot;DOI&quot;: &quot;10.1177/0305735607068885&quot;, &quot;ISBN&quot;: &quot;0305735607068&quot;, &quot;ISSN&quot;: &quot;0305-7356&quot;, &quot;author&quot;: [{&quot;dropping-particle&quot;: &quot;&quot;, &quot;family&quot;: &quot;Schellenberg&quot;, &quot;given&quot;: &quot;E. Glenn&quot;, &quot;suffix&quot;: &quot;&quot;, &quot;non-dropping-particle&quot;: &quot;&quot;, &quot;parse-names&quot;: false}, {&quot;dropping-particle&quot;: &quot;&quot;, &quot;family&quot;: &quot;Nakata&quot;, &quot;given&quot;: &quot;Takayuki&quot;, &quot;suffix&quot;: &quot;&quot;, &quot;non-dropping-particle&quot;: &quot;&quot;, &quot;parse-names&quot;: false}, {&quot;dropping-particle&quot;: &quot;&quot;, &quot;family&quot;: &quot;Hunter&quot;, &quot;given&quot;: &quot;Patrick G.&quot;, &quot;suffix&quot;: &quot;&quot;, &quot;non-dropping-particle&quot;: &quot;&quot;, &quot;parse-names&quot;: false}, {&quot;dropping-particle&quot;: &quot;&quot;, &quot;family&quot;: &quot;Tamoto&quot;, &quot;given&quot;: &quot;Sachiko&quot;, &quot;suffix&quot;: &quot;&quot;, &quot;non-dropping-particle&quot;: &quot;&quot;, &quot;parse-names&quot;: false}], &quot;container-title&quot;: &quot;Psychology of Music&quot;, &quot;title&quot;: &quot;Exposure to music and cognitive performance: tests of children and adults&quot;, &quot;abstract&quot;: &quot;This article reports on two experiments of exposure to music and cognitive performance. In Experiment 1, Canadian undergraduates performed better on an IQ subtest (Symbol Search) after listening to an up-tempo piece of music composed by Mozart in comparison to a slow piece by Albinoni. The effect was evident, however, only when the two pieces also induced reliable differences in arousal and mood. In Experiment 2, Japanese 5-year-olds drew for longer periods of time after singing or hearing familiar children's songs than after hearing Mozart or Albinoni, and their drawings were judged by adults to be more creative, energetic, and technically proficient. These results indicate that (1) exposure to different types of music can enhance performance on a variety of cognitive tests, (2) these effects are mediated by changes in emotional state, and (3) the effects generalize across cultures and age groups.&quot;, &quot;type&quot;: &quot;article-journal&quot;, &quot;PMID&quot;: &quot;25246403&quot;, &quot;id&quot;: &quot;ITEM-1&quot;, &quot;issued&quot;: {&quot;date-parts&quot;: [[&quot;2007&quot;]]}}, &quot;id&quot;: &quot;ITEM-1&quot;}], &quot;mendeley&quot;: {&quot;plainTextFormattedCitation&quot;: &quot;(Schellenberg, Nakata, Hunter, &amp; Tamoto, 2007)&quot;, &quot;previouslyFormattedCitation&quot;: &quot;(Schellenberg, Nakata, Hunter, &amp; Tamoto, 2007)&quot;, &quot;formattedCitation&quot;: &quot;(Schellenberg, Nakata, Hunter, &amp; Tamoto, 2007)&quot;}, &quot;properties&quot;: {&quot;noteIndex&quot;: 0}} RNDtn6itQxjOt"/></text:p>
          </text:deletion>
        </text:changed-region>
        <text:changed-region xml:id="ct140227771130560" text:id="ct140227771130560">
          <text:insertion>
            <office:change-info>
              <dc:creator>A Sternin</dc:creator>
              <dc:date>2017-04-11T14:40:00</dc:date>
            </office:change-info>
          </text:insertion>
        </text:changed-region>
        <text:changed-region xml:id="ct140227771131728" text:id="ct140227771131728">
          <text:insertion>
            <office:change-info>
              <dc:creator>A Sternin</dc:creator>
              <dc:date>2017-04-11T14:43:00</dc:date>
            </office:change-info>
          </text:insertion>
        </text:changed-region>
        <text:changed-region xml:id="ct140227771132768" text:id="ct140227771132768">
          <text:insertion>
            <office:change-info>
              <dc:creator>A Sternin</dc:creator>
              <dc:date>2017-04-11T14:43:00</dc:date>
            </office:change-info>
          </text:insertion>
        </text:changed-region>
        <text:changed-region xml:id="ct140227771133808" text:id="ct140227771133808">
          <text:insertion>
            <office:change-info>
              <dc:creator>A Sternin</dc:creator>
              <dc:date>2017-04-11T14:44:00</dc:date>
            </office:change-info>
          </text:insertion>
        </text:changed-region>
        <text:changed-region xml:id="ct140227771133216" text:id="ct140227771133216">
          <text:deletion>
            <office:change-info>
              <dc:creator>A Sternin</dc:creator>
              <dc:date>2017-04-11T14:45:00</dc:date>
            </office:change-info>
            <text:p text:style-name="P35"><office:annotation><dc:creator>A Sternin</dc:creator><dc:date>2017-04-06T16:31:09</dc:date><loext:sender-initials>AS</loext:sender-initials><text:p text:style-name="P130"><text:span text:style-name="T160">How was it measured?</text:span><text:span text:style-name="T160"><text:line-break/></text:span><text:span text:style-name="T160">Compared to what?</text:span></text:p></office:annotation></text:p>
          </text:deletion>
        </text:changed-region>
        <text:changed-region xml:id="ct140227771134080" text:id="ct140227771134080">
          <text:deletion>
            <office:change-info>
              <dc:creator>A Sternin</dc:creator>
              <dc:date>2017-04-11T14:42:00</dc:date>
            </office:change-info>
            <text:p text:style-name="P35"/>
            <text:p text:style-name="P37"/>
          </text:deletion>
        </text:changed-region>
        <text:changed-region xml:id="ct140227771135472" text:id="ct140227771135472">
          <text:deletion>
            <office:change-info>
              <dc:creator>A Sternin</dc:creator>
              <dc:date>2017-04-11T14:41:00</dc:date>
            </office:change-info>
            <text:p text:style-name="P38"><text:s/></text:p>
          </text:deletion>
        </text:changed-region>
        <text:changed-region xml:id="ct140227771136528" text:id="ct140227771136528">
          <text:deletion>
            <office:change-info>
              <dc:creator>A Sternin</dc:creator>
              <dc:date>2017-04-19T09:31:00</dc:date>
            </office:change-info>
            <text:p text:style-name="P38"><text:s/></text:p>
          </text:deletion>
        </text:changed-region>
        <text:changed-region xml:id="ct140227771137584" text:id="ct140227771137584">
          <text:insertion>
            <office:change-info>
              <dc:creator>A Sternin</dc:creator>
              <dc:date>2017-04-19T09:31:00</dc:date>
            </office:change-info>
          </text:insertion>
        </text:changed-region>
        <text:changed-region xml:id="ct140227771132528" text:id="ct140227771132528">
          <text:insertion>
            <office:change-info>
              <dc:creator>A Sternin</dc:creator>
              <dc:date>2017-04-11T14:45:00</dc:date>
            </office:change-info>
          </text:insertion>
        </text:changed-region>
        <text:changed-region xml:id="ct140227771136064" text:id="ct140227771136064">
          <text:deletion>
            <office:change-info>
              <dc:creator>A Sternin</dc:creator>
              <dc:date>2017-04-19T09:31:00</dc:date>
            </office:change-info>
            <text:p text:style-name="P38">d</text:p>
          </text:deletion>
        </text:changed-region>
        <text:changed-region xml:id="ct140227771110656" text:id="ct140227771110656">
          <text:insertion>
            <office:change-info>
              <dc:creator>A Sternin</dc:creator>
              <dc:date>2017-04-19T09:31:00</dc:date>
            </office:change-info>
          </text:insertion>
        </text:changed-region>
        <text:changed-region xml:id="ct140227771138240" text:id="ct140227771138240">
          <text:deletion>
            <office:change-info>
              <dc:creator>A Sternin</dc:creator>
              <dc:date>2017-04-19T09:31:00</dc:date>
            </office:change-info>
            <text:p text:style-name="P38">t</text:p>
          </text:deletion>
        </text:changed-region>
        <text:changed-region xml:id="ct140227771120656" text:id="ct140227771120656">
          <text:insertion>
            <office:change-info>
              <dc:creator>A Sternin</dc:creator>
              <dc:date>2017-04-19T09:31:00</dc:date>
            </office:change-info>
          </text:insertion>
        </text:changed-region>
        <text:changed-region xml:id="ct140227771132112" text:id="ct140227771132112">
          <text:deletion>
            <office:change-info>
              <dc:creator>A Sternin</dc:creator>
              <dc:date>2017-04-11T14:40:00</dc:date>
            </office:change-info>
            <text:p text:style-name="P39"><text:reference-mark-start text:name="ADDIN CSL_CITATION {&quot;schema&quot;: &quot;https://github.com/citation-style-language/schema/raw/master/csl-citation.json&quot;, &quot;citationItems&quot;: [{&quot;uris&quot;: [&quot;http://www.mendeley.com/documents/?uuid=b1517007-41fe-4ac5-8d4e-1cbc3342f2e0&quot;], &quot;itemData&quot;: {&quot;volume&quot;: &quot;39&quot;, &quot;page&quot;: &quot;424-448&quot;, &quot;issue&quot;: &quot;4&quot;, &quot;DOI&quot;: &quot;10.1177/0305735610376261&quot;, &quot;ISBN&quot;: &quot;0305-7356&quot;, &quot;ISSN&quot;: &quot;0305-7356&quot;, &quot;author&quot;: [{&quot;dropping-particle&quot;: &quot;&quot;, &quot;family&quot;: &quot;K\u00e4mpfe&quot;, &quot;given&quot;: &quot;J.&quot;, &quot;suffix&quot;: &quot;&quot;, &quot;non-dropping-particle&quot;: &quot;&quot;, &quot;parse-names&quot;: false}, {&quot;dropping-particle&quot;: &quot;&quot;, &quot;family&quot;: &quot;Sedlmeier&quot;, &quot;given&quot;: &quot;P.&quot;, &quot;suffix&quot;: &quot;&quot;, &quot;non-dropping-particle&quot;: &quot;&quot;, &quot;parse-names&quot;: false}, {&quot;dropping-particle&quot;: &quot;&quot;, &quot;family&quot;: &quot;Renkewitz&quot;, &quot;given&quot;: &quot;F.&quot;, &quot;suffix&quot;: &quot;&quot;, &quot;non-dropping-particle&quot;: &quot;&quot;, &quot;parse-names&quot;: false}], &quot;container-title&quot;: &quot;Psychology of Music&quot;, &quot;title&quot;: &quot;The impact of background music on adult listeners: A meta-analysis&quot;, &quot;abstract&quot;: &quot;Background music has been found to have beneficial, detrimental, or no effect on a variety of behavioral and psychological outcome measures. This article reports a meta-analysis that attempts to summarize the impact of background music. A global analysis shows a null effect, but a detailed examination of the studies that allow the calculation of effects sizes reveals that this null effect is most probably due to averaging out specific effects. In our analysis, the probability of detecting such specific effects was not very high as a result of the scarcity of studies that allowed the calculation of respective effect sizes. Nonetheless, we could identify several such cases: a comparison of studies that examined background music compared to no music indicates that background music disturbs the reading process, has some small detrimental effects on memory, but has a positive impact on emotional reactions and improves achievements in sports. A comparison of different types of background music reveals that the tempo of the music influences the tempo of activities that are performed while being exposed to background music. It is suggested that effort should be made to develop more specific theories about the impact of background music and to increase the methodological quality of relevant studies.&quot;, &quot;type&quot;: &quot;article-journal&quot;, &quot;id&quot;: &quot;ITEM-1&quot;, &quot;issued&quot;: {&quot;date-parts&quot;: [[&quot;2011&quot;]]}}, &quot;id&quot;: &quot;ITEM-1&quot;}], &quot;mendeley&quot;: {&quot;plainTextFormattedCitation&quot;: &quot;(K\u00e4mpfe, Sedlmeier, &amp; Renkewitz, 2011)&quot;, &quot;previouslyFormattedCitation&quot;: &quot;(K\u00e4mpfe, Sedlmeier, &amp; Renkewitz, 2011)&quot;, &quot;formattedCitation&quot;: &quot;(K\u00e4mpfe, Sedlmeier, &amp; Renkewitz, 2011)&quot;}, &quot;properties&quot;: {&quot;noteIndex&quot;: 0}} RNDp1uXbSqJ6E"/>(Kämpfe, Sedlmeier, &amp; Renkewitz, 2011)<text:reference-mark-end text:name="ADDIN CSL_CITATION {&quot;schema&quot;: &quot;https://github.com/citation-style-language/schema/raw/master/csl-citation.json&quot;, &quot;citationItems&quot;: [{&quot;uris&quot;: [&quot;http://www.mendeley.com/documents/?uuid=b1517007-41fe-4ac5-8d4e-1cbc3342f2e0&quot;], &quot;itemData&quot;: {&quot;volume&quot;: &quot;39&quot;, &quot;page&quot;: &quot;424-448&quot;, &quot;issue&quot;: &quot;4&quot;, &quot;DOI&quot;: &quot;10.1177/0305735610376261&quot;, &quot;ISBN&quot;: &quot;0305-7356&quot;, &quot;ISSN&quot;: &quot;0305-7356&quot;, &quot;author&quot;: [{&quot;dropping-particle&quot;: &quot;&quot;, &quot;family&quot;: &quot;K\u00e4mpfe&quot;, &quot;given&quot;: &quot;J.&quot;, &quot;suffix&quot;: &quot;&quot;, &quot;non-dropping-particle&quot;: &quot;&quot;, &quot;parse-names&quot;: false}, {&quot;dropping-particle&quot;: &quot;&quot;, &quot;family&quot;: &quot;Sedlmeier&quot;, &quot;given&quot;: &quot;P.&quot;, &quot;suffix&quot;: &quot;&quot;, &quot;non-dropping-particle&quot;: &quot;&quot;, &quot;parse-names&quot;: false}, {&quot;dropping-particle&quot;: &quot;&quot;, &quot;family&quot;: &quot;Renkewitz&quot;, &quot;given&quot;: &quot;F.&quot;, &quot;suffix&quot;: &quot;&quot;, &quot;non-dropping-particle&quot;: &quot;&quot;, &quot;parse-names&quot;: false}], &quot;container-title&quot;: &quot;Psychology of Music&quot;, &quot;title&quot;: &quot;The impact of background music on adult listeners: A meta-analysis&quot;, &quot;abstract&quot;: &quot;Background music has been found to have beneficial, detrimental, or no effect on a variety of behavioral and psychological outcome measures. This article reports a meta-analysis that attempts to summarize the impact of background music. A global analysis shows a null effect, but a detailed examination of the studies that allow the calculation of effects sizes reveals that this null effect is most probably due to averaging out specific effects. In our analysis, the probability of detecting such specific effects was not very high as a result of the scarcity of studies that allowed the calculation of respective effect sizes. Nonetheless, we could identify several such cases: a comparison of studies that examined background music compared to no music indicates that background music disturbs the reading process, has some small detrimental effects on memory, but has a positive impact on emotional reactions and improves achievements in sports. A comparison of different types of background music reveals that the tempo of the music influences the tempo of activities that are performed while being exposed to background music. It is suggested that effort should be made to develop more specific theories about the impact of background music and to increase the methodological quality of relevant studies.&quot;, &quot;type&quot;: &quot;article-journal&quot;, &quot;id&quot;: &quot;ITEM-1&quot;, &quot;issued&quot;: {&quot;date-parts&quot;: [[&quot;2011&quot;]]}}, &quot;id&quot;: &quot;ITEM-1&quot;}], &quot;mendeley&quot;: {&quot;plainTextFormattedCitation&quot;: &quot;(K\u00e4mpfe, Sedlmeier, &amp; Renkewitz, 2011)&quot;, &quot;previouslyFormattedCitation&quot;: &quot;(K\u00e4mpfe, Sedlmeier, &amp; Renkewitz, 2011)&quot;, &quot;formattedCitation&quot;: &quot;(K\u00e4mpfe, Sedlmeier, &amp; Renkewitz, 2011)&quot;}, &quot;properties&quot;: {&quot;noteIndex&quot;: 0}} RNDp1uXbSqJ6E"/></text:p>
          </text:deletion>
        </text:changed-region>
        <text:changed-region xml:id="ct140227771122064" text:id="ct140227771122064">
          <text:insertion>
            <office:change-info>
              <dc:creator>A Sternin</dc:creator>
              <dc:date>2017-04-11T14:40:00</dc:date>
            </office:change-info>
          </text:insertion>
        </text:changed-region>
        <text:changed-region xml:id="ct140227771123232" text:id="ct140227771123232">
          <text:insertion>
            <office:change-info>
              <dc:creator>A Sternin</dc:creator>
              <dc:date>2017-04-11T14:46:00</dc:date>
            </office:change-info>
          </text:insertion>
        </text:changed-region>
        <text:changed-region xml:id="ct140227771134336" text:id="ct140227771134336">
          <text:deletion>
            <office:change-info>
              <dc:creator>A Sternin</dc:creator>
              <dc:date>2017-04-11T14:46:00</dc:date>
            </office:change-info>
            <text:p text:style-name="P40"><office:annotation><dc:creator>A Sternin</dc:creator><dc:date>2017-04-06T16:31:53</dc:date><loext:sender-initials>AS</loext:sender-initials><text:p text:style-name="P130"><text:span text:style-name="T160">describe</text:span></text:p></office:annotation></text:p>
          </text:deletion>
        </text:changed-region>
        <text:changed-region xml:id="ct140227771123808" text:id="ct140227771123808">
          <text:insertion>
            <office:change-info>
              <dc:creator>A Sternin</dc:creator>
              <dc:date>2017-04-11T14:46:00</dc:date>
            </office:change-info>
          </text:insertion>
        </text:changed-region>
        <text:changed-region xml:id="ct140227771124784" text:id="ct140227771124784">
          <text:deletion>
            <office:change-info>
              <dc:creator>A Sternin</dc:creator>
              <dc:date>2017-04-19T09:31:00</dc:date>
            </office:change-info>
            <text:p text:style-name="P40"><text:s/></text:p>
          </text:deletion>
        </text:changed-region>
        <text:changed-region xml:id="ct140227771127984" text:id="ct140227771127984">
          <text:insertion>
            <office:change-info>
              <dc:creator>A Sternin</dc:creator>
              <dc:date>2017-04-19T09:31:00</dc:date>
            </office:change-info>
          </text:insertion>
        </text:changed-region>
        <text:changed-region xml:id="ct140227771128848" text:id="ct140227771128848">
          <text:deletion>
            <office:change-info>
              <dc:creator>A Sternin</dc:creator>
              <dc:date>2017-04-11T14:40:00</dc:date>
            </office:change-info>
            <text:p text:style-name="P39"><text:reference-mark-start text:name="ADDIN CSL_CITATION {&quot;schema&quot;: &quot;https://github.com/citation-style-language/schema/raw/master/csl-citation.json&quot;, &quot;citationItems&quot;: [{&quot;uris&quot;: [&quot;http://www.mendeley.com/documents/?uuid=7d569f59-0b1b-44c7-a1f3-c2d6a85653be&quot;, &quot;http://www.mendeley.com/documents/?uuid=17175cfa-c8a1-4888-9ff9-6e84262dc83a&quot;], &quot;itemData&quot;: {&quot;volume&quot;: &quot;31&quot;, &quot;page&quot;: &quot;91-99&quot;, &quot;issue&quot;: &quot;1&quot;, &quot;DOI&quot;: &quot;10.1080/03610730590882819&quot;, &quot;ISSN&quot;: &quot;0361-073X&quot;, &quot;author&quot;: [{&quot;dropping-particle&quot;: &quot;&quot;, &quot;family&quot;: &quot;Thompson&quot;, &quot;given&quot;: &quot;R. G.&quot;, &quot;suffix&quot;: &quot;&quot;, &quot;non-dropping-particle&quot;: &quot;&quot;, &quot;parse-names&quot;: false}, {&quot;dropping-particle&quot;: &quot;&quot;, &quot;family&quot;: &quot;Moulin&quot;, &quot;given&quot;: &quot;C. J. A.&quot;, &quot;suffix&quot;: &quot;&quot;, &quot;non-dropping-particle&quot;: &quot;&quot;, &quot;parse-names&quot;: false}, {&quot;dropping-particle&quot;: &quot;&quot;, &quot;family&quot;: &quot;Hayre&quot;, &quot;given&quot;: &quot;S.&quot;, &quot;suffix&quot;: &quot;&quot;, &quot;non-dropping-particle&quot;: &quot;&quot;, &quot;parse-names&quot;: false}, {&quot;dropping-particle&quot;: &quot;&quot;, &quot;family&quot;: &quot;Jones&quot;, &quot;given&quot;: &quot;R. W.&quot;, &quot;suffix&quot;: &quot;&quot;, &quot;non-dropping-particle&quot;: &quot;&quot;, &quot;parse-names&quot;: false}], &quot;container-title&quot;: &quot;Experimental Aging Research&quot;, &quot;title&quot;: &quot;Music Enhances Category Fluency In Healthy Older Adults And Alzheimer's Disease Patients&quot;, &quot;abstract&quot;: &quot;Abstract Exposure to some music, in particular classical music, has been reported to produce transient increases in cognitive performance. The authors investigated the effect of listening to an excerpt of Vivaldi's Four Seasons on category fluency in healthy older adult controls and Alzheimer's disease patients. In a counterbalanced repeated-measure design, participants completed two, 1-min category fluency tasks whilst listening to an excerpt of Vivaldi and two, 1-min category fluency tasks without music. The authors report a positive effect of music on category fluency, with performance in the music condition exceeding performance without music in both the healthy older adult control participants and the Alzheimer's disease patients. In keeping with previous reports, the authors conclude that music enhances attentional processes, and that this can be demonstrated in Alzheimer's disease.&quot;, &quot;type&quot;: &quot;article-journal&quot;, &quot;id&quot;: &quot;ITEM-1&quot;, &quot;issued&quot;: {&quot;date-parts&quot;: [[&quot;2005&quot;, &quot;1&quot;]]}}, &quot;id&quot;: &quot;ITEM-1&quot;}], &quot;mendeley&quot;: {&quot;plainTextFormattedCitation&quot;: &quot;(R. G. Thompson, Moulin, Hayre, &amp; Jones, 2005)&quot;, &quot;previouslyFormattedCitation&quot;: &quot;(R. G. Thompson, Moulin, Hayre, &amp; Jones, 2005)&quot;, &quot;formattedCitation&quot;: &quot;(R. G. Thompson, Moulin, Hayre, &amp; Jones, 2005)&quot;}, &quot;properties&quot;: {&quot;noteIndex&quot;: 0}} RNDULNDQqGhKI"/>(R. G. Thompson, Moulin, Hayre, &amp; Jones, 2005)<text:reference-mark-end text:name="ADDIN CSL_CITATION {&quot;schema&quot;: &quot;https://github.com/citation-style-language/schema/raw/master/csl-citation.json&quot;, &quot;citationItems&quot;: [{&quot;uris&quot;: [&quot;http://www.mendeley.com/documents/?uuid=7d569f59-0b1b-44c7-a1f3-c2d6a85653be&quot;, &quot;http://www.mendeley.com/documents/?uuid=17175cfa-c8a1-4888-9ff9-6e84262dc83a&quot;], &quot;itemData&quot;: {&quot;volume&quot;: &quot;31&quot;, &quot;page&quot;: &quot;91-99&quot;, &quot;issue&quot;: &quot;1&quot;, &quot;DOI&quot;: &quot;10.1080/03610730590882819&quot;, &quot;ISSN&quot;: &quot;0361-073X&quot;, &quot;author&quot;: [{&quot;dropping-particle&quot;: &quot;&quot;, &quot;family&quot;: &quot;Thompson&quot;, &quot;given&quot;: &quot;R. G.&quot;, &quot;suffix&quot;: &quot;&quot;, &quot;non-dropping-particle&quot;: &quot;&quot;, &quot;parse-names&quot;: false}, {&quot;dropping-particle&quot;: &quot;&quot;, &quot;family&quot;: &quot;Moulin&quot;, &quot;given&quot;: &quot;C. J. A.&quot;, &quot;suffix&quot;: &quot;&quot;, &quot;non-dropping-particle&quot;: &quot;&quot;, &quot;parse-names&quot;: false}, {&quot;dropping-particle&quot;: &quot;&quot;, &quot;family&quot;: &quot;Hayre&quot;, &quot;given&quot;: &quot;S.&quot;, &quot;suffix&quot;: &quot;&quot;, &quot;non-dropping-particle&quot;: &quot;&quot;, &quot;parse-names&quot;: false}, {&quot;dropping-particle&quot;: &quot;&quot;, &quot;family&quot;: &quot;Jones&quot;, &quot;given&quot;: &quot;R. W.&quot;, &quot;suffix&quot;: &quot;&quot;, &quot;non-dropping-particle&quot;: &quot;&quot;, &quot;parse-names&quot;: false}], &quot;container-title&quot;: &quot;Experimental Aging Research&quot;, &quot;title&quot;: &quot;Music Enhances Category Fluency In Healthy Older Adults And Alzheimer's Disease Patients&quot;, &quot;abstract&quot;: &quot;Abstract Exposure to some music, in particular classical music, has been reported to produce transient increases in cognitive performance. The authors investigated the effect of listening to an excerpt of Vivaldi's Four Seasons on category fluency in healthy older adult controls and Alzheimer's disease patients. In a counterbalanced repeated-measure design, participants completed two, 1-min category fluency tasks whilst listening to an excerpt of Vivaldi and two, 1-min category fluency tasks without music. The authors report a positive effect of music on category fluency, with performance in the music condition exceeding performance without music in both the healthy older adult control participants and the Alzheimer's disease patients. In keeping with previous reports, the authors conclude that music enhances attentional processes, and that this can be demonstrated in Alzheimer's disease.&quot;, &quot;type&quot;: &quot;article-journal&quot;, &quot;id&quot;: &quot;ITEM-1&quot;, &quot;issued&quot;: {&quot;date-parts&quot;: [[&quot;2005&quot;, &quot;1&quot;]]}}, &quot;id&quot;: &quot;ITEM-1&quot;}], &quot;mendeley&quot;: {&quot;plainTextFormattedCitation&quot;: &quot;(R. G. Thompson, Moulin, Hayre, &amp; Jones, 2005)&quot;, &quot;previouslyFormattedCitation&quot;: &quot;(R. G. Thompson, Moulin, Hayre, &amp; Jones, 2005)&quot;, &quot;formattedCitation&quot;: &quot;(R. G. Thompson, Moulin, Hayre, &amp; Jones, 2005)&quot;}, &quot;properties&quot;: {&quot;noteIndex&quot;: 0}} RNDULNDQqGhKI"/></text:p>
          </text:deletion>
        </text:changed-region>
        <text:changed-region xml:id="ct140227771139888" text:id="ct140227771139888">
          <text:insertion>
            <office:change-info>
              <dc:creator>A Sternin</dc:creator>
              <dc:date>2017-04-11T14:40:00</dc:date>
            </office:change-info>
          </text:insertion>
        </text:changed-region>
        <text:changed-region xml:id="ct140227820821024" text:id="ct140227820821024">
          <text:deletion>
            <office:change-info>
              <dc:creator>A Sternin</dc:creator>
              <dc:date>2017-04-11T14:40:00</dc:date>
            </office:change-info>
            <text:p text:style-name="P39"><text:reference-mark-start text:name="ADDIN CSL_CITATION {&quot;schema&quot;: &quot;https://github.com/citation-style-language/schema/raw/master/csl-citation.json&quot;, &quot;citationItems&quot;: [{&quot;uris&quot;: [&quot;http://www.mendeley.com/documents/?uuid=da5064fa-0049-47d3-9c5d-c1b47961c50a&quot;], &quot;itemData&quot;: {&quot;volume&quot;: &quot;19&quot;, &quot;page&quot;: &quot;394-399&quot;, &quot;issue&quot;: &quot;5&quot;, &quot;DOI&quot;: &quot;10.1007/BF03324720&quot;, &quot;ISBN&quot;: &quot;1594-0667 (Print)&quot;, &quot;ISSN&quot;: &quot;1594-0667, 1720-8319&quot;, &quot;author&quot;: [{&quot;dropping-particle&quot;: &quot;&quot;, &quot;family&quot;: &quot;Mammarella&quot;, &quot;given&quot;: &quot;Nicola&quot;, &quot;suffix&quot;: &quot;&quot;, &quot;non-dropping-particle&quot;: &quot;&quot;, &quot;parse-names&quot;: false}, {&quot;dropping-particle&quot;: &quot;&quot;, &quot;family&quot;: &quot;Fairfield&quot;, &quot;given&quot;: &quot;Beth&quot;, &quot;suffix&quot;: &quot;&quot;, &quot;non-dropping-particle&quot;: &quot;&quot;, &quot;parse-names&quot;: false}, {&quot;dropping-particle&quot;: &quot;&quot;, &quot;family&quot;: &quot;Cornoldi&quot;, &quot;given&quot;: &quot;Cesare&quot;, &quot;suffix&quot;: &quot;&quot;, &quot;non-dropping-particle&quot;: &quot;&quot;, &quot;parse-names&quot;: false}], &quot;container-title&quot;: &quot;Aging Clinical and Experimental Research&quot;, &quot;title&quot;: &quot;Does music enhance cognitive performance in healthy older adults? The Vivaldi effect&quot;, &quot;abstract&quot;: &quot;Background and aims: Controversial evidence suggests that music can enhance cognitive performance. In the present study, we examined whether listening to an excerpt of Vivaldi\u2019s \u201cFour Seasons\u201d had a positive effect on older adults\u2019 cognitive performance in two working memory tasks. Methods: With a repeated-measures design, older adults were presented with the forward version of the digit span and phonemic fluency in classical music, white-noise and no-music conditions. Results: Classical music significantly increased working memory performance compared with the no-music condition. In addition, this effect did not occur with white noise. Conclusion: The authors discuss this finding in terms of the arousal-and-mood hypothesis and the role of working memory resources in aging.&quot;, &quot;type&quot;: &quot;article-journal&quot;, &quot;PMID&quot;: &quot;18007118&quot;, &quot;id&quot;: &quot;ITEM-1&quot;, &quot;issued&quot;: {&quot;date-parts&quot;: [[&quot;2013&quot;]]}}, &quot;id&quot;: &quot;ITEM-1&quot;}], &quot;mendeley&quot;: {&quot;plainTextFormattedCitation&quot;: &quot;(Mammarella, Fairfield, &amp; Cornoldi, 2013)&quot;, &quot;previouslyFormattedCitation&quot;: &quot;(Mammarella, Fairfield, &amp; Cornoldi, 2013)&quot;, &quot;formattedCitation&quot;: &quot;(Mammarella, Fairfield, &amp; Cornoldi, 2013)&quot;}, &quot;properties&quot;: {&quot;noteIndex&quot;: 0}} RNDZULcXzOzl5"/>(Mammarella, Fairfield, &amp; Cornoldi, 2013)<text:reference-mark-end text:name="ADDIN CSL_CITATION {&quot;schema&quot;: &quot;https://github.com/citation-style-language/schema/raw/master/csl-citation.json&quot;, &quot;citationItems&quot;: [{&quot;uris&quot;: [&quot;http://www.mendeley.com/documents/?uuid=da5064fa-0049-47d3-9c5d-c1b47961c50a&quot;], &quot;itemData&quot;: {&quot;volume&quot;: &quot;19&quot;, &quot;page&quot;: &quot;394-399&quot;, &quot;issue&quot;: &quot;5&quot;, &quot;DOI&quot;: &quot;10.1007/BF03324720&quot;, &quot;ISBN&quot;: &quot;1594-0667 (Print)&quot;, &quot;ISSN&quot;: &quot;1594-0667, 1720-8319&quot;, &quot;author&quot;: [{&quot;dropping-particle&quot;: &quot;&quot;, &quot;family&quot;: &quot;Mammarella&quot;, &quot;given&quot;: &quot;Nicola&quot;, &quot;suffix&quot;: &quot;&quot;, &quot;non-dropping-particle&quot;: &quot;&quot;, &quot;parse-names&quot;: false}, {&quot;dropping-particle&quot;: &quot;&quot;, &quot;family&quot;: &quot;Fairfield&quot;, &quot;given&quot;: &quot;Beth&quot;, &quot;suffix&quot;: &quot;&quot;, &quot;non-dropping-particle&quot;: &quot;&quot;, &quot;parse-names&quot;: false}, {&quot;dropping-particle&quot;: &quot;&quot;, &quot;family&quot;: &quot;Cornoldi&quot;, &quot;given&quot;: &quot;Cesare&quot;, &quot;suffix&quot;: &quot;&quot;, &quot;non-dropping-particle&quot;: &quot;&quot;, &quot;parse-names&quot;: false}], &quot;container-title&quot;: &quot;Aging Clinical and Experimental Research&quot;, &quot;title&quot;: &quot;Does music enhance cognitive performance in healthy older adults? The Vivaldi effect&quot;, &quot;abstract&quot;: &quot;Background and aims: Controversial evidence suggests that music can enhance cognitive performance. In the present study, we examined whether listening to an excerpt of Vivaldi\u2019s \u201cFour Seasons\u201d had a positive effect on older adults\u2019 cognitive performance in two working memory tasks. Methods: With a repeated-measures design, older adults were presented with the forward version of the digit span and phonemic fluency in classical music, white-noise and no-music conditions. Results: Classical music significantly increased working memory performance compared with the no-music condition. In addition, this effect did not occur with white noise. Conclusion: The authors discuss this finding in terms of the arousal-and-mood hypothesis and the role of working memory resources in aging.&quot;, &quot;type&quot;: &quot;article-journal&quot;, &quot;PMID&quot;: &quot;18007118&quot;, &quot;id&quot;: &quot;ITEM-1&quot;, &quot;issued&quot;: {&quot;date-parts&quot;: [[&quot;2013&quot;]]}}, &quot;id&quot;: &quot;ITEM-1&quot;}], &quot;mendeley&quot;: {&quot;plainTextFormattedCitation&quot;: &quot;(Mammarella, Fairfield, &amp; Cornoldi, 2013)&quot;, &quot;previouslyFormattedCitation&quot;: &quot;(Mammarella, Fairfield, &amp; Cornoldi, 2013)&quot;, &quot;formattedCitation&quot;: &quot;(Mammarella, Fairfield, &amp; Cornoldi, 2013)&quot;}, &quot;properties&quot;: {&quot;noteIndex&quot;: 0}} RNDZULcXzOzl5"/></text:p>
          </text:deletion>
        </text:changed-region>
        <text:changed-region xml:id="ct140227820855680" text:id="ct140227820855680">
          <text:insertion>
            <office:change-info>
              <dc:creator>A Sternin</dc:creator>
              <dc:date>2017-04-11T14:40:00</dc:date>
            </office:change-info>
          </text:insertion>
        </text:changed-region>
        <text:changed-region xml:id="ct140227819553664" text:id="ct140227819553664">
          <text:deletion>
            <office:change-info>
              <dc:creator>A Sternin</dc:creator>
              <dc:date>2017-04-11T14:40:00</dc:date>
            </office:change-info>
            <text:p text:style-name="P39"><text:reference-mark-start text:name="ADDIN CSL_CITATION {&quot;schema&quot;: &quot;https://github.com/citation-style-language/schema/raw/master/csl-citation.json&quot;, &quot;citationItems&quot;: [{&quot;uris&quot;: [&quot;http://www.mendeley.com/documents/?uuid=fe5af78d-4a22-48cd-9044-1b85192d4cab&quot;], &quot;itemData&quot;: {&quot;volume&quot;: &quot;6&quot;, &quot;page&quot;: &quot;1-7&quot;, &quot;issue&quot;: &quot;OCT&quot;, &quot;DOI&quot;: &quot;10.3389/fnagi.2014.00284&quot;, &quot;ISBN&quot;: &quot;1663-4365&quot;, &quot;ISSN&quot;: &quot;16634365&quot;, &quot;author&quot;: [{&quot;dropping-particle&quot;: &quot;&quot;, &quot;family&quot;: &quot;Bottiroli&quot;, &quot;given&quot;: &quot;Sara&quot;, &quot;suffix&quot;: &quot;&quot;, &quot;non-dropping-particle&quot;: &quot;&quot;, &quot;parse-names&quot;: false}, {&quot;dropping-particle&quot;: &quot;&quot;, &quot;family&quot;: &quot;Rosi&quot;, &quot;given&quot;: &quot;Alessia&quot;, &quot;suffix&quot;: &quot;&quot;, &quot;non-dropping-particle&quot;: &quot;&quot;, &quot;parse-names&quot;: false}, {&quot;dropping-particle&quot;: &quot;&quot;, &quot;family&quot;: &quot;Russo&quot;, &quot;given&quot;: &quot;Riccardo&quot;, &quot;suffix&quot;: &quot;&quot;, &quot;non-dropping-particle&quot;: &quot;&quot;, &quot;parse-names&quot;: false}, {&quot;dropping-particle&quot;: &quot;&quot;, &quot;family&quot;: &quot;Vecchi&quot;, &quot;given&quot;: &quot;Tomaso&quot;, &quot;suffix&quot;: &quot;&quot;, &quot;non-dropping-particle&quot;: &quot;&quot;, &quot;parse-names&quot;: false}, {&quot;dropping-particle&quot;: &quot;&quot;, &quot;family&quot;: &quot;Cavallini&quot;, &quot;given&quot;: &quot;Elena&quot;, &quot;suffix&quot;: &quot;&quot;, &quot;non-dropping-particle&quot;: &quot;&quot;, &quot;parse-names&quot;: false}], &quot;container-title&quot;: &quot;Frontiers in Aging Neuroscience&quot;, &quot;title&quot;: &quot;The cognitive effects of listening to background music on older adults: Processing speed improves with upbeat music, while memory seems to benefit from both upbeat and downbeat music&quot;, &quot;abstract&quot;: &quot;Background music refers to any music played while the listener is performing another activity. Most studies on this effect have been conducted on young adults, while little attention has been paid to the presence of this effect in older adults. Hence, this study aimed to address this imbalance by assessing the impact of different types of background music on cognitive tasks tapping declarative memory and processing speed in older adults. Overall, background music tended to improve performance over no music and white noise, but not always in the same manner. The theoretical and practical implications of the empirical findings are discussed.&quot;, &quot;type&quot;: &quot;article-journal&quot;, &quot;PMID&quot;: &quot;25360112&quot;, &quot;id&quot;: &quot;ITEM-1&quot;, &quot;issued&quot;: {&quot;date-parts&quot;: [[&quot;2014&quot;]]}}, &quot;id&quot;: &quot;ITEM-1&quot;}], &quot;mendeley&quot;: {&quot;plainTextFormattedCitation&quot;: &quot;(Bottiroli, Rosi, Russo, Vecchi, &amp; Cavallini, 2014)&quot;, &quot;previouslyFormattedCitation&quot;: &quot;(Bottiroli, Rosi, Russo, Vecchi, &amp; Cavallini, 2014)&quot;, &quot;formattedCitation&quot;: &quot;(Bottiroli, Rosi, Russo, Vecchi, &amp; Cavallini, 2014)&quot;}, &quot;properties&quot;: {&quot;noteIndex&quot;: 0}} RNDVlfkMawYP0"/>(Bottiroli, Rosi, Russo, Vecchi, &amp; Cavallini, 2014)<text:reference-mark-end text:name="ADDIN CSL_CITATION {&quot;schema&quot;: &quot;https://github.com/citation-style-language/schema/raw/master/csl-citation.json&quot;, &quot;citationItems&quot;: [{&quot;uris&quot;: [&quot;http://www.mendeley.com/documents/?uuid=fe5af78d-4a22-48cd-9044-1b85192d4cab&quot;], &quot;itemData&quot;: {&quot;volume&quot;: &quot;6&quot;, &quot;page&quot;: &quot;1-7&quot;, &quot;issue&quot;: &quot;OCT&quot;, &quot;DOI&quot;: &quot;10.3389/fnagi.2014.00284&quot;, &quot;ISBN&quot;: &quot;1663-4365&quot;, &quot;ISSN&quot;: &quot;16634365&quot;, &quot;author&quot;: [{&quot;dropping-particle&quot;: &quot;&quot;, &quot;family&quot;: &quot;Bottiroli&quot;, &quot;given&quot;: &quot;Sara&quot;, &quot;suffix&quot;: &quot;&quot;, &quot;non-dropping-particle&quot;: &quot;&quot;, &quot;parse-names&quot;: false}, {&quot;dropping-particle&quot;: &quot;&quot;, &quot;family&quot;: &quot;Rosi&quot;, &quot;given&quot;: &quot;Alessia&quot;, &quot;suffix&quot;: &quot;&quot;, &quot;non-dropping-particle&quot;: &quot;&quot;, &quot;parse-names&quot;: false}, {&quot;dropping-particle&quot;: &quot;&quot;, &quot;family&quot;: &quot;Russo&quot;, &quot;given&quot;: &quot;Riccardo&quot;, &quot;suffix&quot;: &quot;&quot;, &quot;non-dropping-particle&quot;: &quot;&quot;, &quot;parse-names&quot;: false}, {&quot;dropping-particle&quot;: &quot;&quot;, &quot;family&quot;: &quot;Vecchi&quot;, &quot;given&quot;: &quot;Tomaso&quot;, &quot;suffix&quot;: &quot;&quot;, &quot;non-dropping-particle&quot;: &quot;&quot;, &quot;parse-names&quot;: false}, {&quot;dropping-particle&quot;: &quot;&quot;, &quot;family&quot;: &quot;Cavallini&quot;, &quot;given&quot;: &quot;Elena&quot;, &quot;suffix&quot;: &quot;&quot;, &quot;non-dropping-particle&quot;: &quot;&quot;, &quot;parse-names&quot;: false}], &quot;container-title&quot;: &quot;Frontiers in Aging Neuroscience&quot;, &quot;title&quot;: &quot;The cognitive effects of listening to background music on older adults: Processing speed improves with upbeat music, while memory seems to benefit from both upbeat and downbeat music&quot;, &quot;abstract&quot;: &quot;Background music refers to any music played while the listener is performing another activity. Most studies on this effect have been conducted on young adults, while little attention has been paid to the presence of this effect in older adults. Hence, this study aimed to address this imbalance by assessing the impact of different types of background music on cognitive tasks tapping declarative memory and processing speed in older adults. Overall, background music tended to improve performance over no music and white noise, but not always in the same manner. The theoretical and practical implications of the empirical findings are discussed.&quot;, &quot;type&quot;: &quot;article-journal&quot;, &quot;PMID&quot;: &quot;25360112&quot;, &quot;id&quot;: &quot;ITEM-1&quot;, &quot;issued&quot;: {&quot;date-parts&quot;: [[&quot;2014&quot;]]}}, &quot;id&quot;: &quot;ITEM-1&quot;}], &quot;mendeley&quot;: {&quot;plainTextFormattedCitation&quot;: &quot;(Bottiroli, Rosi, Russo, Vecchi, &amp; Cavallini, 2014)&quot;, &quot;previouslyFormattedCitation&quot;: &quot;(Bottiroli, Rosi, Russo, Vecchi, &amp; Cavallini, 2014)&quot;, &quot;formattedCitation&quot;: &quot;(Bottiroli, Rosi, Russo, Vecchi, &amp; Cavallini, 2014)&quot;}, &quot;properties&quot;: {&quot;noteIndex&quot;: 0}} RNDVlfkMawYP0"/></text:p>
          </text:deletion>
        </text:changed-region>
        <text:changed-region xml:id="ct140227820819072" text:id="ct140227820819072">
          <text:insertion>
            <office:change-info>
              <dc:creator>A Sternin</dc:creator>
              <dc:date>2017-04-11T14:40:00</dc:date>
            </office:change-info>
          </text:insertion>
        </text:changed-region>
        <text:changed-region xml:id="ct140227816894704" text:id="ct140227816894704">
          <text:deletion>
            <office:change-info>
              <dc:creator>A Sternin</dc:creator>
              <dc:date>2017-04-11T14:40:00</dc:date>
            </office:change-info>
            <text:p text:style-name="P41"><text:reference-mark-start text:name="ADDIN CSL_CITATION {&quot;schema&quot;: &quot;https://github.com/citation-style-language/schema/raw/master/csl-citation.json&quot;, &quot;citationItems&quot;: [{&quot;uris&quot;: [&quot;http://www.mendeley.com/documents/?uuid=d88fd2c6-afa1-4916-a619-1a713e403737&quot;, &quot;http://www.mendeley.com/documents/?uuid=b3b9b468-920e-47c5-9e70-1d9a962c6c94&quot;], &quot;itemData&quot;: {&quot;volume&quot;: &quot;18&quot;, &quot;page&quot;: &quot;76-88&quot;, &quot;issue&quot;: &quot;1-2&quot;, &quot;DOI&quot;: &quot;http://dx.doi.org/10.1037/h0094050&quot;, &quot;ISBN&quot;: &quot;2162-1535(Electronic);0275-3987(Print)&quot;, &quot;ISSN&quot;: &quot;2162-1535&quot;, &quot;author&quot;: [{&quot;dropping-particle&quot;: &quot;&quot;, &quot;family&quot;: &quot;Coffman&quot;, &quot;given&quot;: &quot;D.D.&quot;, &quot;suffix&quot;: &quot;&quot;, &quot;non-dropping-particle&quot;: &quot;&quot;, &quot;parse-names&quot;: false}], &quot;container-title&quot;: &quot;Psychomusicology&quot;, &quot;title&quot;: &quot;Music and quality of life in older adults&quot;, &quot;abstract&quot;: &quot;This article briefly reviews some basic issues of adult development and measures used in assessing quality of life as a background for reviewing music studies with healthy older adults. Research shows that music activities (both music listening and music making) can influence older adults' perceptions about the quality of their lives. Some research has examined the effects of music listening on biological markers of health and subjective perceptions of well-being. Other studies on the psychological and social benefits associated with music making activities have demonstrated that participants often place considerable value on these \&quot;nonmusical\&quot; benefits of music activity.&quot;, &quot;type&quot;: &quot;article-journal&quot;, &quot;id&quot;: &quot;ITEM-1&quot;, &quot;issued&quot;: {&quot;date-parts&quot;: [[&quot;2002&quot;]]}}, &quot;id&quot;: &quot;ITEM-1&quot;}], &quot;mendeley&quot;: {&quot;plainTextFormattedCitation&quot;: &quot;(Coffman, 2002)&quot;, &quot;previouslyFormattedCitation&quot;: &quot;(Coffman, 2002)&quot;, &quot;formattedCitation&quot;: &quot;(Coffman, 2002)&quot;}, &quot;properties&quot;: {&quot;noteIndex&quot;: 0}} RNDIn0wWDhT1k"/>(Coffman, 2002)<text:reference-mark-end text:name="ADDIN CSL_CITATION {&quot;schema&quot;: &quot;https://github.com/citation-style-language/schema/raw/master/csl-citation.json&quot;, &quot;citationItems&quot;: [{&quot;uris&quot;: [&quot;http://www.mendeley.com/documents/?uuid=d88fd2c6-afa1-4916-a619-1a713e403737&quot;, &quot;http://www.mendeley.com/documents/?uuid=b3b9b468-920e-47c5-9e70-1d9a962c6c94&quot;], &quot;itemData&quot;: {&quot;volume&quot;: &quot;18&quot;, &quot;page&quot;: &quot;76-88&quot;, &quot;issue&quot;: &quot;1-2&quot;, &quot;DOI&quot;: &quot;http://dx.doi.org/10.1037/h0094050&quot;, &quot;ISBN&quot;: &quot;2162-1535(Electronic);0275-3987(Print)&quot;, &quot;ISSN&quot;: &quot;2162-1535&quot;, &quot;author&quot;: [{&quot;dropping-particle&quot;: &quot;&quot;, &quot;family&quot;: &quot;Coffman&quot;, &quot;given&quot;: &quot;D.D.&quot;, &quot;suffix&quot;: &quot;&quot;, &quot;non-dropping-particle&quot;: &quot;&quot;, &quot;parse-names&quot;: false}], &quot;container-title&quot;: &quot;Psychomusicology&quot;, &quot;title&quot;: &quot;Music and quality of life in older adults&quot;, &quot;abstract&quot;: &quot;This article briefly reviews some basic issues of adult development and measures used in assessing quality of life as a background for reviewing music studies with healthy older adults. Research shows that music activities (both music listening and music making) can influence older adults' perceptions about the quality of their lives. Some research has examined the effects of music listening on biological markers of health and subjective perceptions of well-being. Other studies on the psychological and social benefits associated with music making activities have demonstrated that participants often place considerable value on these \&quot;nonmusical\&quot; benefits of music activity.&quot;, &quot;type&quot;: &quot;article-journal&quot;, &quot;id&quot;: &quot;ITEM-1&quot;, &quot;issued&quot;: {&quot;date-parts&quot;: [[&quot;2002&quot;]]}}, &quot;id&quot;: &quot;ITEM-1&quot;}], &quot;mendeley&quot;: {&quot;plainTextFormattedCitation&quot;: &quot;(Coffman, 2002)&quot;, &quot;previouslyFormattedCitation&quot;: &quot;(Coffman, 2002)&quot;, &quot;formattedCitation&quot;: &quot;(Coffman, 2002)&quot;}, &quot;properties&quot;: {&quot;noteIndex&quot;: 0}} RNDIn0wWDhT1k"/></text:p>
          </text:deletion>
        </text:changed-region>
        <text:changed-region xml:id="ct140227820803536" text:id="ct140227820803536">
          <text:insertion>
            <office:change-info>
              <dc:creator>A Sternin</dc:creator>
              <dc:date>2017-04-11T14:40:00</dc:date>
            </office:change-info>
          </text:insertion>
        </text:changed-region>
        <text:changed-region xml:id="ct140227820859360" text:id="ct140227820859360">
          <text:deletion>
            <office:change-info>
              <dc:creator>A Sternin</dc:creator>
              <dc:date>2017-04-19T09:31:00</dc:date>
            </office:change-info>
            <text:p text:style-name="P40"><text:s/></text:p>
          </text:deletion>
        </text:changed-region>
        <text:changed-region xml:id="ct140227820818176" text:id="ct140227820818176">
          <text:insertion>
            <office:change-info>
              <dc:creator>A Sternin</dc:creator>
              <dc:date>2017-04-19T09:31:00</dc:date>
            </office:change-info>
          </text:insertion>
        </text:changed-region>
        <text:changed-region xml:id="ct140227820824128" text:id="ct140227820824128">
          <text:deletion>
            <office:change-info>
              <dc:creator>A Sternin</dc:creator>
              <dc:date>2017-04-19T09:31:00</dc:date>
            </office:change-info>
            <text:p text:style-name="P40">.</text:p>
          </text:deletion>
        </text:changed-region>
        <text:changed-region xml:id="ct140227820806576" text:id="ct140227820806576">
          <text:insertion>
            <office:change-info>
              <dc:creator>A Sternin</dc:creator>
              <dc:date>2017-04-19T09:32:00</dc:date>
            </office:change-info>
          </text:insertion>
        </text:changed-region>
        <text:changed-region xml:id="ct140227820679728" text:id="ct140227820679728">
          <text:deletion>
            <office:change-info>
              <dc:creator>A Sternin</dc:creator>
              <dc:date>2017-04-19T09:31:00</dc:date>
            </office:change-info>
            <text:p text:style-name="P42">y</text:p>
          </text:deletion>
        </text:changed-region>
        <text:changed-region xml:id="ct140227820663104" text:id="ct140227820663104">
          <text:insertion>
            <office:change-info>
              <dc:creator>A Sternin</dc:creator>
              <dc:date>2017-04-19T09:31:00</dc:date>
            </office:change-info>
          </text:insertion>
        </text:changed-region>
        <text:changed-region xml:id="ct140227820806000" text:id="ct140227820806000">
          <text:deletion>
            <office:change-info>
              <dc:creator>A Sternin</dc:creator>
              <dc:date>2017-04-19T09:31:00</dc:date>
            </office:change-info>
            <text:p text:style-name="P43">e</text:p>
          </text:deletion>
        </text:changed-region>
        <text:changed-region xml:id="ct140227820722032" text:id="ct140227820722032">
          <text:insertion>
            <office:change-info>
              <dc:creator>A Sternin</dc:creator>
              <dc:date>2017-04-19T09:31:00</dc:date>
            </office:change-info>
          </text:insertion>
        </text:changed-region>
        <text:changed-region xml:id="ct140227820859936" text:id="ct140227820859936">
          <text:deletion>
            <office:change-info>
              <dc:creator>A Sternin</dc:creator>
              <dc:date>2017-04-19T09:11:00</dc:date>
            </office:change-info>
            <text:p text:style-name="P43"><text:s/>to <text:span text:style-name="T5">gain a clearer picture of the effects and </text:span></text:p>
          </text:deletion>
        </text:changed-region>
        <text:changed-region xml:id="ct140227820786480" text:id="ct140227820786480">
          <text:insertion>
            <office:change-info>
              <dc:creator>A Sternin</dc:creator>
              <dc:date>2017-04-19T09:11:00</dc:date>
            </office:change-info>
          </text:insertion>
        </text:changed-region>
        <text:changed-region xml:id="ct140227820786704" text:id="ct140227820786704">
          <text:deletion>
            <office:change-info>
              <dc:creator>A Sternin</dc:creator>
              <dc:date>2017-04-19T09:11:00</dc:date>
            </office:change-info>
            <text:p text:style-name="P44">ir</text:p>
          </text:deletion>
        </text:changed-region>
        <text:changed-region xml:id="ct140227820810960" text:id="ct140227820810960">
          <text:insertion>
            <office:change-info>
              <dc:creator>A Sternin</dc:creator>
              <dc:date>2017-04-19T09:11:00</dc:date>
            </office:change-info>
          </text:insertion>
        </text:changed-region>
        <text:changed-region xml:id="ct140227820811184" text:id="ct140227820811184">
          <text:deletion>
            <office:change-info>
              <dc:creator>A Sternin</dc:creator>
              <dc:date>2017-04-19T09:31:00</dc:date>
            </office:change-info>
            <text:p text:style-name="P44">e</text:p>
          </text:deletion>
        </text:changed-region>
        <text:changed-region xml:id="ct140227820772432" text:id="ct140227820772432">
          <text:insertion>
            <office:change-info>
              <dc:creator>A Sternin</dc:creator>
              <dc:date>2017-04-19T09:31:00</dc:date>
            </office:change-info>
          </text:insertion>
        </text:changed-region>
        <text:changed-region xml:id="ct140227820772912" text:id="ct140227820772912">
          <text:deletion>
            <office:change-info>
              <dc:creator>A Sternin</dc:creator>
              <dc:date>2017-04-11T14:40:00</dc:date>
            </office:change-info>
            <text:p text:style-name="P45"><text:reference-mark-start text:name="ADDIN CSL_CITATION {&quot;schema&quot;: &quot;https://github.com/citation-style-language/schema/raw/master/csl-citation.json&quot;, &quot;citationItems&quot;: [{&quot;uris&quot;: [&quot;http://www.mendeley.com/documents/?uuid=f820daa7-0dee-4cf2-8beb-f31f5840d66e&quot;], &quot;itemData&quot;: {&quot;volume&quot;: &quot;29&quot;, &quot;page&quot;: &quot;169-195&quot;, &quot;issue&quot;: &quot;2-3&quot;, &quot;DOI&quot;: &quot;10.1016/S0165-0173(98)00056-3&quot;, &quot;note&quot;: &quot;NULL&quot;, &quot;ISBN&quot;: &quot;0165-0173&quot;, &quot;ISSN&quot;: &quot;01650173&quot;, &quot;author&quot;: [{&quot;dropping-particle&quot;: &quot;&quot;, &quot;family&quot;: &quot;Klimesch&quot;, &quot;given&quot;: &quot;Wolfgang&quot;, &quot;suffix&quot;: &quot;&quot;, &quot;non-dropping-particle&quot;: &quot;&quot;, &quot;parse-names&quot;: false}], &quot;container-title&quot;: &quot;Brain Research Reviews&quot;, &quot;title&quot;: &quot;EEG alpha and theta oscillations reflect cognitive and memory performance: A review and analysis&quot;, &quot;abstract&quot;: &quot;Evidence is presented that EEG oscillations in the alpha and theta band reflect cognitive and memory performance in particular. Good performance is related to two types of EEG phenomena (i) a tonic increase in alpha but a decrease in theta power, and (ii) a large phasic (event-related) decrease in alpha but increase in theta, depending on the type of memory demands. Because alpha frequency shows large interindividual differences which are related to age and memory performance, this double dissociation between alpha vs. theta and tonic vs. phasic changes can be observed only if fixed frequency bands are abandoned. It is suggested to adjust the frequency windows of alpha and theta for each subject by using individual alpha frequency as an anchor point. Based on this procedure, a consistent interpretation of a variety of findings is made possible. As an example, in a similar way as brain volume does, upper alpha power increases (but theta power decreases) from early childhood to adulthood, whereas the opposite holds true for the late part of the lifespan. Alpha power is lowered and theta power enhanced in subjects with a variety of different neurological disorders. Furthermore, after sustained wakefulness and during the transition from waking to sleeping when the ability to respond to external stimuli ceases, upper alpha power decreases, whereas theta increases. Event-related changes indicate that the extent of upper alpha desynchronization is positively correlated with (semantic) long-term memory performance, whereas theta synchronization is positively correlated with the ability to encode new information. The reviewed findings are interpreted on the basis of brain oscillations. It is suggested that the encoding of new information is reflected by theta oscillations in hippocampo-cortical feedback loops, whereas search and retrieval processes in (semantic) long-term memory are reflected by upper alpha oscillations in thalamo-cortical feedback loops.&quot;, &quot;type&quot;: &quot;article-journal&quot;, &quot;PMID&quot;: &quot;10209231&quot;, &quot;id&quot;: &quot;ITEM-1&quot;, &quot;issued&quot;: {&quot;date-parts&quot;: [[&quot;1999&quot;]]}}, &quot;id&quot;: &quot;ITEM-1&quot;}], &quot;mendeley&quot;: {&quot;plainTextFormattedCitation&quot;: &quot;(Klimesch, 1999)&quot;, &quot;previouslyFormattedCitation&quot;: &quot;(Klimesch, 1999)&quot;, &quot;manualFormatting&quot;: &quot;Klimesch&quot;, &quot;formattedCitation&quot;: &quot;(Klimesch, 1999)&quot;}, &quot;properties&quot;: {&quot;noteIndex&quot;: 0}} RND1ns95mGYxS"/>Klimesch<text:reference-mark-end text:name="ADDIN CSL_CITATION {&quot;schema&quot;: &quot;https://github.com/citation-style-language/schema/raw/master/csl-citation.json&quot;, &quot;citationItems&quot;: [{&quot;uris&quot;: [&quot;http://www.mendeley.com/documents/?uuid=f820daa7-0dee-4cf2-8beb-f31f5840d66e&quot;], &quot;itemData&quot;: {&quot;volume&quot;: &quot;29&quot;, &quot;page&quot;: &quot;169-195&quot;, &quot;issue&quot;: &quot;2-3&quot;, &quot;DOI&quot;: &quot;10.1016/S0165-0173(98)00056-3&quot;, &quot;note&quot;: &quot;NULL&quot;, &quot;ISBN&quot;: &quot;0165-0173&quot;, &quot;ISSN&quot;: &quot;01650173&quot;, &quot;author&quot;: [{&quot;dropping-particle&quot;: &quot;&quot;, &quot;family&quot;: &quot;Klimesch&quot;, &quot;given&quot;: &quot;Wolfgang&quot;, &quot;suffix&quot;: &quot;&quot;, &quot;non-dropping-particle&quot;: &quot;&quot;, &quot;parse-names&quot;: false}], &quot;container-title&quot;: &quot;Brain Research Reviews&quot;, &quot;title&quot;: &quot;EEG alpha and theta oscillations reflect cognitive and memory performance: A review and analysis&quot;, &quot;abstract&quot;: &quot;Evidence is presented that EEG oscillations in the alpha and theta band reflect cognitive and memory performance in particular. Good performance is related to two types of EEG phenomena (i) a tonic increase in alpha but a decrease in theta power, and (ii) a large phasic (event-related) decrease in alpha but increase in theta, depending on the type of memory demands. Because alpha frequency shows large interindividual differences which are related to age and memory performance, this double dissociation between alpha vs. theta and tonic vs. phasic changes can be observed only if fixed frequency bands are abandoned. It is suggested to adjust the frequency windows of alpha and theta for each subject by using individual alpha frequency as an anchor point. Based on this procedure, a consistent interpretation of a variety of findings is made possible. As an example, in a similar way as brain volume does, upper alpha power increases (but theta power decreases) from early childhood to adulthood, whereas the opposite holds true for the late part of the lifespan. Alpha power is lowered and theta power enhanced in subjects with a variety of different neurological disorders. Furthermore, after sustained wakefulness and during the transition from waking to sleeping when the ability to respond to external stimuli ceases, upper alpha power decreases, whereas theta increases. Event-related changes indicate that the extent of upper alpha desynchronization is positively correlated with (semantic) long-term memory performance, whereas theta synchronization is positively correlated with the ability to encode new information. The reviewed findings are interpreted on the basis of brain oscillations. It is suggested that the encoding of new information is reflected by theta oscillations in hippocampo-cortical feedback loops, whereas search and retrieval processes in (semantic) long-term memory are reflected by upper alpha oscillations in thalamo-cortical feedback loops.&quot;, &quot;type&quot;: &quot;article-journal&quot;, &quot;PMID&quot;: &quot;10209231&quot;, &quot;id&quot;: &quot;ITEM-1&quot;, &quot;issued&quot;: {&quot;date-parts&quot;: [[&quot;1999&quot;]]}}, &quot;id&quot;: &quot;ITEM-1&quot;}], &quot;mendeley&quot;: {&quot;plainTextFormattedCitation&quot;: &quot;(Klimesch, 1999)&quot;, &quot;previouslyFormattedCitation&quot;: &quot;(Klimesch, 1999)&quot;, &quot;manualFormatting&quot;: &quot;Klimesch&quot;, &quot;formattedCitation&quot;: &quot;(Klimesch, 1999)&quot;}, &quot;properties&quot;: {&quot;noteIndex&quot;: 0}} RND1ns95mGYxS"/></text:p>
          </text:deletion>
        </text:changed-region>
        <text:changed-region xml:id="ct140227820776864" text:id="ct140227820776864">
          <text:insertion>
            <office:change-info>
              <dc:creator>A Sternin</dc:creator>
              <dc:date>2017-04-11T14:40:00</dc:date>
            </office:change-info>
          </text:insertion>
        </text:changed-region>
        <text:changed-region xml:id="ct140227820812704" text:id="ct140227820812704">
          <text:deletion>
            <office:change-info>
              <dc:creator>A Sternin</dc:creator>
              <dc:date>2017-04-11T14:49:00</dc:date>
            </office:change-info>
            <text:p text:style-name="P43"><text:span text:style-name="T5">good cognitive performance</text:span><office:annotation><dc:creator>A Sternin</dc:creator><dc:date>2017-04-06T16:33:21</dc:date><loext:sender-initials>AS</loext:sender-initials><text:p text:style-name="P130"><text:span text:style-name="T160">On what?</text:span></text:p></office:annotation></text:p>
          </text:deletion>
        </text:changed-region>
        <text:changed-region xml:id="ct140227820813600" text:id="ct140227820813600">
          <text:insertion>
            <office:change-info>
              <dc:creator>A Sternin</dc:creator>
              <dc:date>2017-04-11T14:49:00</dc:date>
            </office:change-info>
          </text:insertion>
        </text:changed-region>
        <text:changed-region xml:id="ct140227820858512" text:id="ct140227820858512">
          <text:deletion>
            <office:change-info>
              <dc:creator>A Sternin</dc:creator>
              <dc:date>2017-04-19T09:12:00</dc:date>
            </office:change-info>
            <text:p text:style-name="P44"><text:s/>cognitive</text:p>
          </text:deletion>
        </text:changed-region>
        <text:changed-region xml:id="ct140227820783536" text:id="ct140227820783536">
          <text:insertion>
            <office:change-info>
              <dc:creator>A Sternin</dc:creator>
              <dc:date>2017-04-19T09:12:00</dc:date>
            </office:change-info>
          </text:insertion>
        </text:changed-region>
        <text:changed-region xml:id="ct140227820828816" text:id="ct140227820828816">
          <text:deletion>
            <office:change-info>
              <dc:creator>A Sternin</dc:creator>
              <dc:date>2017-04-19T09:33:00</dc:date>
            </office:change-info>
            <text:p text:style-name="P44">a</text:p>
          </text:deletion>
        </text:changed-region>
        <text:changed-region xml:id="ct140227820829856" text:id="ct140227820829856">
          <text:insertion>
            <office:change-info>
              <dc:creator>A Sternin</dc:creator>
              <dc:date>2017-04-19T09:34:00</dc:date>
            </office:change-info>
          </text:insertion>
        </text:changed-region>
        <text:changed-region xml:id="ct140227820831680" text:id="ct140227820831680">
          <text:insertion>
            <office:change-info>
              <dc:creator>A Sternin</dc:creator>
              <dc:date>2017-04-11T14:50:00</dc:date>
            </office:change-info>
          </text:insertion>
        </text:changed-region>
        <text:changed-region xml:id="ct140227820832688" text:id="ct140227820832688">
          <text:deletion>
            <office:change-info>
              <dc:creator>A Sternin</dc:creator>
              <dc:date>2017-04-11T14:50:00</dc:date>
            </office:change-info>
            <text:p text:style-name="P43"><office:annotation><dc:creator>A Sternin</dc:creator><dc:date>2017-04-06T16:34:01</dc:date><loext:sender-initials>AS</loext:sender-initials><text:p text:style-name="P130"><text:span text:style-name="T160">Relate this to cognitive performance going up and down</text:span></text:p></office:annotation></text:p>
          </text:deletion>
        </text:changed-region>
        <text:changed-region xml:id="ct140227820906096" text:id="ct140227820906096">
          <text:insertion>
            <office:change-info>
              <dc:creator>A Sternin</dc:creator>
              <dc:date>2017-04-11T14:50:00</dc:date>
            </office:change-info>
          </text:insertion>
        </text:changed-region>
        <text:changed-region xml:id="ct140227820907152" text:id="ct140227820907152">
          <text:deletion>
            <office:change-info>
              <dc:creator>A Sternin</dc:creator>
              <dc:date>2017-04-11T14:40:00</dc:date>
            </office:change-info>
            <text:p text:style-name="P45"><text:reference-mark-start text:name="ADDIN CSL_CITATION {&quot;schema&quot;: &quot;https://github.com/citation-style-language/schema/raw/master/csl-citation.json&quot;, &quot;citationItems&quot;: [{&quot;uris&quot;: [&quot;http://www.mendeley.com/documents/?uuid=341fa914-a5a9-4b09-a1a3-60cafb1aec6e&quot;], &quot;itemData&quot;: {&quot;volume&quot;: &quot;10&quot;, &quot;page&quot;: &quot;829-839&quot;, &quot;issue&quot;: &quot;9&quot;, &quot;DOI&quot;: &quot;10.1093/cercor/10.9.829&quot;, &quot;ISBN&quot;: &quot;1047-3211 (Print)&quot;, &quot;ISSN&quot;: &quot;14602199&quot;, &quot;author&quot;: [{&quot;dropping-particle&quot;: &quot;&quot;, &quot;family&quot;: &quot;Gevins&quot;, &quot;given&quot;: &quot;A&quot;, &quot;suffix&quot;: &quot;&quot;, &quot;non-dropping-particle&quot;: &quot;&quot;, &quot;parse-names&quot;: false}, {&quot;dropping-particle&quot;: &quot;&quot;, &quot;family&quot;: &quot;Smith&quot;, &quot;given&quot;: &quot;Michael E&quot;, &quot;suffix&quot;: &quot;&quot;, &quot;non-dropping-particle&quot;: &quot;&quot;, &quot;parse-names&quot;: false}], &quot;container-title&quot;: &quot;Cerebral Cortex&quot;, &quot;title&quot;: &quot;Neurophysiological Measures of Working Memory and Individual Differences in Cognitive Ability and Cognitive Style&quot;, &quot;abstract&quot;: &quot;The capacity to deliberately control attention in order to hold and manipulate information in working memory is critical to higher cognitive functions. This suggests that between-subject differences in general cognitive ability might be related to observable differences in the activity of brain systems that support working memory and attention control. To test this notion, electroencephalograms were recorded from 80 healthy young adults during spatial working memory tasks. Measures of task-related neurophysiological and behavioral variables were derived from these data and compared to scores on a test battery commonly used to assess general cognitive ability (the WAIS-R). Subjects who scored high on the psychometric test also tended to respond faster in the experimental tasks without any loss of accuracy. The amplitude of the late positive component of the event-related potential was larger in high-ability subjects, and the frontal midline theta component of the EEG signal was also selectively enhanced in this group under conditions of sustained performance and high working memory load. These results suggest that subjects who scored high on the WAIS-R were better able to focus and sustain attention to task performance. Changes in the EEG alpha rhythm in response to manipulations of task practice and load were also examined and compared between frontal and parietal regions. The results indicated that high-ability subjects developed strategies that made relatively greater use of parietal regions, whereas low-ability subjects relied more exclusively on frontal regions. Other analyses indicated that hemispheric asymmetries in alpha band measures distinguish between individuals with relatively high verbal aptitude and those with relatively high nonverbal aptitude. In particular, subjects with a verbal cognitive style tended to make greater use of the left parietal region during task performance, and subjects with a nonverbal style tended to make greater use of the right parietal region. These results help clarify relationships between task-related brain activity and individual differences in cognitive ability and style.&quot;, &quot;type&quot;: &quot;article-journal&quot;, &quot;PMID&quot;: &quot;10982744&quot;, &quot;id&quot;: &quot;ITEM-1&quot;, &quot;issued&quot;: {&quot;date-parts&quot;: [[&quot;2000&quot;, &quot;9&quot;, &quot;1&quot;]]}}, &quot;id&quot;: &quot;ITEM-1&quot;}], &quot;mendeley&quot;: {&quot;plainTextFormattedCitation&quot;: &quot;(Gevins &amp; Smith, 2000)&quot;, &quot;previouslyFormattedCitation&quot;: &quot;(Gevins &amp; Smith, 2000)&quot;, &quot;formattedCitation&quot;: &quot;(Gevins &amp; Smith, 2000)&quot;}, &quot;properties&quot;: {&quot;noteIndex&quot;: 0}} RNDe09JCqRoQH"/>(Gevins &amp; Smith, 2000)<text:reference-mark-end text:name="ADDIN CSL_CITATION {&quot;schema&quot;: &quot;https://github.com/citation-style-language/schema/raw/master/csl-citation.json&quot;, &quot;citationItems&quot;: [{&quot;uris&quot;: [&quot;http://www.mendeley.com/documents/?uuid=341fa914-a5a9-4b09-a1a3-60cafb1aec6e&quot;], &quot;itemData&quot;: {&quot;volume&quot;: &quot;10&quot;, &quot;page&quot;: &quot;829-839&quot;, &quot;issue&quot;: &quot;9&quot;, &quot;DOI&quot;: &quot;10.1093/cercor/10.9.829&quot;, &quot;ISBN&quot;: &quot;1047-3211 (Print)&quot;, &quot;ISSN&quot;: &quot;14602199&quot;, &quot;author&quot;: [{&quot;dropping-particle&quot;: &quot;&quot;, &quot;family&quot;: &quot;Gevins&quot;, &quot;given&quot;: &quot;A&quot;, &quot;suffix&quot;: &quot;&quot;, &quot;non-dropping-particle&quot;: &quot;&quot;, &quot;parse-names&quot;: false}, {&quot;dropping-particle&quot;: &quot;&quot;, &quot;family&quot;: &quot;Smith&quot;, &quot;given&quot;: &quot;Michael E&quot;, &quot;suffix&quot;: &quot;&quot;, &quot;non-dropping-particle&quot;: &quot;&quot;, &quot;parse-names&quot;: false}], &quot;container-title&quot;: &quot;Cerebral Cortex&quot;, &quot;title&quot;: &quot;Neurophysiological Measures of Working Memory and Individual Differences in Cognitive Ability and Cognitive Style&quot;, &quot;abstract&quot;: &quot;The capacity to deliberately control attention in order to hold and manipulate information in working memory is critical to higher cognitive functions. This suggests that between-subject differences in general cognitive ability might be related to observable differences in the activity of brain systems that support working memory and attention control. To test this notion, electroencephalograms were recorded from 80 healthy young adults during spatial working memory tasks. Measures of task-related neurophysiological and behavioral variables were derived from these data and compared to scores on a test battery commonly used to assess general cognitive ability (the WAIS-R). Subjects who scored high on the psychometric test also tended to respond faster in the experimental tasks without any loss of accuracy. The amplitude of the late positive component of the event-related potential was larger in high-ability subjects, and the frontal midline theta component of the EEG signal was also selectively enhanced in this group under conditions of sustained performance and high working memory load. These results suggest that subjects who scored high on the WAIS-R were better able to focus and sustain attention to task performance. Changes in the EEG alpha rhythm in response to manipulations of task practice and load were also examined and compared between frontal and parietal regions. The results indicated that high-ability subjects developed strategies that made relatively greater use of parietal regions, whereas low-ability subjects relied more exclusively on frontal regions. Other analyses indicated that hemispheric asymmetries in alpha band measures distinguish between individuals with relatively high verbal aptitude and those with relatively high nonverbal aptitude. In particular, subjects with a verbal cognitive style tended to make greater use of the left parietal region during task performance, and subjects with a nonverbal style tended to make greater use of the right parietal region. These results help clarify relationships between task-related brain activity and individual differences in cognitive ability and style.&quot;, &quot;type&quot;: &quot;article-journal&quot;, &quot;PMID&quot;: &quot;10982744&quot;, &quot;id&quot;: &quot;ITEM-1&quot;, &quot;issued&quot;: {&quot;date-parts&quot;: [[&quot;2000&quot;, &quot;9&quot;, &quot;1&quot;]]}}, &quot;id&quot;: &quot;ITEM-1&quot;}], &quot;mendeley&quot;: {&quot;plainTextFormattedCitation&quot;: &quot;(Gevins &amp; Smith, 2000)&quot;, &quot;previouslyFormattedCitation&quot;: &quot;(Gevins &amp; Smith, 2000)&quot;, &quot;formattedCitation&quot;: &quot;(Gevins &amp; Smith, 2000)&quot;}, &quot;properties&quot;: {&quot;noteIndex&quot;: 0}} RNDe09JCqRoQH"/></text:p>
          </text:deletion>
        </text:changed-region>
        <text:changed-region xml:id="ct140227820908928" text:id="ct140227820908928">
          <text:insertion>
            <office:change-info>
              <dc:creator>A Sternin</dc:creator>
              <dc:date>2017-04-11T14:40:00</dc:date>
            </office:change-info>
          </text:insertion>
        </text:changed-region>
        <text:changed-region xml:id="ct140227820909840" text:id="ct140227820909840">
          <text:deletion>
            <office:change-info>
              <dc:creator>A Sternin</dc:creator>
              <dc:date>2017-04-11T14:40:00</dc:date>
            </office:change-info>
            <text:p text:style-name="P45"><text:reference-mark-start text:name="ADDIN CSL_CITATION {&quot;schema&quot;: &quot;https://github.com/citation-style-language/schema/raw/master/csl-citation.json&quot;, &quot;citationItems&quot;: [{&quot;uris&quot;: [&quot;http://www.mendeley.com/documents/?uuid=fa8b6c7f-5572-424a-911f-724d4ba5ce10&quot;], &quot;itemData&quot;: {&quot;volume&quot;: &quot;7&quot;, &quot;page&quot;: &quot;553-559&quot;, &quot;issue&quot;: &quot;12&quot;, &quot;DOI&quot;: &quot;10.1016/j.tics.2003.10.012&quot;, &quot;note&quot;: &quot;NULL&quot;, &quot;ISBN&quot;: &quot;1364-6613 (Print)\\r1364-6613 (Linking)&quot;, &quot;ISSN&quot;: &quot;13646613&quot;, &quot;author&quot;: [{&quot;dropping-particle&quot;: &quot;&quot;, &quot;family&quot;: &quot;Ward&quot;, &quot;given&quot;: &quot;Lawrence M.&quot;, &quot;suffix&quot;: &quot;&quot;, &quot;non-dropping-particle&quot;: &quot;&quot;, &quot;parse-names&quot;: false}], &quot;container-title&quot;: &quot;Trends in Cognitive Sciences&quot;, &quot;title&quot;: &quot;Synchronous neural oscillations and cognitive processes&quot;, &quot;abstract&quot;: &quot;The central problem for cognitive neuroscience is to describe how cognitive processes arise from brain processes. This review summarizes the recent evidence that synchronous neural oscillations reveal much about the origin and nature of cognitive processes such as memory, attention and consciousness. Memory processes are most closely related to theta and gamma rhythms, whereas attention seems closely associated with alpha and gamma rhythms. Conscious awareness may arise from synchronous neural oscillations occurring globally throughout the brain rather than from the locally synchronous oscillations that occur when a sensory area encodes a stimulus. These associations between the dynamics of the brain and cognitive processes indicate progress towards a unified theory of brain and cognition.&quot;, &quot;type&quot;: &quot;article-journal&quot;, &quot;PMID&quot;: &quot;14643372&quot;, &quot;id&quot;: &quot;ITEM-1&quot;, &quot;issued&quot;: {&quot;date-parts&quot;: [[&quot;2003&quot;]]}}, &quot;id&quot;: &quot;ITEM-1&quot;}], &quot;mendeley&quot;: {&quot;plainTextFormattedCitation&quot;: &quot;(Ward, 2003)&quot;, &quot;previouslyFormattedCitation&quot;: &quot;(Ward, 2003)&quot;, &quot;formattedCitation&quot;: &quot;(Ward, 2003)&quot;}, &quot;properties&quot;: {&quot;noteIndex&quot;: 0}} RNDKi41cCO0TP"/>(Ward, 2003)<text:reference-mark-end text:name="ADDIN CSL_CITATION {&quot;schema&quot;: &quot;https://github.com/citation-style-language/schema/raw/master/csl-citation.json&quot;, &quot;citationItems&quot;: [{&quot;uris&quot;: [&quot;http://www.mendeley.com/documents/?uuid=fa8b6c7f-5572-424a-911f-724d4ba5ce10&quot;], &quot;itemData&quot;: {&quot;volume&quot;: &quot;7&quot;, &quot;page&quot;: &quot;553-559&quot;, &quot;issue&quot;: &quot;12&quot;, &quot;DOI&quot;: &quot;10.1016/j.tics.2003.10.012&quot;, &quot;note&quot;: &quot;NULL&quot;, &quot;ISBN&quot;: &quot;1364-6613 (Print)\\r1364-6613 (Linking)&quot;, &quot;ISSN&quot;: &quot;13646613&quot;, &quot;author&quot;: [{&quot;dropping-particle&quot;: &quot;&quot;, &quot;family&quot;: &quot;Ward&quot;, &quot;given&quot;: &quot;Lawrence M.&quot;, &quot;suffix&quot;: &quot;&quot;, &quot;non-dropping-particle&quot;: &quot;&quot;, &quot;parse-names&quot;: false}], &quot;container-title&quot;: &quot;Trends in Cognitive Sciences&quot;, &quot;title&quot;: &quot;Synchronous neural oscillations and cognitive processes&quot;, &quot;abstract&quot;: &quot;The central problem for cognitive neuroscience is to describe how cognitive processes arise from brain processes. This review summarizes the recent evidence that synchronous neural oscillations reveal much about the origin and nature of cognitive processes such as memory, attention and consciousness. Memory processes are most closely related to theta and gamma rhythms, whereas attention seems closely associated with alpha and gamma rhythms. Conscious awareness may arise from synchronous neural oscillations occurring globally throughout the brain rather than from the locally synchronous oscillations that occur when a sensory area encodes a stimulus. These associations between the dynamics of the brain and cognitive processes indicate progress towards a unified theory of brain and cognition.&quot;, &quot;type&quot;: &quot;article-journal&quot;, &quot;PMID&quot;: &quot;14643372&quot;, &quot;id&quot;: &quot;ITEM-1&quot;, &quot;issued&quot;: {&quot;date-parts&quot;: [[&quot;2003&quot;]]}}, &quot;id&quot;: &quot;ITEM-1&quot;}], &quot;mendeley&quot;: {&quot;plainTextFormattedCitation&quot;: &quot;(Ward, 2003)&quot;, &quot;previouslyFormattedCitation&quot;: &quot;(Ward, 2003)&quot;, &quot;formattedCitation&quot;: &quot;(Ward, 2003)&quot;}, &quot;properties&quot;: {&quot;noteIndex&quot;: 0}} RNDKi41cCO0TP"/></text:p>
          </text:deletion>
        </text:changed-region>
        <text:changed-region xml:id="ct140227820911488" text:id="ct140227820911488">
          <text:insertion>
            <office:change-info>
              <dc:creator>A Sternin</dc:creator>
              <dc:date>2017-04-11T14:40:00</dc:date>
            </office:change-info>
          </text:insertion>
        </text:changed-region>
        <text:changed-region xml:id="ct140227820909568" text:id="ct140227820909568">
          <text:insertion>
            <office:change-info>
              <dc:creator>A Sternin</dc:creator>
              <dc:date>2017-04-19T09:32:00</dc:date>
            </office:change-info>
          </text:insertion>
        </text:changed-region>
        <text:changed-region xml:id="ct140227820721760" text:id="ct140227820721760">
          <text:deletion>
            <office:change-info>
              <dc:creator>A Sternin</dc:creator>
              <dc:date>2017-04-19T09:32:00</dc:date>
            </office:change-info>
            <text:p text:style-name="P46"/>
            <text:p text:style-name="P46"/>
          </text:deletion>
        </text:changed-region>
        <text:changed-region xml:id="ct140227820858768" text:id="ct140227820858768">
          <text:deletion>
            <office:change-info>
              <dc:creator>A Sternin</dc:creator>
              <dc:date>2017-04-19T09:12:00</dc:date>
            </office:change-info>
            <text:p text:style-name="P47"><office:annotation><dc:creator>A Sternin</dc:creator><dc:date>2017-04-06T16:34:48</dc:date><loext:sender-initials>AS</loext:sender-initials><text:p text:style-name="P130"><text:span text:style-name="T160">Which means?...</text:span></text:p></office:annotation></text:p>
          </text:deletion>
        </text:changed-region>
        <text:changed-region xml:id="ct140227820910096" text:id="ct140227820910096">
          <text:deletion>
            <office:change-info>
              <dc:creator>A Sternin</dc:creator>
              <dc:date>2017-04-19T09:23:00</dc:date>
            </office:change-info>
            <text:p text:style-name="P47"><office:annotation><dc:creator>A Sternin</dc:creator><dc:date>2017-04-06T16:34:55</dc:date><loext:sender-initials>AS</loext:sender-initials><text:p text:style-name="P130"><text:span text:style-name="T160">Which means?...</text:span></text:p><text:p text:style-name="P130"><text:span text:style-name="T160"/></text:p><text:p text:style-name="P130"><text:span text:style-name="T160">Firing at a particular freq?</text:span></text:p></office:annotation></text:p>
          </text:deletion>
        </text:changed-region>
        <text:changed-region xml:id="ct140227820858160" text:id="ct140227820858160">
          <text:deletion>
            <office:change-info>
              <dc:creator>A Sternin</dc:creator>
              <dc:date>2017-04-19T09:24:00</dc:date>
            </office:change-info>
            <text:p text:style-name="P47">the synchronicity of neural firing, </text:p>
          </text:deletion>
        </text:changed-region>
        <text:changed-region xml:id="ct140227820911712" text:id="ct140227820911712">
          <text:insertion>
            <office:change-info>
              <dc:creator>A Sternin</dc:creator>
              <dc:date>2017-04-19T09:24:00</dc:date>
            </office:change-info>
          </text:insertion>
        </text:changed-region>
        <text:changed-region xml:id="ct140227771122864" text:id="ct140227771122864">
          <text:deletion>
            <office:change-info>
              <dc:creator>A Sternin</dc:creator>
              <dc:date>2017-04-19T09:25:00</dc:date>
            </office:change-info>
            <text:p text:style-name="P48">n</text:p>
          </text:deletion>
        </text:changed-region>
        <text:changed-region xml:id="ct140227820784160" text:id="ct140227820784160">
          <text:insertion>
            <office:change-info>
              <dc:creator>A Sternin</dc:creator>
              <dc:date>2017-04-19T09:25:00</dc:date>
            </office:change-info>
          </text:insertion>
        </text:changed-region>
        <text:changed-region xml:id="ct140227820783760" text:id="ct140227820783760">
          <text:deletion>
            <office:change-info>
              <dc:creator>A Sternin</dc:creator>
              <dc:date>2017-04-19T09:29:00</dc:date>
            </office:change-info>
            <text:p text:style-name="P48"><text:s/></text:p>
          </text:deletion>
        </text:changed-region>
        <text:changed-region xml:id="ct140227820913536" text:id="ct140227820913536">
          <text:deletion>
            <office:change-info>
              <dc:creator>A Sternin</dc:creator>
              <dc:date>2017-04-11T14:40:00</dc:date>
            </office:change-info>
            <text:p text:style-name="P49"><text:reference-mark-start text:name="ADDIN CSL_CITATION {&quot;schema&quot;: &quot;https://github.com/citation-style-language/schema/raw/master/csl-citation.json&quot;, &quot;citationItems&quot;: [{&quot;uris&quot;: [&quot;http://www.mendeley.com/documents/?uuid=31e922f2-9f20-409d-ad2d-31d6bf0e948f&quot;], &quot;itemData&quot;: {&quot;volume&quot;: &quot;35&quot;, &quot;page&quot;: &quot;150-155&quot;, &quot;DOI&quot;: &quot;10.1016/j.concog.2015.05.005&quot;, &quot;ISBN&quot;: &quot;1053-8100&quot;, &quot;ISSN&quot;: &quot;10902376&quot;, &quot;author&quot;: [{&quot;dropping-particle&quot;: &quot;&quot;, &quot;family&quot;: &quot;Verrusio&quot;, &quot;given&quot;: &quot;Walter&quot;, &quot;suffix&quot;: &quot;&quot;, &quot;non-dropping-particle&quot;: &quot;&quot;, &quot;parse-names&quot;: false}, {&quot;dropping-particle&quot;: &quot;&quot;, &quot;family&quot;: &quot;Ettorre&quot;, &quot;given&quot;: &quot;Evaristo&quot;, &quot;suffix&quot;: &quot;&quot;, &quot;non-dropping-particle&quot;: &quot;&quot;, &quot;parse-names&quot;: false}, {&quot;dropping-particle&quot;: &quot;&quot;, &quot;family&quot;: &quot;Vicenzini&quot;, &quot;given&quot;: &quot;Edoardo&quot;, &quot;suffix&quot;: &quot;&quot;, &quot;non-dropping-particle&quot;: &quot;&quot;, &quot;parse-names&quot;: false}, {&quot;dropping-particle&quot;: &quot;&quot;, &quot;family&quot;: &quot;Vanacore&quot;, &quot;given&quot;: &quot;Nicola&quot;, &quot;suffix&quot;: &quot;&quot;, &quot;non-dropping-particle&quot;: &quot;&quot;, &quot;parse-names&quot;: false}, {&quot;dropping-particle&quot;: &quot;&quot;, &quot;family&quot;: &quot;Cacciafesta&quot;, &quot;given&quot;: &quot;Mauro&quot;, &quot;suffix&quot;: &quot;&quot;, &quot;non-dropping-particle&quot;: &quot;&quot;, &quot;parse-names&quot;: false}, {&quot;dropping-particle&quot;: &quot;&quot;, &quot;family&quot;: &quot;Mecarelli&quot;, &quot;given&quot;: &quot;Oriano&quot;, &quot;suffix&quot;: &quot;&quot;, &quot;non-dropping-particle&quot;: &quot;&quot;, &quot;parse-names&quot;: false}], &quot;container-title&quot;: &quot;Consciousness and Cognition&quot;, &quot;type&quot;: &quot;article-journal&quot;, &quot;publisher&quot;: &quot;Elsevier Inc.&quot;, &quot;abstract&quot;: &quot;The aim of this study is to investigate the influence of Mozart's music on brain activity through spectral analysis of the EEG in young healthy adults (Adults), in healthy elderly (Elderly) and in elderly with Mild Cognitive Impairment (MCI). EEG recording was performed at basal rest conditions and after listening to Mozart's K448 or \&quot;Fur Elise\&quot; Beethoven's sonatas. After listening to Mozart, an increase of alpha band and median frequency index of background alpha rhythm activity (a pattern of brain wave activity linked to memory, cognition and open mind to problem solving) was observed both in Adults and in Elderly. No changes were observed in MCI. After listening to Beethoven, no changes in EEG activity were detected. This results may be representative of the fact that said Mozart's music is able to \&quot;activate\&quot; neuronal cortical circuits related to attentive and cognitive functions.&quot;, &quot;title&quot;: &quot;The Mozart Effect: A quantitative EEG study&quot;, &quot;PMID&quot;: &quot;26036835&quot;, &quot;id&quot;: &quot;ITEM-1&quot;, &quot;issued&quot;: {&quot;date-parts&quot;: [[&quot;2015&quot;]]}}, &quot;id&quot;: &quot;ITEM-1&quot;}, {&quot;uris&quot;: [&quot;http://www.mendeley.com/documents/?uuid=455cdb53-75ee-489c-9d38-dcf2a9e753ad&quot;], &quot;itemData&quot;: {&quot;volume&quot;: &quot;6&quot;, &quot;page&quot;: &quot;133-159&quot;, &quot;DOI&quot;: &quot;10.2307/40285422&quot;, &quot;issue&quot;: &quot;2&quot;, &quot;note&quot;: &quot;NULL&quot;, &quot;ISSN&quot;: &quot;07307829&quot;, &quot;author&quot;: [{&quot;dropping-particle&quot;: &quot;&quot;, &quot;family&quot;: &quot;Petsche&quot;, &quot;given&quot;: &quot;H.&quot;, &quot;suffix&quot;: &quot;&quot;, &quot;non-dropping-particle&quot;: &quot;&quot;, &quot;parse-names&quot;: false}, {&quot;dropping-particle&quot;: &quot;&quot;, &quot;family&quot;: &quot;Linder&quot;, &quot;given&quot;: &quot;K.&quot;, &quot;suffix&quot;: &quot;&quot;, &quot;non-dropping-particle&quot;: &quot;&quot;, &quot;parse-names&quot;: false}, {&quot;dropping-particle&quot;: &quot;&quot;, &quot;family&quot;: &quot;Rappelsberger&quot;, &quot;given&quot;: &quot;P.&quot;, &quot;suffix&quot;: &quot;&quot;, &quot;non-dropping-particle&quot;: &quot;&quot;, &quot;parse-names&quot;: false}, {&quot;dropping-particle&quot;: &quot;&quot;, &quot;family&quot;: &quot;Gruber&quot;, &quot;given&quot;: &quot;G.&quot;, &quot;suffix&quot;: &quot;&quot;, &quot;non-dropping-particle&quot;: &quot;&quot;, &quot;parse-names&quot;: false}], &quot;container-title&quot;: &quot;Music Perception: An Interdisciplinary Journal&quot;, &quot;title&quot;: &quot;The EEG: An Adequate Method to Concretize Brain Processes Elicited by Music&quot;, &quot;type&quot;: &quot;article-journal&quot;, &quot;id&quot;: &quot;ITEM-2&quot;, &quot;issued&quot;: {&quot;date-parts&quot;: [[&quot;1988&quot;, &quot;12&quot;]]}}, &quot;id&quot;: &quot;ITEM-2&quot;}], &quot;mendeley&quot;: {&quot;plainTextFormattedCitation&quot;: &quot;(Petsche, Linder, Rappelsberger, &amp; Gruber, 1988; Verrusio et al., 2015)&quot;, &quot;previouslyFormattedCitation&quot;: &quot;(Petsche, Linder, Rappelsberger, &amp; Gruber, 1988; Verrusio et al., 2015)&quot;, &quot;formattedCitation&quot;: &quot;(Petsche, Linder, Rappelsberger, &amp; Gruber, 1988; Verrusio et al., 2015)&quot;}, &quot;properties&quot;: {&quot;noteIndex&quot;: 0}} RNDb3Zjta3co1"/>(Petsche, Linder, Rappelsberger, &amp; Gruber, 1988; Verrusio et al., 2015)<text:reference-mark-end text:name="ADDIN CSL_CITATION {&quot;schema&quot;: &quot;https://github.com/citation-style-language/schema/raw/master/csl-citation.json&quot;, &quot;citationItems&quot;: [{&quot;uris&quot;: [&quot;http://www.mendeley.com/documents/?uuid=31e922f2-9f20-409d-ad2d-31d6bf0e948f&quot;], &quot;itemData&quot;: {&quot;volume&quot;: &quot;35&quot;, &quot;page&quot;: &quot;150-155&quot;, &quot;DOI&quot;: &quot;10.1016/j.concog.2015.05.005&quot;, &quot;ISBN&quot;: &quot;1053-8100&quot;, &quot;ISSN&quot;: &quot;10902376&quot;, &quot;author&quot;: [{&quot;dropping-particle&quot;: &quot;&quot;, &quot;family&quot;: &quot;Verrusio&quot;, &quot;given&quot;: &quot;Walter&quot;, &quot;suffix&quot;: &quot;&quot;, &quot;non-dropping-particle&quot;: &quot;&quot;, &quot;parse-names&quot;: false}, {&quot;dropping-particle&quot;: &quot;&quot;, &quot;family&quot;: &quot;Ettorre&quot;, &quot;given&quot;: &quot;Evaristo&quot;, &quot;suffix&quot;: &quot;&quot;, &quot;non-dropping-particle&quot;: &quot;&quot;, &quot;parse-names&quot;: false}, {&quot;dropping-particle&quot;: &quot;&quot;, &quot;family&quot;: &quot;Vicenzini&quot;, &quot;given&quot;: &quot;Edoardo&quot;, &quot;suffix&quot;: &quot;&quot;, &quot;non-dropping-particle&quot;: &quot;&quot;, &quot;parse-names&quot;: false}, {&quot;dropping-particle&quot;: &quot;&quot;, &quot;family&quot;: &quot;Vanacore&quot;, &quot;given&quot;: &quot;Nicola&quot;, &quot;suffix&quot;: &quot;&quot;, &quot;non-dropping-particle&quot;: &quot;&quot;, &quot;parse-names&quot;: false}, {&quot;dropping-particle&quot;: &quot;&quot;, &quot;family&quot;: &quot;Cacciafesta&quot;, &quot;given&quot;: &quot;Mauro&quot;, &quot;suffix&quot;: &quot;&quot;, &quot;non-dropping-particle&quot;: &quot;&quot;, &quot;parse-names&quot;: false}, {&quot;dropping-particle&quot;: &quot;&quot;, &quot;family&quot;: &quot;Mecarelli&quot;, &quot;given&quot;: &quot;Oriano&quot;, &quot;suffix&quot;: &quot;&quot;, &quot;non-dropping-particle&quot;: &quot;&quot;, &quot;parse-names&quot;: false}], &quot;container-title&quot;: &quot;Consciousness and Cognition&quot;, &quot;type&quot;: &quot;article-journal&quot;, &quot;publisher&quot;: &quot;Elsevier Inc.&quot;, &quot;abstract&quot;: &quot;The aim of this study is to investigate the influence of Mozart's music on brain activity through spectral analysis of the EEG in young healthy adults (Adults), in healthy elderly (Elderly) and in elderly with Mild Cognitive Impairment (MCI). EEG recording was performed at basal rest conditions and after listening to Mozart's K448 or \&quot;Fur Elise\&quot; Beethoven's sonatas. After listening to Mozart, an increase of alpha band and median frequency index of background alpha rhythm activity (a pattern of brain wave activity linked to memory, cognition and open mind to problem solving) was observed both in Adults and in Elderly. No changes were observed in MCI. After listening to Beethoven, no changes in EEG activity were detected. This results may be representative of the fact that said Mozart's music is able to \&quot;activate\&quot; neuronal cortical circuits related to attentive and cognitive functions.&quot;, &quot;title&quot;: &quot;The Mozart Effect: A quantitative EEG study&quot;, &quot;PMID&quot;: &quot;26036835&quot;, &quot;id&quot;: &quot;ITEM-1&quot;, &quot;issued&quot;: {&quot;date-parts&quot;: [[&quot;2015&quot;]]}}, &quot;id&quot;: &quot;ITEM-1&quot;}, {&quot;uris&quot;: [&quot;http://www.mendeley.com/documents/?uuid=455cdb53-75ee-489c-9d38-dcf2a9e753ad&quot;], &quot;itemData&quot;: {&quot;volume&quot;: &quot;6&quot;, &quot;page&quot;: &quot;133-159&quot;, &quot;DOI&quot;: &quot;10.2307/40285422&quot;, &quot;issue&quot;: &quot;2&quot;, &quot;note&quot;: &quot;NULL&quot;, &quot;ISSN&quot;: &quot;07307829&quot;, &quot;author&quot;: [{&quot;dropping-particle&quot;: &quot;&quot;, &quot;family&quot;: &quot;Petsche&quot;, &quot;given&quot;: &quot;H.&quot;, &quot;suffix&quot;: &quot;&quot;, &quot;non-dropping-particle&quot;: &quot;&quot;, &quot;parse-names&quot;: false}, {&quot;dropping-particle&quot;: &quot;&quot;, &quot;family&quot;: &quot;Linder&quot;, &quot;given&quot;: &quot;K.&quot;, &quot;suffix&quot;: &quot;&quot;, &quot;non-dropping-particle&quot;: &quot;&quot;, &quot;parse-names&quot;: false}, {&quot;dropping-particle&quot;: &quot;&quot;, &quot;family&quot;: &quot;Rappelsberger&quot;, &quot;given&quot;: &quot;P.&quot;, &quot;suffix&quot;: &quot;&quot;, &quot;non-dropping-particle&quot;: &quot;&quot;, &quot;parse-names&quot;: false}, {&quot;dropping-particle&quot;: &quot;&quot;, &quot;family&quot;: &quot;Gruber&quot;, &quot;given&quot;: &quot;G.&quot;, &quot;suffix&quot;: &quot;&quot;, &quot;non-dropping-particle&quot;: &quot;&quot;, &quot;parse-names&quot;: false}], &quot;container-title&quot;: &quot;Music Perception: An Interdisciplinary Journal&quot;, &quot;title&quot;: &quot;The EEG: An Adequate Method to Concretize Brain Processes Elicited by Music&quot;, &quot;type&quot;: &quot;article-journal&quot;, &quot;id&quot;: &quot;ITEM-2&quot;, &quot;issued&quot;: {&quot;date-parts&quot;: [[&quot;1988&quot;, &quot;12&quot;]]}}, &quot;id&quot;: &quot;ITEM-2&quot;}], &quot;mendeley&quot;: {&quot;plainTextFormattedCitation&quot;: &quot;(Petsche, Linder, Rappelsberger, &amp; Gruber, 1988; Verrusio et al., 2015)&quot;, &quot;previouslyFormattedCitation&quot;: &quot;(Petsche, Linder, Rappelsberger, &amp; Gruber, 1988; Verrusio et al., 2015)&quot;, &quot;formattedCitation&quot;: &quot;(Petsche, Linder, Rappelsberger, &amp; Gruber, 1988; Verrusio et al., 2015)&quot;}, &quot;properties&quot;: {&quot;noteIndex&quot;: 0}} RNDb3Zjta3co1"/></text:p>
          </text:deletion>
        </text:changed-region>
        <text:changed-region xml:id="ct140227820917264" text:id="ct140227820917264">
          <text:insertion>
            <office:change-info>
              <dc:creator>A Sternin</dc:creator>
              <dc:date>2017-04-11T14:40:00</dc:date>
            </office:change-info>
          </text:insertion>
        </text:changed-region>
        <text:changed-region xml:id="ct140227820773840" text:id="ct140227820773840">
          <text:deletion>
            <office:change-info>
              <dc:creator>A Sternin</dc:creator>
              <dc:date>2017-04-11T14:40:00</dc:date>
            </office:change-info>
            <text:p text:style-name="P50"><text:reference-mark-start text:name="ADDIN CSL_CITATION {&quot;schema&quot;: &quot;https://github.com/citation-style-language/schema/raw/master/csl-citation.json&quot;, &quot;citationItems&quot;: [{&quot;uris&quot;: [&quot;http://www.mendeley.com/documents/?uuid=66ff538f-c7c5-4dcf-9c2c-4db0c69c20a5&quot;], &quot;itemData&quot;: {&quot;volume&quot;: &quot;16&quot;, &quot;page&quot;: &quot;73-84&quot;, &quot;issue&quot;: &quot;2&quot;, &quot;DOI&quot;: &quot;10.1023/B:BRAT.0000006331.10425.4b&quot;, &quot;ISBN&quot;: &quot;0896-0267 (Print)&quot;, &quot;ISSN&quot;: &quot;08960267&quot;, &quot;author&quot;: [{&quot;dropping-particle&quot;: &quot;&quot;, &quot;family&quot;: &quot;Jau\u0161ovec&quot;, &quot;given&quot;: &quot;Norbert&quot;, &quot;suffix&quot;: &quot;&quot;, &quot;non-dropping-particle&quot;: &quot;&quot;, &quot;parse-names&quot;: false}, {&quot;dropping-particle&quot;: &quot;&quot;, &quot;family&quot;: &quot;Habe&quot;, &quot;given&quot;: &quot;Katarina&quot;, &quot;suffix&quot;: &quot;&quot;, &quot;non-dropping-particle&quot;: &quot;&quot;, &quot;parse-names&quot;: false}], &quot;container-title&quot;: &quot;Brain Topography&quot;, &quot;title&quot;: &quot;The \&quot;Mozart Effect\&quot;: An Electroencephalographic Analysis Employing the Methods of Induced Event-Related Desynchronization/ Synchronization and Event-Related Coherence&quot;, &quot;abstract&quot;: &quot;The event-related responses of 18 individuals were recorded while they were listening to 3 music clips of 6 s duration which were repeated 30 times each. The music clips differed in the level of their complex structure, induced mood, musical tempo and prominent frequency. They were taken from Mozart's sonata (K. 448), and Brahms' Hungarian dance (no. 5). The third clip was a simplified version of the theme taken from Haydn's symphony (no. 94) played by a computer synthesizer. Significant differences in induced event-related desynchronization between the 3 music clips were only observed in the lower-1 alpha band which is related to attentional processes. A similar pattern was observed for the coherence measures. While respondents listened to the Mozart clip, coherence in the lower alpha bands increased more, whereas in the gamma band a less pronounced increase was observed as compared with the Brahms and Haydn clips. The clustering of the three clips based on EEG measures distinguished between the Mozart clip on the one hand, and the Haydn and Brahms clips on the other, even though the Haydn and Brahms clips were at the opposite extremes with regard to the mood they induced in listeners, musical tempo, and complexity of structure. This would suggest that Mozart's music--with no regard to the level of induced mood, musical tempo and complexity--influences the level of arousal. It seems that modulations in the frequency domain of Mozart's sonata have the greatest influence on the reported neurophysiological activity.&quot;, &quot;type&quot;: &quot;article-journal&quot;, &quot;PMID&quot;: &quot;14977200&quot;, &quot;id&quot;: &quot;ITEM-1&quot;, &quot;issued&quot;: {&quot;date-parts&quot;: [[&quot;2003&quot;]]}}, &quot;id&quot;: &quot;ITEM-1&quot;}], &quot;mendeley&quot;: {&quot;plainTextFormattedCitation&quot;: &quot;(Jau\u0161ovec &amp; Habe, 2003)&quot;, &quot;previouslyFormattedCitation&quot;: &quot;(Jau\u0161ovec &amp; Habe, 2003)&quot;, &quot;formattedCitation&quot;: &quot;(Jau\u0161ovec &amp; Habe, 2003)&quot;}, &quot;properties&quot;: {&quot;noteIndex&quot;: 0}} RNDxamfzmfP0x"/>(Jaušovec &amp; Habe, 2003)<text:reference-mark-end text:name="ADDIN CSL_CITATION {&quot;schema&quot;: &quot;https://github.com/citation-style-language/schema/raw/master/csl-citation.json&quot;, &quot;citationItems&quot;: [{&quot;uris&quot;: [&quot;http://www.mendeley.com/documents/?uuid=66ff538f-c7c5-4dcf-9c2c-4db0c69c20a5&quot;], &quot;itemData&quot;: {&quot;volume&quot;: &quot;16&quot;, &quot;page&quot;: &quot;73-84&quot;, &quot;issue&quot;: &quot;2&quot;, &quot;DOI&quot;: &quot;10.1023/B:BRAT.0000006331.10425.4b&quot;, &quot;ISBN&quot;: &quot;0896-0267 (Print)&quot;, &quot;ISSN&quot;: &quot;08960267&quot;, &quot;author&quot;: [{&quot;dropping-particle&quot;: &quot;&quot;, &quot;family&quot;: &quot;Jau\u0161ovec&quot;, &quot;given&quot;: &quot;Norbert&quot;, &quot;suffix&quot;: &quot;&quot;, &quot;non-dropping-particle&quot;: &quot;&quot;, &quot;parse-names&quot;: false}, {&quot;dropping-particle&quot;: &quot;&quot;, &quot;family&quot;: &quot;Habe&quot;, &quot;given&quot;: &quot;Katarina&quot;, &quot;suffix&quot;: &quot;&quot;, &quot;non-dropping-particle&quot;: &quot;&quot;, &quot;parse-names&quot;: false}], &quot;container-title&quot;: &quot;Brain Topography&quot;, &quot;title&quot;: &quot;The \&quot;Mozart Effect\&quot;: An Electroencephalographic Analysis Employing the Methods of Induced Event-Related Desynchronization/ Synchronization and Event-Related Coherence&quot;, &quot;abstract&quot;: &quot;The event-related responses of 18 individuals were recorded while they were listening to 3 music clips of 6 s duration which were repeated 30 times each. The music clips differed in the level of their complex structure, induced mood, musical tempo and prominent frequency. They were taken from Mozart's sonata (K. 448), and Brahms' Hungarian dance (no. 5). The third clip was a simplified version of the theme taken from Haydn's symphony (no. 94) played by a computer synthesizer. Significant differences in induced event-related desynchronization between the 3 music clips were only observed in the lower-1 alpha band which is related to attentional processes. A similar pattern was observed for the coherence measures. While respondents listened to the Mozart clip, coherence in the lower alpha bands increased more, whereas in the gamma band a less pronounced increase was observed as compared with the Brahms and Haydn clips. The clustering of the three clips based on EEG measures distinguished between the Mozart clip on the one hand, and the Haydn and Brahms clips on the other, even though the Haydn and Brahms clips were at the opposite extremes with regard to the mood they induced in listeners, musical tempo, and complexity of structure. This would suggest that Mozart's music--with no regard to the level of induced mood, musical tempo and complexity--influences the level of arousal. It seems that modulations in the frequency domain of Mozart's sonata have the greatest influence on the reported neurophysiological activity.&quot;, &quot;type&quot;: &quot;article-journal&quot;, &quot;PMID&quot;: &quot;14977200&quot;, &quot;id&quot;: &quot;ITEM-1&quot;, &quot;issued&quot;: {&quot;date-parts&quot;: [[&quot;2003&quot;]]}}, &quot;id&quot;: &quot;ITEM-1&quot;}], &quot;mendeley&quot;: {&quot;plainTextFormattedCitation&quot;: &quot;(Jau\u0161ovec &amp; Habe, 2003)&quot;, &quot;previouslyFormattedCitation&quot;: &quot;(Jau\u0161ovec &amp; Habe, 2003)&quot;, &quot;formattedCitation&quot;: &quot;(Jau\u0161ovec &amp; Habe, 2003)&quot;}, &quot;properties&quot;: {&quot;noteIndex&quot;: 0}} RNDxamfzmfP0x"/></text:p>
          </text:deletion>
        </text:changed-region>
        <text:changed-region xml:id="ct140227820774064" text:id="ct140227820774064">
          <text:insertion>
            <office:change-info>
              <dc:creator>A Sternin</dc:creator>
              <dc:date>2017-04-11T14:40:00</dc:date>
            </office:change-info>
          </text:insertion>
        </text:changed-region>
        <text:changed-region xml:id="ct140227820813824" text:id="ct140227820813824">
          <text:deletion>
            <office:change-info>
              <dc:creator>A Sternin</dc:creator>
              <dc:date>2017-04-11T14:40:00</dc:date>
            </office:change-info>
            <text:p text:style-name="P49"><text:reference-mark-start text:name="ADDIN CSL_CITATION {&quot;schema&quot;: &quot;https://github.com/citation-style-language/schema/raw/master/csl-citation.json&quot;, &quot;citationItems&quot;: [{&quot;uris&quot;: [&quot;http://www.mendeley.com/documents/?uuid=abdd0705-f285-4a6b-bcbb-d92af46cc874&quot;], &quot;itemData&quot;: {&quot;volume&quot;: &quot;17&quot;, &quot;page&quot;: &quot;207-218&quot;, &quot;issue&quot;: &quot;4&quot;, &quot;DOI&quot;: &quot;10.1007/s10548-005-6030-4&quot;, &quot;ISBN&quot;: &quot;0896-0267 (Print)&quot;, &quot;ISSN&quot;: &quot;08960267&quot;, &quot;author&quot;: [{&quot;dropping-particle&quot;: &quot;&quot;, &quot;family&quot;: &quot;Jau\u0161ovec&quot;, &quot;given&quot;: &quot;Norbert&quot;, &quot;suffix&quot;: &quot;&quot;, &quot;non-dropping-particle&quot;: &quot;&quot;, &quot;parse-names&quot;: false}, {&quot;dropping-particle&quot;: &quot;&quot;, &quot;family&quot;: &quot;Habe&quot;, &quot;given&quot;: &quot;Katarina&quot;, &quot;suffix&quot;: &quot;&quot;, &quot;non-dropping-particle&quot;: &quot;&quot;, &quot;parse-names&quot;: false}], &quot;container-title&quot;: &quot;Brain Topography&quot;, &quot;title&quot;: &quot;The influence of Mozart's sonata K. 448 on brain activity during the performance of spatial rotation and numerical tasks&quot;, &quot;abstract&quot;: &quot;The study investigated the influence of Mozart's music on respondents' brain activity while solving spatial rotation and numerical tasks. The method of induced event-related desynchronization/synchronization (ERD/ERS) and coherence (ERCoh) was used. The music condition had a beneficial influence on respondents' performance of spatial rotation tasks, and a slightly negative influence on the performance of numerical tasks as compared with the silence condition. On the psychophysiological level a general effect of Mozart's music on brain activity in the induced gamma band was observed, accompanied by a more specific effect in theinduced lower-2 alpha band whichwas only present while respondents solved the numerical tasks. It is suggested that listening to Mozart's music increases the activity of specific brain areas and in that way facilitates the selection and \&quot;binding\&quot; together of pertinent aspects of sensory stimulus into a perceived whole.&quot;, &quot;type&quot;: &quot;article-journal&quot;, &quot;PMID&quot;: &quot;16110771&quot;, &quot;id&quot;: &quot;ITEM-1&quot;, &quot;issued&quot;: {&quot;date-parts&quot;: [[&quot;2005&quot;]]}}, &quot;id&quot;: &quot;ITEM-1&quot;}], &quot;mendeley&quot;: {&quot;plainTextFormattedCitation&quot;: &quot;(Jau\u0161ovec &amp; Habe, 2005)&quot;, &quot;previouslyFormattedCitation&quot;: &quot;(Jau\u0161ovec &amp; Habe, 2005)&quot;, &quot;formattedCitation&quot;: &quot;(Jau\u0161ovec &amp; Habe, 2005)&quot;}, &quot;properties&quot;: {&quot;noteIndex&quot;: 0}} RNDrJNJPV7jAW"/>(Jaušovec &amp; Habe, 2005)<text:reference-mark-end text:name="ADDIN CSL_CITATION {&quot;schema&quot;: &quot;https://github.com/citation-style-language/schema/raw/master/csl-citation.json&quot;, &quot;citationItems&quot;: [{&quot;uris&quot;: [&quot;http://www.mendeley.com/documents/?uuid=abdd0705-f285-4a6b-bcbb-d92af46cc874&quot;], &quot;itemData&quot;: {&quot;volume&quot;: &quot;17&quot;, &quot;page&quot;: &quot;207-218&quot;, &quot;issue&quot;: &quot;4&quot;, &quot;DOI&quot;: &quot;10.1007/s10548-005-6030-4&quot;, &quot;ISBN&quot;: &quot;0896-0267 (Print)&quot;, &quot;ISSN&quot;: &quot;08960267&quot;, &quot;author&quot;: [{&quot;dropping-particle&quot;: &quot;&quot;, &quot;family&quot;: &quot;Jau\u0161ovec&quot;, &quot;given&quot;: &quot;Norbert&quot;, &quot;suffix&quot;: &quot;&quot;, &quot;non-dropping-particle&quot;: &quot;&quot;, &quot;parse-names&quot;: false}, {&quot;dropping-particle&quot;: &quot;&quot;, &quot;family&quot;: &quot;Habe&quot;, &quot;given&quot;: &quot;Katarina&quot;, &quot;suffix&quot;: &quot;&quot;, &quot;non-dropping-particle&quot;: &quot;&quot;, &quot;parse-names&quot;: false}], &quot;container-title&quot;: &quot;Brain Topography&quot;, &quot;title&quot;: &quot;The influence of Mozart's sonata K. 448 on brain activity during the performance of spatial rotation and numerical tasks&quot;, &quot;abstract&quot;: &quot;The study investigated the influence of Mozart's music on respondents' brain activity while solving spatial rotation and numerical tasks. The method of induced event-related desynchronization/synchronization (ERD/ERS) and coherence (ERCoh) was used. The music condition had a beneficial influence on respondents' performance of spatial rotation tasks, and a slightly negative influence on the performance of numerical tasks as compared with the silence condition. On the psychophysiological level a general effect of Mozart's music on brain activity in the induced gamma band was observed, accompanied by a more specific effect in theinduced lower-2 alpha band whichwas only present while respondents solved the numerical tasks. It is suggested that listening to Mozart's music increases the activity of specific brain areas and in that way facilitates the selection and \&quot;binding\&quot; together of pertinent aspects of sensory stimulus into a perceived whole.&quot;, &quot;type&quot;: &quot;article-journal&quot;, &quot;PMID&quot;: &quot;16110771&quot;, &quot;id&quot;: &quot;ITEM-1&quot;, &quot;issued&quot;: {&quot;date-parts&quot;: [[&quot;2005&quot;]]}}, &quot;id&quot;: &quot;ITEM-1&quot;}], &quot;mendeley&quot;: {&quot;plainTextFormattedCitation&quot;: &quot;(Jau\u0161ovec &amp; Habe, 2005)&quot;, &quot;previouslyFormattedCitation&quot;: &quot;(Jau\u0161ovec &amp; Habe, 2005)&quot;, &quot;formattedCitation&quot;: &quot;(Jau\u0161ovec &amp; Habe, 2005)&quot;}, &quot;properties&quot;: {&quot;noteIndex&quot;: 0}} RNDrJNJPV7jAW"/></text:p>
          </text:deletion>
        </text:changed-region>
        <text:changed-region xml:id="ct140227820773200" text:id="ct140227820773200">
          <text:insertion>
            <office:change-info>
              <dc:creator>A Sternin</dc:creator>
              <dc:date>2017-04-11T14:40:00</dc:date>
            </office:change-info>
          </text:insertion>
        </text:changed-region>
        <text:changed-region xml:id="ct140227819843072" text:id="ct140227819843072">
          <text:deletion>
            <office:change-info>
              <dc:creator>A Sternin</dc:creator>
              <dc:date>2017-04-11T14:40:00</dc:date>
            </office:change-info>
            <text:p text:style-name="P51"><text:reference-mark-start text:name="ADDIN CSL_CITATION {&quot;schema&quot;: &quot;https://github.com/citation-style-language/schema/raw/master/csl-citation.json&quot;, &quot;citationItems&quot;: [{&quot;uris&quot;: [&quot;http://www.mendeley.com/documents/?uuid=af223491-b6d2-4368-9157-647adaf744f8&quot;], &quot;itemData&quot;: {&quot;issue&quot;: &quot;September 2016&quot;, &quot;DOI&quot;: &quot;10.1016/B978-0-12-381460-9.00012-2&quot;, &quot;note&quot;: &quot;NULL&quot;, &quot;number-of-pages&quot;: &quot;499-550&quot;, &quot;ISSN&quot;: &quot;0963-7214&quot;, &quot;ISBN&quot;: &quot;9780123814609&quot;, &quot;author&quot;: [{&quot;dropping-particle&quot;: &quot;&quot;, &quot;family&quot;: &quot;Schellenberg&quot;, &quot;given&quot;: &quot;E. Glenn&quot;, &quot;suffix&quot;: &quot;&quot;, &quot;non-dropping-particle&quot;: &quot;&quot;, &quot;parse-names&quot;: false}, {&quot;dropping-particle&quot;: &quot;&quot;, &quot;family&quot;: &quot;Weiss&quot;, &quot;given&quot;: &quot;Michael W.&quot;, &quot;suffix&quot;: &quot;&quot;, &quot;non-dropping-particle&quot;: &quot;&quot;, &quot;parse-names&quot;: false}], &quot;container-title&quot;: &quot;The Psychology of Music (Third Edition)&quot;, &quot;title&quot;: &quot;Music and Cognitive Abilities&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type&quot;: &quot;book&quot;, &quot;id&quot;: &quot;ITEM-1&quot;, &quot;issued&quot;: {&quot;date-parts&quot;: [[&quot;2013&quot;]]}}, &quot;id&quot;: &quot;ITEM-1&quot;}], &quot;mendeley&quot;: {&quot;plainTextFormattedCitation&quot;: &quot;(Schellenberg &amp; Weiss, 2013)&quot;, &quot;previouslyFormattedCitation&quot;: &quot;(Schellenberg &amp; Weiss, 2013)&quot;, &quot;manualFormatting&quot;: &quot;Schellenberg and Weiss (2013)&quot;, &quot;formattedCitation&quot;: &quot;(Schellenberg &amp; Weiss, 2013)&quot;}, &quot;properties&quot;: {&quot;noteIndex&quot;: 0}} RND3565yrYBOe"/>Schellenberg and Weiss (2013)<text:reference-mark-end text:name="ADDIN CSL_CITATION {&quot;schema&quot;: &quot;https://github.com/citation-style-language/schema/raw/master/csl-citation.json&quot;, &quot;citationItems&quot;: [{&quot;uris&quot;: [&quot;http://www.mendeley.com/documents/?uuid=af223491-b6d2-4368-9157-647adaf744f8&quot;], &quot;itemData&quot;: {&quot;issue&quot;: &quot;September 2016&quot;, &quot;DOI&quot;: &quot;10.1016/B978-0-12-381460-9.00012-2&quot;, &quot;note&quot;: &quot;NULL&quot;, &quot;number-of-pages&quot;: &quot;499-550&quot;, &quot;ISSN&quot;: &quot;0963-7214&quot;, &quot;ISBN&quot;: &quot;9780123814609&quot;, &quot;author&quot;: [{&quot;dropping-particle&quot;: &quot;&quot;, &quot;family&quot;: &quot;Schellenberg&quot;, &quot;given&quot;: &quot;E. Glenn&quot;, &quot;suffix&quot;: &quot;&quot;, &quot;non-dropping-particle&quot;: &quot;&quot;, &quot;parse-names&quot;: false}, {&quot;dropping-particle&quot;: &quot;&quot;, &quot;family&quot;: &quot;Weiss&quot;, &quot;given&quot;: &quot;Michael W.&quot;, &quot;suffix&quot;: &quot;&quot;, &quot;non-dropping-particle&quot;: &quot;&quot;, &quot;parse-names&quot;: false}], &quot;container-title&quot;: &quot;The Psychology of Music (Third Edition)&quot;, &quot;title&quot;: &quot;Music and Cognitive Abilities&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type&quot;: &quot;book&quot;, &quot;id&quot;: &quot;ITEM-1&quot;, &quot;issued&quot;: {&quot;date-parts&quot;: [[&quot;2013&quot;]]}}, &quot;id&quot;: &quot;ITEM-1&quot;}], &quot;mendeley&quot;: {&quot;plainTextFormattedCitation&quot;: &quot;(Schellenberg &amp; Weiss, 2013)&quot;, &quot;previouslyFormattedCitation&quot;: &quot;(Schellenberg &amp; Weiss, 2013)&quot;, &quot;manualFormatting&quot;: &quot;Schellenberg and Weiss (2013)&quot;, &quot;formattedCitation&quot;: &quot;(Schellenberg &amp; Weiss, 2013)&quot;}, &quot;properties&quot;: {&quot;noteIndex&quot;: 0}} RND3565yrYBOe"/></text:p>
          </text:deletion>
        </text:changed-region>
        <text:changed-region xml:id="ct140227819677184" text:id="ct140227819677184">
          <text:insertion>
            <office:change-info>
              <dc:creator>A Sternin</dc:creator>
              <dc:date>2017-04-11T14:40:00</dc:date>
            </office:change-info>
          </text:insertion>
        </text:changed-region>
        <text:changed-region xml:id="ct140227820719408" text:id="ct140227820719408">
          <text:deletion>
            <office:change-info>
              <dc:creator>A Sternin</dc:creator>
              <dc:date>2017-04-11T14:40:00</dc:date>
            </office:change-info>
            <text:p text:style-name="P52">Aheadi, A. ., Dixon, P. ., &amp; Glover, S. . (2010). A limiting feature of the Mozart effect: Listening enhances mental rotation abilities in non-musicians but not musicians. <text:span text:style-name="T6">Psychology of Music</text:span>, <text:span text:style-name="T6">38</text:span>(1), 107–117. http://doi.org/10.1177/0305735609336057</text:p>
            <text:p text:style-name="P53">Anderson, R. C. (1984a). Role of the reader’s schema in comprehension, learning, and memory. <text:span text:style-name="T6">Learning to Read in American Schools: Basal Readers and Content Texts</text:span>, <text:span text:style-name="T6">29</text:span>, 243–257.</text:p>
            <text:p text:style-name="P53">Anderson, R. C. (1984b). Role of the reader’s schema in comprehension, learning, and memory. <text:span text:style-name="T6">Learning to Read in American Schools: Basal Readers and Content Texts</text:span>, <text:span text:style-name="T6">29</text:span>, 243–257.</text:p>
            <text:p text:style-name="P53">Areni, C. S., &amp; Kim, D. (1993). The Influence of Background Music on Shopping Behavior: Classical Versus Top-Forty Music in a Wine Store. In L. McAlister &amp; M. L. Rothschild (Eds.), <text:span text:style-name="T6">NA - Advances in Consumer Research Volume 20</text:span> (pp. 336–340). Provo, UT : Association for Consumer Research.</text:p>
            <text:p text:style-name="P53">Baddeley, A., Logie, R., Nimmo-Smith, I., &amp; Brereton, N. (1985). Components of fluent reading. <text:span text:style-name="T6">Journal of Memory and Language</text:span>, <text:span text:style-name="T6">24</text:span>(1), 119–131. http://doi.org/10.1016/0749-596X(85)90019-1</text:p>
            <text:p text:style-name="P53">Banbury, S. P., Macken, W. J., Tremblay, S., &amp; Jones, D. M. (2001). Auditory Distraction and Short-Term Memory: Phenomena and Practical Implications. <text:span text:style-name="T6">Human Factors: The Journal of the Human Factors and Ergonomics Society</text:span>, <text:span text:style-name="T6">43</text:span>(1), 12–29. http://doi.org/10.1518/001872001775992462</text:p>
            <text:p text:style-name="P53">Beaman, C. P., &amp; Jones, D. M. (1997). Role of serial order in the irrelevant speech effect: Tests of the changing-state hypothesis. <text:span text:style-name="T6">Journal of Experimental Psychology: Learning, Memory, and Cognition</text:span>, <text:span text:style-name="T6">23</text:span>(2), 459–471. http://doi.org/10.1037/0278-7393.23.2.459</text:p>
            <text:p text:style-name="P53">Bever, T. G. ., &amp; Chiarello, R. J. . (2016). Cerebral Dominance in Musicians and Nonmusicians. <text:span text:style-name="T6">American Association for the Advancement of Science</text:span>, <text:span text:style-name="T6">185</text:span>(4150), 537–539. Retrieved from http://www.jstor.org/stable/1738305</text:p>
            <text:p text:style-name="P53">Bottiroli, S., Rosi, A., Russo, R., Vecchi, T., &amp; Cavallini, E. (2014). The cognitive effects of listening to background music on older adults: Processing speed improves with upbeat music, while memory seems to benefit from both upbeat and downbeat music. <text:span text:style-name="T6">Frontiers in Aging Neuroscience</text:span>, <text:span text:style-name="T6">6</text:span>(OCT), 1–7. http://doi.org/10.3389/fnagi.2014.00284</text:p>
            <text:p text:style-name="P53">Brodsky, W. (2002). The effects of music tempo on simulated driving performance and vehicular control. <text:span text:style-name="T6">Transportation Research. Part F, Traffic Psychology and Behaviour</text:span>, <text:span text:style-name="T6">4</text:span>(4), 219–241. http://doi.org/10.1016/S1369-8478(01)00025-0</text:p>
            <text:p text:style-name="P53">Brodsky, W. (2013). Background music as a risk factor for distraction among young-novice drivers. <text:span text:style-name="T6">Accident Analysis and Prevention</text:span>, <text:span text:style-name="T6">59</text:span>, 382–393. http://doi.org/10.1016/j.aap.2013.06.022</text:p>
            <text:p text:style-name="P53">Coffman, D. D. (2002). Music and quality of life in older adults. <text:span text:style-name="T6">Psychomusicology</text:span>, <text:span text:style-name="T6">18</text:span>(1–2), 76–88. http://doi.org/http://dx.doi.org/10.1037/h0094050</text:p>
            <text:p text:style-name="P53">Crawford, H. J., &amp; Strapp, C. M. (1994). Effects of vocal and instrumental music on visuospatial and verbal performance as moderated by studying preference and personality. <text:span text:style-name="T6">Personality and Individual Differences</text:span>, <text:span text:style-name="T6">16</text:span>(2), 237–245. http://doi.org/10.1016/0191-8869(94)90162-7</text:p>
            <text:p text:style-name="P53">Donovan, R. J., &amp; Rossiter, J. R. (1994). Store Atmosphere and Purchasing Behavior. <text:span text:style-name="T6">Journal of Retailing</text:span>, <text:span text:style-name="T6">70</text:span>(3), 283–294. http://doi.org/10.1016/0022-4359(94)90037-X</text:p>
            <text:p text:style-name="P53">Freeburne, C. M., &amp; Fleischer, M. S. (1952). The effect of music distraction upon reading rate and comprehension. <text:span text:style-name="T6">Journal of Educational Psychology</text:span>, <text:span text:style-name="T6">43</text:span>(2), 101–109. http://doi.org/10.1037/h0054219</text:p>
            <text:p text:style-name="P53">Gevins, A., &amp; Smith, M. E. (2000). Neurophysiological Measures of Working Memory and Individual Differences in Cognitive Ability and Cognitive Style. <text:span text:style-name="T6">Cerebral Cortex</text:span>, <text:span text:style-name="T6">10</text:span>(9), 829–839. http://doi.org/10.1093/cercor/10.9.829</text:p>
            <text:p text:style-name="P53">Hallam, S., Price, J., &amp; Katsarou, G. (2002). The Effects of Background Music on Primary School Pupils’ Task Performance. <text:span text:style-name="T6">Educational Studies</text:span>, <text:span text:style-name="T6">28</text:span>(2), 111–122. http://doi.org/10.1080/03055690220124551</text:p>
            <text:p text:style-name="P53">Husain, G., Thompson, W. F., &amp; Schellenberg, E. G. (2002). Effects of Musical Tempo and Mode on Arousal, Mood, and Spatial Abilities. <text:span text:style-name="T6">Music Perception: An Interdisciplinary Journal</text:span>, <text:span text:style-name="T6">20</text:span>(2), 151–171.</text:p>
            <text:p text:style-name="P53">Jaušovec, N., &amp; Habe, K. (2003). The “Mozart Effect”: An Electroencephalographic Analysis Employing the Methods of Induced Event-Related Desynchronization/ Synchronization and Event-Related Coherence. <text:span text:style-name="T6">Brain Topography</text:span>, <text:span text:style-name="T6">16</text:span>(2), 73–84. http://doi.org/10.1023/B:BRAT.0000006331.10425.4b</text:p>
            <text:p text:style-name="P53">Jaušovec, N., &amp; Habe, K. (2005). The influence of Mozart’s sonata K. 448 on brain activity during the performance of spatial rotation and numerical tasks. <text:span text:style-name="T6">Brain Topography</text:span>, <text:span text:style-name="T6">17</text:span>(4), 207–218. http://doi.org/10.1007/s10548-005-6030-4</text:p>
            <text:p text:style-name="P53">Jones, D. M., &amp; Macken, W. J. (1993). Irrelevant tones produce an irrelevant speech effect: Implications for phonological coding in working memory. <text:span text:style-name="T6">Journal of Experimental Psychology: Learning, Memory, and Cognition</text:span>, <text:span text:style-name="T6">19</text:span>(2), 369–381. http://doi.org/10.1037/0278-7393.19.2.369</text:p>
            <text:p text:style-name="P53">Jones, D. M., Miles, C., &amp; Page, J. (1990). Disruption of proofreading by irrelevant speech: Effects of attention, arousal or memory? <text:span text:style-name="T6">Applied Cognitive Psychology</text:span>, <text:span text:style-name="T6">4</text:span>(2), 89–108. http://doi.org/10.1002/acp.2350040203</text:p>
            <text:p text:style-name="P53">Juslin, P. N., &amp; Västfjäll, D. (2008). Emotional responses to music: The need to consider underlying mechanisms. <text:span text:style-name="T6">The Behavioral and Brain Sciences</text:span>, <text:span text:style-name="T6">31</text:span>(5), 559. http://doi.org/10.1017/S0140525X08005293</text:p>
            <text:p text:style-name="P53">Kämpfe, J., Sedlmeier, P., &amp; Renkewitz, F. (2011). The impact of background music on adult listeners: A meta-analysis. <text:span text:style-name="T6">Psychology of Music</text:span>, <text:span text:style-name="T6">39</text:span>(4), 424–448. http://doi.org/10.1177/0305735610376261</text:p>
            <text:p text:style-name="P53">Kantner, J. (2009). Studying with music: Is the irrelevant speech effect relevant? <text:span text:style-name="T6">Applied Memory</text:span>, (May), 19–40.</text:p>
            <text:p text:style-name="P53">Klimesch, W. (1999). EEG alpha and theta oscillations reflect cognitive and memory performance: A review and analysis. <text:span text:style-name="T6">Brain Research Reviews</text:span>, <text:span text:style-name="T6">29</text:span>(2–3), 169–195. http://doi.org/10.1016/S0165-0173(98)00056-3</text:p>
            <text:p text:style-name="P53">Konz, S., &amp; Mcdougal, D. (1968). The Effect of Background Music on the Control Activity of an Automobile Driver. <text:span text:style-name="T6">Human Factors</text:span>, <text:span text:style-name="T6">10</text:span>(3), 233–243. http://doi.org/10.1177/001872086801000305</text:p>
            <text:p text:style-name="P53">Leman, M. (2012). <text:span text:style-name="T6">Music and schema theory: Cognitive foundations of systematic musicology</text:span> (Vol. 31). Springer Science &amp; Business Media.</text:p>
            <text:p text:style-name="P53">Lonsdale, A. J., &amp; North, A. C. (2011). Why do we listen to music? A uses and gratifications analysis Music uses and gratifications. <text:span text:style-name="T6">The British Journal of Psychology</text:span>, <text:span text:style-name="T6">102</text:span>(1), 108–134. http://doi.org/10.1348/000712610X506831</text:p>
            <text:p text:style-name="P53">Macken, W. J., Tremblay, S., Houghton, R. J., Nicholls, A. P., &amp; Jones, D. M. (2003). Does auditory streaming require attention? Evidence from attentional selectivity in short-term memory. <text:span text:style-name="T6">Journal of Experimental Psychology: Human Perception and Performance</text:span>, <text:span text:style-name="T6">29</text:span>(1), 43–51. http://doi.org/10.1037/0096-1523.29.1.43</text:p>
            <text:p text:style-name="P53">Mammarella, N., Fairfield, B., &amp; Cornoldi, C. (2013). Does music enhance cognitive performance in healthy older adults? The Vivaldi effect. <text:span text:style-name="T6">Aging Clinical and Experimental Research</text:span>, <text:span text:style-name="T6">19</text:span>(5), 394–399. http://doi.org/10.1007/BF03324720</text:p>
            <text:p text:style-name="P53">Martin, R. C., Wogalter, M. S., &amp; Forlano, J. G. (1988). Reading comprehension in the presence of unattended speech and music. <text:span text:style-name="T6">Journal of Memory and Language</text:span>, <text:span text:style-name="T6">27</text:span>(4), 382–398. http://doi.org/10.1016/0749-596X(88)90063-0</text:p>
            <text:p text:style-name="P53">Nantais, K. M., &amp; Schellenberg, E. G. (1999). The Mozart Effect: An Artifact of Preference. <text:span text:style-name="T6">Psychological Science</text:span>, <text:span text:style-name="T6">10</text:span>(4), 370–373. http://doi.org/10.1111/1467-9280.00170</text:p>
            <text:p text:style-name="P53">North, A. C. (1998). The Effect of Music on Atmosphere and Purchase Intentions in a Cafeteria1. <text:span text:style-name="T6">Journal of Applied Social Psychology</text:span>, <text:span text:style-name="T6">28</text:span>(24), 2254–2273. http://doi.org/10.1111/j.1559-1816.1998.tb01370.x</text:p>
            <text:p text:style-name="P53">North, A. C. (1999). The influence of in-store music on wine selections. <text:span text:style-name="T6">Journal of Applied Psychology</text:span>, <text:span text:style-name="T6">84</text:span>(2), 271–276. http://doi.org/10.1037/0021-9010.84.2.271</text:p>
            <text:p text:style-name="P53">Patston, L. L. M., &amp; Tippett, L. J. (2011). The Effect of Background Music on Cognitive Performance in Musicians and Nonmusicians. <text:span text:style-name="T6">Music Perception: An Interdisciplinary Journal</text:span>, <text:span text:style-name="T6">29</text:span>(2), 173–183. http://doi.org/10.1525/mp.2011.29.2.173</text:p>
            <text:p text:style-name="P53">Perham, N., &amp; Currie, H. (2014). Does listening to preferred music improve reading comprehension performance? <text:span text:style-name="T6">Applied Cognitive Psychology</text:span>, <text:span text:style-name="T6">28</text:span>(2), 279–284. http://doi.org/10.1002/acp.2994</text:p>
            <text:p text:style-name="P53">Perham, N., &amp; Sykora, M. (2012). Disliked Music can be Better for Performance than Liked Music. <text:span text:style-name="T6">Applied Cognitive Psychology</text:span>, <text:span text:style-name="T6">26</text:span>(4), 550–555. http://doi.org/10.1002/acp.2826</text:p>
            <text:p text:style-name="P53">Perham, N., &amp; Vizard, J. (2011). Can preference for background music mediate the irrelevant sound effect? <text:span text:style-name="T6">Applied Cognitive Psychology</text:span>, <text:span text:style-name="T6">25</text:span>(4), 625–631. http://doi.org/10.1002/acp.1731</text:p>
            <text:p text:style-name="P53">Perham, N., &amp; Withey, T. (2012). Liked Music Increases Spatial Rotation Performance Regardless of Tempo. <text:span text:style-name="T6">Current Psychology</text:span>, <text:span text:style-name="T6">31</text:span>(2), 168–181. http://doi.org/10.1007/s12144-012-9141-6</text:p>
            <text:p text:style-name="P53">Petsche, H., Linder, K., Rappelsberger, P., &amp; Gruber, G. (1988). The EEG: An Adequate Method to Concretize Brain Processes Elicited by Music. <text:span text:style-name="T6">Music Perception: An Interdisciplinary Journal</text:span>, <text:span text:style-name="T6">6</text:span>(2), 133–159. http://doi.org/10.2307/40285422</text:p>
            <text:p text:style-name="P53">Piaget, J. (1952). The origins of intelligence in children. <text:span text:style-name="T6">Journal of Consulting Psychology</text:span>, <text:span text:style-name="T6">17</text:span>(6), 467–467. http://doi.org/10.1037/h0051916</text:p>
            <text:p text:style-name="P53">Rauscher, F. H., &amp; Shaw, G. L. (1998). Key components of the Mozart effect. <text:span text:style-name="T6">Perceptual and Motor Skills</text:span>, <text:span text:style-name="T6">86</text:span>(3), 835–841. http://doi.org/10.2466/pms.1998.86.3.835</text:p>
            <text:p text:style-name="P53">Rauscher, F. H., Shaw, G. L., &amp; Ky, K. N. (1993). Music and spatial task performance. <text:span text:style-name="T6">Nature</text:span>, <text:span text:style-name="T6">365</text:span>(6447), 611. http://doi.org/10.1038/365611a0</text:p>
            <text:p text:style-name="P53">Salamé, P., &amp; Baddeley, A. (1989). Effects of background music on phonological short-term memory. <text:span text:style-name="T6">The Quarterly Journal of Experimental Psychology Section A</text:span>, <text:span text:style-name="T6">41</text:span>(1), 107–122. http://doi.org/10.1080/14640748908402355</text:p>
            <text:p text:style-name="P53">Schellenberg, E. G., &amp; Hallam, S. (2005). Music listening and cognitive abilities in 10 and 11 year-olds: The Blur effect. <text:span text:style-name="T6">Neurosciences and Music Ii From Perception to Performance</text:span>, <text:span text:style-name="T6">1060</text:span>(The Neurosciences and Music II: From Perception to Performance), 202–209. http://doi.org/10.1196/annals.1360.013</text:p>
            <text:p text:style-name="P53">Schellenberg, E. G., Nakata, T., Hunter, P. G., &amp; Tamoto, S. (2007). Exposure to music and cognitive performance: tests of children and adults. <text:span text:style-name="T6">Psychology of Music</text:span>, <text:span text:style-name="T6">35</text:span>(1), 5–19. http://doi.org/10.1177/0305735607068885</text:p>
            <text:p text:style-name="P53">Schellenberg, E. G., &amp; Weiss, M. W. (2013). <text:span text:style-name="T6">Music and Cognitive Abilities</text:span>. <text:span text:style-name="T6">The Psychology of Music (Third Edition)</text:span>. http://doi.org/10.1016/B978-0-12-381460-9.00012-2</text:p>
            <text:p text:style-name="P53"><text:span text:style-name="T6">Share of Ear</text:span>. (2014).</text:p>
            <text:p text:style-name="P53">Sloboda, J. A. (1992). Empirical studies of emotional response to music.</text:p>
            <text:p text:style-name="P53">Sogin, D. W. (1988). Effects of three different musical styles of background music on coding by college-age students. <text:span text:style-name="T6">Perceptual and Motor Skills</text:span>, <text:span text:style-name="T6">67</text:span>(1), 275–280. http://doi.org/10.2466/pms.1988.67.1.275</text:p>
            <text:p text:style-name="P53">Stanovich, K. E. (1982a). Individual Differences in the Cognitive Processes of Reading: I. Word Decoding. <text:span text:style-name="T6">Journal of Learning Disabilities</text:span>, <text:span text:style-name="T6">15</text:span>(8), 485–493. http://doi.org/10.1177/002221948201500809</text:p>
            <text:p text:style-name="P53">Stanovich, K. E. (1982b). Individual differences in the cognitive processes of reading: II. Text-level processes. <text:span text:style-name="T6">Journal of Learning Disabilities</text:span>, <text:span text:style-name="T6">15</text:span>(9), 549–554. http://doi.org/10.1177/002221948201500908</text:p>
            <text:p text:style-name="P53">Thompson, R. G., Moulin, C. J. A., Hayre, S., &amp; Jones, R. W. (2005). Music Enhances Category Fluency In Healthy Older Adults And Alzheimer’s Disease Patients. <text:span text:style-name="T6">Experimental Aging Research</text:span>, <text:span text:style-name="T6">31</text:span>(1), 91–99. http://doi.org/10.1080/03610730590882819</text:p>
            <text:p text:style-name="P53">Thompson, W. F., Schellenberg, E. G., &amp; Husain, G. (2001). Arousal, Mood, and The Mozart Effect. <text:span text:style-name="T6">Psychological Science</text:span>, <text:span text:style-name="T6">12</text:span>(3), 248–251. http://doi.org/10.1111/1467-9280.00345</text:p>
            <text:p text:style-name="P53">Verrusio, W., Ettorre, E., Vicenzini, E., Vanacore, N., Cacciafesta, M., &amp; Mecarelli, O. (2015). The Mozart Effect: A quantitative EEG study. <text:span text:style-name="T6">Consciousness and Cognition</text:span>, <text:span text:style-name="T6">35</text:span>, 150–155. http://doi.org/10.1016/j.concog.2015.05.005</text:p>
            <text:p text:style-name="P53">Ward, L. M. (2003). Synchronous neural oscillations and cognitive processes. <text:span text:style-name="T6">Trends in Cognitive Sciences</text:span>, <text:span text:style-name="T6">7</text:span>(12), 553–559. http://doi.org/10.1016/j.tics.2003.10.012</text:p>
            <text:p text:style-name="P52">Yang, J., McClelland, A., &amp; Furnham, A. (2016). The effect of background music on the cognitive performance of musicians: A pilot study. <text:span text:style-name="T6">Psychology of Music</text:span>, <text:span text:style-name="T6">44</text:span>(5), 1202–1208. http://doi.org/10.1177/0305735615592265</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
      <text:p text:style-name="P56"/>
      <text:p text:style-name="P56"/>
      <text:p text:style-name="P56"/>
      <text:p text:style-name="P56"/>
      <text:p text:style-name="P56"/>
      <text:p text:style-name="P56"/>
      <text:p text:style-name="P56"/>
      <text:p text:style-name="P57">The effects of background music on cognitive functioning</text:p>
      <text:p text:style-name="P1">Comprehensive <text:span text:style-name="T143">e</text:span>xam <text:span text:style-name="T143">p</text:span>aper: First <text:span text:style-name="T143">d</text:span>raft</text:p>
      <text:p text:style-name="P1">Avital Sternin</text:p>
      <text:p text:style-name="P1">March 20, 201<text:change text:change-id="ct140227819788816"/><text:change-start text:change-id="ct140227819794208"/><text:span text:style-name="T157">7</text:span><text:change-end text:change-id="ct140227819794208"/></text:p>
      <text:p text:style-name="P4"><text:span text:style-name="T51">Background music is present in many aspects of our lives and this music can influence our behaviour. In commercial settings, music can influence the ty</text:span><text:change text:change-id="ct140227819795376"/><text:change-start text:change-id="ct140227819796480"/><text:span text:style-name="T51">p</text:span><text:change-end text:change-id="ct140227819796480"/><text:span text:style-name="T51">e of wine you buy </text:span><text:change text:change-id="ct140227819797568"/><text:change-start text:change-id="ct140227819799440"/><text:reference-mark-start text:name="ADDIN CSL_CITATION {&quot;schema&quot;: &quot;https://github.com/citation-style-language/schema/raw/master/csl-citation.json&quot;, &quot;citationItems&quot;: [{&quot;uris&quot;: [&quot;http://www.mendeley.com/documents/?uuid=135446a7-c7eb-4297-a06b-8b70ef7149a5&quot;, &quot;http://www.mendeley.com/documents/?uuid=76ff57ab-4b10-4dc9-99d7-f7b49b10351a&quot;], &quot;itemData&quot;: {&quot;author&quot;: [{&quot;dropping-particle&quot;: &quot;&quot;, &quot;family&quot;: &quot;Areni&quot;, &quot;given&quot;: &quot;Charles S.&quot;, &quot;suffix&quot;: &quot;&quot;, &quot;non-dropping-particle&quot;: &quot;&quot;, &quot;parse-names&quot;: false}, {&quot;dropping-particle&quot;: &quot;&quot;, &quot;family&quot;: &quot;Kim&quot;, &quot;given&quot;: &quot;David&quot;, &quot;suffix&quot;: &quot;&quot;, &quot;non-dropping-particle&quot;: &quot;&quot;, &quot;parse-names&quot;: false}], &quot;container-title&quot;: &quot;NA - Advances in Consumer Research Volume 20&quot;, &quot;type&quot;: &quot;chapter&quot;, &quot;page&quot;: &quot;336-340&quot;, &quot;publisher&quot;: &quot;Provo, UT : Association for Consumer Research&quot;, &quot;editor&quot;: [{&quot;dropping-particle&quot;: &quot;&quot;, &quot;family&quot;: &quot;McAlister&quot;, &quot;given&quot;: &quot;Leigh&quot;, &quot;suffix&quot;: &quot;&quot;, &quot;non-dropping-particle&quot;: &quot;&quot;, &quot;parse-names&quot;: false}, {&quot;dropping-particle&quot;: &quot;&quot;, &quot;family&quot;: &quot;Rothschild&quot;, &quot;given&quot;: &quot;Michael L.&quot;, &quot;suffix&quot;: &quot;&quot;, &quot;non-dropping-particle&quot;: &quot;&quot;, &quot;parse-names&quot;: false}], &quot;title&quot;: &quot;The Influence of Background Music on Shopping Behavior: Classical Versus Top-Forty Music in a Wine Store&quot;, &quot;note&quot;: &quot;NULL&quot;, &quot;issued&quot;: {&quot;date-parts&quot;: [[&quot;1993&quot;]]}, &quot;id&quot;: &quot;ITEM-1&quot;}, &quot;id&quot;: &quot;ITEM-1&quot;}, {&quot;uris&quot;: [&quot;http://www.mendeley.com/documents/?uuid=f16baadf-7377-4f46-8ef4-d3de68a872ff&quot;, &quot;http://www.mendeley.com/documents/?uuid=2a055db0-1297-4684-861a-58679dbf78e9&quot;], &quot;itemData&quot;: {&quot;volume&quot;: &quot;84&quot;, &quot;page&quot;: &quot;271-276&quot;, &quot;id&quot;: &quot;ITEM-2&quot;, &quot;DOI&quot;: &quot;10.1037/0021-9010.84.2.271&quot;, &quot;issue&quot;: &quot;2&quot;, &quot;note&quot;: &quot;NULL&quot;, &quot;ISSN&quot;: &quot;0021-9010&quot;, &quot;author&quot;: [{&quot;dropping-particle&quot;: &quot;&quot;, &quot;family&quot;: &quot;North&quot;, &quot;given&quot;: &quot;Adrian C&quot;, &quot;suffix&quot;: &quot;&quot;, &quot;non-dropping-particle&quot;: &quot;&quot;, &quot;parse-names&quot;: false}], &quot;container-title&quot;: &quot;Journal of applied psychology&quot;, &quot;publisher&quot;: &quot;American Psychological Association&quot;, &quot;type&quot;: &quot;article-journal&quot;, &quot;issued&quot;: {&quot;date-parts&quot;: [[&quot;1999&quot;]]}, &quot;title&quot;: &quot;The influence of in-store music on wine selections.&quot;}, &quot;id&quot;: &quot;ITEM-2&quot;}], &quot;mendeley&quot;: {&quot;plainTextFormattedCitation&quot;: &quot;(Areni &amp; Kim, 1993; North, 1999)&quot;, &quot;previouslyFormattedCitation&quot;: &quot;(Areni &amp; Kim, 1993; North, 1999)&quot;, &quot;formattedCitation&quot;: &quot;(Areni &amp; Kim, 1993; North, 1999)&quot;}, &quot;properties&quot;: {&quot;noteIndex&quot;: 0}} RNDpGK2CtMyIt"/><text:span text:style-name="T1">(Areni &amp; Kim, 1993; North, 1999)</text:span><text:change-end text:change-id="ct140227819799440"/><text:reference-mark-end text:name="ADDIN CSL_CITATION {&quot;schema&quot;: &quot;https://github.com/citation-style-language/schema/raw/master/csl-citation.json&quot;, &quot;citationItems&quot;: [{&quot;uris&quot;: [&quot;http://www.mendeley.com/documents/?uuid=135446a7-c7eb-4297-a06b-8b70ef7149a5&quot;, &quot;http://www.mendeley.com/documents/?uuid=76ff57ab-4b10-4dc9-99d7-f7b49b10351a&quot;], &quot;itemData&quot;: {&quot;author&quot;: [{&quot;dropping-particle&quot;: &quot;&quot;, &quot;family&quot;: &quot;Areni&quot;, &quot;given&quot;: &quot;Charles S.&quot;, &quot;suffix&quot;: &quot;&quot;, &quot;non-dropping-particle&quot;: &quot;&quot;, &quot;parse-names&quot;: false}, {&quot;dropping-particle&quot;: &quot;&quot;, &quot;family&quot;: &quot;Kim&quot;, &quot;given&quot;: &quot;David&quot;, &quot;suffix&quot;: &quot;&quot;, &quot;non-dropping-particle&quot;: &quot;&quot;, &quot;parse-names&quot;: false}], &quot;container-title&quot;: &quot;NA - Advances in Consumer Research Volume 20&quot;, &quot;type&quot;: &quot;chapter&quot;, &quot;page&quot;: &quot;336-340&quot;, &quot;publisher&quot;: &quot;Provo, UT : Association for Consumer Research&quot;, &quot;editor&quot;: [{&quot;dropping-particle&quot;: &quot;&quot;, &quot;family&quot;: &quot;McAlister&quot;, &quot;given&quot;: &quot;Leigh&quot;, &quot;suffix&quot;: &quot;&quot;, &quot;non-dropping-particle&quot;: &quot;&quot;, &quot;parse-names&quot;: false}, {&quot;dropping-particle&quot;: &quot;&quot;, &quot;family&quot;: &quot;Rothschild&quot;, &quot;given&quot;: &quot;Michael L.&quot;, &quot;suffix&quot;: &quot;&quot;, &quot;non-dropping-particle&quot;: &quot;&quot;, &quot;parse-names&quot;: false}], &quot;title&quot;: &quot;The Influence of Background Music on Shopping Behavior: Classical Versus Top-Forty Music in a Wine Store&quot;, &quot;note&quot;: &quot;NULL&quot;, &quot;issued&quot;: {&quot;date-parts&quot;: [[&quot;1993&quot;]]}, &quot;id&quot;: &quot;ITEM-1&quot;}, &quot;id&quot;: &quot;ITEM-1&quot;}, {&quot;uris&quot;: [&quot;http://www.mendeley.com/documents/?uuid=f16baadf-7377-4f46-8ef4-d3de68a872ff&quot;, &quot;http://www.mendeley.com/documents/?uuid=2a055db0-1297-4684-861a-58679dbf78e9&quot;], &quot;itemData&quot;: {&quot;volume&quot;: &quot;84&quot;, &quot;page&quot;: &quot;271-276&quot;, &quot;id&quot;: &quot;ITEM-2&quot;, &quot;DOI&quot;: &quot;10.1037/0021-9010.84.2.271&quot;, &quot;issue&quot;: &quot;2&quot;, &quot;note&quot;: &quot;NULL&quot;, &quot;ISSN&quot;: &quot;0021-9010&quot;, &quot;author&quot;: [{&quot;dropping-particle&quot;: &quot;&quot;, &quot;family&quot;: &quot;North&quot;, &quot;given&quot;: &quot;Adrian C&quot;, &quot;suffix&quot;: &quot;&quot;, &quot;non-dropping-particle&quot;: &quot;&quot;, &quot;parse-names&quot;: false}], &quot;container-title&quot;: &quot;Journal of applied psychology&quot;, &quot;publisher&quot;: &quot;American Psychological Association&quot;, &quot;type&quot;: &quot;article-journal&quot;, &quot;issued&quot;: {&quot;date-parts&quot;: [[&quot;1999&quot;]]}, &quot;title&quot;: &quot;The influence of in-store music on wine selections.&quot;}, &quot;id&quot;: &quot;ITEM-2&quot;}], &quot;mendeley&quot;: {&quot;plainTextFormattedCitation&quot;: &quot;(Areni &amp; Kim, 1993; North, 1999)&quot;, &quot;previouslyFormattedCitation&quot;: &quot;(Areni &amp; Kim, 1993; North, 1999)&quot;, &quot;formattedCitation&quot;: &quot;(Areni &amp; Kim, 1993; North, 1999)&quot;}, &quot;properties&quot;: {&quot;noteIndex&quot;: 0}} RNDpGK2CtMyIt"/><text:span text:style-name="T51">, the type of food you order </text:span><text:change text:change-id="ct140227819800464"/><text:change-start text:change-id="ct140227819802768"/><text:reference-mark-start text:name="ADDIN CSL_CITATION {&quot;schema&quot;: &quot;https://github.com/citation-style-language/schema/raw/master/csl-citation.json&quot;, &quot;citationItems&quot;: [{&quot;uris&quot;: [&quot;http://www.mendeley.com/documents/?uuid=e1ea0ef5-75c4-45a9-aaf2-0ce377bcfd83&quot;, &quot;http://www.mendeley.com/documents/?uuid=87f88d28-45b8-41a2-a0c9-3fe9969ba09b&quot;], &quot;itemData&quot;: {&quot;volume&quot;: &quot;28&quot;, &quot;page&quot;: &quot;2254-2273&quot;, &quot;id&quot;: &quot;ITEM-1&quot;, &quot;DOI&quot;: &quot;10.1111/j.1559-1816.1998.tb01370.x&quot;, &quot;issue&quot;: &quot;24&quot;, &quot;note&quot;: &quot;NULL&quot;, &quot;ISSN&quot;: &quot;0021-9029&quot;, &quot;author&quot;: [{&quot;dropping-particle&quot;: &quot;&quot;, &quot;family&quot;: &quot;North&quot;, &quot;given&quot;: &quot;Adrian C&quot;, &quot;suffix&quot;: &quot;&quot;, &quot;non-dropping-particle&quot;: &quot;&quot;, &quot;parse-names&quot;: false}], &quot;container-title&quot;: &quot;Journal of applied social psychology&quot;, &quot;publisher&quot;: &quot;Bellwether Publishing Ltd&quot;, &quot;type&quot;: &quot;article-journal&quot;, &quot;issued&quot;: {&quot;date-parts&quot;: [[&quot;1998&quot;, &quot;12&quot;]]}, &quot;title&quot;: &quot;The Effect of Music on Atmosphere and Purchase Intentions in a Cafeteria1&quot;}, &quot;id&quot;: &quot;ITEM-1&quot;}], &quot;mendeley&quot;: {&quot;plainTextFormattedCitation&quot;: &quot;(North, 1998)&quot;, &quot;previouslyFormattedCitation&quot;: &quot;(North, 1998)&quot;, &quot;formattedCitation&quot;: &quot;(North, 1998)&quot;}, &quot;properties&quot;: {&quot;noteIndex&quot;: 0}} RNDe10zQOk1SU"/><text:span text:style-name="T1">(North, 1998)</text:span><text:change-end text:change-id="ct140227819802768"/><text:reference-mark-end text:name="ADDIN CSL_CITATION {&quot;schema&quot;: &quot;https://github.com/citation-style-language/schema/raw/master/csl-citation.json&quot;, &quot;citationItems&quot;: [{&quot;uris&quot;: [&quot;http://www.mendeley.com/documents/?uuid=e1ea0ef5-75c4-45a9-aaf2-0ce377bcfd83&quot;, &quot;http://www.mendeley.com/documents/?uuid=87f88d28-45b8-41a2-a0c9-3fe9969ba09b&quot;], &quot;itemData&quot;: {&quot;volume&quot;: &quot;28&quot;, &quot;page&quot;: &quot;2254-2273&quot;, &quot;id&quot;: &quot;ITEM-1&quot;, &quot;DOI&quot;: &quot;10.1111/j.1559-1816.1998.tb01370.x&quot;, &quot;issue&quot;: &quot;24&quot;, &quot;note&quot;: &quot;NULL&quot;, &quot;ISSN&quot;: &quot;0021-9029&quot;, &quot;author&quot;: [{&quot;dropping-particle&quot;: &quot;&quot;, &quot;family&quot;: &quot;North&quot;, &quot;given&quot;: &quot;Adrian C&quot;, &quot;suffix&quot;: &quot;&quot;, &quot;non-dropping-particle&quot;: &quot;&quot;, &quot;parse-names&quot;: false}], &quot;container-title&quot;: &quot;Journal of applied social psychology&quot;, &quot;publisher&quot;: &quot;Bellwether Publishing Ltd&quot;, &quot;type&quot;: &quot;article-journal&quot;, &quot;issued&quot;: {&quot;date-parts&quot;: [[&quot;1998&quot;, &quot;12&quot;]]}, &quot;title&quot;: &quot;The Effect of Music on Atmosphere and Purchase Intentions in a Cafeteria1&quot;}, &quot;id&quot;: &quot;ITEM-1&quot;}], &quot;mendeley&quot;: {&quot;plainTextFormattedCitation&quot;: &quot;(North, 1998)&quot;, &quot;previouslyFormattedCitation&quot;: &quot;(North, 1998)&quot;, &quot;formattedCitation&quot;: &quot;(North, 1998)&quot;}, &quot;properties&quot;: {&quot;noteIndex&quot;: 0}} RNDe10zQOk1SU"/><text:span text:style-name="T51">⁠, and how much money you spend </text:span><text:change text:change-id="ct140227819803888"/><text:change-start text:change-id="ct140227819806128"/><text:reference-mark-start text:name="ADDIN CSL_CITATION {&quot;schema&quot;: &quot;https://github.com/citation-style-language/schema/raw/master/csl-citation.json&quot;, &quot;citationItems&quot;: [{&quot;uris&quot;: [&quot;http://www.mendeley.com/documents/?uuid=88bbc788-3763-483e-8812-1888bebce080&quot;], &quot;itemData&quot;: {&quot;volume&quot;: &quot;70&quot;, &quot;page&quot;: &quot;283-294&quot;, &quot;issue&quot;: &quot;3&quot;, &quot;DOI&quot;: &quot;10.1016/0022-4359(94)90037-X&quot;, &quot;ISBN&quot;: &quot;00224359&quot;, &quot;author&quot;: [{&quot;dropping-particle&quot;: &quot;&quot;, &quot;family&quot;: &quot;Donovan&quot;, &quot;given&quot;: &quot;Robert J&quot;, &quot;suffix&quot;: &quot;&quot;, &quot;non-dropping-particle&quot;: &quot;&quot;, &quot;parse-names&quot;: false}, {&quot;dropping-particle&quot;: &quot;&quot;, &quot;family&quot;: &quot;Rossiter&quot;, &quot;given&quot;: &quot;John R&quot;, &quot;suffix&quot;: &quot;&quot;, &quot;non-dropping-particle&quot;: &quot;&quot;, &quot;parse-names&quot;: false}], &quot;container-title&quot;: &quot;Journal of Retailing&quot;, &quot;title&quot;: &quot;Store Atmosphere and Purchasing Behavior&quot;, &quot;abstract&quot;: &quot;Presents a study which aims to measure customers' emotions during shopping experience and record the effects on actual shopping behavior. Mehrabian-Russell (M-R) environmental psychology model proposed by Donovan and Rossiter in their 1982 study; Effects of pleasure and arousal on extra time spent in store and actual incremental spending; Significance to retailers.&quot;, &quot;type&quot;: &quot;article-journal&quot;, &quot;PMID&quot;: &quot;9503160770&quot;, &quot;id&quot;: &quot;ITEM-1&quot;, &quot;issued&quot;: {&quot;date-parts&quot;: [[&quot;1994&quot;]]}}, &quot;id&quot;: &quot;ITEM-1&quot;}], &quot;mendeley&quot;: {&quot;plainTextFormattedCitation&quot;: &quot;(Donovan &amp; Rossiter, 1994)&quot;, &quot;previouslyFormattedCitation&quot;: &quot;(Donovan &amp; Rossiter, 1994)&quot;, &quot;formattedCitation&quot;: &quot;(Donovan &amp; Rossiter, 1994)&quot;}, &quot;properties&quot;: {&quot;noteIndex&quot;: 0}} RNDFTJ8nKDri9"/><text:span text:style-name="T1">(Donovan &amp; Rossiter, 1994)</text:span><text:change-end text:change-id="ct140227819806128"/><text:reference-mark-end text:name="ADDIN CSL_CITATION {&quot;schema&quot;: &quot;https://github.com/citation-style-language/schema/raw/master/csl-citation.json&quot;, &quot;citationItems&quot;: [{&quot;uris&quot;: [&quot;http://www.mendeley.com/documents/?uuid=88bbc788-3763-483e-8812-1888bebce080&quot;], &quot;itemData&quot;: {&quot;volume&quot;: &quot;70&quot;, &quot;page&quot;: &quot;283-294&quot;, &quot;issue&quot;: &quot;3&quot;, &quot;DOI&quot;: &quot;10.1016/0022-4359(94)90037-X&quot;, &quot;ISBN&quot;: &quot;00224359&quot;, &quot;author&quot;: [{&quot;dropping-particle&quot;: &quot;&quot;, &quot;family&quot;: &quot;Donovan&quot;, &quot;given&quot;: &quot;Robert J&quot;, &quot;suffix&quot;: &quot;&quot;, &quot;non-dropping-particle&quot;: &quot;&quot;, &quot;parse-names&quot;: false}, {&quot;dropping-particle&quot;: &quot;&quot;, &quot;family&quot;: &quot;Rossiter&quot;, &quot;given&quot;: &quot;John R&quot;, &quot;suffix&quot;: &quot;&quot;, &quot;non-dropping-particle&quot;: &quot;&quot;, &quot;parse-names&quot;: false}], &quot;container-title&quot;: &quot;Journal of Retailing&quot;, &quot;title&quot;: &quot;Store Atmosphere and Purchasing Behavior&quot;, &quot;abstract&quot;: &quot;Presents a study which aims to measure customers' emotions during shopping experience and record the effects on actual shopping behavior. Mehrabian-Russell (M-R) environmental psychology model proposed by Donovan and Rossiter in their 1982 study; Effects of pleasure and arousal on extra time spent in store and actual incremental spending; Significance to retailers.&quot;, &quot;type&quot;: &quot;article-journal&quot;, &quot;PMID&quot;: &quot;9503160770&quot;, &quot;id&quot;: &quot;ITEM-1&quot;, &quot;issued&quot;: {&quot;date-parts&quot;: [[&quot;1994&quot;]]}}, &quot;id&quot;: &quot;ITEM-1&quot;}], &quot;mendeley&quot;: {&quot;plainTextFormattedCitation&quot;: &quot;(Donovan &amp; Rossiter, 1994)&quot;, &quot;previouslyFormattedCitation&quot;: &quot;(Donovan &amp; Rossiter, 1994)&quot;, &quot;formattedCitation&quot;: &quot;(Donovan &amp; Rossiter, 1994)&quot;}, &quot;properties&quot;: {&quot;noteIndex&quot;: 0}} RNDFTJ8nKDri9"/><text:span text:style-name="T51">⁠. Americans over the age of 13, spend an average of four hours per day listening to music from a variety of sources </text:span><text:change text:change-id="ct140227819807216"/><text:change-start text:change-id="ct140227819810000"/><text:reference-mark-start text:name="ADDIN CSL_CITATION {&quot;schema&quot;: &quot;https://github.com/citation-style-language/schema/raw/master/csl-citation.json&quot;, &quot;citationItems&quot;: [{&quot;uris&quot;: [&quot;http://www.mendeley.com/documents/?uuid=b0a39bf1-34b2-46bc-9d06-90d910128538&quot;, &quot;http://www.mendeley.com/documents/?uuid=ff605f75-ce82-4f95-996e-1ba71da6c2c9&quot;], &quot;itemData&quot;: {&quot;type&quot;: &quot;report&quot;, &quot;note&quot;: &quot;NULL&quot;, &quot;issued&quot;: {&quot;date-parts&quot;: [[&quot;2014&quot;]]}, &quot;title&quot;: &quot;Share of Ear&quot;, &quot;id&quot;: &quot;ITEM-1&quot;}, &quot;id&quot;: &quot;ITEM-1&quot;}], &quot;mendeley&quot;: {&quot;plainTextFormattedCitation&quot;: &quot;(Share of Ear, 2014)&quot;, &quot;previouslyFormattedCitation&quot;: &quot;(&lt;i&gt;Share of Ear&lt;/i&gt;, 2014)&quot;, &quot;formattedCitation&quot;: &quot;(&lt;i&gt;Share of Ear&lt;/i&gt;, 2014)&quot;}, &quot;properties&quot;: {&quot;noteIndex&quot;: 0}} RND0D34HLQhzm"/><text:span text:style-name="T1">(</text:span><text:span text:style-name="T2">Share of Ear</text:span><text:span text:style-name="T1">, 2014)</text:span><text:change-end text:change-id="ct140227819810000"/><text:reference-mark-end text:name="ADDIN CSL_CITATION {&quot;schema&quot;: &quot;https://github.com/citation-style-language/schema/raw/master/csl-citation.json&quot;, &quot;citationItems&quot;: [{&quot;uris&quot;: [&quot;http://www.mendeley.com/documents/?uuid=b0a39bf1-34b2-46bc-9d06-90d910128538&quot;, &quot;http://www.mendeley.com/documents/?uuid=ff605f75-ce82-4f95-996e-1ba71da6c2c9&quot;], &quot;itemData&quot;: {&quot;type&quot;: &quot;report&quot;, &quot;note&quot;: &quot;NULL&quot;, &quot;issued&quot;: {&quot;date-parts&quot;: [[&quot;2014&quot;]]}, &quot;title&quot;: &quot;Share of Ear&quot;, &quot;id&quot;: &quot;ITEM-1&quot;}, &quot;id&quot;: &quot;ITEM-1&quot;}], &quot;mendeley&quot;: {&quot;plainTextFormattedCitation&quot;: &quot;(Share of Ear, 2014)&quot;, &quot;previouslyFormattedCitation&quot;: &quot;(&lt;i&gt;Share of Ear&lt;/i&gt;, 2014)&quot;, &quot;formattedCitation&quot;: &quot;(&lt;i&gt;Share of Ear&lt;/i&gt;, 2014)&quot;}, &quot;properties&quot;: {&quot;noteIndex&quot;: 0}} RND0D34HLQhzm"/><text:span text:style-name="T51">⁠. Many will choose to listen to that music</text:span> while performing cognitively demanding tasks such as driving a car, <text:span text:style-name="T142">working</text:span>, <text:span text:style-name="T120">or</text:span> <text:span text:style-name="T142">studying</text:span>. <text:span text:style-name="T125">Background music affects a person’s abilities to perform these tasks. For example, when driving, speed, violations, and steering movements are affected </text:span><text:change text:change-id="ct140227819814208"/><text:change-start text:change-id="ct140227819816560"/><text:reference-mark-start text:name="ADDIN CSL_CITATION {&quot;schema&quot;: &quot;https://github.com/citation-style-language/schema/raw/master/csl-citation.json&quot;, &quot;citationItems&quot;: [{&quot;uris&quot;: [&quot;http://www.mendeley.com/documents/?uuid=176e6100-e245-4a65-88ed-b63f0adad83f&quot;, &quot;http://www.mendeley.com/documents/?uuid=39a42d41-0573-43d3-b36f-259c3eb18a85&quot;], &quot;itemData&quot;: {&quot;volume&quot;: &quot;59&quot;, &quot;page&quot;: &quot;382-393&quot;, &quot;id&quot;: &quot;ITEM-1&quot;, &quot;DOI&quot;: &quot;10.1016/j.aap.2013.06.022&quot;, &quot;note&quot;: &quot;NULL&quot;, &quot;ISSN&quot;: &quot;0001-4575&quot;, &quot;author&quot;: [{&quot;dropping-particle&quot;: &quot;&quot;, &quot;family&quot;: &quot;Brodsky&quot;, &quot;given&quot;: &quot;Warren&quot;, &quot;suffix&quot;: &quot;&quot;, &quot;non-dropping-particle&quot;: &quot;&quot;, &quot;parse-names&quot;: false}], &quot;container-title&quot;: &quot;Accident analysis and prevention&quot;, &quot;publisher&quot;: &quot;Elsevier&quot;, &quot;type&quot;: &quot;article-journal&quot;, &quot;issued&quot;: {&quot;date-parts&quot;: [[&quot;2013&quot;, &quot;10&quot;]]}, &quot;title&quot;: &quot;Background music as a risk factor for distraction among young-novice drivers&quot;}, &quot;id&quot;: &quot;ITEM-1&quot;}, {&quot;uris&quot;: [&quot;http://www.mendeley.com/documents/?uuid=d17279a2-864e-428b-9153-67a7f3211a49&quot;, &quot;http://www.mendeley.com/documents/?uuid=4f28ff26-56ce-4391-ae44-72d638df2253&quot;], &quot;itemData&quot;: {&quot;volume&quot;: &quot;4&quot;, &quot;page&quot;: &quot;219-241&quot;, &quot;id&quot;: &quot;ITEM-2&quot;, &quot;DOI&quot;: &quot;10.1016/S1369-8478(01)00025-0&quot;, &quot;issue&quot;: &quot;4&quot;, &quot;note&quot;: &quot;NULL&quot;, &quot;ISSN&quot;: &quot;1369-8478&quot;, &quot;author&quot;: [{&quot;dropping-particle&quot;: &quot;&quot;, &quot;family&quot;: &quot;Brodsky&quot;, &quot;given&quot;: &quot;Warren&quot;, &quot;suffix&quot;: &quot;&quot;, &quot;non-dropping-particle&quot;: &quot;&quot;, &quot;parse-names&quot;: false}], &quot;container-title&quot;: &quot;Transportation research. Part F, Traffic psychology and behaviour&quot;, &quot;publisher&quot;: &quot;Pergamon&quot;, &quot;type&quot;: &quot;article-journal&quot;, &quot;issued&quot;: {&quot;date-parts&quot;: [[&quot;2002&quot;, &quot;12&quot;]]}, &quot;title&quot;: &quot;The effects of music tempo on simulated driving performance and vehicular control&quot;}, &quot;id&quot;: &quot;ITEM-2&quot;}, {&quot;uris&quot;: [&quot;http://www.mendeley.com/documents/?uuid=1a8f3b86-98f4-41ac-8b5c-fab1505868e5&quot;, &quot;http://www.mendeley.com/documents/?uuid=a44366be-5c6e-4adf-8bed-38200a79c772&quot;], &quot;itemData&quot;: {&quot;volume&quot;: &quot;10&quot;, &quot;page&quot;: &quot;233-243&quot;, &quot;issue&quot;: &quot;3&quot;, &quot;DOI&quot;: &quot;10.1177/001872086801000305&quot;, &quot;note&quot;: &quot;PMID: 5674359&quot;, &quot;author&quot;: [{&quot;dropping-particle&quot;: &quot;&quot;, &quot;family&quot;: &quot;Konz&quot;, &quot;given&quot;: &quot;Stephan&quot;, &quot;suffix&quot;: &quot;&quot;, &quot;non-dropping-particle&quot;: &quot;&quot;, &quot;parse-names&quot;: false}, {&quot;dropping-particle&quot;: &quot;&quot;, &quot;family&quot;: &quot;Mcdougal&quot;, &quot;given&quot;: &quot;David&quot;, &quot;suffix&quot;: &quot;&quot;, &quot;non-dropping-particle&quot;: &quot;&quot;, &quot;parse-names&quot;: false}], &quot;container-title&quot;: &quot;Human Factors&quot;, &quot;title&quot;: &quot;The Effect of Background Music on the Control Activity of an Automobile Driver&quot;, &quot;abstract&quot;: &quot; The effect of silence, slow music, and Tijuana Brass music on the control activity of twenty four automotive drivers was recorded on a Greensfield's Driveometer. Control activity was affected by the music but the effects of slow and Tijuana Brass music were not the same; speed was faster during music and weaving was less. &quot;, &quot;type&quot;: &quot;article-journal&quot;, &quot;id&quot;: &quot;ITEM-3&quot;, &quot;issued&quot;: {&quot;date-parts&quot;: [[&quot;1968&quot;]]}}, &quot;id&quot;: &quot;ITEM-3&quot;}], &quot;mendeley&quot;: {&quot;plainTextFormattedCitation&quot;: &quot;(Brodsky, 2002, 2013; Konz &amp; Mcdougal, 1968)&quot;, &quot;previouslyFormattedCitation&quot;: &quot;(Brodsky, 2002, 2013; Konz &amp; Mcdougal, 1968)&quot;, &quot;formattedCitation&quot;: &quot;(Brodsky, 2002, 2013; Konz &amp; Mcdougal, 1968)&quot;}, &quot;properties&quot;: {&quot;noteIndex&quot;: 0}} RNDX7eL90XBFU"/><text:span text:style-name="T10">(Brodsky, 2002, 2013; Konz &amp; Mcdougal, 1968)</text:span><text:change-end text:change-id="ct140227819816560"/><text:reference-mark-end text:name="ADDIN CSL_CITATION {&quot;schema&quot;: &quot;https://github.com/citation-style-language/schema/raw/master/csl-citation.json&quot;, &quot;citationItems&quot;: [{&quot;uris&quot;: [&quot;http://www.mendeley.com/documents/?uuid=176e6100-e245-4a65-88ed-b63f0adad83f&quot;, &quot;http://www.mendeley.com/documents/?uuid=39a42d41-0573-43d3-b36f-259c3eb18a85&quot;], &quot;itemData&quot;: {&quot;volume&quot;: &quot;59&quot;, &quot;page&quot;: &quot;382-393&quot;, &quot;id&quot;: &quot;ITEM-1&quot;, &quot;DOI&quot;: &quot;10.1016/j.aap.2013.06.022&quot;, &quot;note&quot;: &quot;NULL&quot;, &quot;ISSN&quot;: &quot;0001-4575&quot;, &quot;author&quot;: [{&quot;dropping-particle&quot;: &quot;&quot;, &quot;family&quot;: &quot;Brodsky&quot;, &quot;given&quot;: &quot;Warren&quot;, &quot;suffix&quot;: &quot;&quot;, &quot;non-dropping-particle&quot;: &quot;&quot;, &quot;parse-names&quot;: false}], &quot;container-title&quot;: &quot;Accident analysis and prevention&quot;, &quot;publisher&quot;: &quot;Elsevier&quot;, &quot;type&quot;: &quot;article-journal&quot;, &quot;issued&quot;: {&quot;date-parts&quot;: [[&quot;2013&quot;, &quot;10&quot;]]}, &quot;title&quot;: &quot;Background music as a risk factor for distraction among young-novice drivers&quot;}, &quot;id&quot;: &quot;ITEM-1&quot;}, {&quot;uris&quot;: [&quot;http://www.mendeley.com/documents/?uuid=d17279a2-864e-428b-9153-67a7f3211a49&quot;, &quot;http://www.mendeley.com/documents/?uuid=4f28ff26-56ce-4391-ae44-72d638df2253&quot;], &quot;itemData&quot;: {&quot;volume&quot;: &quot;4&quot;, &quot;page&quot;: &quot;219-241&quot;, &quot;id&quot;: &quot;ITEM-2&quot;, &quot;DOI&quot;: &quot;10.1016/S1369-8478(01)00025-0&quot;, &quot;issue&quot;: &quot;4&quot;, &quot;note&quot;: &quot;NULL&quot;, &quot;ISSN&quot;: &quot;1369-8478&quot;, &quot;author&quot;: [{&quot;dropping-particle&quot;: &quot;&quot;, &quot;family&quot;: &quot;Brodsky&quot;, &quot;given&quot;: &quot;Warren&quot;, &quot;suffix&quot;: &quot;&quot;, &quot;non-dropping-particle&quot;: &quot;&quot;, &quot;parse-names&quot;: false}], &quot;container-title&quot;: &quot;Transportation research. Part F, Traffic psychology and behaviour&quot;, &quot;publisher&quot;: &quot;Pergamon&quot;, &quot;type&quot;: &quot;article-journal&quot;, &quot;issued&quot;: {&quot;date-parts&quot;: [[&quot;2002&quot;, &quot;12&quot;]]}, &quot;title&quot;: &quot;The effects of music tempo on simulated driving performance and vehicular control&quot;}, &quot;id&quot;: &quot;ITEM-2&quot;}, {&quot;uris&quot;: [&quot;http://www.mendeley.com/documents/?uuid=1a8f3b86-98f4-41ac-8b5c-fab1505868e5&quot;, &quot;http://www.mendeley.com/documents/?uuid=a44366be-5c6e-4adf-8bed-38200a79c772&quot;], &quot;itemData&quot;: {&quot;volume&quot;: &quot;10&quot;, &quot;page&quot;: &quot;233-243&quot;, &quot;issue&quot;: &quot;3&quot;, &quot;DOI&quot;: &quot;10.1177/001872086801000305&quot;, &quot;note&quot;: &quot;PMID: 5674359&quot;, &quot;author&quot;: [{&quot;dropping-particle&quot;: &quot;&quot;, &quot;family&quot;: &quot;Konz&quot;, &quot;given&quot;: &quot;Stephan&quot;, &quot;suffix&quot;: &quot;&quot;, &quot;non-dropping-particle&quot;: &quot;&quot;, &quot;parse-names&quot;: false}, {&quot;dropping-particle&quot;: &quot;&quot;, &quot;family&quot;: &quot;Mcdougal&quot;, &quot;given&quot;: &quot;David&quot;, &quot;suffix&quot;: &quot;&quot;, &quot;non-dropping-particle&quot;: &quot;&quot;, &quot;parse-names&quot;: false}], &quot;container-title&quot;: &quot;Human Factors&quot;, &quot;title&quot;: &quot;The Effect of Background Music on the Control Activity of an Automobile Driver&quot;, &quot;abstract&quot;: &quot; The effect of silence, slow music, and Tijuana Brass music on the control activity of twenty four automotive drivers was recorded on a Greensfield's Driveometer. Control activity was affected by the music but the effects of slow and Tijuana Brass music were not the same; speed was faster during music and weaving was less. &quot;, &quot;type&quot;: &quot;article-journal&quot;, &quot;id&quot;: &quot;ITEM-3&quot;, &quot;issued&quot;: {&quot;date-parts&quot;: [[&quot;1968&quot;]]}}, &quot;id&quot;: &quot;ITEM-3&quot;}], &quot;mendeley&quot;: {&quot;plainTextFormattedCitation&quot;: &quot;(Brodsky, 2002, 2013; Konz &amp; Mcdougal, 1968)&quot;, &quot;previouslyFormattedCitation&quot;: &quot;(Brodsky, 2002, 2013; Konz &amp; Mcdougal, 1968)&quot;, &quot;formattedCitation&quot;: &quot;(Brodsky, 2002, 2013; Konz &amp; Mcdougal, 1968)&quot;}, &quot;properties&quot;: {&quot;noteIndex&quot;: 0}} RNDX7eL90XBFU"/><text:span text:style-name="T125">⁠. All of these tasks involve complex cognitive processes such as working memory, spatial manipulation, and recall, but the effects of background music on these specific processes is unclear.</text:span></text:p>
      <text:p text:style-name="P86">Over the last 60 years, numerous studies <text:span text:style-name="T148">have </text:span>investiga<text:span text:style-name="T148">ted</text:span> whether background music <text:span text:style-name="T148">enhances or impairs</text:span> performance during <text:span text:style-name="T52">cognitively demanding</text:span> tasks. <text:span text:style-name="T52">Many of these studies investigated how music affects skills important for classroom learning, such as reading rate and comprehension </text:span><text:change text:change-id="ct140227819789136"/><text:change-start text:change-id="ct140227819819136"/><text:reference-mark-start text:name="ADDIN CSL_CITATION {&quot;schema&quot;: &quot;https://github.com/citation-style-language/schema/raw/master/csl-citation.json&quot;, &quot;citationItems&quot;: [{&quot;uris&quot;: [&quot;http://www.mendeley.com/documents/?uuid=a60dfe14-0ca9-4266-b204-764ac081a264&quot;], &quot;itemData&quot;: {&quot;volume&quot;: &quot;43&quot;, &quot;page&quot;: &quot;101-109&quot;, &quot;issue&quot;: &quot;2&quot;, &quot;DOI&quot;: &quot;10.1037/h0054219&quot;, &quot;ISSN&quot;: &quot;0022-0663&quot;, &quot;author&quot;: [{&quot;dropping-particle&quot;: &quot;&quot;, &quot;family&quot;: &quot;Freeburne&quot;, &quot;given&quot;: &quot;Cecil M.&quot;, &quot;suffix&quot;: &quot;&quot;, &quot;non-dropping-particle&quot;: &quot;&quot;, &quot;parse-names&quot;: false}, {&quot;dropping-particle&quot;: &quot;&quot;, &quot;family&quot;: &quot;Fleischer&quot;, &quot;given&quot;: &quot;Murray S.&quot;, &quot;suffix&quot;: &quot;&quot;, &quot;non-dropping-particle&quot;: &quot;&quot;, &quot;parse-names&quot;: false}], &quot;container-title&quot;: &quot;Journal of Educational Psychology&quot;, &quot;title&quot;: &quot;The effect of music distraction upon reading rate and comprehension.&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type&quot;: &quot;article-journal&quot;, &quot;id&quot;: &quot;ITEM-1&quot;, &quot;issued&quot;: {&quot;date-parts&quot;: [[&quot;1952&quot;]]}}, &quot;id&quot;: &quot;ITEM-1&quot;}], &quot;mendeley&quot;: {&quot;plainTextFormattedCitation&quot;: &quot;(Freeburne &amp; Fleischer, 1952)&quot;, &quot;previouslyFormattedCitation&quot;: &quot;(Freeburne &amp; Fleischer, 1952)&quot;, &quot;formattedCitation&quot;: &quot;(Freeburne &amp; Fleischer, 1952)&quot;}, &quot;properties&quot;: {&quot;noteIndex&quot;: 0}} RNDDXsXn1OCZh"/><text:span text:style-name="T11">(Freeburne &amp; Fleischer, 1952)</text:span><text:change-end text:change-id="ct140227819819136"/><text:reference-mark-end text:name="ADDIN CSL_CITATION {&quot;schema&quot;: &quot;https://github.com/citation-style-language/schema/raw/master/csl-citation.json&quot;, &quot;citationItems&quot;: [{&quot;uris&quot;: [&quot;http://www.mendeley.com/documents/?uuid=a60dfe14-0ca9-4266-b204-764ac081a264&quot;], &quot;itemData&quot;: {&quot;volume&quot;: &quot;43&quot;, &quot;page&quot;: &quot;101-109&quot;, &quot;issue&quot;: &quot;2&quot;, &quot;DOI&quot;: &quot;10.1037/h0054219&quot;, &quot;ISSN&quot;: &quot;0022-0663&quot;, &quot;author&quot;: [{&quot;dropping-particle&quot;: &quot;&quot;, &quot;family&quot;: &quot;Freeburne&quot;, &quot;given&quot;: &quot;Cecil M.&quot;, &quot;suffix&quot;: &quot;&quot;, &quot;non-dropping-particle&quot;: &quot;&quot;, &quot;parse-names&quot;: false}, {&quot;dropping-particle&quot;: &quot;&quot;, &quot;family&quot;: &quot;Fleischer&quot;, &quot;given&quot;: &quot;Murray S.&quot;, &quot;suffix&quot;: &quot;&quot;, &quot;non-dropping-particle&quot;: &quot;&quot;, &quot;parse-names&quot;: false}], &quot;container-title&quot;: &quot;Journal of Educational Psychology&quot;, &quot;title&quot;: &quot;The effect of music distraction upon reading rate and comprehension.&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type&quot;: &quot;article-journal&quot;, &quot;id&quot;: &quot;ITEM-1&quot;, &quot;issued&quot;: {&quot;date-parts&quot;: [[&quot;1952&quot;]]}}, &quot;id&quot;: &quot;ITEM-1&quot;}], &quot;mendeley&quot;: {&quot;plainTextFormattedCitation&quot;: &quot;(Freeburne &amp; Fleischer, 1952)&quot;, &quot;previouslyFormattedCitation&quot;: &quot;(Freeburne &amp; Fleischer, 1952)&quot;, &quot;formattedCitation&quot;: &quot;(Freeburne &amp; Fleischer, 1952)&quot;}, &quot;properties&quot;: {&quot;noteIndex&quot;: 0}} RNDDXsXn1OCZh"/><text:span text:style-name="T52">⁠, short-term memory </text:span><text:change text:change-id="ct140227819805776"/><text:change-start text:change-id="ct140227819806352"/><text:reference-mark-start text:name="ADDIN CSL_CITATION {&quot;schema&quot;: &quot;https://github.com/citation-style-language/schema/raw/master/csl-citation.json&quot;, &quot;citationItems&quot;: [{&quot;uris&quot;: [&quot;http://www.mendeley.com/documents/?uuid=2e8a1e9b-df85-4bb1-9d54-8546a1391bf2&quot;], &quot;itemData&quot;: {&quot;volume&quot;: &quot;41&quot;, &quot;page&quot;: &quot;107-122&quot;, &quot;issue&quot;: &quot;1&quot;, &quot;DOI&quot;: &quot;10.1080/14640748908402355&quot;, &quot;ISBN&quot;: &quot;1464-0740 0272-4987&quot;, &quot;ISSN&quot;: &quot;0272-4987&quot;, &quot;author&quot;: [{&quot;dropping-particle&quot;: &quot;&quot;, &quot;family&quot;: &quot;Salam\u00e9&quot;, &quot;given&quot;: &quot;Pierre&quot;, &quot;suffix&quot;: &quot;&quot;, &quot;non-dropping-particle&quot;: &quot;&quot;, &quot;parse-names&quot;: false}, {&quot;dropping-particle&quot;: &quot;&quot;, &quot;family&quot;: &quot;Baddeley&quot;, &quot;given&quot;: &quot;Alan&quot;, &quot;suffix&quot;: &quot;&quot;, &quot;non-dropping-particle&quot;: &quot;&quot;, &quot;parse-names&quot;: false}], &quot;container-title&quot;: &quot;The Quarterly Journal of Experimental Psychology Section A&quot;, &quot;title&quot;: &quot;Effects of background music on phonological short-term memory&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type&quot;: &quot;article-journal&quot;, &quot;id&quot;: &quot;ITEM-1&quot;, &quot;issued&quot;: {&quot;date-parts&quot;: [[&quot;1989&quot;, &quot;2&quot;]]}}, &quot;id&quot;: &quot;ITEM-1&quot;}], &quot;mendeley&quot;: {&quot;plainTextFormattedCitation&quot;: &quot;(Salam\u00e9 &amp; Baddeley, 1989)&quot;, &quot;previouslyFormattedCitation&quot;: &quot;(Salam\u00e9 &amp; Baddeley, 1989)&quot;, &quot;formattedCitation&quot;: &quot;(Salam\u00e9 &amp; Baddeley, 1989)&quot;}, &quot;properties&quot;: {&quot;noteIndex&quot;: 0}} RNDGaqtAMaZfu"/><text:span text:style-name="T11">(Salamé &amp; Baddeley, 1989)</text:span><text:change-end text:change-id="ct140227819806352"/><text:reference-mark-end text:name="ADDIN CSL_CITATION {&quot;schema&quot;: &quot;https://github.com/citation-style-language/schema/raw/master/csl-citation.json&quot;, &quot;citationItems&quot;: [{&quot;uris&quot;: [&quot;http://www.mendeley.com/documents/?uuid=2e8a1e9b-df85-4bb1-9d54-8546a1391bf2&quot;], &quot;itemData&quot;: {&quot;volume&quot;: &quot;41&quot;, &quot;page&quot;: &quot;107-122&quot;, &quot;issue&quot;: &quot;1&quot;, &quot;DOI&quot;: &quot;10.1080/14640748908402355&quot;, &quot;ISBN&quot;: &quot;1464-0740 0272-4987&quot;, &quot;ISSN&quot;: &quot;0272-4987&quot;, &quot;author&quot;: [{&quot;dropping-particle&quot;: &quot;&quot;, &quot;family&quot;: &quot;Salam\u00e9&quot;, &quot;given&quot;: &quot;Pierre&quot;, &quot;suffix&quot;: &quot;&quot;, &quot;non-dropping-particle&quot;: &quot;&quot;, &quot;parse-names&quot;: false}, {&quot;dropping-particle&quot;: &quot;&quot;, &quot;family&quot;: &quot;Baddeley&quot;, &quot;given&quot;: &quot;Alan&quot;, &quot;suffix&quot;: &quot;&quot;, &quot;non-dropping-particle&quot;: &quot;&quot;, &quot;parse-names&quot;: false}], &quot;container-title&quot;: &quot;The Quarterly Journal of Experimental Psychology Section A&quot;, &quot;title&quot;: &quot;Effects of background music on phonological short-term memory&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type&quot;: &quot;article-journal&quot;, &quot;id&quot;: &quot;ITEM-1&quot;, &quot;issued&quot;: {&quot;date-parts&quot;: [[&quot;1989&quot;, &quot;2&quot;]]}}, &quot;id&quot;: &quot;ITEM-1&quot;}], &quot;mendeley&quot;: {&quot;plainTextFormattedCitation&quot;: &quot;(Salam\u00e9 &amp; Baddeley, 1989)&quot;, &quot;previouslyFormattedCitation&quot;: &quot;(Salam\u00e9 &amp; Baddeley, 1989)&quot;, &quot;formattedCitation&quot;: &quot;(Salam\u00e9 &amp; Baddeley, 1989)&quot;}, &quot;properties&quot;: {&quot;noteIndex&quot;: 0}} RNDGaqtAMaZfu"/><text:span text:style-name="T52">⁠, and spatial manipulation tasks </text:span><text:change text:change-id="ct140227819796784"/><text:change-start text:change-id="ct140227819795696"/><text:reference-mark-start text:name="ADDIN CSL_CITATION {&quot;schema&quot;: &quot;https://github.com/citation-style-language/schema/raw/master/csl-citation.json&quot;, &quot;citationItems&quot;: [{&quot;uris&quot;: [&quot;http://www.mendeley.com/documents/?uuid=90709e96-9b35-4592-8008-a14b99f35bad&quot;], &quot;itemData&quot;: {&quot;volume&quot;: &quot;29&quot;, &quot;page&quot;: &quot;173-183&quot;, &quot;DOI&quot;: &quot;10.1525/mp.2011.29.2.173&quot;, &quot;issue&quot;: &quot;2&quot;, &quot;ISBN&quot;: &quot;0520057295&quot;, &quot;ISSN&quot;: &quot;07307829&quot;, &quot;author&quot;: [{&quot;dropping-particle&quot;: &quot;&quot;, &quot;family&quot;: &quot;Patston&quot;, &quot;given&quot;: &quot;Lucy L. M.&quot;, &quot;suffix&quot;: &quot;&quot;, &quot;non-dropping-particle&quot;: &quot;&quot;, &quot;parse-names&quot;: false}, {&quot;dropping-particle&quot;: &quot;&quot;, &quot;family&quot;: &quot;Tippett&quot;, &quot;given&quot;: &quot;Lynette J.&quot;, &quot;suffix&quot;: &quot;&quot;, &quot;non-dropping-particle&quot;: &quot;&quot;, &quot;parse-names&quot;: false}], &quot;container-title&quot;: &quot;Music Perception: An Interdisciplinary Journal&quot;, &quot;title&quot;: &quot;The Effect of Background Music on Cognitive Performance in Musicians and Nonmusicians&quot;, &quot;type&quot;: &quot;article-journal&quot;, &quot;id&quot;: &quot;ITEM-1&quot;, &quot;issued&quot;: {&quot;date-parts&quot;: [[&quot;2011&quot;, &quot;12&quot;]]}}, &quot;id&quot;: &quot;ITEM-1&quot;}], &quot;mendeley&quot;: {&quot;plainTextFormattedCitation&quot;: &quot;(Patston &amp; Tippett, 2011)&quot;, &quot;previouslyFormattedCitation&quot;: &quot;(Patston &amp; Tippett, 2011)&quot;, &quot;formattedCitation&quot;: &quot;(Patston &amp; Tippett, 2011)&quot;}, &quot;properties&quot;: {&quot;noteIndex&quot;: 0}} RNDn0RMyri3mG"/><text:span text:style-name="T11">(Patston &amp; Tippett, 2011)</text:span><text:change-end text:change-id="ct140227819795696"/><text:reference-mark-end text:name="ADDIN CSL_CITATION {&quot;schema&quot;: &quot;https://github.com/citation-style-language/schema/raw/master/csl-citation.json&quot;, &quot;citationItems&quot;: [{&quot;uris&quot;: [&quot;http://www.mendeley.com/documents/?uuid=90709e96-9b35-4592-8008-a14b99f35bad&quot;], &quot;itemData&quot;: {&quot;volume&quot;: &quot;29&quot;, &quot;page&quot;: &quot;173-183&quot;, &quot;DOI&quot;: &quot;10.1525/mp.2011.29.2.173&quot;, &quot;issue&quot;: &quot;2&quot;, &quot;ISBN&quot;: &quot;0520057295&quot;, &quot;ISSN&quot;: &quot;07307829&quot;, &quot;author&quot;: [{&quot;dropping-particle&quot;: &quot;&quot;, &quot;family&quot;: &quot;Patston&quot;, &quot;given&quot;: &quot;Lucy L. M.&quot;, &quot;suffix&quot;: &quot;&quot;, &quot;non-dropping-particle&quot;: &quot;&quot;, &quot;parse-names&quot;: false}, {&quot;dropping-particle&quot;: &quot;&quot;, &quot;family&quot;: &quot;Tippett&quot;, &quot;given&quot;: &quot;Lynette J.&quot;, &quot;suffix&quot;: &quot;&quot;, &quot;non-dropping-particle&quot;: &quot;&quot;, &quot;parse-names&quot;: false}], &quot;container-title&quot;: &quot;Music Perception: An Interdisciplinary Journal&quot;, &quot;title&quot;: &quot;The Effect of Background Music on Cognitive Performance in Musicians and Nonmusicians&quot;, &quot;type&quot;: &quot;article-journal&quot;, &quot;id&quot;: &quot;ITEM-1&quot;, &quot;issued&quot;: {&quot;date-parts&quot;: [[&quot;2011&quot;, &quot;12&quot;]]}}, &quot;id&quot;: &quot;ITEM-1&quot;}], &quot;mendeley&quot;: {&quot;plainTextFormattedCitation&quot;: &quot;(Patston &amp; Tippett, 2011)&quot;, &quot;previouslyFormattedCitation&quot;: &quot;(Patston &amp; Tippett, 2011)&quot;, &quot;formattedCitation&quot;: &quot;(Patston &amp; Tippett, 2011)&quot;}, &quot;properties&quot;: {&quot;noteIndex&quot;: 0}} RNDn0RMyri3mG"/><text:span text:style-name="T52">⁠. One of t</text:span><text:change text:change-id="ct140227819798720"/><text:change-start text:change-id="ct140227819803136"/><text:span text:style-name="T52">h</text:span><text:change-end text:change-id="ct140227819803136"/><text:span text:style-name="T52">e most influential findings within this field was the discovery of ‘The Mozart Effect’ (</text:span><text:change text:change-id="ct140227819800944"/><text:change-start text:change-id="ct140227820749104"/><text:reference-mark-start text:name="ADDIN CSL_CITATION {&quot;schema&quot;: &quot;https://github.com/citation-style-language/schema/raw/master/csl-citation.json&quot;, &quot;citationItems&quot;: [{&quot;uris&quot;: [&quot;http://www.mendeley.com/documents/?uuid=e91ed3ba-5f13-4254-bd68-3b43bf4341ec&quot;], &quot;itemData&quot;: {&quot;volume&quot;: &quot;365&quot;, &quot;page&quot;: &quot;611&quot;, &quot;issue&quot;: &quot;6447&quot;, &quot;DOI&quot;: &quot;10.1038/365611a0&quot;, &quot;ISBN&quot;: &quot;0028-0836&quot;, &quot;ISSN&quot;: &quot;0028-0836&quot;, &quot;author&quot;: [{&quot;dropping-particle&quot;: &quot;&quot;, &quot;family&quot;: &quot;Rauscher&quot;, &quot;given&quot;: &quot;F. H.&quot;, &quot;suffix&quot;: &quot;&quot;, &quot;non-dropping-particle&quot;: &quot;&quot;, &quot;parse-names&quot;: false}, {&quot;dropping-particle&quot;: &quot;&quot;, &quot;family&quot;: &quot;Shaw&quot;, &quot;given&quot;: &quot;Gordon L.&quot;, &quot;suffix&quot;: &quot;&quot;, &quot;non-dropping-particle&quot;: &quot;&quot;, &quot;parse-names&quot;: false}, {&quot;dropping-particle&quot;: &quot;&quot;, &quot;family&quot;: &quot;Ky&quot;, &quot;given&quot;: &quot;Katherine N.&quot;, &quot;suffix&quot;: &quot;&quot;, &quot;non-dropping-particle&quot;: &quot;&quot;, &quot;parse-names&quot;: false}], &quot;container-title&quot;: &quot;Nature&quot;, &quot;title&quot;: &quot;Music and spatial task performance&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PMID&quot;: &quot;8413624&quot;, &quot;id&quot;: &quot;ITEM-1&quot;, &quot;issued&quot;: {&quot;date-parts&quot;: [[&quot;1993&quot;, &quot;10&quot;, &quot;14&quot;]]}}, &quot;id&quot;: &quot;ITEM-1&quot;}], &quot;mendeley&quot;: {&quot;plainTextFormattedCitation&quot;: &quot;(Rauscher, Shaw, &amp; Ky, 1993)&quot;, &quot;previouslyFormattedCitation&quot;: &quot;(Rauscher, Shaw, &amp; Ky, 1993)&quot;, &quot;manualFormatting&quot;: &quot;Rauscher et al. 1993)&quot;, &quot;formattedCitation&quot;: &quot;(Rauscher, Shaw, &amp; Ky, 1993)&quot;}, &quot;properties&quot;: {&quot;noteIndex&quot;: 0}} RND2TJ6btZvcz"/><text:span text:style-name="T11">Rauscher et al. 1993)</text:span><text:change-end text:change-id="ct140227820749104"/><text:reference-mark-end text:name="ADDIN CSL_CITATION {&quot;schema&quot;: &quot;https://github.com/citation-style-language/schema/raw/master/csl-citation.json&quot;, &quot;citationItems&quot;: [{&quot;uris&quot;: [&quot;http://www.mendeley.com/documents/?uuid=e91ed3ba-5f13-4254-bd68-3b43bf4341ec&quot;], &quot;itemData&quot;: {&quot;volume&quot;: &quot;365&quot;, &quot;page&quot;: &quot;611&quot;, &quot;issue&quot;: &quot;6447&quot;, &quot;DOI&quot;: &quot;10.1038/365611a0&quot;, &quot;ISBN&quot;: &quot;0028-0836&quot;, &quot;ISSN&quot;: &quot;0028-0836&quot;, &quot;author&quot;: [{&quot;dropping-particle&quot;: &quot;&quot;, &quot;family&quot;: &quot;Rauscher&quot;, &quot;given&quot;: &quot;F. H.&quot;, &quot;suffix&quot;: &quot;&quot;, &quot;non-dropping-particle&quot;: &quot;&quot;, &quot;parse-names&quot;: false}, {&quot;dropping-particle&quot;: &quot;&quot;, &quot;family&quot;: &quot;Shaw&quot;, &quot;given&quot;: &quot;Gordon L.&quot;, &quot;suffix&quot;: &quot;&quot;, &quot;non-dropping-particle&quot;: &quot;&quot;, &quot;parse-names&quot;: false}, {&quot;dropping-particle&quot;: &quot;&quot;, &quot;family&quot;: &quot;Ky&quot;, &quot;given&quot;: &quot;Katherine N.&quot;, &quot;suffix&quot;: &quot;&quot;, &quot;non-dropping-particle&quot;: &quot;&quot;, &quot;parse-names&quot;: false}], &quot;container-title&quot;: &quot;Nature&quot;, &quot;title&quot;: &quot;Music and spatial task performance&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PMID&quot;: &quot;8413624&quot;, &quot;id&quot;: &quot;ITEM-1&quot;, &quot;issued&quot;: {&quot;date-parts&quot;: [[&quot;1993&quot;, &quot;10&quot;, &quot;14&quot;]]}}, &quot;id&quot;: &quot;ITEM-1&quot;}], &quot;mendeley&quot;: {&quot;plainTextFormattedCitation&quot;: &quot;(Rauscher, Shaw, &amp; Ky, 1993)&quot;, &quot;previouslyFormattedCitation&quot;: &quot;(Rauscher, Shaw, &amp; Ky, 1993)&quot;, &quot;manualFormatting&quot;: &quot;Rauscher et al. 1993)&quot;, &quot;formattedCitation&quot;: &quot;(Rauscher, Shaw, &amp; Ky, 1993)&quot;}, &quot;properties&quot;: {&quot;noteIndex&quot;: 0}} RND2TJ6btZvcz"/><text:span text:style-name="T52">⁠. Participants listened to Mozart music for 10 minutes before completing a series of spatial-temporal tasks. Participants performed better after listening to Mozart’s music compared to when the task was completed following a period of relaxation or silence. These results inspired research into the use of music to bolster cognitive abilities. However, like the Rauscher et al. (1993) study, in many of these studies participants listened to music before completing a task. In a real-world setting, people tend to listen to music while driving, working, or studying. To keep conclusions as relevant as possible to real-world situations, t</text:span><text:span text:style-name="T55">his paper </text:span><text:span text:style-name="T64">reviews</text:span><text:span text:style-name="T57"> </text:span><text:span text:style-name="T55">studies </text:span><text:span text:style-name="T64">in which</text:span><text:span text:style-name="T56"> music was played </text:span><text:span text:style-name="T50">during</text:span><text:span text:style-name="T56"> cognitive task performance. </text:span></text:p>
      <text:p text:style-name="P87"><text:soft-page-break/><text:span text:style-name="T60">A recent review covered many aspects of the research on music and cognitive abilities </text:span><text:change text:change-id="ct140227819505360"/><text:change-start text:change-id="ct140227819547824"/><text:reference-mark-start text:name="ADDIN CSL_CITATION {&quot;schema&quot;: &quot;https://github.com/citation-style-language/schema/raw/master/csl-citation.json&quot;, &quot;citationItems&quot;: [{&quot;uris&quot;: [&quot;http://www.mendeley.com/documents/?uuid=af223491-b6d2-4368-9157-647adaf744f8&quot;], &quot;itemData&quot;: {&quot;issue&quot;: &quot;September 2016&quot;, &quot;DOI&quot;: &quot;10.1016/B978-0-12-381460-9.00012-2&quot;, &quot;note&quot;: &quot;NULL&quot;, &quot;number-of-pages&quot;: &quot;499-550&quot;, &quot;ISSN&quot;: &quot;0963-7214&quot;, &quot;ISBN&quot;: &quot;9780123814609&quot;, &quot;author&quot;: [{&quot;dropping-particle&quot;: &quot;&quot;, &quot;family&quot;: &quot;Schellenberg&quot;, &quot;given&quot;: &quot;E. Glenn&quot;, &quot;suffix&quot;: &quot;&quot;, &quot;non-dropping-particle&quot;: &quot;&quot;, &quot;parse-names&quot;: false}, {&quot;dropping-particle&quot;: &quot;&quot;, &quot;family&quot;: &quot;Weiss&quot;, &quot;given&quot;: &quot;Michael W.&quot;, &quot;suffix&quot;: &quot;&quot;, &quot;non-dropping-particle&quot;: &quot;&quot;, &quot;parse-names&quot;: false}], &quot;container-title&quot;: &quot;The Psychology of Music (Third Edition)&quot;, &quot;title&quot;: &quot;Music and Cognitive Abilities&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type&quot;: &quot;book&quot;, &quot;id&quot;: &quot;ITEM-1&quot;, &quot;issued&quot;: {&quot;date-parts&quot;: [[&quot;2013&quot;]]}}, &quot;id&quot;: &quot;ITEM-1&quot;}], &quot;mendeley&quot;: {&quot;plainTextFormattedCitation&quot;: &quot;(Schellenberg &amp; Weiss, 2013)&quot;, &quot;previouslyFormattedCitation&quot;: &quot;(Schellenberg &amp; Weiss, 2013)&quot;, &quot;formattedCitation&quot;: &quot;(Schellenberg &amp; Weiss, 2013)&quot;}, &quot;properties&quot;: {&quot;noteIndex&quot;: 0}} RND8sLJsJx7h9"/><text:span text:style-name="T12">(Schellenberg &amp; Weiss, 2013)</text:span><text:change-end text:change-id="ct140227819547824"/><text:reference-mark-end text:name="ADDIN CSL_CITATION {&quot;schema&quot;: &quot;https://github.com/citation-style-language/schema/raw/master/csl-citation.json&quot;, &quot;citationItems&quot;: [{&quot;uris&quot;: [&quot;http://www.mendeley.com/documents/?uuid=af223491-b6d2-4368-9157-647adaf744f8&quot;], &quot;itemData&quot;: {&quot;issue&quot;: &quot;September 2016&quot;, &quot;DOI&quot;: &quot;10.1016/B978-0-12-381460-9.00012-2&quot;, &quot;note&quot;: &quot;NULL&quot;, &quot;number-of-pages&quot;: &quot;499-550&quot;, &quot;ISSN&quot;: &quot;0963-7214&quot;, &quot;ISBN&quot;: &quot;9780123814609&quot;, &quot;author&quot;: [{&quot;dropping-particle&quot;: &quot;&quot;, &quot;family&quot;: &quot;Schellenberg&quot;, &quot;given&quot;: &quot;E. Glenn&quot;, &quot;suffix&quot;: &quot;&quot;, &quot;non-dropping-particle&quot;: &quot;&quot;, &quot;parse-names&quot;: false}, {&quot;dropping-particle&quot;: &quot;&quot;, &quot;family&quot;: &quot;Weiss&quot;, &quot;given&quot;: &quot;Michael W.&quot;, &quot;suffix&quot;: &quot;&quot;, &quot;non-dropping-particle&quot;: &quot;&quot;, &quot;parse-names&quot;: false}], &quot;container-title&quot;: &quot;The Psychology of Music (Third Edition)&quot;, &quot;title&quot;: &quot;Music and Cognitive Abilities&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type&quot;: &quot;book&quot;, &quot;id&quot;: &quot;ITEM-1&quot;, &quot;issued&quot;: {&quot;date-parts&quot;: [[&quot;2013&quot;]]}}, &quot;id&quot;: &quot;ITEM-1&quot;}], &quot;mendeley&quot;: {&quot;plainTextFormattedCitation&quot;: &quot;(Schellenberg &amp; Weiss, 2013)&quot;, &quot;previouslyFormattedCitation&quot;: &quot;(Schellenberg &amp; Weiss, 2013)&quot;, &quot;formattedCitation&quot;: &quot;(Schellenberg &amp; Weiss, 2013)&quot;}, &quot;properties&quot;: {&quot;noteIndex&quot;: 0}} RND8sLJsJx7h9"/><text:span text:style-name="T60">⁠, however</text:span><text:span text:style-name="T56"> </text:span><text:span text:style-name="T60">some areas were not discussed and it is </text:span><text:span text:style-name="T62">those </text:span><text:span text:style-name="T63">a</text:span><text:span text:style-name="T59">spects, that have not been previously reviewed at length,</text:span><text:span text:style-name="T62"> that will be focused on here</text:span><text:span text:style-name="T60">.</text:span><text:span text:style-name="T60"><office:annotation><dc:creator>A Sternin</dc:creator><dc:date>2017-04-06T15:49:03</dc:date><loext:sender-initials>AS</loext:sender-initials><text:p text:style-name="P130"><text:span text:style-name="T160">JG: Unpack – seems like a hodge-podge</text:span></text:p><text:p text:style-name="P130"><text:span text:style-name="T160"/></text:p><text:p text:style-name="P130"><text:span text:style-name="T160">READ AGAIN</text:span></text:p></office:annotation></text:span><text:span text:style-name="T58"> </text:span><text:span text:style-name="T65">Research manipulating </text:span><text:span text:style-name="T61">music</text:span><text:span text:style-name="T65">al</text:span><text:span text:style-name="T61"> </text:span><text:span text:style-name="T65">characteristics, such as</text:span><text:span text:style-name="T61"> preference </text:span><text:span text:style-name="T65">and t</text:span><text:span text:style-name="T64">he</text:span><text:span text:style-name="T61"> presence </text:span><text:span text:style-name="T64">or absence of lyrics,</text:span><text:span text:style-name="T65"> will be </text:span><text:span text:style-name="T54">reviewed</text:span><text:span text:style-name="T65"> to gain a clearer understanding of the effects these characteristics </text:span><text:span text:style-name="T66">have </text:span><text:span text:style-name="T65">on cognitive task performance. </text:span><text:span text:style-name="T66">Cognitive task performance is also affected by i</text:span><text:span text:style-name="T65">ndividual differences </text:span><text:span text:style-name="T66">such as listener age and musical training and studies examining these differences will be </text:span><text:span text:style-name="T54">discussed</text:span><text:span text:style-name="T59">.</text:span><text:span text:style-name="T58"> </text:span><text:span text:style-name="T67">T</text:span><text:span text:style-name="T68">o</text:span><text:span text:style-name="T66"> </text:span><text:span text:style-name="T67">further </text:span><text:span text:style-name="T66">understand </text:span><text:span text:style-name="T67">the effects of musical training, and</text:span><text:span text:style-name="T66"> why music</text:span><text:span text:style-name="T54">ians and non-musicians perform differently on cognitive tasks in the presence of music, </text:span><text:span text:style-name="T66">a</text:span><text:span text:style-name="T54">n</text:span><text:span text:style-name="T66"> </text:span><text:span text:style-name="T54">argument regarding how these two groups interp</text:span><text:change text:change-id="ct140227820820400"/><text:change-start text:change-id="ct140227820821472"/><text:span text:style-name="T69">r</text:span><text:change-end text:change-id="ct140227820821472"/><text:span text:style-name="T54">et musical information will be presented.</text:span><text:span text:style-name="T58"> </text:span><text:span text:style-name="T66">All of the studies</text:span><text:span text:style-name="T65"> </text:span><text:span text:style-name="T66">in the areas discussed above</text:span><text:span text:style-name="T65"> use behavioural tasks to measure cognitive performance, </text:span><text:span text:style-name="T66">but recently</text:span><text:span text:style-name="T65"> researchers have begun to use </text:span><text:span text:style-name="T66">el</text:span><text:span text:style-name="T65">ectroencephalography (EEG) to examine </text:span><text:span text:style-name="T54">the </text:span><text:span text:style-name="T66">neural basis </text:span><text:span text:style-name="T67">for</text:span><text:span text:style-name="T65"> </text:span><text:span text:style-name="T67">the </text:span><text:span text:style-name="T65">relationship between </text:span><text:span text:style-name="T58">music and cognitive task ability. </text:span><text:span text:style-name="T67">The findings of these early studies will be summarized. </text:span></text:p>
      <text:p text:style-name="P63">Effect of Preference</text:p>
      <text:p text:style-name="P113"><text:span text:style-name="T77">O</text:span><text:span text:style-name="T70">ne of the first approaches to </text:span><text:span text:style-name="T76">further exploring the</text:span><text:span text:style-name="T75"> </text:span><text:span text:style-name="T77">Mozart Effect was an</text:span><text:span text:style-name="T70"> </text:span><text:span text:style-name="T77">investigation into </text:span><text:span text:style-name="T70">whether </text:span><text:span text:style-name="T72">a participant’s</text:span><text:span text:style-name="T70"> preference</text:span><text:span text:style-name="T73"> </text:span><text:span text:style-name="T75">for the music </text:span><text:span text:style-name="T71">modulated </text:span><text:span text:style-name="T78">the</text:span><text:span text:style-name="T75"> </text:span><text:span text:style-name="T71">music’s</text:span><text:span text:style-name="T70"> effect on cognition.</text:span><text:span text:style-name="T53"> </text:span><text:span text:style-name="T79">T</text:span><text:span text:style-name="T74">here is evidence to show that people choose to listen to music because of the way it makes them feel </text:span><text:change text:change-id="ct140227820782496"/><text:change-start text:change-id="ct140227820787216"/><text:reference-mark-start text:name="ADDIN CSL_CITATION {&quot;schema&quot;: &quot;https://github.com/citation-style-language/schema/raw/master/csl-citation.json&quot;, &quot;citationItems&quot;: [{&quot;uris&quot;: [&quot;http://www.mendeley.com/documents/?uuid=55770216-413d-448f-8469-7654342b267f&quot;], &quot;itemData&quot;: {&quot;volume&quot;: &quot;31&quot;, &quot;page&quot;: &quot;559&quot;, &quot;id&quot;: &quot;ITEM-1&quot;, &quot;DOI&quot;: &quot;10.1017/S0140525X08005293&quot;, &quot;issue&quot;: &quot;05&quot;, &quot;note&quot;: &quot;NULL&quot;, &quot;ISSN&quot;: &quot;0140-525X&quot;, &quot;author&quot;: [{&quot;dropping-particle&quot;: &quot;&quot;, &quot;family&quot;: &quot;Juslin&quot;, &quot;given&quot;: &quot;Patrik N&quot;, &quot;suffix&quot;: &quot;&quot;, &quot;non-dropping-particle&quot;: &quot;&quot;, &quot;parse-names&quot;: false}, {&quot;dropping-particle&quot;: &quot;&quot;, &quot;family&quot;: &quot;V\u00e4stfj\u00e4ll&quot;, &quot;given&quot;: &quot;Daniel&quot;, &quot;suffix&quot;: &quot;&quot;, &quot;non-dropping-particle&quot;: &quot;&quot;, &quot;parse-names&quot;: false}], &quot;container-title&quot;: &quot;The Behavioral and brain sciences&quot;, &quot;publisher&quot;: &quot;Cambridge University Press&quot;, &quot;type&quot;: &quot;article-journal&quot;, &quot;issued&quot;: {&quot;date-parts&quot;: [[&quot;2008&quot;, &quot;10&quot;]]}, &quot;title&quot;: &quot;Emotional responses to music: The need to consider underlying mechanisms&quot;}, &quot;id&quot;: &quot;ITEM-1&quot;}, {&quot;uris&quot;: [&quot;http://www.mendeley.com/documents/?uuid=b625186e-6a9b-4ac5-9c34-0dbdcfc774c0&quot;], &quot;itemData&quot;: {&quot;volume&quot;: &quot;102&quot;, &quot;page&quot;: &quot;108-134&quot;, &quot;id&quot;: &quot;ITEM-2&quot;, &quot;DOI&quot;: &quot;10.1348/000712610X506831&quot;, &quot;issue&quot;: &quot;1&quot;, &quot;ISSN&quot;: &quot;0007-1269&quot;, &quot;author&quot;: [{&quot;dropping-particle&quot;: &quot;&quot;, &quot;family&quot;: &quot;Lonsdale&quot;, &quot;given&quot;: &quot;Adam J&quot;, &quot;suffix&quot;: &quot;&quot;, &quot;non-dropping-particle&quot;: &quot;&quot;, &quot;parse-names&quot;: false}, {&quot;dropping-particle&quot;: &quot;&quot;, &quot;family&quot;: &quot;North&quot;, &quot;given&quot;: &quot;Adrian C.&quot;, &quot;suffix&quot;: &quot;&quot;, &quot;non-dropping-particle&quot;: &quot;&quot;, &quot;parse-names&quot;: false}], &quot;container-title&quot;: &quot;The British journal of psychology&quot;, &quot;title&quot;: &quot;Why do we listen to music? A uses and gratifications analysis Music uses and gratifications&quot;, &quot;type&quot;: &quot;article-journal&quot;, &quot;issued&quot;: {&quot;date-parts&quot;: [[&quot;2011&quot;, &quot;2&quot;]]}, &quot;publisher&quot;: &quot;British Psychological Society&quot;}, &quot;id&quot;: &quot;ITEM-2&quot;}, {&quot;uris&quot;: [&quot;http://www.mendeley.com/documents/?uuid=d2a2734f-6e2e-4263-8dd6-3f6b434a35de&quot;], &quot;itemData&quot;: {&quot;author&quot;: [{&quot;dropping-particle&quot;: &quot;&quot;, &quot;family&quot;: &quot;Sloboda&quot;, &quot;given&quot;: &quot;John A&quot;, &quot;suffix&quot;: &quot;&quot;, &quot;non-dropping-particle&quot;: &quot;&quot;, &quot;parse-names&quot;: false}], &quot;type&quot;: &quot;article-journal&quot;, &quot;publisher&quot;: &quot;American Psychological Association&quot;, &quot;title&quot;: &quot;Empirical studies of emotional response to music.&quot;, &quot;id&quot;: &quot;ITEM-3&quot;, &quot;ISSN&quot;: &quot;1557981272&quot;, &quot;issued&quot;: {&quot;date-parts&quot;: [[&quot;1992&quot;]]}}, &quot;id&quot;: &quot;ITEM-3&quot;}], &quot;mendeley&quot;: {&quot;plainTextFormattedCitation&quot;: &quot;(Juslin &amp; V\u00e4stfj\u00e4ll, 2008; Lonsdale &amp; North, 2011; Sloboda, 1992)&quot;, &quot;previouslyFormattedCitation&quot;: &quot;(Juslin &amp; V\u00e4stfj\u00e4ll, 2008; Lonsdale &amp; North, 2011; Sloboda, 1992)&quot;, &quot;formattedCitation&quot;: &quot;(Juslin &amp; V\u00e4stfj\u00e4ll, 2008; Lonsdale &amp; North, 2011; Sloboda, 1992)&quot;}, &quot;properties&quot;: {&quot;noteIndex&quot;: 0}} RNDi59KTlzage"/><text:span text:style-name="T13">(Juslin &amp; Västfjäll, 2008; Lonsdale &amp; North, 2011; Sloboda, 1992)</text:span><text:change-end text:change-id="ct140227820787216"/><text:reference-mark-end text:name="ADDIN CSL_CITATION {&quot;schema&quot;: &quot;https://github.com/citation-style-language/schema/raw/master/csl-citation.json&quot;, &quot;citationItems&quot;: [{&quot;uris&quot;: [&quot;http://www.mendeley.com/documents/?uuid=55770216-413d-448f-8469-7654342b267f&quot;], &quot;itemData&quot;: {&quot;volume&quot;: &quot;31&quot;, &quot;page&quot;: &quot;559&quot;, &quot;id&quot;: &quot;ITEM-1&quot;, &quot;DOI&quot;: &quot;10.1017/S0140525X08005293&quot;, &quot;issue&quot;: &quot;05&quot;, &quot;note&quot;: &quot;NULL&quot;, &quot;ISSN&quot;: &quot;0140-525X&quot;, &quot;author&quot;: [{&quot;dropping-particle&quot;: &quot;&quot;, &quot;family&quot;: &quot;Juslin&quot;, &quot;given&quot;: &quot;Patrik N&quot;, &quot;suffix&quot;: &quot;&quot;, &quot;non-dropping-particle&quot;: &quot;&quot;, &quot;parse-names&quot;: false}, {&quot;dropping-particle&quot;: &quot;&quot;, &quot;family&quot;: &quot;V\u00e4stfj\u00e4ll&quot;, &quot;given&quot;: &quot;Daniel&quot;, &quot;suffix&quot;: &quot;&quot;, &quot;non-dropping-particle&quot;: &quot;&quot;, &quot;parse-names&quot;: false}], &quot;container-title&quot;: &quot;The Behavioral and brain sciences&quot;, &quot;publisher&quot;: &quot;Cambridge University Press&quot;, &quot;type&quot;: &quot;article-journal&quot;, &quot;issued&quot;: {&quot;date-parts&quot;: [[&quot;2008&quot;, &quot;10&quot;]]}, &quot;title&quot;: &quot;Emotional responses to music: The need to consider underlying mechanisms&quot;}, &quot;id&quot;: &quot;ITEM-1&quot;}, {&quot;uris&quot;: [&quot;http://www.mendeley.com/documents/?uuid=b625186e-6a9b-4ac5-9c34-0dbdcfc774c0&quot;], &quot;itemData&quot;: {&quot;volume&quot;: &quot;102&quot;, &quot;page&quot;: &quot;108-134&quot;, &quot;id&quot;: &quot;ITEM-2&quot;, &quot;DOI&quot;: &quot;10.1348/000712610X506831&quot;, &quot;issue&quot;: &quot;1&quot;, &quot;ISSN&quot;: &quot;0007-1269&quot;, &quot;author&quot;: [{&quot;dropping-particle&quot;: &quot;&quot;, &quot;family&quot;: &quot;Lonsdale&quot;, &quot;given&quot;: &quot;Adam J&quot;, &quot;suffix&quot;: &quot;&quot;, &quot;non-dropping-particle&quot;: &quot;&quot;, &quot;parse-names&quot;: false}, {&quot;dropping-particle&quot;: &quot;&quot;, &quot;family&quot;: &quot;North&quot;, &quot;given&quot;: &quot;Adrian C.&quot;, &quot;suffix&quot;: &quot;&quot;, &quot;non-dropping-particle&quot;: &quot;&quot;, &quot;parse-names&quot;: false}], &quot;container-title&quot;: &quot;The British journal of psychology&quot;, &quot;title&quot;: &quot;Why do we listen to music? A uses and gratifications analysis Music uses and gratifications&quot;, &quot;type&quot;: &quot;article-journal&quot;, &quot;issued&quot;: {&quot;date-parts&quot;: [[&quot;2011&quot;, &quot;2&quot;]]}, &quot;publisher&quot;: &quot;British Psychological Society&quot;}, &quot;id&quot;: &quot;ITEM-2&quot;}, {&quot;uris&quot;: [&quot;http://www.mendeley.com/documents/?uuid=d2a2734f-6e2e-4263-8dd6-3f6b434a35de&quot;], &quot;itemData&quot;: {&quot;author&quot;: [{&quot;dropping-particle&quot;: &quot;&quot;, &quot;family&quot;: &quot;Sloboda&quot;, &quot;given&quot;: &quot;John A&quot;, &quot;suffix&quot;: &quot;&quot;, &quot;non-dropping-particle&quot;: &quot;&quot;, &quot;parse-names&quot;: false}], &quot;type&quot;: &quot;article-journal&quot;, &quot;publisher&quot;: &quot;American Psychological Association&quot;, &quot;title&quot;: &quot;Empirical studies of emotional response to music.&quot;, &quot;id&quot;: &quot;ITEM-3&quot;, &quot;ISSN&quot;: &quot;1557981272&quot;, &quot;issued&quot;: {&quot;date-parts&quot;: [[&quot;1992&quot;]]}}, &quot;id&quot;: &quot;ITEM-3&quot;}], &quot;mendeley&quot;: {&quot;plainTextFormattedCitation&quot;: &quot;(Juslin &amp; V\u00e4stfj\u00e4ll, 2008; Lonsdale &amp; North, 2011; Sloboda, 1992)&quot;, &quot;previouslyFormattedCitation&quot;: &quot;(Juslin &amp; V\u00e4stfj\u00e4ll, 2008; Lonsdale &amp; North, 2011; Sloboda, 1992)&quot;, &quot;formattedCitation&quot;: &quot;(Juslin &amp; V\u00e4stfj\u00e4ll, 2008; Lonsdale &amp; North, 2011; Sloboda, 1992)&quot;}, &quot;properties&quot;: {&quot;noteIndex&quot;: 0}} RNDi59KTlzage"/><text:span text:style-name="T74">⁠ </text:span><text:span text:style-name="T13"><text:s/></text:span><text:span text:style-name="T16">with preferred</text:span><office:annotation office:name="__Annotation__8313_460984353"><dc:creator>A Sternin</dc:creator><dc:date>2017-04-07T10:20:58</dc:date><loext:sender-initials>AS</loext:sender-initials><text:p text:style-name="P130"><text:span text:style-name="T160">Check this</text:span></text:p></office:annotation><text:span text:style-name="T16"> music changing mood in a positive direction</text:span><office:annotation-end office:name="__Annotation__8313_460984353"/><text:span text:style-name="T13">. </text:span><text:span text:style-name="T17">And, studies have shown</text:span><text:span text:style-name="T14"> that changes in mood and arousal may also affect cognitive task performance </text:span><text:change text:change-id="ct140227820811616"/><text:change-start text:change-id="ct140227820812480"/><text:reference-mark-start text:name="ADDIN CSL_CITATION {&quot;schema&quot;: &quot;https://github.com/citation-style-language/schema/raw/master/csl-citation.json&quot;, &quot;citationItems&quot;: [{&quot;uris&quot;: [&quot;http://www.mendeley.com/documents/?uuid=316bf791-0105-4b85-a3ec-3101d4d765ab&quot;], &quot;itemData&quot;: {&quot;author&quot;: [{&quot;dropping-particle&quot;: &quot;&quot;, &quot;family&quot;: &quot;Husain&quot;, &quot;given&quot;: &quot;Gabriela&quot;, &quot;suffix&quot;: &quot;&quot;, &quot;non-dropping-particle&quot;: &quot;&quot;, &quot;parse-names&quot;: false}, {&quot;dropping-particle&quot;: &quot;&quot;, &quot;family&quot;: &quot;Thompson&quot;, &quot;given&quot;: &quot;William Forde&quot;, &quot;suffix&quot;: &quot;&quot;, &quot;non-dropping-particle&quot;: &quot;&quot;, &quot;parse-names&quot;: false}, {&quot;dropping-particle&quot;: &quot;&quot;, &quot;family&quot;: &quot;Schellenberg&quot;, &quot;given&quot;: &quot;E. Glenn&quot;, &quot;suffix&quot;: &quot;&quot;, &quot;non-dropping-particle&quot;: &quot;&quot;, &quot;parse-names&quot;: false}], &quot;container-title&quot;: &quot;Music Perception: An Interdisciplinary Journal&quot;, &quot;page&quot;: &quot;151-171&quot;, &quot;title&quot;: &quot;Effects of Musical Tempo and Mode on Arousal, Mood, and Spatial Abilities&quot;, &quot;issue&quot;: &quot;2&quot;, &quot;volume&quot;: &quot;20&quot;, &quot;type&quot;: &quot;article-journal&quot;, &quot;id&quot;: &quot;ITEM-1&quot;, &quot;issued&quot;: {&quot;date-parts&quot;: [[&quot;2002&quot;]]}}, &quot;id&quot;: &quot;ITEM-1&quot;}, {&quot;uris&quot;: [&quot;http://www.mendeley.com/documents/?uuid=aa71f269-3c47-4cf0-96fe-b6bf631314bc&quot;], &quot;itemData&quot;: {&quot;volume&quot;: &quot;12&quot;, &quot;page&quot;: &quot;248-251&quot;, &quot;issue&quot;: &quot;3&quot;, &quot;DOI&quot;: &quot;10.1111/1467-9280.00345&quot;, &quot;ISBN&quot;: &quot;1467-9280&quot;, &quot;ISSN&quot;: &quot;0956-7976&quot;, &quot;author&quot;: [{&quot;dropping-particle&quot;: &quot;&quot;, &quot;family&quot;: &quot;Thompson&quot;, &quot;given&quot;: &quot;William Forde&quot;, &quot;suffix&quot;: &quot;&quot;, &quot;non-dropping-particle&quot;: &quot;&quot;, &quot;parse-names&quot;: false}, {&quot;dropping-particle&quot;: &quot;&quot;, &quot;family&quot;: &quot;Schellenberg&quot;, &quot;given&quot;: &quot;E. Glenn&quot;, &quot;suffix&quot;: &quot;&quot;, &quot;non-dropping-particle&quot;: &quot;&quot;, &quot;parse-names&quot;: false}, {&quot;dropping-particle&quot;: &quot;&quot;, &quot;family&quot;: &quot;Husain&quot;, &quot;given&quot;: &quot;Gabriela&quot;, &quot;suffix&quot;: &quot;&quot;, &quot;non-dropping-particle&quot;: &quot;&quot;, &quot;parse-names&quot;: false}], &quot;container-title&quot;: &quot;Psychological Science&quot;, &quot;title&quot;: &quot;Arousal, Mood, and The Mozart Effect&quot;, &quot;abstract&quot;: &quot;The \u201cMozart effect\u201d refers to claims that people perform better on tests of spatial abilities after listening to music composed by Mozart. We examined whether the Mozart effect is a consequence of between-condition differences in arousal and mood. Participants completed a test of spatial abilities after listening to music or sitting in silence. The music was a Mozart sonata (a pleasant and energetic piece) for some participants and an Albinoni adagio (a slow, sad piece) for others. We also measured enjoyment, arousal, and mood. Performance on the spatial task was better following the music than the silence condition, but only for participants who heard Mozart. The two music selections also induced differential responding on the enjoyment, arousal, and mood measures. Moreover, when such differences were held constant by statistical means, the Mozart effect disappeared. These findings provide compelling evidence that the Mozart effect is an artifact of arousal and mood.&quot;, &quot;type&quot;: &quot;article-journal&quot;, &quot;PMID&quot;: &quot;11437309&quot;, &quot;id&quot;: &quot;ITEM-2&quot;, &quot;issued&quot;: {&quot;date-parts&quot;: [[&quot;2001&quot;, &quot;5&quot;, &quot;1&quot;]]}}, &quot;id&quot;: &quot;ITEM-2&quot;}], &quot;mendeley&quot;: {&quot;plainTextFormattedCitation&quot;: &quot;(Husain, Thompson, &amp; Schellenberg, 2002; W. F. Thompson, Schellenberg, &amp; Husain, 2001)&quot;, &quot;previouslyFormattedCitation&quot;: &quot;(Husain, Thompson, &amp; Schellenberg, 2002; W. F. Thompson, Schellenberg, &amp; Husain, 2001)&quot;, &quot;formattedCitation&quot;: &quot;(Husain, Thompson, &amp; Schellenberg, 2002; W. F. Thompson, Schellenberg, &amp; Husain, 2001)&quot;}, &quot;properties&quot;: {&quot;noteIndex&quot;: 0}} RNDHO9E8wVamM"/><text:span text:style-name="T14">(Husain, Thompson, &amp; Schellenberg, 2002; W. F. Thompson, Schellenberg, &amp; Husain, 2001)</text:span><text:change-end text:change-id="ct140227820812480"/><text:reference-mark-end text:name="ADDIN CSL_CITATION {&quot;schema&quot;: &quot;https://github.com/citation-style-language/schema/raw/master/csl-citation.json&quot;, &quot;citationItems&quot;: [{&quot;uris&quot;: [&quot;http://www.mendeley.com/documents/?uuid=316bf791-0105-4b85-a3ec-3101d4d765ab&quot;], &quot;itemData&quot;: {&quot;author&quot;: [{&quot;dropping-particle&quot;: &quot;&quot;, &quot;family&quot;: &quot;Husain&quot;, &quot;given&quot;: &quot;Gabriela&quot;, &quot;suffix&quot;: &quot;&quot;, &quot;non-dropping-particle&quot;: &quot;&quot;, &quot;parse-names&quot;: false}, {&quot;dropping-particle&quot;: &quot;&quot;, &quot;family&quot;: &quot;Thompson&quot;, &quot;given&quot;: &quot;William Forde&quot;, &quot;suffix&quot;: &quot;&quot;, &quot;non-dropping-particle&quot;: &quot;&quot;, &quot;parse-names&quot;: false}, {&quot;dropping-particle&quot;: &quot;&quot;, &quot;family&quot;: &quot;Schellenberg&quot;, &quot;given&quot;: &quot;E. Glenn&quot;, &quot;suffix&quot;: &quot;&quot;, &quot;non-dropping-particle&quot;: &quot;&quot;, &quot;parse-names&quot;: false}], &quot;container-title&quot;: &quot;Music Perception: An Interdisciplinary Journal&quot;, &quot;page&quot;: &quot;151-171&quot;, &quot;title&quot;: &quot;Effects of Musical Tempo and Mode on Arousal, Mood, and Spatial Abilities&quot;, &quot;issue&quot;: &quot;2&quot;, &quot;volume&quot;: &quot;20&quot;, &quot;type&quot;: &quot;article-journal&quot;, &quot;id&quot;: &quot;ITEM-1&quot;, &quot;issued&quot;: {&quot;date-parts&quot;: [[&quot;2002&quot;]]}}, &quot;id&quot;: &quot;ITEM-1&quot;}, {&quot;uris&quot;: [&quot;http://www.mendeley.com/documents/?uuid=aa71f269-3c47-4cf0-96fe-b6bf631314bc&quot;], &quot;itemData&quot;: {&quot;volume&quot;: &quot;12&quot;, &quot;page&quot;: &quot;248-251&quot;, &quot;issue&quot;: &quot;3&quot;, &quot;DOI&quot;: &quot;10.1111/1467-9280.00345&quot;, &quot;ISBN&quot;: &quot;1467-9280&quot;, &quot;ISSN&quot;: &quot;0956-7976&quot;, &quot;author&quot;: [{&quot;dropping-particle&quot;: &quot;&quot;, &quot;family&quot;: &quot;Thompson&quot;, &quot;given&quot;: &quot;William Forde&quot;, &quot;suffix&quot;: &quot;&quot;, &quot;non-dropping-particle&quot;: &quot;&quot;, &quot;parse-names&quot;: false}, {&quot;dropping-particle&quot;: &quot;&quot;, &quot;family&quot;: &quot;Schellenberg&quot;, &quot;given&quot;: &quot;E. Glenn&quot;, &quot;suffix&quot;: &quot;&quot;, &quot;non-dropping-particle&quot;: &quot;&quot;, &quot;parse-names&quot;: false}, {&quot;dropping-particle&quot;: &quot;&quot;, &quot;family&quot;: &quot;Husain&quot;, &quot;given&quot;: &quot;Gabriela&quot;, &quot;suffix&quot;: &quot;&quot;, &quot;non-dropping-particle&quot;: &quot;&quot;, &quot;parse-names&quot;: false}], &quot;container-title&quot;: &quot;Psychological Science&quot;, &quot;title&quot;: &quot;Arousal, Mood, and The Mozart Effect&quot;, &quot;abstract&quot;: &quot;The \u201cMozart effect\u201d refers to claims that people perform better on tests of spatial abilities after listening to music composed by Mozart. We examined whether the Mozart effect is a consequence of between-condition differences in arousal and mood. Participants completed a test of spatial abilities after listening to music or sitting in silence. The music was a Mozart sonata (a pleasant and energetic piece) for some participants and an Albinoni adagio (a slow, sad piece) for others. We also measured enjoyment, arousal, and mood. Performance on the spatial task was better following the music than the silence condition, but only for participants who heard Mozart. The two music selections also induced differential responding on the enjoyment, arousal, and mood measures. Moreover, when such differences were held constant by statistical means, the Mozart effect disappeared. These findings provide compelling evidence that the Mozart effect is an artifact of arousal and mood.&quot;, &quot;type&quot;: &quot;article-journal&quot;, &quot;PMID&quot;: &quot;11437309&quot;, &quot;id&quot;: &quot;ITEM-2&quot;, &quot;issued&quot;: {&quot;date-parts&quot;: [[&quot;2001&quot;, &quot;5&quot;, &quot;1&quot;]]}}, &quot;id&quot;: &quot;ITEM-2&quot;}], &quot;mendeley&quot;: {&quot;plainTextFormattedCitation&quot;: &quot;(Husain, Thompson, &amp; Schellenberg, 2002; W. F. Thompson, Schellenberg, &amp; Husain, 2001)&quot;, &quot;previouslyFormattedCitation&quot;: &quot;(Husain, Thompson, &amp; Schellenberg, 2002; W. F. Thompson, Schellenberg, &amp; Husain, 2001)&quot;, &quot;formattedCitation&quot;: &quot;(Husain, Thompson, &amp; Schellenberg, 2002; W. F. Thompson, Schellenberg, &amp; Husain, 2001)&quot;}, &quot;properties&quot;: {&quot;noteIndex&quot;: 0}} RNDHO9E8wVamM"/><text:span text:style-name="T14">⁠</text:span><text:span text:style-name="T15">. </text:span><text:span text:style-name="T14">For example</text:span><office:annotation office:name="__Annotation__8312_460984353"><dc:creator>A Sternin</dc:creator><dc:date>2017-04-07T10:20:11</dc:date><loext:sender-initials>AS</loext:sender-initials><text:p text:style-name="P130"><text:span text:style-name="T160">refs</text:span></text:p></office:annotation><text:span text:style-name="T14"> (mood change studies here).</text:span><office:annotation-end office:name="__Annotation__8312_460984353"/><text:span text:style-name="T14">.. </text:span></text:p>
      <text:p text:style-name="P102"><text:span text:style-name="T80"><text:s/></text:span><text:change text:change-id="ct140227820826992"/><text:change-start text:change-id="ct140227820804752"/><text:reference-mark-start text:name="ADDIN CSL_CITATION {&quot;schema&quot;: &quot;https://github.com/citation-style-language/schema/raw/master/csl-citation.json&quot;, &quot;citationItems&quot;: [{&quot;uris&quot;: [&quot;http://www.mendeley.com/documents/?uuid=9555a093-5844-44f0-b729-e80d91c30f6e&quot;], &quot;itemData&quot;: {&quot;volume&quot;: &quot;10&quot;, &quot;page&quot;: &quot;370-373&quot;, &quot;DOI&quot;: &quot;10.1111/1467-9280.00170&quot;, &quot;issue&quot;: &quot;4&quot;, &quot;note&quot;: &quot;NULL&quot;, &quot;ISSN&quot;: &quot;0956-7976&quot;, &quot;author&quot;: [{&quot;dropping-particle&quot;: &quot;&quot;, &quot;family&quot;: &quot;Nantais&quot;, &quot;given&quot;: &quot;Kristin M&quot;, &quot;suffix&quot;: &quot;&quot;, &quot;non-dropping-particle&quot;: &quot;&quot;, &quot;parse-names&quot;: false}, {&quot;dropping-particle&quot;: &quot;&quot;, &quot;family&quot;: &quot;Schellenberg&quot;, &quot;given&quot;: &quot;E. Glenn&quot;, &quot;suffix&quot;: &quot;&quot;, &quot;non-dropping-particle&quot;: &quot;&quot;, &quot;parse-names&quot;: false}], &quot;container-title&quot;: &quot;Psychological Science&quot;, &quot;title&quot;: &quot;The Mozart Effect: An Artifact of Preference&quot;, &quot;type&quot;: &quot;article-journal&quot;, &quot;id&quot;: &quot;ITEM-1&quot;, &quot;issued&quot;: {&quot;date-parts&quot;: [[&quot;1999&quot;, &quot;7&quot;, &quot;1&quot;]]}}, &quot;id&quot;: &quot;ITEM-1&quot;}], &quot;mendeley&quot;: {&quot;plainTextFormattedCitation&quot;: &quot;(Nantais &amp; Schellenberg, 1999)&quot;, &quot;previouslyFormattedCitation&quot;: &quot;(Nantais &amp; Schellenberg, 1999)&quot;, &quot;manualFormatting&quot;: &quot;Nantais and Schellenberg (1999)&quot;, &quot;formattedCitation&quot;: &quot;(Nantais &amp; Schellenberg, 1999)&quot;}, &quot;properties&quot;: {&quot;noteIndex&quot;: 0}} RNDc9bT9soKV8"/><text:span text:style-name="T18">Nantais and Schellenberg (1999)</text:span><text:change-end text:change-id="ct140227820804752"/><text:reference-mark-end text:name="ADDIN CSL_CITATION {&quot;schema&quot;: &quot;https://github.com/citation-style-language/schema/raw/master/csl-citation.json&quot;, &quot;citationItems&quot;: [{&quot;uris&quot;: [&quot;http://www.mendeley.com/documents/?uuid=9555a093-5844-44f0-b729-e80d91c30f6e&quot;], &quot;itemData&quot;: {&quot;volume&quot;: &quot;10&quot;, &quot;page&quot;: &quot;370-373&quot;, &quot;DOI&quot;: &quot;10.1111/1467-9280.00170&quot;, &quot;issue&quot;: &quot;4&quot;, &quot;note&quot;: &quot;NULL&quot;, &quot;ISSN&quot;: &quot;0956-7976&quot;, &quot;author&quot;: [{&quot;dropping-particle&quot;: &quot;&quot;, &quot;family&quot;: &quot;Nantais&quot;, &quot;given&quot;: &quot;Kristin M&quot;, &quot;suffix&quot;: &quot;&quot;, &quot;non-dropping-particle&quot;: &quot;&quot;, &quot;parse-names&quot;: false}, {&quot;dropping-particle&quot;: &quot;&quot;, &quot;family&quot;: &quot;Schellenberg&quot;, &quot;given&quot;: &quot;E. Glenn&quot;, &quot;suffix&quot;: &quot;&quot;, &quot;non-dropping-particle&quot;: &quot;&quot;, &quot;parse-names&quot;: false}], &quot;container-title&quot;: &quot;Psychological Science&quot;, &quot;title&quot;: &quot;The Mozart Effect: An Artifact of Preference&quot;, &quot;type&quot;: &quot;article-journal&quot;, &quot;id&quot;: &quot;ITEM-1&quot;, &quot;issued&quot;: {&quot;date-parts&quot;: [[&quot;1999&quot;, &quot;7&quot;, &quot;1&quot;]]}}, &quot;id&quot;: &quot;ITEM-1&quot;}], &quot;mendeley&quot;: {&quot;plainTextFormattedCitation&quot;: &quot;(Nantais &amp; Schellenberg, 1999)&quot;, &quot;previouslyFormattedCitation&quot;: &quot;(Nantais &amp; Schellenberg, 1999)&quot;, &quot;manualFormatting&quot;: &quot;Nantais and Schellenberg (1999)&quot;, &quot;formattedCitation&quot;: &quot;(Nantais &amp; Schellenberg, 1999)&quot;}, &quot;properties&quot;: {&quot;noteIndex&quot;: 0}} RNDc9bT9soKV8"/><text:span text:style-name="T82">⁠ showed that if participants liked the music they </text:span><text:span text:style-name="T83">were listening</text:span><text:span text:style-name="T82"> to (regardless of composer) then they performed better on </text:span><text:span text:style-name="T84">the same</text:span><text:span text:style-name="T82"> spatial-temporal task </text:span><text:span text:style-name="T84">used </text:span><text:soft-page-break/><text:span text:style-name="T84">in the </text:span><text:change text:change-id="ct140227820809264"/><text:change-start text:change-id="ct140227820840720"/><text:reference-mark-start text:name="ADDIN CSL_CITATION {&quot;schema&quot;: &quot;https://github.com/citation-style-language/schema/raw/master/csl-citation.json&quot;, &quot;citationItems&quot;: [{&quot;uris&quot;: [&quot;http://www.mendeley.com/documents/?uuid=e91ed3ba-5f13-4254-bd68-3b43bf4341ec&quot;], &quot;itemData&quot;: {&quot;volume&quot;: &quot;365&quot;, &quot;page&quot;: &quot;611&quot;, &quot;issue&quot;: &quot;6447&quot;, &quot;DOI&quot;: &quot;10.1038/365611a0&quot;, &quot;ISBN&quot;: &quot;0028-0836&quot;, &quot;ISSN&quot;: &quot;0028-0836&quot;, &quot;author&quot;: [{&quot;dropping-particle&quot;: &quot;&quot;, &quot;family&quot;: &quot;Rauscher&quot;, &quot;given&quot;: &quot;F. H.&quot;, &quot;suffix&quot;: &quot;&quot;, &quot;non-dropping-particle&quot;: &quot;&quot;, &quot;parse-names&quot;: false}, {&quot;dropping-particle&quot;: &quot;&quot;, &quot;family&quot;: &quot;Shaw&quot;, &quot;given&quot;: &quot;Gordon L.&quot;, &quot;suffix&quot;: &quot;&quot;, &quot;non-dropping-particle&quot;: &quot;&quot;, &quot;parse-names&quot;: false}, {&quot;dropping-particle&quot;: &quot;&quot;, &quot;family&quot;: &quot;Ky&quot;, &quot;given&quot;: &quot;Katherine N.&quot;, &quot;suffix&quot;: &quot;&quot;, &quot;non-dropping-particle&quot;: &quot;&quot;, &quot;parse-names&quot;: false}], &quot;container-title&quot;: &quot;Nature&quot;, &quot;title&quot;: &quot;Music and spatial task performance&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PMID&quot;: &quot;8413624&quot;, &quot;id&quot;: &quot;ITEM-1&quot;, &quot;issued&quot;: {&quot;date-parts&quot;: [[&quot;1993&quot;, &quot;10&quot;, &quot;14&quot;]]}}, &quot;id&quot;: &quot;ITEM-1&quot;}], &quot;mendeley&quot;: {&quot;plainTextFormattedCitation&quot;: &quot;(Rauscher et al., 1993)&quot;, &quot;previouslyFormattedCitation&quot;: &quot;(Rauscher et al., 1993)&quot;, &quot;manualFormatting&quot;: &quot;Rauscher et al., (1993)&quot;, &quot;formattedCitation&quot;: &quot;(Rauscher et al., 1993)&quot;}, &quot;properties&quot;: {&quot;noteIndex&quot;: 0}} RNDHBlWzDmnTY"/><text:span text:style-name="T19">Rauscher et al., (1993)</text:span><text:change-end text:change-id="ct140227820840720"/><text:reference-mark-end text:name="ADDIN CSL_CITATION {&quot;schema&quot;: &quot;https://github.com/citation-style-language/schema/raw/master/csl-citation.json&quot;, &quot;citationItems&quot;: [{&quot;uris&quot;: [&quot;http://www.mendeley.com/documents/?uuid=e91ed3ba-5f13-4254-bd68-3b43bf4341ec&quot;], &quot;itemData&quot;: {&quot;volume&quot;: &quot;365&quot;, &quot;page&quot;: &quot;611&quot;, &quot;issue&quot;: &quot;6447&quot;, &quot;DOI&quot;: &quot;10.1038/365611a0&quot;, &quot;ISBN&quot;: &quot;0028-0836&quot;, &quot;ISSN&quot;: &quot;0028-0836&quot;, &quot;author&quot;: [{&quot;dropping-particle&quot;: &quot;&quot;, &quot;family&quot;: &quot;Rauscher&quot;, &quot;given&quot;: &quot;F. H.&quot;, &quot;suffix&quot;: &quot;&quot;, &quot;non-dropping-particle&quot;: &quot;&quot;, &quot;parse-names&quot;: false}, {&quot;dropping-particle&quot;: &quot;&quot;, &quot;family&quot;: &quot;Shaw&quot;, &quot;given&quot;: &quot;Gordon L.&quot;, &quot;suffix&quot;: &quot;&quot;, &quot;non-dropping-particle&quot;: &quot;&quot;, &quot;parse-names&quot;: false}, {&quot;dropping-particle&quot;: &quot;&quot;, &quot;family&quot;: &quot;Ky&quot;, &quot;given&quot;: &quot;Katherine N.&quot;, &quot;suffix&quot;: &quot;&quot;, &quot;non-dropping-particle&quot;: &quot;&quot;, &quot;parse-names&quot;: false}], &quot;container-title&quot;: &quot;Nature&quot;, &quot;title&quot;: &quot;Music and spatial task performance&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PMID&quot;: &quot;8413624&quot;, &quot;id&quot;: &quot;ITEM-1&quot;, &quot;issued&quot;: {&quot;date-parts&quot;: [[&quot;1993&quot;, &quot;10&quot;, &quot;14&quot;]]}}, &quot;id&quot;: &quot;ITEM-1&quot;}], &quot;mendeley&quot;: {&quot;plainTextFormattedCitation&quot;: &quot;(Rauscher et al., 1993)&quot;, &quot;previouslyFormattedCitation&quot;: &quot;(Rauscher et al., 1993)&quot;, &quot;manualFormatting&quot;: &quot;Rauscher et al., (1993)&quot;, &quot;formattedCitation&quot;: &quot;(Rauscher et al., 1993)&quot;}, &quot;properties&quot;: {&quot;noteIndex&quot;: 0}} RNDHBlWzDmnTY"/><text:span text:style-name="T84">⁠</text:span><text:span text:style-name="T82"> </text:span><text:span text:style-name="T84">study </text:span><text:span text:style-name="T83">than</text:span><text:span text:style-name="T82"> if they didn’t like the music. </text:span><text:span text:style-name="T85">However, in this study, the music was played before the task was completed. </text:span><text:span text:style-name="T86">When listening to liked music </text:span><text:span text:style-name="T84">while completing a similar spatial-temporal task</text:span><text:span text:style-name="T86">, p</text:span><text:span text:style-name="T87">articipants </text:span><text:span text:style-name="T84">also</text:span><text:span text:style-name="T87"> performed better </text:span><text:span text:style-name="T86">than </text:span><text:span text:style-name="T88">when</text:span><text:span text:style-name="T86"> listening to disliked music</text:span><text:span text:style-name="T87"> </text:span><text:change text:change-id="ct140227820781376"/><text:change-start text:change-id="ct140227820802784"/><text:reference-mark-start text:name="ADDIN CSL_CITATION {&quot;schema&quot;: &quot;https://github.com/citation-style-language/schema/raw/master/csl-citation.json&quot;, &quot;citationItems&quot;: [{&quot;uris&quot;: [&quot;http://www.mendeley.com/documents/?uuid=66725fa3-2246-49f4-8ceb-2dd534352e39&quot;], &quot;itemData&quot;: {&quot;volume&quot;: &quot;31&quot;, &quot;page&quot;: &quot;168-181&quot;, &quot;issue&quot;: &quot;2&quot;, &quot;DOI&quot;: &quot;10.1007/s12144-012-9141-6&quot;, &quot;ISSN&quot;: &quot;10461310&quot;, &quot;author&quot;: [{&quot;dropping-particle&quot;: &quot;&quot;, &quot;family&quot;: &quot;Perham&quot;, &quot;given&quot;: &quot;Nick&quot;, &quot;suffix&quot;: &quot;&quot;, &quot;non-dropping-particle&quot;: &quot;&quot;, &quot;parse-names&quot;: false}, {&quot;dropping-particle&quot;: &quot;&quot;, &quot;family&quot;: &quot;Withey&quot;, &quot;given&quot;: &quot;Tom&quot;, &quot;suffix&quot;: &quot;&quot;, &quot;non-dropping-particle&quot;: &quot;&quot;, &quot;parse-names&quot;: false}], &quot;container-title&quot;: &quot;Current Psychology&quot;, &quot;title&quot;: &quot;Liked Music Increases Spatial Rotation Performance Regardless of Tempo&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type&quot;: &quot;article-journal&quot;, &quot;id&quot;: &quot;ITEM-1&quot;, &quot;issued&quot;: {&quot;date-parts&quot;: [[&quot;2012&quot;]]}}, &quot;id&quot;: &quot;ITEM-1&quot;}], &quot;mendeley&quot;: {&quot;plainTextFormattedCitation&quot;: &quot;(Perham &amp; Withey, 2012)&quot;, &quot;previouslyFormattedCitation&quot;: &quot;(Perham &amp; Withey, 2012)&quot;, &quot;formattedCitation&quot;: &quot;(Perham &amp; Withey, 2012)&quot;}, &quot;properties&quot;: {&quot;noteIndex&quot;: 0}} RND7BWXWKVG4W"/><text:span text:style-name="T20">(Perham &amp; Withey, 2012)</text:span><text:change-end text:change-id="ct140227820802784"/><text:reference-mark-end text:name="ADDIN CSL_CITATION {&quot;schema&quot;: &quot;https://github.com/citation-style-language/schema/raw/master/csl-citation.json&quot;, &quot;citationItems&quot;: [{&quot;uris&quot;: [&quot;http://www.mendeley.com/documents/?uuid=66725fa3-2246-49f4-8ceb-2dd534352e39&quot;], &quot;itemData&quot;: {&quot;volume&quot;: &quot;31&quot;, &quot;page&quot;: &quot;168-181&quot;, &quot;issue&quot;: &quot;2&quot;, &quot;DOI&quot;: &quot;10.1007/s12144-012-9141-6&quot;, &quot;ISSN&quot;: &quot;10461310&quot;, &quot;author&quot;: [{&quot;dropping-particle&quot;: &quot;&quot;, &quot;family&quot;: &quot;Perham&quot;, &quot;given&quot;: &quot;Nick&quot;, &quot;suffix&quot;: &quot;&quot;, &quot;non-dropping-particle&quot;: &quot;&quot;, &quot;parse-names&quot;: false}, {&quot;dropping-particle&quot;: &quot;&quot;, &quot;family&quot;: &quot;Withey&quot;, &quot;given&quot;: &quot;Tom&quot;, &quot;suffix&quot;: &quot;&quot;, &quot;non-dropping-particle&quot;: &quot;&quot;, &quot;parse-names&quot;: false}], &quot;container-title&quot;: &quot;Current Psychology&quot;, &quot;title&quot;: &quot;Liked Music Increases Spatial Rotation Performance Regardless of Tempo&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type&quot;: &quot;article-journal&quot;, &quot;id&quot;: &quot;ITEM-1&quot;, &quot;issued&quot;: {&quot;date-parts&quot;: [[&quot;2012&quot;]]}}, &quot;id&quot;: &quot;ITEM-1&quot;}], &quot;mendeley&quot;: {&quot;plainTextFormattedCitation&quot;: &quot;(Perham &amp; Withey, 2012)&quot;, &quot;previouslyFormattedCitation&quot;: &quot;(Perham &amp; Withey, 2012)&quot;, &quot;formattedCitation&quot;: &quot;(Perham &amp; Withey, 2012)&quot;}, &quot;properties&quot;: {&quot;noteIndex&quot;: 0}} RND7BWXWKVG4W"/><text:span text:style-name="T87">⁠. </text:span><text:span text:style-name="T84">Studies of music being played during other </text:span><text:span text:style-name="T89">types </text:span><text:span text:style-name="T88">of </text:span><text:span text:style-name="T84">cognitive tasks show conflicting results. </text:span><text:span text:style-name="T86">In a reading task, m</text:span><text:span text:style-name="T87">usic preference had no effect on reading comprehension performance </text:span><text:change text:change-id="ct140227820859104"/><text:change-start text:change-id="ct140227820827632"/><text:reference-mark-start text:name="ADDIN CSL_CITATION {&quot;schema&quot;: &quot;https://github.com/citation-style-language/schema/raw/master/csl-citation.json&quot;, &quot;citationItems&quot;: [{&quot;uris&quot;: [&quot;http://www.mendeley.com/documents/?uuid=519f6d17-e8c0-41ab-9c86-0928c5eb392e&quot;], &quot;itemData&quot;: {&quot;volume&quot;: &quot;28&quot;, &quot;page&quot;: &quot;279-284&quot;, &quot;issue&quot;: &quot;2&quot;, &quot;DOI&quot;: &quot;10.1002/acp.2994&quot;, &quot;ISSN&quot;: &quot;08884080&quot;, &quot;author&quot;: [{&quot;dropping-particle&quot;: &quot;&quot;, &quot;family&quot;: &quot;Perham&quot;, &quot;given&quot;: &quot;Nick&quot;, &quot;suffix&quot;: &quot;&quot;, &quot;non-dropping-particle&quot;: &quot;&quot;, &quot;parse-names&quot;: false}, {&quot;dropping-particle&quot;: &quot;&quot;, &quot;family&quot;: &quot;Currie&quot;, &quot;given&quot;: &quot;Harriet&quot;, &quot;suffix&quot;: &quot;&quot;, &quot;non-dropping-particle&quot;: &quot;&quot;, &quot;parse-names&quot;: false}], &quot;container-title&quot;: &quot;Applied Cognitive Psychology&quot;, &quot;title&quot;: &quot;Does listening to preferred music improve reading comprehension performance?&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d&quot;: &quot;ITEM-1&quot;, &quot;issued&quot;: {&quot;date-parts&quot;: [[&quot;2014&quot;, &quot;3&quot;]]}}, &quot;id&quot;: &quot;ITEM-1&quot;}], &quot;mendeley&quot;: {&quot;plainTextFormattedCitation&quot;: &quot;(Perham &amp; Currie, 2014)&quot;, &quot;previouslyFormattedCitation&quot;: &quot;(Perham &amp; Currie, 2014)&quot;, &quot;formattedCitation&quot;: &quot;(Perham &amp; Currie, 2014)&quot;}, &quot;properties&quot;: {&quot;noteIndex&quot;: 0}} RNDyMsC45HZmq"/><text:span text:style-name="T20">(Perham &amp; Currie, 2014)</text:span><text:change-end text:change-id="ct140227820827632"/><text:reference-mark-end text:name="ADDIN CSL_CITATION {&quot;schema&quot;: &quot;https://github.com/citation-style-language/schema/raw/master/csl-citation.json&quot;, &quot;citationItems&quot;: [{&quot;uris&quot;: [&quot;http://www.mendeley.com/documents/?uuid=519f6d17-e8c0-41ab-9c86-0928c5eb392e&quot;], &quot;itemData&quot;: {&quot;volume&quot;: &quot;28&quot;, &quot;page&quot;: &quot;279-284&quot;, &quot;issue&quot;: &quot;2&quot;, &quot;DOI&quot;: &quot;10.1002/acp.2994&quot;, &quot;ISSN&quot;: &quot;08884080&quot;, &quot;author&quot;: [{&quot;dropping-particle&quot;: &quot;&quot;, &quot;family&quot;: &quot;Perham&quot;, &quot;given&quot;: &quot;Nick&quot;, &quot;suffix&quot;: &quot;&quot;, &quot;non-dropping-particle&quot;: &quot;&quot;, &quot;parse-names&quot;: false}, {&quot;dropping-particle&quot;: &quot;&quot;, &quot;family&quot;: &quot;Currie&quot;, &quot;given&quot;: &quot;Harriet&quot;, &quot;suffix&quot;: &quot;&quot;, &quot;non-dropping-particle&quot;: &quot;&quot;, &quot;parse-names&quot;: false}], &quot;container-title&quot;: &quot;Applied Cognitive Psychology&quot;, &quot;title&quot;: &quot;Does listening to preferred music improve reading comprehension performance?&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d&quot;: &quot;ITEM-1&quot;, &quot;issued&quot;: {&quot;date-parts&quot;: [[&quot;2014&quot;, &quot;3&quot;]]}}, &quot;id&quot;: &quot;ITEM-1&quot;}], &quot;mendeley&quot;: {&quot;plainTextFormattedCitation&quot;: &quot;(Perham &amp; Currie, 2014)&quot;, &quot;previouslyFormattedCitation&quot;: &quot;(Perham &amp; Currie, 2014)&quot;, &quot;formattedCitation&quot;: &quot;(Perham &amp; Currie, 2014)&quot;}, &quot;properties&quot;: {&quot;noteIndex&quot;: 0}} RNDyMsC45HZmq"/><text:span text:style-name="T87">⁠. </text:span><text:span text:style-name="T86">Instead, </text:span><text:span text:style-name="T90">performance was mediated by the presence of lyrics </text:span><text:span text:style-name="T86">as participants performed worse when lyrics were present in the music</text:span><text:span text:style-name="T91">. </text:span><text:span text:style-name="T89">The effects of lyric presence will be discussed further in the </text:span><text:span text:style-name="T92">following</text:span><text:span text:style-name="T89"> section</text:span><text:span text:style-name="T81">. </text:span><text:span text:style-name="T81"><office:annotation><dc:creator>A Sternin</dc:creator><dc:date>2017-04-11T09:39:41</dc:date><loext:sender-initials>AS</loext:sender-initials><text:p text:style-name="P130"><text:span text:style-name="T160">Does this section make sense? Follow a logical order?</text:span></text:p></office:annotation></text:span><text:span text:style-name="T89">W</text:span><text:span text:style-name="T93">hen investigating </text:span><text:span text:style-name="T81">the effe</text:span><text:change text:change-id="ct140227818531872"/><text:change-start text:change-id="ct140227819795088"/><text:span text:style-name="T97">c</text:span><text:change-end text:change-id="ct140227819795088"/><text:span text:style-name="T81">t of music preference on </text:span><text:span text:style-name="T93">s</text:span><text:span text:style-name="T94">erial recall, </text:span><text:span text:style-name="T89">the ability to </text:span><text:span text:style-name="T81">store and recall a list of items,</text:span><text:span text:style-name="T94"> </text:span><text:span text:style-name="T89">one study showed that</text:span><text:span text:style-name="T94"> </text:span><text:span text:style-name="T89">music preference had no effect on performance,</text:span><text:span text:style-name="T95"> although both conditions resulted in worse </text:span><text:span text:style-name="T96">performance compared to</text:span><text:span text:style-name="T95"> silence </text:span><text:change text:change-id="ct140227819806672"/><text:change-start text:change-id="ct140227819798208"/><text:reference-mark-start text:name="ADDIN CSL_CITATION {&quot;schema&quot;: &quot;https://github.com/citation-style-language/schema/raw/master/csl-citation.json&quot;, &quot;citationItems&quot;: [{&quot;uris&quot;: [&quot;http://www.mendeley.com/documents/?uuid=bea94f48-e532-4829-8fe4-6c6f0e879664&quot;], &quot;itemData&quot;: {&quot;volume&quot;: &quot;25&quot;, &quot;page&quot;: &quot;625-631&quot;, &quot;issue&quot;: &quot;4&quot;, &quot;DOI&quot;: &quot;10.1002/acp.1731&quot;, &quot;ISBN&quot;: &quot;1099-0720&quot;, &quot;ISSN&quot;: &quot;08884080&quot;, &quot;author&quot;: [{&quot;dropping-particle&quot;: &quot;&quot;, &quot;family&quot;: &quot;Perham&quot;, &quot;given&quot;: &quot;Nick&quot;, &quot;suffix&quot;: &quot;&quot;, &quot;non-dropping-particle&quot;: &quot;&quot;, &quot;parse-names&quot;: false}, {&quot;dropping-particle&quot;: &quot;&quot;, &quot;family&quot;: &quot;Vizard&quot;, &quot;given&quot;: &quot;Joanne&quot;, &quot;suffix&quot;: &quot;&quot;, &quot;non-dropping-particle&quot;: &quot;&quot;, &quot;parse-names&quot;: false}], &quot;container-title&quot;: &quot;Applied Cognitive Psychology&quot;, &quot;title&quot;: &quot;Can preference for background music mediate the irrelevant sound effect?&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type&quot;: &quot;article-journal&quot;, &quot;id&quot;: &quot;ITEM-1&quot;, &quot;issued&quot;: {&quot;date-parts&quot;: [[&quot;2011&quot;, &quot;7&quot;]]}}, &quot;id&quot;: &quot;ITEM-1&quot;}], &quot;mendeley&quot;: {&quot;plainTextFormattedCitation&quot;: &quot;(Perham &amp; Vizard, 2011)&quot;, &quot;previouslyFormattedCitation&quot;: &quot;(Perham &amp; Vizard, 2011)&quot;, &quot;manualFormatting&quot;: &quot;(Perham &amp; Vizard, 2011).&quot;, &quot;formattedCitation&quot;: &quot;(Perham &amp; Vizard, 2011)&quot;}, &quot;properties&quot;: {&quot;noteIndex&quot;: 0}} RNDSIJ0v4kPxk"/><text:span text:style-name="T21">(Perham &amp; Vizard, 2011).</text:span><text:change-end text:change-id="ct140227819798208"/><text:reference-mark-end text:name="ADDIN CSL_CITATION {&quot;schema&quot;: &quot;https://github.com/citation-style-language/schema/raw/master/csl-citation.json&quot;, &quot;citationItems&quot;: [{&quot;uris&quot;: [&quot;http://www.mendeley.com/documents/?uuid=bea94f48-e532-4829-8fe4-6c6f0e879664&quot;], &quot;itemData&quot;: {&quot;volume&quot;: &quot;25&quot;, &quot;page&quot;: &quot;625-631&quot;, &quot;issue&quot;: &quot;4&quot;, &quot;DOI&quot;: &quot;10.1002/acp.1731&quot;, &quot;ISBN&quot;: &quot;1099-0720&quot;, &quot;ISSN&quot;: &quot;08884080&quot;, &quot;author&quot;: [{&quot;dropping-particle&quot;: &quot;&quot;, &quot;family&quot;: &quot;Perham&quot;, &quot;given&quot;: &quot;Nick&quot;, &quot;suffix&quot;: &quot;&quot;, &quot;non-dropping-particle&quot;: &quot;&quot;, &quot;parse-names&quot;: false}, {&quot;dropping-particle&quot;: &quot;&quot;, &quot;family&quot;: &quot;Vizard&quot;, &quot;given&quot;: &quot;Joanne&quot;, &quot;suffix&quot;: &quot;&quot;, &quot;non-dropping-particle&quot;: &quot;&quot;, &quot;parse-names&quot;: false}], &quot;container-title&quot;: &quot;Applied Cognitive Psychology&quot;, &quot;title&quot;: &quot;Can preference for background music mediate the irrelevant sound effect?&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type&quot;: &quot;article-journal&quot;, &quot;id&quot;: &quot;ITEM-1&quot;, &quot;issued&quot;: {&quot;date-parts&quot;: [[&quot;2011&quot;, &quot;7&quot;]]}}, &quot;id&quot;: &quot;ITEM-1&quot;}], &quot;mendeley&quot;: {&quot;plainTextFormattedCitation&quot;: &quot;(Perham &amp; Vizard, 2011)&quot;, &quot;previouslyFormattedCitation&quot;: &quot;(Perham &amp; Vizard, 2011)&quot;, &quot;manualFormatting&quot;: &quot;(Perham &amp; Vizard, 2011).&quot;, &quot;formattedCitation&quot;: &quot;(Perham &amp; Vizard, 2011)&quot;}, &quot;properties&quot;: {&quot;noteIndex&quot;: 0}} RNDSIJ0v4kPxk"/><text:span text:style-name="T89"> </text:span><text:span text:style-name="T88">However, during </text:span><text:span text:style-name="T89">another study, </text:span><text:span text:style-name="T94">both liked and disliked music produced worse performance than the </text:span><text:span text:style-name="T95">silence co</text:span><text:span text:style-name="T94">ndition, </text:span><text:span text:style-name="T95">but</text:span><text:span text:style-name="T94"> liked music </text:span><text:span text:style-name="T95">resulted in</text:span><text:span text:style-name="T94"> wors</text:span><text:span text:style-name="T95">e</text:span><text:span text:style-name="T94"> performance </text:span><text:span text:style-name="T95">than disliked music </text:span><text:change text:change-id="ct140227819822688"/><text:change-start text:change-id="ct140227819807472"/><text:reference-mark-start text:name="ADDIN CSL_CITATION {&quot;schema&quot;: &quot;https://github.com/citation-style-language/schema/raw/master/csl-citation.json&quot;, &quot;citationItems&quot;: [{&quot;uris&quot;: [&quot;http://www.mendeley.com/documents/?uuid=a1c2630b-ad30-49f0-b703-db86ce61dfa9&quot;], &quot;itemData&quot;: {&quot;volume&quot;: &quot;26&quot;, &quot;page&quot;: &quot;550-555&quot;, &quot;issue&quot;: &quot;4&quot;, &quot;DOI&quot;: &quot;10.1002/acp.2826&quot;, &quot;ISSN&quot;: &quot;08884080&quot;, &quot;author&quot;: [{&quot;dropping-particle&quot;: &quot;&quot;, &quot;family&quot;: &quot;Perham&quot;, &quot;given&quot;: &quot;Nick&quot;, &quot;suffix&quot;: &quot;&quot;, &quot;non-dropping-particle&quot;: &quot;&quot;, &quot;parse-names&quot;: false}, {&quot;dropping-particle&quot;: &quot;&quot;, &quot;family&quot;: &quot;Sykora&quot;, &quot;given&quot;: &quot;Martinne&quot;, &quot;suffix&quot;: &quot;&quot;, &quot;non-dropping-particle&quot;: &quot;&quot;, &quot;parse-names&quot;: false}], &quot;container-title&quot;: &quot;Applied Cognitive Psychology&quot;, &quot;title&quot;: &quot;Disliked Music can be Better for Performance than Liked Music&quot;, &quot;abstract&quot;: &quot;Although liked music is known to improve performance through boosting one's mood and arousal, both liked music and disliked music impair serial recall performance. Given that the key acoustical feature of this impairment is the acoustical variation, it is possible that some music may contain less acoustical variation and so produce less impairment. In this situation, unliked, unfamiliar music could be better for performance than liked, familiar music. This study tested this by asking participants to serially recall eight-item lists in either quiet, liked or disliked music conditions. Results showed that performance was significantly poorer in both music conditions compared with quiet. More importantly, performance in the liked music condition was significantly poorer than in the disliked music condition. These findings provide further illustration of the irrelevant sound effect and limitations of the impact of liked music on cognition.&quot;, &quot;type&quot;: &quot;article-journal&quot;, &quot;id&quot;: &quot;ITEM-1&quot;, &quot;issued&quot;: {&quot;date-parts&quot;: [[&quot;2012&quot;, &quot;7&quot;]]}}, &quot;id&quot;: &quot;ITEM-1&quot;}], &quot;mendeley&quot;: {&quot;plainTextFormattedCitation&quot;: &quot;(Perham &amp; Sykora, 2012)&quot;, &quot;previouslyFormattedCitation&quot;: &quot;(Perham &amp; Sykora, 2012)&quot;, &quot;formattedCitation&quot;: &quot;(Perham &amp; Sykora, 2012)&quot;}, &quot;properties&quot;: {&quot;noteIndex&quot;: 0}} RND8scmv9AYtQ"/><text:span text:style-name="T22">(Perham &amp; Sykora, 2012)</text:span><text:change-end text:change-id="ct140227819807472"/><text:reference-mark-end text:name="ADDIN CSL_CITATION {&quot;schema&quot;: &quot;https://github.com/citation-style-language/schema/raw/master/csl-citation.json&quot;, &quot;citationItems&quot;: [{&quot;uris&quot;: [&quot;http://www.mendeley.com/documents/?uuid=a1c2630b-ad30-49f0-b703-db86ce61dfa9&quot;], &quot;itemData&quot;: {&quot;volume&quot;: &quot;26&quot;, &quot;page&quot;: &quot;550-555&quot;, &quot;issue&quot;: &quot;4&quot;, &quot;DOI&quot;: &quot;10.1002/acp.2826&quot;, &quot;ISSN&quot;: &quot;08884080&quot;, &quot;author&quot;: [{&quot;dropping-particle&quot;: &quot;&quot;, &quot;family&quot;: &quot;Perham&quot;, &quot;given&quot;: &quot;Nick&quot;, &quot;suffix&quot;: &quot;&quot;, &quot;non-dropping-particle&quot;: &quot;&quot;, &quot;parse-names&quot;: false}, {&quot;dropping-particle&quot;: &quot;&quot;, &quot;family&quot;: &quot;Sykora&quot;, &quot;given&quot;: &quot;Martinne&quot;, &quot;suffix&quot;: &quot;&quot;, &quot;non-dropping-particle&quot;: &quot;&quot;, &quot;parse-names&quot;: false}], &quot;container-title&quot;: &quot;Applied Cognitive Psychology&quot;, &quot;title&quot;: &quot;Disliked Music can be Better for Performance than Liked Music&quot;, &quot;abstract&quot;: &quot;Although liked music is known to improve performance through boosting one's mood and arousal, both liked music and disliked music impair serial recall performance. Given that the key acoustical feature of this impairment is the acoustical variation, it is possible that some music may contain less acoustical variation and so produce less impairment. In this situation, unliked, unfamiliar music could be better for performance than liked, familiar music. This study tested this by asking participants to serially recall eight-item lists in either quiet, liked or disliked music conditions. Results showed that performance was significantly poorer in both music conditions compared with quiet. More importantly, performance in the liked music condition was significantly poorer than in the disliked music condition. These findings provide further illustration of the irrelevant sound effect and limitations of the impact of liked music on cognition.&quot;, &quot;type&quot;: &quot;article-journal&quot;, &quot;id&quot;: &quot;ITEM-1&quot;, &quot;issued&quot;: {&quot;date-parts&quot;: [[&quot;2012&quot;, &quot;7&quot;]]}}, &quot;id&quot;: &quot;ITEM-1&quot;}], &quot;mendeley&quot;: {&quot;plainTextFormattedCitation&quot;: &quot;(Perham &amp; Sykora, 2012)&quot;, &quot;previouslyFormattedCitation&quot;: &quot;(Perham &amp; Sykora, 2012)&quot;, &quot;formattedCitation&quot;: &quot;(Perham &amp; Sykora, 2012)&quot;}, &quot;properties&quot;: {&quot;noteIndex&quot;: 0}} RND8scmv9AYtQ"/><text:span text:style-name="T95">⁠</text:span><text:span text:style-name="T94">. </text:span><text:span text:style-name="T81">The </text:span><text:span text:style-name="T23">conflicting results from these studies could be due to the music chosen. In the 2011 study participants provided their own preferred music, but in the 2012 study both liked and disliked songs were provided by the researcher. </text:span><text:span text:style-name="T33">As mentioned before, music affects mood and these mood changes can affect cognitive performance. </text:span><text:span text:style-name="T23">So, the differences seen in the serial recall studies could be a result of </text:span><text:span text:style-name="T35">the </text:span><text:span text:style-name="T23">different </text:span><text:span text:style-name="T34">moods</text:span><text:span text:style-name="T23"> induced </text:span><text:span text:style-name="T34">by </text:span><text:span text:style-name="T33">the songs chosen by the</text:span><text:span text:style-name="T34"> individual </text:span><text:span text:style-name="T33">and the songs chosen by the researcher</text:span><text:span text:style-name="T34">. </text:span><text:span text:style-name="T33">Therefore, t</text:span><text:span text:style-name="T24">he effects seen on cognitive task performance when manipulating music preference </text:span><text:span text:style-name="T25">may be</text:span><text:span text:style-name="T26"> </text:span><text:span text:style-name="T27">driven</text:span><text:span text:style-name="T26"> by changes in arousal and mood. </text:span><text:span text:style-name="T33">The inconsistencies in results may be because researchers manipulat</text:span><text:span text:style-name="T35">ed</text:span><text:span text:style-name="T33"> arousal and mood indirectly by manipulating music preference. </text:span></text:p>
      <text:p text:style-name="P102"><text:span text:style-name="T26">However, </text:span><text:span text:style-name="T32">the story seems to be a little more complicated as </text:span><text:span text:style-name="T28">the effect that preference </text:span><text:span text:style-name="T33">(and therefore mood) </text:span><text:span text:style-name="T28">ha</text:span><text:span text:style-name="T33">s</text:span><text:span text:style-name="T28"> on cognitive task performance depends on the task itself. </text:span><text:span text:style-name="T29">For example, </text:span><text:span text:style-name="T28">serial recall </text:span><text:soft-page-break/><text:span text:style-name="T28">is disrupted regardless of music preference </text:span><text:span text:style-name="T30">(or change in mood)</text:span><text:span text:style-name="T28">, spatial rotation task performance improves with preferred music </text:span><text:span text:style-name="T27">(</text:span><text:span text:style-name="T30">with </text:span><text:span text:style-name="T28">increased </text:span><text:span text:style-name="T23">positive </text:span><text:span text:style-name="T28">mood</text:span><text:span text:style-name="T27">)</text:span><text:span text:style-name="T28">, and reading comprehension is affected by the presence of lyrics regardless of preference. </text:span><text:span text:style-name="T33">Further exploration of these </text:span><text:span text:style-name="T31">differences will be discussed below. </text:span></text:p>
      <text:p text:style-name="P60">Effect of Speech</text:p>
      <text:p text:style-name="P111">Many of the early studies <text:span text:style-name="T121">assessing the effects of music on cognition</text:span> used <text:span text:style-name="T144">classical</text:span> <text:span text:style-name="T121">instrumental</text:span> <text:span text:style-name="T121">pieces that did not include lyrics</text:span> <text:change text:change-id="ct140227819801632"/><text:change-start text:change-id="ct140227819819360"/><text:reference-mark-start text:name="ADDIN CSL_CITATION {&quot;schema&quot;: &quot;https://github.com/citation-style-language/schema/raw/master/csl-citation.json&quot;, &quot;citationItems&quot;: [{&quot;uris&quot;: [&quot;http://www.mendeley.com/documents/?uuid=5e8d54d4-e8eb-4050-a013-261005338a61&quot;], &quot;itemData&quot;: {&quot;author&quot;: [{&quot;dropping-particle&quot;: &quot;&quot;, &quot;family&quot;: &quot;Rauscher&quot;, &quot;given&quot;: &quot;F. H.&quot;, &quot;suffix&quot;: &quot;&quot;, &quot;non-dropping-particle&quot;: &quot;&quot;, &quot;parse-names&quot;: false}, {&quot;dropping-particle&quot;: &quot;&quot;, &quot;family&quot;: &quot;Shaw&quot;, &quot;given&quot;: &quot;Gordon L&quot;, &quot;suffix&quot;: &quot;&quot;, &quot;non-dropping-particle&quot;: &quot;&quot;, &quot;parse-names&quot;: false}], &quot;container-title&quot;: &quot;Perceptual and Motor Skills&quot;, &quot;type&quot;: &quot;article-journal&quot;, &quot;page&quot;: &quot;835-841&quot;, &quot;issue&quot;: &quot;3&quot;, &quot;DOI&quot;: &quot;10.2466/pms.1998.86.3.835&quot;, &quot;volume&quot;: &quot;86&quot;, &quot;title&quot;: &quot;Key components of the Mozart effect&quot;, &quot;issued&quot;: {&quot;date-parts&quot;: [[&quot;1998&quot;, &quot;6&quot;]]}, &quot;ISSN&quot;: &quot;0031-5125&quot;, &quot;id&quot;: &quot;ITEM-1&quot;}, &quot;id&quot;: &quot;ITEM-1&quot;}, {&quot;uris&quot;: [&quot;http://www.mendeley.com/documents/?uuid=a60dfe14-0ca9-4266-b204-764ac081a264&quot;], &quot;itemData&quot;: {&quot;volume&quot;: &quot;43&quot;, &quot;page&quot;: &quot;101-109&quot;, &quot;issue&quot;: &quot;2&quot;, &quot;DOI&quot;: &quot;10.1037/h0054219&quot;, &quot;ISSN&quot;: &quot;0022-0663&quot;, &quot;author&quot;: [{&quot;dropping-particle&quot;: &quot;&quot;, &quot;family&quot;: &quot;Freeburne&quot;, &quot;given&quot;: &quot;Cecil M.&quot;, &quot;suffix&quot;: &quot;&quot;, &quot;non-dropping-particle&quot;: &quot;&quot;, &quot;parse-names&quot;: false}, {&quot;dropping-particle&quot;: &quot;&quot;, &quot;family&quot;: &quot;Fleischer&quot;, &quot;given&quot;: &quot;Murray S.&quot;, &quot;suffix&quot;: &quot;&quot;, &quot;non-dropping-particle&quot;: &quot;&quot;, &quot;parse-names&quot;: false}], &quot;container-title&quot;: &quot;Journal of Educational Psychology&quot;, &quot;title&quot;: &quot;The effect of music distraction upon reading rate and comprehension.&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type&quot;: &quot;article-journal&quot;, &quot;id&quot;: &quot;ITEM-2&quot;, &quot;issued&quot;: {&quot;date-parts&quot;: [[&quot;1952&quot;]]}}, &quot;id&quot;: &quot;ITEM-2&quot;}, {&quot;uris&quot;: [&quot;http://www.mendeley.com/documents/?uuid=228a164f-7ce6-49be-8063-0aa758ae724b&quot;], &quot;itemData&quot;: {&quot;author&quot;: [{&quot;dropping-particle&quot;: &quot;&quot;, &quot;family&quot;: &quot;Sogin&quot;, &quot;given&quot;: &quot;David W&quot;, &quot;suffix&quot;: &quot;&quot;, &quot;non-dropping-particle&quot;: &quot;&quot;, &quot;parse-names&quot;: false}], &quot;container-title&quot;: &quot;Perceptual and Motor Skills&quot;, &quot;type&quot;: &quot;article-journal&quot;, &quot;page&quot;: &quot;275-280&quot;, &quot;issue&quot;: &quot;1&quot;, &quot;DOI&quot;: &quot;10.2466/pms.1988.67.1.275&quot;, &quot;volume&quot;: &quot;67&quot;, &quot;title&quot;: &quot;Effects of three different musical styles of background music on coding by college-age students&quot;, &quot;issued&quot;: {&quot;date-parts&quot;: [[&quot;1988&quot;, &quot;8&quot;]]}, &quot;ISSN&quot;: &quot;0031-5125&quot;, &quot;id&quot;: &quot;ITEM-3&quot;}, &quot;id&quot;: &quot;ITEM-3&quot;}, {&quot;uris&quot;: [&quot;http://www.mendeley.com/documents/?uuid=e91ed3ba-5f13-4254-bd68-3b43bf4341ec&quot;], &quot;itemData&quot;: {&quot;volume&quot;: &quot;365&quot;, &quot;page&quot;: &quot;611&quot;, &quot;issue&quot;: &quot;6447&quot;, &quot;DOI&quot;: &quot;10.1038/365611a0&quot;, &quot;ISBN&quot;: &quot;0028-0836&quot;, &quot;ISSN&quot;: &quot;0028-0836&quot;, &quot;author&quot;: [{&quot;dropping-particle&quot;: &quot;&quot;, &quot;family&quot;: &quot;Rauscher&quot;, &quot;given&quot;: &quot;F. H.&quot;, &quot;suffix&quot;: &quot;&quot;, &quot;non-dropping-particle&quot;: &quot;&quot;, &quot;parse-names&quot;: false}, {&quot;dropping-particle&quot;: &quot;&quot;, &quot;family&quot;: &quot;Shaw&quot;, &quot;given&quot;: &quot;Gordon L.&quot;, &quot;suffix&quot;: &quot;&quot;, &quot;non-dropping-particle&quot;: &quot;&quot;, &quot;parse-names&quot;: false}, {&quot;dropping-particle&quot;: &quot;&quot;, &quot;family&quot;: &quot;Ky&quot;, &quot;given&quot;: &quot;Katherine N.&quot;, &quot;suffix&quot;: &quot;&quot;, &quot;non-dropping-particle&quot;: &quot;&quot;, &quot;parse-names&quot;: false}], &quot;container-title&quot;: &quot;Nature&quot;, &quot;title&quot;: &quot;Music and spatial task performance&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PMID&quot;: &quot;8413624&quot;, &quot;id&quot;: &quot;ITEM-4&quot;, &quot;issued&quot;: {&quot;date-parts&quot;: [[&quot;1993&quot;, &quot;10&quot;, &quot;14&quot;]]}}, &quot;id&quot;: &quot;ITEM-4&quot;}], &quot;mendeley&quot;: {&quot;plainTextFormattedCitation&quot;: &quot;(Freeburne &amp; Fleischer, 1952; Rauscher &amp; Shaw, 1998; Rauscher et al., 1993; Sogin, 1988)&quot;, &quot;previouslyFormattedCitation&quot;: &quot;(Freeburne &amp; Fleischer, 1952; Rauscher &amp; Shaw, 1998; Rauscher et al., 1993; Sogin, 1988)&quot;, &quot;formattedCitation&quot;: &quot;(Freeburne &amp; Fleischer, 1952; Rauscher &amp; Shaw, 1998; Rauscher et al., 1993; Sogin, 1988)&quot;}, &quot;properties&quot;: {&quot;noteIndex&quot;: 0}} RNDxbRQMXxC8R"/><text:span text:style-name="T7">(Freeburne &amp; Fleischer, 1952; Rauscher &amp; Shaw, 1998; Rauscher et al., 1993; Sogin, 1988)</text:span><text:change-end text:change-id="ct140227819819360"/><text:reference-mark-end text:name="ADDIN CSL_CITATION {&quot;schema&quot;: &quot;https://github.com/citation-style-language/schema/raw/master/csl-citation.json&quot;, &quot;citationItems&quot;: [{&quot;uris&quot;: [&quot;http://www.mendeley.com/documents/?uuid=5e8d54d4-e8eb-4050-a013-261005338a61&quot;], &quot;itemData&quot;: {&quot;author&quot;: [{&quot;dropping-particle&quot;: &quot;&quot;, &quot;family&quot;: &quot;Rauscher&quot;, &quot;given&quot;: &quot;F. H.&quot;, &quot;suffix&quot;: &quot;&quot;, &quot;non-dropping-particle&quot;: &quot;&quot;, &quot;parse-names&quot;: false}, {&quot;dropping-particle&quot;: &quot;&quot;, &quot;family&quot;: &quot;Shaw&quot;, &quot;given&quot;: &quot;Gordon L&quot;, &quot;suffix&quot;: &quot;&quot;, &quot;non-dropping-particle&quot;: &quot;&quot;, &quot;parse-names&quot;: false}], &quot;container-title&quot;: &quot;Perceptual and Motor Skills&quot;, &quot;type&quot;: &quot;article-journal&quot;, &quot;page&quot;: &quot;835-841&quot;, &quot;issue&quot;: &quot;3&quot;, &quot;DOI&quot;: &quot;10.2466/pms.1998.86.3.835&quot;, &quot;volume&quot;: &quot;86&quot;, &quot;title&quot;: &quot;Key components of the Mozart effect&quot;, &quot;issued&quot;: {&quot;date-parts&quot;: [[&quot;1998&quot;, &quot;6&quot;]]}, &quot;ISSN&quot;: &quot;0031-5125&quot;, &quot;id&quot;: &quot;ITEM-1&quot;}, &quot;id&quot;: &quot;ITEM-1&quot;}, {&quot;uris&quot;: [&quot;http://www.mendeley.com/documents/?uuid=a60dfe14-0ca9-4266-b204-764ac081a264&quot;], &quot;itemData&quot;: {&quot;volume&quot;: &quot;43&quot;, &quot;page&quot;: &quot;101-109&quot;, &quot;issue&quot;: &quot;2&quot;, &quot;DOI&quot;: &quot;10.1037/h0054219&quot;, &quot;ISSN&quot;: &quot;0022-0663&quot;, &quot;author&quot;: [{&quot;dropping-particle&quot;: &quot;&quot;, &quot;family&quot;: &quot;Freeburne&quot;, &quot;given&quot;: &quot;Cecil M.&quot;, &quot;suffix&quot;: &quot;&quot;, &quot;non-dropping-particle&quot;: &quot;&quot;, &quot;parse-names&quot;: false}, {&quot;dropping-particle&quot;: &quot;&quot;, &quot;family&quot;: &quot;Fleischer&quot;, &quot;given&quot;: &quot;Murray S.&quot;, &quot;suffix&quot;: &quot;&quot;, &quot;non-dropping-particle&quot;: &quot;&quot;, &quot;parse-names&quot;: false}], &quot;container-title&quot;: &quot;Journal of Educational Psychology&quot;, &quot;title&quot;: &quot;The effect of music distraction upon reading rate and comprehension.&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type&quot;: &quot;article-journal&quot;, &quot;id&quot;: &quot;ITEM-2&quot;, &quot;issued&quot;: {&quot;date-parts&quot;: [[&quot;1952&quot;]]}}, &quot;id&quot;: &quot;ITEM-2&quot;}, {&quot;uris&quot;: [&quot;http://www.mendeley.com/documents/?uuid=228a164f-7ce6-49be-8063-0aa758ae724b&quot;], &quot;itemData&quot;: {&quot;author&quot;: [{&quot;dropping-particle&quot;: &quot;&quot;, &quot;family&quot;: &quot;Sogin&quot;, &quot;given&quot;: &quot;David W&quot;, &quot;suffix&quot;: &quot;&quot;, &quot;non-dropping-particle&quot;: &quot;&quot;, &quot;parse-names&quot;: false}], &quot;container-title&quot;: &quot;Perceptual and Motor Skills&quot;, &quot;type&quot;: &quot;article-journal&quot;, &quot;page&quot;: &quot;275-280&quot;, &quot;issue&quot;: &quot;1&quot;, &quot;DOI&quot;: &quot;10.2466/pms.1988.67.1.275&quot;, &quot;volume&quot;: &quot;67&quot;, &quot;title&quot;: &quot;Effects of three different musical styles of background music on coding by college-age students&quot;, &quot;issued&quot;: {&quot;date-parts&quot;: [[&quot;1988&quot;, &quot;8&quot;]]}, &quot;ISSN&quot;: &quot;0031-5125&quot;, &quot;id&quot;: &quot;ITEM-3&quot;}, &quot;id&quot;: &quot;ITEM-3&quot;}, {&quot;uris&quot;: [&quot;http://www.mendeley.com/documents/?uuid=e91ed3ba-5f13-4254-bd68-3b43bf4341ec&quot;], &quot;itemData&quot;: {&quot;volume&quot;: &quot;365&quot;, &quot;page&quot;: &quot;611&quot;, &quot;issue&quot;: &quot;6447&quot;, &quot;DOI&quot;: &quot;10.1038/365611a0&quot;, &quot;ISBN&quot;: &quot;0028-0836&quot;, &quot;ISSN&quot;: &quot;0028-0836&quot;, &quot;author&quot;: [{&quot;dropping-particle&quot;: &quot;&quot;, &quot;family&quot;: &quot;Rauscher&quot;, &quot;given&quot;: &quot;F. H.&quot;, &quot;suffix&quot;: &quot;&quot;, &quot;non-dropping-particle&quot;: &quot;&quot;, &quot;parse-names&quot;: false}, {&quot;dropping-particle&quot;: &quot;&quot;, &quot;family&quot;: &quot;Shaw&quot;, &quot;given&quot;: &quot;Gordon L.&quot;, &quot;suffix&quot;: &quot;&quot;, &quot;non-dropping-particle&quot;: &quot;&quot;, &quot;parse-names&quot;: false}, {&quot;dropping-particle&quot;: &quot;&quot;, &quot;family&quot;: &quot;Ky&quot;, &quot;given&quot;: &quot;Katherine N.&quot;, &quot;suffix&quot;: &quot;&quot;, &quot;non-dropping-particle&quot;: &quot;&quot;, &quot;parse-names&quot;: false}], &quot;container-title&quot;: &quot;Nature&quot;, &quot;title&quot;: &quot;Music and spatial task performance&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PMID&quot;: &quot;8413624&quot;, &quot;id&quot;: &quot;ITEM-4&quot;, &quot;issued&quot;: {&quot;date-parts&quot;: [[&quot;1993&quot;, &quot;10&quot;, &quot;14&quot;]]}}, &quot;id&quot;: &quot;ITEM-4&quot;}], &quot;mendeley&quot;: {&quot;plainTextFormattedCitation&quot;: &quot;(Freeburne &amp; Fleischer, 1952; Rauscher &amp; Shaw, 1998; Rauscher et al., 1993; Sogin, 1988)&quot;, &quot;previouslyFormattedCitation&quot;: &quot;(Freeburne &amp; Fleischer, 1952; Rauscher &amp; Shaw, 1998; Rauscher et al., 1993; Sogin, 1988)&quot;, &quot;formattedCitation&quot;: &quot;(Freeburne &amp; Fleischer, 1952; Rauscher &amp; Shaw, 1998; Rauscher et al., 1993; Sogin, 1988)&quot;}, &quot;properties&quot;: {&quot;noteIndex&quot;: 0}} RNDxbRQMXxC8R"/>⁠. I<text:span text:style-name="T123">n</text:span> more recent studies, participants listen to popular music where lyrics are present <text:span text:style-name="T121">while completing cognitive tasks</text:span>. The difference in lyric presence may be a contributing factor to the disparate results within the literature<text:span text:style-name="T98">. </text:span><text:span text:style-name="T112">U</text:span><text:span text:style-name="T103">nderstanding how irrelevant sounds affect short-term memory –</text:span><text:span text:style-name="T104"> the irrelevant sound effect (ISE) –</text:span><text:span text:style-name="T112"> may provide insight into how the presence of lyrics in background music affects cognitive function</text:span><text:span text:style-name="T103">. </text:span></text:p>
      <text:p text:style-name="P98"><text:span text:style-name="T112">A review by </text:span><text:change text:change-id="ct140227819746656"/><text:change-start text:change-id="ct140227819806896"/><text:reference-mark-start text:name="ADDIN CSL_CITATION {&quot;schema&quot;: &quot;https://github.com/citation-style-language/schema/raw/master/csl-citation.json&quot;, &quot;citationItems&quot;: [{&quot;uris&quot;: [&quot;http://www.mendeley.com/documents/?uuid=ad931289-bbdd-49d9-bf1e-3621e1a771d8&quot;], &quot;itemData&quot;: {&quot;volume&quot;: &quot;43&quot;, &quot;page&quot;: &quot;12-29&quot;, &quot;issue&quot;: &quot;1&quot;, &quot;DOI&quot;: &quot;10.1518/001872001775992462&quot;, &quot;ISBN&quot;: &quot;0018-7208&quot;, &quot;ISSN&quot;: &quot;00187208&quot;, &quot;author&quot;: [{&quot;dropping-particle&quot;: &quot;&quot;, &quot;family&quot;: &quot;Banbury&quot;, &quot;given&quot;: &quot;Simon P.&quot;, &quot;suffix&quot;: &quot;&quot;, &quot;non-dropping-particle&quot;: &quot;&quot;, &quot;parse-names&quot;: false}, {&quot;dropping-particle&quot;: &quot;&quot;, &quot;family&quot;: &quot;Macken&quot;, &quot;given&quot;: &quot;William J.&quot;, &quot;suffix&quot;: &quot;&quot;, &quot;non-dropping-particle&quot;: &quot;&quot;, &quot;parse-names&quot;: false}, {&quot;dropping-particle&quot;: &quot;&quot;, &quot;family&quot;: &quot;Tremblay&quot;, &quot;given&quot;: &quot;S\u00e9bastien&quot;, &quot;suffix&quot;: &quot;&quot;, &quot;non-dropping-particle&quot;: &quot;&quot;, &quot;parse-names&quot;: false}, {&quot;dropping-particle&quot;: &quot;&quot;, &quot;family&quot;: &quot;Jones&quot;, &quot;given&quot;: &quot;Dylan M.&quot;, &quot;suffix&quot;: &quot;&quot;, &quot;non-dropping-particle&quot;: &quot;&quot;, &quot;parse-names&quot;: false}], &quot;container-title&quot;: &quot;Human Factors: The Journal of the Human Factors and Ergonomics Society&quot;, &quot;title&quot;: &quot;Auditory Distraction and Short-Term Memory: Phenomena and Practical Implications&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PMID&quot;: &quot;11474757&quot;, &quot;id&quot;: &quot;ITEM-1&quot;, &quot;issued&quot;: {&quot;date-parts&quot;: [[&quot;2001&quot;]]}}, &quot;id&quot;: &quot;ITEM-1&quot;}], &quot;mendeley&quot;: {&quot;plainTextFormattedCitation&quot;: &quot;(Banbury, Macken, Tremblay, &amp; Jones, 2001)&quot;, &quot;previouslyFormattedCitation&quot;: &quot;(Banbury, Macken, Tremblay, &amp; Jones, 2001)&quot;, &quot;manualFormatting&quot;: &quot;Banbury, Macken, Tremblay, &amp; Jones (2001)&quot;, &quot;formattedCitation&quot;: &quot;(Banbury, Macken, Tremblay, &amp; Jones, 2001)&quot;}, &quot;properties&quot;: {&quot;noteIndex&quot;: 0}} RNDGqNoN3LPfH"/><text:span text:style-name="T99">Banbury, Macken, Tremblay, &amp; Jones (2001)</text:span><text:change-end text:change-id="ct140227819806896"/><text:reference-mark-end text:name="ADDIN CSL_CITATION {&quot;schema&quot;: &quot;https://github.com/citation-style-language/schema/raw/master/csl-citation.json&quot;, &quot;citationItems&quot;: [{&quot;uris&quot;: [&quot;http://www.mendeley.com/documents/?uuid=ad931289-bbdd-49d9-bf1e-3621e1a771d8&quot;], &quot;itemData&quot;: {&quot;volume&quot;: &quot;43&quot;, &quot;page&quot;: &quot;12-29&quot;, &quot;issue&quot;: &quot;1&quot;, &quot;DOI&quot;: &quot;10.1518/001872001775992462&quot;, &quot;ISBN&quot;: &quot;0018-7208&quot;, &quot;ISSN&quot;: &quot;00187208&quot;, &quot;author&quot;: [{&quot;dropping-particle&quot;: &quot;&quot;, &quot;family&quot;: &quot;Banbury&quot;, &quot;given&quot;: &quot;Simon P.&quot;, &quot;suffix&quot;: &quot;&quot;, &quot;non-dropping-particle&quot;: &quot;&quot;, &quot;parse-names&quot;: false}, {&quot;dropping-particle&quot;: &quot;&quot;, &quot;family&quot;: &quot;Macken&quot;, &quot;given&quot;: &quot;William J.&quot;, &quot;suffix&quot;: &quot;&quot;, &quot;non-dropping-particle&quot;: &quot;&quot;, &quot;parse-names&quot;: false}, {&quot;dropping-particle&quot;: &quot;&quot;, &quot;family&quot;: &quot;Tremblay&quot;, &quot;given&quot;: &quot;S\u00e9bastien&quot;, &quot;suffix&quot;: &quot;&quot;, &quot;non-dropping-particle&quot;: &quot;&quot;, &quot;parse-names&quot;: false}, {&quot;dropping-particle&quot;: &quot;&quot;, &quot;family&quot;: &quot;Jones&quot;, &quot;given&quot;: &quot;Dylan M.&quot;, &quot;suffix&quot;: &quot;&quot;, &quot;non-dropping-particle&quot;: &quot;&quot;, &quot;parse-names&quot;: false}], &quot;container-title&quot;: &quot;Human Factors: The Journal of the Human Factors and Ergonomics Society&quot;, &quot;title&quot;: &quot;Auditory Distraction and Short-Term Memory: Phenomena and Practical Implications&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PMID&quot;: &quot;11474757&quot;, &quot;id&quot;: &quot;ITEM-1&quot;, &quot;issued&quot;: {&quot;date-parts&quot;: [[&quot;2001&quot;]]}}, &quot;id&quot;: &quot;ITEM-1&quot;}], &quot;mendeley&quot;: {&quot;plainTextFormattedCitation&quot;: &quot;(Banbury, Macken, Tremblay, &amp; Jones, 2001)&quot;, &quot;previouslyFormattedCitation&quot;: &quot;(Banbury, Macken, Tremblay, &amp; Jones, 2001)&quot;, &quot;manualFormatting&quot;: &quot;Banbury, Macken, Tremblay, &amp; Jones (2001)&quot;, &quot;formattedCitation&quot;: &quot;(Banbury, Macken, Tremblay, &amp; Jones, 2001)&quot;}, &quot;properties&quot;: {&quot;noteIndex&quot;: 0}} RNDGqNoN3LPfH"/><text:span text:style-name="T103">⁠ propose</text:span><text:span text:style-name="T112">s</text:span><text:span text:style-name="T103"> that t</text:span><text:span text:style-name="T101">he key factor in the </text:span><text:span text:style-name="T110">amount</text:span><text:span text:style-name="T101"> of distraction by environmental sound </text:span><text:span text:style-name="T110">is</text:span><text:span text:style-name="T101"> the degree to which </text:span><text:span text:style-name="T105">both</text:span><text:span text:style-name="T101"> the task </text:span><text:span text:style-name="T105">and the sound </text:span><text:span text:style-name="T101">involve seriation </text:span><text:span text:style-name="T105">(maintenance of </text:span><text:span text:style-name="T111">a serial</text:span><text:span text:style-name="T105"> order in memory).</text:span><text:span text:style-name="T101"> </text:span><text:span text:style-name="T102">The hypothesis is that </text:span><text:span text:style-name="T113">attention to a task is interfered with because of the similarities in the way the brain perceptually organizes the </text:span><text:span text:style-name="T102">serial task and the serial auditory input.</text:span><text:span text:style-name="T105"> </text:span><text:span text:style-name="T108">When listening to music while performing a reading task, the reading is the first source of serial information. </text:span><text:span text:style-name="T114">C</text:span><text:span text:style-name="T105">hange</text:span><text:span text:style-name="T114">s</text:span><text:span text:style-name="T105"> in the tone or rhythmic pattern of a sound </text:span><text:span text:style-name="T106">requires </text:span><text:span text:style-name="T114">organization</text:span><text:span text:style-name="T106"> of t</text:span><text:span text:style-name="T105">he order of the </text:span><text:span text:style-name="T114">auditory input, </text:span><text:span text:style-name="T105">becom</text:span><text:span text:style-name="T114">ing</text:span><text:span text:style-name="T105"> the second source of </text:span><text:span text:style-name="T107">serial </text:span><text:span text:style-name="T105">information. </text:span><text:span text:style-name="T114">When the brain tries to organize information from both inputs at once there is a breakdow</text:span><text:span text:style-name="T115">n in attention on the task, the participant becomes distracted by the sound, and performs poorly on the task. </text:span><text:span text:style-name="T109">T</text:span><text:span text:style-name="T105">o understand the effects of music on cognitive tasks, the</text:span><text:span text:style-name="T110"> serial nature</text:span><text:span text:style-name="T105"> of the music </text:span><text:span text:style-name="T107">must be taken into account</text:span><text:span text:style-name="T105">. </text:span><text:span text:style-name="T111">L</text:span><text:span text:style-name="T106">yrics </text:span><text:span text:style-name="T111">may</text:span><text:span text:style-name="T106"> increase </text:span><text:span text:style-name="T111">the</text:span><text:span text:style-name="T106"> serial nature </text:span><text:span text:style-name="T111">of the music</text:span><text:span text:style-name="T106">. Listening to a song with l</text:span><text:span text:style-name="T105">yrics requires a person to hold </text:span><text:soft-page-break/><text:span text:style-name="T105">previous words in memory</text:span><text:span text:style-name="T106"> </text:span><text:span text:style-name="T105">in order to understand the meaning </text:span><text:span text:style-name="T106">of </text:span><text:span text:style-name="T107">a</text:span><text:span text:style-name="T106"> phrase</text:span><text:span text:style-name="T105">. </text:span><text:span text:style-name="T106">This </text:span><text:span text:style-name="T109">adds</text:span><text:span text:style-name="T106"> to the load required to process the music and, based on the interpretation by </text:span><text:change text:change-id="ct140227819869968"/><text:change-start text:change-id="ct140227819875856"/><text:reference-mark-start text:name="ADDIN CSL_CITATION {&quot;schema&quot;: &quot;https://github.com/citation-style-language/schema/raw/master/csl-citation.json&quot;, &quot;citationItems&quot;: [{&quot;uris&quot;: [&quot;http://www.mendeley.com/documents/?uuid=ad931289-bbdd-49d9-bf1e-3621e1a771d8&quot;], &quot;itemData&quot;: {&quot;volume&quot;: &quot;43&quot;, &quot;page&quot;: &quot;12-29&quot;, &quot;issue&quot;: &quot;1&quot;, &quot;DOI&quot;: &quot;10.1518/001872001775992462&quot;, &quot;ISBN&quot;: &quot;0018-7208&quot;, &quot;ISSN&quot;: &quot;00187208&quot;, &quot;author&quot;: [{&quot;dropping-particle&quot;: &quot;&quot;, &quot;family&quot;: &quot;Banbury&quot;, &quot;given&quot;: &quot;Simon P.&quot;, &quot;suffix&quot;: &quot;&quot;, &quot;non-dropping-particle&quot;: &quot;&quot;, &quot;parse-names&quot;: false}, {&quot;dropping-particle&quot;: &quot;&quot;, &quot;family&quot;: &quot;Macken&quot;, &quot;given&quot;: &quot;William J.&quot;, &quot;suffix&quot;: &quot;&quot;, &quot;non-dropping-particle&quot;: &quot;&quot;, &quot;parse-names&quot;: false}, {&quot;dropping-particle&quot;: &quot;&quot;, &quot;family&quot;: &quot;Tremblay&quot;, &quot;given&quot;: &quot;S\u00e9bastien&quot;, &quot;suffix&quot;: &quot;&quot;, &quot;non-dropping-particle&quot;: &quot;&quot;, &quot;parse-names&quot;: false}, {&quot;dropping-particle&quot;: &quot;&quot;, &quot;family&quot;: &quot;Jones&quot;, &quot;given&quot;: &quot;Dylan M.&quot;, &quot;suffix&quot;: &quot;&quot;, &quot;non-dropping-particle&quot;: &quot;&quot;, &quot;parse-names&quot;: false}], &quot;container-title&quot;: &quot;Human Factors: The Journal of the Human Factors and Ergonomics Society&quot;, &quot;title&quot;: &quot;Auditory Distraction and Short-Term Memory: Phenomena and Practical Implications&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PMID&quot;: &quot;11474757&quot;, &quot;id&quot;: &quot;ITEM-1&quot;, &quot;issued&quot;: {&quot;date-parts&quot;: [[&quot;2001&quot;]]}}, &quot;id&quot;: &quot;ITEM-1&quot;}], &quot;mendeley&quot;: {&quot;plainTextFormattedCitation&quot;: &quot;(Banbury et al., 2001)&quot;, &quot;previouslyFormattedCitation&quot;: &quot;(Banbury et al., 2001)&quot;, &quot;manualFormatting&quot;: &quot;Banbury et al. (2001)&quot;, &quot;formattedCitation&quot;: &quot;(Banbury et al., 2001)&quot;}, &quot;properties&quot;: {&quot;noteIndex&quot;: 0}} RNDGMSBD4MItW"/><text:span text:style-name="T100">Banbury et al. (2001)</text:span><text:change-end text:change-id="ct140227819875856"/><text:reference-mark-end text:name="ADDIN CSL_CITATION {&quot;schema&quot;: &quot;https://github.com/citation-style-language/schema/raw/master/csl-citation.json&quot;, &quot;citationItems&quot;: [{&quot;uris&quot;: [&quot;http://www.mendeley.com/documents/?uuid=ad931289-bbdd-49d9-bf1e-3621e1a771d8&quot;], &quot;itemData&quot;: {&quot;volume&quot;: &quot;43&quot;, &quot;page&quot;: &quot;12-29&quot;, &quot;issue&quot;: &quot;1&quot;, &quot;DOI&quot;: &quot;10.1518/001872001775992462&quot;, &quot;ISBN&quot;: &quot;0018-7208&quot;, &quot;ISSN&quot;: &quot;00187208&quot;, &quot;author&quot;: [{&quot;dropping-particle&quot;: &quot;&quot;, &quot;family&quot;: &quot;Banbury&quot;, &quot;given&quot;: &quot;Simon P.&quot;, &quot;suffix&quot;: &quot;&quot;, &quot;non-dropping-particle&quot;: &quot;&quot;, &quot;parse-names&quot;: false}, {&quot;dropping-particle&quot;: &quot;&quot;, &quot;family&quot;: &quot;Macken&quot;, &quot;given&quot;: &quot;William J.&quot;, &quot;suffix&quot;: &quot;&quot;, &quot;non-dropping-particle&quot;: &quot;&quot;, &quot;parse-names&quot;: false}, {&quot;dropping-particle&quot;: &quot;&quot;, &quot;family&quot;: &quot;Tremblay&quot;, &quot;given&quot;: &quot;S\u00e9bastien&quot;, &quot;suffix&quot;: &quot;&quot;, &quot;non-dropping-particle&quot;: &quot;&quot;, &quot;parse-names&quot;: false}, {&quot;dropping-particle&quot;: &quot;&quot;, &quot;family&quot;: &quot;Jones&quot;, &quot;given&quot;: &quot;Dylan M.&quot;, &quot;suffix&quot;: &quot;&quot;, &quot;non-dropping-particle&quot;: &quot;&quot;, &quot;parse-names&quot;: false}], &quot;container-title&quot;: &quot;Human Factors: The Journal of the Human Factors and Ergonomics Society&quot;, &quot;title&quot;: &quot;Auditory Distraction and Short-Term Memory: Phenomena and Practical Implications&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PMID&quot;: &quot;11474757&quot;, &quot;id&quot;: &quot;ITEM-1&quot;, &quot;issued&quot;: {&quot;date-parts&quot;: [[&quot;2001&quot;]]}}, &quot;id&quot;: &quot;ITEM-1&quot;}], &quot;mendeley&quot;: {&quot;plainTextFormattedCitation&quot;: &quot;(Banbury et al., 2001)&quot;, &quot;previouslyFormattedCitation&quot;: &quot;(Banbury et al., 2001)&quot;, &quot;manualFormatting&quot;: &quot;Banbury et al. (2001)&quot;, &quot;formattedCitation&quot;: &quot;(Banbury et al., 2001)&quot;}, &quot;properties&quot;: {&quot;noteIndex&quot;: 0}} RNDGMSBD4MItW"/><text:span text:style-name="T106">⁠, increase</text:span><text:span text:style-name="T111">s</text:span><text:span text:style-name="T106"> the detrimental effects on a task requiring </text:span><text:span text:style-name="T109">serial processing</text:span><text:span text:style-name="T106">.</text:span></text:p>
      <text:p text:style-name="P99"><text:span text:style-name="T150">The effect of music and irrelevant sounds on serial recall have been investigated. </text:span><text:span text:style-name="T150"><office:annotation><dc:creator>A Sternin</dc:creator><dc:date>2017-04-06T16:11:27</dc:date><loext:sender-initials>AS</loext:sender-initials><text:p text:style-name="P130"><text:span text:style-name="T160">Better? TOPIC SENTENCE</text:span></text:p></office:annotation></text:span><text:span text:style-name="T150">An e</text:span>arly stud<text:span text:style-name="T145">y</text:span> compared participants’ performance on an immediate serial recall of a sequence of visually presented digits while they listened to instrumental music, vocal music, pink noise, foreign language speech, or a silent control. <text:span text:style-name="T145">I</text:span>n the presence of <text:span text:style-name="T122">lyrics (in both vocal music and foreign language speech) participants recalled fewer digits than in the other conditions </text:span><text:change text:change-id="ct140227820817648"/><text:change-start text:change-id="ct140227819627776"/><text:reference-mark-start text:name="ADDIN CSL_CITATION {&quot;schema&quot;: &quot;https://github.com/citation-style-language/schema/raw/master/csl-citation.json&quot;, &quot;citationItems&quot;: [{&quot;uris&quot;: [&quot;http://www.mendeley.com/documents/?uuid=2e8a1e9b-df85-4bb1-9d54-8546a1391bf2&quot;], &quot;itemData&quot;: {&quot;volume&quot;: &quot;41&quot;, &quot;page&quot;: &quot;107-122&quot;, &quot;issue&quot;: &quot;1&quot;, &quot;DOI&quot;: &quot;10.1080/14640748908402355&quot;, &quot;ISBN&quot;: &quot;1464-0740 0272-4987&quot;, &quot;ISSN&quot;: &quot;0272-4987&quot;, &quot;author&quot;: [{&quot;dropping-particle&quot;: &quot;&quot;, &quot;family&quot;: &quot;Salam\u00e9&quot;, &quot;given&quot;: &quot;Pierre&quot;, &quot;suffix&quot;: &quot;&quot;, &quot;non-dropping-particle&quot;: &quot;&quot;, &quot;parse-names&quot;: false}, {&quot;dropping-particle&quot;: &quot;&quot;, &quot;family&quot;: &quot;Baddeley&quot;, &quot;given&quot;: &quot;Alan&quot;, &quot;suffix&quot;: &quot;&quot;, &quot;non-dropping-particle&quot;: &quot;&quot;, &quot;parse-names&quot;: false}], &quot;container-title&quot;: &quot;The Quarterly Journal of Experimental Psychology Section A&quot;, &quot;title&quot;: &quot;Effects of background music on phonological short-term memory&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type&quot;: &quot;article-journal&quot;, &quot;id&quot;: &quot;ITEM-1&quot;, &quot;issued&quot;: {&quot;date-parts&quot;: [[&quot;1989&quot;, &quot;2&quot;]]}}, &quot;id&quot;: &quot;ITEM-1&quot;}], &quot;mendeley&quot;: {&quot;plainTextFormattedCitation&quot;: &quot;(Salam\u00e9 &amp; Baddeley, 1989)&quot;, &quot;previouslyFormattedCitation&quot;: &quot;(Salam\u00e9 &amp; Baddeley, 1989)&quot;, &quot;formattedCitation&quot;: &quot;(Salam\u00e9 &amp; Baddeley, 1989)&quot;}, &quot;properties&quot;: {&quot;noteIndex&quot;: 0}} RNDsUBKjFxcQF"/><text:span text:style-name="T36">(Salamé &amp; Baddeley, 1989)</text:span><text:change-end text:change-id="ct140227819627776"/><text:reference-mark-end text:name="ADDIN CSL_CITATION {&quot;schema&quot;: &quot;https://github.com/citation-style-language/schema/raw/master/csl-citation.json&quot;, &quot;citationItems&quot;: [{&quot;uris&quot;: [&quot;http://www.mendeley.com/documents/?uuid=2e8a1e9b-df85-4bb1-9d54-8546a1391bf2&quot;], &quot;itemData&quot;: {&quot;volume&quot;: &quot;41&quot;, &quot;page&quot;: &quot;107-122&quot;, &quot;issue&quot;: &quot;1&quot;, &quot;DOI&quot;: &quot;10.1080/14640748908402355&quot;, &quot;ISBN&quot;: &quot;1464-0740 0272-4987&quot;, &quot;ISSN&quot;: &quot;0272-4987&quot;, &quot;author&quot;: [{&quot;dropping-particle&quot;: &quot;&quot;, &quot;family&quot;: &quot;Salam\u00e9&quot;, &quot;given&quot;: &quot;Pierre&quot;, &quot;suffix&quot;: &quot;&quot;, &quot;non-dropping-particle&quot;: &quot;&quot;, &quot;parse-names&quot;: false}, {&quot;dropping-particle&quot;: &quot;&quot;, &quot;family&quot;: &quot;Baddeley&quot;, &quot;given&quot;: &quot;Alan&quot;, &quot;suffix&quot;: &quot;&quot;, &quot;non-dropping-particle&quot;: &quot;&quot;, &quot;parse-names&quot;: false}], &quot;container-title&quot;: &quot;The Quarterly Journal of Experimental Psychology Section A&quot;, &quot;title&quot;: &quot;Effects of background music on phonological short-term memory&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type&quot;: &quot;article-journal&quot;, &quot;id&quot;: &quot;ITEM-1&quot;, &quot;issued&quot;: {&quot;date-parts&quot;: [[&quot;1989&quot;, &quot;2&quot;]]}}, &quot;id&quot;: &quot;ITEM-1&quot;}], &quot;mendeley&quot;: {&quot;plainTextFormattedCitation&quot;: &quot;(Salam\u00e9 &amp; Baddeley, 1989)&quot;, &quot;previouslyFormattedCitation&quot;: &quot;(Salam\u00e9 &amp; Baddeley, 1989)&quot;, &quot;formattedCitation&quot;: &quot;(Salam\u00e9 &amp; Baddeley, 1989)&quot;}, &quot;properties&quot;: {&quot;noteIndex&quot;: 0}} RNDsUBKjFxcQF"/><text:span text:style-name="T122">⁠. According to the hypothesis presented by </text:span><text:change text:change-id="ct140227819782256"/><text:change-start text:change-id="ct140227819805488"/><text:reference-mark-start text:name="ADDIN CSL_CITATION {&quot;schema&quot;: &quot;https://github.com/citation-style-language/schema/raw/master/csl-citation.json&quot;, &quot;citationItems&quot;: [{&quot;uris&quot;: [&quot;http://www.mendeley.com/documents/?uuid=ad931289-bbdd-49d9-bf1e-3621e1a771d8&quot;], &quot;itemData&quot;: {&quot;volume&quot;: &quot;43&quot;, &quot;page&quot;: &quot;12-29&quot;, &quot;issue&quot;: &quot;1&quot;, &quot;DOI&quot;: &quot;10.1518/001872001775992462&quot;, &quot;ISBN&quot;: &quot;0018-7208&quot;, &quot;ISSN&quot;: &quot;00187208&quot;, &quot;author&quot;: [{&quot;dropping-particle&quot;: &quot;&quot;, &quot;family&quot;: &quot;Banbury&quot;, &quot;given&quot;: &quot;Simon P.&quot;, &quot;suffix&quot;: &quot;&quot;, &quot;non-dropping-particle&quot;: &quot;&quot;, &quot;parse-names&quot;: false}, {&quot;dropping-particle&quot;: &quot;&quot;, &quot;family&quot;: &quot;Macken&quot;, &quot;given&quot;: &quot;William J.&quot;, &quot;suffix&quot;: &quot;&quot;, &quot;non-dropping-particle&quot;: &quot;&quot;, &quot;parse-names&quot;: false}, {&quot;dropping-particle&quot;: &quot;&quot;, &quot;family&quot;: &quot;Tremblay&quot;, &quot;given&quot;: &quot;S\u00e9bastien&quot;, &quot;suffix&quot;: &quot;&quot;, &quot;non-dropping-particle&quot;: &quot;&quot;, &quot;parse-names&quot;: false}, {&quot;dropping-particle&quot;: &quot;&quot;, &quot;family&quot;: &quot;Jones&quot;, &quot;given&quot;: &quot;Dylan M.&quot;, &quot;suffix&quot;: &quot;&quot;, &quot;non-dropping-particle&quot;: &quot;&quot;, &quot;parse-names&quot;: false}], &quot;container-title&quot;: &quot;Human Factors: The Journal of the Human Factors and Ergonomics Society&quot;, &quot;title&quot;: &quot;Auditory Distraction and Short-Term Memory: Phenomena and Practical Implications&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PMID&quot;: &quot;11474757&quot;, &quot;id&quot;: &quot;ITEM-1&quot;, &quot;issued&quot;: {&quot;date-parts&quot;: [[&quot;2001&quot;]]}}, &quot;id&quot;: &quot;ITEM-1&quot;}], &quot;mendeley&quot;: {&quot;plainTextFormattedCitation&quot;: &quot;(Banbury et al., 2001)&quot;, &quot;previouslyFormattedCitation&quot;: &quot;(Banbury et al., 2001)&quot;, &quot;manualFormatting&quot;: &quot;Banbury et al. (2001)&quot;, &quot;formattedCitation&quot;: &quot;(Banbury et al., 2001)&quot;}, &quot;properties&quot;: {&quot;noteIndex&quot;: 0}} RND3KQv8bwlyj"/><text:span text:style-name="T36">Banbury et al. (2001)</text:span><text:change-end text:change-id="ct140227819805488"/><text:reference-mark-end text:name="ADDIN CSL_CITATION {&quot;schema&quot;: &quot;https://github.com/citation-style-language/schema/raw/master/csl-citation.json&quot;, &quot;citationItems&quot;: [{&quot;uris&quot;: [&quot;http://www.mendeley.com/documents/?uuid=ad931289-bbdd-49d9-bf1e-3621e1a771d8&quot;], &quot;itemData&quot;: {&quot;volume&quot;: &quot;43&quot;, &quot;page&quot;: &quot;12-29&quot;, &quot;issue&quot;: &quot;1&quot;, &quot;DOI&quot;: &quot;10.1518/001872001775992462&quot;, &quot;ISBN&quot;: &quot;0018-7208&quot;, &quot;ISSN&quot;: &quot;00187208&quot;, &quot;author&quot;: [{&quot;dropping-particle&quot;: &quot;&quot;, &quot;family&quot;: &quot;Banbury&quot;, &quot;given&quot;: &quot;Simon P.&quot;, &quot;suffix&quot;: &quot;&quot;, &quot;non-dropping-particle&quot;: &quot;&quot;, &quot;parse-names&quot;: false}, {&quot;dropping-particle&quot;: &quot;&quot;, &quot;family&quot;: &quot;Macken&quot;, &quot;given&quot;: &quot;William J.&quot;, &quot;suffix&quot;: &quot;&quot;, &quot;non-dropping-particle&quot;: &quot;&quot;, &quot;parse-names&quot;: false}, {&quot;dropping-particle&quot;: &quot;&quot;, &quot;family&quot;: &quot;Tremblay&quot;, &quot;given&quot;: &quot;S\u00e9bastien&quot;, &quot;suffix&quot;: &quot;&quot;, &quot;non-dropping-particle&quot;: &quot;&quot;, &quot;parse-names&quot;: false}, {&quot;dropping-particle&quot;: &quot;&quot;, &quot;family&quot;: &quot;Jones&quot;, &quot;given&quot;: &quot;Dylan M.&quot;, &quot;suffix&quot;: &quot;&quot;, &quot;non-dropping-particle&quot;: &quot;&quot;, &quot;parse-names&quot;: false}], &quot;container-title&quot;: &quot;Human Factors: The Journal of the Human Factors and Ergonomics Society&quot;, &quot;title&quot;: &quot;Auditory Distraction and Short-Term Memory: Phenomena and Practical Implications&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PMID&quot;: &quot;11474757&quot;, &quot;id&quot;: &quot;ITEM-1&quot;, &quot;issued&quot;: {&quot;date-parts&quot;: [[&quot;2001&quot;]]}}, &quot;id&quot;: &quot;ITEM-1&quot;}], &quot;mendeley&quot;: {&quot;plainTextFormattedCitation&quot;: &quot;(Banbury et al., 2001)&quot;, &quot;previouslyFormattedCitation&quot;: &quot;(Banbury et al., 2001)&quot;, &quot;manualFormatting&quot;: &quot;Banbury et al. (2001)&quot;, &quot;formattedCitation&quot;: &quot;(Banbury et al., 2001)&quot;}, &quot;properties&quot;: {&quot;noteIndex&quot;: 0}} RND3KQv8bwlyj"/><text:span text:style-name="T122">⁠, this may be because the vocal music and the foreign language speech are the most serial in nature of the five conditions. This result has been replicated </text:span><text:change text:change-id="ct140227819785312"/><text:change-start text:change-id="ct140227819805120"/><text:reference-mark-start text:name="ADDIN CSL_CITATION {&quot;schema&quot;: &quot;https://github.com/citation-style-language/schema/raw/master/csl-citation.json&quot;, &quot;citationItems&quot;: [{&quot;uris&quot;: [&quot;http://www.mendeley.com/documents/?uuid=4f4f44bf-3729-4ded-87ef-5c8d290edab1&quot;], &quot;itemData&quot;: {&quot;volume&quot;: &quot;23&quot;, &quot;page&quot;: &quot;459-471&quot;, &quot;issue&quot;: &quot;2&quot;, &quot;DOI&quot;: &quot;10.1037/0278-7393.23.2.459&quot;, &quot;ISBN&quot;: &quot;0278-7393 1939-1285&quot;, &quot;ISSN&quot;: &quot;1939-1285&quot;, &quot;author&quot;: [{&quot;dropping-particle&quot;: &quot;&quot;, &quot;family&quot;: &quot;Beaman&quot;, &quot;given&quot;: &quot;C. Philip&quot;, &quot;suffix&quot;: &quot;&quot;, &quot;non-dropping-particle&quot;: &quot;&quot;, &quot;parse-names&quot;: false}, {&quot;dropping-particle&quot;: &quot;&quot;, &quot;family&quot;: &quot;Jones&quot;, &quot;given&quot;: &quot;Dylan Marc&quot;, &quot;suffix&quot;: &quot;&quot;, &quot;non-dropping-particle&quot;: &quot;&quot;, &quot;parse-names&quot;: false}], &quot;container-title&quot;: &quot;Journal of Experimental Psychology: Learning, Memory, and Cognition&quot;, &quot;title&quot;: &quot;Role of serial order in the irrelevant speech effect: Tests of the changing-state hypothesis.&quot;, &quot;abstract&quot;: &quot;The effects of irrelevant speech were examined on a range of memory tasks. A missing-item task, which relied on a nonserial strategy for recall, proved less sensitive to the effects of irrelevant speech than one calling on memory for serial order. The finding that the effect of irrelevant speech both on a recognition task and on a paired-associates task was modified significantly by articulatory suppression further suggested that memory for serial order is the dominant feature of these tasks and that it renders them vulnerable to disruption by irrelevant speech. Taken together, the results of the experimental series support the notion that tasks involving memory for serial order are particularly susceptible to disruption by irrelevant speech. These and other findings converge on the notion that interference with information processing by irrelevant sound is based on similarity of process rather than similarity of content.&quot;, &quot;type&quot;: &quot;article-journal&quot;, &quot;id&quot;: &quot;ITEM-1&quot;, &quot;issued&quot;: {&quot;date-parts&quot;: [[&quot;1997&quot;]]}}, &quot;id&quot;: &quot;ITEM-1&quot;}, {&quot;uris&quot;: [&quot;http://www.mendeley.com/documents/?uuid=4a5f7a51-5057-44f7-afa6-e815a15b1881&quot;], &quot;itemData&quot;: {&quot;author&quot;: [{&quot;dropping-particle&quot;: &quot;&quot;, &quot;family&quot;: &quot;Kantner&quot;, &quot;given&quot;: &quot;Justin&quot;, &quot;suffix&quot;: &quot;&quot;, &quot;non-dropping-particle&quot;: &quot;&quot;, &quot;parse-names&quot;: false}], &quot;container-title&quot;: &quot;Applied Memory&quot;, &quot;type&quot;: &quot;article-journal&quot;, &quot;page&quot;: &quot;19-40&quot;, &quot;issue&quot;: &quot;May&quot;, &quot;abstract&quot;: &quot;The detrimental impact of background speech on short-term serial recall, known as the irrelevant speech effect, has a long history as a valuable theoretical tool, but its applications have received less attention. Two experiments attempted to determine whether the effect would extend to the practice of studying for an exam in the presence of background music containing lyrics. In Experiment 1, participants listened to vocal or instrumental music while studying for a serial recall test under conditions designed to mimic a realistic study-test experience. Despite several methodological departures from the traditional irrelevant speech paradigm, the results were consistent with a classic irrelevant speech effect. In Experiment 2, highly naturalistic study materials and test questions were used to determine the generality of the irrelevant speech effect beyond short-term serial recall. Vocal music hurt test performance relative to instrumental music under these conditions, but only when the study materials consisted of a chart; when the materials were prose paragraphs, no irrelevant speech effect was found. Explanations for this pattern of results are considered in terms of processing strategies at study, and further aspects of a realistic examination of studying with background music are discussed.&quot;, &quot;title&quot;: &quot;Studying with music: Is the irrelevant speech effect relevant?&quot;, &quot;issued&quot;: {&quot;date-parts&quot;: [[&quot;2009&quot;]]}, &quot;ISBN&quot;: &quot;978-1-60692-143-2&quot;, &quot;id&quot;: &quot;ITEM-2&quot;}, &quot;id&quot;: &quot;ITEM-2&quot;}, {&quot;uris&quot;: [&quot;http://www.mendeley.com/documents/?uuid=76daa14c-2d10-43f5-b89e-03cf3228b045&quot;, &quot;http://www.mendeley.com/documents/?uuid=7e42e36d-0fc0-4eec-b241-797c1b321dc8&quot;], &quot;itemData&quot;: {&quot;volume&quot;: &quot;19&quot;, &quot;page&quot;: &quot;369-381&quot;, &quot;DOI&quot;: &quot;10.1037/0278-7393.19.2.369&quot;, &quot;issue&quot;: &quot;2&quot;, &quot;note&quot;: &quot;NULL&quot;, &quot;ISSN&quot;: &quot;0278-7393&quot;, &quot;author&quot;: [{&quot;dropping-particle&quot;: &quot;&quot;, &quot;family&quot;: &quot;Jones&quot;, &quot;given&quot;: &quot;Dylan M.&quot;, &quot;suffix&quot;: &quot;&quot;, &quot;non-dropping-particle&quot;: &quot;&quot;, &quot;parse-names&quot;: false}, {&quot;dropping-particle&quot;: &quot;&quot;, &quot;family&quot;: &quot;Macken&quot;, &quot;given&quot;: &quot;William J.&quot;, &quot;suffix&quot;: &quot;&quot;, &quot;non-dropping-particle&quot;: &quot;&quot;, &quot;parse-names&quot;: false}], &quot;container-title&quot;: &quot;Journal of Experimental Psychology: Learning, Memory, and Cognition&quot;, &quot;title&quot;: &quot;Irrelevant tones produce an irrelevant speech effect: Implications for phonological coding in working memory.&quot;, &quot;type&quot;: &quot;article-journal&quot;, &quot;id&quot;: &quot;ITEM-3&quot;, &quot;issued&quot;: {&quot;date-parts&quot;: [[&quot;1993&quot;]]}}, &quot;id&quot;: &quot;ITEM-3&quot;}, {&quot;uris&quot;: [&quot;http://www.mendeley.com/documents/?uuid=40593dff-0b2e-4b2e-a639-7c390ce76d63&quot;, &quot;http://www.mendeley.com/documents/?uuid=c7948447-07f4-449a-a38e-b2b8374965ff&quot;], &quot;itemData&quot;: {&quot;volume&quot;: &quot;29&quot;, &quot;page&quot;: &quot;43-51&quot;, &quot;issue&quot;: &quot;1&quot;, &quot;DOI&quot;: &quot;10.1037/0096-1523.29.1.43&quot;, &quot;note&quot;: &quot;NULL&quot;, &quot;ISBN&quot;: &quot;0096-1523&quot;, &quot;ISSN&quot;: &quot;0096-1523&quot;, &quot;author&quot;: [{&quot;dropping-particle&quot;: &quot;&quot;, &quot;family&quot;: &quot;Macken&quot;, &quot;given&quot;: &quot;William J&quot;, &quot;suffix&quot;: &quot;&quot;, &quot;non-dropping-particle&quot;: &quot;&quot;, &quot;parse-names&quot;: false}, {&quot;dropping-particle&quot;: &quot;&quot;, &quot;family&quot;: &quot;Tremblay&quot;, &quot;given&quot;: &quot;S\u00e9bastien&quot;, &quot;suffix&quot;: &quot;&quot;, &quot;non-dropping-particle&quot;: &quot;&quot;, &quot;parse-names&quot;: false}, {&quot;dropping-particle&quot;: &quot;&quot;, &quot;family&quot;: &quot;Houghton&quot;, &quot;given&quot;: &quot;Robert J&quot;, &quot;suffix&quot;: &quot;&quot;, &quot;non-dropping-particle&quot;: &quot;&quot;, &quot;parse-names&quot;: false}, {&quot;dropping-particle&quot;: &quot;&quot;, &quot;family&quot;: &quot;Nicholls&quot;, &quot;given&quot;: &quot;Alastair P&quot;, &quot;suffix&quot;: &quot;&quot;, &quot;non-dropping-particle&quot;: &quot;&quot;, &quot;parse-names&quot;: false}, {&quot;dropping-particle&quot;: &quot;&quot;, &quot;family&quot;: &quot;Jones&quot;, &quot;given&quot;: &quot;Dylan M&quot;, &quot;suffix&quot;: &quot;&quot;, &quot;non-dropping-particle&quot;: &quot;&quot;, &quot;parse-names&quot;: false}], &quot;container-title&quot;: &quot;Journal of Experimental Psychology: Human Perception and Performance&quot;, &quot;title&quot;: &quot;Does auditory streaming require attention? Evidence from attentional selectivity in short-term memory.&quot;, &quot;abstract&quot;: &quot;R. P. Carlyon, R. Cusack, J. M. Foxton, and I. H. Robertson (2001) have argued that attention is crucial for auditory streaming. The authors review R. P. Carlyon et al.'s (2001) arguments and suggest that a pertinent literature, the irrelevant sound paradigm--demonstrating preattentive auditory streaming--has been overlooked. In illustration of this alternative approach, the authors include a novel single experiment demonstrating the impact of preattentive auditory streaming on short-term serial memory. It is concluded that R. P. Carlyon et al.'s (2001) results do not definitively demonstrate that auditory streaming processes are dependent on attention; indeed, they are compatible with alternative accounts of the relationship between perceptual organization and attention.&quot;, &quot;type&quot;: &quot;article-journal&quot;, &quot;PMID&quot;: &quot;12669746&quot;, &quot;id&quot;: &quot;ITEM-4&quot;, &quot;issued&quot;: {&quot;date-parts&quot;: [[&quot;2003&quot;]]}}, &quot;id&quot;: &quot;ITEM-4&quot;}], &quot;mendeley&quot;: {&quot;plainTextFormattedCitation&quot;: &quot;(Beaman &amp; Jones, 1997; Jones &amp; Macken, 1993; Kantner, 2009; Macken, Tremblay, Houghton, Nicholls, &amp; Jones, 2003)&quot;, &quot;previouslyFormattedCitation&quot;: &quot;(Beaman &amp; Jones, 1997; Jones &amp; Macken, 1993; Kantner, 2009; Macken, Tremblay, Houghton, Nicholls, &amp; Jones, 2003)&quot;, &quot;formattedCitation&quot;: &quot;(Beaman &amp; Jones, 1997; Jones &amp; Macken, 1993; Kantner, 2009; Macken, Tremblay, Houghton, Nicholls, &amp; Jones, 2003)&quot;}, &quot;properties&quot;: {&quot;noteIndex&quot;: 0}} RNDaoXqt554i2"/><text:span text:style-name="T36">(Beaman &amp; Jones, 1997; Jones &amp; Macken, 1993; Kantner, 2009; Macken, Tremblay, Houghton, Nicholls, &amp; Jones, 2003)</text:span><text:change-end text:change-id="ct140227819805120"/><text:reference-mark-end text:name="ADDIN CSL_CITATION {&quot;schema&quot;: &quot;https://github.com/citation-style-language/schema/raw/master/csl-citation.json&quot;, &quot;citationItems&quot;: [{&quot;uris&quot;: [&quot;http://www.mendeley.com/documents/?uuid=4f4f44bf-3729-4ded-87ef-5c8d290edab1&quot;], &quot;itemData&quot;: {&quot;volume&quot;: &quot;23&quot;, &quot;page&quot;: &quot;459-471&quot;, &quot;issue&quot;: &quot;2&quot;, &quot;DOI&quot;: &quot;10.1037/0278-7393.23.2.459&quot;, &quot;ISBN&quot;: &quot;0278-7393 1939-1285&quot;, &quot;ISSN&quot;: &quot;1939-1285&quot;, &quot;author&quot;: [{&quot;dropping-particle&quot;: &quot;&quot;, &quot;family&quot;: &quot;Beaman&quot;, &quot;given&quot;: &quot;C. Philip&quot;, &quot;suffix&quot;: &quot;&quot;, &quot;non-dropping-particle&quot;: &quot;&quot;, &quot;parse-names&quot;: false}, {&quot;dropping-particle&quot;: &quot;&quot;, &quot;family&quot;: &quot;Jones&quot;, &quot;given&quot;: &quot;Dylan Marc&quot;, &quot;suffix&quot;: &quot;&quot;, &quot;non-dropping-particle&quot;: &quot;&quot;, &quot;parse-names&quot;: false}], &quot;container-title&quot;: &quot;Journal of Experimental Psychology: Learning, Memory, and Cognition&quot;, &quot;title&quot;: &quot;Role of serial order in the irrelevant speech effect: Tests of the changing-state hypothesis.&quot;, &quot;abstract&quot;: &quot;The effects of irrelevant speech were examined on a range of memory tasks. A missing-item task, which relied on a nonserial strategy for recall, proved less sensitive to the effects of irrelevant speech than one calling on memory for serial order. The finding that the effect of irrelevant speech both on a recognition task and on a paired-associates task was modified significantly by articulatory suppression further suggested that memory for serial order is the dominant feature of these tasks and that it renders them vulnerable to disruption by irrelevant speech. Taken together, the results of the experimental series support the notion that tasks involving memory for serial order are particularly susceptible to disruption by irrelevant speech. These and other findings converge on the notion that interference with information processing by irrelevant sound is based on similarity of process rather than similarity of content.&quot;, &quot;type&quot;: &quot;article-journal&quot;, &quot;id&quot;: &quot;ITEM-1&quot;, &quot;issued&quot;: {&quot;date-parts&quot;: [[&quot;1997&quot;]]}}, &quot;id&quot;: &quot;ITEM-1&quot;}, {&quot;uris&quot;: [&quot;http://www.mendeley.com/documents/?uuid=4a5f7a51-5057-44f7-afa6-e815a15b1881&quot;], &quot;itemData&quot;: {&quot;author&quot;: [{&quot;dropping-particle&quot;: &quot;&quot;, &quot;family&quot;: &quot;Kantner&quot;, &quot;given&quot;: &quot;Justin&quot;, &quot;suffix&quot;: &quot;&quot;, &quot;non-dropping-particle&quot;: &quot;&quot;, &quot;parse-names&quot;: false}], &quot;container-title&quot;: &quot;Applied Memory&quot;, &quot;type&quot;: &quot;article-journal&quot;, &quot;page&quot;: &quot;19-40&quot;, &quot;issue&quot;: &quot;May&quot;, &quot;abstract&quot;: &quot;The detrimental impact of background speech on short-term serial recall, known as the irrelevant speech effect, has a long history as a valuable theoretical tool, but its applications have received less attention. Two experiments attempted to determine whether the effect would extend to the practice of studying for an exam in the presence of background music containing lyrics. In Experiment 1, participants listened to vocal or instrumental music while studying for a serial recall test under conditions designed to mimic a realistic study-test experience. Despite several methodological departures from the traditional irrelevant speech paradigm, the results were consistent with a classic irrelevant speech effect. In Experiment 2, highly naturalistic study materials and test questions were used to determine the generality of the irrelevant speech effect beyond short-term serial recall. Vocal music hurt test performance relative to instrumental music under these conditions, but only when the study materials consisted of a chart; when the materials were prose paragraphs, no irrelevant speech effect was found. Explanations for this pattern of results are considered in terms of processing strategies at study, and further aspects of a realistic examination of studying with background music are discussed.&quot;, &quot;title&quot;: &quot;Studying with music: Is the irrelevant speech effect relevant?&quot;, &quot;issued&quot;: {&quot;date-parts&quot;: [[&quot;2009&quot;]]}, &quot;ISBN&quot;: &quot;978-1-60692-143-2&quot;, &quot;id&quot;: &quot;ITEM-2&quot;}, &quot;id&quot;: &quot;ITEM-2&quot;}, {&quot;uris&quot;: [&quot;http://www.mendeley.com/documents/?uuid=76daa14c-2d10-43f5-b89e-03cf3228b045&quot;, &quot;http://www.mendeley.com/documents/?uuid=7e42e36d-0fc0-4eec-b241-797c1b321dc8&quot;], &quot;itemData&quot;: {&quot;volume&quot;: &quot;19&quot;, &quot;page&quot;: &quot;369-381&quot;, &quot;DOI&quot;: &quot;10.1037/0278-7393.19.2.369&quot;, &quot;issue&quot;: &quot;2&quot;, &quot;note&quot;: &quot;NULL&quot;, &quot;ISSN&quot;: &quot;0278-7393&quot;, &quot;author&quot;: [{&quot;dropping-particle&quot;: &quot;&quot;, &quot;family&quot;: &quot;Jones&quot;, &quot;given&quot;: &quot;Dylan M.&quot;, &quot;suffix&quot;: &quot;&quot;, &quot;non-dropping-particle&quot;: &quot;&quot;, &quot;parse-names&quot;: false}, {&quot;dropping-particle&quot;: &quot;&quot;, &quot;family&quot;: &quot;Macken&quot;, &quot;given&quot;: &quot;William J.&quot;, &quot;suffix&quot;: &quot;&quot;, &quot;non-dropping-particle&quot;: &quot;&quot;, &quot;parse-names&quot;: false}], &quot;container-title&quot;: &quot;Journal of Experimental Psychology: Learning, Memory, and Cognition&quot;, &quot;title&quot;: &quot;Irrelevant tones produce an irrelevant speech effect: Implications for phonological coding in working memory.&quot;, &quot;type&quot;: &quot;article-journal&quot;, &quot;id&quot;: &quot;ITEM-3&quot;, &quot;issued&quot;: {&quot;date-parts&quot;: [[&quot;1993&quot;]]}}, &quot;id&quot;: &quot;ITEM-3&quot;}, {&quot;uris&quot;: [&quot;http://www.mendeley.com/documents/?uuid=40593dff-0b2e-4b2e-a639-7c390ce76d63&quot;, &quot;http://www.mendeley.com/documents/?uuid=c7948447-07f4-449a-a38e-b2b8374965ff&quot;], &quot;itemData&quot;: {&quot;volume&quot;: &quot;29&quot;, &quot;page&quot;: &quot;43-51&quot;, &quot;issue&quot;: &quot;1&quot;, &quot;DOI&quot;: &quot;10.1037/0096-1523.29.1.43&quot;, &quot;note&quot;: &quot;NULL&quot;, &quot;ISBN&quot;: &quot;0096-1523&quot;, &quot;ISSN&quot;: &quot;0096-1523&quot;, &quot;author&quot;: [{&quot;dropping-particle&quot;: &quot;&quot;, &quot;family&quot;: &quot;Macken&quot;, &quot;given&quot;: &quot;William J&quot;, &quot;suffix&quot;: &quot;&quot;, &quot;non-dropping-particle&quot;: &quot;&quot;, &quot;parse-names&quot;: false}, {&quot;dropping-particle&quot;: &quot;&quot;, &quot;family&quot;: &quot;Tremblay&quot;, &quot;given&quot;: &quot;S\u00e9bastien&quot;, &quot;suffix&quot;: &quot;&quot;, &quot;non-dropping-particle&quot;: &quot;&quot;, &quot;parse-names&quot;: false}, {&quot;dropping-particle&quot;: &quot;&quot;, &quot;family&quot;: &quot;Houghton&quot;, &quot;given&quot;: &quot;Robert J&quot;, &quot;suffix&quot;: &quot;&quot;, &quot;non-dropping-particle&quot;: &quot;&quot;, &quot;parse-names&quot;: false}, {&quot;dropping-particle&quot;: &quot;&quot;, &quot;family&quot;: &quot;Nicholls&quot;, &quot;given&quot;: &quot;Alastair P&quot;, &quot;suffix&quot;: &quot;&quot;, &quot;non-dropping-particle&quot;: &quot;&quot;, &quot;parse-names&quot;: false}, {&quot;dropping-particle&quot;: &quot;&quot;, &quot;family&quot;: &quot;Jones&quot;, &quot;given&quot;: &quot;Dylan M&quot;, &quot;suffix&quot;: &quot;&quot;, &quot;non-dropping-particle&quot;: &quot;&quot;, &quot;parse-names&quot;: false}], &quot;container-title&quot;: &quot;Journal of Experimental Psychology: Human Perception and Performance&quot;, &quot;title&quot;: &quot;Does auditory streaming require attention? Evidence from attentional selectivity in short-term memory.&quot;, &quot;abstract&quot;: &quot;R. P. Carlyon, R. Cusack, J. M. Foxton, and I. H. Robertson (2001) have argued that attention is crucial for auditory streaming. The authors review R. P. Carlyon et al.'s (2001) arguments and suggest that a pertinent literature, the irrelevant sound paradigm--demonstrating preattentive auditory streaming--has been overlooked. In illustration of this alternative approach, the authors include a novel single experiment demonstrating the impact of preattentive auditory streaming on short-term serial memory. It is concluded that R. P. Carlyon et al.'s (2001) results do not definitively demonstrate that auditory streaming processes are dependent on attention; indeed, they are compatible with alternative accounts of the relationship between perceptual organization and attention.&quot;, &quot;type&quot;: &quot;article-journal&quot;, &quot;PMID&quot;: &quot;12669746&quot;, &quot;id&quot;: &quot;ITEM-4&quot;, &quot;issued&quot;: {&quot;date-parts&quot;: [[&quot;2003&quot;]]}}, &quot;id&quot;: &quot;ITEM-4&quot;}], &quot;mendeley&quot;: {&quot;plainTextFormattedCitation&quot;: &quot;(Beaman &amp; Jones, 1997; Jones &amp; Macken, 1993; Kantner, 2009; Macken, Tremblay, Houghton, Nicholls, &amp; Jones, 2003)&quot;, &quot;previouslyFormattedCitation&quot;: &quot;(Beaman &amp; Jones, 1997; Jones &amp; Macken, 1993; Kantner, 2009; Macken, Tremblay, Houghton, Nicholls, &amp; Jones, 2003)&quot;, &quot;formattedCitation&quot;: &quot;(Beaman &amp; Jones, 1997; Jones &amp; Macken, 1993; Kantner, 2009; Macken, Tremblay, Houghton, Nicholls, &amp; Jones, 2003)&quot;}, &quot;properties&quot;: {&quot;noteIndex&quot;: 0}} RNDaoXqt554i2"/><text:span text:style-name="T122">⁠. In 1990, </text:span><text:change text:change-id="ct140227819794512"/><text:change-start text:change-id="ct140227819795920"/><text:reference-mark-start text:name="ADDIN CSL_CITATION {&quot;schema&quot;: &quot;https://github.com/citation-style-language/schema/raw/master/csl-citation.json&quot;, &quot;citationItems&quot;: [{&quot;uris&quot;: [&quot;http://www.mendeley.com/documents/?uuid=15ed9aa0-65f8-4fbb-81ad-723ec62bd645&quot;], &quot;itemData&quot;: {&quot;author&quot;: [{&quot;dropping-particle&quot;: &quot;&quot;, &quot;family&quot;: &quot;Jones&quot;, &quot;given&quot;: &quot;Dylan M.&quot;, &quot;suffix&quot;: &quot;&quot;, &quot;non-dropping-particle&quot;: &quot;&quot;, &quot;parse-names&quot;: false}, {&quot;dropping-particle&quot;: &quot;&quot;, &quot;family&quot;: &quot;Miles&quot;, &quot;given&quot;: &quot;Christopher&quot;, &quot;suffix&quot;: &quot;&quot;, &quot;non-dropping-particle&quot;: &quot;&quot;, &quot;parse-names&quot;: false}, {&quot;dropping-particle&quot;: &quot;&quot;, &quot;family&quot;: &quot;Page&quot;, &quot;given&quot;: &quot;Jean&quot;, &quot;suffix&quot;: &quot;&quot;, &quot;non-dropping-particle&quot;: &quot;&quot;, &quot;parse-names&quot;: false}], &quot;container-title&quot;: &quot;Applied Cognitive Psychology&quot;, &quot;type&quot;: &quot;article-journal&quot;, &quot;page&quot;: &quot;89-108&quot;, &quot;issue&quot;: &quot;2&quot;, &quot;DOI&quot;: &quot;10.1002/acp.2350040203&quot;, &quot;volume&quot;: &quot;4&quot;, &quot;title&quot;: &quot;Disruption of proofreading by irrelevant speech: Effects of attention, arousal or memory?&quot;, &quot;issued&quot;: {&quot;date-parts&quot;: [[&quot;1990&quot;, &quot;3&quot;]]}, &quot;ISSN&quot;: &quot;08884080&quot;, &quot;id&quot;: &quot;ITEM-1&quot;}, &quot;id&quot;: &quot;ITEM-1&quot;}], &quot;mendeley&quot;: {&quot;plainTextFormattedCitation&quot;: &quot;(Jones, Miles, &amp; Page, 1990)&quot;, &quot;previouslyFormattedCitation&quot;: &quot;(Jones, Miles, &amp; Page, 1990)&quot;, &quot;manualFormatting&quot;: &quot;Jones, Miles, &amp; Page&quot;, &quot;formattedCitation&quot;: &quot;(Jones, Miles, &amp; Page, 1990)&quot;}, &quot;properties&quot;: {&quot;noteIndex&quot;: 0}} RND82oAxi29E9"/><text:span text:style-name="T36">Jones, Miles, &amp; Page</text:span><text:change-end text:change-id="ct140227819795920"/><text:reference-mark-end text:name="ADDIN CSL_CITATION {&quot;schema&quot;: &quot;https://github.com/citation-style-language/schema/raw/master/csl-citation.json&quot;, &quot;citationItems&quot;: [{&quot;uris&quot;: [&quot;http://www.mendeley.com/documents/?uuid=15ed9aa0-65f8-4fbb-81ad-723ec62bd645&quot;], &quot;itemData&quot;: {&quot;author&quot;: [{&quot;dropping-particle&quot;: &quot;&quot;, &quot;family&quot;: &quot;Jones&quot;, &quot;given&quot;: &quot;Dylan M.&quot;, &quot;suffix&quot;: &quot;&quot;, &quot;non-dropping-particle&quot;: &quot;&quot;, &quot;parse-names&quot;: false}, {&quot;dropping-particle&quot;: &quot;&quot;, &quot;family&quot;: &quot;Miles&quot;, &quot;given&quot;: &quot;Christopher&quot;, &quot;suffix&quot;: &quot;&quot;, &quot;non-dropping-particle&quot;: &quot;&quot;, &quot;parse-names&quot;: false}, {&quot;dropping-particle&quot;: &quot;&quot;, &quot;family&quot;: &quot;Page&quot;, &quot;given&quot;: &quot;Jean&quot;, &quot;suffix&quot;: &quot;&quot;, &quot;non-dropping-particle&quot;: &quot;&quot;, &quot;parse-names&quot;: false}], &quot;container-title&quot;: &quot;Applied Cognitive Psychology&quot;, &quot;type&quot;: &quot;article-journal&quot;, &quot;page&quot;: &quot;89-108&quot;, &quot;issue&quot;: &quot;2&quot;, &quot;DOI&quot;: &quot;10.1002/acp.2350040203&quot;, &quot;volume&quot;: &quot;4&quot;, &quot;title&quot;: &quot;Disruption of proofreading by irrelevant speech: Effects of attention, arousal or memory?&quot;, &quot;issued&quot;: {&quot;date-parts&quot;: [[&quot;1990&quot;, &quot;3&quot;]]}, &quot;ISSN&quot;: &quot;08884080&quot;, &quot;id&quot;: &quot;ITEM-1&quot;}, &quot;id&quot;: &quot;ITEM-1&quot;}], &quot;mendeley&quot;: {&quot;plainTextFormattedCitation&quot;: &quot;(Jones, Miles, &amp; Page, 1990)&quot;, &quot;previouslyFormattedCitation&quot;: &quot;(Jones, Miles, &amp; Page, 1990)&quot;, &quot;manualFormatting&quot;: &quot;Jones, Miles, &amp; Page&quot;, &quot;formattedCitation&quot;: &quot;(Jones, Miles, &amp; Page, 1990)&quot;}, &quot;properties&quot;: {&quot;noteIndex&quot;: 0}} RND82oAxi29E9"/><text:span text:style-name="T122">⁠ also replicated this finding, but in their study they made a distinction between the effects that irrelevant speech has on serial recall and on proofreading, a task that involves reading comprehension. Like Salame and Baddeley (1989), they showed that serial recall is impaired by any speech-like sound, regardless of that speech being understood by the participant. Proofreading, however, was impaired only when the heard speech was meaningful. This may indicate that meaningful speech requires more organization of the order of the sound because words are not only being processed serially, but are also being held in memory to extract meaning. Irrelevant speech has also been shown to have an effect on reading comprehension </text:span><text:change text:change-id="ct140227819840144"/><text:change-start text:change-id="ct140227819882960"/><text:reference-mark-start text:name="ADDIN CSL_CITATION {&quot;schema&quot;: &quot;https://github.com/citation-style-language/schema/raw/master/csl-citation.json&quot;, &quot;citationItems&quot;: [{&quot;uris&quot;: [&quot;http://www.mendeley.com/documents/?uuid=8b28bcc6-c488-4dc6-95ab-5046eeaf591f&quot;], &quot;itemData&quot;: {&quot;volume&quot;: &quot;27&quot;, &quot;page&quot;: &quot;382-398&quot;, &quot;issue&quot;: &quot;4&quot;, &quot;DOI&quot;: &quot;10.1016/0749-596X(88)90063-0&quot;, &quot;ISBN&quot;: &quot;0749-596X&quot;, &quot;ISSN&quot;: &quot;0749596X&quot;, &quot;author&quot;: [{&quot;dropping-particle&quot;: &quot;&quot;, &quot;family&quot;: &quot;Martin&quot;, &quot;given&quot;: &quot;Randi C.&quot;, &quot;suffix&quot;: &quot;&quot;, &quot;non-dropping-particle&quot;: &quot;&quot;, &quot;parse-names&quot;: false}, {&quot;dropping-particle&quot;: &quot;&quot;, &quot;family&quot;: &quot;Wogalter&quot;, &quot;given&quot;: &quot;Michael S.&quot;, &quot;suffix&quot;: &quot;&quot;, &quot;non-dropping-particle&quot;: &quot;&quot;, &quot;parse-names&quot;: false}, {&quot;dropping-particle&quot;: &quot;&quot;, &quot;family&quot;: &quot;Forlano&quot;, &quot;given&quot;: &quot;Janice G.&quot;, &quot;suffix&quot;: &quot;&quot;, &quot;non-dropping-particle&quot;: &quot;&quot;, &quot;parse-names&quot;: false}], &quot;container-title&quot;: &quot;Journal of Memory and Language&quot;, &quot;title&quot;: &quot;Reading comprehension in the presence of unattended speech and music&quot;, &quot;abstract&quot;: &quot;This series of experiments investigated whether the detrimental effects of unattended speech that have been obtained in short-term memory tasks would be obtained in reading comprehension. Such effects would be expected if reading comprehension depends on the maintenance of phonological information in short-term memory. The first three experiments demonstrated that unattended speech but not music interfered with reading comprehension while unattended music had a greater interfering effect than speech on a music identification task. Experiments 4 and 5 showed that the detrimental effect of the speech backgrounds on reading was due to their semantic rather than their phonological properties. The failure to find a phonological interference effect argues against a role for phonological short-term memory in reading comprehension. \u00a9 1988.&quot;, &quot;type&quot;: &quot;article-journal&quot;, &quot;id&quot;: &quot;ITEM-1&quot;, &quot;issued&quot;: {&quot;date-parts&quot;: [[&quot;1988&quot;]]}}, &quot;id&quot;: &quot;ITEM-1&quot;}], &quot;mendeley&quot;: {&quot;plainTextFormattedCitation&quot;: &quot;(Martin, Wogalter, &amp; Forlano, 1988)&quot;, &quot;previouslyFormattedCitation&quot;: &quot;(Martin, Wogalter, &amp; Forlano, 1988)&quot;, &quot;formattedCitation&quot;: &quot;(Martin, Wogalter, &amp; Forlano, 1988)&quot;}, &quot;properties&quot;: {&quot;noteIndex&quot;: 0}} RNDyRCUtYD0n7"/><text:span text:style-name="T36">(Martin, Wogalter, &amp; Forlano, 1988)</text:span><text:change-end text:change-id="ct140227819882960"/><text:reference-mark-end text:name="ADDIN CSL_CITATION {&quot;schema&quot;: &quot;https://github.com/citation-style-language/schema/raw/master/csl-citation.json&quot;, &quot;citationItems&quot;: [{&quot;uris&quot;: [&quot;http://www.mendeley.com/documents/?uuid=8b28bcc6-c488-4dc6-95ab-5046eeaf591f&quot;], &quot;itemData&quot;: {&quot;volume&quot;: &quot;27&quot;, &quot;page&quot;: &quot;382-398&quot;, &quot;issue&quot;: &quot;4&quot;, &quot;DOI&quot;: &quot;10.1016/0749-596X(88)90063-0&quot;, &quot;ISBN&quot;: &quot;0749-596X&quot;, &quot;ISSN&quot;: &quot;0749596X&quot;, &quot;author&quot;: [{&quot;dropping-particle&quot;: &quot;&quot;, &quot;family&quot;: &quot;Martin&quot;, &quot;given&quot;: &quot;Randi C.&quot;, &quot;suffix&quot;: &quot;&quot;, &quot;non-dropping-particle&quot;: &quot;&quot;, &quot;parse-names&quot;: false}, {&quot;dropping-particle&quot;: &quot;&quot;, &quot;family&quot;: &quot;Wogalter&quot;, &quot;given&quot;: &quot;Michael S.&quot;, &quot;suffix&quot;: &quot;&quot;, &quot;non-dropping-particle&quot;: &quot;&quot;, &quot;parse-names&quot;: false}, {&quot;dropping-particle&quot;: &quot;&quot;, &quot;family&quot;: &quot;Forlano&quot;, &quot;given&quot;: &quot;Janice G.&quot;, &quot;suffix&quot;: &quot;&quot;, &quot;non-dropping-particle&quot;: &quot;&quot;, &quot;parse-names&quot;: false}], &quot;container-title&quot;: &quot;Journal of Memory and Language&quot;, &quot;title&quot;: &quot;Reading comprehension in the presence of unattended speech and music&quot;, &quot;abstract&quot;: &quot;This series of experiments investigated whether the detrimental effects of unattended speech that have been obtained in short-term memory tasks would be obtained in reading comprehension. Such effects would be expected if reading comprehension depends on the maintenance of phonological information in short-term memory. The first three experiments demonstrated that unattended speech but not music interfered with reading comprehension while unattended music had a greater interfering effect than speech on a music identification task. Experiments 4 and 5 showed that the detrimental effect of the speech backgrounds on reading was due to their semantic rather than their phonological properties. The failure to find a phonological interference effect argues against a role for phonological short-term memory in reading comprehension. \u00a9 1988.&quot;, &quot;type&quot;: &quot;article-journal&quot;, &quot;id&quot;: &quot;ITEM-1&quot;, &quot;issued&quot;: {&quot;date-parts&quot;: [[&quot;1988&quot;]]}}, &quot;id&quot;: &quot;ITEM-1&quot;}], &quot;mendeley&quot;: {&quot;plainTextFormattedCitation&quot;: &quot;(Martin, Wogalter, &amp; Forlano, 1988)&quot;, &quot;previouslyFormattedCitation&quot;: &quot;(Martin, Wogalter, &amp; Forlano, 1988)&quot;, &quot;formattedCitation&quot;: &quot;(Martin, Wogalter, &amp; Forlano, 1988)&quot;}, &quot;properties&quot;: {&quot;noteIndex&quot;: 0}} RNDyRCUtYD0n7"/><text:span text:style-name="T122">⁠, logical reasoning, and long-term memory tasks </text:span><text:change text:change-id="ct140227819875392"/><text:change-start text:change-id="ct140227819816288"/><text:reference-mark-start text:name="ADDIN CSL_CITATION {&quot;schema&quot;: &quot;https://github.com/citation-style-language/schema/raw/master/csl-citation.json&quot;, &quot;citationItems&quot;: [{&quot;uris&quot;: [&quot;http://www.mendeley.com/documents/?uuid=b3c70566-54b2-49f6-b75e-29b346a766cf&quot;], &quot;itemData&quot;: {&quot;volume&quot;: &quot;16&quot;, &quot;page&quot;: &quot;237-245&quot;, &quot;issue&quot;: &quot;2&quot;, &quot;DOI&quot;: &quot;10.1016/0191-8869(94)90162-7&quot;, &quot;ISSN&quot;: &quot;01918869&quot;, &quot;author&quot;: [{&quot;dropping-particle&quot;: &quot;&quot;, &quot;family&quot;: &quot;Crawford&quot;, &quot;given&quot;: &quot;Helen J.&quot;, &quot;suffix&quot;: &quot;&quot;, &quot;non-dropping-particle&quot;: &quot;&quot;, &quot;parse-names&quot;: false}, {&quot;dropping-particle&quot;: &quot;&quot;, &quot;family&quot;: &quot;Strapp&quot;, &quot;given&quot;: &quot;Chehalis M.&quot;, &quot;suffix&quot;: &quot;&quot;, &quot;non-dropping-particle&quot;: &quot;&quot;, &quot;parse-names&quot;: false}], &quot;container-title&quot;: &quot;Personality and Individual Differences&quot;, &quot;title&quot;: &quot;Effects of vocal and instrumental music on visuospatial and verbal performance as moderated by studying preference and personality&quot;, &quot;abstract&quot;: &quot;Cognitive performance as a function of 75 dB vocal or instrumental music was investigated in 61 university students. Three timed visuospatial and verbal tests were used. Vocal music disrupted performance significantly more than instrumental music on the Maze Tracing Speed (scanning speed) and Deciphering of Languages (logical reasoning) tests. Both vocal music and instrumental music disturbed performance more than no music on the Object-Number Test (associative learning and long-term memory), but this was moderated by studying preference. On the Object-Number Test those who typically did not study with music showed deterioration across conditions (no music &gt; instrumental &gt; vocal), while those who typically studied with music performed no better in the no music condition than either music condition. Extraversion was not a significant covariate of performance. In comparison to those who did not study with music, subjects who typically studied with music were more extraverted as assessed by the Eysenck Personality Questionnaire, reported greater skills in focusing attention during distracting situations on the Differential Attentional Processes Inventory, and reported less sensitivity to noise in general on the Weinstein Noise Sensitivity Scale. ?? 1994.&quot;, &quot;type&quot;: &quot;article-journal&quot;, &quot;id&quot;: &quot;ITEM-1&quot;, &quot;issued&quot;: {&quot;date-parts&quot;: [[&quot;1994&quot;]]}}, &quot;id&quot;: &quot;ITEM-1&quot;}], &quot;mendeley&quot;: {&quot;plainTextFormattedCitation&quot;: &quot;(Crawford &amp; Strapp, 1994)&quot;, &quot;previouslyFormattedCitation&quot;: &quot;(Crawford &amp; Strapp, 1994)&quot;, &quot;formattedCitation&quot;: &quot;(Crawford &amp; Strapp, 1994)&quot;}, &quot;properties&quot;: {&quot;noteIndex&quot;: 0}} RNDXlo85RTCrl"/><text:span text:style-name="T37">(Crawford &amp; Strapp, 1994)</text:span><text:change-end text:change-id="ct140227819816288"/><text:reference-mark-end text:name="ADDIN CSL_CITATION {&quot;schema&quot;: &quot;https://github.com/citation-style-language/schema/raw/master/csl-citation.json&quot;, &quot;citationItems&quot;: [{&quot;uris&quot;: [&quot;http://www.mendeley.com/documents/?uuid=b3c70566-54b2-49f6-b75e-29b346a766cf&quot;], &quot;itemData&quot;: {&quot;volume&quot;: &quot;16&quot;, &quot;page&quot;: &quot;237-245&quot;, &quot;issue&quot;: &quot;2&quot;, &quot;DOI&quot;: &quot;10.1016/0191-8869(94)90162-7&quot;, &quot;ISSN&quot;: &quot;01918869&quot;, &quot;author&quot;: [{&quot;dropping-particle&quot;: &quot;&quot;, &quot;family&quot;: &quot;Crawford&quot;, &quot;given&quot;: &quot;Helen J.&quot;, &quot;suffix&quot;: &quot;&quot;, &quot;non-dropping-particle&quot;: &quot;&quot;, &quot;parse-names&quot;: false}, {&quot;dropping-particle&quot;: &quot;&quot;, &quot;family&quot;: &quot;Strapp&quot;, &quot;given&quot;: &quot;Chehalis M.&quot;, &quot;suffix&quot;: &quot;&quot;, &quot;non-dropping-particle&quot;: &quot;&quot;, &quot;parse-names&quot;: false}], &quot;container-title&quot;: &quot;Personality and Individual Differences&quot;, &quot;title&quot;: &quot;Effects of vocal and instrumental music on visuospatial and verbal performance as moderated by studying preference and personality&quot;, &quot;abstract&quot;: &quot;Cognitive performance as a function of 75 dB vocal or instrumental music was investigated in 61 university students. Three timed visuospatial and verbal tests were used. Vocal music disrupted performance significantly more than instrumental music on the Maze Tracing Speed (scanning speed) and Deciphering of Languages (logical reasoning) tests. Both vocal music and instrumental music disturbed performance more than no music on the Object-Number Test (associative learning and long-term memory), but this was moderated by studying preference. On the Object-Number Test those who typically did not study with music showed deterioration across conditions (no music &gt; instrumental &gt; vocal), while those who typically studied with music performed no better in the no music condition than either music condition. Extraversion was not a significant covariate of performance. In comparison to those who did not study with music, subjects who typically studied with music were more extraverted as assessed by the Eysenck Personality Questionnaire, reported greater skills in focusing attention during distracting situations on the Differential Attentional Processes Inventory, and reported less sensitivity to noise in general on the Weinstein Noise Sensitivity Scale. ?? 1994.&quot;, &quot;type&quot;: &quot;article-journal&quot;, &quot;id&quot;: &quot;ITEM-1&quot;, &quot;issued&quot;: {&quot;date-parts&quot;: [[&quot;1994&quot;]]}}, &quot;id&quot;: &quot;ITEM-1&quot;}], &quot;mendeley&quot;: {&quot;plainTextFormattedCitation&quot;: &quot;(Crawford &amp; Strapp, 1994)&quot;, &quot;previouslyFormattedCitation&quot;: &quot;(Crawford &amp; Strapp, 1994)&quot;, &quot;formattedCitation&quot;: &quot;(Crawford &amp; Strapp, 1994)&quot;}, &quot;properties&quot;: {&quot;noteIndex&quot;: 0}} RNDXlo85RTCrl"/><text:span text:style-name="T122">⁠. </text:span></text:p>
      <text:p text:style-name="P100"><text:span text:style-name="T150">The ISE has also been investigated in the context of preferred music.</text:span> <text:change text:change-id="ct140227819875616"/><text:change-start text:change-id="ct140227819877680"/><text:reference-mark-start text:name="ADDIN CSL_CITATION {&quot;schema&quot;: &quot;https://github.com/citation-style-language/schema/raw/master/csl-citation.json&quot;, &quot;citationItems&quot;: [{&quot;uris&quot;: [&quot;http://www.mendeley.com/documents/?uuid=bea94f48-e532-4829-8fe4-6c6f0e879664&quot;], &quot;itemData&quot;: {&quot;volume&quot;: &quot;25&quot;, &quot;page&quot;: &quot;625-631&quot;, &quot;issue&quot;: &quot;4&quot;, &quot;DOI&quot;: &quot;10.1002/acp.1731&quot;, &quot;ISBN&quot;: &quot;1099-0720&quot;, &quot;ISSN&quot;: &quot;08884080&quot;, &quot;author&quot;: [{&quot;dropping-particle&quot;: &quot;&quot;, &quot;family&quot;: &quot;Perham&quot;, &quot;given&quot;: &quot;Nick&quot;, &quot;suffix&quot;: &quot;&quot;, &quot;non-dropping-particle&quot;: &quot;&quot;, &quot;parse-names&quot;: false}, {&quot;dropping-particle&quot;: &quot;&quot;, &quot;family&quot;: &quot;Vizard&quot;, &quot;given&quot;: &quot;Joanne&quot;, &quot;suffix&quot;: &quot;&quot;, &quot;non-dropping-particle&quot;: &quot;&quot;, &quot;parse-names&quot;: false}], &quot;container-title&quot;: &quot;Applied Cognitive Psychology&quot;, &quot;title&quot;: &quot;Can preference for background music mediate the irrelevant sound effect?&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type&quot;: &quot;article-journal&quot;, &quot;id&quot;: &quot;ITEM-1&quot;, &quot;issued&quot;: {&quot;date-parts&quot;: [[&quot;2011&quot;, &quot;7&quot;]]}}, &quot;id&quot;: &quot;ITEM-1&quot;}], &quot;mendeley&quot;: {&quot;plainTextFormattedCitation&quot;: &quot;(Perham &amp; Vizard, 2011)&quot;, &quot;previouslyFormattedCitation&quot;: &quot;(Perham &amp; Vizard, 2011)&quot;, &quot;manualFormatting&quot;: &quot;Perham and Vizard (2011)&quot;, &quot;formattedCitation&quot;: &quot;(Perham &amp; Vizard, 2011)&quot;}, &quot;properties&quot;: {&quot;noteIndex&quot;: 0}} RNDOvXMXlZb5s"/><text:span text:style-name="T7">Perham and Vizard (2011)</text:span><text:change-end text:change-id="ct140227819877680"/><text:reference-mark-end text:name="ADDIN CSL_CITATION {&quot;schema&quot;: &quot;https://github.com/citation-style-language/schema/raw/master/csl-citation.json&quot;, &quot;citationItems&quot;: [{&quot;uris&quot;: [&quot;http://www.mendeley.com/documents/?uuid=bea94f48-e532-4829-8fe4-6c6f0e879664&quot;], &quot;itemData&quot;: {&quot;volume&quot;: &quot;25&quot;, &quot;page&quot;: &quot;625-631&quot;, &quot;issue&quot;: &quot;4&quot;, &quot;DOI&quot;: &quot;10.1002/acp.1731&quot;, &quot;ISBN&quot;: &quot;1099-0720&quot;, &quot;ISSN&quot;: &quot;08884080&quot;, &quot;author&quot;: [{&quot;dropping-particle&quot;: &quot;&quot;, &quot;family&quot;: &quot;Perham&quot;, &quot;given&quot;: &quot;Nick&quot;, &quot;suffix&quot;: &quot;&quot;, &quot;non-dropping-particle&quot;: &quot;&quot;, &quot;parse-names&quot;: false}, {&quot;dropping-particle&quot;: &quot;&quot;, &quot;family&quot;: &quot;Vizard&quot;, &quot;given&quot;: &quot;Joanne&quot;, &quot;suffix&quot;: &quot;&quot;, &quot;non-dropping-particle&quot;: &quot;&quot;, &quot;parse-names&quot;: false}], &quot;container-title&quot;: &quot;Applied Cognitive Psychology&quot;, &quot;title&quot;: &quot;Can preference for background music mediate the irrelevant sound effect?&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type&quot;: &quot;article-journal&quot;, &quot;id&quot;: &quot;ITEM-1&quot;, &quot;issued&quot;: {&quot;date-parts&quot;: [[&quot;2011&quot;, &quot;7&quot;]]}}, &quot;id&quot;: &quot;ITEM-1&quot;}], &quot;mendeley&quot;: {&quot;plainTextFormattedCitation&quot;: &quot;(Perham &amp; Vizard, 2011)&quot;, &quot;previouslyFormattedCitation&quot;: &quot;(Perham &amp; Vizard, 2011)&quot;, &quot;manualFormatting&quot;: &quot;Perham and Vizard (2011)&quot;, &quot;formattedCitation&quot;: &quot;(Perham &amp; Vizard, 2011)&quot;}, &quot;properties&quot;: {&quot;noteIndex&quot;: 0}} RNDOvXMXlZb5s"/>⁠ <text:span text:style-name="T116">performed an experiment to better understand how the</text:span><text:change text:change-id="ct140227819883184"/><text:change-start text:change-id="ct140227819798976"/><text:span text:style-name="T116"> </text:span><text:change-end text:change-id="ct140227819798976"/><text:span text:style-name="T116">role of music preference affects the ISE. They found that preference did not mediate the ISE and that regardless of whether a participant liked or </text:span><text:soft-page-break/><text:span text:style-name="T116">disliked the music with lyrics they listened to, their performance on the serial recall task was impaired. Even though participants self reported that they enjoyed the music, there were still detrimental effects on their task performance. This result has implications for students who study while listening to music. Regardless of whether they are listening to preferred music or not, the music may be having negative effects on their ability to recall information. </text:span></text:p>
      <text:p text:style-name="P61">Musicians vs Non-Musicians</text:p>
      <text:p text:style-name="P112"><text:span text:style-name="T149">Individual differences also affect </text:span>how background music affects cognitive functioning. One of the most obvious differences is how music may differentially affect people who have music training (musicians) and those who are not musically trained (non-musicians).<text:span text:style-name="T126"> The literature shows that if</text:span> music is going to have an impact on a particular cognitive task, <text:span text:style-name="T124">musicians will be more negatively affected than non-musicians. </text:span><text:change text:change-id="ct140227819823040"/><text:change-start text:change-id="ct140227819801200"/><text:reference-mark-start text:name="ADDIN CSL_CITATION {&quot;schema&quot;: &quot;https://github.com/citation-style-language/schema/raw/master/csl-citation.json&quot;, &quot;citationItems&quot;: [{&quot;uris&quot;: [&quot;http://www.mendeley.com/documents/?uuid=d5c67354-9bcd-4bbc-b300-3fdf9332e72c&quot;], &quot;itemData&quot;: {&quot;volume&quot;: &quot;38&quot;, &quot;page&quot;: &quot;107-117&quot;, &quot;issue&quot;: &quot;1&quot;, &quot;DOI&quot;: &quot;10.1177/0305735609336057&quot;, &quot;ISBN&quot;: &quot;0305-7356&quot;, &quot;ISSN&quot;: &quot;0305-7356&quot;, &quot;author&quot;: [{&quot;dropping-particle&quot;: &quot;&quot;, &quot;family&quot;: &quot;Aheadi&quot;, &quot;given&quot;: &quot;A.a&quot;, &quot;suffix&quot;: &quot;&quot;, &quot;non-dropping-particle&quot;: &quot;&quot;, &quot;parse-names&quot;: false}, {&quot;dropping-particle&quot;: &quot;&quot;, &quot;family&quot;: &quot;Dixon&quot;, &quot;given&quot;: &quot;P.b&quot;, &quot;suffix&quot;: &quot;&quot;, &quot;non-dropping-particle&quot;: &quot;&quot;, &quot;parse-names&quot;: false}, {&quot;dropping-particle&quot;: &quot;&quot;, &quot;family&quot;: &quot;Glover&quot;, &quot;given&quot;: &quot;S.a&quot;, &quot;suffix&quot;: &quot;&quot;, &quot;non-dropping-particle&quot;: &quot;&quot;, &quot;parse-names&quot;: false}], &quot;container-title&quot;: &quot;Psychology of Music&quot;, &quot;title&quot;: &quot;A limiting feature of the Mozart effect: Listening enhances mental rotation abilities in non-musicians but not musicians&quot;, &quot;abstract&quot;: &quot;The 'Mozart effect' occurs when performance on spatial cognitive tasks improves following exposure to Mozart. It is hypothesized that the Mozart effect arises because listening to complex music activates similar regions of the right cerebral hemisphere as are involved in spatial cognition. A counter-intuitive prediction of this hypothesis (and one that may explain at least some of the null results reported previously) is that Mozart should only improve spatial cognition in non-musicians, who process melodic information exclusively in the right hemisphere, but not in musicians, who process melodic information in both hemispheres. This hypothesis was tested by comparing performance of musicians and non-musicians on a mental rotation task before and after exposure to either Mozart or silence. It was found that performance on the mental rotation task improved only in non-musicians after listening to Mozart. Performance did not improve for non-musicians after exposure to silence, or for musicians after exposure to either Mozart or silence. These results support the hypothesis that the benefits of listening to Mozart arise because of activation of right hemispheric structures involved in spatial cognition. Copyright \u00a9 2009 Society for Education, Music and Psychology Research.&quot;, &quot;type&quot;: &quot;article-journal&quot;, &quot;id&quot;: &quot;ITEM-1&quot;, &quot;issued&quot;: {&quot;date-parts&quot;: [[&quot;2010&quot;]]}}, &quot;id&quot;: &quot;ITEM-1&quot;}], &quot;mendeley&quot;: {&quot;plainTextFormattedCitation&quot;: &quot;(Aheadi, Dixon, &amp; Glover, 2010)&quot;, &quot;previouslyFormattedCitation&quot;: &quot;(Aheadi, Dixon, &amp; Glover, 2010)&quot;, &quot;manualFormatting&quot;: &quot;Aheadi, et al (2010)&quot;, &quot;formattedCitation&quot;: &quot;(Aheadi, Dixon, &amp; Glover, 2010)&quot;}, &quot;properties&quot;: {&quot;noteIndex&quot;: 0}} RNDQjLkRi8vD3"/><text:span text:style-name="T38">Aheadi, et al (2010)</text:span><text:change-end text:change-id="ct140227819801200"/><text:reference-mark-end text:name="ADDIN CSL_CITATION {&quot;schema&quot;: &quot;https://github.com/citation-style-language/schema/raw/master/csl-citation.json&quot;, &quot;citationItems&quot;: [{&quot;uris&quot;: [&quot;http://www.mendeley.com/documents/?uuid=d5c67354-9bcd-4bbc-b300-3fdf9332e72c&quot;], &quot;itemData&quot;: {&quot;volume&quot;: &quot;38&quot;, &quot;page&quot;: &quot;107-117&quot;, &quot;issue&quot;: &quot;1&quot;, &quot;DOI&quot;: &quot;10.1177/0305735609336057&quot;, &quot;ISBN&quot;: &quot;0305-7356&quot;, &quot;ISSN&quot;: &quot;0305-7356&quot;, &quot;author&quot;: [{&quot;dropping-particle&quot;: &quot;&quot;, &quot;family&quot;: &quot;Aheadi&quot;, &quot;given&quot;: &quot;A.a&quot;, &quot;suffix&quot;: &quot;&quot;, &quot;non-dropping-particle&quot;: &quot;&quot;, &quot;parse-names&quot;: false}, {&quot;dropping-particle&quot;: &quot;&quot;, &quot;family&quot;: &quot;Dixon&quot;, &quot;given&quot;: &quot;P.b&quot;, &quot;suffix&quot;: &quot;&quot;, &quot;non-dropping-particle&quot;: &quot;&quot;, &quot;parse-names&quot;: false}, {&quot;dropping-particle&quot;: &quot;&quot;, &quot;family&quot;: &quot;Glover&quot;, &quot;given&quot;: &quot;S.a&quot;, &quot;suffix&quot;: &quot;&quot;, &quot;non-dropping-particle&quot;: &quot;&quot;, &quot;parse-names&quot;: false}], &quot;container-title&quot;: &quot;Psychology of Music&quot;, &quot;title&quot;: &quot;A limiting feature of the Mozart effect: Listening enhances mental rotation abilities in non-musicians but not musicians&quot;, &quot;abstract&quot;: &quot;The 'Mozart effect' occurs when performance on spatial cognitive tasks improves following exposure to Mozart. It is hypothesized that the Mozart effect arises because listening to complex music activates similar regions of the right cerebral hemisphere as are involved in spatial cognition. A counter-intuitive prediction of this hypothesis (and one that may explain at least some of the null results reported previously) is that Mozart should only improve spatial cognition in non-musicians, who process melodic information exclusively in the right hemisphere, but not in musicians, who process melodic information in both hemispheres. This hypothesis was tested by comparing performance of musicians and non-musicians on a mental rotation task before and after exposure to either Mozart or silence. It was found that performance on the mental rotation task improved only in non-musicians after listening to Mozart. Performance did not improve for non-musicians after exposure to silence, or for musicians after exposure to either Mozart or silence. These results support the hypothesis that the benefits of listening to Mozart arise because of activation of right hemispheric structures involved in spatial cognition. Copyright \u00a9 2009 Society for Education, Music and Psychology Research.&quot;, &quot;type&quot;: &quot;article-journal&quot;, &quot;id&quot;: &quot;ITEM-1&quot;, &quot;issued&quot;: {&quot;date-parts&quot;: [[&quot;2010&quot;]]}}, &quot;id&quot;: &quot;ITEM-1&quot;}], &quot;mendeley&quot;: {&quot;plainTextFormattedCitation&quot;: &quot;(Aheadi, Dixon, &amp; Glover, 2010)&quot;, &quot;previouslyFormattedCitation&quot;: &quot;(Aheadi, Dixon, &amp; Glover, 2010)&quot;, &quot;manualFormatting&quot;: &quot;Aheadi, et al (2010)&quot;, &quot;formattedCitation&quot;: &quot;(Aheadi, Dixon, &amp; Glover, 2010)&quot;}, &quot;properties&quot;: {&quot;noteIndex&quot;: 0}} RNDQjLkRi8vD3"/><text:span text:style-name="T124">⁠ found that Mozart music helped non-musicians perform a mental rotation task when the same music had no effect on musicians, while </text:span><text:change text:change-id="ct140227819797824"/><text:change-start text:change-id="ct140227819882080"/><text:reference-mark-start text:name="ADDIN CSL_CITATION {&quot;schema&quot;: &quot;https://github.com/citation-style-language/schema/raw/master/csl-citation.json&quot;, &quot;citationItems&quot;: [{&quot;uris&quot;: [&quot;http://www.mendeley.com/documents/?uuid=90709e96-9b35-4592-8008-a14b99f35bad&quot;], &quot;itemData&quot;: {&quot;volume&quot;: &quot;29&quot;, &quot;page&quot;: &quot;173-183&quot;, &quot;DOI&quot;: &quot;10.1525/mp.2011.29.2.173&quot;, &quot;issue&quot;: &quot;2&quot;, &quot;ISBN&quot;: &quot;0520057295&quot;, &quot;ISSN&quot;: &quot;07307829&quot;, &quot;author&quot;: [{&quot;dropping-particle&quot;: &quot;&quot;, &quot;family&quot;: &quot;Patston&quot;, &quot;given&quot;: &quot;Lucy L. M.&quot;, &quot;suffix&quot;: &quot;&quot;, &quot;non-dropping-particle&quot;: &quot;&quot;, &quot;parse-names&quot;: false}, {&quot;dropping-particle&quot;: &quot;&quot;, &quot;family&quot;: &quot;Tippett&quot;, &quot;given&quot;: &quot;Lynette J.&quot;, &quot;suffix&quot;: &quot;&quot;, &quot;non-dropping-particle&quot;: &quot;&quot;, &quot;parse-names&quot;: false}], &quot;container-title&quot;: &quot;Music Perception: An Interdisciplinary Journal&quot;, &quot;title&quot;: &quot;The Effect of Background Music on Cognitive Performance in Musicians and Nonmusicians&quot;, &quot;type&quot;: &quot;article-journal&quot;, &quot;id&quot;: &quot;ITEM-1&quot;, &quot;issued&quot;: {&quot;date-parts&quot;: [[&quot;2011&quot;, &quot;12&quot;]]}}, &quot;id&quot;: &quot;ITEM-1&quot;}], &quot;mendeley&quot;: {&quot;plainTextFormattedCitation&quot;: &quot;(Patston &amp; Tippett, 2011)&quot;, &quot;previouslyFormattedCitation&quot;: &quot;(Patston &amp; Tippett, 2011)&quot;, &quot;manualFormatting&quot;: &quot;Patston and Tippett (2011)&quot;, &quot;formattedCitation&quot;: &quot;(Patston &amp; Tippett, 2011)&quot;}, &quot;properties&quot;: {&quot;noteIndex&quot;: 0}} RNDDOuBdgaTtA"/><text:span text:style-name="T38">Patston and Tippett (2011)</text:span><text:change-end text:change-id="ct140227819882080"/><text:reference-mark-end text:name="ADDIN CSL_CITATION {&quot;schema&quot;: &quot;https://github.com/citation-style-language/schema/raw/master/csl-citation.json&quot;, &quot;citationItems&quot;: [{&quot;uris&quot;: [&quot;http://www.mendeley.com/documents/?uuid=90709e96-9b35-4592-8008-a14b99f35bad&quot;], &quot;itemData&quot;: {&quot;volume&quot;: &quot;29&quot;, &quot;page&quot;: &quot;173-183&quot;, &quot;DOI&quot;: &quot;10.1525/mp.2011.29.2.173&quot;, &quot;issue&quot;: &quot;2&quot;, &quot;ISBN&quot;: &quot;0520057295&quot;, &quot;ISSN&quot;: &quot;07307829&quot;, &quot;author&quot;: [{&quot;dropping-particle&quot;: &quot;&quot;, &quot;family&quot;: &quot;Patston&quot;, &quot;given&quot;: &quot;Lucy L. M.&quot;, &quot;suffix&quot;: &quot;&quot;, &quot;non-dropping-particle&quot;: &quot;&quot;, &quot;parse-names&quot;: false}, {&quot;dropping-particle&quot;: &quot;&quot;, &quot;family&quot;: &quot;Tippett&quot;, &quot;given&quot;: &quot;Lynette J.&quot;, &quot;suffix&quot;: &quot;&quot;, &quot;non-dropping-particle&quot;: &quot;&quot;, &quot;parse-names&quot;: false}], &quot;container-title&quot;: &quot;Music Perception: An Interdisciplinary Journal&quot;, &quot;title&quot;: &quot;The Effect of Background Music on Cognitive Performance in Musicians and Nonmusicians&quot;, &quot;type&quot;: &quot;article-journal&quot;, &quot;id&quot;: &quot;ITEM-1&quot;, &quot;issued&quot;: {&quot;date-parts&quot;: [[&quot;2011&quot;, &quot;12&quot;]]}}, &quot;id&quot;: &quot;ITEM-1&quot;}], &quot;mendeley&quot;: {&quot;plainTextFormattedCitation&quot;: &quot;(Patston &amp; Tippett, 2011)&quot;, &quot;previouslyFormattedCitation&quot;: &quot;(Patston &amp; Tippett, 2011)&quot;, &quot;manualFormatting&quot;: &quot;Patston and Tippett (2011)&quot;, &quot;formattedCitation&quot;: &quot;(Patston &amp; Tippett, 2011)&quot;}, &quot;properties&quot;: {&quot;noteIndex&quot;: 0}} RNDDOuBdgaTtA"/><text:span text:style-name="T124">⁠ found that classically trained musicians did worse than non-musicians on a language comprehension task when listening to classical music. </text:span><text:change text:change-id="ct140227819823616"/><text:change-start text:change-id="ct140227819804496"/><text:reference-mark-start text:name="ADDIN CSL_CITATION {&quot;schema&quot;: &quot;https://github.com/citation-style-language/schema/raw/master/csl-citation.json&quot;, &quot;citationItems&quot;: [{&quot;uris&quot;: [&quot;http://www.mendeley.com/documents/?uuid=aee03297-3c8e-44ca-bb60-fbd39c318854&quot;], &quot;itemData&quot;: {&quot;volume&quot;: &quot;44&quot;, &quot;page&quot;: &quot;1202-1208&quot;, &quot;issue&quot;: &quot;5&quot;, &quot;DOI&quot;: &quot;10.1177/0305735615592265&quot;, &quot;note&quot;: &quot;NULL&quot;, &quot;ISBN&quot;: &quot;1532-8759&quot;, &quot;ISSN&quot;: &quot;0305-7356&quot;, &quot;author&quot;: [{&quot;dropping-particle&quot;: &quot;&quot;, &quot;family&quot;: &quot;Yang&quot;, &quot;given&quot;: &quot;J.&quot;, &quot;suffix&quot;: &quot;&quot;, &quot;non-dropping-particle&quot;: &quot;&quot;, &quot;parse-names&quot;: false}, {&quot;dropping-particle&quot;: &quot;&quot;, &quot;family&quot;: &quot;McClelland&quot;, &quot;given&quot;: &quot;A.&quot;, &quot;suffix&quot;: &quot;&quot;, &quot;non-dropping-particle&quot;: &quot;&quot;, &quot;parse-names&quot;: false}, {&quot;dropping-particle&quot;: &quot;&quot;, &quot;family&quot;: &quot;Furnham&quot;, &quot;given&quot;: &quot;A.&quot;, &quot;suffix&quot;: &quot;&quot;, &quot;non-dropping-particle&quot;: &quot;&quot;, &quot;parse-names&quot;: false}], &quot;container-title&quot;: &quot;Psychology of Music&quot;, &quot;title&quot;: &quot;The effect of background music on the cognitive performance of musicians: A pilot study&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type&quot;: &quot;article-journal&quot;, &quot;id&quot;: &quot;ITEM-1&quot;, &quot;issued&quot;: {&quot;date-parts&quot;: [[&quot;2016&quot;, &quot;9&quot;, &quot;1&quot;]]}}, &quot;id&quot;: &quot;ITEM-1&quot;}], &quot;mendeley&quot;: {&quot;plainTextFormattedCitation&quot;: &quot;(Yang, McClelland, &amp; Furnham, 2016)&quot;, &quot;previouslyFormattedCitation&quot;: &quot;(Yang, McClelland, &amp; Furnham, 2016)&quot;, &quot;manualFormatting&quot;: &quot;Yang, et al (2016)&quot;, &quot;formattedCitation&quot;: &quot;(Yang, McClelland, &amp; Furnham, 2016)&quot;}, &quot;properties&quot;: {&quot;noteIndex&quot;: 0}} RND5GQrpBdPfg"/><text:span text:style-name="T38">Yang, et al (2016)</text:span><text:change-end text:change-id="ct140227819804496"/><text:reference-mark-end text:name="ADDIN CSL_CITATION {&quot;schema&quot;: &quot;https://github.com/citation-style-language/schema/raw/master/csl-citation.json&quot;, &quot;citationItems&quot;: [{&quot;uris&quot;: [&quot;http://www.mendeley.com/documents/?uuid=aee03297-3c8e-44ca-bb60-fbd39c318854&quot;], &quot;itemData&quot;: {&quot;volume&quot;: &quot;44&quot;, &quot;page&quot;: &quot;1202-1208&quot;, &quot;issue&quot;: &quot;5&quot;, &quot;DOI&quot;: &quot;10.1177/0305735615592265&quot;, &quot;note&quot;: &quot;NULL&quot;, &quot;ISBN&quot;: &quot;1532-8759&quot;, &quot;ISSN&quot;: &quot;0305-7356&quot;, &quot;author&quot;: [{&quot;dropping-particle&quot;: &quot;&quot;, &quot;family&quot;: &quot;Yang&quot;, &quot;given&quot;: &quot;J.&quot;, &quot;suffix&quot;: &quot;&quot;, &quot;non-dropping-particle&quot;: &quot;&quot;, &quot;parse-names&quot;: false}, {&quot;dropping-particle&quot;: &quot;&quot;, &quot;family&quot;: &quot;McClelland&quot;, &quot;given&quot;: &quot;A.&quot;, &quot;suffix&quot;: &quot;&quot;, &quot;non-dropping-particle&quot;: &quot;&quot;, &quot;parse-names&quot;: false}, {&quot;dropping-particle&quot;: &quot;&quot;, &quot;family&quot;: &quot;Furnham&quot;, &quot;given&quot;: &quot;A.&quot;, &quot;suffix&quot;: &quot;&quot;, &quot;non-dropping-particle&quot;: &quot;&quot;, &quot;parse-names&quot;: false}], &quot;container-title&quot;: &quot;Psychology of Music&quot;, &quot;title&quot;: &quot;The effect of background music on the cognitive performance of musicians: A pilot study&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type&quot;: &quot;article-journal&quot;, &quot;id&quot;: &quot;ITEM-1&quot;, &quot;issued&quot;: {&quot;date-parts&quot;: [[&quot;2016&quot;, &quot;9&quot;, &quot;1&quot;]]}}, &quot;id&quot;: &quot;ITEM-1&quot;}], &quot;mendeley&quot;: {&quot;plainTextFormattedCitation&quot;: &quot;(Yang, McClelland, &amp; Furnham, 2016)&quot;, &quot;previouslyFormattedCitation&quot;: &quot;(Yang, McClelland, &amp; Furnham, 2016)&quot;, &quot;manualFormatting&quot;: &quot;Yang, et al (2016)&quot;, &quot;formattedCitation&quot;: &quot;(Yang, McClelland, &amp; Furnham, 2016)&quot;}, &quot;properties&quot;: {&quot;noteIndex&quot;: 0}} RND5GQrpBdPfg"/><text:span text:style-name="T124">⁠ explored this topic further and investigated whether training type and the music type interacted to affect cognitive performance. They found that a musician’s performance was most affected on three cognitive tasks (arithmetic, verbal fluency, problem solving) when they listened to music featuring the instrument on which they were trained than when they listened to music involving involving other instruments. Although there are many studies that describe the differences between musicians and non-musicians, there are no studies that look into what it is about musical training that causes these difference to occur. There may be some indication as to why these differences occur by looking into the differences in how musicians and non-musicians process music when they listen to it. </text:span></text:p>
      <text:p text:style-name="P101"><text:soft-page-break/>As discussed previously, the hypothesis for why the serial nature of language interferes with tasks that require serial processing has to do with the brain’s <text:span text:style-name="T151">ability to organize incoming serial information from multiple sources.</text:span> Something similar may be occurring in the case of musicians <text:span text:style-name="T127">and background music</text:span>. Musicians spend years learning <text:span text:style-name="T127">to recognize</text:span> the intricate details of <text:span text:style-name="T127">a piece of </text:span>music. <text:span text:style-name="T127">In music, different notes have different roles within a phrase similar to how, in language, words play specific roles in a sentence (verbs, adjectives, etc.). With training, a musician can not only detect features of the music an untrained listener would not hear, but also understand how the structure of a series of notes are assembled to produce a musical phrase. To a musician, the music may be a type of language requiring</text:span> serial processing <text:span text:style-name="T147">where previous musical information must be kept in memory to make sense of the incoming information</text:span>. <text:span text:style-name="T127">This interpretation</text:span> fit<text:span text:style-name="T127">s</text:span> with the hypothesis that it is the serial nature of the irrelevant sound that is important for producing negative effects on cognitive tasks <text:change text:change-id="ct140227819559296"/><text:change-start text:change-id="ct140227820809488"/><text:reference-mark-start text:name="ADDIN CSL_CITATION {&quot;schema&quot;: &quot;https://github.com/citation-style-language/schema/raw/master/csl-citation.json&quot;, &quot;citationItems&quot;: [{&quot;uris&quot;: [&quot;http://www.mendeley.com/documents/?uuid=ad931289-bbdd-49d9-bf1e-3621e1a771d8&quot;], &quot;itemData&quot;: {&quot;volume&quot;: &quot;43&quot;, &quot;page&quot;: &quot;12-29&quot;, &quot;issue&quot;: &quot;1&quot;, &quot;DOI&quot;: &quot;10.1518/001872001775992462&quot;, &quot;ISBN&quot;: &quot;0018-7208&quot;, &quot;ISSN&quot;: &quot;00187208&quot;, &quot;author&quot;: [{&quot;dropping-particle&quot;: &quot;&quot;, &quot;family&quot;: &quot;Banbury&quot;, &quot;given&quot;: &quot;Simon P.&quot;, &quot;suffix&quot;: &quot;&quot;, &quot;non-dropping-particle&quot;: &quot;&quot;, &quot;parse-names&quot;: false}, {&quot;dropping-particle&quot;: &quot;&quot;, &quot;family&quot;: &quot;Macken&quot;, &quot;given&quot;: &quot;William J.&quot;, &quot;suffix&quot;: &quot;&quot;, &quot;non-dropping-particle&quot;: &quot;&quot;, &quot;parse-names&quot;: false}, {&quot;dropping-particle&quot;: &quot;&quot;, &quot;family&quot;: &quot;Tremblay&quot;, &quot;given&quot;: &quot;S\u00e9bastien&quot;, &quot;suffix&quot;: &quot;&quot;, &quot;non-dropping-particle&quot;: &quot;&quot;, &quot;parse-names&quot;: false}, {&quot;dropping-particle&quot;: &quot;&quot;, &quot;family&quot;: &quot;Jones&quot;, &quot;given&quot;: &quot;Dylan M.&quot;, &quot;suffix&quot;: &quot;&quot;, &quot;non-dropping-particle&quot;: &quot;&quot;, &quot;parse-names&quot;: false}], &quot;container-title&quot;: &quot;Human Factors: The Journal of the Human Factors and Ergonomics Society&quot;, &quot;title&quot;: &quot;Auditory Distraction and Short-Term Memory: Phenomena and Practical Implications&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PMID&quot;: &quot;11474757&quot;, &quot;id&quot;: &quot;ITEM-1&quot;, &quot;issued&quot;: {&quot;date-parts&quot;: [[&quot;2001&quot;]]}}, &quot;id&quot;: &quot;ITEM-1&quot;}], &quot;mendeley&quot;: {&quot;plainTextFormattedCitation&quot;: &quot;(Banbury et al., 2001)&quot;, &quot;previouslyFormattedCitation&quot;: &quot;(Banbury et al., 2001)&quot;, &quot;formattedCitation&quot;: &quot;(Banbury et al., 2001)&quot;}, &quot;properties&quot;: {&quot;noteIndex&quot;: 0}} RNDCytOxTSHmb"/><text:span text:style-name="T7">(Banbury et al., 2001)</text:span><text:change-end text:change-id="ct140227820809488"/><text:reference-mark-end text:name="ADDIN CSL_CITATION {&quot;schema&quot;: &quot;https://github.com/citation-style-language/schema/raw/master/csl-citation.json&quot;, &quot;citationItems&quot;: [{&quot;uris&quot;: [&quot;http://www.mendeley.com/documents/?uuid=ad931289-bbdd-49d9-bf1e-3621e1a771d8&quot;], &quot;itemData&quot;: {&quot;volume&quot;: &quot;43&quot;, &quot;page&quot;: &quot;12-29&quot;, &quot;issue&quot;: &quot;1&quot;, &quot;DOI&quot;: &quot;10.1518/001872001775992462&quot;, &quot;ISBN&quot;: &quot;0018-7208&quot;, &quot;ISSN&quot;: &quot;00187208&quot;, &quot;author&quot;: [{&quot;dropping-particle&quot;: &quot;&quot;, &quot;family&quot;: &quot;Banbury&quot;, &quot;given&quot;: &quot;Simon P.&quot;, &quot;suffix&quot;: &quot;&quot;, &quot;non-dropping-particle&quot;: &quot;&quot;, &quot;parse-names&quot;: false}, {&quot;dropping-particle&quot;: &quot;&quot;, &quot;family&quot;: &quot;Macken&quot;, &quot;given&quot;: &quot;William J.&quot;, &quot;suffix&quot;: &quot;&quot;, &quot;non-dropping-particle&quot;: &quot;&quot;, &quot;parse-names&quot;: false}, {&quot;dropping-particle&quot;: &quot;&quot;, &quot;family&quot;: &quot;Tremblay&quot;, &quot;given&quot;: &quot;S\u00e9bastien&quot;, &quot;suffix&quot;: &quot;&quot;, &quot;non-dropping-particle&quot;: &quot;&quot;, &quot;parse-names&quot;: false}, {&quot;dropping-particle&quot;: &quot;&quot;, &quot;family&quot;: &quot;Jones&quot;, &quot;given&quot;: &quot;Dylan M.&quot;, &quot;suffix&quot;: &quot;&quot;, &quot;non-dropping-particle&quot;: &quot;&quot;, &quot;parse-names&quot;: false}], &quot;container-title&quot;: &quot;Human Factors: The Journal of the Human Factors and Ergonomics Society&quot;, &quot;title&quot;: &quot;Auditory Distraction and Short-Term Memory: Phenomena and Practical Implications&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PMID&quot;: &quot;11474757&quot;, &quot;id&quot;: &quot;ITEM-1&quot;, &quot;issued&quot;: {&quot;date-parts&quot;: [[&quot;2001&quot;]]}}, &quot;id&quot;: &quot;ITEM-1&quot;}], &quot;mendeley&quot;: {&quot;plainTextFormattedCitation&quot;: &quot;(Banbury et al., 2001)&quot;, &quot;previouslyFormattedCitation&quot;: &quot;(Banbury et al., 2001)&quot;, &quot;formattedCitation&quot;: &quot;(Banbury et al., 2001)&quot;}, &quot;properties&quot;: {&quot;noteIndex&quot;: 0}} RNDCytOxTSHmb"/>⁠. Non-musicians, who are not trained to listen and understand <text:span text:style-name="T152">the structure the music,</text:span> process the music holistically <text:change text:change-id="ct140227819567568"/><text:change-start text:change-id="ct140227820815984"/><text:reference-mark-start text:name="ADDIN CSL_CITATION {&quot;schema&quot;: &quot;https://github.com/citation-style-language/schema/raw/master/csl-citation.json&quot;, &quot;citationItems&quot;: [{&quot;uris&quot;: [&quot;http://www.mendeley.com/documents/?uuid=5db27922-dfdc-4e35-b05c-42b20e8fa872&quot;], &quot;itemData&quot;: {&quot;author&quot;: [{&quot;dropping-particle&quot;: &quot;&quot;, &quot;family&quot;: &quot;Bever&quot;, &quot;given&quot;: &quot;Thomas G .&quot;, &quot;suffix&quot;: &quot;&quot;, &quot;non-dropping-particle&quot;: &quot;&quot;, &quot;parse-names&quot;: false}, {&quot;dropping-particle&quot;: &quot;&quot;, &quot;family&quot;: &quot;Chiarello&quot;, &quot;given&quot;: &quot;Robert J .&quot;, &quot;suffix&quot;: &quot;&quot;, &quot;non-dropping-particle&quot;: &quot;&quot;, &quot;parse-names&quot;: false}], &quot;container-title&quot;: &quot;American Association for the Advancement of Science&quot;, &quot;page&quot;: &quot;537-539&quot;, &quot;title&quot;: &quot;Cerebral Dominance in Musicians and Nonmusicians&quot;, &quot;issue&quot;: &quot;4150&quot;, &quot;volume&quot;: &quot;185&quot;, &quot;type&quot;: &quot;article-journal&quot;, &quot;id&quot;: &quot;ITEM-1&quot;, &quot;issued&quot;: {&quot;date-parts&quot;: [[&quot;2016&quot;]]}}, &quot;id&quot;: &quot;ITEM-1&quot;}], &quot;mendeley&quot;: {&quot;plainTextFormattedCitation&quot;: &quot;(Bever &amp; Chiarello, 2016)&quot;, &quot;previouslyFormattedCitation&quot;: &quot;(Bever &amp; Chiarello, 2016)&quot;, &quot;formattedCitation&quot;: &quot;(Bever &amp; Chiarello, 2016)&quot;}, &quot;properties&quot;: {&quot;noteIndex&quot;: 0}} RNDGOlzUQM0mc"/><text:span text:style-name="T7">(Bever &amp; Chiarello, 2016)</text:span><text:change-end text:change-id="ct140227820815984"/><text:reference-mark-end text:name="ADDIN CSL_CITATION {&quot;schema&quot;: &quot;https://github.com/citation-style-language/schema/raw/master/csl-citation.json&quot;, &quot;citationItems&quot;: [{&quot;uris&quot;: [&quot;http://www.mendeley.com/documents/?uuid=5db27922-dfdc-4e35-b05c-42b20e8fa872&quot;], &quot;itemData&quot;: {&quot;author&quot;: [{&quot;dropping-particle&quot;: &quot;&quot;, &quot;family&quot;: &quot;Bever&quot;, &quot;given&quot;: &quot;Thomas G .&quot;, &quot;suffix&quot;: &quot;&quot;, &quot;non-dropping-particle&quot;: &quot;&quot;, &quot;parse-names&quot;: false}, {&quot;dropping-particle&quot;: &quot;&quot;, &quot;family&quot;: &quot;Chiarello&quot;, &quot;given&quot;: &quot;Robert J .&quot;, &quot;suffix&quot;: &quot;&quot;, &quot;non-dropping-particle&quot;: &quot;&quot;, &quot;parse-names&quot;: false}], &quot;container-title&quot;: &quot;American Association for the Advancement of Science&quot;, &quot;page&quot;: &quot;537-539&quot;, &quot;title&quot;: &quot;Cerebral Dominance in Musicians and Nonmusicians&quot;, &quot;issue&quot;: &quot;4150&quot;, &quot;volume&quot;: &quot;185&quot;, &quot;type&quot;: &quot;article-journal&quot;, &quot;id&quot;: &quot;ITEM-1&quot;, &quot;issued&quot;: {&quot;date-parts&quot;: [[&quot;2016&quot;]]}}, &quot;id&quot;: &quot;ITEM-1&quot;}], &quot;mendeley&quot;: {&quot;plainTextFormattedCitation&quot;: &quot;(Bever &amp; Chiarello, 2016)&quot;, &quot;previouslyFormattedCitation&quot;: &quot;(Bever &amp; Chiarello, 2016)&quot;, &quot;formattedCitation&quot;: &quot;(Bever &amp; Chiarello, 2016)&quot;}, &quot;properties&quot;: {&quot;noteIndex&quot;: 0}} RNDGOlzUQM0mc"/>⁠ and are therefore not as affected by <text:span text:style-name="T152">the serial nature of music when concurrently performing a task.</text:span></text:p>
      <text:p text:style-name="P30"><office:annotation><dc:creator>A Sternin</dc:creator><dc:date>2017-04-06T16:26:59</dc:date><loext:sender-initials>AS</loext:sender-initials><text:p text:style-name="P130"><text:span text:style-name="T160">Vague paragraph</text:span></text:p></office:annotation>Another way to explain the differences between musicians and non-musicians is through the <text:span text:style-name="T153">s</text:span>chema <text:span text:style-name="T153">t</text:span>heory of <text:span text:style-name="T153">l</text:span>earning. The term schema was first introduced by <text:change text:change-id="ct140227820804400"/><text:change-start text:change-id="ct140227820802464"/><text:reference-mark-start text:name="ADDIN CSL_CITATION {&quot;schema&quot;: &quot;https://github.com/citation-style-language/schema/raw/master/csl-citation.json&quot;, &quot;citationItems&quot;: [{&quot;uris&quot;: [&quot;http://www.mendeley.com/documents/?uuid=fa3fe697-5b61-451a-bf15-f80e3f84bc9a&quot;, &quot;http://www.mendeley.com/documents/?uuid=778c3502-8d0d-4360-83a9-850243c186a9&quot;], &quot;itemData&quot;: {&quot;volume&quot;: &quot;17&quot;, &quot;page&quot;: &quot;467-467&quot;, &quot;issue&quot;: &quot;6&quot;, &quot;DOI&quot;: &quot;10.1037/h0051916&quot;, &quot;ISBN&quot;: &quot;9780393002027&quot;, &quot;ISSN&quot;: &quot;0095-8891&quot;, &quot;author&quot;: [{&quot;dropping-particle&quot;: &quot;&quot;, &quot;family&quot;: &quot;Piaget&quot;, &quot;given&quot;: &quot;Jean&quot;, &quot;suffix&quot;: &quot;&quot;, &quot;non-dropping-particle&quot;: &quot;&quot;, &quot;parse-names&quot;: false}], &quot;container-title&quot;: &quot;Journal of Consulting Psychology&quot;, &quot;title&quot;: &quot;The origins of intelligence in children.&quot;, &quot;abstract&quot;: &quot;This work, a second edition of which has very kindly been requested, was followed by La Construction du r\u00e9el chez l'enfant and was to have been completed by a study of the genesis of imitation in the child. The latter piece of research, whose publication we have postponed because it is so closely connected with the analysis of play and representational symbolism, appeared in 1945, inserted in a third work, La formation du symbole chez l'enfant. Together these three works form one entity dedicated to the beginnings of intelligence, that is to say, to the various manifestations of sensorimotor intelligence and to the most elementary forms of expression. The theses developed in this volume, which concern in particular the formation of the sensorimotor schemata and the mechanism of mental assimilation, have given rise to much discussion which pleases us and prompts us to thank both our opponents and our sympathizers for their kind interest in our work.&quot;, &quot;type&quot;: &quot;article-journal&quot;, &quot;PMID&quot;: &quot;2161&quot;, &quot;id&quot;: &quot;ITEM-1&quot;, &quot;issued&quot;: {&quot;date-parts&quot;: [[&quot;1952&quot;]]}}, &quot;id&quot;: &quot;ITEM-1&quot;}], &quot;mendeley&quot;: {&quot;plainTextFormattedCitation&quot;: &quot;(Piaget, 1952)&quot;, &quot;previouslyFormattedCitation&quot;: &quot;(Piaget, 1952)&quot;, &quot;manualFormatting&quot;: &quot;Piaget (1953)&quot;, &quot;formattedCitation&quot;: &quot;(Piaget, 1952)&quot;}, &quot;properties&quot;: {&quot;noteIndex&quot;: 0}} RNDJppEgwOPnk"/><text:span text:style-name="T7">Piaget (1953)</text:span><text:change-end text:change-id="ct140227820802464"/><text:reference-mark-end text:name="ADDIN CSL_CITATION {&quot;schema&quot;: &quot;https://github.com/citation-style-language/schema/raw/master/csl-citation.json&quot;, &quot;citationItems&quot;: [{&quot;uris&quot;: [&quot;http://www.mendeley.com/documents/?uuid=fa3fe697-5b61-451a-bf15-f80e3f84bc9a&quot;, &quot;http://www.mendeley.com/documents/?uuid=778c3502-8d0d-4360-83a9-850243c186a9&quot;], &quot;itemData&quot;: {&quot;volume&quot;: &quot;17&quot;, &quot;page&quot;: &quot;467-467&quot;, &quot;issue&quot;: &quot;6&quot;, &quot;DOI&quot;: &quot;10.1037/h0051916&quot;, &quot;ISBN&quot;: &quot;9780393002027&quot;, &quot;ISSN&quot;: &quot;0095-8891&quot;, &quot;author&quot;: [{&quot;dropping-particle&quot;: &quot;&quot;, &quot;family&quot;: &quot;Piaget&quot;, &quot;given&quot;: &quot;Jean&quot;, &quot;suffix&quot;: &quot;&quot;, &quot;non-dropping-particle&quot;: &quot;&quot;, &quot;parse-names&quot;: false}], &quot;container-title&quot;: &quot;Journal of Consulting Psychology&quot;, &quot;title&quot;: &quot;The origins of intelligence in children.&quot;, &quot;abstract&quot;: &quot;This work, a second edition of which has very kindly been requested, was followed by La Construction du r\u00e9el chez l'enfant and was to have been completed by a study of the genesis of imitation in the child. The latter piece of research, whose publication we have postponed because it is so closely connected with the analysis of play and representational symbolism, appeared in 1945, inserted in a third work, La formation du symbole chez l'enfant. Together these three works form one entity dedicated to the beginnings of intelligence, that is to say, to the various manifestations of sensorimotor intelligence and to the most elementary forms of expression. The theses developed in this volume, which concern in particular the formation of the sensorimotor schemata and the mechanism of mental assimilation, have given rise to much discussion which pleases us and prompts us to thank both our opponents and our sympathizers for their kind interest in our work.&quot;, &quot;type&quot;: &quot;article-journal&quot;, &quot;PMID&quot;: &quot;2161&quot;, &quot;id&quot;: &quot;ITEM-1&quot;, &quot;issued&quot;: {&quot;date-parts&quot;: [[&quot;1952&quot;]]}}, &quot;id&quot;: &quot;ITEM-1&quot;}], &quot;mendeley&quot;: {&quot;plainTextFormattedCitation&quot;: &quot;(Piaget, 1952)&quot;, &quot;previouslyFormattedCitation&quot;: &quot;(Piaget, 1952)&quot;, &quot;manualFormatting&quot;: &quot;Piaget (1953)&quot;, &quot;formattedCitation&quot;: &quot;(Piaget, 1952)&quot;}, &quot;properties&quot;: {&quot;noteIndex&quot;: 0}} RNDJppEgwOPnk"/>⁠ and refers to <text:span text:style-name="T128">a way of organizing knowledge about the world around us</text:span>. <text:span text:style-name="T3">Schemas make processing of incoming information more efficient by indexing the relationships between elements and creating connections between the processes required to understand those relationships. The more we are exposed to a stimulus, the stronger the connections and the more efficient the schemas become. Schemas are automatically invoked to process and understand incoming stimuli </text:span><text:change text:change-id="ct140227820780928"/><text:change-start text:change-id="ct140227820771936"/><text:reference-mark-start text:name="ADDIN CSL_CITATION {&quot;schema&quot;: &quot;https://github.com/citation-style-language/schema/raw/master/csl-citation.json&quot;, &quot;citationItems&quot;: [{&quot;uris&quot;: [&quot;http://www.mendeley.com/documents/?uuid=e4f7971d-271a-480e-a067-e3a12ee9e3f5&quot;, &quot;http://www.mendeley.com/documents/?uuid=32a22fcf-6a91-4fbd-b773-56fc59900433&quot;], &quot;itemData&quot;: {&quot;author&quot;: [{&quot;dropping-particle&quot;: &quot;&quot;, &quot;family&quot;: &quot;Anderson&quot;, &quot;given&quot;: &quot;Richard C&quot;, &quot;suffix&quot;: &quot;&quot;, &quot;non-dropping-particle&quot;: &quot;&quot;, &quot;parse-names&quot;: false}], &quot;container-title&quot;: &quot;Learning to read in American schools: Basal readers and content texts&quot;, &quot;type&quot;: &quot;article-journal&quot;, &quot;page&quot;: &quot;243-257&quot;, &quot;publisher&quot;: &quot;Erlbaum Hillsdale, NJ&quot;, &quot;volume&quot;: &quot;29&quot;, &quot;title&quot;: &quot;Role of the reader\u2019s schema in comprehension, learning, and memory&quot;, &quot;id&quot;: &quot;ITEM-1&quot;, &quot;issued&quot;: {&quot;date-parts&quot;: [[&quot;1984&quot;]]}}, &quot;id&quot;: &quot;ITEM-1&quot;}], &quot;mendeley&quot;: {&quot;plainTextFormattedCitation&quot;: &quot;(Anderson, 1984a)&quot;, &quot;previouslyFormattedCitation&quot;: &quot;(Anderson, 1984a)&quot;, &quot;formattedCitation&quot;: &quot;(Anderson, 1984a)&quot;}, &quot;properties&quot;: {&quot;noteIndex&quot;: 0}} RNDXcxZF21rlq"/><text:span text:style-name="T39">(Anderson, 1984a)</text:span><text:change-end text:change-id="ct140227820771936"/><text:reference-mark-end text:name="ADDIN CSL_CITATION {&quot;schema&quot;: &quot;https://github.com/citation-style-language/schema/raw/master/csl-citation.json&quot;, &quot;citationItems&quot;: [{&quot;uris&quot;: [&quot;http://www.mendeley.com/documents/?uuid=e4f7971d-271a-480e-a067-e3a12ee9e3f5&quot;, &quot;http://www.mendeley.com/documents/?uuid=32a22fcf-6a91-4fbd-b773-56fc59900433&quot;], &quot;itemData&quot;: {&quot;author&quot;: [{&quot;dropping-particle&quot;: &quot;&quot;, &quot;family&quot;: &quot;Anderson&quot;, &quot;given&quot;: &quot;Richard C&quot;, &quot;suffix&quot;: &quot;&quot;, &quot;non-dropping-particle&quot;: &quot;&quot;, &quot;parse-names&quot;: false}], &quot;container-title&quot;: &quot;Learning to read in American schools: Basal readers and content texts&quot;, &quot;type&quot;: &quot;article-journal&quot;, &quot;page&quot;: &quot;243-257&quot;, &quot;publisher&quot;: &quot;Erlbaum Hillsdale, NJ&quot;, &quot;volume&quot;: &quot;29&quot;, &quot;title&quot;: &quot;Role of the reader\u2019s schema in comprehension, learning, and memory&quot;, &quot;id&quot;: &quot;ITEM-1&quot;, &quot;issued&quot;: {&quot;date-parts&quot;: [[&quot;1984&quot;]]}}, &quot;id&quot;: &quot;ITEM-1&quot;}], &quot;mendeley&quot;: {&quot;plainTextFormattedCitation&quot;: &quot;(Anderson, 1984a)&quot;, &quot;previouslyFormattedCitation&quot;: &quot;(Anderson, 1984a)&quot;, &quot;formattedCitation&quot;: &quot;(Anderson, 1984a)&quot;}, &quot;properties&quot;: {&quot;noteIndex&quot;: 0}} RNDXcxZF21rlq"/><text:span text:style-name="T3">⁠. Schema theory, when applied to reading words, states that reading involves simultaneous analysis at many different levels: from a phoneme, to syntax, to overall interpretation of a phrase, to following the overarching </text:span><text:soft-page-break/><text:span text:style-name="T3">story </text:span><text:change text:change-id="ct140227820812064"/><text:change-start text:change-id="ct140227820820800"/><text:reference-mark-start text:name="ADDIN CSL_CITATION {&quot;schema&quot;: &quot;https://github.com/citation-style-language/schema/raw/master/csl-citation.json&quot;, &quot;citationItems&quot;: [{&quot;uris&quot;: [&quot;http://www.mendeley.com/documents/?uuid=32a22fcf-6a91-4fbd-b773-56fc59900433&quot;], &quot;itemData&quot;: {&quot;author&quot;: [{&quot;dropping-particle&quot;: &quot;&quot;, &quot;family&quot;: &quot;Anderson&quot;, &quot;given&quot;: &quot;Richard C&quot;, &quot;suffix&quot;: &quot;&quot;, &quot;non-dropping-particle&quot;: &quot;&quot;, &quot;parse-names&quot;: false}], &quot;container-title&quot;: &quot;Learning to read in American schools: Basal readers and content texts&quot;, &quot;type&quot;: &quot;article-journal&quot;, &quot;page&quot;: &quot;243-257&quot;, &quot;publisher&quot;: &quot;Erlbaum Hillsdale, NJ&quot;, &quot;volume&quot;: &quot;29&quot;, &quot;title&quot;: &quot;Role of the reader\u2019s schema in comprehension, learning, and memory&quot;, &quot;note&quot;: &quot;NULL&quot;, &quot;id&quot;: &quot;ITEM-1&quot;, &quot;issued&quot;: {&quot;date-parts&quot;: [[&quot;1984&quot;]]}}, &quot;id&quot;: &quot;ITEM-1&quot;}], &quot;mendeley&quot;: {&quot;plainTextFormattedCitation&quot;: &quot;(Anderson, 1984b)&quot;, &quot;previouslyFormattedCitation&quot;: &quot;(Anderson, 1984b)&quot;, &quot;formattedCitation&quot;: &quot;(Anderson, 1984b)&quot;}, &quot;properties&quot;: {&quot;noteIndex&quot;: 0}} RND6bai1yo0oY"/><text:span text:style-name="T39">(Anderson, 1984b)</text:span><text:change-end text:change-id="ct140227820820800"/><text:reference-mark-end text:name="ADDIN CSL_CITATION {&quot;schema&quot;: &quot;https://github.com/citation-style-language/schema/raw/master/csl-citation.json&quot;, &quot;citationItems&quot;: [{&quot;uris&quot;: [&quot;http://www.mendeley.com/documents/?uuid=32a22fcf-6a91-4fbd-b773-56fc59900433&quot;], &quot;itemData&quot;: {&quot;author&quot;: [{&quot;dropping-particle&quot;: &quot;&quot;, &quot;family&quot;: &quot;Anderson&quot;, &quot;given&quot;: &quot;Richard C&quot;, &quot;suffix&quot;: &quot;&quot;, &quot;non-dropping-particle&quot;: &quot;&quot;, &quot;parse-names&quot;: false}], &quot;container-title&quot;: &quot;Learning to read in American schools: Basal readers and content texts&quot;, &quot;type&quot;: &quot;article-journal&quot;, &quot;page&quot;: &quot;243-257&quot;, &quot;publisher&quot;: &quot;Erlbaum Hillsdale, NJ&quot;, &quot;volume&quot;: &quot;29&quot;, &quot;title&quot;: &quot;Role of the reader\u2019s schema in comprehension, learning, and memory&quot;, &quot;note&quot;: &quot;NULL&quot;, &quot;id&quot;: &quot;ITEM-1&quot;, &quot;issued&quot;: {&quot;date-parts&quot;: [[&quot;1984&quot;]]}}, &quot;id&quot;: &quot;ITEM-1&quot;}], &quot;mendeley&quot;: {&quot;plainTextFormattedCitation&quot;: &quot;(Anderson, 1984b)&quot;, &quot;previouslyFormattedCitation&quot;: &quot;(Anderson, 1984b)&quot;, &quot;formattedCitation&quot;: &quot;(Anderson, 1984b)&quot;}, &quot;properties&quot;: {&quot;noteIndex&quot;: 0}} RND6bai1yo0oY"/><text:span text:style-name="T3">. Music, like a book, contains many different levels of information: rhythm, timbre, tone semantics, etc. </text:span><text:change text:change-id="ct140227820785696"/><text:change-start text:change-id="ct140227820893184"/><text:reference-mark-start text:name="ADDIN CSL_CITATION {&quot;schema&quot;: &quot;https://github.com/citation-style-language/schema/raw/master/csl-citation.json&quot;, &quot;citationItems&quot;: [{&quot;uris&quot;: [&quot;http://www.mendeley.com/documents/?uuid=9d84ed40-953c-4eea-9779-27e78ac2997e&quot;], &quot;itemData&quot;: {&quot;author&quot;: [{&quot;dropping-particle&quot;: &quot;&quot;, &quot;family&quot;: &quot;Leman&quot;, &quot;given&quot;: &quot;Marc&quot;, &quot;suffix&quot;: &quot;&quot;, &quot;non-dropping-particle&quot;: &quot;&quot;, &quot;parse-names&quot;: false}], &quot;type&quot;: &quot;book&quot;, &quot;number-of-pages&quot;: &quot;61-70&quot;, &quot;publisher&quot;: &quot;Springer Science &amp; Business Media&quot;, &quot;volume&quot;: &quot;31&quot;, &quot;title&quot;: &quot;Music and schema theory: Cognitive foundations of systematic musicology&quot;, &quot;note&quot;: &quot;NULL&quot;, &quot;id&quot;: &quot;ITEM-1&quot;, &quot;ISBN&quot;: &quot;3642852130&quot;, &quot;issued&quot;: {&quot;date-parts&quot;: [[&quot;2012&quot;]]}}, &quot;id&quot;: &quot;ITEM-1&quot;}], &quot;mendeley&quot;: {&quot;plainTextFormattedCitation&quot;: &quot;(Leman, 2012)&quot;, &quot;previouslyFormattedCitation&quot;: &quot;(Leman, 2012)&quot;, &quot;formattedCitation&quot;: &quot;(Leman, 2012)&quot;}, &quot;properties&quot;: {&quot;noteIndex&quot;: 0}} RNDFJSwK83XvP"/><text:span text:style-name="T39">(Leman, 2012)</text:span><text:change-end text:change-id="ct140227820893184"/><text:reference-mark-end text:name="ADDIN CSL_CITATION {&quot;schema&quot;: &quot;https://github.com/citation-style-language/schema/raw/master/csl-citation.json&quot;, &quot;citationItems&quot;: [{&quot;uris&quot;: [&quot;http://www.mendeley.com/documents/?uuid=9d84ed40-953c-4eea-9779-27e78ac2997e&quot;], &quot;itemData&quot;: {&quot;author&quot;: [{&quot;dropping-particle&quot;: &quot;&quot;, &quot;family&quot;: &quot;Leman&quot;, &quot;given&quot;: &quot;Marc&quot;, &quot;suffix&quot;: &quot;&quot;, &quot;non-dropping-particle&quot;: &quot;&quot;, &quot;parse-names&quot;: false}], &quot;type&quot;: &quot;book&quot;, &quot;number-of-pages&quot;: &quot;61-70&quot;, &quot;publisher&quot;: &quot;Springer Science &amp; Business Media&quot;, &quot;volume&quot;: &quot;31&quot;, &quot;title&quot;: &quot;Music and schema theory: Cognitive foundations of systematic musicology&quot;, &quot;note&quot;: &quot;NULL&quot;, &quot;id&quot;: &quot;ITEM-1&quot;, &quot;ISBN&quot;: &quot;3642852130&quot;, &quot;issued&quot;: {&quot;date-parts&quot;: [[&quot;2012&quot;]]}}, &quot;id&quot;: &quot;ITEM-1&quot;}], &quot;mendeley&quot;: {&quot;plainTextFormattedCitation&quot;: &quot;(Leman, 2012)&quot;, &quot;previouslyFormattedCitation&quot;: &quot;(Leman, 2012)&quot;, &quot;formattedCitation&quot;: &quot;(Leman, 2012)&quot;}, &quot;properties&quot;: {&quot;noteIndex&quot;: 0}} RNDFJSwK83XvP"/><text:span text:style-name="T3">⁠. Musicians are trained to listen and process music in a way that allows them to understand this information. Their schemas for processing music are efficient and well-formed, especially the schemas for the music of their primary instrument. </text:span><text:change text:change-id="ct140227820818816"/><text:change text:change-id="ct140227820818512"/><text:span text:style-name="T3">Due to the similarity between the structure of reading materials and a music piece, the cognitive processes used to understand the music </text:span><text:change-start text:change-id="ct140227819629632"/><text:span text:style-name="T3">(working memory, short term memor</text:span><text:change-end text:change-id="ct140227819629632"/><text:change-start text:change-id="ct140227819874656"/><text:span text:style-name="T3">y, contextual comprehension etc.) </text:span><text:change-end text:change-id="ct140227819874656"/><text:span text:style-name="T3">may be similar in nature to those used during reading</text:span><text:change text:change-id="ct140227819874960"/><text:change text:change-id="ct140227819842208"/><text:change text:change-id="ct140227819804720"/><text:span text:style-name="T3"> </text:span><text:change text:change-id="ct140227819820320"/><text:change-start text:change-id="ct140227819844176"/><text:reference-mark-start text:name="ADDIN CSL_CITATION {&quot;schema&quot;: &quot;https://github.com/citation-style-language/schema/raw/master/csl-citation.json&quot;, &quot;citationItems&quot;: [{&quot;uris&quot;: [&quot;http://www.mendeley.com/documents/?uuid=56965fa4-f881-4ed3-b959-33c77662af75&quot;], &quot;itemData&quot;: {&quot;volume&quot;: &quot;15&quot;, &quot;page&quot;: &quot;485-493&quot;, &quot;issue&quot;: &quot;8&quot;, &quot;DOI&quot;: &quot;10.1177/002221948201500809&quot;, &quot;note&quot;: &quot;NULL&quot;, &quot;ISBN&quot;: &quot;00222194&quot;, &quot;ISSN&quot;: &quot;0022-2194&quot;, &quot;author&quot;: [{&quot;dropping-particle&quot;: &quot;&quot;, &quot;family&quot;: &quot;Stanovich&quot;, &quot;given&quot;: &quot;K. E.&quot;, &quot;suffix&quot;: &quot;&quot;, &quot;non-dropping-particle&quot;: &quot;&quot;, &quot;parse-names&quot;: false}], &quot;container-title&quot;: &quot;Journal of Learning Disabilities&quot;, &quot;title&quot;: &quot;Individual Differences in the Cognitive Processes of Reading: I. Word Decoding&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type&quot;: &quot;article-journal&quot;, &quot;id&quot;: &quot;ITEM-1&quot;, &quot;issued&quot;: {&quot;date-parts&quot;: [[&quot;1982&quot;, &quot;10&quot;, &quot;1&quot;]]}}, &quot;id&quot;: &quot;ITEM-1&quot;}, {&quot;uris&quot;: [&quot;http://www.mendeley.com/documents/?uuid=e409a59c-9d45-4be0-bd98-2e005e4a0f51&quot;], &quot;itemData&quot;: {&quot;volume&quot;: &quot;15&quot;, &quot;page&quot;: &quot;549-554&quot;, &quot;issue&quot;: &quot;9&quot;, &quot;DOI&quot;: &quot;10.1177/002221948201500908&quot;, &quot;note&quot;: &quot;NULL&quot;, &quot;ISBN&quot;: &quot;00222194&quot;, &quot;ISSN&quot;: &quot;0022-2194&quot;, &quot;author&quot;: [{&quot;dropping-particle&quot;: &quot;&quot;, &quot;family&quot;: &quot;Stanovich&quot;, &quot;given&quot;: &quot;K. E.&quot;, &quot;suffix&quot;: &quot;&quot;, &quot;non-dropping-particle&quot;: &quot;&quot;, &quot;parse-names&quot;: false}], &quot;container-title&quot;: &quot;Journal of Learning Disabilities&quot;, &quot;title&quot;: &quot;Individual differences in the cognitive processes of reading: II. Text-level processes&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type&quot;: &quot;article-journal&quot;, &quot;id&quot;: &quot;ITEM-2&quot;, &quot;issued&quot;: {&quot;date-parts&quot;: [[&quot;1982&quot;]]}}, &quot;id&quot;: &quot;ITEM-2&quot;}, {&quot;uris&quot;: [&quot;http://www.mendeley.com/documents/?uuid=0ba559d6-35d2-4b85-a325-c4bc7c17968b&quot;], &quot;itemData&quot;: {&quot;volume&quot;: &quot;24&quot;, &quot;page&quot;: &quot;119-131&quot;, &quot;DOI&quot;: &quot;10.1016/0749-596X(85)90019-1&quot;, &quot;issue&quot;: &quot;1&quot;, &quot;note&quot;: &quot;NULL&quot;, &quot;ISSN&quot;: &quot;0749596X&quot;, &quot;author&quot;: [{&quot;dropping-particle&quot;: &quot;&quot;, &quot;family&quot;: &quot;Baddeley&quot;, &quot;given&quot;: &quot;Alan&quot;, &quot;suffix&quot;: &quot;&quot;, &quot;non-dropping-particle&quot;: &quot;&quot;, &quot;parse-names&quot;: false}, {&quot;dropping-particle&quot;: &quot;&quot;, &quot;family&quot;: &quot;Logie&quot;, &quot;given&quot;: &quot;Robert&quot;, &quot;suffix&quot;: &quot;&quot;, &quot;non-dropping-particle&quot;: &quot;&quot;, &quot;parse-names&quot;: false}, {&quot;dropping-particle&quot;: &quot;&quot;, &quot;family&quot;: &quot;Nimmo-Smith&quot;, &quot;given&quot;: &quot;Ian&quot;, &quot;suffix&quot;: &quot;&quot;, &quot;non-dropping-particle&quot;: &quot;&quot;, &quot;parse-names&quot;: false}, {&quot;dropping-particle&quot;: &quot;&quot;, &quot;family&quot;: &quot;Brereton&quot;, &quot;given&quot;: &quot;Neil&quot;, &quot;suffix&quot;: &quot;&quot;, &quot;non-dropping-particle&quot;: &quot;&quot;, &quot;parse-names&quot;: false}], &quot;container-title&quot;: &quot;Journal of Memory and Language&quot;, &quot;title&quot;: &quot;Components of fluent reading&quot;, &quot;type&quot;: &quot;article-journal&quot;, &quot;id&quot;: &quot;ITEM-3&quot;, &quot;issued&quot;: {&quot;date-parts&quot;: [[&quot;1985&quot;, &quot;2&quot;]]}}, &quot;id&quot;: &quot;ITEM-3&quot;}], &quot;mendeley&quot;: {&quot;plainTextFormattedCitation&quot;: &quot;(Baddeley, Logie, Nimmo-Smith, &amp; Brereton, 1985; Stanovich, 1982a, 1982b)&quot;, &quot;previouslyFormattedCitation&quot;: &quot;(Baddeley, Logie, Nimmo-Smith, &amp; Brereton, 1985; Stanovich, 1982a, 1982b)&quot;, &quot;formattedCitation&quot;: &quot;(Baddeley, Logie, Nimmo-Smith, &amp; Brereton, 1985; Stanovich, 1982a, 1982b)&quot;}, &quot;properties&quot;: {&quot;noteIndex&quot;: 0}} RNDrMw1kydXo2"/><text:span text:style-name="T39">(Baddeley, Logie, Nimmo-Smith, &amp; Brereton, 1985; Stanovich, 1982a, 1982b)</text:span><text:change-end text:change-id="ct140227819844176"/><text:reference-mark-end text:name="ADDIN CSL_CITATION {&quot;schema&quot;: &quot;https://github.com/citation-style-language/schema/raw/master/csl-citation.json&quot;, &quot;citationItems&quot;: [{&quot;uris&quot;: [&quot;http://www.mendeley.com/documents/?uuid=56965fa4-f881-4ed3-b959-33c77662af75&quot;], &quot;itemData&quot;: {&quot;volume&quot;: &quot;15&quot;, &quot;page&quot;: &quot;485-493&quot;, &quot;issue&quot;: &quot;8&quot;, &quot;DOI&quot;: &quot;10.1177/002221948201500809&quot;, &quot;note&quot;: &quot;NULL&quot;, &quot;ISBN&quot;: &quot;00222194&quot;, &quot;ISSN&quot;: &quot;0022-2194&quot;, &quot;author&quot;: [{&quot;dropping-particle&quot;: &quot;&quot;, &quot;family&quot;: &quot;Stanovich&quot;, &quot;given&quot;: &quot;K. E.&quot;, &quot;suffix&quot;: &quot;&quot;, &quot;non-dropping-particle&quot;: &quot;&quot;, &quot;parse-names&quot;: false}], &quot;container-title&quot;: &quot;Journal of Learning Disabilities&quot;, &quot;title&quot;: &quot;Individual Differences in the Cognitive Processes of Reading: I. Word Decoding&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type&quot;: &quot;article-journal&quot;, &quot;id&quot;: &quot;ITEM-1&quot;, &quot;issued&quot;: {&quot;date-parts&quot;: [[&quot;1982&quot;, &quot;10&quot;, &quot;1&quot;]]}}, &quot;id&quot;: &quot;ITEM-1&quot;}, {&quot;uris&quot;: [&quot;http://www.mendeley.com/documents/?uuid=e409a59c-9d45-4be0-bd98-2e005e4a0f51&quot;], &quot;itemData&quot;: {&quot;volume&quot;: &quot;15&quot;, &quot;page&quot;: &quot;549-554&quot;, &quot;issue&quot;: &quot;9&quot;, &quot;DOI&quot;: &quot;10.1177/002221948201500908&quot;, &quot;note&quot;: &quot;NULL&quot;, &quot;ISBN&quot;: &quot;00222194&quot;, &quot;ISSN&quot;: &quot;0022-2194&quot;, &quot;author&quot;: [{&quot;dropping-particle&quot;: &quot;&quot;, &quot;family&quot;: &quot;Stanovich&quot;, &quot;given&quot;: &quot;K. E.&quot;, &quot;suffix&quot;: &quot;&quot;, &quot;non-dropping-particle&quot;: &quot;&quot;, &quot;parse-names&quot;: false}], &quot;container-title&quot;: &quot;Journal of Learning Disabilities&quot;, &quot;title&quot;: &quot;Individual differences in the cognitive processes of reading: II. Text-level processes&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type&quot;: &quot;article-journal&quot;, &quot;id&quot;: &quot;ITEM-2&quot;, &quot;issued&quot;: {&quot;date-parts&quot;: [[&quot;1982&quot;]]}}, &quot;id&quot;: &quot;ITEM-2&quot;}, {&quot;uris&quot;: [&quot;http://www.mendeley.com/documents/?uuid=0ba559d6-35d2-4b85-a325-c4bc7c17968b&quot;], &quot;itemData&quot;: {&quot;volume&quot;: &quot;24&quot;, &quot;page&quot;: &quot;119-131&quot;, &quot;DOI&quot;: &quot;10.1016/0749-596X(85)90019-1&quot;, &quot;issue&quot;: &quot;1&quot;, &quot;note&quot;: &quot;NULL&quot;, &quot;ISSN&quot;: &quot;0749596X&quot;, &quot;author&quot;: [{&quot;dropping-particle&quot;: &quot;&quot;, &quot;family&quot;: &quot;Baddeley&quot;, &quot;given&quot;: &quot;Alan&quot;, &quot;suffix&quot;: &quot;&quot;, &quot;non-dropping-particle&quot;: &quot;&quot;, &quot;parse-names&quot;: false}, {&quot;dropping-particle&quot;: &quot;&quot;, &quot;family&quot;: &quot;Logie&quot;, &quot;given&quot;: &quot;Robert&quot;, &quot;suffix&quot;: &quot;&quot;, &quot;non-dropping-particle&quot;: &quot;&quot;, &quot;parse-names&quot;: false}, {&quot;dropping-particle&quot;: &quot;&quot;, &quot;family&quot;: &quot;Nimmo-Smith&quot;, &quot;given&quot;: &quot;Ian&quot;, &quot;suffix&quot;: &quot;&quot;, &quot;non-dropping-particle&quot;: &quot;&quot;, &quot;parse-names&quot;: false}, {&quot;dropping-particle&quot;: &quot;&quot;, &quot;family&quot;: &quot;Brereton&quot;, &quot;given&quot;: &quot;Neil&quot;, &quot;suffix&quot;: &quot;&quot;, &quot;non-dropping-particle&quot;: &quot;&quot;, &quot;parse-names&quot;: false}], &quot;container-title&quot;: &quot;Journal of Memory and Language&quot;, &quot;title&quot;: &quot;Components of fluent reading&quot;, &quot;type&quot;: &quot;article-journal&quot;, &quot;id&quot;: &quot;ITEM-3&quot;, &quot;issued&quot;: {&quot;date-parts&quot;: [[&quot;1985&quot;, &quot;2&quot;]]}}, &quot;id&quot;: &quot;ITEM-3&quot;}], &quot;mendeley&quot;: {&quot;plainTextFormattedCitation&quot;: &quot;(Baddeley, Logie, Nimmo-Smith, &amp; Brereton, 1985; Stanovich, 1982a, 1982b)&quot;, &quot;previouslyFormattedCitation&quot;: &quot;(Baddeley, Logie, Nimmo-Smith, &amp; Brereton, 1985; Stanovich, 1982a, 1982b)&quot;, &quot;formattedCitation&quot;: &quot;(Baddeley, Logie, Nimmo-Smith, &amp; Brereton, 1985; Stanovich, 1982a, 1982b)&quot;}, &quot;properties&quot;: {&quot;noteIndex&quot;: 0}} RNDrMw1kydXo2"/><text:span text:style-name="T3">⁠. </text:span></text:p>
      <text:p text:style-name="P31"><text:span text:style-name="T3">The similarity between the cognitive processes involved in music listening and a task like reading may be the reason that musicians are more affected by background music during cognitively demanding tasks. The schema for processing music, which is automatically invoked, is in competition with the schema invoked for the cognitive task that the musician is trying to complete. Non-musicians, who do not have such strong schemas for processing music, do not have</text:span><text:change text:change-id="ct140227820802176"/><text:change-start text:change-id="ct140227768661712"/><text:span text:style-name="T3"> as much overlap between schemas,</text:span><text:change-end text:change-id="ct140227768661712"/><text:span text:style-name="T3"> and therefore perform better on the task. A musician’s schemas are in conflict in the demand for resources, and this interferes with task performance. The stronger the schema for the music, the more attentional resources are diverted from the task. T</text:span><text:span text:style-name="T3"><office:annotation><dc:creator>A Sternin</dc:creator><dc:date>2017-04-06T16:28:56</dc:date><loext:sender-initials>AS</loext:sender-initials><text:p text:style-name="P130"><text:span text:style-name="T160">Any other explanations?</text:span></text:p></office:annotation></text:span><text:span text:style-name="T3">his interpretation explains why musicians perform worse on a task when the background music features their primary instrument </text:span><text:change text:change-id="ct140227813535344"/><text:change-start text:change-id="ct140227813541552"/><text:reference-mark-start text:name="ADDIN CSL_CITATION {&quot;schema&quot;: &quot;https://github.com/citation-style-language/schema/raw/master/csl-citation.json&quot;, &quot;citationItems&quot;: [{&quot;uris&quot;: [&quot;http://www.mendeley.com/documents/?uuid=aee03297-3c8e-44ca-bb60-fbd39c318854&quot;], &quot;itemData&quot;: {&quot;volume&quot;: &quot;44&quot;, &quot;page&quot;: &quot;1202-1208&quot;, &quot;issue&quot;: &quot;5&quot;, &quot;DOI&quot;: &quot;10.1177/0305735615592265&quot;, &quot;note&quot;: &quot;NULL&quot;, &quot;ISBN&quot;: &quot;1532-8759&quot;, &quot;ISSN&quot;: &quot;0305-7356&quot;, &quot;author&quot;: [{&quot;dropping-particle&quot;: &quot;&quot;, &quot;family&quot;: &quot;Yang&quot;, &quot;given&quot;: &quot;J.&quot;, &quot;suffix&quot;: &quot;&quot;, &quot;non-dropping-particle&quot;: &quot;&quot;, &quot;parse-names&quot;: false}, {&quot;dropping-particle&quot;: &quot;&quot;, &quot;family&quot;: &quot;McClelland&quot;, &quot;given&quot;: &quot;A.&quot;, &quot;suffix&quot;: &quot;&quot;, &quot;non-dropping-particle&quot;: &quot;&quot;, &quot;parse-names&quot;: false}, {&quot;dropping-particle&quot;: &quot;&quot;, &quot;family&quot;: &quot;Furnham&quot;, &quot;given&quot;: &quot;A.&quot;, &quot;suffix&quot;: &quot;&quot;, &quot;non-dropping-particle&quot;: &quot;&quot;, &quot;parse-names&quot;: false}], &quot;container-title&quot;: &quot;Psychology of Music&quot;, &quot;title&quot;: &quot;The effect of background music on the cognitive performance of musicians: A pilot study&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type&quot;: &quot;article-journal&quot;, &quot;id&quot;: &quot;ITEM-1&quot;, &quot;issued&quot;: {&quot;date-parts&quot;: [[&quot;2016&quot;, &quot;9&quot;, &quot;1&quot;]]}}, &quot;id&quot;: &quot;ITEM-1&quot;}], &quot;mendeley&quot;: {&quot;plainTextFormattedCitation&quot;: &quot;(Yang et al., 2016)&quot;, &quot;previouslyFormattedCitation&quot;: &quot;(Yang et al., 2016)&quot;, &quot;formattedCitation&quot;: &quot;(Yang et al., 2016)&quot;}, &quot;properties&quot;: {&quot;noteIndex&quot;: 0}} RNDao83zMgued"/><text:span text:style-name="T39">(Yang et al., 2016)</text:span><text:change-end text:change-id="ct140227813541552"/><text:reference-mark-end text:name="ADDIN CSL_CITATION {&quot;schema&quot;: &quot;https://github.com/citation-style-language/schema/raw/master/csl-citation.json&quot;, &quot;citationItems&quot;: [{&quot;uris&quot;: [&quot;http://www.mendeley.com/documents/?uuid=aee03297-3c8e-44ca-bb60-fbd39c318854&quot;], &quot;itemData&quot;: {&quot;volume&quot;: &quot;44&quot;, &quot;page&quot;: &quot;1202-1208&quot;, &quot;issue&quot;: &quot;5&quot;, &quot;DOI&quot;: &quot;10.1177/0305735615592265&quot;, &quot;note&quot;: &quot;NULL&quot;, &quot;ISBN&quot;: &quot;1532-8759&quot;, &quot;ISSN&quot;: &quot;0305-7356&quot;, &quot;author&quot;: [{&quot;dropping-particle&quot;: &quot;&quot;, &quot;family&quot;: &quot;Yang&quot;, &quot;given&quot;: &quot;J.&quot;, &quot;suffix&quot;: &quot;&quot;, &quot;non-dropping-particle&quot;: &quot;&quot;, &quot;parse-names&quot;: false}, {&quot;dropping-particle&quot;: &quot;&quot;, &quot;family&quot;: &quot;McClelland&quot;, &quot;given&quot;: &quot;A.&quot;, &quot;suffix&quot;: &quot;&quot;, &quot;non-dropping-particle&quot;: &quot;&quot;, &quot;parse-names&quot;: false}, {&quot;dropping-particle&quot;: &quot;&quot;, &quot;family&quot;: &quot;Furnham&quot;, &quot;given&quot;: &quot;A.&quot;, &quot;suffix&quot;: &quot;&quot;, &quot;non-dropping-particle&quot;: &quot;&quot;, &quot;parse-names&quot;: false}], &quot;container-title&quot;: &quot;Psychology of Music&quot;, &quot;title&quot;: &quot;The effect of background music on the cognitive performance of musicians: A pilot study&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type&quot;: &quot;article-journal&quot;, &quot;id&quot;: &quot;ITEM-1&quot;, &quot;issued&quot;: {&quot;date-parts&quot;: [[&quot;2016&quot;, &quot;9&quot;, &quot;1&quot;]]}}, &quot;id&quot;: &quot;ITEM-1&quot;}], &quot;mendeley&quot;: {&quot;plainTextFormattedCitation&quot;: &quot;(Yang et al., 2016)&quot;, &quot;previouslyFormattedCitation&quot;: &quot;(Yang et al., 2016)&quot;, &quot;formattedCitation&quot;: &quot;(Yang et al., 2016)&quot;}, &quot;properties&quot;: {&quot;noteIndex&quot;: 0}} RNDao83zMgued"/><text:span text:style-name="T3">⁠</text:span><text:change text:change-id="ct140227813548160"/><text:change-start text:change-id="ct140227813549280"/><text:span text:style-name="T3">.</text:span><text:change-end text:change-id="ct140227813549280"/></text:p>
      <text:p text:style-name="P34">Age Groups<text:change text:change-id="ct140227813549504"/><text:change-start text:change-id="ct140227813534896"/> <text:change-end text:change-id="ct140227813534896"/></text:p>
      <text:p text:style-name="P35"><text:change text:change-id="ct140227771088928"/><text:change text:change-id="ct140227771083968"/><text:change text:change-id="ct140227819568240"/><text:change-start text:change-id="ct140227771089312"/><text:span text:style-name="T4">Research into the </text:span><text:change-end text:change-id="ct140227771089312"/><text:span text:style-name="T4">effects</text:span><text:change-start text:change-id="ct140227771118304"/><text:span text:style-name="T4"> of music</text:span><text:change-end text:change-id="ct140227771118304"/><text:span text:style-name="T4"> in</text:span> <text:span text:style-name="T4">school-aged children</text:span><text:change text:change-id="ct140227771115552"/><text:change-start text:change-id="ct140227771121184"/><text:span text:style-name="T4"> have shown that</text:span><text:change-end text:change-id="ct140227771121184"/><text:change text:change-id="ct140227771121456"/> calming music led to better performance on arithmetic and memory tasks in 10 and 11 year olds <text:change text:change-id="ct140227771117504"/><text:change-start text:change-id="ct140227771123584"/><text:reference-mark-start text:name="ADDIN CSL_CITATION {&quot;schema&quot;: &quot;https://github.com/citation-style-language/schema/raw/master/csl-citation.json&quot;, &quot;citationItems&quot;: [{&quot;uris&quot;: [&quot;http://www.mendeley.com/documents/?uuid=75e478ac-3f89-406d-9d5e-6a46ae063ac9&quot;], &quot;itemData&quot;: {&quot;volume&quot;: &quot;28&quot;, &quot;page&quot;: &quot;111-122&quot;, &quot;issue&quot;: &quot;2&quot;, &quot;DOI&quot;: &quot;10.1080/03055690220124551&quot;, &quot;ISSN&quot;: &quot;0305-5698&quot;, &quot;author&quot;: [{&quot;dropping-particle&quot;: &quot;&quot;, &quot;family&quot;: &quot;Hallam&quot;, &quot;given&quot;: &quot;Susan&quot;, &quot;suffix&quot;: &quot;&quot;, &quot;non-dropping-particle&quot;: &quot;&quot;, &quot;parse-names&quot;: false}, {&quot;dropping-particle&quot;: &quot;&quot;, &quot;family&quot;: &quot;Price&quot;, &quot;given&quot;: &quot;John&quot;, &quot;suffix&quot;: &quot;&quot;, &quot;non-dropping-particle&quot;: &quot;&quot;, &quot;parse-names&quot;: false}, {&quot;dropping-particle&quot;: &quot;&quot;, &quot;family&quot;: &quot;Katsarou&quot;, &quot;given&quot;: &quot;Georgia&quot;, &quot;suffix&quot;: &quot;&quot;, &quot;non-dropping-particle&quot;: &quot;&quot;, &quot;parse-names&quot;: false}], &quot;container-title&quot;: &quot;Educational Studies&quot;, &quot;title&quot;: &quot;The Effects of Background Music on Primary School Pupils' Task Performance&quot;, &quot;abstract&quot;: &quot;Research on the effects of background music has a long history. Early work was not embedded within a theoretical framework, was often poorly conceptualised and produced equivocal findings. This paper reports two studies exploring the effects of music, perceived to be calming and relaxing, on performance in arithmetic and on a memory task in children aged 10\u201312. The calming music led to better performance on both tasks when compared with a no-music condition. Music perceived as arousing, aggressive and unpleasant disrupted perform- ance on the memory task and led to a lower level of reported altruistic behaviour by the children. This suggests that the effects of music on task performance are mediated by arousal and mood rather than affecting cognition directly. The findings are discussed in relation to possible practical applications in the primary school and the home.&quot;, &quot;type&quot;: &quot;article-journal&quot;, &quot;id&quot;: &quot;ITEM-1&quot;, &quot;issued&quot;: {&quot;date-parts&quot;: [[&quot;2002&quot;, &quot;6&quot;]]}}, &quot;id&quot;: &quot;ITEM-1&quot;}], &quot;mendeley&quot;: {&quot;plainTextFormattedCitation&quot;: &quot;(Hallam, Price, &amp; Katsarou, 2002)&quot;, &quot;previouslyFormattedCitation&quot;: &quot;(Hallam, Price, &amp; Katsarou, 2002)&quot;, &quot;formattedCitation&quot;: &quot;(Hallam, Price, &amp; Katsarou, 2002)&quot;}, &quot;properties&quot;: {&quot;noteIndex&quot;: 0}} RNDYOuhzAPPsX"/><text:span text:style-name="T7">(Hallam, Price, &amp; Katsarou, 2002)</text:span><text:change-end text:change-id="ct140227771123584"/><text:reference-mark-end text:name="ADDIN CSL_CITATION {&quot;schema&quot;: &quot;https://github.com/citation-style-language/schema/raw/master/csl-citation.json&quot;, &quot;citationItems&quot;: [{&quot;uris&quot;: [&quot;http://www.mendeley.com/documents/?uuid=75e478ac-3f89-406d-9d5e-6a46ae063ac9&quot;], &quot;itemData&quot;: {&quot;volume&quot;: &quot;28&quot;, &quot;page&quot;: &quot;111-122&quot;, &quot;issue&quot;: &quot;2&quot;, &quot;DOI&quot;: &quot;10.1080/03055690220124551&quot;, &quot;ISSN&quot;: &quot;0305-5698&quot;, &quot;author&quot;: [{&quot;dropping-particle&quot;: &quot;&quot;, &quot;family&quot;: &quot;Hallam&quot;, &quot;given&quot;: &quot;Susan&quot;, &quot;suffix&quot;: &quot;&quot;, &quot;non-dropping-particle&quot;: &quot;&quot;, &quot;parse-names&quot;: false}, {&quot;dropping-particle&quot;: &quot;&quot;, &quot;family&quot;: &quot;Price&quot;, &quot;given&quot;: &quot;John&quot;, &quot;suffix&quot;: &quot;&quot;, &quot;non-dropping-particle&quot;: &quot;&quot;, &quot;parse-names&quot;: false}, {&quot;dropping-particle&quot;: &quot;&quot;, &quot;family&quot;: &quot;Katsarou&quot;, &quot;given&quot;: &quot;Georgia&quot;, &quot;suffix&quot;: &quot;&quot;, &quot;non-dropping-particle&quot;: &quot;&quot;, &quot;parse-names&quot;: false}], &quot;container-title&quot;: &quot;Educational Studies&quot;, &quot;title&quot;: &quot;The Effects of Background Music on Primary School Pupils' Task Performance&quot;, &quot;abstract&quot;: &quot;Research on the effects of background music has a long history. Early work was not embedded within a theoretical framework, was often poorly conceptualised and produced equivocal findings. This paper reports two studies exploring the effects of music, perceived to be calming and relaxing, on performance in arithmetic and on a memory task in children aged 10\u201312. The calming music led to better performance on both tasks when compared with a no-music condition. Music perceived as arousing, aggressive and unpleasant disrupted perform- ance on the memory task and led to a lower level of reported altruistic behaviour by the children. This suggests that the effects of music on task performance are mediated by arousal and mood rather than affecting cognition directly. The findings are discussed in relation to possible practical applications in the primary school and the home.&quot;, &quot;type&quot;: &quot;article-journal&quot;, &quot;id&quot;: &quot;ITEM-1&quot;, &quot;issued&quot;: {&quot;date-parts&quot;: [[&quot;2002&quot;, &quot;6&quot;]]}}, &quot;id&quot;: &quot;ITEM-1&quot;}], &quot;mendeley&quot;: {&quot;plainTextFormattedCitation&quot;: &quot;(Hallam, Price, &amp; Katsarou, 2002)&quot;, &quot;previouslyFormattedCitation&quot;: &quot;(Hallam, Price, &amp; Katsarou, 2002)&quot;, &quot;formattedCitation&quot;: &quot;(Hallam, Price, &amp; Katsarou, 2002)&quot;}, &quot;properties&quot;: {&quot;noteIndex&quot;: 0}} RNDYOuhzAPPsX"/>⁠ and <text:span text:style-name="T5">those</text:span> who listened to <text:span text:style-name="T5">familiar and enjoyable</text:span> music had better spatial abilities <text:change text:change-id="ct140227771125520"/><text:change-start text:change-id="ct140227771127408"/><text:reference-mark-start text:name="ADDIN CSL_CITATION {&quot;schema&quot;: &quot;https://github.com/citation-style-language/schema/raw/master/csl-citation.json&quot;, &quot;citationItems&quot;: [{&quot;uris&quot;: [&quot;http://www.mendeley.com/documents/?uuid=0dbd31af-2876-49d4-bd78-3b165500ed15&quot;], &quot;itemData&quot;: {&quot;volume&quot;: &quot;1060&quot;, &quot;page&quot;: &quot;202-209&quot;, &quot;issue&quot;: &quot;The Neurosciences and Music II: From Perception to Performance&quot;, &quot;DOI&quot;: &quot;10.1196/annals.1360.013&quot;, &quot;note&quot;: &quot;NULL&quot;, &quot;author&quot;: [{&quot;dropping-particle&quot;: &quot;&quot;, &quot;family&quot;: &quot;Schellenberg&quot;, &quot;given&quot;: &quot;E. Glenn&quot;, &quot;suffix&quot;: &quot;&quot;, &quot;non-dropping-particle&quot;: &quot;&quot;, &quot;parse-names&quot;: false}, {&quot;dropping-particle&quot;: &quot;&quot;, &quot;family&quot;: &quot;Hallam&quot;, &quot;given&quot;: &quot;Susan&quot;, &quot;suffix&quot;: &quot;&quot;, &quot;non-dropping-particle&quot;: &quot;&quot;, &quot;parse-names&quot;: false}], &quot;container-title&quot;: &quot;Neurosciences and Music Ii From Perception to Performance&quot;, &quot;title&quot;: &quot;Music listening and cognitive abilities in 10 and 11 year-olds: The Blur effect&quot;, &quot;abstract&quot;: &quot;The spatial abilities of a large sample of 10- and 11-year-olds were tested after they listened to contemporary pop music, music composed by Mozart, or a discussion about the present experiment. After being assigned at random to one of the three listening experiences, each child completed two tests of spatial abilities. Performance on one of the tests (square completion) did not differ as a function of the listening experience, but performance on the other test (paper folding) was superior for children who listened to popular music compared to the other two groups. These findings are consistent with the view that positive benefits of music listening on cognitive abilities are most likely to be evident when the music is enjoyed by the listener.&quot;, &quot;type&quot;: &quot;article-journal&quot;, &quot;id&quot;: &quot;ITEM-1&quot;, &quot;issued&quot;: {&quot;date-parts&quot;: [[&quot;2005&quot;]]}}, &quot;id&quot;: &quot;ITEM-1&quot;}], &quot;mendeley&quot;: {&quot;plainTextFormattedCitation&quot;: &quot;(Schellenberg &amp; Hallam, 2005)&quot;, &quot;previouslyFormattedCitation&quot;: &quot;(Schellenberg &amp; Hallam, 2005)&quot;, &quot;formattedCitation&quot;: &quot;(Schellenberg &amp; Hallam, 2005)&quot;}, &quot;properties&quot;: {&quot;noteIndex&quot;: 0}} RNDPMc29rcQK3"/><text:span text:style-name="T7">(Schellenberg &amp; Hallam, 2005)</text:span><text:change-end text:change-id="ct140227771127408"/><text:reference-mark-end text:name="ADDIN CSL_CITATION {&quot;schema&quot;: &quot;https://github.com/citation-style-language/schema/raw/master/csl-citation.json&quot;, &quot;citationItems&quot;: [{&quot;uris&quot;: [&quot;http://www.mendeley.com/documents/?uuid=0dbd31af-2876-49d4-bd78-3b165500ed15&quot;], &quot;itemData&quot;: {&quot;volume&quot;: &quot;1060&quot;, &quot;page&quot;: &quot;202-209&quot;, &quot;issue&quot;: &quot;The Neurosciences and Music II: From Perception to Performance&quot;, &quot;DOI&quot;: &quot;10.1196/annals.1360.013&quot;, &quot;note&quot;: &quot;NULL&quot;, &quot;author&quot;: [{&quot;dropping-particle&quot;: &quot;&quot;, &quot;family&quot;: &quot;Schellenberg&quot;, &quot;given&quot;: &quot;E. Glenn&quot;, &quot;suffix&quot;: &quot;&quot;, &quot;non-dropping-particle&quot;: &quot;&quot;, &quot;parse-names&quot;: false}, {&quot;dropping-particle&quot;: &quot;&quot;, &quot;family&quot;: &quot;Hallam&quot;, &quot;given&quot;: &quot;Susan&quot;, &quot;suffix&quot;: &quot;&quot;, &quot;non-dropping-particle&quot;: &quot;&quot;, &quot;parse-names&quot;: false}], &quot;container-title&quot;: &quot;Neurosciences and Music Ii From Perception to Performance&quot;, &quot;title&quot;: &quot;Music listening and cognitive abilities in 10 and 11 year-olds: The Blur effect&quot;, &quot;abstract&quot;: &quot;The spatial abilities of a large sample of 10- and 11-year-olds were tested after they listened to contemporary pop music, music composed by Mozart, or a discussion about the present experiment. After being assigned at random to one of the three listening experiences, each child completed two tests of spatial abilities. Performance on one of the tests (square completion) did not differ as a function of the listening experience, but performance on the other test (paper folding) was superior for children who listened to popular music compared to the other two groups. These findings are consistent with the view that positive benefits of music listening on cognitive abilities are most likely to be evident when the music is enjoyed by the listener.&quot;, &quot;type&quot;: &quot;article-journal&quot;, &quot;id&quot;: &quot;ITEM-1&quot;, &quot;issued&quot;: {&quot;date-parts&quot;: [[&quot;2005&quot;]]}}, &quot;id&quot;: &quot;ITEM-1&quot;}], &quot;mendeley&quot;: {&quot;plainTextFormattedCitation&quot;: &quot;(Schellenberg &amp; Hallam, 2005)&quot;, &quot;previouslyFormattedCitation&quot;: &quot;(Schellenberg &amp; Hallam, 2005)&quot;, &quot;formattedCitation&quot;: &quot;(Schellenberg &amp; Hallam, 2005)&quot;}, &quot;properties&quot;: {&quot;noteIndex&quot;: 0}} RNDPMc29rcQK3"/>⁠ and were more creative <text:change text:change-id="ct140227771127104"/><text:change-start text:change-id="ct140227771130560"/><text:reference-mark-start text:name="ADDIN CSL_CITATION {&quot;schema&quot;: &quot;https://github.com/citation-style-language/schema/raw/master/csl-citation.json&quot;, &quot;citationItems&quot;: [{&quot;uris&quot;: [&quot;http://www.mendeley.com/documents/?uuid=5776d73e-1b19-422f-969d-c98b42e1eaac&quot;], &quot;itemData&quot;: {&quot;volume&quot;: &quot;35&quot;, &quot;page&quot;: &quot;5-19&quot;, &quot;issue&quot;: &quot;1&quot;, &quot;DOI&quot;: &quot;10.1177/0305735607068885&quot;, &quot;ISBN&quot;: &quot;0305735607068&quot;, &quot;ISSN&quot;: &quot;0305-7356&quot;, &quot;author&quot;: [{&quot;dropping-particle&quot;: &quot;&quot;, &quot;family&quot;: &quot;Schellenberg&quot;, &quot;given&quot;: &quot;E. Glenn&quot;, &quot;suffix&quot;: &quot;&quot;, &quot;non-dropping-particle&quot;: &quot;&quot;, &quot;parse-names&quot;: false}, {&quot;dropping-particle&quot;: &quot;&quot;, &quot;family&quot;: &quot;Nakata&quot;, &quot;given&quot;: &quot;Takayuki&quot;, &quot;suffix&quot;: &quot;&quot;, &quot;non-dropping-particle&quot;: &quot;&quot;, &quot;parse-names&quot;: false}, {&quot;dropping-particle&quot;: &quot;&quot;, &quot;family&quot;: &quot;Hunter&quot;, &quot;given&quot;: &quot;Patrick G.&quot;, &quot;suffix&quot;: &quot;&quot;, &quot;non-dropping-particle&quot;: &quot;&quot;, &quot;parse-names&quot;: false}, {&quot;dropping-particle&quot;: &quot;&quot;, &quot;family&quot;: &quot;Tamoto&quot;, &quot;given&quot;: &quot;Sachiko&quot;, &quot;suffix&quot;: &quot;&quot;, &quot;non-dropping-particle&quot;: &quot;&quot;, &quot;parse-names&quot;: false}], &quot;container-title&quot;: &quot;Psychology of Music&quot;, &quot;title&quot;: &quot;Exposure to music and cognitive performance: tests of children and adults&quot;, &quot;abstract&quot;: &quot;This article reports on two experiments of exposure to music and cognitive performance. In Experiment 1, Canadian undergraduates performed better on an IQ subtest (Symbol Search) after listening to an up-tempo piece of music composed by Mozart in comparison to a slow piece by Albinoni. The effect was evident, however, only when the two pieces also induced reliable differences in arousal and mood. In Experiment 2, Japanese 5-year-olds drew for longer periods of time after singing or hearing familiar children's songs than after hearing Mozart or Albinoni, and their drawings were judged by adults to be more creative, energetic, and technically proficient. These results indicate that (1) exposure to different types of music can enhance performance on a variety of cognitive tests, (2) these effects are mediated by changes in emotional state, and (3) the effects generalize across cultures and age groups.&quot;, &quot;type&quot;: &quot;article-journal&quot;, &quot;PMID&quot;: &quot;25246403&quot;, &quot;id&quot;: &quot;ITEM-1&quot;, &quot;issued&quot;: {&quot;date-parts&quot;: [[&quot;2007&quot;]]}}, &quot;id&quot;: &quot;ITEM-1&quot;}], &quot;mendeley&quot;: {&quot;plainTextFormattedCitation&quot;: &quot;(Schellenberg, Nakata, Hunter, &amp; Tamoto, 2007)&quot;, &quot;previouslyFormattedCitation&quot;: &quot;(Schellenberg, Nakata, Hunter, &amp; Tamoto, 2007)&quot;, &quot;formattedCitation&quot;: &quot;(Schellenberg, Nakata, Hunter, &amp; Tamoto, 2007)&quot;}, &quot;properties&quot;: {&quot;noteIndex&quot;: 0}} RNDuuGccAVURU"/><text:span text:style-name="T7">(Schellenberg, Nakata, Hunter, &amp; Tamoto, </text:span><text:soft-page-break/><text:span text:style-name="T7">2007)</text:span><text:change-end text:change-id="ct140227771130560"/><text:reference-mark-end text:name="ADDIN CSL_CITATION {&quot;schema&quot;: &quot;https://github.com/citation-style-language/schema/raw/master/csl-citation.json&quot;, &quot;citationItems&quot;: [{&quot;uris&quot;: [&quot;http://www.mendeley.com/documents/?uuid=5776d73e-1b19-422f-969d-c98b42e1eaac&quot;], &quot;itemData&quot;: {&quot;volume&quot;: &quot;35&quot;, &quot;page&quot;: &quot;5-19&quot;, &quot;issue&quot;: &quot;1&quot;, &quot;DOI&quot;: &quot;10.1177/0305735607068885&quot;, &quot;ISBN&quot;: &quot;0305735607068&quot;, &quot;ISSN&quot;: &quot;0305-7356&quot;, &quot;author&quot;: [{&quot;dropping-particle&quot;: &quot;&quot;, &quot;family&quot;: &quot;Schellenberg&quot;, &quot;given&quot;: &quot;E. Glenn&quot;, &quot;suffix&quot;: &quot;&quot;, &quot;non-dropping-particle&quot;: &quot;&quot;, &quot;parse-names&quot;: false}, {&quot;dropping-particle&quot;: &quot;&quot;, &quot;family&quot;: &quot;Nakata&quot;, &quot;given&quot;: &quot;Takayuki&quot;, &quot;suffix&quot;: &quot;&quot;, &quot;non-dropping-particle&quot;: &quot;&quot;, &quot;parse-names&quot;: false}, {&quot;dropping-particle&quot;: &quot;&quot;, &quot;family&quot;: &quot;Hunter&quot;, &quot;given&quot;: &quot;Patrick G.&quot;, &quot;suffix&quot;: &quot;&quot;, &quot;non-dropping-particle&quot;: &quot;&quot;, &quot;parse-names&quot;: false}, {&quot;dropping-particle&quot;: &quot;&quot;, &quot;family&quot;: &quot;Tamoto&quot;, &quot;given&quot;: &quot;Sachiko&quot;, &quot;suffix&quot;: &quot;&quot;, &quot;non-dropping-particle&quot;: &quot;&quot;, &quot;parse-names&quot;: false}], &quot;container-title&quot;: &quot;Psychology of Music&quot;, &quot;title&quot;: &quot;Exposure to music and cognitive performance: tests of children and adults&quot;, &quot;abstract&quot;: &quot;This article reports on two experiments of exposure to music and cognitive performance. In Experiment 1, Canadian undergraduates performed better on an IQ subtest (Symbol Search) after listening to an up-tempo piece of music composed by Mozart in comparison to a slow piece by Albinoni. The effect was evident, however, only when the two pieces also induced reliable differences in arousal and mood. In Experiment 2, Japanese 5-year-olds drew for longer periods of time after singing or hearing familiar children's songs than after hearing Mozart or Albinoni, and their drawings were judged by adults to be more creative, energetic, and technically proficient. These results indicate that (1) exposure to different types of music can enhance performance on a variety of cognitive tests, (2) these effects are mediated by changes in emotional state, and (3) the effects generalize across cultures and age groups.&quot;, &quot;type&quot;: &quot;article-journal&quot;, &quot;PMID&quot;: &quot;25246403&quot;, &quot;id&quot;: &quot;ITEM-1&quot;, &quot;issued&quot;: {&quot;date-parts&quot;: [[&quot;2007&quot;]]}}, &quot;id&quot;: &quot;ITEM-1&quot;}], &quot;mendeley&quot;: {&quot;plainTextFormattedCitation&quot;: &quot;(Schellenberg, Nakata, Hunter, &amp; Tamoto, 2007)&quot;, &quot;previouslyFormattedCitation&quot;: &quot;(Schellenberg, Nakata, Hunter, &amp; Tamoto, 2007)&quot;, &quot;formattedCitation&quot;: &quot;(Schellenberg, Nakata, Hunter, &amp; Tamoto, 2007)&quot;}, &quot;properties&quot;: {&quot;noteIndex&quot;: 0}} RNDuuGccAVURU"/>⁠<text:change-start text:change-id="ct140227771131728"/> <text:span text:style-name="T154">than after listening to unfamiliar music</text:span><text:change-end text:change-id="ct140227771131728"/>.<text:change-start text:change-id="ct140227771132768"/> <text:span text:style-name="T154">In this case, creativity was measured</text:span><text:change-end text:change-id="ct140227771132768"/><text:change-start text:change-id="ct140227771133808"/><text:span text:style-name="T154"> by having adults rate the creativity of the child’s drawing created during the experiment.</text:span><text:change-end text:change-id="ct140227771133808"/> <text:change text:change-id="ct140227771133216"/><text:change text:change-id="ct140227771134080"/><text:span text:style-name="T117">Bolstering learning in children has </text:span><text:change text:change-id="ct140227771135472"/><text:span text:style-name="T117">obvious benefits, but whether these effects transfer to other age groups is not clear.</text:span><text:change text:change-id="ct140227771136528"/><text:change-start text:change-id="ct140227771137584"/><text:span text:style-name="T117"> </text:span><text:change-end text:change-id="ct140227771137584"/><text:change-start text:change-id="ct140227771132528"/></text:p>
      <text:p text:style-name="P37"><text:change-end text:change-id="ct140227771132528"/><text:span text:style-name="T117">Recently, the effects of music on the cognitive abilities of ol</text:span><text:change text:change-id="ct140227771136064"/><text:change-start text:change-id="ct140227771110656"/><text:span text:style-name="T117">d</text:span><text:change-end text:change-id="ct140227771110656"/><text:span text:style-name="T117">er adults have been explored. A meta-analysis indicated that background music has a negative effec</text:span><text:change text:change-id="ct140227771138240"/><text:change-start text:change-id="ct140227771120656"/><text:span text:style-name="T117">t</text:span><text:change-end text:change-id="ct140227771120656"/><text:span text:style-name="T117"> on reading abilities and memory in adults, but a positive effect on emotions </text:span><text:change text:change-id="ct140227771132112"/><text:change-start text:change-id="ct140227771122064"/><text:reference-mark-start text:name="ADDIN CSL_CITATION {&quot;schema&quot;: &quot;https://github.com/citation-style-language/schema/raw/master/csl-citation.json&quot;, &quot;citationItems&quot;: [{&quot;uris&quot;: [&quot;http://www.mendeley.com/documents/?uuid=b1517007-41fe-4ac5-8d4e-1cbc3342f2e0&quot;], &quot;itemData&quot;: {&quot;volume&quot;: &quot;39&quot;, &quot;page&quot;: &quot;424-448&quot;, &quot;issue&quot;: &quot;4&quot;, &quot;DOI&quot;: &quot;10.1177/0305735610376261&quot;, &quot;ISBN&quot;: &quot;0305-7356&quot;, &quot;ISSN&quot;: &quot;0305-7356&quot;, &quot;author&quot;: [{&quot;dropping-particle&quot;: &quot;&quot;, &quot;family&quot;: &quot;K\u00e4mpfe&quot;, &quot;given&quot;: &quot;J.&quot;, &quot;suffix&quot;: &quot;&quot;, &quot;non-dropping-particle&quot;: &quot;&quot;, &quot;parse-names&quot;: false}, {&quot;dropping-particle&quot;: &quot;&quot;, &quot;family&quot;: &quot;Sedlmeier&quot;, &quot;given&quot;: &quot;P.&quot;, &quot;suffix&quot;: &quot;&quot;, &quot;non-dropping-particle&quot;: &quot;&quot;, &quot;parse-names&quot;: false}, {&quot;dropping-particle&quot;: &quot;&quot;, &quot;family&quot;: &quot;Renkewitz&quot;, &quot;given&quot;: &quot;F.&quot;, &quot;suffix&quot;: &quot;&quot;, &quot;non-dropping-particle&quot;: &quot;&quot;, &quot;parse-names&quot;: false}], &quot;container-title&quot;: &quot;Psychology of Music&quot;, &quot;title&quot;: &quot;The impact of background music on adult listeners: A meta-analysis&quot;, &quot;abstract&quot;: &quot;Background music has been found to have beneficial, detrimental, or no effect on a variety of behavioral and psychological outcome measures. This article reports a meta-analysis that attempts to summarize the impact of background music. A global analysis shows a null effect, but a detailed examination of the studies that allow the calculation of effects sizes reveals that this null effect is most probably due to averaging out specific effects. In our analysis, the probability of detecting such specific effects was not very high as a result of the scarcity of studies that allowed the calculation of respective effect sizes. Nonetheless, we could identify several such cases: a comparison of studies that examined background music compared to no music indicates that background music disturbs the reading process, has some small detrimental effects on memory, but has a positive impact on emotional reactions and improves achievements in sports. A comparison of different types of background music reveals that the tempo of the music influences the tempo of activities that are performed while being exposed to background music. It is suggested that effort should be made to develop more specific theories about the impact of background music and to increase the methodological quality of relevant studies.&quot;, &quot;type&quot;: &quot;article-journal&quot;, &quot;id&quot;: &quot;ITEM-1&quot;, &quot;issued&quot;: {&quot;date-parts&quot;: [[&quot;2011&quot;]]}}, &quot;id&quot;: &quot;ITEM-1&quot;}], &quot;mendeley&quot;: {&quot;plainTextFormattedCitation&quot;: &quot;(K\u00e4mpfe, Sedlmeier, &amp; Renkewitz, 2011)&quot;, &quot;previouslyFormattedCitation&quot;: &quot;(K\u00e4mpfe, Sedlmeier, &amp; Renkewitz, 2011)&quot;, &quot;formattedCitation&quot;: &quot;(K\u00e4mpfe, Sedlmeier, &amp; Renkewitz, 2011)&quot;}, &quot;properties&quot;: {&quot;noteIndex&quot;: 0}} RNDSSYqRcM2ve"/><text:span text:style-name="T40">(Kämpfe, Sedlmeier, &amp; Renkewitz, 2011)</text:span><text:change-end text:change-id="ct140227771122064"/><text:reference-mark-end text:name="ADDIN CSL_CITATION {&quot;schema&quot;: &quot;https://github.com/citation-style-language/schema/raw/master/csl-citation.json&quot;, &quot;citationItems&quot;: [{&quot;uris&quot;: [&quot;http://www.mendeley.com/documents/?uuid=b1517007-41fe-4ac5-8d4e-1cbc3342f2e0&quot;], &quot;itemData&quot;: {&quot;volume&quot;: &quot;39&quot;, &quot;page&quot;: &quot;424-448&quot;, &quot;issue&quot;: &quot;4&quot;, &quot;DOI&quot;: &quot;10.1177/0305735610376261&quot;, &quot;ISBN&quot;: &quot;0305-7356&quot;, &quot;ISSN&quot;: &quot;0305-7356&quot;, &quot;author&quot;: [{&quot;dropping-particle&quot;: &quot;&quot;, &quot;family&quot;: &quot;K\u00e4mpfe&quot;, &quot;given&quot;: &quot;J.&quot;, &quot;suffix&quot;: &quot;&quot;, &quot;non-dropping-particle&quot;: &quot;&quot;, &quot;parse-names&quot;: false}, {&quot;dropping-particle&quot;: &quot;&quot;, &quot;family&quot;: &quot;Sedlmeier&quot;, &quot;given&quot;: &quot;P.&quot;, &quot;suffix&quot;: &quot;&quot;, &quot;non-dropping-particle&quot;: &quot;&quot;, &quot;parse-names&quot;: false}, {&quot;dropping-particle&quot;: &quot;&quot;, &quot;family&quot;: &quot;Renkewitz&quot;, &quot;given&quot;: &quot;F.&quot;, &quot;suffix&quot;: &quot;&quot;, &quot;non-dropping-particle&quot;: &quot;&quot;, &quot;parse-names&quot;: false}], &quot;container-title&quot;: &quot;Psychology of Music&quot;, &quot;title&quot;: &quot;The impact of background music on adult listeners: A meta-analysis&quot;, &quot;abstract&quot;: &quot;Background music has been found to have beneficial, detrimental, or no effect on a variety of behavioral and psychological outcome measures. This article reports a meta-analysis that attempts to summarize the impact of background music. A global analysis shows a null effect, but a detailed examination of the studies that allow the calculation of effects sizes reveals that this null effect is most probably due to averaging out specific effects. In our analysis, the probability of detecting such specific effects was not very high as a result of the scarcity of studies that allowed the calculation of respective effect sizes. Nonetheless, we could identify several such cases: a comparison of studies that examined background music compared to no music indicates that background music disturbs the reading process, has some small detrimental effects on memory, but has a positive impact on emotional reactions and improves achievements in sports. A comparison of different types of background music reveals that the tempo of the music influences the tempo of activities that are performed while being exposed to background music. It is suggested that effort should be made to develop more specific theories about the impact of background music and to increase the methodological quality of relevant studies.&quot;, &quot;type&quot;: &quot;article-journal&quot;, &quot;id&quot;: &quot;ITEM-1&quot;, &quot;issued&quot;: {&quot;date-parts&quot;: [[&quot;2011&quot;]]}}, &quot;id&quot;: &quot;ITEM-1&quot;}], &quot;mendeley&quot;: {&quot;plainTextFormattedCitation&quot;: &quot;(K\u00e4mpfe, Sedlmeier, &amp; Renkewitz, 2011)&quot;, &quot;previouslyFormattedCitation&quot;: &quot;(K\u00e4mpfe, Sedlmeier, &amp; Renkewitz, 2011)&quot;, &quot;formattedCitation&quot;: &quot;(K\u00e4mpfe, Sedlmeier, &amp; Renkewitz, 2011)&quot;}, &quot;properties&quot;: {&quot;noteIndex&quot;: 0}} RNDSSYqRcM2ve"/><text:span text:style-name="T118">⁠. Category fluency</text:span><text:change-start text:change-id="ct140227771123232"/><text:span text:style-name="T118">, th</text:span><text:change-end text:change-id="ct140227771123232"/><text:change text:change-id="ct140227771134336"/><text:change-start text:change-id="ct140227771123808"/><text:span text:style-name="T118">e ability to generate a list of items within a category,</text:span><text:change-end text:change-id="ct140227771123808"/><text:span text:style-name="T118"> in older adults</text:span><text:change text:change-id="ct140227771124784"/><text:change-start text:change-id="ct140227771127984"/><text:span text:style-name="T118"> </text:span><text:change-end text:change-id="ct140227771127984"/><text:span text:style-name="T118">has also been shown to be enhanced by background music </text:span><text:change text:change-id="ct140227771128848"/><text:change-start text:change-id="ct140227771139888"/><text:reference-mark-start text:name="ADDIN CSL_CITATION {&quot;schema&quot;: &quot;https://github.com/citation-style-language/schema/raw/master/csl-citation.json&quot;, &quot;citationItems&quot;: [{&quot;uris&quot;: [&quot;http://www.mendeley.com/documents/?uuid=7d569f59-0b1b-44c7-a1f3-c2d6a85653be&quot;, &quot;http://www.mendeley.com/documents/?uuid=17175cfa-c8a1-4888-9ff9-6e84262dc83a&quot;], &quot;itemData&quot;: {&quot;volume&quot;: &quot;31&quot;, &quot;page&quot;: &quot;91-99&quot;, &quot;issue&quot;: &quot;1&quot;, &quot;DOI&quot;: &quot;10.1080/03610730590882819&quot;, &quot;ISSN&quot;: &quot;0361-073X&quot;, &quot;author&quot;: [{&quot;dropping-particle&quot;: &quot;&quot;, &quot;family&quot;: &quot;Thompson&quot;, &quot;given&quot;: &quot;R. G.&quot;, &quot;suffix&quot;: &quot;&quot;, &quot;non-dropping-particle&quot;: &quot;&quot;, &quot;parse-names&quot;: false}, {&quot;dropping-particle&quot;: &quot;&quot;, &quot;family&quot;: &quot;Moulin&quot;, &quot;given&quot;: &quot;C. J. A.&quot;, &quot;suffix&quot;: &quot;&quot;, &quot;non-dropping-particle&quot;: &quot;&quot;, &quot;parse-names&quot;: false}, {&quot;dropping-particle&quot;: &quot;&quot;, &quot;family&quot;: &quot;Hayre&quot;, &quot;given&quot;: &quot;S.&quot;, &quot;suffix&quot;: &quot;&quot;, &quot;non-dropping-particle&quot;: &quot;&quot;, &quot;parse-names&quot;: false}, {&quot;dropping-particle&quot;: &quot;&quot;, &quot;family&quot;: &quot;Jones&quot;, &quot;given&quot;: &quot;R. W.&quot;, &quot;suffix&quot;: &quot;&quot;, &quot;non-dropping-particle&quot;: &quot;&quot;, &quot;parse-names&quot;: false}], &quot;container-title&quot;: &quot;Experimental Aging Research&quot;, &quot;title&quot;: &quot;Music Enhances Category Fluency In Healthy Older Adults And Alzheimer's Disease Patients&quot;, &quot;abstract&quot;: &quot;Abstract Exposure to some music, in particular classical music, has been reported to produce transient increases in cognitive performance. The authors investigated the effect of listening to an excerpt of Vivaldi's Four Seasons on category fluency in healthy older adult controls and Alzheimer's disease patients. In a counterbalanced repeated-measure design, participants completed two, 1-min category fluency tasks whilst listening to an excerpt of Vivaldi and two, 1-min category fluency tasks without music. The authors report a positive effect of music on category fluency, with performance in the music condition exceeding performance without music in both the healthy older adult control participants and the Alzheimer's disease patients. In keeping with previous reports, the authors conclude that music enhances attentional processes, and that this can be demonstrated in Alzheimer's disease.&quot;, &quot;type&quot;: &quot;article-journal&quot;, &quot;id&quot;: &quot;ITEM-1&quot;, &quot;issued&quot;: {&quot;date-parts&quot;: [[&quot;2005&quot;, &quot;1&quot;]]}}, &quot;id&quot;: &quot;ITEM-1&quot;}], &quot;mendeley&quot;: {&quot;plainTextFormattedCitation&quot;: &quot;(R. G. Thompson, Moulin, Hayre, &amp; Jones, 2005)&quot;, &quot;previouslyFormattedCitation&quot;: &quot;(R. G. Thompson, Moulin, Hayre, &amp; Jones, 2005)&quot;, &quot;formattedCitation&quot;: &quot;(R. G. Thompson, Moulin, Hayre, &amp; Jones, 2005)&quot;}, &quot;properties&quot;: {&quot;noteIndex&quot;: 0}} RNDmA4CppoO6W"/><text:span text:style-name="T40">(Thompson, Moulin, Hayre, &amp; Jones, 2005)</text:span><text:change-end text:change-id="ct140227771139888"/><text:reference-mark-end text:name="ADDIN CSL_CITATION {&quot;schema&quot;: &quot;https://github.com/citation-style-language/schema/raw/master/csl-citation.json&quot;, &quot;citationItems&quot;: [{&quot;uris&quot;: [&quot;http://www.mendeley.com/documents/?uuid=7d569f59-0b1b-44c7-a1f3-c2d6a85653be&quot;, &quot;http://www.mendeley.com/documents/?uuid=17175cfa-c8a1-4888-9ff9-6e84262dc83a&quot;], &quot;itemData&quot;: {&quot;volume&quot;: &quot;31&quot;, &quot;page&quot;: &quot;91-99&quot;, &quot;issue&quot;: &quot;1&quot;, &quot;DOI&quot;: &quot;10.1080/03610730590882819&quot;, &quot;ISSN&quot;: &quot;0361-073X&quot;, &quot;author&quot;: [{&quot;dropping-particle&quot;: &quot;&quot;, &quot;family&quot;: &quot;Thompson&quot;, &quot;given&quot;: &quot;R. G.&quot;, &quot;suffix&quot;: &quot;&quot;, &quot;non-dropping-particle&quot;: &quot;&quot;, &quot;parse-names&quot;: false}, {&quot;dropping-particle&quot;: &quot;&quot;, &quot;family&quot;: &quot;Moulin&quot;, &quot;given&quot;: &quot;C. J. A.&quot;, &quot;suffix&quot;: &quot;&quot;, &quot;non-dropping-particle&quot;: &quot;&quot;, &quot;parse-names&quot;: false}, {&quot;dropping-particle&quot;: &quot;&quot;, &quot;family&quot;: &quot;Hayre&quot;, &quot;given&quot;: &quot;S.&quot;, &quot;suffix&quot;: &quot;&quot;, &quot;non-dropping-particle&quot;: &quot;&quot;, &quot;parse-names&quot;: false}, {&quot;dropping-particle&quot;: &quot;&quot;, &quot;family&quot;: &quot;Jones&quot;, &quot;given&quot;: &quot;R. W.&quot;, &quot;suffix&quot;: &quot;&quot;, &quot;non-dropping-particle&quot;: &quot;&quot;, &quot;parse-names&quot;: false}], &quot;container-title&quot;: &quot;Experimental Aging Research&quot;, &quot;title&quot;: &quot;Music Enhances Category Fluency In Healthy Older Adults And Alzheimer's Disease Patients&quot;, &quot;abstract&quot;: &quot;Abstract Exposure to some music, in particular classical music, has been reported to produce transient increases in cognitive performance. The authors investigated the effect of listening to an excerpt of Vivaldi's Four Seasons on category fluency in healthy older adult controls and Alzheimer's disease patients. In a counterbalanced repeated-measure design, participants completed two, 1-min category fluency tasks whilst listening to an excerpt of Vivaldi and two, 1-min category fluency tasks without music. The authors report a positive effect of music on category fluency, with performance in the music condition exceeding performance without music in both the healthy older adult control participants and the Alzheimer's disease patients. In keeping with previous reports, the authors conclude that music enhances attentional processes, and that this can be demonstrated in Alzheimer's disease.&quot;, &quot;type&quot;: &quot;article-journal&quot;, &quot;id&quot;: &quot;ITEM-1&quot;, &quot;issued&quot;: {&quot;date-parts&quot;: [[&quot;2005&quot;, &quot;1&quot;]]}}, &quot;id&quot;: &quot;ITEM-1&quot;}], &quot;mendeley&quot;: {&quot;plainTextFormattedCitation&quot;: &quot;(R. G. Thompson, Moulin, Hayre, &amp; Jones, 2005)&quot;, &quot;previouslyFormattedCitation&quot;: &quot;(R. G. Thompson, Moulin, Hayre, &amp; Jones, 2005)&quot;, &quot;formattedCitation&quot;: &quot;(R. G. Thompson, Moulin, Hayre, &amp; Jones, 2005)&quot;}, &quot;properties&quot;: {&quot;noteIndex&quot;: 0}} RNDmA4CppoO6W"/><text:span text:style-name="T118">⁠. Since the meta-analysis, studies have continued to explore the effects of background music in older adults. Background classical music was shown to have a positive effect on the working memory </text:span><text:change text:change-id="ct140227820821024"/><text:change-start text:change-id="ct140227820855680"/><text:reference-mark-start text:name="ADDIN CSL_CITATION {&quot;schema&quot;: &quot;https://github.com/citation-style-language/schema/raw/master/csl-citation.json&quot;, &quot;citationItems&quot;: [{&quot;uris&quot;: [&quot;http://www.mendeley.com/documents/?uuid=da5064fa-0049-47d3-9c5d-c1b47961c50a&quot;], &quot;itemData&quot;: {&quot;volume&quot;: &quot;19&quot;, &quot;page&quot;: &quot;394-399&quot;, &quot;issue&quot;: &quot;5&quot;, &quot;DOI&quot;: &quot;10.1007/BF03324720&quot;, &quot;ISBN&quot;: &quot;1594-0667 (Print)&quot;, &quot;ISSN&quot;: &quot;1594-0667, 1720-8319&quot;, &quot;author&quot;: [{&quot;dropping-particle&quot;: &quot;&quot;, &quot;family&quot;: &quot;Mammarella&quot;, &quot;given&quot;: &quot;Nicola&quot;, &quot;suffix&quot;: &quot;&quot;, &quot;non-dropping-particle&quot;: &quot;&quot;, &quot;parse-names&quot;: false}, {&quot;dropping-particle&quot;: &quot;&quot;, &quot;family&quot;: &quot;Fairfield&quot;, &quot;given&quot;: &quot;Beth&quot;, &quot;suffix&quot;: &quot;&quot;, &quot;non-dropping-particle&quot;: &quot;&quot;, &quot;parse-names&quot;: false}, {&quot;dropping-particle&quot;: &quot;&quot;, &quot;family&quot;: &quot;Cornoldi&quot;, &quot;given&quot;: &quot;Cesare&quot;, &quot;suffix&quot;: &quot;&quot;, &quot;non-dropping-particle&quot;: &quot;&quot;, &quot;parse-names&quot;: false}], &quot;container-title&quot;: &quot;Aging Clinical and Experimental Research&quot;, &quot;title&quot;: &quot;Does music enhance cognitive performance in healthy older adults? The Vivaldi effect&quot;, &quot;abstract&quot;: &quot;Background and aims: Controversial evidence suggests that music can enhance cognitive performance. In the present study, we examined whether listening to an excerpt of Vivaldi\u2019s \u201cFour Seasons\u201d had a positive effect on older adults\u2019 cognitive performance in two working memory tasks. Methods: With a repeated-measures design, older adults were presented with the forward version of the digit span and phonemic fluency in classical music, white-noise and no-music conditions. Results: Classical music significantly increased working memory performance compared with the no-music condition. In addition, this effect did not occur with white noise. Conclusion: The authors discuss this finding in terms of the arousal-and-mood hypothesis and the role of working memory resources in aging.&quot;, &quot;type&quot;: &quot;article-journal&quot;, &quot;PMID&quot;: &quot;18007118&quot;, &quot;id&quot;: &quot;ITEM-1&quot;, &quot;issued&quot;: {&quot;date-parts&quot;: [[&quot;2013&quot;]]}}, &quot;id&quot;: &quot;ITEM-1&quot;}], &quot;mendeley&quot;: {&quot;plainTextFormattedCitation&quot;: &quot;(Mammarella, Fairfield, &amp; Cornoldi, 2013)&quot;, &quot;previouslyFormattedCitation&quot;: &quot;(Mammarella, Fairfield, &amp; Cornoldi, 2013)&quot;, &quot;formattedCitation&quot;: &quot;(Mammarella, Fairfield, &amp; Cornoldi, 2013)&quot;}, &quot;properties&quot;: {&quot;noteIndex&quot;: 0}} RNDckQCQYGVil"/><text:span text:style-name="T45">(Mammarella, Fairfield, &amp; Cornoldi, 2013)</text:span><text:change-end text:change-id="ct140227820855680"/><text:reference-mark-end text:name="ADDIN CSL_CITATION {&quot;schema&quot;: &quot;https://github.com/citation-style-language/schema/raw/master/csl-citation.json&quot;, &quot;citationItems&quot;: [{&quot;uris&quot;: [&quot;http://www.mendeley.com/documents/?uuid=da5064fa-0049-47d3-9c5d-c1b47961c50a&quot;], &quot;itemData&quot;: {&quot;volume&quot;: &quot;19&quot;, &quot;page&quot;: &quot;394-399&quot;, &quot;issue&quot;: &quot;5&quot;, &quot;DOI&quot;: &quot;10.1007/BF03324720&quot;, &quot;ISBN&quot;: &quot;1594-0667 (Print)&quot;, &quot;ISSN&quot;: &quot;1594-0667, 1720-8319&quot;, &quot;author&quot;: [{&quot;dropping-particle&quot;: &quot;&quot;, &quot;family&quot;: &quot;Mammarella&quot;, &quot;given&quot;: &quot;Nicola&quot;, &quot;suffix&quot;: &quot;&quot;, &quot;non-dropping-particle&quot;: &quot;&quot;, &quot;parse-names&quot;: false}, {&quot;dropping-particle&quot;: &quot;&quot;, &quot;family&quot;: &quot;Fairfield&quot;, &quot;given&quot;: &quot;Beth&quot;, &quot;suffix&quot;: &quot;&quot;, &quot;non-dropping-particle&quot;: &quot;&quot;, &quot;parse-names&quot;: false}, {&quot;dropping-particle&quot;: &quot;&quot;, &quot;family&quot;: &quot;Cornoldi&quot;, &quot;given&quot;: &quot;Cesare&quot;, &quot;suffix&quot;: &quot;&quot;, &quot;non-dropping-particle&quot;: &quot;&quot;, &quot;parse-names&quot;: false}], &quot;container-title&quot;: &quot;Aging Clinical and Experimental Research&quot;, &quot;title&quot;: &quot;Does music enhance cognitive performance in healthy older adults? The Vivaldi effect&quot;, &quot;abstract&quot;: &quot;Background and aims: Controversial evidence suggests that music can enhance cognitive performance. In the present study, we examined whether listening to an excerpt of Vivaldi\u2019s \u201cFour Seasons\u201d had a positive effect on older adults\u2019 cognitive performance in two working memory tasks. Methods: With a repeated-measures design, older adults were presented with the forward version of the digit span and phonemic fluency in classical music, white-noise and no-music conditions. Results: Classical music significantly increased working memory performance compared with the no-music condition. In addition, this effect did not occur with white noise. Conclusion: The authors discuss this finding in terms of the arousal-and-mood hypothesis and the role of working memory resources in aging.&quot;, &quot;type&quot;: &quot;article-journal&quot;, &quot;PMID&quot;: &quot;18007118&quot;, &quot;id&quot;: &quot;ITEM-1&quot;, &quot;issued&quot;: {&quot;date-parts&quot;: [[&quot;2013&quot;]]}}, &quot;id&quot;: &quot;ITEM-1&quot;}], &quot;mendeley&quot;: {&quot;plainTextFormattedCitation&quot;: &quot;(Mammarella, Fairfield, &amp; Cornoldi, 2013)&quot;, &quot;previouslyFormattedCitation&quot;: &quot;(Mammarella, Fairfield, &amp; Cornoldi, 2013)&quot;, &quot;formattedCitation&quot;: &quot;(Mammarella, Fairfield, &amp; Cornoldi, 2013)&quot;}, &quot;properties&quot;: {&quot;noteIndex&quot;: 0}} RNDckQCQYGVil"/><text:span text:style-name="T117">⁠, processing speed, and episodic and semantic memories abilities in older adults </text:span><text:change text:change-id="ct140227819553664"/><text:change-start text:change-id="ct140227820819072"/><text:reference-mark-start text:name="ADDIN CSL_CITATION {&quot;schema&quot;: &quot;https://github.com/citation-style-language/schema/raw/master/csl-citation.json&quot;, &quot;citationItems&quot;: [{&quot;uris&quot;: [&quot;http://www.mendeley.com/documents/?uuid=fe5af78d-4a22-48cd-9044-1b85192d4cab&quot;], &quot;itemData&quot;: {&quot;volume&quot;: &quot;6&quot;, &quot;page&quot;: &quot;1-7&quot;, &quot;issue&quot;: &quot;OCT&quot;, &quot;DOI&quot;: &quot;10.3389/fnagi.2014.00284&quot;, &quot;ISBN&quot;: &quot;1663-4365&quot;, &quot;ISSN&quot;: &quot;16634365&quot;, &quot;author&quot;: [{&quot;dropping-particle&quot;: &quot;&quot;, &quot;family&quot;: &quot;Bottiroli&quot;, &quot;given&quot;: &quot;Sara&quot;, &quot;suffix&quot;: &quot;&quot;, &quot;non-dropping-particle&quot;: &quot;&quot;, &quot;parse-names&quot;: false}, {&quot;dropping-particle&quot;: &quot;&quot;, &quot;family&quot;: &quot;Rosi&quot;, &quot;given&quot;: &quot;Alessia&quot;, &quot;suffix&quot;: &quot;&quot;, &quot;non-dropping-particle&quot;: &quot;&quot;, &quot;parse-names&quot;: false}, {&quot;dropping-particle&quot;: &quot;&quot;, &quot;family&quot;: &quot;Russo&quot;, &quot;given&quot;: &quot;Riccardo&quot;, &quot;suffix&quot;: &quot;&quot;, &quot;non-dropping-particle&quot;: &quot;&quot;, &quot;parse-names&quot;: false}, {&quot;dropping-particle&quot;: &quot;&quot;, &quot;family&quot;: &quot;Vecchi&quot;, &quot;given&quot;: &quot;Tomaso&quot;, &quot;suffix&quot;: &quot;&quot;, &quot;non-dropping-particle&quot;: &quot;&quot;, &quot;parse-names&quot;: false}, {&quot;dropping-particle&quot;: &quot;&quot;, &quot;family&quot;: &quot;Cavallini&quot;, &quot;given&quot;: &quot;Elena&quot;, &quot;suffix&quot;: &quot;&quot;, &quot;non-dropping-particle&quot;: &quot;&quot;, &quot;parse-names&quot;: false}], &quot;container-title&quot;: &quot;Frontiers in Aging Neuroscience&quot;, &quot;title&quot;: &quot;The cognitive effects of listening to background music on older adults: Processing speed improves with upbeat music, while memory seems to benefit from both upbeat and downbeat music&quot;, &quot;abstract&quot;: &quot;Background music refers to any music played while the listener is performing another activity. Most studies on this effect have been conducted on young adults, while little attention has been paid to the presence of this effect in older adults. Hence, this study aimed to address this imbalance by assessing the impact of different types of background music on cognitive tasks tapping declarative memory and processing speed in older adults. Overall, background music tended to improve performance over no music and white noise, but not always in the same manner. The theoretical and practical implications of the empirical findings are discussed.&quot;, &quot;type&quot;: &quot;article-journal&quot;, &quot;PMID&quot;: &quot;25360112&quot;, &quot;id&quot;: &quot;ITEM-1&quot;, &quot;issued&quot;: {&quot;date-parts&quot;: [[&quot;2014&quot;]]}}, &quot;id&quot;: &quot;ITEM-1&quot;}], &quot;mendeley&quot;: {&quot;plainTextFormattedCitation&quot;: &quot;(Bottiroli, Rosi, Russo, Vecchi, &amp; Cavallini, 2014)&quot;, &quot;previouslyFormattedCitation&quot;: &quot;(Bottiroli, Rosi, Russo, Vecchi, &amp; Cavallini, 2014)&quot;, &quot;formattedCitation&quot;: &quot;(Bottiroli, Rosi, Russo, Vecchi, &amp; Cavallini, 2014)&quot;}, &quot;properties&quot;: {&quot;noteIndex&quot;: 0}} RNDehoI12ru01"/><text:span text:style-name="T40">(Bottiroli, Rosi, Russo, Vecchi, &amp; Cavallini, 2014)</text:span><text:change-end text:change-id="ct140227820819072"/><text:reference-mark-end text:name="ADDIN CSL_CITATION {&quot;schema&quot;: &quot;https://github.com/citation-style-language/schema/raw/master/csl-citation.json&quot;, &quot;citationItems&quot;: [{&quot;uris&quot;: [&quot;http://www.mendeley.com/documents/?uuid=fe5af78d-4a22-48cd-9044-1b85192d4cab&quot;], &quot;itemData&quot;: {&quot;volume&quot;: &quot;6&quot;, &quot;page&quot;: &quot;1-7&quot;, &quot;issue&quot;: &quot;OCT&quot;, &quot;DOI&quot;: &quot;10.3389/fnagi.2014.00284&quot;, &quot;ISBN&quot;: &quot;1663-4365&quot;, &quot;ISSN&quot;: &quot;16634365&quot;, &quot;author&quot;: [{&quot;dropping-particle&quot;: &quot;&quot;, &quot;family&quot;: &quot;Bottiroli&quot;, &quot;given&quot;: &quot;Sara&quot;, &quot;suffix&quot;: &quot;&quot;, &quot;non-dropping-particle&quot;: &quot;&quot;, &quot;parse-names&quot;: false}, {&quot;dropping-particle&quot;: &quot;&quot;, &quot;family&quot;: &quot;Rosi&quot;, &quot;given&quot;: &quot;Alessia&quot;, &quot;suffix&quot;: &quot;&quot;, &quot;non-dropping-particle&quot;: &quot;&quot;, &quot;parse-names&quot;: false}, {&quot;dropping-particle&quot;: &quot;&quot;, &quot;family&quot;: &quot;Russo&quot;, &quot;given&quot;: &quot;Riccardo&quot;, &quot;suffix&quot;: &quot;&quot;, &quot;non-dropping-particle&quot;: &quot;&quot;, &quot;parse-names&quot;: false}, {&quot;dropping-particle&quot;: &quot;&quot;, &quot;family&quot;: &quot;Vecchi&quot;, &quot;given&quot;: &quot;Tomaso&quot;, &quot;suffix&quot;: &quot;&quot;, &quot;non-dropping-particle&quot;: &quot;&quot;, &quot;parse-names&quot;: false}, {&quot;dropping-particle&quot;: &quot;&quot;, &quot;family&quot;: &quot;Cavallini&quot;, &quot;given&quot;: &quot;Elena&quot;, &quot;suffix&quot;: &quot;&quot;, &quot;non-dropping-particle&quot;: &quot;&quot;, &quot;parse-names&quot;: false}], &quot;container-title&quot;: &quot;Frontiers in Aging Neuroscience&quot;, &quot;title&quot;: &quot;The cognitive effects of listening to background music on older adults: Processing speed improves with upbeat music, while memory seems to benefit from both upbeat and downbeat music&quot;, &quot;abstract&quot;: &quot;Background music refers to any music played while the listener is performing another activity. Most studies on this effect have been conducted on young adults, while little attention has been paid to the presence of this effect in older adults. Hence, this study aimed to address this imbalance by assessing the impact of different types of background music on cognitive tasks tapping declarative memory and processing speed in older adults. Overall, background music tended to improve performance over no music and white noise, but not always in the same manner. The theoretical and practical implications of the empirical findings are discussed.&quot;, &quot;type&quot;: &quot;article-journal&quot;, &quot;PMID&quot;: &quot;25360112&quot;, &quot;id&quot;: &quot;ITEM-1&quot;, &quot;issued&quot;: {&quot;date-parts&quot;: [[&quot;2014&quot;]]}}, &quot;id&quot;: &quot;ITEM-1&quot;}], &quot;mendeley&quot;: {&quot;plainTextFormattedCitation&quot;: &quot;(Bottiroli, Rosi, Russo, Vecchi, &amp; Cavallini, 2014)&quot;, &quot;previouslyFormattedCitation&quot;: &quot;(Bottiroli, Rosi, Russo, Vecchi, &amp; Cavallini, 2014)&quot;, &quot;formattedCitation&quot;: &quot;(Bottiroli, Rosi, Russo, Vecchi, &amp; Cavallini, 2014)&quot;}, &quot;properties&quot;: {&quot;noteIndex&quot;: 0}} RNDehoI12ru01"/><text:span text:style-name="T118">⁠. Music listening has also been shown to alter perceptions about quality of life in older adults </text:span><text:change text:change-id="ct140227816894704"/><text:change-start text:change-id="ct140227820803536"/><text:reference-mark-start text:name="ADDIN CSL_CITATION {&quot;schema&quot;: &quot;https://github.com/citation-style-language/schema/raw/master/csl-citation.json&quot;, &quot;citationItems&quot;: [{&quot;uris&quot;: [&quot;http://www.mendeley.com/documents/?uuid=d88fd2c6-afa1-4916-a619-1a713e403737&quot;, &quot;http://www.mendeley.com/documents/?uuid=b3b9b468-920e-47c5-9e70-1d9a962c6c94&quot;], &quot;itemData&quot;: {&quot;volume&quot;: &quot;18&quot;, &quot;page&quot;: &quot;76-88&quot;, &quot;issue&quot;: &quot;1-2&quot;, &quot;DOI&quot;: &quot;http://dx.doi.org/10.1037/h0094050&quot;, &quot;ISBN&quot;: &quot;2162-1535(Electronic);0275-3987(Print)&quot;, &quot;ISSN&quot;: &quot;2162-1535&quot;, &quot;author&quot;: [{&quot;dropping-particle&quot;: &quot;&quot;, &quot;family&quot;: &quot;Coffman&quot;, &quot;given&quot;: &quot;D.D.&quot;, &quot;suffix&quot;: &quot;&quot;, &quot;non-dropping-particle&quot;: &quot;&quot;, &quot;parse-names&quot;: false}], &quot;container-title&quot;: &quot;Psychomusicology&quot;, &quot;title&quot;: &quot;Music and quality of life in older adults&quot;, &quot;abstract&quot;: &quot;This article briefly reviews some basic issues of adult development and measures used in assessing quality of life as a background for reviewing music studies with healthy older adults. Research shows that music activities (both music listening and music making) can influence older adults' perceptions about the quality of their lives. Some research has examined the effects of music listening on biological markers of health and subjective perceptions of well-being. Other studies on the psychological and social benefits associated with music making activities have demonstrated that participants often place considerable value on these \&quot;nonmusical\&quot; benefits of music activity.&quot;, &quot;type&quot;: &quot;article-journal&quot;, &quot;id&quot;: &quot;ITEM-1&quot;, &quot;issued&quot;: {&quot;date-parts&quot;: [[&quot;2002&quot;]]}}, &quot;id&quot;: &quot;ITEM-1&quot;}], &quot;mendeley&quot;: {&quot;plainTextFormattedCitation&quot;: &quot;(Coffman, 2002)&quot;, &quot;previouslyFormattedCitation&quot;: &quot;(Coffman, 2002)&quot;, &quot;formattedCitation&quot;: &quot;(Coffman, 2002)&quot;}, &quot;properties&quot;: {&quot;noteIndex&quot;: 0}} RNDxYbM6gEF9B"/><text:span text:style-name="T41">(Coffman, 2002)</text:span><text:change-end text:change-id="ct140227820803536"/><text:reference-mark-end text:name="ADDIN CSL_CITATION {&quot;schema&quot;: &quot;https://github.com/citation-style-language/schema/raw/master/csl-citation.json&quot;, &quot;citationItems&quot;: [{&quot;uris&quot;: [&quot;http://www.mendeley.com/documents/?uuid=d88fd2c6-afa1-4916-a619-1a713e403737&quot;, &quot;http://www.mendeley.com/documents/?uuid=b3b9b468-920e-47c5-9e70-1d9a962c6c94&quot;], &quot;itemData&quot;: {&quot;volume&quot;: &quot;18&quot;, &quot;page&quot;: &quot;76-88&quot;, &quot;issue&quot;: &quot;1-2&quot;, &quot;DOI&quot;: &quot;http://dx.doi.org/10.1037/h0094050&quot;, &quot;ISBN&quot;: &quot;2162-1535(Electronic);0275-3987(Print)&quot;, &quot;ISSN&quot;: &quot;2162-1535&quot;, &quot;author&quot;: [{&quot;dropping-particle&quot;: &quot;&quot;, &quot;family&quot;: &quot;Coffman&quot;, &quot;given&quot;: &quot;D.D.&quot;, &quot;suffix&quot;: &quot;&quot;, &quot;non-dropping-particle&quot;: &quot;&quot;, &quot;parse-names&quot;: false}], &quot;container-title&quot;: &quot;Psychomusicology&quot;, &quot;title&quot;: &quot;Music and quality of life in older adults&quot;, &quot;abstract&quot;: &quot;This article briefly reviews some basic issues of adult development and measures used in assessing quality of life as a background for reviewing music studies with healthy older adults. Research shows that music activities (both music listening and music making) can influence older adults' perceptions about the quality of their lives. Some research has examined the effects of music listening on biological markers of health and subjective perceptions of well-being. Other studies on the psychological and social benefits associated with music making activities have demonstrated that participants often place considerable value on these \&quot;nonmusical\&quot; benefits of music activity.&quot;, &quot;type&quot;: &quot;article-journal&quot;, &quot;id&quot;: &quot;ITEM-1&quot;, &quot;issued&quot;: {&quot;date-parts&quot;: [[&quot;2002&quot;]]}}, &quot;id&quot;: &quot;ITEM-1&quot;}], &quot;mendeley&quot;: {&quot;plainTextFormattedCitation&quot;: &quot;(Coffman, 2002)&quot;, &quot;previouslyFormattedCitation&quot;: &quot;(Coffman, 2002)&quot;, &quot;formattedCitation&quot;: &quot;(Coffman, 2002)&quot;}, &quot;properties&quot;: {&quot;noteIndex&quot;: 0}} RNDxYbM6gEF9B"/><text:span text:style-name="T118">⁠, so further understanding the effect of music on the cognitive abilities</text:span><text:change text:change-id="ct140227820859360"/><text:change-start text:change-id="ct140227820818176"/><text:span text:style-name="T118"> </text:span><text:change-end text:change-id="ct140227820818176"/><text:span text:style-name="T118">of older adults has potential therapeutic implications</text:span><text:change text:change-id="ct140227820824128"/><text:change-start text:change-id="ct140227820806576"/><text:span text:style-name="T118">.</text:span><text:change-end text:change-id="ct140227820806576"/></text:p>
      <text:p text:style-name="P42">Using Electroencephalograph<text:change text:change-id="ct140227820679728"/><text:change-start text:change-id="ct140227820663104"/><text:span text:style-name="T157">y</text:span><text:change-end text:change-id="ct140227820663104"/></text:p>
      <text:p text:style-name="P43">All of the <text:span text:style-name="T5">research</text:span> discussed up to this point have used behavioural measures to <text:span text:style-name="T129">investigate</text:span> the effects of music on cognition. <text:span text:style-name="T129">Recently, s</text:span>ome researchers have begun to us<text:change text:change-id="ct140227820806000"/><text:change-start text:change-id="ct140227820722032"/><text:span text:style-name="T157">e</text:span><text:change-end text:change-id="ct140227820722032"/> electroencephalography (EEG)<text:change text:change-id="ct140227820859936"/><text:change-start text:change-id="ct140227820786480"/> <text:change-end text:change-id="ct140227820786480"/><text:span text:style-name="T5">to understand</text:span> the<text:change text:change-id="ct140227820786704"/> neural basis<text:change-start text:change-id="ct140227820810960"/> <text:span text:style-name="T155">of the effects of background music on cognitive functions</text:span><text:change-end text:change-id="ct140227820810960"/>. <text:span text:style-name="T5">When exploring this topic using EEG, it is important to keep in mind the results of EEG studies that have explored cognitive performance without the pr</text:span><text:change text:change-id="ct140227820811184"/><text:change-start text:change-id="ct140227820772432"/><text:span text:style-name="T5">e</text:span><text:change-end text:change-id="ct140227820772432"/><text:span text:style-name="T5">sence of music. In 1999, </text:span><text:change text:change-id="ct140227820772912"/><text:change-start text:change-id="ct140227820776864"/><text:reference-mark-start text:name="ADDIN CSL_CITATION {&quot;schema&quot;: &quot;https://github.com/citation-style-language/schema/raw/master/csl-citation.json&quot;, &quot;citationItems&quot;: [{&quot;uris&quot;: [&quot;http://www.mendeley.com/documents/?uuid=f820daa7-0dee-4cf2-8beb-f31f5840d66e&quot;], &quot;itemData&quot;: {&quot;volume&quot;: &quot;29&quot;, &quot;page&quot;: &quot;169-195&quot;, &quot;issue&quot;: &quot;2-3&quot;, &quot;DOI&quot;: &quot;10.1016/S0165-0173(98)00056-3&quot;, &quot;note&quot;: &quot;NULL&quot;, &quot;ISBN&quot;: &quot;0165-0173&quot;, &quot;ISSN&quot;: &quot;01650173&quot;, &quot;author&quot;: [{&quot;dropping-particle&quot;: &quot;&quot;, &quot;family&quot;: &quot;Klimesch&quot;, &quot;given&quot;: &quot;Wolfgang&quot;, &quot;suffix&quot;: &quot;&quot;, &quot;non-dropping-particle&quot;: &quot;&quot;, &quot;parse-names&quot;: false}], &quot;container-title&quot;: &quot;Brain Research Reviews&quot;, &quot;title&quot;: &quot;EEG alpha and theta oscillations reflect cognitive and memory performance: A review and analysis&quot;, &quot;abstract&quot;: &quot;Evidence is presented that EEG oscillations in the alpha and theta band reflect cognitive and memory performance in particular. Good performance is related to two types of EEG phenomena (i) a tonic increase in alpha but a decrease in theta power, and (ii) a large phasic (event-related) decrease in alpha but increase in theta, depending on the type of memory demands. Because alpha frequency shows large interindividual differences which are related to age and memory performance, this double dissociation between alpha vs. theta and tonic vs. phasic changes can be observed only if fixed frequency bands are abandoned. It is suggested to adjust the frequency windows of alpha and theta for each subject by using individual alpha frequency as an anchor point. Based on this procedure, a consistent interpretation of a variety of findings is made possible. As an example, in a similar way as brain volume does, upper alpha power increases (but theta power decreases) from early childhood to adulthood, whereas the opposite holds true for the late part of the lifespan. Alpha power is lowered and theta power enhanced in subjects with a variety of different neurological disorders. Furthermore, after sustained wakefulness and during the transition from waking to sleeping when the ability to respond to external stimuli ceases, upper alpha power decreases, whereas theta increases. Event-related changes indicate that the extent of upper alpha desynchronization is positively correlated with (semantic) long-term memory performance, whereas theta synchronization is positively correlated with the ability to encode new information. The reviewed findings are interpreted on the basis of brain oscillations. It is suggested that the encoding of new information is reflected by theta oscillations in hippocampo-cortical feedback loops, whereas search and retrieval processes in (semantic) long-term memory are reflected by upper alpha oscillations in thalamo-cortical feedback loops.&quot;, &quot;type&quot;: &quot;article-journal&quot;, &quot;PMID&quot;: &quot;10209231&quot;, &quot;id&quot;: &quot;ITEM-1&quot;, &quot;issued&quot;: {&quot;date-parts&quot;: [[&quot;1999&quot;]]}}, &quot;id&quot;: &quot;ITEM-1&quot;}], &quot;mendeley&quot;: {&quot;plainTextFormattedCitation&quot;: &quot;(Klimesch, 1999)&quot;, &quot;previouslyFormattedCitation&quot;: &quot;(Klimesch, 1999)&quot;, &quot;manualFormatting&quot;: &quot;Klimesch&quot;, &quot;formattedCitation&quot;: &quot;(Klimesch, 1999)&quot;}, &quot;properties&quot;: {&quot;noteIndex&quot;: 0}} RNDzgvOWy885B"/><text:span text:style-name="T42">Klimesch</text:span><text:change-end text:change-id="ct140227820776864"/><text:reference-mark-end text:name="ADDIN CSL_CITATION {&quot;schema&quot;: &quot;https://github.com/citation-style-language/schema/raw/master/csl-citation.json&quot;, &quot;citationItems&quot;: [{&quot;uris&quot;: [&quot;http://www.mendeley.com/documents/?uuid=f820daa7-0dee-4cf2-8beb-f31f5840d66e&quot;], &quot;itemData&quot;: {&quot;volume&quot;: &quot;29&quot;, &quot;page&quot;: &quot;169-195&quot;, &quot;issue&quot;: &quot;2-3&quot;, &quot;DOI&quot;: &quot;10.1016/S0165-0173(98)00056-3&quot;, &quot;note&quot;: &quot;NULL&quot;, &quot;ISBN&quot;: &quot;0165-0173&quot;, &quot;ISSN&quot;: &quot;01650173&quot;, &quot;author&quot;: [{&quot;dropping-particle&quot;: &quot;&quot;, &quot;family&quot;: &quot;Klimesch&quot;, &quot;given&quot;: &quot;Wolfgang&quot;, &quot;suffix&quot;: &quot;&quot;, &quot;non-dropping-particle&quot;: &quot;&quot;, &quot;parse-names&quot;: false}], &quot;container-title&quot;: &quot;Brain Research Reviews&quot;, &quot;title&quot;: &quot;EEG alpha and theta oscillations reflect cognitive and memory performance: A review and analysis&quot;, &quot;abstract&quot;: &quot;Evidence is presented that EEG oscillations in the alpha and theta band reflect cognitive and memory performance in particular. Good performance is related to two types of EEG phenomena (i) a tonic increase in alpha but a decrease in theta power, and (ii) a large phasic (event-related) decrease in alpha but increase in theta, depending on the type of memory demands. Because alpha frequency shows large interindividual differences which are related to age and memory performance, this double dissociation between alpha vs. theta and tonic vs. phasic changes can be observed only if fixed frequency bands are abandoned. It is suggested to adjust the frequency windows of alpha and theta for each subject by using individual alpha frequency as an anchor point. Based on this procedure, a consistent interpretation of a variety of findings is made possible. As an example, in a similar way as brain volume does, upper alpha power increases (but theta power decreases) from early childhood to adulthood, whereas the opposite holds true for the late part of the lifespan. Alpha power is lowered and theta power enhanced in subjects with a variety of different neurological disorders. Furthermore, after sustained wakefulness and during the transition from waking to sleeping when the ability to respond to external stimuli ceases, upper alpha power decreases, whereas theta increases. Event-related changes indicate that the extent of upper alpha desynchronization is positively correlated with (semantic) long-term memory performance, whereas theta synchronization is positively correlated with the ability to encode new information. The reviewed findings are interpreted on the basis of brain oscillations. It is suggested that the encoding of new information is reflected by theta oscillations in hippocampo-cortical feedback loops, whereas search and retrieval processes in (semantic) long-term memory are reflected by upper alpha oscillations in thalamo-cortical feedback loops.&quot;, &quot;type&quot;: &quot;article-journal&quot;, &quot;PMID&quot;: &quot;10209231&quot;, &quot;id&quot;: &quot;ITEM-1&quot;, &quot;issued&quot;: {&quot;date-parts&quot;: [[&quot;1999&quot;]]}}, &quot;id&quot;: &quot;ITEM-1&quot;}], &quot;mendeley&quot;: {&quot;plainTextFormattedCitation&quot;: &quot;(Klimesch, 1999)&quot;, &quot;previouslyFormattedCitation&quot;: &quot;(Klimesch, 1999)&quot;, &quot;manualFormatting&quot;: &quot;Klimesch&quot;, &quot;formattedCitation&quot;: &quot;(Klimesch, 1999)&quot;}, &quot;properties&quot;: {&quot;noteIndex&quot;: 0}} RNDzgvOWy885B"/><text:span text:style-name="T5">⁠ wrote a review paper summarizing how EEG signal frequencies are related to different cognitive processes. His main findings showed that </text:span><text:change text:change-id="ct140227820812704"/><text:change-start text:change-id="ct140227820813600"/><text:span text:style-name="T5">good working memory performance</text:span><text:change-end text:change-id="ct140227820813600"/><text:span text:style-name="T5"> relates to changes in EEG frequencies on two scales: tonic (long-term or over the life-time) and phasic (short-</text:span><text:soft-page-break/><text:span text:style-name="T5">term or event-related). At the tonic level, Klimesch describes good</text:span><text:change text:change-id="ct140227820858512"/><text:change-start text:change-id="ct140227820783536"/><text:span text:style-name="T5"> working memory</text:span><text:change-end text:change-id="ct140227820783536"/><text:span text:style-name="T5"> performance as being related to </text:span><text:change text:change-id="ct140227820828816"/><text:change-start text:change-id="ct140227820829856"/><text:span text:style-name="T5">a</text:span><text:change-end text:change-id="ct140227820829856"/><text:span text:style-name="T5">n increase in alpha power and a decrease in theta power. For example, alpha power increases (and theta power decreases) with age into adulthood</text:span><text:change-start text:change-id="ct140227820831680"/><text:span text:style-name="T5"> as working memory abilities increase</text:span><text:change-end text:change-id="ct140227820831680"/><text:span text:style-name="T5">, but the reverse is true as a person ages into the late lifespa</text:span><text:change text:change-id="ct140227820832688"/><text:span text:style-name="T5">n</text:span><text:change-start text:change-id="ct140227820906096"/><text:span text:style-name="T5"> and working memory abilities decrease</text:span><text:change-end text:change-id="ct140227820906096"/><text:span text:style-name="T5">. In contrast, at the phasic level a large decrease in alpha, but increase in theta power, is related to good cognitive performance. Others have found similar relationships between the alpha and theta bands of the EEG signal and abilities to focus and sustain attention </text:span><text:change text:change-id="ct140227820907152"/><text:change-start text:change-id="ct140227820908928"/><text:reference-mark-start text:name="ADDIN CSL_CITATION {&quot;schema&quot;: &quot;https://github.com/citation-style-language/schema/raw/master/csl-citation.json&quot;, &quot;citationItems&quot;: [{&quot;uris&quot;: [&quot;http://www.mendeley.com/documents/?uuid=341fa914-a5a9-4b09-a1a3-60cafb1aec6e&quot;], &quot;itemData&quot;: {&quot;volume&quot;: &quot;10&quot;, &quot;page&quot;: &quot;829-839&quot;, &quot;issue&quot;: &quot;9&quot;, &quot;DOI&quot;: &quot;10.1093/cercor/10.9.829&quot;, &quot;ISBN&quot;: &quot;1047-3211 (Print)&quot;, &quot;ISSN&quot;: &quot;14602199&quot;, &quot;author&quot;: [{&quot;dropping-particle&quot;: &quot;&quot;, &quot;family&quot;: &quot;Gevins&quot;, &quot;given&quot;: &quot;A&quot;, &quot;suffix&quot;: &quot;&quot;, &quot;non-dropping-particle&quot;: &quot;&quot;, &quot;parse-names&quot;: false}, {&quot;dropping-particle&quot;: &quot;&quot;, &quot;family&quot;: &quot;Smith&quot;, &quot;given&quot;: &quot;Michael E&quot;, &quot;suffix&quot;: &quot;&quot;, &quot;non-dropping-particle&quot;: &quot;&quot;, &quot;parse-names&quot;: false}], &quot;container-title&quot;: &quot;Cerebral Cortex&quot;, &quot;title&quot;: &quot;Neurophysiological Measures of Working Memory and Individual Differences in Cognitive Ability and Cognitive Style&quot;, &quot;abstract&quot;: &quot;The capacity to deliberately control attention in order to hold and manipulate information in working memory is critical to higher cognitive functions. This suggests that between-subject differences in general cognitive ability might be related to observable differences in the activity of brain systems that support working memory and attention control. To test this notion, electroencephalograms were recorded from 80 healthy young adults during spatial working memory tasks. Measures of task-related neurophysiological and behavioral variables were derived from these data and compared to scores on a test battery commonly used to assess general cognitive ability (the WAIS-R). Subjects who scored high on the psychometric test also tended to respond faster in the experimental tasks without any loss of accuracy. The amplitude of the late positive component of the event-related potential was larger in high-ability subjects, and the frontal midline theta component of the EEG signal was also selectively enhanced in this group under conditions of sustained performance and high working memory load. These results suggest that subjects who scored high on the WAIS-R were better able to focus and sustain attention to task performance. Changes in the EEG alpha rhythm in response to manipulations of task practice and load were also examined and compared between frontal and parietal regions. The results indicated that high-ability subjects developed strategies that made relatively greater use of parietal regions, whereas low-ability subjects relied more exclusively on frontal regions. Other analyses indicated that hemispheric asymmetries in alpha band measures distinguish between individuals with relatively high verbal aptitude and those with relatively high nonverbal aptitude. In particular, subjects with a verbal cognitive style tended to make greater use of the left parietal region during task performance, and subjects with a nonverbal style tended to make greater use of the right parietal region. These results help clarify relationships between task-related brain activity and individual differences in cognitive ability and style.&quot;, &quot;type&quot;: &quot;article-journal&quot;, &quot;PMID&quot;: &quot;10982744&quot;, &quot;id&quot;: &quot;ITEM-1&quot;, &quot;issued&quot;: {&quot;date-parts&quot;: [[&quot;2000&quot;, &quot;9&quot;, &quot;1&quot;]]}}, &quot;id&quot;: &quot;ITEM-1&quot;}], &quot;mendeley&quot;: {&quot;plainTextFormattedCitation&quot;: &quot;(Gevins &amp; Smith, 2000)&quot;, &quot;previouslyFormattedCitation&quot;: &quot;(Gevins &amp; Smith, 2000)&quot;, &quot;formattedCitation&quot;: &quot;(Gevins &amp; Smith, 2000)&quot;}, &quot;properties&quot;: {&quot;noteIndex&quot;: 0}} RNDgYNIlBUXOl"/><text:span text:style-name="T42">(Gevins &amp; Smith, 2000)</text:span><text:change-end text:change-id="ct140227820908928"/><text:reference-mark-end text:name="ADDIN CSL_CITATION {&quot;schema&quot;: &quot;https://github.com/citation-style-language/schema/raw/master/csl-citation.json&quot;, &quot;citationItems&quot;: [{&quot;uris&quot;: [&quot;http://www.mendeley.com/documents/?uuid=341fa914-a5a9-4b09-a1a3-60cafb1aec6e&quot;], &quot;itemData&quot;: {&quot;volume&quot;: &quot;10&quot;, &quot;page&quot;: &quot;829-839&quot;, &quot;issue&quot;: &quot;9&quot;, &quot;DOI&quot;: &quot;10.1093/cercor/10.9.829&quot;, &quot;ISBN&quot;: &quot;1047-3211 (Print)&quot;, &quot;ISSN&quot;: &quot;14602199&quot;, &quot;author&quot;: [{&quot;dropping-particle&quot;: &quot;&quot;, &quot;family&quot;: &quot;Gevins&quot;, &quot;given&quot;: &quot;A&quot;, &quot;suffix&quot;: &quot;&quot;, &quot;non-dropping-particle&quot;: &quot;&quot;, &quot;parse-names&quot;: false}, {&quot;dropping-particle&quot;: &quot;&quot;, &quot;family&quot;: &quot;Smith&quot;, &quot;given&quot;: &quot;Michael E&quot;, &quot;suffix&quot;: &quot;&quot;, &quot;non-dropping-particle&quot;: &quot;&quot;, &quot;parse-names&quot;: false}], &quot;container-title&quot;: &quot;Cerebral Cortex&quot;, &quot;title&quot;: &quot;Neurophysiological Measures of Working Memory and Individual Differences in Cognitive Ability and Cognitive Style&quot;, &quot;abstract&quot;: &quot;The capacity to deliberately control attention in order to hold and manipulate information in working memory is critical to higher cognitive functions. This suggests that between-subject differences in general cognitive ability might be related to observable differences in the activity of brain systems that support working memory and attention control. To test this notion, electroencephalograms were recorded from 80 healthy young adults during spatial working memory tasks. Measures of task-related neurophysiological and behavioral variables were derived from these data and compared to scores on a test battery commonly used to assess general cognitive ability (the WAIS-R). Subjects who scored high on the psychometric test also tended to respond faster in the experimental tasks without any loss of accuracy. The amplitude of the late positive component of the event-related potential was larger in high-ability subjects, and the frontal midline theta component of the EEG signal was also selectively enhanced in this group under conditions of sustained performance and high working memory load. These results suggest that subjects who scored high on the WAIS-R were better able to focus and sustain attention to task performance. Changes in the EEG alpha rhythm in response to manipulations of task practice and load were also examined and compared between frontal and parietal regions. The results indicated that high-ability subjects developed strategies that made relatively greater use of parietal regions, whereas low-ability subjects relied more exclusively on frontal regions. Other analyses indicated that hemispheric asymmetries in alpha band measures distinguish between individuals with relatively high verbal aptitude and those with relatively high nonverbal aptitude. In particular, subjects with a verbal cognitive style tended to make greater use of the left parietal region during task performance, and subjects with a nonverbal style tended to make greater use of the right parietal region. These results help clarify relationships between task-related brain activity and individual differences in cognitive ability and style.&quot;, &quot;type&quot;: &quot;article-journal&quot;, &quot;PMID&quot;: &quot;10982744&quot;, &quot;id&quot;: &quot;ITEM-1&quot;, &quot;issued&quot;: {&quot;date-parts&quot;: [[&quot;2000&quot;, &quot;9&quot;, &quot;1&quot;]]}}, &quot;id&quot;: &quot;ITEM-1&quot;}], &quot;mendeley&quot;: {&quot;plainTextFormattedCitation&quot;: &quot;(Gevins &amp; Smith, 2000)&quot;, &quot;previouslyFormattedCitation&quot;: &quot;(Gevins &amp; Smith, 2000)&quot;, &quot;formattedCitation&quot;: &quot;(Gevins &amp; Smith, 2000)&quot;}, &quot;properties&quot;: {&quot;noteIndex&quot;: 0}} RNDgYNIlBUXOl"/><text:span text:style-name="T119">⁠. Alpha power is generally thought of as an index of attention with large alpha power being an indicator of cortical “idling” and when external task load increases, alpha power decreases </text:span><text:change text:change-id="ct140227820909840"/><text:change-start text:change-id="ct140227820911488"/><text:reference-mark-start text:name="ADDIN CSL_CITATION {&quot;schema&quot;: &quot;https://github.com/citation-style-language/schema/raw/master/csl-citation.json&quot;, &quot;citationItems&quot;: [{&quot;uris&quot;: [&quot;http://www.mendeley.com/documents/?uuid=fa8b6c7f-5572-424a-911f-724d4ba5ce10&quot;], &quot;itemData&quot;: {&quot;volume&quot;: &quot;7&quot;, &quot;page&quot;: &quot;553-559&quot;, &quot;issue&quot;: &quot;12&quot;, &quot;DOI&quot;: &quot;10.1016/j.tics.2003.10.012&quot;, &quot;note&quot;: &quot;NULL&quot;, &quot;ISBN&quot;: &quot;1364-6613 (Print)\\r1364-6613 (Linking)&quot;, &quot;ISSN&quot;: &quot;13646613&quot;, &quot;author&quot;: [{&quot;dropping-particle&quot;: &quot;&quot;, &quot;family&quot;: &quot;Ward&quot;, &quot;given&quot;: &quot;Lawrence M.&quot;, &quot;suffix&quot;: &quot;&quot;, &quot;non-dropping-particle&quot;: &quot;&quot;, &quot;parse-names&quot;: false}], &quot;container-title&quot;: &quot;Trends in Cognitive Sciences&quot;, &quot;title&quot;: &quot;Synchronous neural oscillations and cognitive processes&quot;, &quot;abstract&quot;: &quot;The central problem for cognitive neuroscience is to describe how cognitive processes arise from brain processes. This review summarizes the recent evidence that synchronous neural oscillations reveal much about the origin and nature of cognitive processes such as memory, attention and consciousness. Memory processes are most closely related to theta and gamma rhythms, whereas attention seems closely associated with alpha and gamma rhythms. Conscious awareness may arise from synchronous neural oscillations occurring globally throughout the brain rather than from the locally synchronous oscillations that occur when a sensory area encodes a stimulus. These associations between the dynamics of the brain and cognitive processes indicate progress towards a unified theory of brain and cognition.&quot;, &quot;type&quot;: &quot;article-journal&quot;, &quot;PMID&quot;: &quot;14643372&quot;, &quot;id&quot;: &quot;ITEM-1&quot;, &quot;issued&quot;: {&quot;date-parts&quot;: [[&quot;2003&quot;]]}}, &quot;id&quot;: &quot;ITEM-1&quot;}], &quot;mendeley&quot;: {&quot;plainTextFormattedCitation&quot;: &quot;(Ward, 2003)&quot;, &quot;previouslyFormattedCitation&quot;: &quot;(Ward, 2003)&quot;, &quot;formattedCitation&quot;: &quot;(Ward, 2003)&quot;}, &quot;properties&quot;: {&quot;noteIndex&quot;: 0}} RNDqSdDHPAYnH"/><text:span text:style-name="T42">(Ward, 2003)</text:span><text:change-end text:change-id="ct140227820911488"/><text:reference-mark-end text:name="ADDIN CSL_CITATION {&quot;schema&quot;: &quot;https://github.com/citation-style-language/schema/raw/master/csl-citation.json&quot;, &quot;citationItems&quot;: [{&quot;uris&quot;: [&quot;http://www.mendeley.com/documents/?uuid=fa8b6c7f-5572-424a-911f-724d4ba5ce10&quot;], &quot;itemData&quot;: {&quot;volume&quot;: &quot;7&quot;, &quot;page&quot;: &quot;553-559&quot;, &quot;issue&quot;: &quot;12&quot;, &quot;DOI&quot;: &quot;10.1016/j.tics.2003.10.012&quot;, &quot;note&quot;: &quot;NULL&quot;, &quot;ISBN&quot;: &quot;1364-6613 (Print)\\r1364-6613 (Linking)&quot;, &quot;ISSN&quot;: &quot;13646613&quot;, &quot;author&quot;: [{&quot;dropping-particle&quot;: &quot;&quot;, &quot;family&quot;: &quot;Ward&quot;, &quot;given&quot;: &quot;Lawrence M.&quot;, &quot;suffix&quot;: &quot;&quot;, &quot;non-dropping-particle&quot;: &quot;&quot;, &quot;parse-names&quot;: false}], &quot;container-title&quot;: &quot;Trends in Cognitive Sciences&quot;, &quot;title&quot;: &quot;Synchronous neural oscillations and cognitive processes&quot;, &quot;abstract&quot;: &quot;The central problem for cognitive neuroscience is to describe how cognitive processes arise from brain processes. This review summarizes the recent evidence that synchronous neural oscillations reveal much about the origin and nature of cognitive processes such as memory, attention and consciousness. Memory processes are most closely related to theta and gamma rhythms, whereas attention seems closely associated with alpha and gamma rhythms. Conscious awareness may arise from synchronous neural oscillations occurring globally throughout the brain rather than from the locally synchronous oscillations that occur when a sensory area encodes a stimulus. These associations between the dynamics of the brain and cognitive processes indicate progress towards a unified theory of brain and cognition.&quot;, &quot;type&quot;: &quot;article-journal&quot;, &quot;PMID&quot;: &quot;14643372&quot;, &quot;id&quot;: &quot;ITEM-1&quot;, &quot;issued&quot;: {&quot;date-parts&quot;: [[&quot;2003&quot;]]}}, &quot;id&quot;: &quot;ITEM-1&quot;}], &quot;mendeley&quot;: {&quot;plainTextFormattedCitation&quot;: &quot;(Ward, 2003)&quot;, &quot;previouslyFormattedCitation&quot;: &quot;(Ward, 2003)&quot;, &quot;formattedCitation&quot;: &quot;(Ward, 2003)&quot;}, &quot;properties&quot;: {&quot;noteIndex&quot;: 0}} RNDqSdDHPAYnH"/><text:span text:style-name="T119">⁠. </text:span><text:change-start text:change-id="ct140227820909568"/></text:p>
      <text:p text:style-name="P129"><text:change-end text:change-id="ct140227820909568"/><text:change text:change-id="ct140227820721760"/><text:span text:style-name="T159">A similar approach can be taken when looking at EEG signals during background music and cognitive tasks. In most of these studies, the focus has been on the changes seen in the alpha frequency band. There are different types of changes that can be measured. Some studies have looked at overall alpha power, a measure of the amount of alpha activity in the EEG signal</text:span><text:change text:change-id="ct140227820858768"/><text:span text:style-name="T159">, while others have used techniques called event related desynchronization (ERD) or event related synchronization (ERS). These techniques are a measure of </text:span><text:change text:change-id="ct140227820910096"/><text:change text:change-id="ct140227820858160"/><text:change-start text:change-id="ct140227820911712"/><text:span text:style-name="T159">how synchronous neural activity is as a result of an external stimulus</text:span><text:change-end text:change-id="ct140227820911712"/><text:span text:style-name="T159"> compared to a baseline </text:span><text:reference-mark-start text:name="ADDIN CSL_CITATION {&quot;citationItems&quot;: [{&quot;id&quot;: &quot;ITEM-1&quot;, &quot;itemData&quot;: {&quot;DOI&quot;: &quot;10.1016/S1388-2457(99)00141-8&quot;, &quot;ISBN&quot;: &quot;1388-2457 (Print)\\r1388-2457 (Linking)&quot;, &quot;ISSN&quot;: &quot;1388-2457&quot;, &quot;PMID&quot;: &quot;10576479&quot;, &quot;abstract&quot;: &quot;An internally or externally paced event results not only in the generation of an event-related potential (ERP) but also in a change in the ongoing EEG/MEG in form of an event-related desynchronization (ERD) or event-related synchronization (ERS). The ERP on the one side and the ERD/ERS on the other side are different responses of neuronal structures in the brain. While the former is phase-locked, the latter is not phase-locked to the event. The most important difference between both phenomena is that the ERD/ERS is highly frequency bandspeci \u00aec, whereby either the same or different locations on the scalp can display ERD and ERS simultaneously. Quanti\u00aecation of ERD/ERS in time and space is demonstrated on data from a number of movement experiments.&quot;, &quot;author&quot;: [{&quot;dropping-particle&quot;: &quot;&quot;, &quot;family&quot;: &quot;Pfurtscheller&quot;, &quot;given&quot;: &quot;G&quot;, &quot;non-dropping-particle&quot;: &quot;&quot;, &quot;parse-names&quot;: false, &quot;suffix&quot;: &quot;&quot;}, {&quot;dropping-particle&quot;: &quot;&quot;, &quot;family&quot;: &quot;Lopes&quot;, &quot;given&quot;: &quot;F H&quot;, &quot;non-dropping-particle&quot;: &quot;&quot;, &quot;parse-names&quot;: false, &quot;suffix&quot;: &quot;&quot;}], &quot;container-title&quot;: &quot;Clinical Neurophysiology&quot;, &quot;id&quot;: &quot;ITEM-1&quot;, &quot;issued&quot;: {&quot;date-parts&quot;: [[&quot;1999&quot;]]}, &quot;page&quot;: &quot;1842-1857&quot;, &quot;title&quot;: &quot;Event-related EEG / MEG synchronization and desynchronization : basic principles&quot;, &quot;type&quot;: &quot;article-journal&quot;, &quot;volume&quot;: &quot;110&quot;}, &quot;uris&quot;: [&quot;http://www.mendeley.com/documents/?uuid=f7e8aade-4e0f-4429-b690-9b02df3a4667&quot;]}], &quot;properties&quot;: {&quot;noteIndex&quot;: 0}, &quot;schema&quot;: &quot;https://github.com/citation-style-language/schema/raw/master/csl-citation.json&quot;} RNDZGfqFc03Ii"/><text:span text:style-name="T159">{Formatting Citation}</text:span><text:reference-mark-end text:name="ADDIN CSL_CITATION {&quot;citationItems&quot;: [{&quot;id&quot;: &quot;ITEM-1&quot;, &quot;itemData&quot;: {&quot;DOI&quot;: &quot;10.1016/S1388-2457(99)00141-8&quot;, &quot;ISBN&quot;: &quot;1388-2457 (Print)\\r1388-2457 (Linking)&quot;, &quot;ISSN&quot;: &quot;1388-2457&quot;, &quot;PMID&quot;: &quot;10576479&quot;, &quot;abstract&quot;: &quot;An internally or externally paced event results not only in the generation of an event-related potential (ERP) but also in a change in the ongoing EEG/MEG in form of an event-related desynchronization (ERD) or event-related synchronization (ERS). The ERP on the one side and the ERD/ERS on the other side are different responses of neuronal structures in the brain. While the former is phase-locked, the latter is not phase-locked to the event. The most important difference between both phenomena is that the ERD/ERS is highly frequency bandspeci \u00aec, whereby either the same or different locations on the scalp can display ERD and ERS simultaneously. Quanti\u00aecation of ERD/ERS in time and space is demonstrated on data from a number of movement experiments.&quot;, &quot;author&quot;: [{&quot;dropping-particle&quot;: &quot;&quot;, &quot;family&quot;: &quot;Pfurtscheller&quot;, &quot;given&quot;: &quot;G&quot;, &quot;non-dropping-particle&quot;: &quot;&quot;, &quot;parse-names&quot;: false, &quot;suffix&quot;: &quot;&quot;}, {&quot;dropping-particle&quot;: &quot;&quot;, &quot;family&quot;: &quot;Lopes&quot;, &quot;given&quot;: &quot;F H&quot;, &quot;non-dropping-particle&quot;: &quot;&quot;, &quot;parse-names&quot;: false, &quot;suffix&quot;: &quot;&quot;}], &quot;container-title&quot;: &quot;Clinical Neurophysiology&quot;, &quot;id&quot;: &quot;ITEM-1&quot;, &quot;issued&quot;: {&quot;date-parts&quot;: [[&quot;1999&quot;]]}, &quot;page&quot;: &quot;1842-1857&quot;, &quot;title&quot;: &quot;Event-related EEG / MEG synchronization and desynchronization : basic principles&quot;, &quot;type&quot;: &quot;article-journal&quot;, &quot;volume&quot;: &quot;110&quot;}, &quot;uris&quot;: [&quot;http://www.mendeley.com/documents/?uuid=f7e8aade-4e0f-4429-b690-9b02df3a4667&quot;]}], &quot;properties&quot;: {&quot;noteIndex&quot;: 0}, &quot;schema&quot;: &quot;https://github.com/citation-style-language/schema/raw/master/csl-citation.json&quot;} RNDZGfqFc03Ii"/><text:span text:style-name="T159">⁠. With music as a stimulus, techniques using power information from the EEG are more informative than event-related averaging techniques because they do not require the response to the stimulus to be phase-locked. Averaging over many trials where the data is not phase-locked would result in a loss of information. ERD/ERS techniques examine changes in power within frequency bands. An increase in ERS indicates that neurons have become more synchronized i</text:span><text:change text:change-id="ct140227771122864"/><text:change-start text:change-id="ct140227820784160"/><text:span text:style-name="T159">n</text:span><text:change-end text:change-id="ct140227820784160"/><text:span text:style-name="T159"> their firing as a result of an external stimulu</text:span><text:change text:change-id="ct140227820783760"/><text:span text:style-name="T159">s compared to a baseline period. </text:span></text:p>
      <text:p text:style-name="P122">The changes seen in the EEG frequency bands can be related both to a participant’s performance on a cognitive task and to changes that occur while listening to music. Researchers have <text:soft-page-break/>used this ability to explore neural <text:span text:style-name="T146">activity responsible for</text:span> the ‘Mozart effect’. <text:span text:style-name="T130">These studies have shown that there is an increase in alpha in the participants’ EEG signal after listening </text:span>to a Mozart piece <text:change text:change-id="ct140227820913536"/><text:change-start text:change-id="ct140227820917264"/><text:reference-mark-start text:name="ADDIN CSL_CITATION {&quot;schema&quot;: &quot;https://github.com/citation-style-language/schema/raw/master/csl-citation.json&quot;, &quot;citationItems&quot;: [{&quot;uris&quot;: [&quot;http://www.mendeley.com/documents/?uuid=31e922f2-9f20-409d-ad2d-31d6bf0e948f&quot;], &quot;itemData&quot;: {&quot;volume&quot;: &quot;35&quot;, &quot;page&quot;: &quot;150-155&quot;, &quot;DOI&quot;: &quot;10.1016/j.concog.2015.05.005&quot;, &quot;ISBN&quot;: &quot;1053-8100&quot;, &quot;ISSN&quot;: &quot;10902376&quot;, &quot;author&quot;: [{&quot;dropping-particle&quot;: &quot;&quot;, &quot;family&quot;: &quot;Verrusio&quot;, &quot;given&quot;: &quot;Walter&quot;, &quot;suffix&quot;: &quot;&quot;, &quot;non-dropping-particle&quot;: &quot;&quot;, &quot;parse-names&quot;: false}, {&quot;dropping-particle&quot;: &quot;&quot;, &quot;family&quot;: &quot;Ettorre&quot;, &quot;given&quot;: &quot;Evaristo&quot;, &quot;suffix&quot;: &quot;&quot;, &quot;non-dropping-particle&quot;: &quot;&quot;, &quot;parse-names&quot;: false}, {&quot;dropping-particle&quot;: &quot;&quot;, &quot;family&quot;: &quot;Vicenzini&quot;, &quot;given&quot;: &quot;Edoardo&quot;, &quot;suffix&quot;: &quot;&quot;, &quot;non-dropping-particle&quot;: &quot;&quot;, &quot;parse-names&quot;: false}, {&quot;dropping-particle&quot;: &quot;&quot;, &quot;family&quot;: &quot;Vanacore&quot;, &quot;given&quot;: &quot;Nicola&quot;, &quot;suffix&quot;: &quot;&quot;, &quot;non-dropping-particle&quot;: &quot;&quot;, &quot;parse-names&quot;: false}, {&quot;dropping-particle&quot;: &quot;&quot;, &quot;family&quot;: &quot;Cacciafesta&quot;, &quot;given&quot;: &quot;Mauro&quot;, &quot;suffix&quot;: &quot;&quot;, &quot;non-dropping-particle&quot;: &quot;&quot;, &quot;parse-names&quot;: false}, {&quot;dropping-particle&quot;: &quot;&quot;, &quot;family&quot;: &quot;Mecarelli&quot;, &quot;given&quot;: &quot;Oriano&quot;, &quot;suffix&quot;: &quot;&quot;, &quot;non-dropping-particle&quot;: &quot;&quot;, &quot;parse-names&quot;: false}], &quot;container-title&quot;: &quot;Consciousness and Cognition&quot;, &quot;type&quot;: &quot;article-journal&quot;, &quot;publisher&quot;: &quot;Elsevier Inc.&quot;, &quot;abstract&quot;: &quot;The aim of this study is to investigate the influence of Mozart's music on brain activity through spectral analysis of the EEG in young healthy adults (Adults), in healthy elderly (Elderly) and in elderly with Mild Cognitive Impairment (MCI). EEG recording was performed at basal rest conditions and after listening to Mozart's K448 or \&quot;Fur Elise\&quot; Beethoven's sonatas. After listening to Mozart, an increase of alpha band and median frequency index of background alpha rhythm activity (a pattern of brain wave activity linked to memory, cognition and open mind to problem solving) was observed both in Adults and in Elderly. No changes were observed in MCI. After listening to Beethoven, no changes in EEG activity were detected. This results may be representative of the fact that said Mozart's music is able to \&quot;activate\&quot; neuronal cortical circuits related to attentive and cognitive functions.&quot;, &quot;title&quot;: &quot;The Mozart Effect: A quantitative EEG study&quot;, &quot;PMID&quot;: &quot;26036835&quot;, &quot;id&quot;: &quot;ITEM-1&quot;, &quot;issued&quot;: {&quot;date-parts&quot;: [[&quot;2015&quot;]]}}, &quot;id&quot;: &quot;ITEM-1&quot;}, {&quot;uris&quot;: [&quot;http://www.mendeley.com/documents/?uuid=455cdb53-75ee-489c-9d38-dcf2a9e753ad&quot;], &quot;itemData&quot;: {&quot;volume&quot;: &quot;6&quot;, &quot;page&quot;: &quot;133-159&quot;, &quot;DOI&quot;: &quot;10.2307/40285422&quot;, &quot;issue&quot;: &quot;2&quot;, &quot;note&quot;: &quot;NULL&quot;, &quot;ISSN&quot;: &quot;07307829&quot;, &quot;author&quot;: [{&quot;dropping-particle&quot;: &quot;&quot;, &quot;family&quot;: &quot;Petsche&quot;, &quot;given&quot;: &quot;H.&quot;, &quot;suffix&quot;: &quot;&quot;, &quot;non-dropping-particle&quot;: &quot;&quot;, &quot;parse-names&quot;: false}, {&quot;dropping-particle&quot;: &quot;&quot;, &quot;family&quot;: &quot;Linder&quot;, &quot;given&quot;: &quot;K.&quot;, &quot;suffix&quot;: &quot;&quot;, &quot;non-dropping-particle&quot;: &quot;&quot;, &quot;parse-names&quot;: false}, {&quot;dropping-particle&quot;: &quot;&quot;, &quot;family&quot;: &quot;Rappelsberger&quot;, &quot;given&quot;: &quot;P.&quot;, &quot;suffix&quot;: &quot;&quot;, &quot;non-dropping-particle&quot;: &quot;&quot;, &quot;parse-names&quot;: false}, {&quot;dropping-particle&quot;: &quot;&quot;, &quot;family&quot;: &quot;Gruber&quot;, &quot;given&quot;: &quot;G.&quot;, &quot;suffix&quot;: &quot;&quot;, &quot;non-dropping-particle&quot;: &quot;&quot;, &quot;parse-names&quot;: false}], &quot;container-title&quot;: &quot;Music Perception: An Interdisciplinary Journal&quot;, &quot;title&quot;: &quot;The EEG: An Adequate Method to Concretize Brain Processes Elicited by Music&quot;, &quot;type&quot;: &quot;article-journal&quot;, &quot;id&quot;: &quot;ITEM-2&quot;, &quot;issued&quot;: {&quot;date-parts&quot;: [[&quot;1988&quot;, &quot;12&quot;]]}}, &quot;id&quot;: &quot;ITEM-2&quot;}], &quot;mendeley&quot;: {&quot;plainTextFormattedCitation&quot;: &quot;(Petsche, Linder, Rappelsberger, &amp; Gruber, 1988; Verrusio et al., 2015)&quot;, &quot;previouslyFormattedCitation&quot;: &quot;(Petsche, Linder, Rappelsberger, &amp; Gruber, 1988; Verrusio et al., 2015)&quot;, &quot;formattedCitation&quot;: &quot;(Petsche, Linder, Rappelsberger, &amp; Gruber, 1988; Verrusio et al., 2015)&quot;}, &quot;properties&quot;: {&quot;noteIndex&quot;: 0}} RNDo1njPYQYvA"/><text:span text:style-name="T7">(Petsche, Linder, Rappelsberger, &amp; Gruber, 1988; Verrusio et al., 2015)</text:span><text:change-end text:change-id="ct140227820917264"/><text:reference-mark-end text:name="ADDIN CSL_CITATION {&quot;schema&quot;: &quot;https://github.com/citation-style-language/schema/raw/master/csl-citation.json&quot;, &quot;citationItems&quot;: [{&quot;uris&quot;: [&quot;http://www.mendeley.com/documents/?uuid=31e922f2-9f20-409d-ad2d-31d6bf0e948f&quot;], &quot;itemData&quot;: {&quot;volume&quot;: &quot;35&quot;, &quot;page&quot;: &quot;150-155&quot;, &quot;DOI&quot;: &quot;10.1016/j.concog.2015.05.005&quot;, &quot;ISBN&quot;: &quot;1053-8100&quot;, &quot;ISSN&quot;: &quot;10902376&quot;, &quot;author&quot;: [{&quot;dropping-particle&quot;: &quot;&quot;, &quot;family&quot;: &quot;Verrusio&quot;, &quot;given&quot;: &quot;Walter&quot;, &quot;suffix&quot;: &quot;&quot;, &quot;non-dropping-particle&quot;: &quot;&quot;, &quot;parse-names&quot;: false}, {&quot;dropping-particle&quot;: &quot;&quot;, &quot;family&quot;: &quot;Ettorre&quot;, &quot;given&quot;: &quot;Evaristo&quot;, &quot;suffix&quot;: &quot;&quot;, &quot;non-dropping-particle&quot;: &quot;&quot;, &quot;parse-names&quot;: false}, {&quot;dropping-particle&quot;: &quot;&quot;, &quot;family&quot;: &quot;Vicenzini&quot;, &quot;given&quot;: &quot;Edoardo&quot;, &quot;suffix&quot;: &quot;&quot;, &quot;non-dropping-particle&quot;: &quot;&quot;, &quot;parse-names&quot;: false}, {&quot;dropping-particle&quot;: &quot;&quot;, &quot;family&quot;: &quot;Vanacore&quot;, &quot;given&quot;: &quot;Nicola&quot;, &quot;suffix&quot;: &quot;&quot;, &quot;non-dropping-particle&quot;: &quot;&quot;, &quot;parse-names&quot;: false}, {&quot;dropping-particle&quot;: &quot;&quot;, &quot;family&quot;: &quot;Cacciafesta&quot;, &quot;given&quot;: &quot;Mauro&quot;, &quot;suffix&quot;: &quot;&quot;, &quot;non-dropping-particle&quot;: &quot;&quot;, &quot;parse-names&quot;: false}, {&quot;dropping-particle&quot;: &quot;&quot;, &quot;family&quot;: &quot;Mecarelli&quot;, &quot;given&quot;: &quot;Oriano&quot;, &quot;suffix&quot;: &quot;&quot;, &quot;non-dropping-particle&quot;: &quot;&quot;, &quot;parse-names&quot;: false}], &quot;container-title&quot;: &quot;Consciousness and Cognition&quot;, &quot;type&quot;: &quot;article-journal&quot;, &quot;publisher&quot;: &quot;Elsevier Inc.&quot;, &quot;abstract&quot;: &quot;The aim of this study is to investigate the influence of Mozart's music on brain activity through spectral analysis of the EEG in young healthy adults (Adults), in healthy elderly (Elderly) and in elderly with Mild Cognitive Impairment (MCI). EEG recording was performed at basal rest conditions and after listening to Mozart's K448 or \&quot;Fur Elise\&quot; Beethoven's sonatas. After listening to Mozart, an increase of alpha band and median frequency index of background alpha rhythm activity (a pattern of brain wave activity linked to memory, cognition and open mind to problem solving) was observed both in Adults and in Elderly. No changes were observed in MCI. After listening to Beethoven, no changes in EEG activity were detected. This results may be representative of the fact that said Mozart's music is able to \&quot;activate\&quot; neuronal cortical circuits related to attentive and cognitive functions.&quot;, &quot;title&quot;: &quot;The Mozart Effect: A quantitative EEG study&quot;, &quot;PMID&quot;: &quot;26036835&quot;, &quot;id&quot;: &quot;ITEM-1&quot;, &quot;issued&quot;: {&quot;date-parts&quot;: [[&quot;2015&quot;]]}}, &quot;id&quot;: &quot;ITEM-1&quot;}, {&quot;uris&quot;: [&quot;http://www.mendeley.com/documents/?uuid=455cdb53-75ee-489c-9d38-dcf2a9e753ad&quot;], &quot;itemData&quot;: {&quot;volume&quot;: &quot;6&quot;, &quot;page&quot;: &quot;133-159&quot;, &quot;DOI&quot;: &quot;10.2307/40285422&quot;, &quot;issue&quot;: &quot;2&quot;, &quot;note&quot;: &quot;NULL&quot;, &quot;ISSN&quot;: &quot;07307829&quot;, &quot;author&quot;: [{&quot;dropping-particle&quot;: &quot;&quot;, &quot;family&quot;: &quot;Petsche&quot;, &quot;given&quot;: &quot;H.&quot;, &quot;suffix&quot;: &quot;&quot;, &quot;non-dropping-particle&quot;: &quot;&quot;, &quot;parse-names&quot;: false}, {&quot;dropping-particle&quot;: &quot;&quot;, &quot;family&quot;: &quot;Linder&quot;, &quot;given&quot;: &quot;K.&quot;, &quot;suffix&quot;: &quot;&quot;, &quot;non-dropping-particle&quot;: &quot;&quot;, &quot;parse-names&quot;: false}, {&quot;dropping-particle&quot;: &quot;&quot;, &quot;family&quot;: &quot;Rappelsberger&quot;, &quot;given&quot;: &quot;P.&quot;, &quot;suffix&quot;: &quot;&quot;, &quot;non-dropping-particle&quot;: &quot;&quot;, &quot;parse-names&quot;: false}, {&quot;dropping-particle&quot;: &quot;&quot;, &quot;family&quot;: &quot;Gruber&quot;, &quot;given&quot;: &quot;G.&quot;, &quot;suffix&quot;: &quot;&quot;, &quot;non-dropping-particle&quot;: &quot;&quot;, &quot;parse-names&quot;: false}], &quot;container-title&quot;: &quot;Music Perception: An Interdisciplinary Journal&quot;, &quot;title&quot;: &quot;The EEG: An Adequate Method to Concretize Brain Processes Elicited by Music&quot;, &quot;type&quot;: &quot;article-journal&quot;, &quot;id&quot;: &quot;ITEM-2&quot;, &quot;issued&quot;: {&quot;date-parts&quot;: [[&quot;1988&quot;, &quot;12&quot;]]}}, &quot;id&quot;: &quot;ITEM-2&quot;}], &quot;mendeley&quot;: {&quot;plainTextFormattedCitation&quot;: &quot;(Petsche, Linder, Rappelsberger, &amp; Gruber, 1988; Verrusio et al., 2015)&quot;, &quot;previouslyFormattedCitation&quot;: &quot;(Petsche, Linder, Rappelsberger, &amp; Gruber, 1988; Verrusio et al., 2015)&quot;, &quot;formattedCitation&quot;: &quot;(Petsche, Linder, Rappelsberger, &amp; Gruber, 1988; Verrusio et al., 2015)&quot;}, &quot;properties&quot;: {&quot;noteIndex&quot;: 0}} RNDo1njPYQYvA"/>⁠. <text:span text:style-name="T130">Alpha ERS also increases after listening to Mozart music </text:span><text:change text:change-id="ct140227820773840"/><text:change-start text:change-id="ct140227820774064"/><text:reference-mark-start text:name="ADDIN CSL_CITATION {&quot;schema&quot;: &quot;https://github.com/citation-style-language/schema/raw/master/csl-citation.json&quot;, &quot;citationItems&quot;: [{&quot;uris&quot;: [&quot;http://www.mendeley.com/documents/?uuid=66ff538f-c7c5-4dcf-9c2c-4db0c69c20a5&quot;], &quot;itemData&quot;: {&quot;volume&quot;: &quot;16&quot;, &quot;page&quot;: &quot;73-84&quot;, &quot;issue&quot;: &quot;2&quot;, &quot;DOI&quot;: &quot;10.1023/B:BRAT.0000006331.10425.4b&quot;, &quot;ISBN&quot;: &quot;0896-0267 (Print)&quot;, &quot;ISSN&quot;: &quot;08960267&quot;, &quot;author&quot;: [{&quot;dropping-particle&quot;: &quot;&quot;, &quot;family&quot;: &quot;Jau\u0161ovec&quot;, &quot;given&quot;: &quot;Norbert&quot;, &quot;suffix&quot;: &quot;&quot;, &quot;non-dropping-particle&quot;: &quot;&quot;, &quot;parse-names&quot;: false}, {&quot;dropping-particle&quot;: &quot;&quot;, &quot;family&quot;: &quot;Habe&quot;, &quot;given&quot;: &quot;Katarina&quot;, &quot;suffix&quot;: &quot;&quot;, &quot;non-dropping-particle&quot;: &quot;&quot;, &quot;parse-names&quot;: false}], &quot;container-title&quot;: &quot;Brain Topography&quot;, &quot;title&quot;: &quot;The \&quot;Mozart Effect\&quot;: An Electroencephalographic Analysis Employing the Methods of Induced Event-Related Desynchronization/ Synchronization and Event-Related Coherence&quot;, &quot;abstract&quot;: &quot;The event-related responses of 18 individuals were recorded while they were listening to 3 music clips of 6 s duration which were repeated 30 times each. The music clips differed in the level of their complex structure, induced mood, musical tempo and prominent frequency. They were taken from Mozart's sonata (K. 448), and Brahms' Hungarian dance (no. 5). The third clip was a simplified version of the theme taken from Haydn's symphony (no. 94) played by a computer synthesizer. Significant differences in induced event-related desynchronization between the 3 music clips were only observed in the lower-1 alpha band which is related to attentional processes. A similar pattern was observed for the coherence measures. While respondents listened to the Mozart clip, coherence in the lower alpha bands increased more, whereas in the gamma band a less pronounced increase was observed as compared with the Brahms and Haydn clips. The clustering of the three clips based on EEG measures distinguished between the Mozart clip on the one hand, and the Haydn and Brahms clips on the other, even though the Haydn and Brahms clips were at the opposite extremes with regard to the mood they induced in listeners, musical tempo, and complexity of structure. This would suggest that Mozart's music--with no regard to the level of induced mood, musical tempo and complexity--influences the level of arousal. It seems that modulations in the frequency domain of Mozart's sonata have the greatest influence on the reported neurophysiological activity.&quot;, &quot;type&quot;: &quot;article-journal&quot;, &quot;PMID&quot;: &quot;14977200&quot;, &quot;id&quot;: &quot;ITEM-1&quot;, &quot;issued&quot;: {&quot;date-parts&quot;: [[&quot;2003&quot;]]}}, &quot;id&quot;: &quot;ITEM-1&quot;}], &quot;mendeley&quot;: {&quot;plainTextFormattedCitation&quot;: &quot;(Jau\u0161ovec &amp; Habe, 2003)&quot;, &quot;previouslyFormattedCitation&quot;: &quot;(Jau\u0161ovec &amp; Habe, 2003)&quot;, &quot;formattedCitation&quot;: &quot;(Jau\u0161ovec &amp; Habe, 2003)&quot;}, &quot;properties&quot;: {&quot;noteIndex&quot;: 0}} RNDujNya8o5En"/><text:span text:style-name="T43">(Jaušovec &amp; Habe, 2003)</text:span><text:change-end text:change-id="ct140227820774064"/><text:reference-mark-end text:name="ADDIN CSL_CITATION {&quot;schema&quot;: &quot;https://github.com/citation-style-language/schema/raw/master/csl-citation.json&quot;, &quot;citationItems&quot;: [{&quot;uris&quot;: [&quot;http://www.mendeley.com/documents/?uuid=66ff538f-c7c5-4dcf-9c2c-4db0c69c20a5&quot;], &quot;itemData&quot;: {&quot;volume&quot;: &quot;16&quot;, &quot;page&quot;: &quot;73-84&quot;, &quot;issue&quot;: &quot;2&quot;, &quot;DOI&quot;: &quot;10.1023/B:BRAT.0000006331.10425.4b&quot;, &quot;ISBN&quot;: &quot;0896-0267 (Print)&quot;, &quot;ISSN&quot;: &quot;08960267&quot;, &quot;author&quot;: [{&quot;dropping-particle&quot;: &quot;&quot;, &quot;family&quot;: &quot;Jau\u0161ovec&quot;, &quot;given&quot;: &quot;Norbert&quot;, &quot;suffix&quot;: &quot;&quot;, &quot;non-dropping-particle&quot;: &quot;&quot;, &quot;parse-names&quot;: false}, {&quot;dropping-particle&quot;: &quot;&quot;, &quot;family&quot;: &quot;Habe&quot;, &quot;given&quot;: &quot;Katarina&quot;, &quot;suffix&quot;: &quot;&quot;, &quot;non-dropping-particle&quot;: &quot;&quot;, &quot;parse-names&quot;: false}], &quot;container-title&quot;: &quot;Brain Topography&quot;, &quot;title&quot;: &quot;The \&quot;Mozart Effect\&quot;: An Electroencephalographic Analysis Employing the Methods of Induced Event-Related Desynchronization/ Synchronization and Event-Related Coherence&quot;, &quot;abstract&quot;: &quot;The event-related responses of 18 individuals were recorded while they were listening to 3 music clips of 6 s duration which were repeated 30 times each. The music clips differed in the level of their complex structure, induced mood, musical tempo and prominent frequency. They were taken from Mozart's sonata (K. 448), and Brahms' Hungarian dance (no. 5). The third clip was a simplified version of the theme taken from Haydn's symphony (no. 94) played by a computer synthesizer. Significant differences in induced event-related desynchronization between the 3 music clips were only observed in the lower-1 alpha band which is related to attentional processes. A similar pattern was observed for the coherence measures. While respondents listened to the Mozart clip, coherence in the lower alpha bands increased more, whereas in the gamma band a less pronounced increase was observed as compared with the Brahms and Haydn clips. The clustering of the three clips based on EEG measures distinguished between the Mozart clip on the one hand, and the Haydn and Brahms clips on the other, even though the Haydn and Brahms clips were at the opposite extremes with regard to the mood they induced in listeners, musical tempo, and complexity of structure. This would suggest that Mozart's music--with no regard to the level of induced mood, musical tempo and complexity--influences the level of arousal. It seems that modulations in the frequency domain of Mozart's sonata have the greatest influence on the reported neurophysiological activity.&quot;, &quot;type&quot;: &quot;article-journal&quot;, &quot;PMID&quot;: &quot;14977200&quot;, &quot;id&quot;: &quot;ITEM-1&quot;, &quot;issued&quot;: {&quot;date-parts&quot;: [[&quot;2003&quot;]]}}, &quot;id&quot;: &quot;ITEM-1&quot;}], &quot;mendeley&quot;: {&quot;plainTextFormattedCitation&quot;: &quot;(Jau\u0161ovec &amp; Habe, 2003)&quot;, &quot;previouslyFormattedCitation&quot;: &quot;(Jau\u0161ovec &amp; Habe, 2003)&quot;, &quot;formattedCitation&quot;: &quot;(Jau\u0161ovec &amp; Habe, 2003)&quot;}, &quot;properties&quot;: {&quot;noteIndex&quot;: 0}} RNDujNya8o5En"/><text:span text:style-name="T130">⁠, and</text:span> this <text:span text:style-name="T130">has been shown to </text:span>coincide<text:span text:style-name="T130"> </text:span>with an increase in performance on spatial rotation tasks but a decrease in performance on numerical tasks <text:change text:change-id="ct140227820813824"/><text:change-start text:change-id="ct140227820773200"/><text:reference-mark-start text:name="ADDIN CSL_CITATION {&quot;schema&quot;: &quot;https://github.com/citation-style-language/schema/raw/master/csl-citation.json&quot;, &quot;citationItems&quot;: [{&quot;uris&quot;: [&quot;http://www.mendeley.com/documents/?uuid=abdd0705-f285-4a6b-bcbb-d92af46cc874&quot;], &quot;itemData&quot;: {&quot;volume&quot;: &quot;17&quot;, &quot;page&quot;: &quot;207-218&quot;, &quot;issue&quot;: &quot;4&quot;, &quot;DOI&quot;: &quot;10.1007/s10548-005-6030-4&quot;, &quot;ISBN&quot;: &quot;0896-0267 (Print)&quot;, &quot;ISSN&quot;: &quot;08960267&quot;, &quot;author&quot;: [{&quot;dropping-particle&quot;: &quot;&quot;, &quot;family&quot;: &quot;Jau\u0161ovec&quot;, &quot;given&quot;: &quot;Norbert&quot;, &quot;suffix&quot;: &quot;&quot;, &quot;non-dropping-particle&quot;: &quot;&quot;, &quot;parse-names&quot;: false}, {&quot;dropping-particle&quot;: &quot;&quot;, &quot;family&quot;: &quot;Habe&quot;, &quot;given&quot;: &quot;Katarina&quot;, &quot;suffix&quot;: &quot;&quot;, &quot;non-dropping-particle&quot;: &quot;&quot;, &quot;parse-names&quot;: false}], &quot;container-title&quot;: &quot;Brain Topography&quot;, &quot;title&quot;: &quot;The influence of Mozart's sonata K. 448 on brain activity during the performance of spatial rotation and numerical tasks&quot;, &quot;abstract&quot;: &quot;The study investigated the influence of Mozart's music on respondents' brain activity while solving spatial rotation and numerical tasks. The method of induced event-related desynchronization/synchronization (ERD/ERS) and coherence (ERCoh) was used. The music condition had a beneficial influence on respondents' performance of spatial rotation tasks, and a slightly negative influence on the performance of numerical tasks as compared with the silence condition. On the psychophysiological level a general effect of Mozart's music on brain activity in the induced gamma band was observed, accompanied by a more specific effect in theinduced lower-2 alpha band whichwas only present while respondents solved the numerical tasks. It is suggested that listening to Mozart's music increases the activity of specific brain areas and in that way facilitates the selection and \&quot;binding\&quot; together of pertinent aspects of sensory stimulus into a perceived whole.&quot;, &quot;type&quot;: &quot;article-journal&quot;, &quot;PMID&quot;: &quot;16110771&quot;, &quot;id&quot;: &quot;ITEM-1&quot;, &quot;issued&quot;: {&quot;date-parts&quot;: [[&quot;2005&quot;]]}}, &quot;id&quot;: &quot;ITEM-1&quot;}], &quot;mendeley&quot;: {&quot;plainTextFormattedCitation&quot;: &quot;(Jau\u0161ovec &amp; Habe, 2005)&quot;, &quot;previouslyFormattedCitation&quot;: &quot;(Jau\u0161ovec &amp; Habe, 2005)&quot;, &quot;formattedCitation&quot;: &quot;(Jau\u0161ovec &amp; Habe, 2005)&quot;}, &quot;properties&quot;: {&quot;noteIndex&quot;: 0}} RNDhLhBxg9iri"/><text:span text:style-name="T7">(Jaušovec &amp; Habe, 2005)</text:span><text:change-end text:change-id="ct140227820773200"/><text:reference-mark-end text:name="ADDIN CSL_CITATION {&quot;schema&quot;: &quot;https://github.com/citation-style-language/schema/raw/master/csl-citation.json&quot;, &quot;citationItems&quot;: [{&quot;uris&quot;: [&quot;http://www.mendeley.com/documents/?uuid=abdd0705-f285-4a6b-bcbb-d92af46cc874&quot;], &quot;itemData&quot;: {&quot;volume&quot;: &quot;17&quot;, &quot;page&quot;: &quot;207-218&quot;, &quot;issue&quot;: &quot;4&quot;, &quot;DOI&quot;: &quot;10.1007/s10548-005-6030-4&quot;, &quot;ISBN&quot;: &quot;0896-0267 (Print)&quot;, &quot;ISSN&quot;: &quot;08960267&quot;, &quot;author&quot;: [{&quot;dropping-particle&quot;: &quot;&quot;, &quot;family&quot;: &quot;Jau\u0161ovec&quot;, &quot;given&quot;: &quot;Norbert&quot;, &quot;suffix&quot;: &quot;&quot;, &quot;non-dropping-particle&quot;: &quot;&quot;, &quot;parse-names&quot;: false}, {&quot;dropping-particle&quot;: &quot;&quot;, &quot;family&quot;: &quot;Habe&quot;, &quot;given&quot;: &quot;Katarina&quot;, &quot;suffix&quot;: &quot;&quot;, &quot;non-dropping-particle&quot;: &quot;&quot;, &quot;parse-names&quot;: false}], &quot;container-title&quot;: &quot;Brain Topography&quot;, &quot;title&quot;: &quot;The influence of Mozart's sonata K. 448 on brain activity during the performance of spatial rotation and numerical tasks&quot;, &quot;abstract&quot;: &quot;The study investigated the influence of Mozart's music on respondents' brain activity while solving spatial rotation and numerical tasks. The method of induced event-related desynchronization/synchronization (ERD/ERS) and coherence (ERCoh) was used. The music condition had a beneficial influence on respondents' performance of spatial rotation tasks, and a slightly negative influence on the performance of numerical tasks as compared with the silence condition. On the psychophysiological level a general effect of Mozart's music on brain activity in the induced gamma band was observed, accompanied by a more specific effect in theinduced lower-2 alpha band whichwas only present while respondents solved the numerical tasks. It is suggested that listening to Mozart's music increases the activity of specific brain areas and in that way facilitates the selection and \&quot;binding\&quot; together of pertinent aspects of sensory stimulus into a perceived whole.&quot;, &quot;type&quot;: &quot;article-journal&quot;, &quot;PMID&quot;: &quot;16110771&quot;, &quot;id&quot;: &quot;ITEM-1&quot;, &quot;issued&quot;: {&quot;date-parts&quot;: [[&quot;2005&quot;]]}}, &quot;id&quot;: &quot;ITEM-1&quot;}], &quot;mendeley&quot;: {&quot;plainTextFormattedCitation&quot;: &quot;(Jau\u0161ovec &amp; Habe, 2005)&quot;, &quot;previouslyFormattedCitation&quot;: &quot;(Jau\u0161ovec &amp; Habe, 2005)&quot;, &quot;formattedCitation&quot;: &quot;(Jau\u0161ovec &amp; Habe, 2005)&quot;}, &quot;properties&quot;: {&quot;noteIndex&quot;: 0}} RNDhLhBxg9iri"/>⁠. <office:annotation><dc:creator>A Sternin</dc:creator><dc:date>2017-04-06T16:35:57</dc:date><loext:sender-initials>AS</loext:sender-initials><text:p text:style-name="P130"><text:span text:style-name="T160">Which means?</text:span></text:p></office:annotation></text:p>
      <text:p text:style-name="P123">If cognition studies have found that good cognitive performance is associated with a decrease in alpha power, but music causes an increase in alpha power, then this may be a potential mechanism for music’s detrimental effects on certain cognitive tasks. The changes seen in the alpha band during cognitive tasks and music listening may be an inde<office:annotation office:name="__Annotation__4112_1191915654"><dc:creator>A Sternin</dc:creator><dc:date>2017-04-06T16:36:21</dc:date><loext:sender-initials>AS</loext:sender-initials><text:p text:style-name="P130"><text:span text:style-name="T160">Evidence?</text:span></text:p></office:annotation>x of the conflicting processes that are active when both music and cognitive tasks are being processed at once<office:annotation-end office:name="__Annotation__4112_1191915654"/>. For a task to be completed, alpha power may need to be at a particular optimal level. The amount of alpha power available may depend on a number of factors like the age of the participant<text:span text:style-name="T5">()</text:span>, the amount of attention required to complete the task<text:span text:style-name="T5">()</text:span>, and the type of music being listened to<text:span text:style-name="T5">()</text:span>. All of these factors affect alpha levels in different ways and music may positively or negatively add to the alpha power levels explaining why music has such a wide range of effects on different people during different cognitive tasks<text:span text:style-name="T5">()</text:span>. Experiments designed to take all of these factors into account may be able to specifically identify the relationship between alpha activity, background music, and cognitive tasks. <office:annotation><dc:creator>A Sternin</dc:creator><dc:date>2017-04-06T16:37:16</dc:date><loext:sender-initials>AS</loext:sender-initials><text:p text:style-name="P130"><text:span text:style-name="T160">Paragraph feels vague and speculative - references</text:span></text:p></office:annotation></text:p>
      <text:p text:style-name="P62">Conclusion</text:p>
      <text:p text:style-name="P116"><text:span text:style-name="T132">This review complements the review by </text:span><text:change text:change-id="ct140227819843072"/><text:change-start text:change-id="ct140227819677184"/><text:reference-mark-start text:name="ADDIN CSL_CITATION {&quot;schema&quot;: &quot;https://github.com/citation-style-language/schema/raw/master/csl-citation.json&quot;, &quot;citationItems&quot;: [{&quot;uris&quot;: [&quot;http://www.mendeley.com/documents/?uuid=af223491-b6d2-4368-9157-647adaf744f8&quot;], &quot;itemData&quot;: {&quot;issue&quot;: &quot;September 2016&quot;, &quot;DOI&quot;: &quot;10.1016/B978-0-12-381460-9.00012-2&quot;, &quot;note&quot;: &quot;NULL&quot;, &quot;number-of-pages&quot;: &quot;499-550&quot;, &quot;ISSN&quot;: &quot;0963-7214&quot;, &quot;ISBN&quot;: &quot;9780123814609&quot;, &quot;author&quot;: [{&quot;dropping-particle&quot;: &quot;&quot;, &quot;family&quot;: &quot;Schellenberg&quot;, &quot;given&quot;: &quot;E. Glenn&quot;, &quot;suffix&quot;: &quot;&quot;, &quot;non-dropping-particle&quot;: &quot;&quot;, &quot;parse-names&quot;: false}, {&quot;dropping-particle&quot;: &quot;&quot;, &quot;family&quot;: &quot;Weiss&quot;, &quot;given&quot;: &quot;Michael W.&quot;, &quot;suffix&quot;: &quot;&quot;, &quot;non-dropping-particle&quot;: &quot;&quot;, &quot;parse-names&quot;: false}], &quot;container-title&quot;: &quot;The Psychology of Music (Third Edition)&quot;, &quot;title&quot;: &quot;Music and Cognitive Abilities&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type&quot;: &quot;book&quot;, &quot;id&quot;: &quot;ITEM-1&quot;, &quot;issued&quot;: {&quot;date-parts&quot;: [[&quot;2013&quot;]]}}, &quot;id&quot;: &quot;ITEM-1&quot;}], &quot;mendeley&quot;: {&quot;plainTextFormattedCitation&quot;: &quot;(Schellenberg &amp; Weiss, 2013)&quot;, &quot;previouslyFormattedCitation&quot;: &quot;(Schellenberg &amp; Weiss, 2013)&quot;, &quot;manualFormatting&quot;: &quot;Schellenberg and Weiss (2013)&quot;, &quot;formattedCitation&quot;: &quot;(Schellenberg &amp; Weiss, 2013)&quot;}, &quot;properties&quot;: {&quot;noteIndex&quot;: 0}} RNDImaoV5XdxD"/><text:span text:style-name="T44">Schellenberg and Weiss (2013)</text:span><text:change-end text:change-id="ct140227819677184"/><text:reference-mark-end text:name="ADDIN CSL_CITATION {&quot;schema&quot;: &quot;https://github.com/citation-style-language/schema/raw/master/csl-citation.json&quot;, &quot;citationItems&quot;: [{&quot;uris&quot;: [&quot;http://www.mendeley.com/documents/?uuid=af223491-b6d2-4368-9157-647adaf744f8&quot;], &quot;itemData&quot;: {&quot;issue&quot;: &quot;September 2016&quot;, &quot;DOI&quot;: &quot;10.1016/B978-0-12-381460-9.00012-2&quot;, &quot;note&quot;: &quot;NULL&quot;, &quot;number-of-pages&quot;: &quot;499-550&quot;, &quot;ISSN&quot;: &quot;0963-7214&quot;, &quot;ISBN&quot;: &quot;9780123814609&quot;, &quot;author&quot;: [{&quot;dropping-particle&quot;: &quot;&quot;, &quot;family&quot;: &quot;Schellenberg&quot;, &quot;given&quot;: &quot;E. Glenn&quot;, &quot;suffix&quot;: &quot;&quot;, &quot;non-dropping-particle&quot;: &quot;&quot;, &quot;parse-names&quot;: false}, {&quot;dropping-particle&quot;: &quot;&quot;, &quot;family&quot;: &quot;Weiss&quot;, &quot;given&quot;: &quot;Michael W.&quot;, &quot;suffix&quot;: &quot;&quot;, &quot;non-dropping-particle&quot;: &quot;&quot;, &quot;parse-names&quot;: false}], &quot;container-title&quot;: &quot;The Psychology of Music (Third Edition)&quot;, &quot;title&quot;: &quot;Music and Cognitive Abilities&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type&quot;: &quot;book&quot;, &quot;id&quot;: &quot;ITEM-1&quot;, &quot;issued&quot;: {&quot;date-parts&quot;: [[&quot;2013&quot;]]}}, &quot;id&quot;: &quot;ITEM-1&quot;}], &quot;mendeley&quot;: {&quot;plainTextFormattedCitation&quot;: &quot;(Schellenberg &amp; Weiss, 2013)&quot;, &quot;previouslyFormattedCitation&quot;: &quot;(Schellenberg &amp; Weiss, 2013)&quot;, &quot;manualFormatting&quot;: &quot;Schellenberg and Weiss (2013)&quot;, &quot;formattedCitation&quot;: &quot;(Schellenberg &amp; Weiss, 2013)&quot;}, &quot;properties&quot;: {&quot;noteIndex&quot;: 0}} RNDImaoV5XdxD"/><text:span text:style-name="T132">⁠, filling in some of the relevant and new areas of research not discussed in 2013. There is little dispute that b</text:span><text:span text:style-name="T133">ackground music has an effect on performing cognitive tasks. </text:span><text:span text:style-name="T134">However, t</text:span><text:span text:style-name="T133">he</text:span><text:span text:style-name="T134">se</text:span><text:span text:style-name="T133"> effects are mediated by the musical </text:span><text:span text:style-name="T135">background</text:span><text:span text:style-name="T133"> and age of the listener, the </text:span><text:span text:style-name="T136">type of</text:span><text:span text:style-name="T133"> task, and the </text:span><text:span text:style-name="T136">composition</text:span><text:span text:style-name="T133"> of </text:span><text:span text:style-name="T136">the</text:span><text:span text:style-name="T133"> music.</text:span><text:span text:style-name="T137"> In this review, I </text:span><text:soft-page-break/><text:span text:style-name="T137">have presented two hypotheses regarding why these differences in task performance may occur. First, the serial nature of both the task and the sound </text:span><text:span text:style-name="T138">may</text:span><text:span text:style-name="T137"> compete for serial processing power. Second, the schemas that are invoked for processing the task and the music are separate but may overlap in their </text:span><office:annotation office:name="__Annotation__4113_1191915654"><dc:creator>A Sternin</dc:creator><dc:date>2017-04-06T16:37:33</dc:date><loext:sender-initials>AS</loext:sender-initials><text:p text:style-name="P130"><text:span text:style-name="T160">??</text:span></text:p></office:annotation><text:span text:style-name="T137">cognitive processing</text:span><office:annotation-end office:name="__Annotation__4113_1191915654"/><text:span text:style-name="T137"> needs. </text:span><text:span text:style-name="T138">Regardless of its origin, t</text:span><text:span text:style-name="T137">his overlap creates competition that results in poorer performance on the cognitive task.</text:span></text:p>
      <text:p text:style-name="P124"><text:span text:style-name="T137">T</text:span><text:span text:style-name="T141">he initial goal of this field of research was to determine how music could help support cognitive functioning. Now that there is</text:span><office:annotation office:name="__Annotation__4114_1191915654"><dc:creator>A Sternin</dc:creator><dc:date>2017-04-06T16:37:51</dc:date><loext:sender-initials>AS</loext:sender-initials><text:p text:style-name="P130"><text:span text:style-name="T160">What is that understanding?</text:span></text:p></office:annotation><text:span text:style-name="T141"> a clearer understanding </text:span><office:annotation-end office:name="__Annotation__4114_1191915654"/><text:span text:style-name="T141">of how music negatively affects cognitive performance, it may be possible to guide future research towards uncovering how to create a reliable positive effect on cognitive performance using music. This will require taking the effects of mood and arousal, </text:span><text:span text:style-name="T139">individual differences of age and musical background, </text:span><text:span text:style-name="T141">the composition of the music, and the processes required to complete a task into account. There may be an optimal combination of all factors that will </text:span><text:span text:style-name="T140">allow background music to </text:span><text:span text:style-name="T141">support cognitive functioning.</text:span><text:change text:change-id="ct1402278207194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3</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0T10:11:15.145832000</meta:creation-date>
    <dc:date>2017-04-19T09:50:36.194303000</dc:date>
    <meta:editing-duration>P2DT23H53M35S</meta:editing-duration>
    <meta:editing-cycles>207</meta:editing-cycles>
    <meta:generator>LibreOffice/5.2.6.2$MacOSX_X86_64 LibreOffice_project/a3100ed2409ebf1c212f5048fbe377c281438fdc</meta:generator>
    <meta:print-date>2017-01-19T10:13:34.473936000</meta:print-date>
    <dc:creator>A Sternin</dc:creator>
    <meta:document-statistic meta:table-count="0" meta:image-count="0" meta:object-count="0" meta:page-count="13" meta:paragraph-count="33" meta:word-count="3895" meta:character-count="24950" meta:non-whitespace-character-count="21083"/>
    <meta:user-defined meta:name="Mendeley Citation Style_1">http://www.zotero.org/styles/apa</meta:user-defined>
    <meta:user-defined meta:name="Mendeley Document_1">True</meta:user-defined>
    <meta:user-defined meta:name="Mendeley Unique User Id_1">2228961c-4287-3a75-9135-250a27461674</meta:user-defined>
  </office:meta>
</office:document-meta>
</file>